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3.44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j Close</text:p>
          </table:table-cell>
          <table:table-cell table:style-name="Default" office:value-type="string" calcext:value-type="string">
            <text:p>daily_ret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52.71" calcext:value-type="float">
            <text:p>52.71</text:p>
          </table:table-cell>
          <table:table-cell table:number-columns-repeated="2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0.46%</text:p>
          </table:table-cell>
          <table:table-cell table:formula="of:=[.B3]/[.B2]-1" office:value-type="percentage" office:value="0.00455321570859413" calcext:value-type="percentage">
            <text:p>0.46%</text:p>
          </table:table-cell>
          <table:table-cell/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53.4" calcext:value-type="float">
            <text:p>53.4</text:p>
          </table:table-cell>
          <table:table-cell office:value-type="string" calcext:value-type="string">
            <text:p>0.85%</text:p>
          </table:table-cell>
          <table:table-cell table:formula="of:=[.B4]/[.B3]-1" office:value-type="percentage" office:value="0.00849858356940492" calcext:value-type="percentage">
            <text:p>0.85%</text:p>
          </table:table-cell>
          <table:table-cell/>
        </table:table-row>
        <table:table-row table:style-name="ro1">
          <table:table-cell office:value-type="string" calcext:value-type="string">
            <text:p>2011-12-06</text:p>
          </table:table-cell>
          <table:table-cell office:value-type="float" office:value="53.12" calcext:value-type="float">
            <text:p>53.12</text:p>
          </table:table-cell>
          <table:table-cell office:value-type="string" calcext:value-type="string">
            <text:p>-0.52%</text:p>
          </table:table-cell>
          <table:table-cell table:formula="of:=[.B5]/[.B4]-1" office:value-type="percentage" office:value="-0.00524344569288393" calcext:value-type="percentage">
            <text:p>-0.52%</text:p>
          </table:table-cell>
          <table:table-cell/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52.87" calcext:value-type="float">
            <text:p>52.87</text:p>
          </table:table-cell>
          <table:table-cell office:value-type="string" calcext:value-type="string">
            <text:p>-0.47%</text:p>
          </table:table-cell>
          <table:table-cell table:formula="of:=[.B6]/[.B5]-1" office:value-type="percentage" office:value="-0.00470632530120485" calcext:value-type="percentage">
            <text:p>-0.47%</text:p>
          </table:table-cell>
          <table:table-cell/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53.08" calcext:value-type="float">
            <text:p>53.08</text:p>
          </table:table-cell>
          <table:table-cell office:value-type="string" calcext:value-type="string">
            <text:p>0.40%</text:p>
          </table:table-cell>
          <table:table-cell table:formula="of:=[.B7]/[.B6]-1" office:value-type="percentage" office:value="0.00397200680915444" calcext:value-type="percentage">
            <text:p>0.40%</text:p>
          </table:table-cell>
          <table:table-cell/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53.48" calcext:value-type="float">
            <text:p>53.48</text:p>
          </table:table-cell>
          <table:table-cell office:value-type="string" calcext:value-type="string">
            <text:p>0.75%</text:p>
          </table:table-cell>
          <table:table-cell table:formula="of:=[.B8]/[.B7]-1" office:value-type="percentage" office:value="0.00753579502637525" calcext:value-type="percentage">
            <text:p>0.75%</text:p>
          </table:table-cell>
          <table:table-cell/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53.24" calcext:value-type="float">
            <text:p>53.24</text:p>
          </table:table-cell>
          <table:table-cell office:value-type="string" calcext:value-type="string">
            <text:p>-0.45%</text:p>
          </table:table-cell>
          <table:table-cell table:formula="of:=[.B9]/[.B8]-1" office:value-type="percentage" office:value="-0.00448765893792058" calcext:value-type="percentage">
            <text:p>-0.45%</text:p>
          </table:table-cell>
          <table:table-cell/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-0.77%</text:p>
          </table:table-cell>
          <table:table-cell table:formula="of:=[.B10]/[.B9]-1" office:value-type="percentage" office:value="-0.00770097670924119" calcext:value-type="percentage">
            <text:p>-0.77%</text:p>
          </table:table-cell>
          <table:table-cell/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51.66" calcext:value-type="float">
            <text:p>51.66</text:p>
          </table:table-cell>
          <table:table-cell office:value-type="string" calcext:value-type="string">
            <text:p>-2.21%</text:p>
          </table:table-cell>
          <table:table-cell table:formula="of:=[.B11]/[.B10]-1" office:value-type="percentage" office:value="-0.0221465076660988" calcext:value-type="percentage">
            <text:p>-2.21%</text:p>
          </table:table-cell>
          <table:table-cell/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51.49" calcext:value-type="float">
            <text:p>51.49</text:p>
          </table:table-cell>
          <table:table-cell office:value-type="string" calcext:value-type="string">
            <text:p>-0.33%</text:p>
          </table:table-cell>
          <table:table-cell table:formula="of:=[.B12]/[.B11]-1" office:value-type="percentage" office:value="-0.00329074719318612" calcext:value-type="percentage">
            <text:p>-0.33%</text:p>
          </table:table-cell>
          <table:table-cell/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51.77" calcext:value-type="float">
            <text:p>51.77</text:p>
          </table:table-cell>
          <table:table-cell office:value-type="string" calcext:value-type="string">
            <text:p>0.54%</text:p>
          </table:table-cell>
          <table:table-cell table:formula="of:=[.B13]/[.B12]-1" office:value-type="percentage" office:value="0.00543794911633322" calcext:value-type="percentage">
            <text:p>0.54%</text:p>
          </table:table-cell>
          <table:table-cell/>
        </table:table-row>
        <table:table-row table:style-name="ro1">
          <table:table-cell office:value-type="string" calcext:value-type="string">
            <text:p>2011-12-19</text:p>
          </table:table-cell>
          <table:table-cell office:value-type="float" office:value="51.93" calcext:value-type="float">
            <text:p>51.93</text:p>
          </table:table-cell>
          <table:table-cell office:value-type="string" calcext:value-type="string">
            <text:p>0.31%</text:p>
          </table:table-cell>
          <table:table-cell table:formula="of:=[.B14]/[.B13]-1" office:value-type="percentage" office:value="0.00309059300753334" calcext:value-type="percentage">
            <text:p>0.31%</text:p>
          </table:table-cell>
          <table:table-cell/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3.60%</text:p>
          </table:table-cell>
          <table:table-cell table:formula="of:=[.B15]/[.B14]-1" office:value-type="percentage" office:value="0.0360100134796841" calcext:value-type="percentage">
            <text:p>3.60%</text:p>
          </table:table-cell>
          <table:table-cell/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53.87" calcext:value-type="float">
            <text:p>53.87</text:p>
          </table:table-cell>
          <table:table-cell office:value-type="string" calcext:value-type="string">
            <text:p>0.13%</text:p>
          </table:table-cell>
          <table:table-cell table:formula="of:=[.B16]/[.B15]-1" office:value-type="percentage" office:value="0.00130111524163579" calcext:value-type="percentage">
            <text:p>0.13%</text:p>
          </table:table-cell>
          <table:table-cell/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0.52%</text:p>
          </table:table-cell>
          <table:table-cell table:formula="of:=[.B17]/[.B16]-1" office:value-type="percentage" office:value="0.00519769816224236" calcext:value-type="percentage">
            <text:p>0.52%</text:p>
          </table:table-cell>
          <table:table-cell/>
        </table:table-row>
        <table:table-row table:style-name="ro1">
          <table:table-cell office:value-type="string" calcext:value-type="string">
            <text:p>2011-12-23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1.20%</text:p>
          </table:table-cell>
          <table:table-cell table:formula="of:=[.B18]/[.B17]-1" office:value-type="percentage" office:value="0.0120036934441365" calcext:value-type="percentage">
            <text:p>1.20%</text:p>
          </table:table-cell>
          <table:table-cell/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55.23" calcext:value-type="float">
            <text:p>55.23</text:p>
          </table:table-cell>
          <table:table-cell office:value-type="string" calcext:value-type="string">
            <text:p>0.78%</text:p>
          </table:table-cell>
          <table:table-cell table:formula="of:=[.B19]/[.B18]-1" office:value-type="percentage" office:value="0.00784671532846715" calcext:value-type="percentage">
            <text:p>0.78%</text:p>
          </table:table-cell>
          <table:table-cell/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54.71" calcext:value-type="float">
            <text:p>54.71</text:p>
          </table:table-cell>
          <table:table-cell office:value-type="string" calcext:value-type="string">
            <text:p>-0.94%</text:p>
          </table:table-cell>
          <table:table-cell table:formula="of:=[.B20]/[.B19]-1" office:value-type="percentage" office:value="-0.00941517291327165" calcext:value-type="percentage">
            <text:p>-0.94%</text:p>
          </table:table-cell>
          <table:table-cell/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55.04" calcext:value-type="float">
            <text:p>55.04</text:p>
          </table:table-cell>
          <table:table-cell office:value-type="string" calcext:value-type="string">
            <text:p>0.60%</text:p>
          </table:table-cell>
          <table:table-cell table:formula="of:=[.B21]/[.B20]-1" office:value-type="percentage" office:value="0.00603180405775916" calcext:value-type="percentage">
            <text:p>0.60%</text:p>
          </table:table-cell>
          <table:table-cell/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55.03" calcext:value-type="float">
            <text:p>55.03</text:p>
          </table:table-cell>
          <table:table-cell office:value-type="string" calcext:value-type="string">
            <text:p>-0.02%</text:p>
          </table:table-cell>
          <table:table-cell table:formula="of:=[.B22]/[.B21]-1" office:value-type="percentage" office:value="-0.000181686046511587" calcext:value-type="percentage">
            <text:p>-0.02%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office:value-type="string" calcext:value-type="string">
            <text:p>Total Return</text:p>
          </table:table-cell>
          <table:table-cell table:style-name="Default" office:value-type="float" office:value="0.0440144185" calcext:value-type="float">
            <text:p>0.0440144185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Average Daily Ret</text:p>
          </table:table-cell>
          <table:table-cell table:style-name="ce1" office:value-type="string" calcext:value-type="string">
            <text:p>0.21%</text:p>
          </table:table-cell>
          <table:table-cell table:formula="of:=AVERAGE([.D2:.D22])" office:value-type="percentage" office:value="0.00210984107100008" calcext:value-type="percentage">
            <text:p>0.21%</text:p>
          </table:table-cell>
          <table:table-cell table:style-name="ce2" table:formula="of:=SUM([.D2:.D22])/21" office:value-type="percentage" office:value="0.00210984107100008" calcext:value-type="percentage">
            <text:p>0.21%</text:p>
          </table:table-cell>
        </table:table-row>
        <table:table-row table:style-name="ro1">
          <table:table-cell table:style-name="Default"/>
          <table:table-cell office:value-type="string" calcext:value-type="string">
            <text:p>STDDaily Ret</text:p>
          </table:table-cell>
          <table:table-cell table:style-name="Default" office:value-type="float" office:value="0.0109492026" calcext:value-type="float">
            <text:p>0.0109492026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Sharpe Ratio</text:p>
          </table:table-cell>
          <table:table-cell table:style-name="Default" office:value-type="float" office:value="3.0467530637" calcext:value-type="float">
            <text:p>3.0467530637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5" table:default-cell-style-name="Default"/>
        <table:table-column table:style-name="co5" table:number-columns-repeated="4" table:default-cell-style-name="ce3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GLD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cumm_ret</text:p>
          </table:table-cell>
          <table:table-cell table:style-name="Default" office:value-type="string" calcext:value-type="string">
            <text:p>AAPL</text:p>
          </table:table-cell>
          <table:table-cell table:style-name="Default" office:value-type="string" calcext:value-type="string">
            <text:p>GLD</text:p>
          </table:table-cell>
          <table:table-cell table:style-name="Default" office:value-type="string" calcext:value-type="string">
            <text:p>GOOG</text:p>
          </table:table-cell>
          <table:table-cell table:style-name="Default" office:value-type="string" calcext:value-type="string">
            <text:p>XOM</text:p>
          </table:table-cell>
          <table:table-cell office:value-type="string" calcext:value-type="string">
            <text:p>sum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ORT_VALUE</text:p>
          </table:table-cell>
          <table:table-cell office:value-type="string" calcext:value-type="string">
            <text:p>DAILY_CUMM_RET</text:p>
          </table:table-cell>
          <table:table-cell office:value-type="string" calcext:value-type="string">
            <text:p>Daily R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1-03</text:p>
          </table:table-cell>
          <table:table-cell office:value-type="float" office:value="328.16" calcext:value-type="float">
            <text:p>328.16</text:p>
          </table:table-cell>
          <table:table-cell office:value-type="float" office:value="138" calcext:value-type="float">
            <text:p>138</text:p>
          </table:table-cell>
          <table:table-cell office:value-type="float" office:value="604.35" calcext:value-type="float">
            <text:p>604.35</text:p>
          </table:table-cell>
          <table:table-cell office:value-type="float" office:value="71.47" calcext:value-type="float">
            <text:p>71.4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[.L1]*[.G2]" office:value-type="float" office:value="0.4" calcext:value-type="float">
            <text:p>0.4</text:p>
          </table:table-cell>
          <table:table-cell table:formula="of:=[.M1]*[.H2]" office:value-type="float" office:value="0.4" calcext:value-type="float">
            <text:p>0.4</text:p>
          </table:table-cell>
          <table:table-cell table:formula="of:=[.N1]*[.I2]" office:value-type="float" office:value="0" calcext:value-type="float">
            <text:p>0</text:p>
          </table:table-cell>
          <table:table-cell table:formula="of:=[.O1]*[.J2]" office:value-type="float" office:value="0.2" calcext:value-type="float">
            <text:p>0.2</text:p>
          </table:table-cell>
          <table:table-cell table:formula="of:=SUM([.L2:.O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2]-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1-01-04</text:p>
          </table:table-cell>
          <table:table-cell office:value-type="float" office:value="329.87" calcext:value-type="float">
            <text:p>329.87</text:p>
          </table:table-cell>
          <table:table-cell office:value-type="float" office:value="134.75" calcext:value-type="float">
            <text:p>134.75</text:p>
          </table:table-cell>
          <table:table-cell office:value-type="float" office:value="602.12" calcext:value-type="float">
            <text:p>602.12</text:p>
          </table:table-cell>
          <table:table-cell office:value-type="float" office:value="71.8" calcext:value-type="float">
            <text:p>71.8</text:p>
          </table:table-cell>
          <table:table-cell/>
          <table:table-cell table:formula="of:=[.B3]/[.B2]" office:value-type="float" office:value="1.005210872745" calcext:value-type="float">
            <text:p>1.0052108727</text:p>
          </table:table-cell>
          <table:table-cell table:formula="of:=[.C3]/[.C2]" office:value-type="float" office:value="0.976449275362319" calcext:value-type="float">
            <text:p>0.9764492754</text:p>
          </table:table-cell>
          <table:table-cell table:formula="of:=[.D3]/[.D2]" office:value-type="float" office:value="0.996310085215521" calcext:value-type="float">
            <text:p>0.9963100852</text:p>
          </table:table-cell>
          <table:table-cell table:formula="of:=[.E3]/[.E2]" office:value-type="float" office:value="1.00461732195327" calcext:value-type="float">
            <text:p>1.004617322</text:p>
          </table:table-cell>
          <table:table-cell/>
          <table:table-cell table:formula="of:=[.L2]*[.G3]" office:value-type="float" office:value="0.402084349098001" calcext:value-type="float">
            <text:p>0.4020843491</text:p>
          </table:table-cell>
          <table:table-cell table:formula="of:=[.M2]*[.H3]" office:value-type="float" office:value="0.390579710144928" calcext:value-type="float">
            <text:p>0.3905797101</text:p>
          </table:table-cell>
          <table:table-cell table:formula="of:=[.N2]*[.I3]" office:value-type="float" office:value="0" calcext:value-type="float">
            <text:p>0</text:p>
          </table:table-cell>
          <table:table-cell table:formula="of:=[.O2]*[.J3]" office:value-type="float" office:value="0.200923464390653" calcext:value-type="float">
            <text:p>0.2009234644</text:p>
          </table:table-cell>
          <table:table-cell table:formula="of:=SUM([.L3:.O3])" office:value-type="float" office:value="0.993587523633582" calcext:value-type="float">
            <text:p>0.9935875236</text:p>
          </table:table-cell>
          <table:table-cell table:formula="of:=([.P3]/[.P2])" office:value-type="float" office:value="0.993587523633582" calcext:value-type="float">
            <text:p>0.9935875236</text:p>
          </table:table-cell>
          <table:table-cell table:formula="of:=[.Q3]-1" office:value-type="float" office:value="-0.00641247636641795" calcext:value-type="float">
            <text:p>-0.0064124764</text:p>
          </table:table-cell>
          <table:table-cell table:number-columns-repeated="2"/>
          <table:table-cell office:value-type="float" office:value="0.993587523634" calcext:value-type="float">
            <text:p>0.9935875236</text:p>
          </table:table-cell>
        </table:table-row>
        <table:table-row table:style-name="ro1">
          <table:table-cell office:value-type="string" calcext:value-type="string">
            <text:p>2011-01-05</text:p>
          </table:table-cell>
          <table:table-cell office:value-type="float" office:value="332.57" calcext:value-type="float">
            <text:p>332.57</text:p>
          </table:table-cell>
          <table:table-cell office:value-type="float" office:value="134.37" calcext:value-type="float">
            <text:p>134.37</text:p>
          </table:table-cell>
          <table:table-cell office:value-type="float" office:value="609.07" calcext:value-type="float">
            <text:p>609.07</text:p>
          </table:table-cell>
          <table:table-cell office:value-type="float" office:value="71.61" calcext:value-type="float">
            <text:p>71.61</text:p>
          </table:table-cell>
          <table:table-cell/>
          <table:table-cell table:formula="of:=[.B4]/[.B3]" office:value-type="float" office:value="1.00818504259254" calcext:value-type="float">
            <text:p>1.0081850426</text:p>
          </table:table-cell>
          <table:table-cell table:formula="of:=[.C4]/[.C3]" office:value-type="float" office:value="0.997179962894248" calcext:value-type="float">
            <text:p>0.9971799629</text:p>
          </table:table-cell>
          <table:table-cell table:formula="of:=[.D4]/[.D3]" office:value-type="float" office:value="1.01154254965788" calcext:value-type="float">
            <text:p>1.0115425497</text:p>
          </table:table-cell>
          <table:table-cell table:formula="of:=[.E4]/[.E3]" office:value-type="float" office:value="0.997353760445682" calcext:value-type="float">
            <text:p>0.9973537604</text:p>
          </table:table-cell>
          <table:table-cell/>
          <table:table-cell table:formula="of:=[.L3]*[.G4]" office:value-type="float" office:value="0.40537542662116" calcext:value-type="float">
            <text:p>0.4053754266</text:p>
          </table:table-cell>
          <table:table-cell table:formula="of:=[.M3]*[.H4]" office:value-type="float" office:value="0.389478260869565" calcext:value-type="float">
            <text:p>0.3894782609</text:p>
          </table:table-cell>
          <table:table-cell table:formula="of:=[.N3]*[.I4]" office:value-type="float" office:value="0" calcext:value-type="float">
            <text:p>0</text:p>
          </table:table-cell>
          <table:table-cell table:formula="of:=[.O3]*[.J4]" office:value-type="float" office:value="0.200391772771792" calcext:value-type="float">
            <text:p>0.2003917728</text:p>
          </table:table-cell>
          <table:table-cell table:formula="of:=SUM([.L4:.O4])" office:value-type="float" office:value="0.995245460262518" calcext:value-type="float">
            <text:p>0.9952454603</text:p>
          </table:table-cell>
          <table:table-cell table:formula="of:=([.P4]/[.P3])" office:value-type="float" office:value="1.00166863672248" calcext:value-type="float">
            <text:p>1.0016686367</text:p>
          </table:table-cell>
          <table:table-cell table:formula="of:=[.Q4]-1" office:value-type="float" office:value="0.00166863672248296" calcext:value-type="float">
            <text:p>0.0016686367</text:p>
          </table:table-cell>
          <table:table-cell office:value-type="string" calcext:value-type="string">
            <text:p><text:s/>Avg DailyREt</text:p>
          </table:table-cell>
          <table:table-cell table:formula="of:=AVERAGE([.R2:.R253])" office:value-type="float" office:value="0.000657261102001428" calcext:value-type="float">
            <text:p>0.0006572611</text:p>
          </table:table-cell>
          <table:table-cell office:value-type="float" office:value="1.00161675428" calcext:value-type="float">
            <text:p>1.0016167543</text:p>
          </table:table-cell>
        </table:table-row>
        <table:table-row table:style-name="ro1">
          <table:table-cell office:value-type="string" calcext:value-type="string">
            <text:p>2011-01-06</text:p>
          </table:table-cell>
          <table:table-cell office:value-type="float" office:value="332.3" calcext:value-type="float">
            <text:p>332.3</text:p>
          </table:table-cell>
          <table:table-cell office:value-type="float" office:value="133.83" calcext:value-type="float">
            <text:p>133.83</text:p>
          </table:table-cell>
          <table:table-cell office:value-type="float" office:value="613.5" calcext:value-type="float">
            <text:p>613.5</text:p>
          </table:table-cell>
          <table:table-cell office:value-type="float" office:value="72.07" calcext:value-type="float">
            <text:p>72.07</text:p>
          </table:table-cell>
          <table:table-cell/>
          <table:table-cell table:formula="of:=[.B5]/[.B4]" office:value-type="float" office:value="0.99918814084253" calcext:value-type="float">
            <text:p>0.9991881408</text:p>
          </table:table-cell>
          <table:table-cell table:formula="of:=[.C5]/[.C4]" office:value-type="float" office:value="0.995981245813798" calcext:value-type="float">
            <text:p>0.9959812458</text:p>
          </table:table-cell>
          <table:table-cell table:formula="of:=[.D5]/[.D4]" office:value-type="float" office:value="1.00727338401169" calcext:value-type="float">
            <text:p>1.007273384</text:p>
          </table:table-cell>
          <table:table-cell table:formula="of:=[.E5]/[.E4]" office:value-type="float" office:value="1.00642368384304" calcext:value-type="float">
            <text:p>1.0064236838</text:p>
          </table:table-cell>
          <table:table-cell/>
          <table:table-cell table:formula="of:=[.L4]*[.G5]" office:value-type="float" office:value="0.405046318868845" calcext:value-type="float">
            <text:p>0.4050463189</text:p>
          </table:table-cell>
          <table:table-cell table:formula="of:=[.M4]*[.H5]" office:value-type="float" office:value="0.387913043478261" calcext:value-type="float">
            <text:p>0.3879130435</text:p>
          </table:table-cell>
          <table:table-cell table:formula="of:=[.N4]*[.I5]" office:value-type="float" office:value="0" calcext:value-type="float">
            <text:p>0</text:p>
          </table:table-cell>
          <table:table-cell table:formula="of:=[.O4]*[.J5]" office:value-type="float" office:value="0.201679026164824" calcext:value-type="float">
            <text:p>0.2016790262</text:p>
          </table:table-cell>
          <table:table-cell table:formula="of:=SUM([.L5:.O5])" office:value-type="float" office:value="0.99463838851193" calcext:value-type="float">
            <text:p>0.9946383885</text:p>
          </table:table-cell>
          <table:table-cell table:formula="of:=([.P5]/[.P4])" office:value-type="float" office:value="0.99939002811384" calcext:value-type="float">
            <text:p>0.9993900281</text:p>
          </table:table-cell>
          <table:table-cell table:formula="of:=[.Q5]-1" office:value-type="float" office:value="-0.000609971886159744" calcext:value-type="float">
            <text:p>-0.0006099719</text:p>
          </table:table-cell>
          <table:table-cell table:number-columns-repeated="2"/>
          <table:table-cell office:value-type="float" office:value="0.999352491431" calcext:value-type="float">
            <text:p>0.9993524914</text:p>
          </table:table-cell>
        </table:table-row>
        <table:table-row table:style-name="ro1">
          <table:table-cell office:value-type="string" calcext:value-type="string">
            <text:p>2011-01-07</text:p>
          </table:table-cell>
          <table:table-cell office:value-type="float" office:value="334.68" calcext:value-type="float">
            <text:p>334.68</text:p>
          </table:table-cell>
          <table:table-cell office:value-type="float" office:value="133.58" calcext:value-type="float">
            <text:p>133.58</text:p>
          </table:table-cell>
          <table:table-cell office:value-type="float" office:value="616.44" calcext:value-type="float">
            <text:p>616.44</text:p>
          </table:table-cell>
          <table:table-cell office:value-type="float" office:value="72.46" calcext:value-type="float">
            <text:p>72.46</text:p>
          </table:table-cell>
          <table:table-cell/>
          <table:table-cell table:formula="of:=[.B6]/[.B5]" office:value-type="float" office:value="1.00716220282877" calcext:value-type="float">
            <text:p>1.0071622028</text:p>
          </table:table-cell>
          <table:table-cell table:formula="of:=[.C6]/[.C5]" office:value-type="float" office:value="0.998131958454756" calcext:value-type="float">
            <text:p>0.9981319585</text:p>
          </table:table-cell>
          <table:table-cell table:formula="of:=[.D6]/[.D5]" office:value-type="float" office:value="1.00479217603912" calcext:value-type="float">
            <text:p>1.004792176</text:p>
          </table:table-cell>
          <table:table-cell table:formula="of:=[.E6]/[.E5]" office:value-type="float" office:value="1.00541140557791" calcext:value-type="float">
            <text:p>1.0054114056</text:p>
          </table:table-cell>
          <table:table-cell/>
          <table:table-cell table:formula="of:=[.L5]*[.G6]" office:value-type="float" office:value="0.407947342759629" calcext:value-type="float">
            <text:p>0.4079473428</text:p>
          </table:table-cell>
          <table:table-cell table:formula="of:=[.M5]*[.H6]" office:value-type="float" office:value="0.387188405797101" calcext:value-type="float">
            <text:p>0.3871884058</text:p>
          </table:table-cell>
          <table:table-cell table:formula="of:=[.N5]*[.I6]" office:value-type="float" office:value="0" calcext:value-type="float">
            <text:p>0</text:p>
          </table:table-cell>
          <table:table-cell table:formula="of:=[.O5]*[.J6]" office:value-type="float" office:value="0.20277039317196" calcext:value-type="float">
            <text:p>0.2027703932</text:p>
          </table:table-cell>
          <table:table-cell table:formula="of:=SUM([.L6:.O6])" office:value-type="float" office:value="0.997906141728691" calcext:value-type="float">
            <text:p>0.9979061417</text:p>
          </table:table-cell>
          <table:table-cell table:formula="of:=([.P6]/[.P5])" office:value-type="float" office:value="1.00328536808402" calcext:value-type="float">
            <text:p>1.0032853681</text:p>
          </table:table-cell>
          <table:table-cell table:formula="of:=[.Q6]-1" office:value-type="float" office:value="0.00328536808402324" calcext:value-type="float">
            <text:p>0.0032853681</text:p>
          </table:table-cell>
          <table:table-cell table:number-columns-repeated="2"/>
          <table:table-cell office:value-type="float" office:value="1.00319994563" calcext:value-type="float">
            <text:p>1.0031999456</text:p>
          </table:table-cell>
        </table:table-row>
        <table:table-row table:style-name="ro1">
          <table:table-cell office:value-type="string" calcext:value-type="string">
            <text:p>2011-01-10</text:p>
          </table:table-cell>
          <table:table-cell office:value-type="float" office:value="340.99" calcext:value-type="float">
            <text:p>340.99</text:p>
          </table:table-cell>
          <table:table-cell office:value-type="float" office:value="134.12" calcext:value-type="float">
            <text:p>134.12</text:p>
          </table:table-cell>
          <table:table-cell office:value-type="float" office:value="614.21" calcext:value-type="float">
            <text:p>614.21</text:p>
          </table:table-cell>
          <table:table-cell office:value-type="float" office:value="72.02" calcext:value-type="float">
            <text:p>72.02</text:p>
          </table:table-cell>
          <table:table-cell/>
          <table:table-cell table:formula="of:=[.B7]/[.B6]" office:value-type="float" office:value="1.01885383052468" calcext:value-type="float">
            <text:p>1.0188538305</text:p>
          </table:table-cell>
          <table:table-cell table:formula="of:=[.C7]/[.C6]" office:value-type="float" office:value="1.00404252133553" calcext:value-type="float">
            <text:p>1.0040425213</text:p>
          </table:table-cell>
          <table:table-cell table:formula="of:=[.D7]/[.D6]" office:value-type="float" office:value="0.996382454091233" calcext:value-type="float">
            <text:p>0.9963824541</text:p>
          </table:table-cell>
          <table:table-cell table:formula="of:=[.E7]/[.E6]" office:value-type="float" office:value="0.99392768423958" calcext:value-type="float">
            <text:p>0.9939276842</text:p>
          </table:table-cell>
          <table:table-cell/>
          <table:table-cell table:formula="of:=[.L6]*[.G7]" office:value-type="float" office:value="0.415638712823013" calcext:value-type="float">
            <text:p>0.4156387128</text:p>
          </table:table-cell>
          <table:table-cell table:formula="of:=[.M6]*[.H7]" office:value-type="float" office:value="0.388753623188406" calcext:value-type="float">
            <text:p>0.3887536232</text:p>
          </table:table-cell>
          <table:table-cell table:formula="of:=[.N6]*[.I7]" office:value-type="float" office:value="0" calcext:value-type="float">
            <text:p>0</text:p>
          </table:table-cell>
          <table:table-cell table:formula="of:=[.O6]*[.J7]" office:value-type="float" office:value="0.201539107317756" calcext:value-type="float">
            <text:p>0.2015391073</text:p>
          </table:table-cell>
          <table:table-cell table:formula="of:=SUM([.L7:.O7])" office:value-type="float" office:value="1.00593144332917" calcext:value-type="float">
            <text:p>1.0059314433</text:p>
          </table:table-cell>
          <table:table-cell table:formula="of:=([.P7]/[.P6])" office:value-type="float" office:value="1.00804214070331" calcext:value-type="float">
            <text:p>1.0080421407</text:p>
          </table:table-cell>
          <table:table-cell table:formula="of:=[.Q7]-1" office:value-type="float" office:value="0.00804214070331422" calcext:value-type="float">
            <text:p>0.0080421407</text:p>
          </table:table-cell>
          <table:table-cell table:number-columns-repeated="2"/>
          <table:table-cell office:value-type="float" office:value="1.00794407759" calcext:value-type="float">
            <text:p>1.0079440776</text:p>
          </table:table-cell>
        </table:table-row>
        <table:table-row table:style-name="ro1">
          <table:table-cell office:value-type="string" calcext:value-type="string">
            <text:p>2011-01-11</text:p>
          </table:table-cell>
          <table:table-cell office:value-type="float" office:value="340.18" calcext:value-type="float">
            <text:p>340.18</text:p>
          </table:table-cell>
          <table:table-cell office:value-type="float" office:value="134.91" calcext:value-type="float">
            <text:p>134.91</text:p>
          </table:table-cell>
          <table:table-cell office:value-type="float" office:value="616.01" calcext:value-type="float">
            <text:p>616.01</text:p>
          </table:table-cell>
          <table:table-cell office:value-type="float" office:value="72.56" calcext:value-type="float">
            <text:p>72.56</text:p>
          </table:table-cell>
          <table:table-cell/>
          <table:table-cell table:formula="of:=[.B8]/[.B7]" office:value-type="float" office:value="0.997624563770198" calcext:value-type="float">
            <text:p>0.9976245638</text:p>
          </table:table-cell>
          <table:table-cell table:formula="of:=[.C8]/[.C7]" office:value-type="float" office:value="1.00589024753952" calcext:value-type="float">
            <text:p>1.0058902475</text:p>
          </table:table-cell>
          <table:table-cell table:formula="of:=[.D8]/[.D7]" office:value-type="float" office:value="1.00293059377086" calcext:value-type="float">
            <text:p>1.0029305938</text:p>
          </table:table-cell>
          <table:table-cell table:formula="of:=[.E8]/[.E7]" office:value-type="float" office:value="1.00749791724521" calcext:value-type="float">
            <text:p>1.0074979172</text:p>
          </table:table-cell>
          <table:table-cell/>
          <table:table-cell table:formula="of:=[.L7]*[.G8]" office:value-type="float" office:value="0.414651389566065" calcext:value-type="float">
            <text:p>0.4146513896</text:p>
          </table:table-cell>
          <table:table-cell table:formula="of:=[.M7]*[.H8]" office:value-type="float" office:value="0.39104347826087" calcext:value-type="float">
            <text:p>0.3910434783</text:p>
          </table:table-cell>
          <table:table-cell table:formula="of:=[.N7]*[.I8]" office:value-type="float" office:value="0" calcext:value-type="float">
            <text:p>0</text:p>
          </table:table-cell>
          <table:table-cell table:formula="of:=[.O7]*[.J8]" office:value-type="float" office:value="0.203050230866098" calcext:value-type="float">
            <text:p>0.2030502309</text:p>
          </table:table-cell>
          <table:table-cell table:formula="of:=SUM([.L8:.O8])" office:value-type="float" office:value="1.00874509869303" calcext:value-type="float">
            <text:p>1.0087450987</text:p>
          </table:table-cell>
          <table:table-cell table:formula="of:=([.P8]/[.P7])" office:value-type="float" office:value="1.00279706473291" calcext:value-type="float">
            <text:p>1.0027970647</text:p>
          </table:table-cell>
          <table:table-cell table:formula="of:=[.Q8]-1" office:value-type="float" office:value="0.00279706473290653" calcext:value-type="float">
            <text:p>0.0027970647</text:p>
          </table:table-cell>
          <table:table-cell table:number-columns-repeated="2"/>
          <table:table-cell office:value-type="float" office:value="1.00290550797" calcext:value-type="float">
            <text:p>1.002905508</text:p>
          </table:table-cell>
        </table:table-row>
        <table:table-row table:style-name="ro1">
          <table:table-cell office:value-type="string" calcext:value-type="string">
            <text:p>2011-01-12</text:p>
          </table:table-cell>
          <table:table-cell office:value-type="float" office:value="342.95" calcext:value-type="float">
            <text:p>342.95</text:p>
          </table:table-cell>
          <table:table-cell office:value-type="float" office:value="135.46" calcext:value-type="float">
            <text:p>135.46</text:p>
          </table:table-cell>
          <table:table-cell office:value-type="float" office:value="616.87" calcext:value-type="float">
            <text:p>616.87</text:p>
          </table:table-cell>
          <table:table-cell office:value-type="float" office:value="73.41" calcext:value-type="float">
            <text:p>73.41</text:p>
          </table:table-cell>
          <table:table-cell/>
          <table:table-cell table:formula="of:=[.B9]/[.B8]" office:value-type="float" office:value="1.00814274795696" calcext:value-type="float">
            <text:p>1.008142748</text:p>
          </table:table-cell>
          <table:table-cell table:formula="of:=[.C9]/[.C8]" office:value-type="float" office:value="1.00407679193536" calcext:value-type="float">
            <text:p>1.0040767919</text:p>
          </table:table-cell>
          <table:table-cell table:formula="of:=[.D9]/[.D8]" office:value-type="float" office:value="1.00139608123245" calcext:value-type="float">
            <text:p>1.0013960812</text:p>
          </table:table-cell>
          <table:table-cell table:formula="of:=[.E9]/[.E8]" office:value-type="float" office:value="1.0117144432194" calcext:value-type="float">
            <text:p>1.0117144432</text:p>
          </table:table-cell>
          <table:table-cell/>
          <table:table-cell table:formula="of:=[.L8]*[.G9]" office:value-type="float" office:value="0.418027791321307" calcext:value-type="float">
            <text:p>0.4180277913</text:p>
          </table:table-cell>
          <table:table-cell table:formula="of:=[.M8]*[.H9]" office:value-type="float" office:value="0.39263768115942" calcext:value-type="float">
            <text:p>0.3926376812</text:p>
          </table:table-cell>
          <table:table-cell table:formula="of:=[.N8]*[.I9]" office:value-type="float" office:value="0" calcext:value-type="float">
            <text:p>0</text:p>
          </table:table-cell>
          <table:table-cell table:formula="of:=[.O8]*[.J9]" office:value-type="float" office:value="0.205428851266265" calcext:value-type="float">
            <text:p>0.2054288513</text:p>
          </table:table-cell>
          <table:table-cell table:formula="of:=SUM([.L9:.O9])" office:value-type="float" office:value="1.01609432374699" calcext:value-type="float">
            <text:p>1.0160943237</text:p>
          </table:table-cell>
          <table:table-cell table:formula="of:=([.P9]/[.P8])" office:value-type="float" office:value="1.00728551252787" calcext:value-type="float">
            <text:p>1.0072855125</text:p>
          </table:table-cell>
          <table:table-cell table:formula="of:=[.Q9]-1" office:value-type="float" office:value="0.00728551252787435" calcext:value-type="float">
            <text:p>0.0072855125</text:p>
          </table:table-cell>
          <table:table-cell table:number-columns-repeated="2"/>
          <table:table-cell office:value-type="float" office:value="1.0072307046" calcext:value-type="float">
            <text:p>1.0072307046</text:p>
          </table:table-cell>
        </table:table-row>
        <table:table-row table:style-name="ro1">
          <table:table-cell office:value-type="string" calcext:value-type="string">
            <text:p>2011-01-13</text:p>
          </table:table-cell>
          <table:table-cell office:value-type="float" office:value="344.2" calcext:value-type="float">
            <text:p>344.2</text:p>
          </table:table-cell>
          <table:table-cell office:value-type="float" office:value="134.05" calcext:value-type="float">
            <text:p>134.05</text:p>
          </table:table-cell>
          <table:table-cell office:value-type="float" office:value="616.69" calcext:value-type="float">
            <text:p>616.69</text:p>
          </table:table-cell>
          <table:table-cell office:value-type="float" office:value="73.54" calcext:value-type="float">
            <text:p>73.54</text:p>
          </table:table-cell>
          <table:table-cell/>
          <table:table-cell table:formula="of:=[.B10]/[.B9]" office:value-type="float" office:value="1.00364484618749" calcext:value-type="float">
            <text:p>1.0036448462</text:p>
          </table:table-cell>
          <table:table-cell table:formula="of:=[.C10]/[.C9]" office:value-type="float" office:value="0.989591023180275" calcext:value-type="float">
            <text:p>0.9895910232</text:p>
          </table:table-cell>
          <table:table-cell table:formula="of:=[.D10]/[.D9]" office:value-type="float" office:value="0.999708204321818" calcext:value-type="float">
            <text:p>0.9997082043</text:p>
          </table:table-cell>
          <table:table-cell table:formula="of:=[.E10]/[.E9]" office:value-type="float" office:value="1.00177087590247" calcext:value-type="float">
            <text:p>1.0017708759</text:p>
          </table:table-cell>
          <table:table-cell/>
          <table:table-cell table:formula="of:=[.L9]*[.G10]" office:value-type="float" office:value="0.41955143832277" calcext:value-type="float">
            <text:p>0.4195514383</text:p>
          </table:table-cell>
          <table:table-cell table:formula="of:=[.M9]*[.H10]" office:value-type="float" office:value="0.388550724637681" calcext:value-type="float">
            <text:p>0.3885507246</text:p>
          </table:table-cell>
          <table:table-cell table:formula="of:=[.N9]*[.I10]" office:value-type="float" office:value="0" calcext:value-type="float">
            <text:p>0</text:p>
          </table:table-cell>
          <table:table-cell table:formula="of:=[.O9]*[.J10]" office:value-type="float" office:value="0.205792640268644" calcext:value-type="float">
            <text:p>0.2057926403</text:p>
          </table:table-cell>
          <table:table-cell table:formula="of:=SUM([.L10:.O10])" office:value-type="float" office:value="1.01389480322909" calcext:value-type="float">
            <text:p>1.0138948032</text:p>
          </table:table-cell>
          <table:table-cell table:formula="of:=([.P10]/[.P9])" office:value-type="float" office:value="0.997835318565912" calcext:value-type="float">
            <text:p>0.9978353186</text:p>
          </table:table-cell>
          <table:table-cell table:formula="of:=[.Q10]-1" office:value-type="float" office:value="-0.00216468143408843" calcext:value-type="float">
            <text:p>-0.0021646814</text:p>
          </table:table-cell>
          <table:table-cell table:number-columns-repeated="2"/>
          <table:table-cell office:value-type="float" office:value="0.997648522928" calcext:value-type="float">
            <text:p>0.9976485229</text:p>
          </table:table-cell>
        </table:table-row>
        <table:table-row table:style-name="ro1">
          <table:table-cell office:value-type="string" calcext:value-type="string">
            <text:p>2011-01-14</text:p>
          </table:table-cell>
          <table:table-cell office:value-type="float" office:value="346.99" calcext:value-type="float">
            <text:p>346.99</text:p>
          </table:table-cell>
          <table:table-cell office:value-type="float" office:value="132.69" calcext:value-type="float">
            <text:p>132.69</text:p>
          </table:table-cell>
          <table:table-cell office:value-type="float" office:value="624.18" calcext:value-type="float">
            <text:p>624.18</text:p>
          </table:table-cell>
          <table:table-cell office:value-type="float" office:value="74.62" calcext:value-type="float">
            <text:p>74.62</text:p>
          </table:table-cell>
          <table:table-cell/>
          <table:table-cell table:formula="of:=[.B11]/[.B10]" office:value-type="float" office:value="1.00810575246949" calcext:value-type="float">
            <text:p>1.0081057525</text:p>
          </table:table-cell>
          <table:table-cell table:formula="of:=[.C11]/[.C10]" office:value-type="float" office:value="0.989854531891085" calcext:value-type="float">
            <text:p>0.9898545319</text:p>
          </table:table-cell>
          <table:table-cell table:formula="of:=[.D11]/[.D10]" office:value-type="float" office:value="1.012145486387" calcext:value-type="float">
            <text:p>1.0121454864</text:p>
          </table:table-cell>
          <table:table-cell table:formula="of:=[.E11]/[.E10]" office:value-type="float" office:value="1.01468588523253" calcext:value-type="float">
            <text:p>1.0146858852</text:p>
          </table:table-cell>
          <table:table-cell/>
          <table:table-cell table:formula="of:=[.L10]*[.G11]" office:value-type="float" office:value="0.422952218430034" calcext:value-type="float">
            <text:p>0.4229522184</text:p>
          </table:table-cell>
          <table:table-cell table:formula="of:=[.M10]*[.H11]" office:value-type="float" office:value="0.384608695652174" calcext:value-type="float">
            <text:p>0.3846086957</text:p>
          </table:table-cell>
          <table:table-cell table:formula="of:=[.N10]*[.I11]" office:value-type="float" office:value="0" calcext:value-type="float">
            <text:p>0</text:p>
          </table:table-cell>
          <table:table-cell table:formula="of:=[.O10]*[.J11]" office:value-type="float" office:value="0.208814887365328" calcext:value-type="float">
            <text:p>0.2088148874</text:p>
          </table:table-cell>
          <table:table-cell table:formula="of:=SUM([.L11:.O11])" office:value-type="float" office:value="1.01637580144754" calcext:value-type="float">
            <text:p>1.0163758014</text:p>
          </table:table-cell>
          <table:table-cell table:formula="of:=([.P11]/[.P10])" office:value-type="float" office:value="1.00244699766735" calcext:value-type="float">
            <text:p>1.0024469977</text:p>
          </table:table-cell>
          <table:table-cell table:formula="of:=[.Q11]-1" office:value-type="float" office:value="0.00244699766735157" calcext:value-type="float">
            <text:p>0.0024469977</text:p>
          </table:table-cell>
          <table:table-cell table:number-columns-repeated="2"/>
          <table:table-cell office:value-type="float" office:value="1.00212129079" calcext:value-type="float">
            <text:p>1.0021212908</text:p>
          </table:table-cell>
        </table:table-row>
        <table:table-row table:style-name="ro1">
          <table:table-cell office:value-type="string" calcext:value-type="string">
            <text:p>2011-01-18</text:p>
          </table:table-cell>
          <table:table-cell office:value-type="float" office:value="339.19" calcext:value-type="float">
            <text:p>339.19</text:p>
          </table:table-cell>
          <table:table-cell office:value-type="float" office:value="133.43" calcext:value-type="float">
            <text:p>133.43</text:p>
          </table:table-cell>
          <table:table-cell office:value-type="float" office:value="639.63" calcext:value-type="float">
            <text:p>639.63</text:p>
          </table:table-cell>
          <table:table-cell office:value-type="float" office:value="75.45" calcext:value-type="float">
            <text:p>75.45</text:p>
          </table:table-cell>
          <table:table-cell/>
          <table:table-cell table:formula="of:=[.B12]/[.B11]" office:value-type="float" office:value="0.977520966022076" calcext:value-type="float">
            <text:p>0.977520966</text:p>
          </table:table-cell>
          <table:table-cell table:formula="of:=[.C12]/[.C11]" office:value-type="float" office:value="1.00557690858392" calcext:value-type="float">
            <text:p>1.0055769086</text:p>
          </table:table-cell>
          <table:table-cell table:formula="of:=[.D12]/[.D11]" office:value-type="float" office:value="1.02475247524752" calcext:value-type="float">
            <text:p>1.0247524752</text:p>
          </table:table-cell>
          <table:table-cell table:formula="of:=[.E12]/[.E11]" office:value-type="float" office:value="1.01112302331815" calcext:value-type="float">
            <text:p>1.0111230233</text:p>
          </table:table-cell>
          <table:table-cell/>
          <table:table-cell table:formula="of:=[.L11]*[.G12]" office:value-type="float" office:value="0.413444661140907" calcext:value-type="float">
            <text:p>0.4134446611</text:p>
          </table:table-cell>
          <table:table-cell table:formula="of:=[.M11]*[.H12]" office:value-type="float" office:value="0.386753623188406" calcext:value-type="float">
            <text:p>0.3867536232</text:p>
          </table:table-cell>
          <table:table-cell table:formula="of:=[.N11]*[.I12]" office:value-type="float" office:value="0" calcext:value-type="float">
            <text:p>0</text:p>
          </table:table-cell>
          <table:table-cell table:formula="of:=[.O11]*[.J12]" office:value-type="float" office:value="0.211137540226668" calcext:value-type="float">
            <text:p>0.2111375402</text:p>
          </table:table-cell>
          <table:table-cell table:formula="of:=SUM([.L12:.O12])" office:value-type="float" office:value="1.01133582455598" calcext:value-type="float">
            <text:p>1.0113358246</text:p>
          </table:table-cell>
          <table:table-cell table:formula="of:=([.P12]/[.P11])" office:value-type="float" office:value="0.995041226990669" calcext:value-type="float">
            <text:p>0.995041227</text:p>
          </table:table-cell>
          <table:table-cell table:formula="of:=[.Q12]-1" office:value-type="float" office:value="-0.00495877300933101" calcext:value-type="float">
            <text:p>-0.004958773</text:p>
          </table:table-cell>
          <table:table-cell table:number-columns-repeated="2"/>
          <table:table-cell office:value-type="float" office:value="0.995463754506" calcext:value-type="float">
            <text:p>0.9954637545</text:p>
          </table:table-cell>
        </table:table-row>
        <table:table-row table:style-name="ro1">
          <table:table-cell office:value-type="string" calcext:value-type="string">
            <text:p>2011-01-19</text:p>
          </table:table-cell>
          <table:table-cell office:value-type="float" office:value="337.39" calcext:value-type="float">
            <text:p>337.39</text:p>
          </table:table-cell>
          <table:table-cell office:value-type="float" office:value="133.72" calcext:value-type="float">
            <text:p>133.72</text:p>
          </table:table-cell>
          <table:table-cell office:value-type="float" office:value="631.75" calcext:value-type="float">
            <text:p>631.7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13]/[.B12]" office:value-type="float" office:value="0.994693239777116" calcext:value-type="float">
            <text:p>0.9946932398</text:p>
          </table:table-cell>
          <table:table-cell table:formula="of:=[.C13]/[.C12]" office:value-type="float" office:value="1.00217342426741" calcext:value-type="float">
            <text:p>1.0021734243</text:p>
          </table:table-cell>
          <table:table-cell table:formula="of:=[.D13]/[.D12]" office:value-type="float" office:value="0.987680377718368" calcext:value-type="float">
            <text:p>0.9876803777</text:p>
          </table:table-cell>
          <table:table-cell table:formula="of:=[.E13]/[.E12]" office:value-type="float" office:value="0.99403578528827" calcext:value-type="float">
            <text:p>0.9940357853</text:p>
          </table:table-cell>
          <table:table-cell/>
          <table:table-cell table:formula="of:=[.L12]*[.G13]" office:value-type="float" office:value="0.411250609458801" calcext:value-type="float">
            <text:p>0.4112506095</text:p>
          </table:table-cell>
          <table:table-cell table:formula="of:=[.M12]*[.H13]" office:value-type="float" office:value="0.387594202898551" calcext:value-type="float">
            <text:p>0.3875942029</text:p>
          </table:table-cell>
          <table:table-cell table:formula="of:=[.N12]*[.I13]" office:value-type="float" office:value="0" calcext:value-type="float">
            <text:p>0</text:p>
          </table:table-cell>
          <table:table-cell table:formula="of:=[.O12]*[.J13]" office:value-type="float" office:value="0.20987827060305" calcext:value-type="float">
            <text:p>0.2098782706</text:p>
          </table:table-cell>
          <table:table-cell table:formula="of:=SUM([.L13:.O13])" office:value-type="float" office:value="1.0087230829604" calcext:value-type="float">
            <text:p>1.008723083</text:p>
          </table:table-cell>
          <table:table-cell table:formula="of:=([.P13]/[.P12])" office:value-type="float" office:value="0.99741654400829" calcext:value-type="float">
            <text:p>0.997416544</text:p>
          </table:table-cell>
          <table:table-cell table:formula="of:=[.Q13]-1" office:value-type="float" office:value="-0.0025834559917095" calcext:value-type="float">
            <text:p>-0.002583456</text:p>
          </table:table-cell>
          <table:table-cell table:number-columns-repeated="2"/>
          <table:table-cell office:value-type="float" office:value="0.997553822675" calcext:value-type="float">
            <text:p>0.9975538227</text:p>
          </table:table-cell>
        </table:table-row>
        <table:table-row table:style-name="ro1">
          <table:table-cell office:value-type="string" calcext:value-type="string">
            <text:p>2011-01-20</text:p>
          </table:table-cell>
          <table:table-cell office:value-type="float" office:value="331.26" calcext:value-type="float">
            <text:p>331.26</text:p>
          </table:table-cell>
          <table:table-cell office:value-type="float" office:value="131.2" calcext:value-type="float">
            <text:p>131.2</text:p>
          </table:table-cell>
          <table:table-cell office:value-type="float" office:value="626.77" calcext:value-type="float">
            <text:p>626.77</text:p>
          </table:table-cell>
          <table:table-cell office:value-type="float" office:value="74.53" calcext:value-type="float">
            <text:p>74.53</text:p>
          </table:table-cell>
          <table:table-cell/>
          <table:table-cell table:formula="of:=[.B14]/[.B13]" office:value-type="float" office:value="0.981831115326477" calcext:value-type="float">
            <text:p>0.9818311153</text:p>
          </table:table-cell>
          <table:table-cell table:formula="of:=[.C14]/[.C13]" office:value-type="float" office:value="0.981154651510619" calcext:value-type="float">
            <text:p>0.9811546515</text:p>
          </table:table-cell>
          <table:table-cell table:formula="of:=[.D14]/[.D13]" office:value-type="float" office:value="0.99211713494262" calcext:value-type="float">
            <text:p>0.9921171349</text:p>
          </table:table-cell>
          <table:table-cell table:formula="of:=[.E14]/[.E13]" office:value-type="float" office:value="0.993733333333333" calcext:value-type="float">
            <text:p>0.9937333333</text:p>
          </table:table-cell>
          <table:table-cell/>
          <table:table-cell table:formula="of:=[.L13]*[.G14]" office:value-type="float" office:value="0.403778644563628" calcext:value-type="float">
            <text:p>0.4037786446</text:p>
          </table:table-cell>
          <table:table-cell table:formula="of:=[.M13]*[.H14]" office:value-type="float" office:value="0.380289855072464" calcext:value-type="float">
            <text:p>0.3802898551</text:p>
          </table:table-cell>
          <table:table-cell table:formula="of:=[.N13]*[.I14]" office:value-type="float" office:value="0" calcext:value-type="float">
            <text:p>0</text:p>
          </table:table-cell>
          <table:table-cell table:formula="of:=[.O13]*[.J14]" office:value-type="float" office:value="0.208563033440604" calcext:value-type="float">
            <text:p>0.2085630334</text:p>
          </table:table-cell>
          <table:table-cell table:formula="of:=SUM([.L14:.O14])" office:value-type="float" office:value="0.992631533076696" calcext:value-type="float">
            <text:p>0.9926315331</text:p>
          </table:table-cell>
          <table:table-cell table:formula="of:=([.P14]/[.P13])" office:value-type="float" office:value="0.984047604188376" calcext:value-type="float">
            <text:p>0.9840476042</text:p>
          </table:table-cell>
          <table:table-cell table:formula="of:=[.Q14]-1" office:value-type="float" office:value="-0.0159523958116238" calcext:value-type="float">
            <text:p>-0.0159523958</text:p>
          </table:table-cell>
          <table:table-cell table:number-columns-repeated="2"/>
          <table:table-cell office:value-type="float" office:value="0.983940973402" calcext:value-type="float">
            <text:p>0.9839409734</text:p>
          </table:table-cell>
        </table:table-row>
        <table:table-row table:style-name="ro1">
          <table:table-cell office:value-type="string" calcext:value-type="string">
            <text:p>2011-01-21</text:p>
          </table:table-cell>
          <table:table-cell office:value-type="float" office:value="325.32" calcext:value-type="float">
            <text:p>325.32</text:p>
          </table:table-cell>
          <table:table-cell office:value-type="float" office:value="131.03" calcext:value-type="float">
            <text:p>131.03</text:p>
          </table:table-cell>
          <table:table-cell office:value-type="float" office:value="611.83" calcext:value-type="float">
            <text:p>611.83</text:p>
          </table:table-cell>
          <table:table-cell office:value-type="float" office:value="75.71" calcext:value-type="float">
            <text:p>75.71</text:p>
          </table:table-cell>
          <table:table-cell/>
          <table:table-cell table:formula="of:=[.B15]/[.B14]" office:value-type="float" office:value="0.982068465857635" calcext:value-type="float">
            <text:p>0.9820684659</text:p>
          </table:table-cell>
          <table:table-cell table:formula="of:=[.C15]/[.C14]" office:value-type="float" office:value="0.998704268292683" calcext:value-type="float">
            <text:p>0.9987042683</text:p>
          </table:table-cell>
          <table:table-cell table:formula="of:=[.D15]/[.D14]" office:value-type="float" office:value="0.97616350495397" calcext:value-type="float">
            <text:p>0.976163505</text:p>
          </table:table-cell>
          <table:table-cell table:formula="of:=[.E15]/[.E14]" office:value-type="float" office:value="1.01583255065074" calcext:value-type="float">
            <text:p>1.0158325507</text:p>
          </table:table-cell>
          <table:table-cell/>
          <table:table-cell table:formula="of:=[.L14]*[.G15]" office:value-type="float" office:value="0.396538274012677" calcext:value-type="float">
            <text:p>0.396538274</text:p>
          </table:table-cell>
          <table:table-cell table:formula="of:=[.M14]*[.H15]" office:value-type="float" office:value="0.379797101449275" calcext:value-type="float">
            <text:p>0.3797971014</text:p>
          </table:table-cell>
          <table:table-cell table:formula="of:=[.N14]*[.I15]" office:value-type="float" office:value="0" calcext:value-type="float">
            <text:p>0</text:p>
          </table:table-cell>
          <table:table-cell table:formula="of:=[.O14]*[.J15]" office:value-type="float" office:value="0.211865118231426" calcext:value-type="float">
            <text:p>0.2118651182</text:p>
          </table:table-cell>
          <table:table-cell table:formula="of:=SUM([.L15:.O15])" office:value-type="float" office:value="0.988200493693378" calcext:value-type="float">
            <text:p>0.9882004937</text:p>
          </table:table-cell>
          <table:table-cell table:formula="of:=([.P15]/[.P14])" office:value-type="float" office:value="0.995536068283481" calcext:value-type="float">
            <text:p>0.9955360683</text:p>
          </table:table-cell>
          <table:table-cell table:formula="of:=[.Q15]-1" office:value-type="float" office:value="-0.00446393171651882" calcext:value-type="float">
            <text:p>-0.0044639317</text:p>
          </table:table-cell>
          <table:table-cell table:number-columns-repeated="2"/>
          <table:table-cell office:value-type="float" office:value="0.99547560379" calcext:value-type="float">
            <text:p>0.9954756038</text:p>
          </table:table-cell>
        </table:table-row>
        <table:table-row table:style-name="ro1">
          <table:table-cell office:value-type="string" calcext:value-type="string">
            <text:p>2011-01-24</text:p>
          </table:table-cell>
          <table:table-cell office:value-type="float" office:value="336.01" calcext:value-type="float">
            <text:p>336.01</text:p>
          </table:table-cell>
          <table:table-cell office:value-type="float" office:value="130.36" calcext:value-type="float">
            <text:p>130.36</text:p>
          </table:table-cell>
          <table:table-cell office:value-type="float" office:value="611.08" calcext:value-type="float">
            <text:p>611.08</text:p>
          </table:table-cell>
          <table:table-cell office:value-type="float" office:value="75.34" calcext:value-type="float">
            <text:p>75.34</text:p>
          </table:table-cell>
          <table:table-cell/>
          <table:table-cell table:formula="of:=[.B16]/[.B15]" office:value-type="float" office:value="1.03285995327677" calcext:value-type="float">
            <text:p>1.0328599533</text:p>
          </table:table-cell>
          <table:table-cell table:formula="of:=[.C16]/[.C15]" office:value-type="float" office:value="0.994886667175456" calcext:value-type="float">
            <text:p>0.9948866672</text:p>
          </table:table-cell>
          <table:table-cell table:formula="of:=[.D16]/[.D15]" office:value-type="float" office:value="0.998774169295393" calcext:value-type="float">
            <text:p>0.9987741693</text:p>
          </table:table-cell>
          <table:table-cell table:formula="of:=[.E16]/[.E15]" office:value-type="float" office:value="0.995112930920618" calcext:value-type="float">
            <text:p>0.9951129309</text:p>
          </table:table-cell>
          <table:table-cell/>
          <table:table-cell table:formula="of:=[.L15]*[.G16]" office:value-type="float" office:value="0.409568503169186" calcext:value-type="float">
            <text:p>0.4095685032</text:p>
          </table:table-cell>
          <table:table-cell table:formula="of:=[.M15]*[.H16]" office:value-type="float" office:value="0.377855072463768" calcext:value-type="float">
            <text:p>0.3778550725</text:p>
          </table:table-cell>
          <table:table-cell table:formula="of:=[.N15]*[.I16]" office:value-type="float" office:value="0" calcext:value-type="float">
            <text:p>0</text:p>
          </table:table-cell>
          <table:table-cell table:formula="of:=[.O15]*[.J16]" office:value-type="float" office:value="0.210829718763117" calcext:value-type="float">
            <text:p>0.2108297188</text:p>
          </table:table-cell>
          <table:table-cell table:formula="of:=SUM([.L16:.O16])" office:value-type="float" office:value="0.998253294396071" calcext:value-type="float">
            <text:p>0.9982532944</text:p>
          </table:table-cell>
          <table:table-cell table:formula="of:=([.P16]/[.P15])" office:value-type="float" office:value="1.01017283513503" calcext:value-type="float">
            <text:p>1.0101728351</text:p>
          </table:table-cell>
          <table:table-cell table:formula="of:=[.Q16]-1" office:value-type="float" office:value="0.0101728351350254" calcext:value-type="float">
            <text:p>0.0101728351</text:p>
          </table:table-cell>
          <table:table-cell table:number-columns-repeated="2"/>
          <table:table-cell office:value-type="float" office:value="1.01012123437" calcext:value-type="float">
            <text:p>1.0101212344</text:p>
          </table:table-cell>
        </table:table-row>
        <table:table-row table:style-name="ro1">
          <table:table-cell office:value-type="string" calcext:value-type="string">
            <text:p>2011-01-2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30.1" calcext:value-type="float">
            <text:p>130.1</text:p>
          </table:table-cell>
          <table:table-cell office:value-type="float" office:value="619.91" calcext:value-type="float">
            <text:p>619.91</text:p>
          </table:table-cell>
          <table:table-cell office:value-type="float" office:value="75.43" calcext:value-type="float">
            <text:p>75.43</text:p>
          </table:table-cell>
          <table:table-cell/>
          <table:table-cell table:formula="of:=[.B17]/[.B16]" office:value-type="float" office:value="1.0116960804738" calcext:value-type="float">
            <text:p>1.0116960805</text:p>
          </table:table-cell>
          <table:table-cell table:formula="of:=[.C17]/[.C16]" office:value-type="float" office:value="0.998005523166615" calcext:value-type="float">
            <text:p>0.9980055232</text:p>
          </table:table-cell>
          <table:table-cell table:formula="of:=[.D17]/[.D16]" office:value-type="float" office:value="1.01444982653662" calcext:value-type="float">
            <text:p>1.0144498265</text:p>
          </table:table-cell>
          <table:table-cell table:formula="of:=[.E17]/[.E16]" office:value-type="float" office:value="1.00119458455004" calcext:value-type="float">
            <text:p>1.0011945846</text:p>
          </table:table-cell>
          <table:table-cell/>
          <table:table-cell table:formula="of:=[.L16]*[.G17]" office:value-type="float" office:value="0.414358849341785" calcext:value-type="float">
            <text:p>0.4143588493</text:p>
          </table:table-cell>
          <table:table-cell table:formula="of:=[.M16]*[.H17]" office:value-type="float" office:value="0.377101449275362" calcext:value-type="float">
            <text:p>0.3771014493</text:p>
          </table:table-cell>
          <table:table-cell table:formula="of:=[.N16]*[.I17]" office:value-type="float" office:value="0" calcext:value-type="float">
            <text:p>0</text:p>
          </table:table-cell>
          <table:table-cell table:formula="of:=[.O16]*[.J17]" office:value-type="float" office:value="0.211081572687841" calcext:value-type="float">
            <text:p>0.2110815727</text:p>
          </table:table-cell>
          <table:table-cell table:formula="of:=SUM([.L17:.O17])" office:value-type="float" office:value="1.00254187130499" calcext:value-type="float">
            <text:p>1.0025418713</text:p>
          </table:table-cell>
          <table:table-cell table:formula="of:=([.P17]/[.P16])" office:value-type="float" office:value="1.0042960808975" calcext:value-type="float">
            <text:p>1.0042960809</text:p>
          </table:table-cell>
          <table:table-cell table:formula="of:=[.Q17]-1" office:value-type="float" office:value="0.004296080897495" calcext:value-type="float">
            <text:p>0.0042960809</text:p>
          </table:table-cell>
          <table:table-cell table:number-columns-repeated="2"/>
          <table:table-cell office:value-type="float" office:value="1.00411955837" calcext:value-type="float">
            <text:p>1.0041195584</text:p>
          </table:table-cell>
        </table:table-row>
        <table:table-row table:style-name="ro1">
          <table:table-cell office:value-type="string" calcext:value-type="string">
            <text:p>2011-01-26</text:p>
          </table:table-cell>
          <table:table-cell office:value-type="float" office:value="342.38" calcext:value-type="float">
            <text:p>342.38</text:p>
          </table:table-cell>
          <table:table-cell office:value-type="float" office:value="131.16" calcext:value-type="float">
            <text:p>131.16</text:p>
          </table:table-cell>
          <table:table-cell office:value-type="float" office:value="616.5" calcext:value-type="float">
            <text:p>616.5</text:p>
          </table:table-cell>
          <table:table-cell office:value-type="float" office:value="76.37" calcext:value-type="float">
            <text:p>76.37</text:p>
          </table:table-cell>
          <table:table-cell/>
          <table:table-cell table:formula="of:=[.B18]/[.B17]" office:value-type="float" office:value="1.00717773724775" calcext:value-type="float">
            <text:p>1.0071777372</text:p>
          </table:table-cell>
          <table:table-cell table:formula="of:=[.C18]/[.C17]" office:value-type="float" office:value="1.00814757878555" calcext:value-type="float">
            <text:p>1.0081475788</text:p>
          </table:table-cell>
          <table:table-cell table:formula="of:=[.D18]/[.D17]" office:value-type="float" office:value="0.994499201496991" calcext:value-type="float">
            <text:p>0.9944992015</text:p>
          </table:table-cell>
          <table:table-cell table:formula="of:=[.E18]/[.E17]" office:value-type="float" office:value="1.01246188519157" calcext:value-type="float">
            <text:p>1.0124618852</text:p>
          </table:table-cell>
          <table:table-cell/>
          <table:table-cell table:formula="of:=[.L17]*[.G18]" office:value-type="float" office:value="0.41733300828864" calcext:value-type="float">
            <text:p>0.4173330083</text:p>
          </table:table-cell>
          <table:table-cell table:formula="of:=[.M17]*[.H18]" office:value-type="float" office:value="0.380173913043478" calcext:value-type="float">
            <text:p>0.380173913</text:p>
          </table:table-cell>
          <table:table-cell table:formula="of:=[.N17]*[.I18]" office:value-type="float" office:value="0" calcext:value-type="float">
            <text:p>0</text:p>
          </table:table-cell>
          <table:table-cell table:formula="of:=[.O17]*[.J18]" office:value-type="float" office:value="0.213712047012733" calcext:value-type="float">
            <text:p>0.213712047</text:p>
          </table:table-cell>
          <table:table-cell table:formula="of:=SUM([.L18:.O18])" office:value-type="float" office:value="1.01121896834485" calcext:value-type="float">
            <text:p>1.0112189683</text:p>
          </table:table-cell>
          <table:table-cell table:formula="of:=([.P18]/[.P17])" office:value-type="float" office:value="1.00865509689742" calcext:value-type="float">
            <text:p>1.0086550969</text:p>
          </table:table-cell>
          <table:table-cell table:formula="of:=[.Q18]-1" office:value-type="float" office:value="0.00865509689741728" calcext:value-type="float">
            <text:p>0.0086550969</text:p>
          </table:table-cell>
          <table:table-cell table:number-columns-repeated="2"/>
          <table:table-cell office:value-type="float" office:value="1.00862250345" calcext:value-type="float">
            <text:p>1.0086225035</text:p>
          </table:table-cell>
        </table:table-row>
        <table:table-row table:style-name="ro1">
          <table:table-cell office:value-type="string" calcext:value-type="string">
            <text:p>2011-01-27</text:p>
          </table:table-cell>
          <table:table-cell office:value-type="float" office:value="341.74" calcext:value-type="float">
            <text:p>341.74</text:p>
          </table:table-cell>
          <table:table-cell office:value-type="float" office:value="127.93" calcext:value-type="float">
            <text:p>127.93</text:p>
          </table:table-cell>
          <table:table-cell office:value-type="float" office:value="616.79" calcext:value-type="float">
            <text:p>616.79</text:p>
          </table:table-cell>
          <table:table-cell office:value-type="float" office:value="76.58" calcext:value-type="float">
            <text:p>76.58</text:p>
          </table:table-cell>
          <table:table-cell/>
          <table:table-cell table:formula="of:=[.B19]/[.B18]" office:value-type="float" office:value="0.998130731935277" calcext:value-type="float">
            <text:p>0.9981307319</text:p>
          </table:table-cell>
          <table:table-cell table:formula="of:=[.C19]/[.C18]" office:value-type="float" office:value="0.975373589508997" calcext:value-type="float">
            <text:p>0.9753735895</text:p>
          </table:table-cell>
          <table:table-cell table:formula="of:=[.D19]/[.D18]" office:value-type="float" office:value="1.0004703974047" calcext:value-type="float">
            <text:p>1.0004703974</text:p>
          </table:table-cell>
          <table:table-cell table:formula="of:=[.E19]/[.E18]" office:value-type="float" office:value="1.00274977085243" calcext:value-type="float">
            <text:p>1.0027497709</text:p>
          </table:table-cell>
          <table:table-cell/>
          <table:table-cell table:formula="of:=[.L18]*[.G19]" office:value-type="float" office:value="0.416552901023891" calcext:value-type="float">
            <text:p>0.416552901</text:p>
          </table:table-cell>
          <table:table-cell table:formula="of:=[.M18]*[.H19]" office:value-type="float" office:value="0.370811594202898" calcext:value-type="float">
            <text:p>0.3708115942</text:p>
          </table:table-cell>
          <table:table-cell table:formula="of:=[.N18]*[.I19]" office:value-type="float" office:value="0" calcext:value-type="float">
            <text:p>0</text:p>
          </table:table-cell>
          <table:table-cell table:formula="of:=[.O18]*[.J19]" office:value-type="float" office:value="0.214299706170421" calcext:value-type="float">
            <text:p>0.2142997062</text:p>
          </table:table-cell>
          <table:table-cell table:formula="of:=SUM([.L19:.O19])" office:value-type="float" office:value="1.00166420139721" calcext:value-type="float">
            <text:p>1.0016642014</text:p>
          </table:table-cell>
          <table:table-cell table:formula="of:=([.P19]/[.P18])" office:value-type="float" office:value="0.990551238409542" calcext:value-type="float">
            <text:p>0.9905512384</text:p>
          </table:table-cell>
          <table:table-cell table:formula="of:=[.Q19]-1" office:value-type="float" office:value="-0.00944876159045849" calcext:value-type="float">
            <text:p>-0.0094487616</text:p>
          </table:table-cell>
          <table:table-cell table:number-columns-repeated="2"/>
          <table:table-cell office:value-type="float" office:value="0.989951682748" calcext:value-type="float">
            <text:p>0.9899516827</text:p>
          </table:table-cell>
        </table:table-row>
        <table:table-row table:style-name="ro1">
          <table:table-cell office:value-type="string" calcext:value-type="string">
            <text:p>2011-01-28</text:p>
          </table:table-cell>
          <table:table-cell office:value-type="float" office:value="334.66" calcext:value-type="float">
            <text:p>334.66</text:p>
          </table:table-cell>
          <table:table-cell office:value-type="float" office:value="130.28" calcext:value-type="float">
            <text:p>130.28</text:p>
          </table:table-cell>
          <table:table-cell office:value-type="float" office:value="600.99" calcext:value-type="float">
            <text:p>600.99</text:p>
          </table:table-cell>
          <table:table-cell office:value-type="float" office:value="75.72" calcext:value-type="float">
            <text:p>75.72</text:p>
          </table:table-cell>
          <table:table-cell/>
          <table:table-cell table:formula="of:=[.B20]/[.B19]" office:value-type="float" office:value="0.979282495464388" calcext:value-type="float">
            <text:p>0.9792824955</text:p>
          </table:table-cell>
          <table:table-cell table:formula="of:=[.C20]/[.C19]" office:value-type="float" office:value="1.01836942077699" calcext:value-type="float">
            <text:p>1.0183694208</text:p>
          </table:table-cell>
          <table:table-cell table:formula="of:=[.D20]/[.D19]" office:value-type="float" office:value="0.974383501678043" calcext:value-type="float">
            <text:p>0.9743835017</text:p>
          </table:table-cell>
          <table:table-cell table:formula="of:=[.E20]/[.E19]" office:value-type="float" office:value="0.988769913815618" calcext:value-type="float">
            <text:p>0.9887699138</text:p>
          </table:table-cell>
          <table:table-cell/>
          <table:table-cell table:formula="of:=[.L19]*[.G20]" office:value-type="float" office:value="0.407922964407606" calcext:value-type="float">
            <text:p>0.4079229644</text:p>
          </table:table-cell>
          <table:table-cell table:formula="of:=[.M19]*[.H20]" office:value-type="float" office:value="0.377623188405797" calcext:value-type="float">
            <text:p>0.3776231884</text:p>
          </table:table-cell>
          <table:table-cell table:formula="of:=[.N19]*[.I20]" office:value-type="float" office:value="0" calcext:value-type="float">
            <text:p>0</text:p>
          </table:table-cell>
          <table:table-cell table:formula="of:=[.O19]*[.J20]" office:value-type="float" office:value="0.211893102000839" calcext:value-type="float">
            <text:p>0.211893102</text:p>
          </table:table-cell>
          <table:table-cell table:formula="of:=SUM([.L20:.O20])" office:value-type="float" office:value="0.997439254814243" calcext:value-type="float">
            <text:p>0.9974392548</text:p>
          </table:table-cell>
          <table:table-cell table:formula="of:=([.P20]/[.P19])" office:value-type="float" office:value="0.99578207289721" calcext:value-type="float">
            <text:p>0.9957820729</text:p>
          </table:table-cell>
          <table:table-cell table:formula="of:=[.Q20]-1" office:value-type="float" office:value="-0.00421792710279023" calcext:value-type="float">
            <text:p>-0.0042179271</text:p>
          </table:table-cell>
          <table:table-cell table:number-columns-repeated="2"/>
          <table:table-cell office:value-type="float" office:value="0.99681474926" calcext:value-type="float">
            <text:p>0.9968147493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337.87" calcext:value-type="float">
            <text:p>337.87</text:p>
          </table:table-cell>
          <table:table-cell office:value-type="float" office:value="129.87" calcext:value-type="float">
            <text:p>129.87</text:p>
          </table:table-cell>
          <table:table-cell office:value-type="float" office:value="600.36" calcext:value-type="float">
            <text:p>600.36</text:p>
          </table:table-cell>
          <table:table-cell office:value-type="float" office:value="77.34" calcext:value-type="float">
            <text:p>77.34</text:p>
          </table:table-cell>
          <table:table-cell/>
          <table:table-cell table:formula="of:=[.B21]/[.B20]" office:value-type="float" office:value="1.00959182453834" calcext:value-type="float">
            <text:p>1.0095918245</text:p>
          </table:table-cell>
          <table:table-cell table:formula="of:=[.C21]/[.C20]" office:value-type="float" office:value="0.996852932146147" calcext:value-type="float">
            <text:p>0.9968529321</text:p>
          </table:table-cell>
          <table:table-cell table:formula="of:=[.D21]/[.D20]" office:value-type="float" office:value="0.998951729646084" calcext:value-type="float">
            <text:p>0.9989517296</text:p>
          </table:table-cell>
          <table:table-cell table:formula="of:=[.E21]/[.E20]" office:value-type="float" office:value="1.02139461172742" calcext:value-type="float">
            <text:p>1.0213946117</text:p>
          </table:table-cell>
          <table:table-cell/>
          <table:table-cell table:formula="of:=[.L20]*[.G21]" office:value-type="float" office:value="0.411835689907362" calcext:value-type="float">
            <text:p>0.4118356899</text:p>
          </table:table-cell>
          <table:table-cell table:formula="of:=[.M20]*[.H21]" office:value-type="float" office:value="0.376434782608696" calcext:value-type="float">
            <text:p>0.3764347826</text:p>
          </table:table-cell>
          <table:table-cell table:formula="of:=[.N20]*[.I21]" office:value-type="float" office:value="0" calcext:value-type="float">
            <text:p>0</text:p>
          </table:table-cell>
          <table:table-cell table:formula="of:=[.O20]*[.J21]" office:value-type="float" office:value="0.216426472645865" calcext:value-type="float">
            <text:p>0.2164264726</text:p>
          </table:table-cell>
          <table:table-cell table:formula="of:=SUM([.L21:.O21])" office:value-type="float" office:value="1.00469694516192" calcext:value-type="float">
            <text:p>1.0046969452</text:p>
          </table:table-cell>
          <table:table-cell table:formula="of:=([.P21]/[.P20])" office:value-type="float" office:value="1.00727632315718" calcext:value-type="float">
            <text:p>1.0072763232</text:p>
          </table:table-cell>
          <table:table-cell table:formula="of:=[.Q21]-1" office:value-type="float" office:value="0.0072763231571753" calcext:value-type="float">
            <text:p>0.0072763232</text:p>
          </table:table-cell>
          <table:table-cell table:number-columns-repeated="2"/>
          <table:table-cell office:value-type="float" office:value="1.00685682502" calcext:value-type="float">
            <text:p>1.006856825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343.55" calcext:value-type="float">
            <text:p>343.55</text:p>
          </table:table-cell>
          <table:table-cell office:value-type="float" office:value="130.8" calcext:value-type="float">
            <text:p>130.8</text:p>
          </table:table-cell>
          <table:table-cell office:value-type="float" office:value="611.04" calcext:value-type="float">
            <text:p>611.04</text:p>
          </table:table-cell>
          <table:table-cell office:value-type="float" office:value="80.44" calcext:value-type="float">
            <text:p>80.44</text:p>
          </table:table-cell>
          <table:table-cell/>
          <table:table-cell table:formula="of:=[.B22]/[.B21]" office:value-type="float" office:value="1.0168111995738" calcext:value-type="float">
            <text:p>1.0168111996</text:p>
          </table:table-cell>
          <table:table-cell table:formula="of:=[.C22]/[.C21]" office:value-type="float" office:value="1.00716100716101" calcext:value-type="float">
            <text:p>1.0071610072</text:p>
          </table:table-cell>
          <table:table-cell table:formula="of:=[.D22]/[.D21]" office:value-type="float" office:value="1.01778932640416" calcext:value-type="float">
            <text:p>1.0177893264</text:p>
          </table:table-cell>
          <table:table-cell table:formula="of:=[.E22]/[.E21]" office:value-type="float" office:value="1.04008275148694" calcext:value-type="float">
            <text:p>1.0400827515</text:p>
          </table:table-cell>
          <table:table-cell/>
          <table:table-cell table:formula="of:=[.L21]*[.G22]" office:value-type="float" office:value="0.418759141882009" calcext:value-type="float">
            <text:p>0.4187591419</text:p>
          </table:table-cell>
          <table:table-cell table:formula="of:=[.M21]*[.H22]" office:value-type="float" office:value="0.379130434782609" calcext:value-type="float">
            <text:p>0.3791304348</text:p>
          </table:table-cell>
          <table:table-cell table:formula="of:=[.N21]*[.I22]" office:value-type="float" office:value="0" calcext:value-type="float">
            <text:p>0</text:p>
          </table:table-cell>
          <table:table-cell table:formula="of:=[.O21]*[.J22]" office:value-type="float" office:value="0.225101441164125" calcext:value-type="float">
            <text:p>0.2251014412</text:p>
          </table:table-cell>
          <table:table-cell table:formula="of:=SUM([.L22:.O22])" office:value-type="float" office:value="1.02299101782874" calcext:value-type="float">
            <text:p>1.0229910178</text:p>
          </table:table-cell>
          <table:table-cell table:formula="of:=([.P22]/[.P21])" office:value-type="float" office:value="1.01820854811485" calcext:value-type="float">
            <text:p>1.0182085481</text:p>
          </table:table-cell>
          <table:table-cell table:formula="of:=[.Q22]-1" office:value-type="float" office:value="0.0182085481148453" calcext:value-type="float">
            <text:p>0.0182085481</text:p>
          </table:table-cell>
          <table:table-cell table:number-columns-repeated="2"/>
          <table:table-cell office:value-type="float" office:value="1.01760543299" calcext:value-type="float">
            <text:p>1.017605433</text:p>
          </table:table-cell>
        </table:table-row>
        <table:table-row table:style-name="ro1">
          <table:table-cell office:value-type="string" calcext:value-type="string">
            <text:p>2011-02-02</text:p>
          </table:table-cell>
          <table:table-cell office:value-type="float" office:value="342.85" calcext:value-type="float">
            <text:p>342.85</text:p>
          </table:table-cell>
          <table:table-cell office:value-type="float" office:value="130.45" calcext:value-type="float">
            <text:p>130.45</text:p>
          </table:table-cell>
          <table:table-cell office:value-type="float" office:value="612" calcext:value-type="float">
            <text:p>612</text:p>
          </table:table-cell>
          <table:table-cell office:value-type="float" office:value="79.96" calcext:value-type="float">
            <text:p>79.96</text:p>
          </table:table-cell>
          <table:table-cell/>
          <table:table-cell table:formula="of:=[.B23]/[.B22]" office:value-type="float" office:value="0.997962450880512" calcext:value-type="float">
            <text:p>0.9979624509</text:p>
          </table:table-cell>
          <table:table-cell table:formula="of:=[.C23]/[.C22]" office:value-type="float" office:value="0.997324159021407" calcext:value-type="float">
            <text:p>0.997324159</text:p>
          </table:table-cell>
          <table:table-cell table:formula="of:=[.D23]/[.D22]" office:value-type="float" office:value="1.00157109190888" calcext:value-type="float">
            <text:p>1.0015710919</text:p>
          </table:table-cell>
          <table:table-cell table:formula="of:=[.E23]/[.E22]" office:value-type="float" office:value="0.99403281949279" calcext:value-type="float">
            <text:p>0.9940328195</text:p>
          </table:table-cell>
          <table:table-cell/>
          <table:table-cell table:formula="of:=[.L22]*[.G23]" office:value-type="float" office:value="0.41790589956119" calcext:value-type="float">
            <text:p>0.4179058996</text:p>
          </table:table-cell>
          <table:table-cell table:formula="of:=[.M22]*[.H23]" office:value-type="float" office:value="0.378115942028985" calcext:value-type="float">
            <text:p>0.378115942</text:p>
          </table:table-cell>
          <table:table-cell table:formula="of:=[.N22]*[.I23]" office:value-type="float" office:value="0" calcext:value-type="float">
            <text:p>0</text:p>
          </table:table-cell>
          <table:table-cell table:formula="of:=[.O22]*[.J23]" office:value-type="float" office:value="0.223758220232265" calcext:value-type="float">
            <text:p>0.2237582202</text:p>
          </table:table-cell>
          <table:table-cell table:formula="of:=SUM([.L23:.O23])" office:value-type="float" office:value="1.01978006182244" calcext:value-type="float">
            <text:p>1.0197800618</text:p>
          </table:table-cell>
          <table:table-cell table:formula="of:=([.P23]/[.P22])" office:value-type="float" office:value="0.996861208016159" calcext:value-type="float">
            <text:p>0.996861208</text:p>
          </table:table-cell>
          <table:table-cell table:formula="of:=[.Q23]-1" office:value-type="float" office:value="-0.00313879198384059" calcext:value-type="float">
            <text:p>-0.003138792</text:p>
          </table:table-cell>
          <table:table-cell table:number-columns-repeated="2"/>
          <table:table-cell office:value-type="float" office:value="0.996921207859" calcext:value-type="float">
            <text:p>0.9969212079</text:p>
          </table:table-cell>
        </table:table-row>
        <table:table-row table:style-name="ro1">
          <table:table-cell office:value-type="string" calcext:value-type="string">
            <text:p>2011-02-03</text:p>
          </table:table-cell>
          <table:table-cell office:value-type="float" office:value="341.97" calcext:value-type="float">
            <text:p>341.97</text:p>
          </table:table-cell>
          <table:table-cell office:value-type="float" office:value="132.2" calcext:value-type="float">
            <text:p>132.2</text:p>
          </table:table-cell>
          <table:table-cell office:value-type="float" office:value="610.15" calcext:value-type="float">
            <text:p>610.15</text:p>
          </table:table-cell>
          <table:table-cell office:value-type="float" office:value="79.99" calcext:value-type="float">
            <text:p>79.99</text:p>
          </table:table-cell>
          <table:table-cell/>
          <table:table-cell table:formula="of:=[.B24]/[.B23]" office:value-type="float" office:value="0.997433279859997" calcext:value-type="float">
            <text:p>0.9974332799</text:p>
          </table:table-cell>
          <table:table-cell table:formula="of:=[.C24]/[.C23]" office:value-type="float" office:value="1.01341510157148" calcext:value-type="float">
            <text:p>1.0134151016</text:p>
          </table:table-cell>
          <table:table-cell table:formula="of:=[.D24]/[.D23]" office:value-type="float" office:value="0.996977124183007" calcext:value-type="float">
            <text:p>0.9969771242</text:p>
          </table:table-cell>
          <table:table-cell table:formula="of:=[.E24]/[.E23]" office:value-type="float" office:value="1.0003751875938" calcext:value-type="float">
            <text:p>1.0003751876</text:p>
          </table:table-cell>
          <table:table-cell/>
          <table:table-cell table:formula="of:=[.L23]*[.G24]" office:value-type="float" office:value="0.41683325207216" calcext:value-type="float">
            <text:p>0.4168332521</text:p>
          </table:table-cell>
          <table:table-cell table:formula="of:=[.M23]*[.H24]" office:value-type="float" office:value="0.383188405797101" calcext:value-type="float">
            <text:p>0.3831884058</text:p>
          </table:table-cell>
          <table:table-cell table:formula="of:=[.N23]*[.I24]" office:value-type="float" office:value="0" calcext:value-type="float">
            <text:p>0</text:p>
          </table:table-cell>
          <table:table-cell table:formula="of:=[.O23]*[.J24]" office:value-type="float" office:value="0.223842171540506" calcext:value-type="float">
            <text:p>0.2238421715</text:p>
          </table:table-cell>
          <table:table-cell table:formula="of:=SUM([.L24:.O24])" office:value-type="float" office:value="1.02386382940977" calcext:value-type="float">
            <text:p>1.0238638294</text:p>
          </table:table-cell>
          <table:table-cell table:formula="of:=([.P24]/[.P23])" office:value-type="float" office:value="1.00400455719837" calcext:value-type="float">
            <text:p>1.0040045572</text:p>
          </table:table-cell>
          <table:table-cell table:formula="of:=[.Q24]-1" office:value-type="float" office:value="0.00400455719837201" calcext:value-type="float">
            <text:p>0.0040045572</text:p>
          </table:table-cell>
          <table:table-cell table:number-columns-repeated="2"/>
          <table:table-cell office:value-type="float" office:value="1.00441439009" calcext:value-type="float">
            <text:p>1.0044143901</text:p>
          </table:table-cell>
        </table:table-row>
        <table:table-row table:style-name="ro1">
          <table:table-cell office:value-type="string" calcext:value-type="string">
            <text:p>2011-02-04</text:p>
          </table:table-cell>
          <table:table-cell office:value-type="float" office:value="345.02" calcext:value-type="float">
            <text:p>345.02</text:p>
          </table:table-cell>
          <table:table-cell office:value-type="float" office:value="131.66" calcext:value-type="float">
            <text:p>131.66</text:p>
          </table:table-cell>
          <table:table-cell office:value-type="float" office:value="610.98" calcext:value-type="float">
            <text:p>610.98</text:p>
          </table:table-cell>
          <table:table-cell office:value-type="float" office:value="79.84" calcext:value-type="float">
            <text:p>79.84</text:p>
          </table:table-cell>
          <table:table-cell/>
          <table:table-cell table:formula="of:=[.B25]/[.B24]" office:value-type="float" office:value="1.00891891101559" calcext:value-type="float">
            <text:p>1.008918911</text:p>
          </table:table-cell>
          <table:table-cell table:formula="of:=[.C25]/[.C24]" office:value-type="float" office:value="0.995915279878971" calcext:value-type="float">
            <text:p>0.9959152799</text:p>
          </table:table-cell>
          <table:table-cell table:formula="of:=[.D25]/[.D24]" office:value-type="float" office:value="1.00136032123248" calcext:value-type="float">
            <text:p>1.0013603212</text:p>
          </table:table-cell>
          <table:table-cell table:formula="of:=[.E25]/[.E24]" office:value-type="float" office:value="0.9981247655957" calcext:value-type="float">
            <text:p>0.9981247656</text:p>
          </table:table-cell>
          <table:table-cell/>
          <table:table-cell table:formula="of:=[.L24]*[.G25]" office:value-type="float" office:value="0.420550950755729" calcext:value-type="float">
            <text:p>0.4205509508</text:p>
          </table:table-cell>
          <table:table-cell table:formula="of:=[.M24]*[.H25]" office:value-type="float" office:value="0.381623188405797" calcext:value-type="float">
            <text:p>0.3816231884</text:p>
          </table:table-cell>
          <table:table-cell table:formula="of:=[.N24]*[.I25]" office:value-type="float" office:value="0" calcext:value-type="float">
            <text:p>0</text:p>
          </table:table-cell>
          <table:table-cell table:formula="of:=[.O24]*[.J25]" office:value-type="float" office:value="0.2234224149993" calcext:value-type="float">
            <text:p>0.223422415</text:p>
          </table:table-cell>
          <table:table-cell table:formula="of:=SUM([.L25:.O25])" office:value-type="float" office:value="1.02559655416083" calcext:value-type="float">
            <text:p>1.0255965542</text:p>
          </table:table-cell>
          <table:table-cell table:formula="of:=([.P25]/[.P24])" office:value-type="float" office:value="1.00169233906042" calcext:value-type="float">
            <text:p>1.0016923391</text:p>
          </table:table-cell>
          <table:table-cell table:formula="of:=[.Q25]-1" office:value-type="float" office:value="0.00169233906041733" calcext:value-type="float">
            <text:p>0.0016923391</text:p>
          </table:table-cell>
          <table:table-cell table:number-columns-repeated="2"/>
          <table:table-cell office:value-type="float" office:value="1.00155862948" calcext:value-type="float">
            <text:p>1.0015586295</text:p>
          </table:table-cell>
        </table:table-row>
        <table:table-row table:style-name="ro1">
          <table:table-cell office:value-type="string" calcext:value-type="string">
            <text:p>2011-02-07</text:p>
          </table:table-cell>
          <table:table-cell office:value-type="float" office:value="350.38" calcext:value-type="float">
            <text:p>350.38</text:p>
          </table:table-cell>
          <table:table-cell office:value-type="float" office:value="131.68" calcext:value-type="float">
            <text:p>131.68</text:p>
          </table:table-cell>
          <table:table-cell office:value-type="float" office:value="614.29" calcext:value-type="float">
            <text:p>614.29</text:p>
          </table:table-cell>
          <table:table-cell office:value-type="float" office:value="80.46" calcext:value-type="float">
            <text:p>80.46</text:p>
          </table:table-cell>
          <table:table-cell/>
          <table:table-cell table:formula="of:=[.B26]/[.B25]" office:value-type="float" office:value="1.01553533128514" calcext:value-type="float">
            <text:p>1.0155353313</text:p>
          </table:table-cell>
          <table:table-cell table:formula="of:=[.C26]/[.C25]" office:value-type="float" office:value="1.00015190642564" calcext:value-type="float">
            <text:p>1.0001519064</text:p>
          </table:table-cell>
          <table:table-cell table:formula="of:=[.D26]/[.D25]" office:value-type="float" office:value="1.00541752594193" calcext:value-type="float">
            <text:p>1.0054175259</text:p>
          </table:table-cell>
          <table:table-cell table:formula="of:=[.E26]/[.E25]" office:value-type="float" office:value="1.00776553106212" calcext:value-type="float">
            <text:p>1.0077655311</text:p>
          </table:table-cell>
          <table:table-cell/>
          <table:table-cell table:formula="of:=[.L25]*[.G26]" office:value-type="float" office:value="0.427084349098001" calcext:value-type="float">
            <text:p>0.4270843491</text:p>
          </table:table-cell>
          <table:table-cell table:formula="of:=[.M25]*[.H26]" office:value-type="float" office:value="0.38168115942029" calcext:value-type="float">
            <text:p>0.3816811594</text:p>
          </table:table-cell>
          <table:table-cell table:formula="of:=[.N25]*[.I26]" office:value-type="float" office:value="0" calcext:value-type="float">
            <text:p>0</text:p>
          </table:table-cell>
          <table:table-cell table:formula="of:=[.O25]*[.J26]" office:value-type="float" office:value="0.225157408702952" calcext:value-type="float">
            <text:p>0.2251574087</text:p>
          </table:table-cell>
          <table:table-cell table:formula="of:=SUM([.L26:.O26])" office:value-type="float" office:value="1.03392291722124" calcext:value-type="float">
            <text:p>1.0339229172</text:p>
          </table:table-cell>
          <table:table-cell table:formula="of:=([.P26]/[.P25])" office:value-type="float" office:value="1.008118556002" calcext:value-type="float">
            <text:p>1.008118556</text:p>
          </table:table-cell>
          <table:table-cell table:formula="of:=[.Q26]-1" office:value-type="float" office:value="0.00811855600200384" calcext:value-type="float">
            <text:p>0.008118556</text:p>
          </table:table-cell>
          <table:table-cell table:number-columns-repeated="2"/>
          <table:table-cell office:value-type="float" office:value="1.0078280013" calcext:value-type="float">
            <text:p>1.0078280013</text:p>
          </table:table-cell>
        </table:table-row>
        <table:table-row table:style-name="ro1">
          <table:table-cell office:value-type="string" calcext:value-type="string">
            <text:p>2011-02-08</text:p>
          </table:table-cell>
          <table:table-cell office:value-type="float" office:value="353.68" calcext:value-type="float">
            <text:p>353.68</text:p>
          </table:table-cell>
          <table:table-cell office:value-type="float" office:value="133.14" calcext:value-type="float">
            <text:p>133.14</text:p>
          </table:table-cell>
          <table:table-cell office:value-type="float" office:value="618.38" calcext:value-type="float">
            <text:p>618.38</text:p>
          </table:table-cell>
          <table:table-cell office:value-type="float" office:value="79.97" calcext:value-type="float">
            <text:p>79.97</text:p>
          </table:table-cell>
          <table:table-cell/>
          <table:table-cell table:formula="of:=[.B27]/[.B26]" office:value-type="float" office:value="1.00941834579599" calcext:value-type="float">
            <text:p>1.0094183458</text:p>
          </table:table-cell>
          <table:table-cell table:formula="of:=[.C27]/[.C26]" office:value-type="float" office:value="1.01108748481166" calcext:value-type="float">
            <text:p>1.0110874848</text:p>
          </table:table-cell>
          <table:table-cell table:formula="of:=[.D27]/[.D26]" office:value-type="float" office:value="1.00665809308307" calcext:value-type="float">
            <text:p>1.0066580931</text:p>
          </table:table-cell>
          <table:table-cell table:formula="of:=[.E27]/[.E26]" office:value-type="float" office:value="0.99391001739995" calcext:value-type="float">
            <text:p>0.9939100174</text:p>
          </table:table-cell>
          <table:table-cell/>
          <table:table-cell table:formula="of:=[.L26]*[.G27]" office:value-type="float" office:value="0.431106777181863" calcext:value-type="float">
            <text:p>0.4311067772</text:p>
          </table:table-cell>
          <table:table-cell table:formula="of:=[.M26]*[.H27]" office:value-type="float" office:value="0.385913043478261" calcext:value-type="float">
            <text:p>0.3859130435</text:p>
          </table:table-cell>
          <table:table-cell table:formula="of:=[.N26]*[.I27]" office:value-type="float" office:value="0" calcext:value-type="float">
            <text:p>0</text:p>
          </table:table-cell>
          <table:table-cell table:formula="of:=[.O26]*[.J27]" office:value-type="float" office:value="0.223786204001679" calcext:value-type="float">
            <text:p>0.223786204</text:p>
          </table:table-cell>
          <table:table-cell table:formula="of:=SUM([.L27:.O27])" office:value-type="float" office:value="1.0408060246618" calcext:value-type="float">
            <text:p>1.0408060247</text:p>
          </table:table-cell>
          <table:table-cell table:formula="of:=([.P27]/[.P26])" office:value-type="float" office:value="1.00665727330917" calcext:value-type="float">
            <text:p>1.0066572733</text:p>
          </table:table-cell>
          <table:table-cell table:formula="of:=[.Q27]-1" office:value-type="float" office:value="0.00665727330917276" calcext:value-type="float">
            <text:p>0.0066572733</text:p>
          </table:table-cell>
          <table:table-cell table:number-columns-repeated="2"/>
          <table:table-cell office:value-type="float" office:value="1.00698433572" calcext:value-type="float">
            <text:p>1.0069843357</text:p>
          </table:table-cell>
        </table:table-row>
        <table:table-row table:style-name="ro1">
          <table:table-cell office:value-type="string" calcext:value-type="string">
            <text:p>2011-02-09</text:p>
          </table:table-cell>
          <table:table-cell office:value-type="float" office:value="356.63" calcext:value-type="float">
            <text:p>356.63</text:p>
          </table:table-cell>
          <table:table-cell office:value-type="float" office:value="133.07" calcext:value-type="float">
            <text:p>133.07</text:p>
          </table:table-cell>
          <table:table-cell office:value-type="float" office:value="616.5" calcext:value-type="float">
            <text:p>616.5</text:p>
          </table:table-cell>
          <table:table-cell office:value-type="float" office:value="79.55" calcext:value-type="float">
            <text:p>79.55</text:p>
          </table:table-cell>
          <table:table-cell/>
          <table:table-cell table:formula="of:=[.B28]/[.B27]" office:value-type="float" office:value="1.00834087310563" calcext:value-type="float">
            <text:p>1.0083408731</text:p>
          </table:table-cell>
          <table:table-cell table:formula="of:=[.C28]/[.C27]" office:value-type="float" office:value="0.999474237644585" calcext:value-type="float">
            <text:p>0.9994742376</text:p>
          </table:table-cell>
          <table:table-cell table:formula="of:=[.D28]/[.D27]" office:value-type="float" office:value="0.996959798182347" calcext:value-type="float">
            <text:p>0.9969597982</text:p>
          </table:table-cell>
          <table:table-cell table:formula="of:=[.E28]/[.E27]" office:value-type="float" office:value="0.994748030511442" calcext:value-type="float">
            <text:p>0.9947480305</text:p>
          </table:table-cell>
          <table:table-cell/>
          <table:table-cell table:formula="of:=[.L27]*[.G28]" office:value-type="float" office:value="0.434702584105315" calcext:value-type="float">
            <text:p>0.4347025841</text:p>
          </table:table-cell>
          <table:table-cell table:formula="of:=[.M27]*[.H28]" office:value-type="float" office:value="0.385710144927536" calcext:value-type="float">
            <text:p>0.3857101449</text:p>
          </table:table-cell>
          <table:table-cell table:formula="of:=[.N27]*[.I28]" office:value-type="float" office:value="0" calcext:value-type="float">
            <text:p>0</text:p>
          </table:table-cell>
          <table:table-cell table:formula="of:=[.O27]*[.J28]" office:value-type="float" office:value="0.222610885686302" calcext:value-type="float">
            <text:p>0.2226108857</text:p>
          </table:table-cell>
          <table:table-cell table:formula="of:=SUM([.L28:.O28])" office:value-type="float" office:value="1.04302361471915" calcext:value-type="float">
            <text:p>1.0430236147</text:p>
          </table:table-cell>
          <table:table-cell table:formula="of:=([.P28]/[.P27])" office:value-type="float" office:value="1.00213064683025" calcext:value-type="float">
            <text:p>1.0021306468</text:p>
          </table:table-cell>
          <table:table-cell table:formula="of:=[.Q28]-1" office:value-type="float" office:value="0.00213064683024955" calcext:value-type="float">
            <text:p>0.0021306468</text:p>
          </table:table-cell>
          <table:table-cell table:number-columns-repeated="2"/>
          <table:table-cell office:value-type="float" office:value="1.0020756504" calcext:value-type="float">
            <text:p>1.0020756504</text:p>
          </table:table-cell>
        </table:table-row>
        <table:table-row table:style-name="ro1">
          <table:table-cell office:value-type="string" calcext:value-type="string">
            <text:p>2011-02-10</text:p>
          </table:table-cell>
          <table:table-cell office:value-type="float" office:value="353.02" calcext:value-type="float">
            <text:p>353.02</text:p>
          </table:table-cell>
          <table:table-cell office:value-type="float" office:value="132.85" calcext:value-type="float">
            <text:p>132.85</text:p>
          </table:table-cell>
          <table:table-cell office:value-type="float" office:value="616.44" calcext:value-type="float">
            <text:p>616.44</text:p>
          </table:table-cell>
          <table:table-cell office:value-type="float" office:value="80.18" calcext:value-type="float">
            <text:p>80.18</text:p>
          </table:table-cell>
          <table:table-cell/>
          <table:table-cell table:formula="of:=[.B29]/[.B28]" office:value-type="float" office:value="0.989877464038359" calcext:value-type="float">
            <text:p>0.989877464</text:p>
          </table:table-cell>
          <table:table-cell table:formula="of:=[.C29]/[.C28]" office:value-type="float" office:value="0.998346734801232" calcext:value-type="float">
            <text:p>0.9983467348</text:p>
          </table:table-cell>
          <table:table-cell table:formula="of:=[.D29]/[.D28]" office:value-type="float" office:value="0.999902676399027" calcext:value-type="float">
            <text:p>0.9999026764</text:p>
          </table:table-cell>
          <table:table-cell table:formula="of:=[.E29]/[.E28]" office:value-type="float" office:value="1.00791954745443" calcext:value-type="float">
            <text:p>1.0079195475</text:p>
          </table:table-cell>
          <table:table-cell/>
          <table:table-cell table:formula="of:=[.L28]*[.G29]" office:value-type="float" office:value="0.43030229156509" calcext:value-type="float">
            <text:p>0.4303022916</text:p>
          </table:table-cell>
          <table:table-cell table:formula="of:=[.M28]*[.H29]" office:value-type="float" office:value="0.385072463768116" calcext:value-type="float">
            <text:p>0.3850724638</text:p>
          </table:table-cell>
          <table:table-cell table:formula="of:=[.N28]*[.I29]" office:value-type="float" office:value="0" calcext:value-type="float">
            <text:p>0</text:p>
          </table:table-cell>
          <table:table-cell table:formula="of:=[.O28]*[.J29]" office:value-type="float" office:value="0.224373863159367" calcext:value-type="float">
            <text:p>0.2243738632</text:p>
          </table:table-cell>
          <table:table-cell table:formula="of:=SUM([.L29:.O29])" office:value-type="float" office:value="1.03974861849257" calcext:value-type="float">
            <text:p>1.0397486185</text:p>
          </table:table-cell>
          <table:table-cell table:formula="of:=([.P29]/[.P28])" office:value-type="float" office:value="0.996860093884393" calcext:value-type="float">
            <text:p>0.9968600939</text:p>
          </table:table-cell>
          <table:table-cell table:formula="of:=[.Q29]-1" office:value-type="float" office:value="-0.00313990611560666" calcext:value-type="float">
            <text:p>-0.0031399061</text:p>
          </table:table-cell>
          <table:table-cell table:number-columns-repeated="2"/>
          <table:table-cell office:value-type="float" office:value="0.996873589027" calcext:value-type="float">
            <text:p>0.996873589</text:p>
          </table:table-cell>
        </table:table-row>
        <table:table-row table:style-name="ro1">
          <table:table-cell office:value-type="string" calcext:value-type="string">
            <text:p>2011-02-11</text:p>
          </table:table-cell>
          <table:table-cell office:value-type="float" office:value="355.32" calcext:value-type="float">
            <text:p>355.32</text:p>
          </table:table-cell>
          <table:table-cell office:value-type="float" office:value="132.32" calcext:value-type="float">
            <text:p>132.32</text:p>
          </table:table-cell>
          <table:table-cell office:value-type="float" office:value="624.5" calcext:value-type="float">
            <text:p>624.5</text:p>
          </table:table-cell>
          <table:table-cell office:value-type="float" office:value="79.81" calcext:value-type="float">
            <text:p>79.81</text:p>
          </table:table-cell>
          <table:table-cell/>
          <table:table-cell table:formula="of:=[.B30]/[.B29]" office:value-type="float" office:value="1.00651521160274" calcext:value-type="float">
            <text:p>1.0065152116</text:p>
          </table:table-cell>
          <table:table-cell table:formula="of:=[.C30]/[.C29]" office:value-type="float" office:value="0.996010538200978" calcext:value-type="float">
            <text:p>0.9960105382</text:p>
          </table:table-cell>
          <table:table-cell table:formula="of:=[.D30]/[.D29]" office:value-type="float" office:value="1.01307507624424" calcext:value-type="float">
            <text:p>1.0130750762</text:p>
          </table:table-cell>
          <table:table-cell table:formula="of:=[.E30]/[.E29]" office:value-type="float" office:value="0.995385382888501" calcext:value-type="float">
            <text:p>0.9953853829</text:p>
          </table:table-cell>
          <table:table-cell/>
          <table:table-cell table:formula="of:=[.L29]*[.G30]" office:value-type="float" office:value="0.433105802047782" calcext:value-type="float">
            <text:p>0.433105802</text:p>
          </table:table-cell>
          <table:table-cell table:formula="of:=[.M29]*[.H30]" office:value-type="float" office:value="0.383536231884058" calcext:value-type="float">
            <text:p>0.3835362319</text:p>
          </table:table-cell>
          <table:table-cell table:formula="of:=[.N29]*[.I30]" office:value-type="float" office:value="0" calcext:value-type="float">
            <text:p>0</text:p>
          </table:table-cell>
          <table:table-cell table:formula="of:=[.O29]*[.J30]" office:value-type="float" office:value="0.223338463691059" calcext:value-type="float">
            <text:p>0.2233384637</text:p>
          </table:table-cell>
          <table:table-cell table:formula="of:=SUM([.L30:.O30])" office:value-type="float" office:value="1.0399804976229" calcext:value-type="float">
            <text:p>1.0399804976</text:p>
          </table:table-cell>
          <table:table-cell table:formula="of:=([.P30]/[.P29])" office:value-type="float" office:value="1.00022301460776" calcext:value-type="float">
            <text:p>1.0002230146</text:p>
          </table:table-cell>
          <table:table-cell table:formula="of:=[.Q30]-1" office:value-type="float" office:value="0.000223014607762639" calcext:value-type="float">
            <text:p>0.0002230146</text:p>
          </table:table-cell>
          <table:table-cell table:number-columns-repeated="2"/>
          <table:table-cell office:value-type="float" office:value="1.0000873765" calcext:value-type="float">
            <text:p>1.0000873765</text:p>
          </table:table-cell>
        </table:table-row>
        <table:table-row table:style-name="ro1">
          <table:table-cell office:value-type="string" calcext:value-type="string">
            <text:p>2011-02-14</text:p>
          </table:table-cell>
          <table:table-cell office:value-type="float" office:value="357.64" calcext:value-type="float">
            <text:p>357.64</text:p>
          </table:table-cell>
          <table:table-cell office:value-type="float" office:value="132.95" calcext:value-type="float">
            <text:p>132.95</text:p>
          </table:table-cell>
          <table:table-cell office:value-type="float" office:value="628.15" calcext:value-type="float">
            <text:p>628.15</text:p>
          </table:table-cell>
          <table:table-cell office:value-type="float" office:value="81.83" calcext:value-type="float">
            <text:p>81.83</text:p>
          </table:table-cell>
          <table:table-cell/>
          <table:table-cell table:formula="of:=[.B31]/[.B30]" office:value-type="float" office:value="1.00652932567826" calcext:value-type="float">
            <text:p>1.0065293257</text:p>
          </table:table-cell>
          <table:table-cell table:formula="of:=[.C31]/[.C30]" office:value-type="float" office:value="1.00476118500605" calcext:value-type="float">
            <text:p>1.004761185</text:p>
          </table:table-cell>
          <table:table-cell table:formula="of:=[.D31]/[.D30]" office:value-type="float" office:value="1.00584467574059" calcext:value-type="float">
            <text:p>1.0058446757</text:p>
          </table:table-cell>
          <table:table-cell table:formula="of:=[.E31]/[.E30]" office:value-type="float" office:value="1.02531011151485" calcext:value-type="float">
            <text:p>1.0253101115</text:p>
          </table:table-cell>
          <table:table-cell/>
          <table:table-cell table:formula="of:=[.L30]*[.G31]" office:value-type="float" office:value="0.435933690882496" calcext:value-type="float">
            <text:p>0.4359336909</text:p>
          </table:table-cell>
          <table:table-cell table:formula="of:=[.M30]*[.H31]" office:value-type="float" office:value="0.38536231884058" calcext:value-type="float">
            <text:p>0.3853623188</text:p>
          </table:table-cell>
          <table:table-cell table:formula="of:=[.N30]*[.I31]" office:value-type="float" office:value="0" calcext:value-type="float">
            <text:p>0</text:p>
          </table:table-cell>
          <table:table-cell table:formula="of:=[.O30]*[.J31]" office:value-type="float" office:value="0.228991185112635" calcext:value-type="float">
            <text:p>0.2289911851</text:p>
          </table:table-cell>
          <table:table-cell table:formula="of:=SUM([.L31:.O31])" office:value-type="float" office:value="1.05028719483571" calcext:value-type="float">
            <text:p>1.0502871948</text:p>
          </table:table-cell>
          <table:table-cell table:formula="of:=([.P31]/[.P30])" office:value-type="float" office:value="1.00991047162555" calcext:value-type="float">
            <text:p>1.0099104716</text:p>
          </table:table-cell>
          <table:table-cell table:formula="of:=[.Q31]-1" office:value-type="float" office:value="0.00991047162554515" calcext:value-type="float">
            <text:p>0.0099104716</text:p>
          </table:table-cell>
          <table:table-cell table:number-columns-repeated="2"/>
          <table:table-cell office:value-type="float" office:value="1.00957822658" calcext:value-type="float">
            <text:p>1.0095782266</text:p>
          </table:table-cell>
        </table:table-row>
        <table:table-row table:style-name="ro1">
          <table:table-cell office:value-type="string" calcext:value-type="string">
            <text:p>2011-02-15</text:p>
          </table:table-cell>
          <table:table-cell office:value-type="float" office:value="358.36" calcext:value-type="float">
            <text:p>358.36</text:p>
          </table:table-cell>
          <table:table-cell office:value-type="float" office:value="133.97" calcext:value-type="float">
            <text:p>133.97</text:p>
          </table:table-cell>
          <table:table-cell office:value-type="float" office:value="624.15" calcext:value-type="float">
            <text:p>624.15</text:p>
          </table:table-cell>
          <table:table-cell office:value-type="float" office:value="79.96" calcext:value-type="float">
            <text:p>79.96</text:p>
          </table:table-cell>
          <table:table-cell/>
          <table:table-cell table:formula="of:=[.B32]/[.B31]" office:value-type="float" office:value="1.0020131976289" calcext:value-type="float">
            <text:p>1.0020131976</text:p>
          </table:table-cell>
          <table:table-cell table:formula="of:=[.C32]/[.C31]" office:value-type="float" office:value="1.00767205716435" calcext:value-type="float">
            <text:p>1.0076720572</text:p>
          </table:table-cell>
          <table:table-cell table:formula="of:=[.D32]/[.D31]" office:value-type="float" office:value="0.993632094245005" calcext:value-type="float">
            <text:p>0.9936320942</text:p>
          </table:table-cell>
          <table:table-cell table:formula="of:=[.E32]/[.E31]" office:value-type="float" office:value="0.977147745325675" calcext:value-type="float">
            <text:p>0.9771477453</text:p>
          </table:table-cell>
          <table:table-cell/>
          <table:table-cell table:formula="of:=[.L31]*[.G32]" office:value-type="float" office:value="0.436811311555339" calcext:value-type="float">
            <text:p>0.4368113116</text:p>
          </table:table-cell>
          <table:table-cell table:formula="of:=[.M31]*[.H32]" office:value-type="float" office:value="0.38831884057971" calcext:value-type="float">
            <text:p>0.3883188406</text:p>
          </table:table-cell>
          <table:table-cell table:formula="of:=[.N31]*[.I32]" office:value-type="float" office:value="0" calcext:value-type="float">
            <text:p>0</text:p>
          </table:table-cell>
          <table:table-cell table:formula="of:=[.O31]*[.J32]" office:value-type="float" office:value="0.223758220232265" calcext:value-type="float">
            <text:p>0.2237582202</text:p>
          </table:table-cell>
          <table:table-cell table:formula="of:=SUM([.L32:.O32])" office:value-type="float" office:value="1.04888837236731" calcext:value-type="float">
            <text:p>1.0488883724</text:p>
          </table:table-cell>
          <table:table-cell table:formula="of:=([.P32]/[.P31])" office:value-type="float" office:value="0.998668152410812" calcext:value-type="float">
            <text:p>0.9986681524</text:p>
          </table:table-cell>
          <table:table-cell table:formula="of:=[.Q32]-1" office:value-type="float" office:value="-0.00133184758918758" calcext:value-type="float">
            <text:p>-0.0013318476</text:p>
          </table:table-cell>
          <table:table-cell table:number-columns-repeated="2"/>
          <table:table-cell office:value-type="float" office:value="0.999303650982" calcext:value-type="float">
            <text:p>0.999303651</text:p>
          </table:table-cell>
        </table:table-row>
        <table:table-row table:style-name="ro1">
          <table:table-cell office:value-type="string" calcext:value-type="string">
            <text:p>2011-02-16</text:p>
          </table:table-cell>
          <table:table-cell office:value-type="float" office:value="361.58" calcext:value-type="float">
            <text:p>361.58</text:p>
          </table:table-cell>
          <table:table-cell office:value-type="float" office:value="134.1" calcext:value-type="float">
            <text:p>134.1</text:p>
          </table:table-cell>
          <table:table-cell office:value-type="float" office:value="624.22" calcext:value-type="float">
            <text:p>624.22</text:p>
          </table:table-cell>
          <table:table-cell office:value-type="float" office:value="80.65" calcext:value-type="float">
            <text:p>80.65</text:p>
          </table:table-cell>
          <table:table-cell/>
          <table:table-cell table:formula="of:=[.B33]/[.B32]" office:value-type="float" office:value="1.00898537783235" calcext:value-type="float">
            <text:p>1.0089853778</text:p>
          </table:table-cell>
          <table:table-cell table:formula="of:=[.C33]/[.C32]" office:value-type="float" office:value="1.00097036649996" calcext:value-type="float">
            <text:p>1.0009703665</text:p>
          </table:table-cell>
          <table:table-cell table:formula="of:=[.D33]/[.D32]" office:value-type="float" office:value="1.00011215252744" calcext:value-type="float">
            <text:p>1.0001121525</text:p>
          </table:table-cell>
          <table:table-cell table:formula="of:=[.E33]/[.E32]" office:value-type="float" office:value="1.00862931465733" calcext:value-type="float">
            <text:p>1.0086293147</text:p>
          </table:table-cell>
          <table:table-cell/>
          <table:table-cell table:formula="of:=[.L32]*[.G33]" office:value-type="float" office:value="0.440736226231107" calcext:value-type="float">
            <text:p>0.4407362262</text:p>
          </table:table-cell>
          <table:table-cell table:formula="of:=[.M32]*[.H33]" office:value-type="float" office:value="0.388695652173913" calcext:value-type="float">
            <text:p>0.3886956522</text:p>
          </table:table-cell>
          <table:table-cell table:formula="of:=[.N32]*[.I33]" office:value-type="float" office:value="0" calcext:value-type="float">
            <text:p>0</text:p>
          </table:table-cell>
          <table:table-cell table:formula="of:=[.O32]*[.J33]" office:value-type="float" office:value="0.225689100321813" calcext:value-type="float">
            <text:p>0.2256891003</text:p>
          </table:table-cell>
          <table:table-cell table:formula="of:=SUM([.L33:.O33])" office:value-type="float" office:value="1.05512097872683" calcext:value-type="float">
            <text:p>1.0551209787</text:p>
          </table:table-cell>
          <table:table-cell table:formula="of:=([.P33]/[.P32])" office:value-type="float" office:value="1.0059421064469" calcext:value-type="float">
            <text:p>1.0059421064</text:p>
          </table:table-cell>
          <table:table-cell table:formula="of:=[.Q33]-1" office:value-type="float" office:value="0.00594210644689697" calcext:value-type="float">
            <text:p>0.0059421064</text:p>
          </table:table-cell>
          <table:table-cell table:number-columns-repeated="2"/>
          <table:table-cell office:value-type="float" office:value="1.00570816066" calcext:value-type="float">
            <text:p>1.0057081607</text:p>
          </table:table-cell>
        </table:table-row>
        <table:table-row table:style-name="ro1">
          <table:table-cell office:value-type="string" calcext:value-type="string">
            <text:p>2011-02-17</text:p>
          </table:table-cell>
          <table:table-cell office:value-type="float" office:value="356.77" calcext:value-type="float">
            <text:p>356.77</text:p>
          </table:table-cell>
          <table:table-cell office:value-type="float" office:value="135.04" calcext:value-type="float">
            <text:p>135.04</text:p>
          </table:table-cell>
          <table:table-cell office:value-type="float" office:value="625.26" calcext:value-type="float">
            <text:p>625.26</text:p>
          </table:table-cell>
          <table:table-cell office:value-type="float" office:value="80.83" calcext:value-type="float">
            <text:p>80.83</text:p>
          </table:table-cell>
          <table:table-cell/>
          <table:table-cell table:formula="of:=[.B34]/[.B33]" office:value-type="float" office:value="0.986697273079263" calcext:value-type="float">
            <text:p>0.9866972731</text:p>
          </table:table-cell>
          <table:table-cell table:formula="of:=[.C34]/[.C33]" office:value-type="float" office:value="1.00700969425802" calcext:value-type="float">
            <text:p>1.0070096943</text:p>
          </table:table-cell>
          <table:table-cell table:formula="of:=[.D34]/[.D33]" office:value-type="float" office:value="1.00166607926693" calcext:value-type="float">
            <text:p>1.0016660793</text:p>
          </table:table-cell>
          <table:table-cell table:formula="of:=[.E34]/[.E33]" office:value-type="float" office:value="1.00223186608803" calcext:value-type="float">
            <text:p>1.0022318661</text:p>
          </table:table-cell>
          <table:table-cell/>
          <table:table-cell table:formula="of:=[.L33]*[.G34]" office:value-type="float" office:value="0.434873232569478" calcext:value-type="float">
            <text:p>0.4348732326</text:p>
          </table:table-cell>
          <table:table-cell table:formula="of:=[.M33]*[.H34]" office:value-type="float" office:value="0.391420289855072" calcext:value-type="float">
            <text:p>0.3914202899</text:p>
          </table:table-cell>
          <table:table-cell table:formula="of:=[.N33]*[.I34]" office:value-type="float" office:value="0" calcext:value-type="float">
            <text:p>0</text:p>
          </table:table-cell>
          <table:table-cell table:formula="of:=[.O33]*[.J34]" office:value-type="float" office:value="0.226192808171261" calcext:value-type="float">
            <text:p>0.2261928082</text:p>
          </table:table-cell>
          <table:table-cell table:formula="of:=SUM([.L34:.O34])" office:value-type="float" office:value="1.05248633059581" calcext:value-type="float">
            <text:p>1.0524863306</text:p>
          </table:table-cell>
          <table:table-cell table:formula="of:=([.P34]/[.P33])" office:value-type="float" office:value="0.997502989529977" calcext:value-type="float">
            <text:p>0.9975029895</text:p>
          </table:table-cell>
          <table:table-cell table:formula="of:=[.Q34]-1" office:value-type="float" office:value="-0.00249701047002293" calcext:value-type="float">
            <text:p>-0.0024970105</text:p>
          </table:table-cell>
          <table:table-cell table:number-columns-repeated="2"/>
          <table:table-cell office:value-type="float" office:value="0.997929160153" calcext:value-type="float">
            <text:p>0.9979291602</text:p>
          </table:table-cell>
        </table:table-row>
        <table:table-row table:style-name="ro1">
          <table:table-cell office:value-type="string" calcext:value-type="string">
            <text:p>2011-02-18</text:p>
          </table:table-cell>
          <table:table-cell office:value-type="float" office:value="349.06" calcext:value-type="float">
            <text:p>349.06</text:p>
          </table:table-cell>
          <table:table-cell office:value-type="float" office:value="135.41" calcext:value-type="float">
            <text:p>135.41</text:p>
          </table:table-cell>
          <table:table-cell office:value-type="float" office:value="630.08" calcext:value-type="float">
            <text:p>630.08</text:p>
          </table:table-cell>
          <table:table-cell office:value-type="float" office:value="81.43" calcext:value-type="float">
            <text:p>81.43</text:p>
          </table:table-cell>
          <table:table-cell/>
          <table:table-cell table:formula="of:=[.B35]/[.B34]" office:value-type="float" office:value="0.978389438573871" calcext:value-type="float">
            <text:p>0.9783894386</text:p>
          </table:table-cell>
          <table:table-cell table:formula="of:=[.C35]/[.C34]" office:value-type="float" office:value="1.00273992890995" calcext:value-type="float">
            <text:p>1.0027399289</text:p>
          </table:table-cell>
          <table:table-cell table:formula="of:=[.D35]/[.D34]" office:value-type="float" office:value="1.00770879314205" calcext:value-type="float">
            <text:p>1.0077087931</text:p>
          </table:table-cell>
          <table:table-cell table:formula="of:=[.E35]/[.E34]" office:value-type="float" office:value="1.00742298651491" calcext:value-type="float">
            <text:p>1.0074229865</text:p>
          </table:table-cell>
          <table:table-cell/>
          <table:table-cell table:formula="of:=[.L34]*[.G35]" office:value-type="float" office:value="0.425475377864456" calcext:value-type="float">
            <text:p>0.4254753779</text:p>
          </table:table-cell>
          <table:table-cell table:formula="of:=[.M34]*[.H35]" office:value-type="float" office:value="0.392492753623188" calcext:value-type="float">
            <text:p>0.3924927536</text:p>
          </table:table-cell>
          <table:table-cell table:formula="of:=[.N34]*[.I35]" office:value-type="float" office:value="0" calcext:value-type="float">
            <text:p>0</text:p>
          </table:table-cell>
          <table:table-cell table:formula="of:=[.O34]*[.J35]" office:value-type="float" office:value="0.227871834336085" calcext:value-type="float">
            <text:p>0.2278718343</text:p>
          </table:table-cell>
          <table:table-cell table:formula="of:=SUM([.L35:.O35])" office:value-type="float" office:value="1.04583996582373" calcext:value-type="float">
            <text:p>1.0458399658</text:p>
          </table:table-cell>
          <table:table-cell table:formula="of:=([.P35]/[.P34])" office:value-type="float" office:value="0.993685082096678" calcext:value-type="float">
            <text:p>0.9936850821</text:p>
          </table:table-cell>
          <table:table-cell table:formula="of:=[.Q35]-1" office:value-type="float" office:value="-0.00631491790332239" calcext:value-type="float">
            <text:p>-0.0063149179</text:p>
          </table:table-cell>
          <table:table-cell table:number-columns-repeated="2"/>
          <table:table-cell office:value-type="float" office:value="0.993936344297" calcext:value-type="float">
            <text:p>0.9939363443</text:p>
          </table:table-cell>
        </table:table-row>
        <table:table-row table:style-name="ro1">
          <table:table-cell office:value-type="string" calcext:value-type="string">
            <text:p>2011-02-22</text:p>
          </table:table-cell>
          <table:table-cell office:value-type="float" office:value="337.16" calcext:value-type="float">
            <text:p>337.16</text:p>
          </table:table-cell>
          <table:table-cell office:value-type="float" office:value="136.29" calcext:value-type="float">
            <text:p>136.29</text:p>
          </table:table-cell>
          <table:table-cell office:value-type="float" office:value="610.21" calcext:value-type="float">
            <text:p>610.21</text:p>
          </table:table-cell>
          <table:table-cell office:value-type="float" office:value="82.34" calcext:value-type="float">
            <text:p>82.34</text:p>
          </table:table-cell>
          <table:table-cell/>
          <table:table-cell table:formula="of:=[.B36]/[.B35]" office:value-type="float" office:value="0.965908439809775" calcext:value-type="float">
            <text:p>0.9659084398</text:p>
          </table:table-cell>
          <table:table-cell table:formula="of:=[.C36]/[.C35]" office:value-type="float" office:value="1.00649878147847" calcext:value-type="float">
            <text:p>1.0064987815</text:p>
          </table:table-cell>
          <table:table-cell table:formula="of:=[.D36]/[.D35]" office:value-type="float" office:value="0.968464321990858" calcext:value-type="float">
            <text:p>0.968464322</text:p>
          </table:table-cell>
          <table:table-cell table:formula="of:=[.E36]/[.E35]" office:value-type="float" office:value="1.0111752425396" calcext:value-type="float">
            <text:p>1.0111752425</text:p>
          </table:table-cell>
          <table:table-cell/>
          <table:table-cell table:formula="of:=[.L35]*[.G36]" office:value-type="float" office:value="0.410970258410532" calcext:value-type="float">
            <text:p>0.4109702584</text:p>
          </table:table-cell>
          <table:table-cell table:formula="of:=[.M35]*[.H36]" office:value-type="float" office:value="0.395043478260869" calcext:value-type="float">
            <text:p>0.3950434783</text:p>
          </table:table-cell>
          <table:table-cell table:formula="of:=[.N35]*[.I36]" office:value-type="float" office:value="0" calcext:value-type="float">
            <text:p>0</text:p>
          </table:table-cell>
          <table:table-cell table:formula="of:=[.O35]*[.J36]" office:value-type="float" office:value="0.230418357352735" calcext:value-type="float">
            <text:p>0.2304183574</text:p>
          </table:table-cell>
          <table:table-cell table:formula="of:=SUM([.L36:.O36])" office:value-type="float" office:value="1.03643209402414" calcext:value-type="float">
            <text:p>1.036432094</text:p>
          </table:table-cell>
          <table:table-cell table:formula="of:=([.P36]/[.P35])" office:value-type="float" office:value="0.991004482418891" calcext:value-type="float">
            <text:p>0.9910044824</text:p>
          </table:table-cell>
          <table:table-cell table:formula="of:=[.Q36]-1" office:value-type="float" office:value="-0.00899551758110861" calcext:value-type="float">
            <text:p>-0.0089955176</text:p>
          </table:table-cell>
          <table:table-cell table:number-columns-repeated="2"/>
          <table:table-cell office:value-type="float" office:value="0.991197937023" calcext:value-type="float">
            <text:p>0.991197937</text:p>
          </table:table-cell>
        </table:table-row>
        <table:table-row table:style-name="ro1">
          <table:table-cell office:value-type="string" calcext:value-type="string">
            <text:p>2011-02-23</text:p>
          </table:table-cell>
          <table:table-cell office:value-type="float" office:value="341.16" calcext:value-type="float">
            <text:p>341.16</text:p>
          </table:table-cell>
          <table:table-cell office:value-type="float" office:value="137.51" calcext:value-type="float">
            <text:p>137.51</text:p>
          </table:table-cell>
          <table:table-cell office:value-type="float" office:value="611.32" calcext:value-type="float">
            <text:p>611.32</text:p>
          </table:table-cell>
          <table:table-cell office:value-type="float" office:value="83.91" calcext:value-type="float">
            <text:p>83.91</text:p>
          </table:table-cell>
          <table:table-cell/>
          <table:table-cell table:formula="of:=[.B37]/[.B36]" office:value-type="float" office:value="1.01186380353541" calcext:value-type="float">
            <text:p>1.0118638035</text:p>
          </table:table-cell>
          <table:table-cell table:formula="of:=[.C37]/[.C36]" office:value-type="float" office:value="1.00895150047692" calcext:value-type="float">
            <text:p>1.0089515005</text:p>
          </table:table-cell>
          <table:table-cell table:formula="of:=[.D37]/[.D36]" office:value-type="float" office:value="1.00181904590223" calcext:value-type="float">
            <text:p>1.0018190459</text:p>
          </table:table-cell>
          <table:table-cell table:formula="of:=[.E37]/[.E36]" office:value-type="float" office:value="1.01906728200146" calcext:value-type="float">
            <text:p>1.019067282</text:p>
          </table:table-cell>
          <table:table-cell/>
          <table:table-cell table:formula="of:=[.L36]*[.G37]" office:value-type="float" office:value="0.415845928815212" calcext:value-type="float">
            <text:p>0.4158459288</text:p>
          </table:table-cell>
          <table:table-cell table:formula="of:=[.M36]*[.H37]" office:value-type="float" office:value="0.398579710144927" calcext:value-type="float">
            <text:p>0.3985797101</text:p>
          </table:table-cell>
          <table:table-cell table:formula="of:=[.N36]*[.I37]" office:value-type="float" office:value="0" calcext:value-type="float">
            <text:p>0</text:p>
          </table:table-cell>
          <table:table-cell table:formula="of:=[.O36]*[.J37]" office:value-type="float" office:value="0.234811809150693" calcext:value-type="float">
            <text:p>0.2348118092</text:p>
          </table:table-cell>
          <table:table-cell table:formula="of:=SUM([.L37:.O37])" office:value-type="float" office:value="1.04923744811083" calcext:value-type="float">
            <text:p>1.0492374481</text:p>
          </table:table-cell>
          <table:table-cell table:formula="of:=([.P37]/[.P36])" office:value-type="float" office:value="1.01235522728457" calcext:value-type="float">
            <text:p>1.0123552273</text:p>
          </table:table-cell>
          <table:table-cell table:formula="of:=[.Q37]-1" office:value-type="float" office:value="0.0123552272845746" calcext:value-type="float">
            <text:p>0.0123552273</text:p>
          </table:table-cell>
          <table:table-cell table:number-columns-repeated="2"/>
          <table:table-cell office:value-type="float" office:value="1.01213957801" calcext:value-type="float">
            <text:p>1.012139578</text:p>
          </table:table-cell>
        </table:table-row>
        <table:table-row table:style-name="ro1">
          <table:table-cell office:value-type="string" calcext:value-type="string">
            <text:p>2011-02-24</text:p>
          </table:table-cell>
          <table:table-cell office:value-type="float" office:value="341.41" calcext:value-type="float">
            <text:p>341.41</text:p>
          </table:table-cell>
          <table:table-cell office:value-type="float" office:value="136.48" calcext:value-type="float">
            <text:p>136.48</text:p>
          </table:table-cell>
          <table:table-cell office:value-type="float" office:value="608.82" calcext:value-type="float">
            <text:p>608.82</text:p>
          </table:table-cell>
          <table:table-cell office:value-type="float" office:value="82.85" calcext:value-type="float">
            <text:p>82.85</text:p>
          </table:table-cell>
          <table:table-cell/>
          <table:table-cell table:formula="of:=[.B38]/[.B37]" office:value-type="float" office:value="1.00073279399695" calcext:value-type="float">
            <text:p>1.000732794</text:p>
          </table:table-cell>
          <table:table-cell table:formula="of:=[.C38]/[.C37]" office:value-type="float" office:value="0.992509635662861" calcext:value-type="float">
            <text:p>0.9925096357</text:p>
          </table:table-cell>
          <table:table-cell table:formula="of:=[.D38]/[.D37]" office:value-type="float" office:value="0.995910488778381" calcext:value-type="float">
            <text:p>0.9959104888</text:p>
          </table:table-cell>
          <table:table-cell table:formula="of:=[.E38]/[.E37]" office:value-type="float" office:value="0.9873674174711" calcext:value-type="float">
            <text:p>0.9873674175</text:p>
          </table:table-cell>
          <table:table-cell/>
          <table:table-cell table:formula="of:=[.L37]*[.G38]" office:value-type="float" office:value="0.416150658215505" calcext:value-type="float">
            <text:p>0.4161506582</text:p>
          </table:table-cell>
          <table:table-cell table:formula="of:=[.M37]*[.H38]" office:value-type="float" office:value="0.395594202898551" calcext:value-type="float">
            <text:p>0.3955942029</text:p>
          </table:table-cell>
          <table:table-cell table:formula="of:=[.N37]*[.I38]" office:value-type="float" office:value="0" calcext:value-type="float">
            <text:p>0</text:p>
          </table:table-cell>
          <table:table-cell table:formula="of:=[.O37]*[.J38]" office:value-type="float" office:value="0.231845529592836" calcext:value-type="float">
            <text:p>0.2318455296</text:p>
          </table:table-cell>
          <table:table-cell table:formula="of:=SUM([.L38:.O38])" office:value-type="float" office:value="1.04359039070689" calcext:value-type="float">
            <text:p>1.0435903907</text:p>
          </table:table-cell>
          <table:table-cell table:formula="of:=([.P38]/[.P37])" office:value-type="float" office:value="0.994617941425834" calcext:value-type="float">
            <text:p>0.9946179414</text:p>
          </table:table-cell>
          <table:table-cell table:formula="of:=[.Q38]-1" office:value-type="float" office:value="-0.00538205857416574" calcext:value-type="float">
            <text:p>-0.0053820586</text:p>
          </table:table-cell>
          <table:table-cell table:number-columns-repeated="2"/>
          <table:table-cell office:value-type="float" office:value="0.994770455358" calcext:value-type="float">
            <text:p>0.9947704554</text:p>
          </table:table-cell>
        </table:table-row>
        <table:table-row table:style-name="ro1">
          <table:table-cell office:value-type="string" calcext:value-type="string">
            <text:p>2011-02-25</text:p>
          </table:table-cell>
          <table:table-cell office:value-type="float" office:value="346.67" calcext:value-type="float">
            <text:p>346.67</text:p>
          </table:table-cell>
          <table:table-cell office:value-type="float" office:value="137.38" calcext:value-type="float">
            <text:p>137.38</text:p>
          </table:table-cell>
          <table:table-cell office:value-type="float" office:value="610.04" calcext:value-type="float">
            <text:p>610.04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[.B39]/[.B38]" office:value-type="float" office:value="1.01540669576169" calcext:value-type="float">
            <text:p>1.0154066958</text:p>
          </table:table-cell>
          <table:table-cell table:formula="of:=[.C39]/[.C38]" office:value-type="float" office:value="1.00659437280188" calcext:value-type="float">
            <text:p>1.0065943728</text:p>
          </table:table-cell>
          <table:table-cell table:formula="of:=[.D39]/[.D38]" office:value-type="float" office:value="1.00200387635097" calcext:value-type="float">
            <text:p>1.0020038764</text:p>
          </table:table-cell>
          <table:table-cell table:formula="of:=[.E39]/[.E38]" office:value-type="float" office:value="0.992637296318648" calcext:value-type="float">
            <text:p>0.9926372963</text:p>
          </table:table-cell>
          <table:table-cell/>
          <table:table-cell table:formula="of:=[.L38]*[.G39]" office:value-type="float" office:value="0.42256216479766" calcext:value-type="float">
            <text:p>0.4225621648</text:p>
          </table:table-cell>
          <table:table-cell table:formula="of:=[.M38]*[.H39]" office:value-type="float" office:value="0.398202898550725" calcext:value-type="float">
            <text:p>0.3982028986</text:p>
          </table:table-cell>
          <table:table-cell table:formula="of:=[.N38]*[.I39]" office:value-type="float" office:value="0" calcext:value-type="float">
            <text:p>0</text:p>
          </table:table-cell>
          <table:table-cell table:formula="of:=[.O38]*[.J39]" office:value-type="float" office:value="0.230138519658598" calcext:value-type="float">
            <text:p>0.2301385197</text:p>
          </table:table-cell>
          <table:table-cell table:formula="of:=SUM([.L39:.O39])" office:value-type="float" office:value="1.05090358300698" calcext:value-type="float">
            <text:p>1.050903583</text:p>
          </table:table-cell>
          <table:table-cell table:formula="of:=([.P39]/[.P38])" office:value-type="float" office:value="1.00700772292004" calcext:value-type="float">
            <text:p>1.0070077229</text:p>
          </table:table-cell>
          <table:table-cell table:formula="of:=[.Q39]-1" office:value-type="float" office:value="0.0070077229200407" calcext:value-type="float">
            <text:p>0.0070077229</text:p>
          </table:table-cell>
          <table:table-cell table:number-columns-repeated="2"/>
          <table:table-cell office:value-type="float" office:value="1.00732788669" calcext:value-type="float">
            <text:p>1.0073278867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351.7" calcext:value-type="float">
            <text:p>351.7</text:p>
          </table:table-cell>
          <table:table-cell office:value-type="float" office:value="137.66" calcext:value-type="float">
            <text:p>137.66</text:p>
          </table:table-cell>
          <table:table-cell office:value-type="float" office:value="613.4" calcext:value-type="float">
            <text:p>613.4</text:p>
          </table:table-cell>
          <table:table-cell office:value-type="float" office:value="82.42" calcext:value-type="float">
            <text:p>82.42</text:p>
          </table:table-cell>
          <table:table-cell/>
          <table:table-cell table:formula="of:=[.B40]/[.B39]" office:value-type="float" office:value="1.01450947587042" calcext:value-type="float">
            <text:p>1.0145094759</text:p>
          </table:table-cell>
          <table:table-cell table:formula="of:=[.C40]/[.C39]" office:value-type="float" office:value="1.0020381423788" calcext:value-type="float">
            <text:p>1.0020381424</text:p>
          </table:table-cell>
          <table:table-cell table:formula="of:=[.D40]/[.D39]" office:value-type="float" office:value="1.00550783555177" calcext:value-type="float">
            <text:p>1.0055078356</text:p>
          </table:table-cell>
          <table:table-cell table:formula="of:=[.E40]/[.E39]" office:value-type="float" office:value="1.00218871595331" calcext:value-type="float">
            <text:p>1.002188716</text:p>
          </table:table-cell>
          <table:table-cell/>
          <table:table-cell table:formula="of:=[.L39]*[.G40]" office:value-type="float" office:value="0.428693320331546" calcext:value-type="float">
            <text:p>0.4286933203</text:p>
          </table:table-cell>
          <table:table-cell table:formula="of:=[.M39]*[.H40]" office:value-type="float" office:value="0.399014492753623" calcext:value-type="float">
            <text:p>0.3990144928</text:p>
          </table:table-cell>
          <table:table-cell table:formula="of:=[.N39]*[.I40]" office:value-type="float" office:value="0" calcext:value-type="float">
            <text:p>0</text:p>
          </table:table-cell>
          <table:table-cell table:formula="of:=[.O39]*[.J40]" office:value-type="float" office:value="0.230642227508045" calcext:value-type="float">
            <text:p>0.2306422275</text:p>
          </table:table-cell>
          <table:table-cell table:formula="of:=SUM([.L40:.O40])" office:value-type="float" office:value="1.05835004059321" calcext:value-type="float">
            <text:p>1.0583500406</text:p>
          </table:table-cell>
          <table:table-cell table:formula="of:=([.P40]/[.P39])" office:value-type="float" office:value="1.00708576667417" calcext:value-type="float">
            <text:p>1.0070857667</text:p>
          </table:table-cell>
          <table:table-cell table:formula="of:=[.Q40]-1" office:value-type="float" office:value="0.00708576667416505" calcext:value-type="float">
            <text:p>0.0070857667</text:p>
          </table:table-cell>
          <table:table-cell table:number-columns-repeated="2"/>
          <table:table-cell office:value-type="float" office:value="1.00705679049" calcext:value-type="float">
            <text:p>1.0070567905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347.82" calcext:value-type="float">
            <text:p>347.82</text:p>
          </table:table-cell>
          <table:table-cell office:value-type="float" office:value="140.03" calcext:value-type="float">
            <text:p>140.03</text:p>
          </table:table-cell>
          <table:table-cell office:value-type="float" office:value="600.76" calcext:value-type="float">
            <text:p>600.76</text:p>
          </table:table-cell>
          <table:table-cell office:value-type="float" office:value="81.72" calcext:value-type="float">
            <text:p>81.72</text:p>
          </table:table-cell>
          <table:table-cell/>
          <table:table-cell table:formula="of:=[.B41]/[.B40]" office:value-type="float" office:value="0.988967870344043" calcext:value-type="float">
            <text:p>0.9889678703</text:p>
          </table:table-cell>
          <table:table-cell table:formula="of:=[.C41]/[.C40]" office:value-type="float" office:value="1.01721633008862" calcext:value-type="float">
            <text:p>1.0172163301</text:p>
          </table:table-cell>
          <table:table-cell table:formula="of:=[.D41]/[.D40]" office:value-type="float" office:value="0.979393544179981" calcext:value-type="float">
            <text:p>0.9793935442</text:p>
          </table:table-cell>
          <table:table-cell table:formula="of:=[.E41]/[.E40]" office:value-type="float" office:value="0.991506915797137" calcext:value-type="float">
            <text:p>0.9915069158</text:p>
          </table:table-cell>
          <table:table-cell/>
          <table:table-cell table:formula="of:=[.L40]*[.G41]" office:value-type="float" office:value="0.423963920039005" calcext:value-type="float">
            <text:p>0.42396392</text:p>
          </table:table-cell>
          <table:table-cell table:formula="of:=[.M40]*[.H41]" office:value-type="float" office:value="0.405884057971014" calcext:value-type="float">
            <text:p>0.405884058</text:p>
          </table:table-cell>
          <table:table-cell table:formula="of:=[.N40]*[.I41]" office:value-type="float" office:value="0" calcext:value-type="float">
            <text:p>0</text:p>
          </table:table-cell>
          <table:table-cell table:formula="of:=[.O40]*[.J41]" office:value-type="float" office:value="0.228683363649083" calcext:value-type="float">
            <text:p>0.2286833636</text:p>
          </table:table-cell>
          <table:table-cell table:formula="of:=SUM([.L41:.O41])" office:value-type="float" office:value="1.0585313416591" calcext:value-type="float">
            <text:p>1.0585313417</text:p>
          </table:table-cell>
          <table:table-cell table:formula="of:=([.P41]/[.P40])" office:value-type="float" office:value="1.00017130538946" calcext:value-type="float">
            <text:p>1.0001713054</text:p>
          </table:table-cell>
          <table:table-cell table:formula="of:=[.Q41]-1" office:value-type="float" office:value="0.00017130538946053" calcext:value-type="float">
            <text:p>0.0001713054</text:p>
          </table:table-cell>
          <table:table-cell table:number-columns-repeated="2"/>
          <table:table-cell office:value-type="float" office:value="1.00077506333" calcext:value-type="float">
            <text:p>1.0007750633</text:p>
          </table:table-cell>
        </table:table-row>
        <table:table-row table:style-name="ro1">
          <table:table-cell office:value-type="string" calcext:value-type="string">
            <text:p>2011-03-02</text:p>
          </table:table-cell>
          <table:table-cell office:value-type="float" office:value="350.61" calcext:value-type="float">
            <text:p>350.61</text:p>
          </table:table-cell>
          <table:table-cell office:value-type="float" office:value="139.92" calcext:value-type="float">
            <text:p>139.92</text:p>
          </table:table-cell>
          <table:table-cell office:value-type="float" office:value="600.79" calcext:value-type="float">
            <text:p>600.79</text:p>
          </table:table-cell>
          <table:table-cell office:value-type="float" office:value="81.99" calcext:value-type="float">
            <text:p>81.99</text:p>
          </table:table-cell>
          <table:table-cell/>
          <table:table-cell table:formula="of:=[.B42]/[.B41]" office:value-type="float" office:value="1.00802139037433" calcext:value-type="float">
            <text:p>1.0080213904</text:p>
          </table:table-cell>
          <table:table-cell table:formula="of:=[.C42]/[.C41]" office:value-type="float" office:value="0.999214454045561" calcext:value-type="float">
            <text:p>0.999214454</text:p>
          </table:table-cell>
          <table:table-cell table:formula="of:=[.D42]/[.D41]" office:value-type="float" office:value="1.00004993674679" calcext:value-type="float">
            <text:p>1.0000499367</text:p>
          </table:table-cell>
          <table:table-cell table:formula="of:=[.E42]/[.E41]" office:value-type="float" office:value="1.00330396475771" calcext:value-type="float">
            <text:p>1.0033039648</text:p>
          </table:table-cell>
          <table:table-cell/>
          <table:table-cell table:formula="of:=[.L41]*[.G42]" office:value-type="float" office:value="0.42736470014627" calcext:value-type="float">
            <text:p>0.4273647001</text:p>
          </table:table-cell>
          <table:table-cell table:formula="of:=[.M41]*[.H42]" office:value-type="float" office:value="0.405565217391304" calcext:value-type="float">
            <text:p>0.4055652174</text:p>
          </table:table-cell>
          <table:table-cell table:formula="of:=[.N41]*[.I42]" office:value-type="float" office:value="0" calcext:value-type="float">
            <text:p>0</text:p>
          </table:table-cell>
          <table:table-cell table:formula="of:=[.O41]*[.J42]" office:value-type="float" office:value="0.229438925423254" calcext:value-type="float">
            <text:p>0.2294389254</text:p>
          </table:table-cell>
          <table:table-cell table:formula="of:=SUM([.L42:.O42])" office:value-type="float" office:value="1.06236884296083" calcext:value-type="float">
            <text:p>1.062368843</text:p>
          </table:table-cell>
          <table:table-cell table:formula="of:=([.P42]/[.P41])" office:value-type="float" office:value="1.00362530720697" calcext:value-type="float">
            <text:p>1.0036253072</text:p>
          </table:table-cell>
          <table:table-cell table:formula="of:=[.Q42]-1" office:value-type="float" office:value="0.00362530720697474" calcext:value-type="float">
            <text:p>0.0036253072</text:p>
          </table:table-cell>
          <table:table-cell table:number-columns-repeated="2"/>
          <table:table-cell office:value-type="float" office:value="1.00355513072" calcext:value-type="float">
            <text:p>1.0035551307</text:p>
          </table:table-cell>
        </table:table-row>
        <table:table-row table:style-name="ro1">
          <table:table-cell office:value-type="string" calcext:value-type="string">
            <text:p>2011-03-03</text:p>
          </table:table-cell>
          <table:table-cell office:value-type="float" office:value="358.02" calcext:value-type="float">
            <text:p>358.02</text:p>
          </table:table-cell>
          <table:table-cell office:value-type="float" office:value="138.09" calcext:value-type="float">
            <text:p>138.09</text:p>
          </table:table-cell>
          <table:table-cell office:value-type="float" office:value="609.56" calcext:value-type="float">
            <text:p>609.56</text:p>
          </table:table-cell>
          <table:table-cell office:value-type="float" office:value="82.7" calcext:value-type="float">
            <text:p>82.7</text:p>
          </table:table-cell>
          <table:table-cell/>
          <table:table-cell table:formula="of:=[.B43]/[.B42]" office:value-type="float" office:value="1.02113459399333" calcext:value-type="float">
            <text:p>1.021134594</text:p>
          </table:table-cell>
          <table:table-cell table:formula="of:=[.C43]/[.C42]" office:value-type="float" office:value="0.986921097770154" calcext:value-type="float">
            <text:p>0.9869210978</text:p>
          </table:table-cell>
          <table:table-cell table:formula="of:=[.D43]/[.D42]" office:value-type="float" office:value="1.01459744669518" calcext:value-type="float">
            <text:p>1.0145974467</text:p>
          </table:table-cell>
          <table:table-cell table:formula="of:=[.E43]/[.E42]" office:value-type="float" office:value="1.00865959263325" calcext:value-type="float">
            <text:p>1.0086595926</text:p>
          </table:table-cell>
          <table:table-cell/>
          <table:table-cell table:formula="of:=[.L42]*[.G43]" office:value-type="float" office:value="0.436396879570941" calcext:value-type="float">
            <text:p>0.4363968796</text:p>
          </table:table-cell>
          <table:table-cell table:formula="of:=[.M42]*[.H43]" office:value-type="float" office:value="0.400260869565217" calcext:value-type="float">
            <text:p>0.4002608696</text:p>
          </table:table-cell>
          <table:table-cell table:formula="of:=[.N42]*[.I43]" office:value-type="float" office:value="0" calcext:value-type="float">
            <text:p>0</text:p>
          </table:table-cell>
          <table:table-cell table:formula="of:=[.O42]*[.J43]" office:value-type="float" office:value="0.23142577305163" calcext:value-type="float">
            <text:p>0.2314257731</text:p>
          </table:table-cell>
          <table:table-cell table:formula="of:=SUM([.L43:.O43])" office:value-type="float" office:value="1.06808352218779" calcext:value-type="float">
            <text:p>1.0680835222</text:p>
          </table:table-cell>
          <table:table-cell table:formula="of:=([.P43]/[.P42])" office:value-type="float" office:value="1.00537918564237" calcext:value-type="float">
            <text:p>1.0053791856</text:p>
          </table:table-cell>
          <table:table-cell table:formula="of:=[.Q43]-1" office:value-type="float" office:value="0.00537918564237327" calcext:value-type="float">
            <text:p>0.0053791856</text:p>
          </table:table-cell>
          <table:table-cell table:number-columns-repeated="2"/>
          <table:table-cell office:value-type="float" office:value="1.00495419523" calcext:value-type="float">
            <text:p>1.0049541952</text:p>
          </table:table-cell>
        </table:table-row>
        <table:table-row table:style-name="ro1">
          <table:table-cell office:value-type="string" calcext:value-type="string">
            <text:p>2011-03-04</text:p>
          </table:table-cell>
          <table:table-cell office:value-type="float" office:value="358.46" calcext:value-type="float">
            <text:p>358.46</text:p>
          </table:table-cell>
          <table:table-cell office:value-type="float" office:value="139.35" calcext:value-type="float">
            <text:p>139.35</text:p>
          </table:table-cell>
          <table:table-cell office:value-type="float" office:value="600.62" calcext:value-type="float">
            <text:p>600.62</text:p>
          </table:table-cell>
          <table:table-cell office:value-type="float" office:value="81.99" calcext:value-type="float">
            <text:p>81.99</text:p>
          </table:table-cell>
          <table:table-cell/>
          <table:table-cell table:formula="of:=[.B44]/[.B43]" office:value-type="float" office:value="1.00122898162114" calcext:value-type="float">
            <text:p>1.0012289816</text:p>
          </table:table-cell>
          <table:table-cell table:formula="of:=[.C44]/[.C43]" office:value-type="float" office:value="1.00912448403215" calcext:value-type="float">
            <text:p>1.009124484</text:p>
          </table:table-cell>
          <table:table-cell table:formula="of:=[.D44]/[.D43]" office:value-type="float" office:value="0.985333683312553" calcext:value-type="float">
            <text:p>0.9853336833</text:p>
          </table:table-cell>
          <table:table-cell table:formula="of:=[.E44]/[.E43]" office:value-type="float" office:value="0.991414752116082" calcext:value-type="float">
            <text:p>0.9914147521</text:p>
          </table:table-cell>
          <table:table-cell/>
          <table:table-cell table:formula="of:=[.L43]*[.G44]" office:value-type="float" office:value="0.436933203315456" calcext:value-type="float">
            <text:p>0.4369332033</text:p>
          </table:table-cell>
          <table:table-cell table:formula="of:=[.M43]*[.H44]" office:value-type="float" office:value="0.403913043478261" calcext:value-type="float">
            <text:p>0.4039130435</text:p>
          </table:table-cell>
          <table:table-cell table:formula="of:=[.N43]*[.I44]" office:value-type="float" office:value="0" calcext:value-type="float">
            <text:p>0</text:p>
          </table:table-cell>
          <table:table-cell table:formula="of:=[.O43]*[.J44]" office:value-type="float" office:value="0.229438925423254" calcext:value-type="float">
            <text:p>0.2294389254</text:p>
          </table:table-cell>
          <table:table-cell table:formula="of:=SUM([.L44:.O44])" office:value-type="float" office:value="1.07028517221697" calcext:value-type="float">
            <text:p>1.0702851722</text:p>
          </table:table-cell>
          <table:table-cell table:formula="of:=([.P44]/[.P43])" office:value-type="float" office:value="1.00206130886157" calcext:value-type="float">
            <text:p>1.0020613089</text:p>
          </table:table-cell>
          <table:table-cell table:formula="of:=[.Q44]-1" office:value-type="float" office:value="0.00206130886157019" calcext:value-type="float">
            <text:p>0.0020613089</text:p>
          </table:table-cell>
          <table:table-cell table:number-columns-repeated="2"/>
          <table:table-cell office:value-type="float" office:value="1.00242433668" calcext:value-type="float">
            <text:p>1.0024243367</text:p>
          </table:table-cell>
        </table:table-row>
        <table:table-row table:style-name="ro1">
          <table:table-cell office:value-type="string" calcext:value-type="string">
            <text:p>2011-03-07</text:p>
          </table:table-cell>
          <table:table-cell office:value-type="float" office:value="353.84" calcext:value-type="float">
            <text:p>353.84</text:p>
          </table:table-cell>
          <table:table-cell office:value-type="float" office:value="139.72" calcext:value-type="float">
            <text:p>139.72</text:p>
          </table:table-cell>
          <table:table-cell office:value-type="float" office:value="591.66" calcext:value-type="float">
            <text:p>591.66</text:p>
          </table:table-cell>
          <table:table-cell office:value-type="float" office:value="81.64" calcext:value-type="float">
            <text:p>81.64</text:p>
          </table:table-cell>
          <table:table-cell/>
          <table:table-cell table:formula="of:=[.B45]/[.B44]" office:value-type="float" office:value="0.987111532667522" calcext:value-type="float">
            <text:p>0.9871115327</text:p>
          </table:table-cell>
          <table:table-cell table:formula="of:=[.C45]/[.C44]" office:value-type="float" office:value="1.00265518478651" calcext:value-type="float">
            <text:p>1.0026551848</text:p>
          </table:table-cell>
          <table:table-cell table:formula="of:=[.D45]/[.D44]" office:value-type="float" office:value="0.985082081848756" calcext:value-type="float">
            <text:p>0.9850820818</text:p>
          </table:table-cell>
          <table:table-cell table:formula="of:=[.E45]/[.E44]" office:value-type="float" office:value="0.995731186730089" calcext:value-type="float">
            <text:p>0.9957311867</text:p>
          </table:table-cell>
          <table:table-cell/>
          <table:table-cell table:formula="of:=[.L44]*[.G45]" office:value-type="float" office:value="0.43130180399805" calcext:value-type="float">
            <text:p>0.431301804</text:p>
          </table:table-cell>
          <table:table-cell table:formula="of:=[.M44]*[.H45]" office:value-type="float" office:value="0.404985507246377" calcext:value-type="float">
            <text:p>0.4049855072</text:p>
          </table:table-cell>
          <table:table-cell table:formula="of:=[.N44]*[.I45]" office:value-type="float" office:value="0" calcext:value-type="float">
            <text:p>0</text:p>
          </table:table-cell>
          <table:table-cell table:formula="of:=[.O44]*[.J45]" office:value-type="float" office:value="0.228459493493773" calcext:value-type="float">
            <text:p>0.2284594935</text:p>
          </table:table-cell>
          <table:table-cell table:formula="of:=SUM([.L45:.O45])" office:value-type="float" office:value="1.0647468047382" calcext:value-type="float">
            <text:p>1.0647468047</text:p>
          </table:table-cell>
          <table:table-cell table:formula="of:=([.P45]/[.P44])" office:value-type="float" office:value="0.994825334758867" calcext:value-type="float">
            <text:p>0.9948253348</text:p>
          </table:table-cell>
          <table:table-cell table:formula="of:=[.Q45]-1" office:value-type="float" office:value="-0.00517466524113286" calcext:value-type="float">
            <text:p>-0.0051746652</text:p>
          </table:table-cell>
          <table:table-cell table:number-columns-repeated="2"/>
          <table:table-cell office:value-type="float" office:value="0.995052924328" calcext:value-type="float">
            <text:p>0.9950529243</text:p>
          </table:table-cell>
        </table:table-row>
        <table:table-row table:style-name="ro1">
          <table:table-cell office:value-type="string" calcext:value-type="string">
            <text:p>2011-03-08</text:p>
          </table:table-cell>
          <table:table-cell office:value-type="float" office:value="354.24" calcext:value-type="float">
            <text:p>354.24</text:p>
          </table:table-cell>
          <table:table-cell office:value-type="float" office:value="139.36" calcext:value-type="float">
            <text:p>139.36</text:p>
          </table:table-cell>
          <table:table-cell office:value-type="float" office:value="592.31" calcext:value-type="float">
            <text:p>592.31</text:p>
          </table:table-cell>
          <table:table-cell office:value-type="float" office:value="81.53" calcext:value-type="float">
            <text:p>81.53</text:p>
          </table:table-cell>
          <table:table-cell/>
          <table:table-cell table:formula="of:=[.B46]/[.B45]" office:value-type="float" office:value="1.00113045444269" calcext:value-type="float">
            <text:p>1.0011304544</text:p>
          </table:table-cell>
          <table:table-cell table:formula="of:=[.C46]/[.C45]" office:value-type="float" office:value="0.997423418265102" calcext:value-type="float">
            <text:p>0.9974234183</text:p>
          </table:table-cell>
          <table:table-cell table:formula="of:=[.D46]/[.D45]" office:value-type="float" office:value="1.00109860392793" calcext:value-type="float">
            <text:p>1.0010986039</text:p>
          </table:table-cell>
          <table:table-cell table:formula="of:=[.E46]/[.E45]" office:value-type="float" office:value="0.998652621264086" calcext:value-type="float">
            <text:p>0.9986526213</text:p>
          </table:table-cell>
          <table:table-cell/>
          <table:table-cell table:formula="of:=[.L45]*[.G46]" office:value-type="float" office:value="0.431789371038518" calcext:value-type="float">
            <text:p>0.431789371</text:p>
          </table:table-cell>
          <table:table-cell table:formula="of:=[.M45]*[.H46]" office:value-type="float" office:value="0.403942028985507" calcext:value-type="float">
            <text:p>0.403942029</text:p>
          </table:table-cell>
          <table:table-cell table:formula="of:=[.N45]*[.I46]" office:value-type="float" office:value="0" calcext:value-type="float">
            <text:p>0</text:p>
          </table:table-cell>
          <table:table-cell table:formula="of:=[.O45]*[.J46]" office:value-type="float" office:value="0.228151672030222" calcext:value-type="float">
            <text:p>0.228151672</text:p>
          </table:table-cell>
          <table:table-cell table:formula="of:=SUM([.L46:.O46])" office:value-type="float" office:value="1.06388307205425" calcext:value-type="float">
            <text:p>1.0638830721</text:p>
          </table:table-cell>
          <table:table-cell table:formula="of:=([.P46]/[.P45])" office:value-type="float" office:value="0.999188790536765" calcext:value-type="float">
            <text:p>0.9991887905</text:p>
          </table:table-cell>
          <table:table-cell table:formula="of:=[.Q46]-1" office:value-type="float" office:value="-0.000811209463234652" calcext:value-type="float">
            <text:p>-0.0008112095</text:p>
          </table:table-cell>
          <table:table-cell table:number-columns-repeated="2"/>
          <table:table-cell office:value-type="float" office:value="0.999152073336" calcext:value-type="float">
            <text:p>0.9991520733</text:p>
          </table:table-cell>
        </table:table-row>
        <table:table-row table:style-name="ro1">
          <table:table-cell office:value-type="string" calcext:value-type="string">
            <text:p>2011-03-09</text:p>
          </table:table-cell>
          <table:table-cell office:value-type="float" office:value="350.96" calcext:value-type="float">
            <text:p>350.96</text:p>
          </table:table-cell>
          <table:table-cell office:value-type="float" office:value="139.41" calcext:value-type="float">
            <text:p>139.41</text:p>
          </table:table-cell>
          <table:table-cell office:value-type="float" office:value="591.77" calcext:value-type="float">
            <text:p>591.77</text:p>
          </table:table-cell>
          <table:table-cell office:value-type="float" office:value="81.32" calcext:value-type="float">
            <text:p>81.32</text:p>
          </table:table-cell>
          <table:table-cell/>
          <table:table-cell table:formula="of:=[.B47]/[.B46]" office:value-type="float" office:value="0.990740740740741" calcext:value-type="float">
            <text:p>0.9907407407</text:p>
          </table:table-cell>
          <table:table-cell table:formula="of:=[.C47]/[.C46]" office:value-type="float" office:value="1.00035878300804" calcext:value-type="float">
            <text:p>1.000358783</text:p>
          </table:table-cell>
          <table:table-cell table:formula="of:=[.D47]/[.D46]" office:value-type="float" office:value="0.99908831524033" calcext:value-type="float">
            <text:p>0.9990883152</text:p>
          </table:table-cell>
          <table:table-cell table:formula="of:=[.E47]/[.E46]" office:value-type="float" office:value="0.997424261008218" calcext:value-type="float">
            <text:p>0.997424261</text:p>
          </table:table-cell>
          <table:table-cell/>
          <table:table-cell table:formula="of:=[.L46]*[.G47]" office:value-type="float" office:value="0.42779132130668" calcext:value-type="float">
            <text:p>0.4277913213</text:p>
          </table:table-cell>
          <table:table-cell table:formula="of:=[.M46]*[.H47]" office:value-type="float" office:value="0.404086956521739" calcext:value-type="float">
            <text:p>0.4040869565</text:p>
          </table:table-cell>
          <table:table-cell table:formula="of:=[.N46]*[.I47]" office:value-type="float" office:value="0" calcext:value-type="float">
            <text:p>0</text:p>
          </table:table-cell>
          <table:table-cell table:formula="of:=[.O46]*[.J47]" office:value-type="float" office:value="0.227564012872534" calcext:value-type="float">
            <text:p>0.2275640129</text:p>
          </table:table-cell>
          <table:table-cell table:formula="of:=SUM([.L47:.O47])" office:value-type="float" office:value="1.05944229070095" calcext:value-type="float">
            <text:p>1.0594422907</text:p>
          </table:table-cell>
          <table:table-cell table:formula="of:=([.P47]/[.P46])" office:value-type="float" office:value="0.995825874600373" calcext:value-type="float">
            <text:p>0.9958258746</text:p>
          </table:table-cell>
          <table:table-cell table:formula="of:=[.Q47]-1" office:value-type="float" office:value="-0.00417412539962714" calcext:value-type="float">
            <text:p>-0.0041741254</text:p>
          </table:table-cell>
          <table:table-cell table:number-columns-repeated="2"/>
          <table:table-cell office:value-type="float" office:value="0.995924661701" calcext:value-type="float">
            <text:p>0.9959246617</text:p>
          </table:table-cell>
        </table:table-row>
        <table:table-row table:style-name="ro1">
          <table:table-cell office:value-type="string" calcext:value-type="string">
            <text:p>2011-03-10</text:p>
          </table:table-cell>
          <table:table-cell office:value-type="float" office:value="345.19" calcext:value-type="float">
            <text:p>345.19</text:p>
          </table:table-cell>
          <table:table-cell office:value-type="float" office:value="137.77" calcext:value-type="float">
            <text:p>137.77</text:p>
          </table:table-cell>
          <table:table-cell office:value-type="float" office:value="580.3" calcext:value-type="float">
            <text:p>580.3</text:p>
          </table:table-cell>
          <table:table-cell office:value-type="float" office:value="78.43" calcext:value-type="float">
            <text:p>78.43</text:p>
          </table:table-cell>
          <table:table-cell/>
          <table:table-cell table:formula="of:=[.B48]/[.B47]" office:value-type="float" office:value="0.983559379986323" calcext:value-type="float">
            <text:p>0.98355938</text:p>
          </table:table-cell>
          <table:table-cell table:formula="of:=[.C48]/[.C47]" office:value-type="float" office:value="0.988236138010186" calcext:value-type="float">
            <text:p>0.988236138</text:p>
          </table:table-cell>
          <table:table-cell table:formula="of:=[.D48]/[.D47]" office:value-type="float" office:value="0.980617469625023" calcext:value-type="float">
            <text:p>0.9806174696</text:p>
          </table:table-cell>
          <table:table-cell table:formula="of:=[.E48]/[.E47]" office:value-type="float" office:value="0.964461387112642" calcext:value-type="float">
            <text:p>0.9644613871</text:p>
          </table:table-cell>
          <table:table-cell/>
          <table:table-cell table:formula="of:=[.L47]*[.G48]" office:value-type="float" office:value="0.420758166747928" calcext:value-type="float">
            <text:p>0.4207581667</text:p>
          </table:table-cell>
          <table:table-cell table:formula="of:=[.M47]*[.H48]" office:value-type="float" office:value="0.399333333333333" calcext:value-type="float">
            <text:p>0.3993333333</text:p>
          </table:table-cell>
          <table:table-cell table:formula="of:=[.N47]*[.I48]" office:value-type="float" office:value="0" calcext:value-type="float">
            <text:p>0</text:p>
          </table:table-cell>
          <table:table-cell table:formula="of:=[.O47]*[.J48]" office:value-type="float" office:value="0.219476703511963" calcext:value-type="float">
            <text:p>0.2194767035</text:p>
          </table:table-cell>
          <table:table-cell table:formula="of:=SUM([.L48:.O48])" office:value-type="float" office:value="1.03956820359322" calcext:value-type="float">
            <text:p>1.0395682036</text:p>
          </table:table-cell>
          <table:table-cell table:formula="of:=([.P48]/[.P47])" office:value-type="float" office:value="0.981240991338396" calcext:value-type="float">
            <text:p>0.9812409913</text:p>
          </table:table-cell>
          <table:table-cell table:formula="of:=[.Q48]-1" office:value-type="float" office:value="-0.0187590086616037" calcext:value-type="float">
            <text:p>-0.0187590087</text:p>
          </table:table-cell>
          <table:table-cell table:number-columns-repeated="2"/>
          <table:table-cell office:value-type="float" office:value="0.981610484621" calcext:value-type="float">
            <text:p>0.9816104846</text:p>
          </table:table-cell>
        </table:table-row>
        <table:table-row table:style-name="ro1">
          <table:table-cell office:value-type="string" calcext:value-type="string">
            <text:p>2011-03-11</text:p>
          </table:table-cell>
          <table:table-cell office:value-type="float" office:value="350.49" calcext:value-type="float">
            <text:p>350.49</text:p>
          </table:table-cell>
          <table:table-cell office:value-type="float" office:value="138.22" calcext:value-type="float">
            <text:p>138.22</text:p>
          </table:table-cell>
          <table:table-cell office:value-type="float" office:value="576.71" calcext:value-type="float">
            <text:p>576.71</text:p>
          </table:table-cell>
          <table:table-cell office:value-type="float" office:value="79.14" calcext:value-type="float">
            <text:p>79.14</text:p>
          </table:table-cell>
          <table:table-cell/>
          <table:table-cell table:formula="of:=[.B49]/[.B48]" office:value-type="float" office:value="1.01535386308989" calcext:value-type="float">
            <text:p>1.0153538631</text:p>
          </table:table-cell>
          <table:table-cell table:formula="of:=[.C49]/[.C48]" office:value-type="float" office:value="1.00326631342092" calcext:value-type="float">
            <text:p>1.0032663134</text:p>
          </table:table-cell>
          <table:table-cell table:formula="of:=[.D49]/[.D48]" office:value-type="float" office:value="0.993813544718249" calcext:value-type="float">
            <text:p>0.9938135447</text:p>
          </table:table-cell>
          <table:table-cell table:formula="of:=[.E49]/[.E48]" office:value-type="float" office:value="1.00905265842152" calcext:value-type="float">
            <text:p>1.0090526584</text:p>
          </table:table-cell>
          <table:table-cell/>
          <table:table-cell table:formula="of:=[.L48]*[.G49]" office:value-type="float" office:value="0.42721843003413" calcext:value-type="float">
            <text:p>0.42721843</text:p>
          </table:table-cell>
          <table:table-cell table:formula="of:=[.M48]*[.H49]" office:value-type="float" office:value="0.40063768115942" calcext:value-type="float">
            <text:p>0.4006376812</text:p>
          </table:table-cell>
          <table:table-cell table:formula="of:=[.N48]*[.I49]" office:value-type="float" office:value="0" calcext:value-type="float">
            <text:p>0</text:p>
          </table:table-cell>
          <table:table-cell table:formula="of:=[.O48]*[.J49]" office:value-type="float" office:value="0.221463551140338" calcext:value-type="float">
            <text:p>0.2214635511</text:p>
          </table:table-cell>
          <table:table-cell table:formula="of:=SUM([.L49:.O49])" office:value-type="float" office:value="1.04931966233389" calcext:value-type="float">
            <text:p>1.0493196623</text:p>
          </table:table-cell>
          <table:table-cell table:formula="of:=([.P49]/[.P48])" office:value-type="float" office:value="1.0093802972301" calcext:value-type="float">
            <text:p>1.0093802972</text:p>
          </table:table-cell>
          <table:table-cell table:formula="of:=[.Q49]-1" office:value-type="float" office:value="0.00938029723009892" calcext:value-type="float">
            <text:p>0.0093802972</text:p>
          </table:table-cell>
          <table:table-cell table:number-columns-repeated="2"/>
          <table:table-cell office:value-type="float" office:value="1.00925860229" calcext:value-type="float">
            <text:p>1.0092586023</text:p>
          </table:table-cell>
        </table:table-row>
        <table:table-row table:style-name="ro1">
          <table:table-cell office:value-type="string" calcext:value-type="string">
            <text:p>2011-03-14</text:p>
          </table:table-cell>
          <table:table-cell office:value-type="float" office:value="352.05" calcext:value-type="float">
            <text:p>352.05</text:p>
          </table:table-cell>
          <table:table-cell office:value-type="float" office:value="138.86" calcext:value-type="float">
            <text:p>138.86</text:p>
          </table:table-cell>
          <table:table-cell office:value-type="float" office:value="569.99" calcext:value-type="float">
            <text:p>569.99</text:p>
          </table:table-cell>
          <table:table-cell office:value-type="float" office:value="79.39" calcext:value-type="float">
            <text:p>79.39</text:p>
          </table:table-cell>
          <table:table-cell/>
          <table:table-cell table:formula="of:=[.B50]/[.B49]" office:value-type="float" office:value="1.00445091158093" calcext:value-type="float">
            <text:p>1.0044509116</text:p>
          </table:table-cell>
          <table:table-cell table:formula="of:=[.C50]/[.C49]" office:value-type="float" office:value="1.0046302995225" calcext:value-type="float">
            <text:p>1.0046302995</text:p>
          </table:table-cell>
          <table:table-cell table:formula="of:=[.D50]/[.D49]" office:value-type="float" office:value="0.988347696415876" calcext:value-type="float">
            <text:p>0.9883476964</text:p>
          </table:table-cell>
          <table:table-cell table:formula="of:=[.E50]/[.E49]" office:value-type="float" office:value="1.00315895880718" calcext:value-type="float">
            <text:p>1.0031589588</text:p>
          </table:table-cell>
          <table:table-cell/>
          <table:table-cell table:formula="of:=[.L49]*[.G50]" office:value-type="float" office:value="0.429119941491955" calcext:value-type="float">
            <text:p>0.4291199415</text:p>
          </table:table-cell>
          <table:table-cell table:formula="of:=[.M49]*[.H50]" office:value-type="float" office:value="0.402492753623188" calcext:value-type="float">
            <text:p>0.4024927536</text:p>
          </table:table-cell>
          <table:table-cell table:formula="of:=[.N49]*[.I50]" office:value-type="float" office:value="0" calcext:value-type="float">
            <text:p>0</text:p>
          </table:table-cell>
          <table:table-cell table:formula="of:=[.O49]*[.J50]" office:value-type="float" office:value="0.222163145375682" calcext:value-type="float">
            <text:p>0.2221631454</text:p>
          </table:table-cell>
          <table:table-cell table:formula="of:=SUM([.L50:.O50])" office:value-type="float" office:value="1.05377584049083" calcext:value-type="float">
            <text:p>1.0537758405</text:p>
          </table:table-cell>
          <table:table-cell table:formula="of:=([.P50]/[.P49])" office:value-type="float" office:value="1.00424673082655" calcext:value-type="float">
            <text:p>1.0042467308</text:p>
          </table:table-cell>
          <table:table-cell table:formula="of:=[.Q50]-1" office:value-type="float" office:value="0.00424673082654881" calcext:value-type="float">
            <text:p>0.0042467308</text:p>
          </table:table-cell>
          <table:table-cell table:number-columns-repeated="2"/>
          <table:table-cell office:value-type="float" office:value="1.0042642762" calcext:value-type="float">
            <text:p>1.0042642762</text:p>
          </table:table-cell>
        </table:table-row>
        <table:table-row table:style-name="ro1">
          <table:table-cell office:value-type="string" calcext:value-type="string">
            <text:p>2011-03-15</text:p>
          </table:table-cell>
          <table:table-cell office:value-type="float" office:value="343.95" calcext:value-type="float">
            <text:p>343.95</text:p>
          </table:table-cell>
          <table:table-cell office:value-type="float" office:value="136.27" calcext:value-type="float">
            <text:p>136.27</text:p>
          </table:table-cell>
          <table:table-cell office:value-type="float" office:value="569.56" calcext:value-type="float">
            <text:p>569.56</text:p>
          </table:table-cell>
          <table:table-cell office:value-type="float" office:value="78.44" calcext:value-type="float">
            <text:p>78.44</text:p>
          </table:table-cell>
          <table:table-cell/>
          <table:table-cell table:formula="of:=[.B51]/[.B50]" office:value-type="float" office:value="0.976991904559011" calcext:value-type="float">
            <text:p>0.9769919046</text:p>
          </table:table-cell>
          <table:table-cell table:formula="of:=[.C51]/[.C50]" office:value-type="float" office:value="0.981348120409045" calcext:value-type="float">
            <text:p>0.9813481204</text:p>
          </table:table-cell>
          <table:table-cell table:formula="of:=[.D51]/[.D50]" office:value-type="float" office:value="0.999245600800014" calcext:value-type="float">
            <text:p>0.9992456008</text:p>
          </table:table-cell>
          <table:table-cell table:formula="of:=[.E51]/[.E50]" office:value-type="float" office:value="0.988033757400176" calcext:value-type="float">
            <text:p>0.9880337574</text:p>
          </table:table-cell>
          <table:table-cell/>
          <table:table-cell table:formula="of:=[.L50]*[.G51]" office:value-type="float" office:value="0.419246708922477" calcext:value-type="float">
            <text:p>0.4192467089</text:p>
          </table:table-cell>
          <table:table-cell table:formula="of:=[.M50]*[.H51]" office:value-type="float" office:value="0.394985507246377" calcext:value-type="float">
            <text:p>0.3949855072</text:p>
          </table:table-cell>
          <table:table-cell table:formula="of:=[.N50]*[.I51]" office:value-type="float" office:value="0" calcext:value-type="float">
            <text:p>0</text:p>
          </table:table-cell>
          <table:table-cell table:formula="of:=[.O50]*[.J51]" office:value-type="float" office:value="0.219504687281377" calcext:value-type="float">
            <text:p>0.2195046873</text:p>
          </table:table-cell>
          <table:table-cell table:formula="of:=SUM([.L51:.O51])" office:value-type="float" office:value="1.03373690345023" calcext:value-type="float">
            <text:p>1.0337369035</text:p>
          </table:table-cell>
          <table:table-cell table:formula="of:=([.P51]/[.P50])" office:value-type="float" office:value="0.980983681471325" calcext:value-type="float">
            <text:p>0.9809836815</text:p>
          </table:table-cell>
          <table:table-cell table:formula="of:=[.Q51]-1" office:value-type="float" office:value="-0.0190163185286746" calcext:value-type="float">
            <text:p>-0.0190163185</text:p>
          </table:table-cell>
          <table:table-cell table:number-columns-repeated="2"/>
          <table:table-cell office:value-type="float" office:value="0.980942761467" calcext:value-type="float">
            <text:p>0.9809427615</text:p>
          </table:table-cell>
        </table:table-row>
        <table:table-row table:style-name="ro1">
          <table:table-cell office:value-type="string" calcext:value-type="string">
            <text:p>2011-03-16</text:p>
          </table:table-cell>
          <table:table-cell office:value-type="float" office:value="328.6" calcext:value-type="float">
            <text:p>328.6</text:p>
          </table:table-cell>
          <table:table-cell office:value-type="float" office:value="136.24" calcext:value-type="float">
            <text:p>136.24</text:p>
          </table:table-cell>
          <table:table-cell office:value-type="float" office:value="557.1" calcext:value-type="float">
            <text:p>557.1</text:p>
          </table:table-cell>
          <table:table-cell office:value-type="float" office:value="76.43" calcext:value-type="float">
            <text:p>76.43</text:p>
          </table:table-cell>
          <table:table-cell/>
          <table:table-cell table:formula="of:=[.B52]/[.B51]" office:value-type="float" office:value="0.955371420264573" calcext:value-type="float">
            <text:p>0.9553714203</text:p>
          </table:table-cell>
          <table:table-cell table:formula="of:=[.C52]/[.C51]" office:value-type="float" office:value="0.99977984882953" calcext:value-type="float">
            <text:p>0.9997798488</text:p>
          </table:table-cell>
          <table:table-cell table:formula="of:=[.D52]/[.D51]" office:value-type="float" office:value="0.978123463726385" calcext:value-type="float">
            <text:p>0.9781234637</text:p>
          </table:table-cell>
          <table:table-cell table:formula="of:=[.E52]/[.E51]" office:value-type="float" office:value="0.974375318714941" calcext:value-type="float">
            <text:p>0.9743753187</text:p>
          </table:table-cell>
          <table:table-cell/>
          <table:table-cell table:formula="of:=[.L51]*[.G52]" office:value-type="float" office:value="0.400536323744515" calcext:value-type="float">
            <text:p>0.4005363237</text:p>
          </table:table-cell>
          <table:table-cell table:formula="of:=[.M51]*[.H52]" office:value-type="float" office:value="0.394898550724638" calcext:value-type="float">
            <text:p>0.3948985507</text:p>
          </table:table-cell>
          <table:table-cell table:formula="of:=[.N51]*[.I52]" office:value-type="float" office:value="0" calcext:value-type="float">
            <text:p>0</text:p>
          </table:table-cell>
          <table:table-cell table:formula="of:=[.O51]*[.J52]" office:value-type="float" office:value="0.213879949629215" calcext:value-type="float">
            <text:p>0.2138799496</text:p>
          </table:table-cell>
          <table:table-cell table:formula="of:=SUM([.L52:.O52])" office:value-type="float" office:value="1.00931482409837" calcext:value-type="float">
            <text:p>1.0093148241</text:p>
          </table:table-cell>
          <table:table-cell table:formula="of:=([.P52]/[.P51])" office:value-type="float" office:value="0.976374956461019" calcext:value-type="float">
            <text:p>0.9763749565</text:p>
          </table:table-cell>
          <table:table-cell table:formula="of:=[.Q52]-1" office:value-type="float" office:value="-0.0236250435389808" calcext:value-type="float">
            <text:p>-0.0236250435</text:p>
          </table:table-cell>
          <table:table-cell table:number-columns-repeated="2"/>
          <table:table-cell office:value-type="float" office:value="0.976935571381" calcext:value-type="float">
            <text:p>0.9769355714</text:p>
          </table:table-cell>
        </table:table-row>
        <table:table-row table:style-name="ro1">
          <table:table-cell office:value-type="string" calcext:value-type="string">
            <text:p>2011-03-17</text:p>
          </table:table-cell>
          <table:table-cell office:value-type="float" office:value="333.21" calcext:value-type="float">
            <text:p>333.21</text:p>
          </table:table-cell>
          <table:table-cell office:value-type="float" office:value="136.97" calcext:value-type="float">
            <text:p>136.97</text:p>
          </table:table-cell>
          <table:table-cell office:value-type="float" office:value="561.36" calcext:value-type="float">
            <text:p>561.36</text:p>
          </table:table-cell>
          <table:table-cell office:value-type="float" office:value="78.21" calcext:value-type="float">
            <text:p>78.21</text:p>
          </table:table-cell>
          <table:table-cell/>
          <table:table-cell table:formula="of:=[.B53]/[.B52]" office:value-type="float" office:value="1.01402921485088" calcext:value-type="float">
            <text:p>1.0140292149</text:p>
          </table:table-cell>
          <table:table-cell table:formula="of:=[.C53]/[.C52]" office:value-type="float" office:value="1.00535819142689" calcext:value-type="float">
            <text:p>1.0053581914</text:p>
          </table:table-cell>
          <table:table-cell table:formula="of:=[.D53]/[.D52]" office:value-type="float" office:value="1.00764674205708" calcext:value-type="float">
            <text:p>1.0076467421</text:p>
          </table:table-cell>
          <table:table-cell table:formula="of:=[.E53]/[.E52]" office:value-type="float" office:value="1.02328928431244" calcext:value-type="float">
            <text:p>1.0232892843</text:p>
          </table:table-cell>
          <table:table-cell/>
          <table:table-cell table:formula="of:=[.L52]*[.G53]" office:value-type="float" office:value="0.406155533885909" calcext:value-type="float">
            <text:p>0.4061555339</text:p>
          </table:table-cell>
          <table:table-cell table:formula="of:=[.M52]*[.H53]" office:value-type="float" office:value="0.397014492753623" calcext:value-type="float">
            <text:p>0.3970144928</text:p>
          </table:table-cell>
          <table:table-cell table:formula="of:=[.N52]*[.I53]" office:value-type="float" office:value="0" calcext:value-type="float">
            <text:p>0</text:p>
          </table:table-cell>
          <table:table-cell table:formula="of:=[.O52]*[.J53]" office:value-type="float" office:value="0.218861060584861" calcext:value-type="float">
            <text:p>0.2188610606</text:p>
          </table:table-cell>
          <table:table-cell table:formula="of:=SUM([.L53:.O53])" office:value-type="float" office:value="1.02203108722439" calcext:value-type="float">
            <text:p>1.0220310872</text:p>
          </table:table-cell>
          <table:table-cell table:formula="of:=([.P53]/[.P52])" office:value-type="float" office:value="1.01259890652789" calcext:value-type="float">
            <text:p>1.0125989065</text:p>
          </table:table-cell>
          <table:table-cell table:formula="of:=[.Q53]-1" office:value-type="float" office:value="0.0125989065278866" calcext:value-type="float">
            <text:p>0.0125989065</text:p>
          </table:table-cell>
          <table:table-cell table:number-columns-repeated="2"/>
          <table:table-cell office:value-type="float" office:value="1.01241281937" calcext:value-type="float">
            <text:p>1.0124128194</text:p>
          </table:table-cell>
        </table:table-row>
        <table:table-row table:style-name="ro1">
          <table:table-cell office:value-type="string" calcext:value-type="string">
            <text:p>2011-03-18</text:p>
          </table:table-cell>
          <table:table-cell office:value-type="float" office:value="329.26" calcext:value-type="float">
            <text:p>329.26</text:p>
          </table:table-cell>
          <table:table-cell office:value-type="float" office:value="138.37" calcext:value-type="float">
            <text:p>138.37</text:p>
          </table:table-cell>
          <table:table-cell office:value-type="float" office:value="561.06" calcext:value-type="float">
            <text:p>561.06</text:p>
          </table:table-cell>
          <table:table-cell office:value-type="float" office:value="77.91" calcext:value-type="float">
            <text:p>77.91</text:p>
          </table:table-cell>
          <table:table-cell/>
          <table:table-cell table:formula="of:=[.B54]/[.B53]" office:value-type="float" office:value="0.988145613877135" calcext:value-type="float">
            <text:p>0.9881456139</text:p>
          </table:table-cell>
          <table:table-cell table:formula="of:=[.C54]/[.C53]" office:value-type="float" office:value="1.01022121632474" calcext:value-type="float">
            <text:p>1.0102212163</text:p>
          </table:table-cell>
          <table:table-cell table:formula="of:=[.D54]/[.D53]" office:value-type="float" office:value="0.999465583582727" calcext:value-type="float">
            <text:p>0.9994655836</text:p>
          </table:table-cell>
          <table:table-cell table:formula="of:=[.E54]/[.E53]" office:value-type="float" office:value="0.996164173379363" calcext:value-type="float">
            <text:p>0.9961641734</text:p>
          </table:table-cell>
          <table:table-cell/>
          <table:table-cell table:formula="of:=[.L53]*[.G54]" office:value-type="float" office:value="0.401340809361287" calcext:value-type="float">
            <text:p>0.4013408094</text:p>
          </table:table-cell>
          <table:table-cell table:formula="of:=[.M53]*[.H54]" office:value-type="float" office:value="0.401072463768116" calcext:value-type="float">
            <text:p>0.4010724638</text:p>
          </table:table-cell>
          <table:table-cell table:formula="of:=[.N53]*[.I54]" office:value-type="float" office:value="0" calcext:value-type="float">
            <text:p>0</text:p>
          </table:table-cell>
          <table:table-cell table:formula="of:=[.O53]*[.J54]" office:value-type="float" office:value="0.218021547502448" calcext:value-type="float">
            <text:p>0.2180215475</text:p>
          </table:table-cell>
          <table:table-cell table:formula="of:=SUM([.L54:.O54])" office:value-type="float" office:value="1.02043482063185" calcext:value-type="float">
            <text:p>1.0204348206</text:p>
          </table:table-cell>
          <table:table-cell table:formula="of:=([.P54]/[.P53])" office:value-type="float" office:value="0.99843814281924" calcext:value-type="float">
            <text:p>0.9984381428</text:p>
          </table:table-cell>
          <table:table-cell table:formula="of:=[.Q54]-1" office:value-type="float" office:value="-0.00156185718076018" calcext:value-type="float">
            <text:p>-0.0015618572</text:p>
          </table:table-cell>
          <table:table-cell table:number-columns-repeated="2"/>
          <table:table-cell office:value-type="float" office:value="0.998579566757" calcext:value-type="float">
            <text:p>0.9985795668</text:p>
          </table:table-cell>
        </table:table-row>
        <table:table-row table:style-name="ro1">
          <table:table-cell office:value-type="string" calcext:value-type="string">
            <text:p>2011-03-21</text:p>
          </table:table-cell>
          <table:table-cell office:value-type="float" office:value="337.85" calcext:value-type="float">
            <text:p>337.85</text:p>
          </table:table-cell>
          <table:table-cell office:value-type="float" office:value="139.14" calcext:value-type="float">
            <text:p>139.14</text:p>
          </table:table-cell>
          <table:table-cell office:value-type="float" office:value="576.5" calcext:value-type="float">
            <text:p>576.5</text:p>
          </table:table-cell>
          <table:table-cell office:value-type="float" office:value="79.83" calcext:value-type="float">
            <text:p>79.83</text:p>
          </table:table-cell>
          <table:table-cell/>
          <table:table-cell table:formula="of:=[.B55]/[.B54]" office:value-type="float" office:value="1.02608880519954" calcext:value-type="float">
            <text:p>1.0260888052</text:p>
          </table:table-cell>
          <table:table-cell table:formula="of:=[.C55]/[.C54]" office:value-type="float" office:value="1.00556479005565" calcext:value-type="float">
            <text:p>1.0055647901</text:p>
          </table:table-cell>
          <table:table-cell table:formula="of:=[.D55]/[.D54]" office:value-type="float" office:value="1.02751933839518" calcext:value-type="float">
            <text:p>1.0275193384</text:p>
          </table:table-cell>
          <table:table-cell table:formula="of:=[.E55]/[.E54]" office:value-type="float" office:value="1.02464381979207" calcext:value-type="float">
            <text:p>1.0246438198</text:p>
          </table:table-cell>
          <table:table-cell/>
          <table:table-cell table:formula="of:=[.L54]*[.G55]" office:value-type="float" office:value="0.411811311555339" calcext:value-type="float">
            <text:p>0.4118113116</text:p>
          </table:table-cell>
          <table:table-cell table:formula="of:=[.M54]*[.H55]" office:value-type="float" office:value="0.403304347826087" calcext:value-type="float">
            <text:p>0.4033043478</text:p>
          </table:table-cell>
          <table:table-cell table:formula="of:=[.N54]*[.I55]" office:value-type="float" office:value="0" calcext:value-type="float">
            <text:p>0</text:p>
          </table:table-cell>
          <table:table-cell table:formula="of:=[.O54]*[.J55]" office:value-type="float" office:value="0.223394431229886" calcext:value-type="float">
            <text:p>0.2233944312</text:p>
          </table:table-cell>
          <table:table-cell table:formula="of:=SUM([.L55:.O55])" office:value-type="float" office:value="1.03851009061131" calcext:value-type="float">
            <text:p>1.0385100906</text:p>
          </table:table-cell>
          <table:table-cell table:formula="of:=([.P55]/[.P54])" office:value-type="float" office:value="1.01771330183369" calcext:value-type="float">
            <text:p>1.0177133018</text:p>
          </table:table-cell>
          <table:table-cell table:formula="of:=[.Q55]-1" office:value-type="float" office:value="0.0177133018336912" calcext:value-type="float">
            <text:p>0.0177133018</text:p>
          </table:table-cell>
          <table:table-cell table:number-columns-repeated="2"/>
          <table:table-cell office:value-type="float" office:value="1.01759020206" calcext:value-type="float">
            <text:p>1.0175902021</text:p>
          </table:table-cell>
        </table:table-row>
        <table:table-row table:style-name="ro1">
          <table:table-cell office:value-type="string" calcext:value-type="string">
            <text:p>2011-03-22</text:p>
          </table:table-cell>
          <table:table-cell office:value-type="float" office:value="339.74" calcext:value-type="float">
            <text:p>339.74</text:p>
          </table:table-cell>
          <table:table-cell office:value-type="float" office:value="139.05" calcext:value-type="float">
            <text:p>139.05</text:p>
          </table:table-cell>
          <table:table-cell office:value-type="float" office:value="577.32" calcext:value-type="float">
            <text:p>577.32</text:p>
          </table:table-cell>
          <table:table-cell office:value-type="float" office:value="79.56" calcext:value-type="float">
            <text:p>79.56</text:p>
          </table:table-cell>
          <table:table-cell/>
          <table:table-cell table:formula="of:=[.B56]/[.B55]" office:value-type="float" office:value="1.00559419860885" calcext:value-type="float">
            <text:p>1.0055941986</text:p>
          </table:table-cell>
          <table:table-cell table:formula="of:=[.C56]/[.C55]" office:value-type="float" office:value="0.999353169469599" calcext:value-type="float">
            <text:p>0.9993531695</text:p>
          </table:table-cell>
          <table:table-cell table:formula="of:=[.D56]/[.D55]" office:value-type="float" office:value="1.00142237640937" calcext:value-type="float">
            <text:p>1.0014223764</text:p>
          </table:table-cell>
          <table:table-cell table:formula="of:=[.E56]/[.E55]" office:value-type="float" office:value="0.996617812852311" calcext:value-type="float">
            <text:p>0.9966178129</text:p>
          </table:table-cell>
          <table:table-cell/>
          <table:table-cell table:formula="of:=[.L55]*[.G56]" office:value-type="float" office:value="0.414115065821551" calcext:value-type="float">
            <text:p>0.4141150658</text:p>
          </table:table-cell>
          <table:table-cell table:formula="of:=[.M55]*[.H56]" office:value-type="float" office:value="0.403043478260869" calcext:value-type="float">
            <text:p>0.4030434783</text:p>
          </table:table-cell>
          <table:table-cell table:formula="of:=[.N55]*[.I56]" office:value-type="float" office:value="0" calcext:value-type="float">
            <text:p>0</text:p>
          </table:table-cell>
          <table:table-cell table:formula="of:=[.O55]*[.J56]" office:value-type="float" office:value="0.222638869455716" calcext:value-type="float">
            <text:p>0.2226388695</text:p>
          </table:table-cell>
          <table:table-cell table:formula="of:=SUM([.L56:.O56])" office:value-type="float" office:value="1.03979741353814" calcext:value-type="float">
            <text:p>1.0397974135</text:p>
          </table:table-cell>
          <table:table-cell table:formula="of:=([.P56]/[.P55])" office:value-type="float" office:value="1.00123958634438" calcext:value-type="float">
            <text:p>1.0012395863</text:p>
          </table:table-cell>
          <table:table-cell table:formula="of:=[.Q56]-1" office:value-type="float" office:value="0.00123958634438059" calcext:value-type="float">
            <text:p>0.0012395863</text:p>
          </table:table-cell>
          <table:table-cell table:number-columns-repeated="2"/>
          <table:table-cell office:value-type="float" office:value="1.0013025098" calcext:value-type="float">
            <text:p>1.0013025098</text:p>
          </table:table-cell>
        </table:table-row>
        <table:table-row table:style-name="ro1">
          <table:table-cell office:value-type="string" calcext:value-type="string">
            <text:p>2011-03-23</text:p>
          </table:table-cell>
          <table:table-cell office:value-type="float" office:value="337.74" calcext:value-type="float">
            <text:p>337.74</text:p>
          </table:table-cell>
          <table:table-cell office:value-type="float" office:value="140.34" calcext:value-type="float">
            <text:p>140.34</text:p>
          </table:table-cell>
          <table:table-cell office:value-type="float" office:value="582.16" calcext:value-type="float">
            <text:p>582.16</text:p>
          </table:table-cell>
          <table:table-cell office:value-type="float" office:value="79.6" calcext:value-type="float">
            <text:p>79.6</text:p>
          </table:table-cell>
          <table:table-cell/>
          <table:table-cell table:formula="of:=[.B57]/[.B56]" office:value-type="float" office:value="0.994113145346441" calcext:value-type="float">
            <text:p>0.9941131453</text:p>
          </table:table-cell>
          <table:table-cell table:formula="of:=[.C57]/[.C56]" office:value-type="float" office:value="1.00927723840345" calcext:value-type="float">
            <text:p>1.0092772384</text:p>
          </table:table-cell>
          <table:table-cell table:formula="of:=[.D57]/[.D56]" office:value-type="float" office:value="1.00838356544031" calcext:value-type="float">
            <text:p>1.0083835654</text:p>
          </table:table-cell>
          <table:table-cell table:formula="of:=[.E57]/[.E56]" office:value-type="float" office:value="1.00050276520865" calcext:value-type="float">
            <text:p>1.0005027652</text:p>
          </table:table-cell>
          <table:table-cell/>
          <table:table-cell table:formula="of:=[.L56]*[.G57]" office:value-type="float" office:value="0.41167723061921" calcext:value-type="float">
            <text:p>0.4116772306</text:p>
          </table:table-cell>
          <table:table-cell table:formula="of:=[.M56]*[.H57]" office:value-type="float" office:value="0.406782608695652" calcext:value-type="float">
            <text:p>0.4067826087</text:p>
          </table:table-cell>
          <table:table-cell table:formula="of:=[.N56]*[.I57]" office:value-type="float" office:value="0" calcext:value-type="float">
            <text:p>0</text:p>
          </table:table-cell>
          <table:table-cell table:formula="of:=[.O56]*[.J57]" office:value-type="float" office:value="0.22275080453337" calcext:value-type="float">
            <text:p>0.2227508045</text:p>
          </table:table-cell>
          <table:table-cell table:formula="of:=SUM([.L57:.O57])" office:value-type="float" office:value="1.04121064384823" calcext:value-type="float">
            <text:p>1.0412106438</text:p>
          </table:table-cell>
          <table:table-cell table:formula="of:=([.P57]/[.P56])" office:value-type="float" office:value="1.00135914005141" calcext:value-type="float">
            <text:p>1.0013591401</text:p>
          </table:table-cell>
          <table:table-cell table:formula="of:=[.Q57]-1" office:value-type="float" office:value="0.0013591400514148" calcext:value-type="float">
            <text:p>0.0013591401</text:p>
          </table:table-cell>
          <table:table-cell table:number-columns-repeated="2"/>
          <table:table-cell office:value-type="float" office:value="1.00145670654" calcext:value-type="float">
            <text:p>1.0014567065</text:p>
          </table:table-cell>
        </table:table-row>
        <table:table-row table:style-name="ro1">
          <table:table-cell office:value-type="string" calcext:value-type="string">
            <text:p>2011-03-24</text:p>
          </table:table-cell>
          <table:table-cell office:value-type="float" office:value="343.5" calcext:value-type="float">
            <text:p>343.5</text:p>
          </table:table-cell>
          <table:table-cell office:value-type="float" office:value="139.22" calcext:value-type="float">
            <text:p>139.22</text:p>
          </table:table-cell>
          <table:table-cell office:value-type="float" office:value="586.89" calcext:value-type="float">
            <text:p>586.89</text:p>
          </table:table-cell>
          <table:table-cell office:value-type="float" office:value="79.73" calcext:value-type="float">
            <text:p>79.73</text:p>
          </table:table-cell>
          <table:table-cell/>
          <table:table-cell table:formula="of:=[.B58]/[.B57]" office:value-type="float" office:value="1.01705453899449" calcext:value-type="float">
            <text:p>1.017054539</text:p>
          </table:table-cell>
          <table:table-cell table:formula="of:=[.C58]/[.C57]" office:value-type="float" office:value="0.992019381502066" calcext:value-type="float">
            <text:p>0.9920193815</text:p>
          </table:table-cell>
          <table:table-cell table:formula="of:=[.D58]/[.D57]" office:value-type="float" office:value="1.00812491411296" calcext:value-type="float">
            <text:p>1.0081249141</text:p>
          </table:table-cell>
          <table:table-cell table:formula="of:=[.E58]/[.E57]" office:value-type="float" office:value="1.00163316582915" calcext:value-type="float">
            <text:p>1.0016331658</text:p>
          </table:table-cell>
          <table:table-cell/>
          <table:table-cell table:formula="of:=[.L57]*[.G58]" office:value-type="float" office:value="0.41869819600195" calcext:value-type="float">
            <text:p>0.418698196</text:p>
          </table:table-cell>
          <table:table-cell table:formula="of:=[.M57]*[.H58]" office:value-type="float" office:value="0.403536231884058" calcext:value-type="float">
            <text:p>0.4035362319</text:p>
          </table:table-cell>
          <table:table-cell table:formula="of:=[.N57]*[.I58]" office:value-type="float" office:value="0" calcext:value-type="float">
            <text:p>0</text:p>
          </table:table-cell>
          <table:table-cell table:formula="of:=[.O57]*[.J58]" office:value-type="float" office:value="0.223114593535749" calcext:value-type="float">
            <text:p>0.2231145935</text:p>
          </table:table-cell>
          <table:table-cell table:formula="of:=SUM([.L58:.O58])" office:value-type="float" office:value="1.04534902142176" calcext:value-type="float">
            <text:p>1.0453490214</text:p>
          </table:table-cell>
          <table:table-cell table:formula="of:=([.P58]/[.P57])" office:value-type="float" office:value="1.00397458247087" calcext:value-type="float">
            <text:p>1.0039745825</text:p>
          </table:table-cell>
          <table:table-cell table:formula="of:=[.Q58]-1" office:value-type="float" office:value="0.0039745824708719" calcext:value-type="float">
            <text:p>0.0039745825</text:p>
          </table:table-cell>
          <table:table-cell table:number-columns-repeated="2"/>
          <table:table-cell office:value-type="float" office:value="1.00395620136" calcext:value-type="float">
            <text:p>1.0039562014</text:p>
          </table:table-cell>
        </table:table-row>
        <table:table-row table:style-name="ro1">
          <table:table-cell office:value-type="string" calcext:value-type="string">
            <text:p>2011-03-25</text:p>
          </table:table-cell>
          <table:table-cell office:value-type="float" office:value="350.04" calcext:value-type="float">
            <text:p>350.04</text:p>
          </table:table-cell>
          <table:table-cell office:value-type="float" office:value="139.26" calcext:value-type="float">
            <text:p>139.26</text:p>
          </table:table-cell>
          <table:table-cell office:value-type="float" office:value="579.74" calcext:value-type="float">
            <text:p>579.74</text:p>
          </table:table-cell>
          <table:table-cell office:value-type="float" office:value="80.58" calcext:value-type="float">
            <text:p>80.58</text:p>
          </table:table-cell>
          <table:table-cell/>
          <table:table-cell table:formula="of:=[.B59]/[.B58]" office:value-type="float" office:value="1.01903930131004" calcext:value-type="float">
            <text:p>1.0190393013</text:p>
          </table:table-cell>
          <table:table-cell table:formula="of:=[.C59]/[.C58]" office:value-type="float" office:value="1.00028731504094" calcext:value-type="float">
            <text:p>1.000287315</text:p>
          </table:table-cell>
          <table:table-cell table:formula="of:=[.D59]/[.D58]" office:value-type="float" office:value="0.987817137794135" calcext:value-type="float">
            <text:p>0.9878171378</text:p>
          </table:table-cell>
          <table:table-cell table:formula="of:=[.E59]/[.E58]" office:value-type="float" office:value="1.01066098081023" calcext:value-type="float">
            <text:p>1.0106609808</text:p>
          </table:table-cell>
          <table:table-cell/>
          <table:table-cell table:formula="of:=[.L58]*[.G59]" office:value-type="float" office:value="0.426669917113603" calcext:value-type="float">
            <text:p>0.4266699171</text:p>
          </table:table-cell>
          <table:table-cell table:formula="of:=[.M58]*[.H59]" office:value-type="float" office:value="0.403652173913043" calcext:value-type="float">
            <text:p>0.4036521739</text:p>
          </table:table-cell>
          <table:table-cell table:formula="of:=[.N58]*[.I59]" office:value-type="float" office:value="0" calcext:value-type="float">
            <text:p>0</text:p>
          </table:table-cell>
          <table:table-cell table:formula="of:=[.O58]*[.J59]" office:value-type="float" office:value="0.225493213935917" calcext:value-type="float">
            <text:p>0.2254932139</text:p>
          </table:table-cell>
          <table:table-cell table:formula="of:=SUM([.L59:.O59])" office:value-type="float" office:value="1.05581530496256" calcext:value-type="float">
            <text:p>1.055815305</text:p>
          </table:table-cell>
          <table:table-cell table:formula="of:=([.P59]/[.P58])" office:value-type="float" office:value="1.01001223833029" calcext:value-type="float">
            <text:p>1.0100122383</text:p>
          </table:table-cell>
          <table:table-cell table:formula="of:=[.Q59]-1" office:value-type="float" office:value="0.0100122383302865" calcext:value-type="float">
            <text:p>0.0100122383</text:p>
          </table:table-cell>
          <table:table-cell table:number-columns-repeated="2"/>
          <table:table-cell office:value-type="float" office:value="1.0098628427" calcext:value-type="float">
            <text:p>1.0098628427</text:p>
          </table:table-cell>
        </table:table-row>
        <table:table-row table:style-name="ro1">
          <table:table-cell office:value-type="string" calcext:value-type="string">
            <text:p>2011-03-28</text:p>
          </table:table-cell>
          <table:table-cell office:value-type="float" office:value="348.94" calcext:value-type="float">
            <text:p>348.94</text:p>
          </table:table-cell>
          <table:table-cell office:value-type="float" office:value="138.54" calcext:value-type="float">
            <text:p>138.54</text:p>
          </table:table-cell>
          <table:table-cell office:value-type="float" office:value="575.36" calcext:value-type="float">
            <text:p>575.36</text:p>
          </table:table-cell>
          <table:table-cell office:value-type="float" office:value="80.44" calcext:value-type="float">
            <text:p>80.44</text:p>
          </table:table-cell>
          <table:table-cell/>
          <table:table-cell table:formula="of:=[.B60]/[.B59]" office:value-type="float" office:value="0.996857501999771" calcext:value-type="float">
            <text:p>0.996857502</text:p>
          </table:table-cell>
          <table:table-cell table:formula="of:=[.C60]/[.C59]" office:value-type="float" office:value="0.994829814735028" calcext:value-type="float">
            <text:p>0.9948298147</text:p>
          </table:table-cell>
          <table:table-cell table:formula="of:=[.D60]/[.D59]" office:value-type="float" office:value="0.992444889088212" calcext:value-type="float">
            <text:p>0.9924448891</text:p>
          </table:table-cell>
          <table:table-cell table:formula="of:=[.E60]/[.E59]" office:value-type="float" office:value="0.998262596177712" calcext:value-type="float">
            <text:p>0.9982625962</text:p>
          </table:table-cell>
          <table:table-cell/>
          <table:table-cell table:formula="of:=[.L59]*[.G60]" office:value-type="float" office:value="0.425329107752316" calcext:value-type="float">
            <text:p>0.4253291078</text:p>
          </table:table-cell>
          <table:table-cell table:formula="of:=[.M59]*[.H60]" office:value-type="float" office:value="0.401565217391304" calcext:value-type="float">
            <text:p>0.4015652174</text:p>
          </table:table-cell>
          <table:table-cell table:formula="of:=[.N59]*[.I60]" office:value-type="float" office:value="0" calcext:value-type="float">
            <text:p>0</text:p>
          </table:table-cell>
          <table:table-cell table:formula="of:=[.O59]*[.J60]" office:value-type="float" office:value="0.225101441164125" calcext:value-type="float">
            <text:p>0.2251014412</text:p>
          </table:table-cell>
          <table:table-cell table:formula="of:=SUM([.L60:.O60])" office:value-type="float" office:value="1.05199576630774" calcext:value-type="float">
            <text:p>1.0519957663</text:p>
          </table:table-cell>
          <table:table-cell table:formula="of:=([.P60]/[.P59])" office:value-type="float" office:value="0.996382379913545" calcext:value-type="float">
            <text:p>0.9963823799</text:p>
          </table:table-cell>
          <table:table-cell table:formula="of:=[.Q60]-1" office:value-type="float" office:value="-0.00361762008645461" calcext:value-type="float">
            <text:p>-0.0036176201</text:p>
          </table:table-cell>
          <table:table-cell table:number-columns-repeated="2"/>
          <table:table-cell office:value-type="float" office:value="0.996327445929" calcext:value-type="float">
            <text:p>0.9963274459</text:p>
          </table:table-cell>
        </table:table-row>
        <table:table-row table:style-name="ro1">
          <table:table-cell office:value-type="string" calcext:value-type="string">
            <text:p>2011-03-29</text:p>
          </table:table-cell>
          <table:table-cell office:value-type="float" office:value="349.46" calcext:value-type="float">
            <text:p>349.46</text:p>
          </table:table-cell>
          <table:table-cell office:value-type="float" office:value="138.21" calcext:value-type="float">
            <text:p>138.21</text:p>
          </table:table-cell>
          <table:table-cell office:value-type="float" office:value="581.73" calcext:value-type="float">
            <text:p>581.73</text:p>
          </table:table-cell>
          <table:table-cell office:value-type="float" office:value="80.23" calcext:value-type="float">
            <text:p>80.23</text:p>
          </table:table-cell>
          <table:table-cell/>
          <table:table-cell table:formula="of:=[.B61]/[.B60]" office:value-type="float" office:value="1.00149022754628" calcext:value-type="float">
            <text:p>1.0014902275</text:p>
          </table:table-cell>
          <table:table-cell table:formula="of:=[.C61]/[.C60]" office:value-type="float" office:value="0.997618016457341" calcext:value-type="float">
            <text:p>0.9976180165</text:p>
          </table:table-cell>
          <table:table-cell table:formula="of:=[.D61]/[.D60]" office:value-type="float" office:value="1.01107132925473" calcext:value-type="float">
            <text:p>1.0110713293</text:p>
          </table:table-cell>
          <table:table-cell table:formula="of:=[.E61]/[.E60]" office:value-type="float" office:value="0.997389358528096" calcext:value-type="float">
            <text:p>0.9973893585</text:p>
          </table:table-cell>
          <table:table-cell/>
          <table:table-cell table:formula="of:=[.L60]*[.G61]" office:value-type="float" office:value="0.425962944904924" calcext:value-type="float">
            <text:p>0.4259629449</text:p>
          </table:table-cell>
          <table:table-cell table:formula="of:=[.M60]*[.H61]" office:value-type="float" office:value="0.400608695652174" calcext:value-type="float">
            <text:p>0.4006086957</text:p>
          </table:table-cell>
          <table:table-cell table:formula="of:=[.N60]*[.I61]" office:value-type="float" office:value="0" calcext:value-type="float">
            <text:p>0</text:p>
          </table:table-cell>
          <table:table-cell table:formula="of:=[.O60]*[.J61]" office:value-type="float" office:value="0.224513782006436" calcext:value-type="float">
            <text:p>0.224513782</text:p>
          </table:table-cell>
          <table:table-cell table:formula="of:=SUM([.L61:.O61])" office:value-type="float" office:value="1.05108542256353" calcext:value-type="float">
            <text:p>1.0510854226</text:p>
          </table:table-cell>
          <table:table-cell table:formula="of:=([.P61]/[.P60])" office:value-type="float" office:value="0.999134650753011" calcext:value-type="float">
            <text:p>0.9991346508</text:p>
          </table:table-cell>
          <table:table-cell table:formula="of:=[.Q61]-1" office:value-type="float" office:value="-0.000865349246989333" calcext:value-type="float">
            <text:p>-0.0008653492</text:p>
          </table:table-cell>
          <table:table-cell table:number-columns-repeated="2"/>
          <table:table-cell office:value-type="float" office:value="0.999121169307" calcext:value-type="float">
            <text:p>0.9991211693</text:p>
          </table:table-cell>
        </table:table-row>
        <table:table-row table:style-name="ro1">
          <table:table-cell office:value-type="string" calcext:value-type="string">
            <text:p>2011-03-30</text:p>
          </table:table-cell>
          <table:table-cell office:value-type="float" office:value="347.14" calcext:value-type="float">
            <text:p>347.14</text:p>
          </table:table-cell>
          <table:table-cell office:value-type="float" office:value="138.67" calcext:value-type="float">
            <text:p>138.67</text:p>
          </table:table-cell>
          <table:table-cell office:value-type="float" office:value="581.84" calcext:value-type="float">
            <text:p>581.84</text:p>
          </table:table-cell>
          <table:table-cell office:value-type="float" office:value="81.42" calcext:value-type="float">
            <text:p>81.42</text:p>
          </table:table-cell>
          <table:table-cell/>
          <table:table-cell table:formula="of:=[.B62]/[.B61]" office:value-type="float" office:value="0.993361185829566" calcext:value-type="float">
            <text:p>0.9933611858</text:p>
          </table:table-cell>
          <table:table-cell table:formula="of:=[.C62]/[.C61]" office:value-type="float" office:value="1.0033282685768" calcext:value-type="float">
            <text:p>1.0033282686</text:p>
          </table:table-cell>
          <table:table-cell table:formula="of:=[.D62]/[.D61]" office:value-type="float" office:value="1.00018909115913" calcext:value-type="float">
            <text:p>1.0001890912</text:p>
          </table:table-cell>
          <table:table-cell table:formula="of:=[.E62]/[.E61]" office:value-type="float" office:value="1.0148323569737" calcext:value-type="float">
            <text:p>1.014832357</text:p>
          </table:table-cell>
          <table:table-cell/>
          <table:table-cell table:formula="of:=[.L61]*[.G62]" office:value-type="float" office:value="0.42313505607021" calcext:value-type="float">
            <text:p>0.4231350561</text:p>
          </table:table-cell>
          <table:table-cell table:formula="of:=[.M61]*[.H62]" office:value-type="float" office:value="0.401942028985507" calcext:value-type="float">
            <text:p>0.401942029</text:p>
          </table:table-cell>
          <table:table-cell table:formula="of:=[.N61]*[.I62]" office:value-type="float" office:value="0" calcext:value-type="float">
            <text:p>0</text:p>
          </table:table-cell>
          <table:table-cell table:formula="of:=[.O61]*[.J62]" office:value-type="float" office:value="0.227843850566671" calcext:value-type="float">
            <text:p>0.2278438506</text:p>
          </table:table-cell>
          <table:table-cell table:formula="of:=SUM([.L62:.O62])" office:value-type="float" office:value="1.05292093562239" calcext:value-type="float">
            <text:p>1.0529209356</text:p>
          </table:table-cell>
          <table:table-cell table:formula="of:=([.P62]/[.P61])" office:value-type="float" office:value="1.00174630245977" calcext:value-type="float">
            <text:p>1.0017463025</text:p>
          </table:table-cell>
          <table:table-cell table:formula="of:=[.Q62]-1" office:value-type="float" office:value="0.00174630245977214" calcext:value-type="float">
            <text:p>0.0017463025</text:p>
          </table:table-cell>
          <table:table-cell table:number-columns-repeated="2"/>
          <table:table-cell office:value-type="float" office:value="1.00164225316" calcext:value-type="float">
            <text:p>1.0016422532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347.02" calcext:value-type="float">
            <text:p>347.02</text:p>
          </table:table-cell>
          <table:table-cell office:value-type="float" office:value="139.86" calcext:value-type="float">
            <text:p>139.86</text:p>
          </table:table-cell>
          <table:table-cell office:value-type="float" office:value="586.76" calcext:value-type="float">
            <text:p>586.76</text:p>
          </table:table-cell>
          <table:table-cell office:value-type="float" office:value="81.08" calcext:value-type="float">
            <text:p>81.08</text:p>
          </table:table-cell>
          <table:table-cell/>
          <table:table-cell table:formula="of:=[.B63]/[.B62]" office:value-type="float" office:value="0.999654318142536" calcext:value-type="float">
            <text:p>0.9996543181</text:p>
          </table:table-cell>
          <table:table-cell table:formula="of:=[.C63]/[.C62]" office:value-type="float" office:value="1.00858152448258" calcext:value-type="float">
            <text:p>1.0085815245</text:p>
          </table:table-cell>
          <table:table-cell table:formula="of:=[.D63]/[.D62]" office:value-type="float" office:value="1.00845593290252" calcext:value-type="float">
            <text:p>1.0084559329</text:p>
          </table:table-cell>
          <table:table-cell table:formula="of:=[.E63]/[.E62]" office:value-type="float" office:value="0.995824121837386" calcext:value-type="float">
            <text:p>0.9958241218</text:p>
          </table:table-cell>
          <table:table-cell/>
          <table:table-cell table:formula="of:=[.L62]*[.G63]" office:value-type="float" office:value="0.422988785958069" calcext:value-type="float">
            <text:p>0.422988786</text:p>
          </table:table-cell>
          <table:table-cell table:formula="of:=[.M62]*[.H63]" office:value-type="float" office:value="0.405391304347826" calcext:value-type="float">
            <text:p>0.4053913043</text:p>
          </table:table-cell>
          <table:table-cell table:formula="of:=[.N62]*[.I63]" office:value-type="float" office:value="0" calcext:value-type="float">
            <text:p>0</text:p>
          </table:table-cell>
          <table:table-cell table:formula="of:=[.O62]*[.J63]" office:value-type="float" office:value="0.226892402406604" calcext:value-type="float">
            <text:p>0.2268924024</text:p>
          </table:table-cell>
          <table:table-cell table:formula="of:=SUM([.L63:.O63])" office:value-type="float" office:value="1.0552724927125" calcext:value-type="float">
            <text:p>1.0552724927</text:p>
          </table:table-cell>
          <table:table-cell table:formula="of:=([.P63]/[.P62])" office:value-type="float" office:value="1.0022333653084" calcext:value-type="float">
            <text:p>1.0022333653</text:p>
          </table:table-cell>
          <table:table-cell table:formula="of:=[.Q63]-1" office:value-type="float" office:value="0.00223336530840412" calcext:value-type="float">
            <text:p>0.0022333653</text:p>
          </table:table-cell>
          <table:table-cell table:number-columns-repeated="2"/>
          <table:table-cell office:value-type="float" office:value="1.00245916142" calcext:value-type="float">
            <text:p>1.0024591614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343.09" calcext:value-type="float">
            <text:p>343.09</text:p>
          </table:table-cell>
          <table:table-cell office:value-type="float" office:value="139.2" calcext:value-type="float">
            <text:p>139.2</text:p>
          </table:table-cell>
          <table:table-cell office:value-type="float" office:value="591.8" calcext:value-type="float">
            <text:p>591.8</text:p>
          </table:table-cell>
          <table:table-cell office:value-type="float" office:value="81.61" calcext:value-type="float">
            <text:p>81.61</text:p>
          </table:table-cell>
          <table:table-cell/>
          <table:table-cell table:formula="of:=[.B64]/[.B63]" office:value-type="float" office:value="0.988675004322517" calcext:value-type="float">
            <text:p>0.9886750043</text:p>
          </table:table-cell>
          <table:table-cell table:formula="of:=[.C64]/[.C63]" office:value-type="float" office:value="0.995280995280995" calcext:value-type="float">
            <text:p>0.9952809953</text:p>
          </table:table-cell>
          <table:table-cell table:formula="of:=[.D64]/[.D63]" office:value-type="float" office:value="1.00858954257277" calcext:value-type="float">
            <text:p>1.0085895426</text:p>
          </table:table-cell>
          <table:table-cell table:formula="of:=[.E64]/[.E63]" office:value-type="float" office:value="1.00653675382338" calcext:value-type="float">
            <text:p>1.0065367538</text:p>
          </table:table-cell>
          <table:table-cell/>
          <table:table-cell table:formula="of:=[.L63]*[.G64]" office:value-type="float" office:value="0.418198439785471" calcext:value-type="float">
            <text:p>0.4181984398</text:p>
          </table:table-cell>
          <table:table-cell table:formula="of:=[.M63]*[.H64]" office:value-type="float" office:value="0.403478260869565" calcext:value-type="float">
            <text:p>0.4034782609</text:p>
          </table:table-cell>
          <table:table-cell table:formula="of:=[.N63]*[.I64]" office:value-type="float" office:value="0" calcext:value-type="float">
            <text:p>0</text:p>
          </table:table-cell>
          <table:table-cell table:formula="of:=[.O63]*[.J64]" office:value-type="float" office:value="0.228375542185532" calcext:value-type="float">
            <text:p>0.2283755422</text:p>
          </table:table-cell>
          <table:table-cell table:formula="of:=SUM([.L64:.O64])" office:value-type="float" office:value="1.05005224284057" calcext:value-type="float">
            <text:p>1.0500522428</text:p>
          </table:table-cell>
          <table:table-cell table:formula="of:=([.P64]/[.P63])" office:value-type="float" office:value="0.995053173556611" calcext:value-type="float">
            <text:p>0.9950531736</text:p>
          </table:table-cell>
          <table:table-cell table:formula="of:=[.Q64]-1" office:value-type="float" office:value="-0.0049468264433894" calcext:value-type="float">
            <text:p>-0.0049468264</text:p>
          </table:table-cell>
          <table:table-cell table:number-columns-repeated="2"/>
          <table:table-cell office:value-type="float" office:value="0.994889750606" calcext:value-type="float">
            <text:p>0.9948897506</text:p>
          </table:table-cell>
        </table:table-row>
        <table:table-row table:style-name="ro1">
          <table:table-cell office:value-type="string" calcext:value-type="string">
            <text:p>2011-04-04</text:p>
          </table:table-cell>
          <table:table-cell office:value-type="float" office:value="339.73" calcext:value-type="float">
            <text:p>339.73</text:p>
          </table:table-cell>
          <table:table-cell office:value-type="float" office:value="139.84" calcext:value-type="float">
            <text:p>139.84</text:p>
          </table:table-cell>
          <table:table-cell office:value-type="float" office:value="587.68" calcext:value-type="float">
            <text:p>587.68</text:p>
          </table:table-cell>
          <table:table-cell office:value-type="float" office:value="81.79" calcext:value-type="float">
            <text:p>81.79</text:p>
          </table:table-cell>
          <table:table-cell/>
          <table:table-cell table:formula="of:=[.B65]/[.B64]" office:value-type="float" office:value="0.990206651315981" calcext:value-type="float">
            <text:p>0.9902066513</text:p>
          </table:table-cell>
          <table:table-cell table:formula="of:=[.C65]/[.C64]" office:value-type="float" office:value="1.00459770114943" calcext:value-type="float">
            <text:p>1.0045977011</text:p>
          </table:table-cell>
          <table:table-cell table:formula="of:=[.D65]/[.D64]" office:value-type="float" office:value="0.993038188577222" calcext:value-type="float">
            <text:p>0.9930381886</text:p>
          </table:table-cell>
          <table:table-cell table:formula="of:=[.E65]/[.E64]" office:value-type="float" office:value="1.00220561205735" calcext:value-type="float">
            <text:p>1.0022056121</text:p>
          </table:table-cell>
          <table:table-cell/>
          <table:table-cell table:formula="of:=[.L64]*[.G65]" office:value-type="float" office:value="0.414102876645539" calcext:value-type="float">
            <text:p>0.4141028766</text:p>
          </table:table-cell>
          <table:table-cell table:formula="of:=[.M64]*[.H65]" office:value-type="float" office:value="0.405333333333333" calcext:value-type="float">
            <text:p>0.4053333333</text:p>
          </table:table-cell>
          <table:table-cell table:formula="of:=[.N64]*[.I65]" office:value-type="float" office:value="0" calcext:value-type="float">
            <text:p>0</text:p>
          </table:table-cell>
          <table:table-cell table:formula="of:=[.O64]*[.J65]" office:value-type="float" office:value="0.22887925003498" calcext:value-type="float">
            <text:p>0.22887925</text:p>
          </table:table-cell>
          <table:table-cell table:formula="of:=SUM([.L65:.O65])" office:value-type="float" office:value="1.04831546001385" calcext:value-type="float">
            <text:p>1.04831546</text:p>
          </table:table-cell>
          <table:table-cell table:formula="of:=([.P65]/[.P64])" office:value-type="float" office:value="0.998346003412156" calcext:value-type="float">
            <text:p>0.9983460034</text:p>
          </table:table-cell>
          <table:table-cell table:formula="of:=[.Q65]-1" office:value-type="float" office:value="-0.00165399658784382" calcext:value-type="float">
            <text:p>-0.0016539966</text:p>
          </table:table-cell>
          <table:table-cell table:number-columns-repeated="2"/>
          <table:table-cell office:value-type="float" office:value="0.998362863398" calcext:value-type="float">
            <text:p>0.9983628634</text:p>
          </table:table-cell>
        </table:table-row>
        <table:table-row table:style-name="ro1">
          <table:table-cell office:value-type="string" calcext:value-type="string">
            <text:p>2011-04-05</text:p>
          </table:table-cell>
          <table:table-cell office:value-type="float" office:value="337.44" calcext:value-type="float">
            <text:p>337.44</text:p>
          </table:table-cell>
          <table:table-cell office:value-type="float" office:value="142.05" calcext:value-type="float">
            <text:p>142.05</text:p>
          </table:table-cell>
          <table:table-cell office:value-type="float" office:value="569.09" calcext:value-type="float">
            <text:p>569.09</text:p>
          </table:table-cell>
          <table:table-cell office:value-type="float" office:value="82.32" calcext:value-type="float">
            <text:p>82.32</text:p>
          </table:table-cell>
          <table:table-cell/>
          <table:table-cell table:formula="of:=[.B66]/[.B65]" office:value-type="float" office:value="0.99325935301563" calcext:value-type="float">
            <text:p>0.993259353</text:p>
          </table:table-cell>
          <table:table-cell table:formula="of:=[.C66]/[.C65]" office:value-type="float" office:value="1.01580377574371" calcext:value-type="float">
            <text:p>1.0158037757</text:p>
          </table:table-cell>
          <table:table-cell table:formula="of:=[.D66]/[.D65]" office:value-type="float" office:value="0.968367138578818" calcext:value-type="float">
            <text:p>0.9683671386</text:p>
          </table:table-cell>
          <table:table-cell table:formula="of:=[.E66]/[.E65]" office:value-type="float" office:value="1.00648000978115" calcext:value-type="float">
            <text:p>1.0064800098</text:p>
          </table:table-cell>
          <table:table-cell/>
          <table:table-cell table:formula="of:=[.L65]*[.G66]" office:value-type="float" office:value="0.411311555338859" calcext:value-type="float">
            <text:p>0.4113115553</text:p>
          </table:table-cell>
          <table:table-cell table:formula="of:=[.M65]*[.H66]" office:value-type="float" office:value="0.411739130434782" calcext:value-type="float">
            <text:p>0.4117391304</text:p>
          </table:table-cell>
          <table:table-cell table:formula="of:=[.N65]*[.I66]" office:value-type="float" office:value="0" calcext:value-type="float">
            <text:p>0</text:p>
          </table:table-cell>
          <table:table-cell table:formula="of:=[.O65]*[.J66]" office:value-type="float" office:value="0.230362389813908" calcext:value-type="float">
            <text:p>0.2303623898</text:p>
          </table:table-cell>
          <table:table-cell table:formula="of:=SUM([.L66:.O66])" office:value-type="float" office:value="1.05341307558755" calcext:value-type="float">
            <text:p>1.0534130756</text:p>
          </table:table-cell>
          <table:table-cell table:formula="of:=([.P66]/[.P65])" office:value-type="float" office:value="1.0048626732774" calcext:value-type="float">
            <text:p>1.0048626733</text:p>
          </table:table-cell>
          <table:table-cell table:formula="of:=[.Q66]-1" office:value-type="float" office:value="0.00486267327740286" calcext:value-type="float">
            <text:p>0.0048626733</text:p>
          </table:table-cell>
          <table:table-cell table:number-columns-repeated="2"/>
          <table:table-cell office:value-type="float" office:value="1.00492125346" calcext:value-type="float">
            <text:p>1.0049212535</text:p>
          </table:table-cell>
        </table:table-row>
        <table:table-row table:style-name="ro1">
          <table:table-cell office:value-type="string" calcext:value-type="string">
            <text:p>2011-04-06</text:p>
          </table:table-cell>
          <table:table-cell office:value-type="float" office:value="336.59" calcext:value-type="float">
            <text:p>336.59</text:p>
          </table:table-cell>
          <table:table-cell office:value-type="float" office:value="142.38" calcext:value-type="float">
            <text:p>142.38</text:p>
          </table:table-cell>
          <table:table-cell office:value-type="float" office:value="574.18" calcext:value-type="float">
            <text:p>574.18</text:p>
          </table:table-cell>
          <table:table-cell office:value-type="float" office:value="82.09" calcext:value-type="float">
            <text:p>82.09</text:p>
          </table:table-cell>
          <table:table-cell/>
          <table:table-cell table:formula="of:=[.B67]/[.B66]" office:value-type="float" office:value="0.997481033665244" calcext:value-type="float">
            <text:p>0.9974810337</text:p>
          </table:table-cell>
          <table:table-cell table:formula="of:=[.C67]/[.C66]" office:value-type="float" office:value="1.00232312565998" calcext:value-type="float">
            <text:p>1.0023231257</text:p>
          </table:table-cell>
          <table:table-cell table:formula="of:=[.D67]/[.D66]" office:value-type="float" office:value="1.00894410374457" calcext:value-type="float">
            <text:p>1.0089441037</text:p>
          </table:table-cell>
          <table:table-cell table:formula="of:=[.E67]/[.E66]" office:value-type="float" office:value="0.99720602526725" calcext:value-type="float">
            <text:p>0.9972060253</text:p>
          </table:table-cell>
          <table:table-cell/>
          <table:table-cell table:formula="of:=[.L66]*[.G67]" office:value-type="float" office:value="0.410275475377865" calcext:value-type="float">
            <text:p>0.4102754754</text:p>
          </table:table-cell>
          <table:table-cell table:formula="of:=[.M66]*[.H67]" office:value-type="float" office:value="0.412695652173913" calcext:value-type="float">
            <text:p>0.4126956522</text:p>
          </table:table-cell>
          <table:table-cell table:formula="of:=[.N66]*[.I67]" office:value-type="float" office:value="0" calcext:value-type="float">
            <text:p>0</text:p>
          </table:table-cell>
          <table:table-cell table:formula="of:=[.O66]*[.J67]" office:value-type="float" office:value="0.229718763117392" calcext:value-type="float">
            <text:p>0.2297187631</text:p>
          </table:table-cell>
          <table:table-cell table:formula="of:=SUM([.L67:.O67])" office:value-type="float" office:value="1.05268989066917" calcext:value-type="float">
            <text:p>1.0526898907</text:p>
          </table:table-cell>
          <table:table-cell table:formula="of:=([.P67]/[.P66])" office:value-type="float" office:value="0.99931348401198" calcext:value-type="float">
            <text:p>0.999313484</text:p>
          </table:table-cell>
          <table:table-cell table:formula="of:=[.Q67]-1" office:value-type="float" office:value="-0.000686515988020053" calcext:value-type="float">
            <text:p>-0.000686516</text:p>
          </table:table-cell>
          <table:table-cell table:number-columns-repeated="2"/>
          <table:table-cell office:value-type="float" office:value="0.999362868784" calcext:value-type="float">
            <text:p>0.9993628688</text:p>
          </table:table-cell>
        </table:table-row>
        <table:table-row table:style-name="ro1">
          <table:table-cell office:value-type="string" calcext:value-type="string">
            <text:p>2011-04-07</text:p>
          </table:table-cell>
          <table:table-cell office:value-type="float" office:value="336.63" calcext:value-type="float">
            <text:p>336.63</text:p>
          </table:table-cell>
          <table:table-cell office:value-type="float" office:value="142.51" calcext:value-type="float">
            <text:p>142.51</text:p>
          </table:table-cell>
          <table:table-cell office:value-type="float" office:value="580" calcext:value-type="float">
            <text:p>580</text:p>
          </table:table-cell>
          <table:table-cell office:value-type="float" office:value="82.65" calcext:value-type="float">
            <text:p>82.65</text:p>
          </table:table-cell>
          <table:table-cell/>
          <table:table-cell table:formula="of:=[.B68]/[.B67]" office:value-type="float" office:value="1.00011883894352" calcext:value-type="float">
            <text:p>1.0001188389</text:p>
          </table:table-cell>
          <table:table-cell table:formula="of:=[.C68]/[.C67]" office:value-type="float" office:value="1.00091304958562" calcext:value-type="float">
            <text:p>1.0009130496</text:p>
          </table:table-cell>
          <table:table-cell table:formula="of:=[.D68]/[.D67]" office:value-type="float" office:value="1.01013619422481" calcext:value-type="float">
            <text:p>1.0101361942</text:p>
          </table:table-cell>
          <table:table-cell table:formula="of:=[.E68]/[.E67]" office:value-type="float" office:value="1.0068217809721" calcext:value-type="float">
            <text:p>1.006821781</text:p>
          </table:table-cell>
          <table:table-cell/>
          <table:table-cell table:formula="of:=[.L67]*[.G68]" office:value-type="float" office:value="0.410324232081911" calcext:value-type="float">
            <text:p>0.4103242321</text:p>
          </table:table-cell>
          <table:table-cell table:formula="of:=[.M67]*[.H68]" office:value-type="float" office:value="0.413072463768116" calcext:value-type="float">
            <text:p>0.4130724638</text:p>
          </table:table-cell>
          <table:table-cell table:formula="of:=[.N67]*[.I68]" office:value-type="float" office:value="0" calcext:value-type="float">
            <text:p>0</text:p>
          </table:table-cell>
          <table:table-cell table:formula="of:=[.O67]*[.J68]" office:value-type="float" office:value="0.231285854204561" calcext:value-type="float">
            <text:p>0.2312858542</text:p>
          </table:table-cell>
          <table:table-cell table:formula="of:=SUM([.L68:.O68])" office:value-type="float" office:value="1.05468255005459" calcext:value-type="float">
            <text:p>1.0546825501</text:p>
          </table:table-cell>
          <table:table-cell table:formula="of:=([.P68]/[.P67])" office:value-type="float" office:value="1.00189292155561" calcext:value-type="float">
            <text:p>1.0018929216</text:p>
          </table:table-cell>
          <table:table-cell table:formula="of:=[.Q68]-1" office:value-type="float" office:value="0.00189292155560872" calcext:value-type="float">
            <text:p>0.0018929216</text:p>
          </table:table-cell>
          <table:table-cell table:number-columns-repeated="2"/>
          <table:table-cell office:value-type="float" office:value="1.00177711161" calcext:value-type="float">
            <text:p>1.0017771116</text:p>
          </table:table-cell>
        </table:table-row>
        <table:table-row table:style-name="ro1">
          <table:table-cell office:value-type="string" calcext:value-type="string">
            <text:p>2011-04-08</text:p>
          </table:table-cell>
          <table:table-cell office:value-type="float" office:value="333.63" calcext:value-type="float">
            <text:p>333.63</text:p>
          </table:table-cell>
          <table:table-cell office:value-type="float" office:value="143.66" calcext:value-type="float">
            <text:p>143.66</text:p>
          </table:table-cell>
          <table:table-cell office:value-type="float" office:value="578.16" calcext:value-type="float">
            <text:p>578.16</text:p>
          </table:table-cell>
          <table:table-cell office:value-type="float" office:value="82.83" calcext:value-type="float">
            <text:p>82.83</text:p>
          </table:table-cell>
          <table:table-cell/>
          <table:table-cell table:formula="of:=[.B69]/[.B68]" office:value-type="float" office:value="0.991088138312093" calcext:value-type="float">
            <text:p>0.9910881383</text:p>
          </table:table-cell>
          <table:table-cell table:formula="of:=[.C69]/[.C68]" office:value-type="float" office:value="1.00806960915024" calcext:value-type="float">
            <text:p>1.0080696092</text:p>
          </table:table-cell>
          <table:table-cell table:formula="of:=[.D69]/[.D68]" office:value-type="float" office:value="0.996827586206896" calcext:value-type="float">
            <text:p>0.9968275862</text:p>
          </table:table-cell>
          <table:table-cell table:formula="of:=[.E69]/[.E68]" office:value-type="float" office:value="1.0021778584392" calcext:value-type="float">
            <text:p>1.0021778584</text:p>
          </table:table-cell>
          <table:table-cell/>
          <table:table-cell table:formula="of:=[.L68]*[.G69]" office:value-type="float" office:value="0.406667479278401" calcext:value-type="float">
            <text:p>0.4066674793</text:p>
          </table:table-cell>
          <table:table-cell table:formula="of:=[.M68]*[.H69]" office:value-type="float" office:value="0.416405797101449" calcext:value-type="float">
            <text:p>0.4164057971</text:p>
          </table:table-cell>
          <table:table-cell table:formula="of:=[.N68]*[.I69]" office:value-type="float" office:value="0" calcext:value-type="float">
            <text:p>0</text:p>
          </table:table-cell>
          <table:table-cell table:formula="of:=[.O68]*[.J69]" office:value-type="float" office:value="0.231789562054008" calcext:value-type="float">
            <text:p>0.2317895621</text:p>
          </table:table-cell>
          <table:table-cell table:formula="of:=SUM([.L69:.O69])" office:value-type="float" office:value="1.05486283843386" calcext:value-type="float">
            <text:p>1.0548628384</text:p>
          </table:table-cell>
          <table:table-cell table:formula="of:=([.P69]/[.P68])" office:value-type="float" office:value="1.00017094089521" calcext:value-type="float">
            <text:p>1.0001709409</text:p>
          </table:table-cell>
          <table:table-cell table:formula="of:=[.Q69]-1" office:value-type="float" office:value="0.000170940895211302" calcext:value-type="float">
            <text:p>0.0001709409</text:p>
          </table:table-cell>
          <table:table-cell table:number-columns-repeated="2"/>
          <table:table-cell office:value-type="float" office:value="1.00009867067" calcext:value-type="float">
            <text:p>1.0000986707</text:p>
          </table:table-cell>
        </table:table-row>
        <table:table-row table:style-name="ro1">
          <table:table-cell office:value-type="string" calcext:value-type="string">
            <text:p>2011-04-11</text:p>
          </table:table-cell>
          <table:table-cell office:value-type="float" office:value="329.39" calcext:value-type="float">
            <text:p>329.39</text:p>
          </table:table-cell>
          <table:table-cell office:value-type="float" office:value="142.64" calcext:value-type="float">
            <text:p>142.64</text:p>
          </table:table-cell>
          <table:table-cell office:value-type="float" office:value="577.37" calcext:value-type="float">
            <text:p>577.37</text:p>
          </table:table-cell>
          <table:table-cell office:value-type="float" office:value="82.07" calcext:value-type="float">
            <text:p>82.07</text:p>
          </table:table-cell>
          <table:table-cell/>
          <table:table-cell table:formula="of:=[.B70]/[.B69]" office:value-type="float" office:value="0.987291310733447" calcext:value-type="float">
            <text:p>0.9872913107</text:p>
          </table:table-cell>
          <table:table-cell table:formula="of:=[.C70]/[.C69]" office:value-type="float" office:value="0.992899902547682" calcext:value-type="float">
            <text:p>0.9928999025</text:p>
          </table:table-cell>
          <table:table-cell table:formula="of:=[.D70]/[.D69]" office:value-type="float" office:value="0.998633596236336" calcext:value-type="float">
            <text:p>0.9986335962</text:p>
          </table:table-cell>
          <table:table-cell table:formula="of:=[.E70]/[.E69]" office:value-type="float" office:value="0.990824580466015" calcext:value-type="float">
            <text:p>0.9908245805</text:p>
          </table:table-cell>
          <table:table-cell/>
          <table:table-cell table:formula="of:=[.L69]*[.G70]" office:value-type="float" office:value="0.401499268649439" calcext:value-type="float">
            <text:p>0.4014992686</text:p>
          </table:table-cell>
          <table:table-cell table:formula="of:=[.M69]*[.H70]" office:value-type="float" office:value="0.413449275362318" calcext:value-type="float">
            <text:p>0.4134492754</text:p>
          </table:table-cell>
          <table:table-cell table:formula="of:=[.N69]*[.I70]" office:value-type="float" office:value="0" calcext:value-type="float">
            <text:p>0</text:p>
          </table:table-cell>
          <table:table-cell table:formula="of:=[.O69]*[.J70]" office:value-type="float" office:value="0.229662795578564" calcext:value-type="float">
            <text:p>0.2296627956</text:p>
          </table:table-cell>
          <table:table-cell table:formula="of:=SUM([.L70:.O70])" office:value-type="float" office:value="1.04461133959032" calcext:value-type="float">
            <text:p>1.0446113396</text:p>
          </table:table-cell>
          <table:table-cell table:formula="of:=([.P70]/[.P69])" office:value-type="float" office:value="0.990281675996136" calcext:value-type="float">
            <text:p>0.990281676</text:p>
          </table:table-cell>
          <table:table-cell table:formula="of:=[.Q70]-1" office:value-type="float" office:value="-0.00971832400386441" calcext:value-type="float">
            <text:p>-0.009718324</text:p>
          </table:table-cell>
          <table:table-cell table:number-columns-repeated="2"/>
          <table:table-cell office:value-type="float" office:value="0.990241401406" calcext:value-type="float">
            <text:p>0.9902414014</text:p>
          </table:table-cell>
        </table:table-row>
        <table:table-row table:style-name="ro1">
          <table:table-cell office:value-type="string" calcext:value-type="string">
            <text:p>2011-04-12</text:p>
          </table:table-cell>
          <table:table-cell office:value-type="float" office:value="330.98" calcext:value-type="float">
            <text:p>330.98</text:p>
          </table:table-cell>
          <table:table-cell office:value-type="float" office:value="141.61" calcext:value-type="float">
            <text:p>141.61</text:p>
          </table:table-cell>
          <table:table-cell office:value-type="float" office:value="570.61" calcext:value-type="float">
            <text:p>570.61</text:p>
          </table:table-cell>
          <table:table-cell office:value-type="float" office:value="80.16" calcext:value-type="float">
            <text:p>80.16</text:p>
          </table:table-cell>
          <table:table-cell/>
          <table:table-cell table:formula="of:=[.B71]/[.B70]" office:value-type="float" office:value="1.00482710464799" calcext:value-type="float">
            <text:p>1.0048271046</text:p>
          </table:table-cell>
          <table:table-cell table:formula="of:=[.C71]/[.C70]" office:value-type="float" office:value="0.992779024116657" calcext:value-type="float">
            <text:p>0.9927790241</text:p>
          </table:table-cell>
          <table:table-cell table:formula="of:=[.D71]/[.D70]" office:value-type="float" office:value="0.988291736667994" calcext:value-type="float">
            <text:p>0.9882917367</text:p>
          </table:table-cell>
          <table:table-cell table:formula="of:=[.E71]/[.E70]" office:value-type="float" office:value="0.976727184111125" calcext:value-type="float">
            <text:p>0.9767271841</text:p>
          </table:table-cell>
          <table:table-cell/>
          <table:table-cell table:formula="of:=[.L70]*[.G71]" office:value-type="float" office:value="0.4034373476353" calcext:value-type="float">
            <text:p>0.4034373476</text:p>
          </table:table-cell>
          <table:table-cell table:formula="of:=[.M70]*[.H71]" office:value-type="float" office:value="0.410463768115942" calcext:value-type="float">
            <text:p>0.4104637681</text:p>
          </table:table-cell>
          <table:table-cell table:formula="of:=[.N70]*[.I71]" office:value-type="float" office:value="0" calcext:value-type="float">
            <text:p>0</text:p>
          </table:table-cell>
          <table:table-cell table:formula="of:=[.O70]*[.J71]" office:value-type="float" office:value="0.22431789562054" calcext:value-type="float">
            <text:p>0.2243178956</text:p>
          </table:table-cell>
          <table:table-cell table:formula="of:=SUM([.L71:.O71])" office:value-type="float" office:value="1.03821901137178" calcext:value-type="float">
            <text:p>1.0382190114</text:p>
          </table:table-cell>
          <table:table-cell table:formula="of:=([.P71]/[.P70])" office:value-type="float" office:value="0.993880663576706" calcext:value-type="float">
            <text:p>0.9938806636</text:p>
          </table:table-cell>
          <table:table-cell table:formula="of:=[.Q71]-1" office:value-type="float" office:value="-0.00611933642329354" calcext:value-type="float">
            <text:p>-0.0061193364</text:p>
          </table:table-cell>
          <table:table-cell table:number-columns-repeated="2"/>
          <table:table-cell office:value-type="float" office:value="0.994387888328" calcext:value-type="float">
            <text:p>0.9943878883</text:p>
          </table:table-cell>
        </table:table-row>
        <table:table-row table:style-name="ro1">
          <table:table-cell office:value-type="string" calcext:value-type="string">
            <text:p>2011-04-13</text:p>
          </table:table-cell>
          <table:table-cell office:value-type="float" office:value="334.69" calcext:value-type="float">
            <text:p>334.69</text:p>
          </table:table-cell>
          <table:table-cell office:value-type="float" office:value="141.9" calcext:value-type="float">
            <text:p>141.9</text:p>
          </table:table-cell>
          <table:table-cell office:value-type="float" office:value="576.28" calcext:value-type="float">
            <text:p>576.28</text:p>
          </table:table-cell>
          <table:table-cell office:value-type="float" office:value="80.14" calcext:value-type="float">
            <text:p>80.14</text:p>
          </table:table-cell>
          <table:table-cell/>
          <table:table-cell table:formula="of:=[.B72]/[.B71]" office:value-type="float" office:value="1.01120913650372" calcext:value-type="float">
            <text:p>1.0112091365</text:p>
          </table:table-cell>
          <table:table-cell table:formula="of:=[.C72]/[.C71]" office:value-type="float" office:value="1.00204787797472" calcext:value-type="float">
            <text:p>1.002047878</text:p>
          </table:table-cell>
          <table:table-cell table:formula="of:=[.D72]/[.D71]" office:value-type="float" office:value="1.00993673437199" calcext:value-type="float">
            <text:p>1.0099367344</text:p>
          </table:table-cell>
          <table:table-cell table:formula="of:=[.E72]/[.E71]" office:value-type="float" office:value="0.999750499001996" calcext:value-type="float">
            <text:p>0.999750499</text:p>
          </table:table-cell>
          <table:table-cell/>
          <table:table-cell table:formula="of:=[.L71]*[.G72]" office:value-type="float" office:value="0.407959531935641" calcext:value-type="float">
            <text:p>0.4079595319</text:p>
          </table:table-cell>
          <table:table-cell table:formula="of:=[.M71]*[.H72]" office:value-type="float" office:value="0.411304347826087" calcext:value-type="float">
            <text:p>0.4113043478</text:p>
          </table:table-cell>
          <table:table-cell table:formula="of:=[.N71]*[.I72]" office:value-type="float" office:value="0" calcext:value-type="float">
            <text:p>0</text:p>
          </table:table-cell>
          <table:table-cell table:formula="of:=[.O71]*[.J72]" office:value-type="float" office:value="0.224261928081712" calcext:value-type="float">
            <text:p>0.2242619281</text:p>
          </table:table-cell>
          <table:table-cell table:formula="of:=SUM([.L72:.O72])" office:value-type="float" office:value="1.04352580784344" calcext:value-type="float">
            <text:p>1.0435258078</text:p>
          </table:table-cell>
          <table:table-cell table:formula="of:=([.P72]/[.P71])" office:value-type="float" office:value="1.00511144220394" calcext:value-type="float">
            <text:p>1.0051114422</text:p>
          </table:table-cell>
          <table:table-cell table:formula="of:=[.Q72]-1" office:value-type="float" office:value="0.00511144220394" calcext:value-type="float">
            <text:p>0.0051114422</text:p>
          </table:table-cell>
          <table:table-cell table:number-columns-repeated="2"/>
          <table:table-cell office:value-type="float" office:value="1.00525290559" calcext:value-type="float">
            <text:p>1.0052529056</text:p>
          </table:table-cell>
        </table:table-row>
        <table:table-row table:style-name="ro1">
          <table:table-cell office:value-type="string" calcext:value-type="string">
            <text:p>2011-04-14</text:p>
          </table:table-cell>
          <table:table-cell office:value-type="float" office:value="331" calcext:value-type="float">
            <text:p>331</text:p>
          </table:table-cell>
          <table:table-cell office:value-type="float" office:value="143.81" calcext:value-type="float">
            <text:p>143.81</text:p>
          </table:table-cell>
          <table:table-cell office:value-type="float" office:value="578.51" calcext:value-type="float">
            <text:p>578.51</text:p>
          </table:table-cell>
          <table:table-cell office:value-type="float" office:value="80.41" calcext:value-type="float">
            <text:p>80.41</text:p>
          </table:table-cell>
          <table:table-cell/>
          <table:table-cell table:formula="of:=[.B73]/[.B72]" office:value-type="float" office:value="0.988974872269862" calcext:value-type="float">
            <text:p>0.9889748723</text:p>
          </table:table-cell>
          <table:table-cell table:formula="of:=[.C73]/[.C72]" office:value-type="float" office:value="1.01346018322763" calcext:value-type="float">
            <text:p>1.0134601832</text:p>
          </table:table-cell>
          <table:table-cell table:formula="of:=[.D73]/[.D72]" office:value-type="float" office:value="1.00386964669952" calcext:value-type="float">
            <text:p>1.0038696467</text:p>
          </table:table-cell>
          <table:table-cell table:formula="of:=[.E73]/[.E72]" office:value-type="float" office:value="1.00336910406788" calcext:value-type="float">
            <text:p>1.0033691041</text:p>
          </table:table-cell>
          <table:table-cell/>
          <table:table-cell table:formula="of:=[.L72]*[.G73]" office:value-type="float" office:value="0.403461725987323" calcext:value-type="float">
            <text:p>0.403461726</text:p>
          </table:table-cell>
          <table:table-cell table:formula="of:=[.M72]*[.H73]" office:value-type="float" office:value="0.416840579710145" calcext:value-type="float">
            <text:p>0.4168405797</text:p>
          </table:table-cell>
          <table:table-cell table:formula="of:=[.N72]*[.I73]" office:value-type="float" office:value="0" calcext:value-type="float">
            <text:p>0</text:p>
          </table:table-cell>
          <table:table-cell table:formula="of:=[.O72]*[.J73]" office:value-type="float" office:value="0.225017489855883" calcext:value-type="float">
            <text:p>0.2250174899</text:p>
          </table:table-cell>
          <table:table-cell table:formula="of:=SUM([.L73:.O73])" office:value-type="float" office:value="1.04531979555335" calcext:value-type="float">
            <text:p>1.0453197956</text:p>
          </table:table-cell>
          <table:table-cell table:formula="of:=([.P73]/[.P72])" office:value-type="float" office:value="1.00171915988702" calcext:value-type="float">
            <text:p>1.0017191599</text:p>
          </table:table-cell>
          <table:table-cell table:formula="of:=[.Q73]-1" office:value-type="float" office:value="0.00171915988701676" calcext:value-type="float">
            <text:p>0.0017191599</text:p>
          </table:table-cell>
          <table:table-cell table:number-columns-repeated="2"/>
          <table:table-cell office:value-type="float" office:value="1.00164784301" calcext:value-type="float">
            <text:p>1.001647843</text:p>
          </table:table-cell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326.06" calcext:value-type="float">
            <text:p>326.06</text:p>
          </table:table-cell>
          <table:table-cell office:value-type="float" office:value="145.05" calcext:value-type="float">
            <text:p>145.05</text:p>
          </table:table-cell>
          <table:table-cell office:value-type="float" office:value="530.7" calcext:value-type="float">
            <text:p>530.7</text:p>
          </table:table-cell>
          <table:table-cell office:value-type="float" office:value="81.23" calcext:value-type="float">
            <text:p>81.23</text:p>
          </table:table-cell>
          <table:table-cell/>
          <table:table-cell table:formula="of:=[.B74]/[.B73]" office:value-type="float" office:value="0.985075528700906" calcext:value-type="float">
            <text:p>0.9850755287</text:p>
          </table:table-cell>
          <table:table-cell table:formula="of:=[.C74]/[.C73]" office:value-type="float" office:value="1.00862248800501" calcext:value-type="float">
            <text:p>1.008622488</text:p>
          </table:table-cell>
          <table:table-cell table:formula="of:=[.D74]/[.D73]" office:value-type="float" office:value="0.917356657620439" calcext:value-type="float">
            <text:p>0.9173566576</text:p>
          </table:table-cell>
          <table:table-cell table:formula="of:=[.E74]/[.E73]" office:value-type="float" office:value="1.01019773659993" calcext:value-type="float">
            <text:p>1.0101977366</text:p>
          </table:table-cell>
          <table:table-cell/>
          <table:table-cell table:formula="of:=[.L73]*[.G74]" office:value-type="float" office:value="0.397440273037543" calcext:value-type="float">
            <text:p>0.397440273</text:p>
          </table:table-cell>
          <table:table-cell table:formula="of:=[.M73]*[.H74]" office:value-type="float" office:value="0.420434782608695" calcext:value-type="float">
            <text:p>0.4204347826</text:p>
          </table:table-cell>
          <table:table-cell table:formula="of:=[.N73]*[.I74]" office:value-type="float" office:value="0" calcext:value-type="float">
            <text:p>0</text:p>
          </table:table-cell>
          <table:table-cell table:formula="of:=[.O73]*[.J74]" office:value-type="float" office:value="0.22731215894781" calcext:value-type="float">
            <text:p>0.2273121589</text:p>
          </table:table-cell>
          <table:table-cell table:formula="of:=SUM([.L74:.O74])" office:value-type="float" office:value="1.04518721459405" calcext:value-type="float">
            <text:p>1.0451872146</text:p>
          </table:table-cell>
          <table:table-cell table:formula="of:=([.P74]/[.P73])" office:value-type="float" office:value="0.999873167082584" calcext:value-type="float">
            <text:p>0.9998731671</text:p>
          </table:table-cell>
          <table:table-cell table:formula="of:=[.Q74]-1" office:value-type="float" office:value="-0.000126832917416331" calcext:value-type="float">
            <text:p>-0.0001268329</text:p>
          </table:table-cell>
          <table:table-cell table:number-columns-repeated="2"/>
          <table:table-cell office:value-type="float" office:value="0.999518754002" calcext:value-type="float">
            <text:p>0.999518754</text:p>
          </table:table-cell>
        </table:table-row>
        <table:table-row table:style-name="ro1">
          <table:table-cell office:value-type="string" calcext:value-type="string">
            <text:p>2011-04-18</text:p>
          </table:table-cell>
          <table:table-cell office:value-type="float" office:value="330.43" calcext:value-type="float">
            <text:p>330.43</text:p>
          </table:table-cell>
          <table:table-cell office:value-type="float" office:value="145.93" calcext:value-type="float">
            <text:p>145.93</text:p>
          </table:table-cell>
          <table:table-cell office:value-type="float" office:value="526.84" calcext:value-type="float">
            <text:p>526.84</text:p>
          </table:table-cell>
          <table:table-cell office:value-type="float" office:value="80.08" calcext:value-type="float">
            <text:p>80.08</text:p>
          </table:table-cell>
          <table:table-cell/>
          <table:table-cell table:formula="of:=[.B75]/[.B74]" office:value-type="float" office:value="1.01340244126848" calcext:value-type="float">
            <text:p>1.0134024413</text:p>
          </table:table-cell>
          <table:table-cell table:formula="of:=[.C75]/[.C74]" office:value-type="float" office:value="1.0060668734919" calcext:value-type="float">
            <text:p>1.0060668735</text:p>
          </table:table-cell>
          <table:table-cell table:formula="of:=[.D75]/[.D74]" office:value-type="float" office:value="0.992726587525909" calcext:value-type="float">
            <text:p>0.9927265875</text:p>
          </table:table-cell>
          <table:table-cell table:formula="of:=[.E75]/[.E74]" office:value-type="float" office:value="0.985842668964668" calcext:value-type="float">
            <text:p>0.985842669</text:p>
          </table:table-cell>
          <table:table-cell/>
          <table:table-cell table:formula="of:=[.L74]*[.G75]" office:value-type="float" office:value="0.402766942954656" calcext:value-type="float">
            <text:p>0.402766943</text:p>
          </table:table-cell>
          <table:table-cell table:formula="of:=[.M74]*[.H75]" office:value-type="float" office:value="0.422985507246377" calcext:value-type="float">
            <text:p>0.4229855072</text:p>
          </table:table-cell>
          <table:table-cell table:formula="of:=[.N74]*[.I75]" office:value-type="float" office:value="0" calcext:value-type="float">
            <text:p>0</text:p>
          </table:table-cell>
          <table:table-cell table:formula="of:=[.O74]*[.J75]" office:value-type="float" office:value="0.22409402546523" calcext:value-type="float">
            <text:p>0.2240940255</text:p>
          </table:table-cell>
          <table:table-cell table:formula="of:=SUM([.L75:.O75])" office:value-type="float" office:value="1.04984647566626" calcext:value-type="float">
            <text:p>1.0498464757</text:p>
          </table:table-cell>
          <table:table-cell table:formula="of:=([.P75]/[.P74])" office:value-type="float" office:value="1.00445782440424" calcext:value-type="float">
            <text:p>1.0044578244</text:p>
          </table:table-cell>
          <table:table-cell table:formula="of:=[.Q75]-1" office:value-type="float" office:value="0.00445782440423792" calcext:value-type="float">
            <text:p>0.0044578244</text:p>
          </table:table-cell>
          <table:table-cell table:number-columns-repeated="2"/>
          <table:table-cell office:value-type="float" office:value="1.0049562597" calcext:value-type="float">
            <text:p>1.0049562597</text:p>
          </table:table-cell>
        </table:table-row>
        <table:table-row table:style-name="ro1">
          <table:table-cell office:value-type="string" calcext:value-type="string">
            <text:p>2011-04-19</text:p>
          </table:table-cell>
          <table:table-cell office:value-type="float" office:value="336.42" calcext:value-type="float">
            <text:p>336.42</text:p>
          </table:table-cell>
          <table:table-cell office:value-type="float" office:value="145.93" calcext:value-type="float">
            <text:p>145.93</text:p>
          </table:table-cell>
          <table:table-cell office:value-type="float" office:value="521.53" calcext:value-type="float">
            <text:p>521.53</text:p>
          </table:table-cell>
          <table:table-cell office:value-type="float" office:value="80.76" calcext:value-type="float">
            <text:p>80.76</text:p>
          </table:table-cell>
          <table:table-cell/>
          <table:table-cell table:formula="of:=[.B76]/[.B75]" office:value-type="float" office:value="1.01812789395636" calcext:value-type="float">
            <text:p>1.018127894</text:p>
          </table:table-cell>
          <table:table-cell table:formula="of:=[.C76]/[.C75]" office:value-type="float" office:value="1" calcext:value-type="float">
            <text:p>1</text:p>
          </table:table-cell>
          <table:table-cell table:formula="of:=[.D76]/[.D75]" office:value-type="float" office:value="0.989921038645509" calcext:value-type="float">
            <text:p>0.9899210386</text:p>
          </table:table-cell>
          <table:table-cell table:formula="of:=[.E76]/[.E75]" office:value-type="float" office:value="1.00849150849151" calcext:value-type="float">
            <text:p>1.0084915085</text:p>
          </table:table-cell>
          <table:table-cell/>
          <table:table-cell table:formula="of:=[.L75]*[.G76]" office:value-type="float" office:value="0.410068259385665" calcext:value-type="float">
            <text:p>0.4100682594</text:p>
          </table:table-cell>
          <table:table-cell table:formula="of:=[.M75]*[.H76]" office:value-type="float" office:value="0.422985507246377" calcext:value-type="float">
            <text:p>0.4229855072</text:p>
          </table:table-cell>
          <table:table-cell table:formula="of:=[.N75]*[.I76]" office:value-type="float" office:value="0" calcext:value-type="float">
            <text:p>0</text:p>
          </table:table-cell>
          <table:table-cell table:formula="of:=[.O75]*[.J76]" office:value-type="float" office:value="0.225996921785364" calcext:value-type="float">
            <text:p>0.2259969218</text:p>
          </table:table-cell>
          <table:table-cell table:formula="of:=SUM([.L76:.O76])" office:value-type="float" office:value="1.05905068841741" calcext:value-type="float">
            <text:p>1.0590506884</text:p>
          </table:table-cell>
          <table:table-cell table:formula="of:=([.P76]/[.P75])" office:value-type="float" office:value="1.00876719879" calcext:value-type="float">
            <text:p>1.0087671988</text:p>
          </table:table-cell>
          <table:table-cell table:formula="of:=[.Q76]-1" office:value-type="float" office:value="0.00876719878999666" calcext:value-type="float">
            <text:p>0.0087671988</text:p>
          </table:table-cell>
          <table:table-cell table:number-columns-repeated="2"/>
          <table:table-cell office:value-type="float" office:value="1.00894945928" calcext:value-type="float">
            <text:p>1.0089494593</text:p>
          </table:table-cell>
        </table:table-row>
        <table:table-row table:style-name="ro1">
          <table:table-cell office:value-type="string" calcext:value-type="string">
            <text:p>2011-04-20</text:p>
          </table:table-cell>
          <table:table-cell office:value-type="float" office:value="340.95" calcext:value-type="float">
            <text:p>340.95</text:p>
          </table:table-cell>
          <table:table-cell office:value-type="float" office:value="146.5" calcext:value-type="float">
            <text:p>146.5</text:p>
          </table:table-cell>
          <table:table-cell office:value-type="float" office:value="525.73" calcext:value-type="float">
            <text:p>525.73</text:p>
          </table:table-cell>
          <table:table-cell office:value-type="float" office:value="82.54" calcext:value-type="float">
            <text:p>82.54</text:p>
          </table:table-cell>
          <table:table-cell/>
          <table:table-cell table:formula="of:=[.B77]/[.B76]" office:value-type="float" office:value="1.01346531121812" calcext:value-type="float">
            <text:p>1.0134653112</text:p>
          </table:table-cell>
          <table:table-cell table:formula="of:=[.C77]/[.C76]" office:value-type="float" office:value="1.00390598232029" calcext:value-type="float">
            <text:p>1.0039059823</text:p>
          </table:table-cell>
          <table:table-cell table:formula="of:=[.D77]/[.D76]" office:value-type="float" office:value="1.00805322800222" calcext:value-type="float">
            <text:p>1.008053228</text:p>
          </table:table-cell>
          <table:table-cell table:formula="of:=[.E77]/[.E76]" office:value-type="float" office:value="1.02204061416543" calcext:value-type="float">
            <text:p>1.0220406142</text:p>
          </table:table-cell>
          <table:table-cell/>
          <table:table-cell table:formula="of:=[.L76]*[.G77]" office:value-type="float" office:value="0.415589956118966" calcext:value-type="float">
            <text:p>0.4155899561</text:p>
          </table:table-cell>
          <table:table-cell table:formula="of:=[.M76]*[.H77]" office:value-type="float" office:value="0.42463768115942" calcext:value-type="float">
            <text:p>0.4246376812</text:p>
          </table:table-cell>
          <table:table-cell table:formula="of:=[.N76]*[.I77]" office:value-type="float" office:value="0" calcext:value-type="float">
            <text:p>0</text:p>
          </table:table-cell>
          <table:table-cell table:formula="of:=[.O76]*[.J77]" office:value-type="float" office:value="0.23097803274101" calcext:value-type="float">
            <text:p>0.2309780327</text:p>
          </table:table-cell>
          <table:table-cell table:formula="of:=SUM([.L77:.O77])" office:value-type="float" office:value="1.0712056700194" calcext:value-type="float">
            <text:p>1.07120567</text:p>
          </table:table-cell>
          <table:table-cell table:formula="of:=([.P77]/[.P76])" office:value-type="float" office:value="1.01147724252949" calcext:value-type="float">
            <text:p>1.0114772425</text:p>
          </table:table-cell>
          <table:table-cell table:formula="of:=[.Q77]-1" office:value-type="float" office:value="0.01147724252949" calcext:value-type="float">
            <text:p>0.0114772425</text:p>
          </table:table-cell>
          <table:table-cell table:number-columns-repeated="2"/>
          <table:table-cell office:value-type="float" office:value="1.01135664025" calcext:value-type="float">
            <text:p>1.0113566403</text:p>
          </table:table-cell>
        </table:table-row>
        <table:table-row table:style-name="ro1">
          <table:table-cell office:value-type="string" calcext:value-type="string">
            <text:p>2011-04-21</text:p>
          </table:table-cell>
          <table:table-cell office:value-type="float" office:value="349.2" calcext:value-type="float">
            <text:p>349.2</text:p>
          </table:table-cell>
          <table:table-cell office:value-type="float" office:value="146.74" calcext:value-type="float">
            <text:p>146.74</text:p>
          </table:table-cell>
          <table:table-cell office:value-type="float" office:value="525.1" calcext:value-type="float">
            <text:p>525.1</text:p>
          </table:table-cell>
          <table:table-cell office:value-type="float" office:value="83.22" calcext:value-type="float">
            <text:p>83.22</text:p>
          </table:table-cell>
          <table:table-cell/>
          <table:table-cell table:formula="of:=[.B78]/[.B77]" office:value-type="float" office:value="1.02419709634844" calcext:value-type="float">
            <text:p>1.0241970963</text:p>
          </table:table-cell>
          <table:table-cell table:formula="of:=[.C78]/[.C77]" office:value-type="float" office:value="1.00163822525597" calcext:value-type="float">
            <text:p>1.0016382253</text:p>
          </table:table-cell>
          <table:table-cell table:formula="of:=[.D78]/[.D77]" office:value-type="float" office:value="0.998801666254541" calcext:value-type="float">
            <text:p>0.9988016663</text:p>
          </table:table-cell>
          <table:table-cell table:formula="of:=[.E78]/[.E77]" office:value-type="float" office:value="1.00823842985219" calcext:value-type="float">
            <text:p>1.0082384299</text:p>
          </table:table-cell>
          <table:table-cell/>
          <table:table-cell table:formula="of:=[.L77]*[.G78]" office:value-type="float" office:value="0.42564602632862" calcext:value-type="float">
            <text:p>0.4256460263</text:p>
          </table:table-cell>
          <table:table-cell table:formula="of:=[.M77]*[.H78]" office:value-type="float" office:value="0.425333333333333" calcext:value-type="float">
            <text:p>0.4253333333</text:p>
          </table:table-cell>
          <table:table-cell table:formula="of:=[.N77]*[.I78]" office:value-type="float" office:value="0" calcext:value-type="float">
            <text:p>0</text:p>
          </table:table-cell>
          <table:table-cell table:formula="of:=[.O77]*[.J78]" office:value-type="float" office:value="0.232880929061144" calcext:value-type="float">
            <text:p>0.2328809291</text:p>
          </table:table-cell>
          <table:table-cell table:formula="of:=SUM([.L78:.O78])" office:value-type="float" office:value="1.0838602887231" calcext:value-type="float">
            <text:p>1.0838602887</text:p>
          </table:table-cell>
          <table:table-cell table:formula="of:=([.P78]/[.P77])" office:value-type="float" office:value="1.01181343513937" calcext:value-type="float">
            <text:p>1.0118134351</text:p>
          </table:table-cell>
          <table:table-cell table:formula="of:=[.Q78]-1" office:value-type="float" office:value="0.0118134351393715" calcext:value-type="float">
            <text:p>0.0118134351</text:p>
          </table:table-cell>
          <table:table-cell table:number-columns-repeated="2"/>
          <table:table-cell office:value-type="float" office:value="1.01198181461" calcext:value-type="float">
            <text:p>1.0119818146</text:p>
          </table:table-cell>
        </table:table-row>
        <table:table-row table:style-name="ro1">
          <table:table-cell office:value-type="string" calcext:value-type="string">
            <text:p>2011-04-25</text:p>
          </table:table-cell>
          <table:table-cell office:value-type="float" office:value="351.5" calcext:value-type="float">
            <text:p>351.5</text:p>
          </table:table-cell>
          <table:table-cell office:value-type="float" office:value="146.87" calcext:value-type="float">
            <text:p>146.87</text:p>
          </table:table-cell>
          <table:table-cell office:value-type="float" office:value="525.05" calcext:value-type="float">
            <text:p>525.05</text:p>
          </table:table-cell>
          <table:table-cell office:value-type="float" office:value="83.09" calcext:value-type="float">
            <text:p>83.09</text:p>
          </table:table-cell>
          <table:table-cell/>
          <table:table-cell table:formula="of:=[.B79]/[.B78]" office:value-type="float" office:value="1.00658648339061" calcext:value-type="float">
            <text:p>1.0065864834</text:p>
          </table:table-cell>
          <table:table-cell table:formula="of:=[.C79]/[.C78]" office:value-type="float" office:value="1.00088592067603" calcext:value-type="float">
            <text:p>1.0008859207</text:p>
          </table:table-cell>
          <table:table-cell table:formula="of:=[.D79]/[.D78]" office:value-type="float" office:value="0.999904780041897" calcext:value-type="float">
            <text:p>0.99990478</text:p>
          </table:table-cell>
          <table:table-cell table:formula="of:=[.E79]/[.E78]" office:value-type="float" office:value="0.998437875510695" calcext:value-type="float">
            <text:p>0.9984378755</text:p>
          </table:table-cell>
          <table:table-cell/>
          <table:table-cell table:formula="of:=[.L78]*[.G79]" office:value-type="float" office:value="0.428449536811312" calcext:value-type="float">
            <text:p>0.4284495368</text:p>
          </table:table-cell>
          <table:table-cell table:formula="of:=[.M78]*[.H79]" office:value-type="float" office:value="0.425710144927536" calcext:value-type="float">
            <text:p>0.4257101449</text:p>
          </table:table-cell>
          <table:table-cell table:formula="of:=[.N78]*[.I79]" office:value-type="float" office:value="0" calcext:value-type="float">
            <text:p>0</text:p>
          </table:table-cell>
          <table:table-cell table:formula="of:=[.O78]*[.J79]" office:value-type="float" office:value="0.232517140058766" calcext:value-type="float">
            <text:p>0.2325171401</text:p>
          </table:table-cell>
          <table:table-cell table:formula="of:=SUM([.L79:.O79])" office:value-type="float" office:value="1.08667682179761" calcext:value-type="float">
            <text:p>1.0866768218</text:p>
          </table:table-cell>
          <table:table-cell table:formula="of:=([.P79]/[.P78])" office:value-type="float" office:value="1.00259861266606" calcext:value-type="float">
            <text:p>1.0025986127</text:p>
          </table:table-cell>
          <table:table-cell table:formula="of:=[.Q79]-1" office:value-type="float" office:value="0.00259861266606043" calcext:value-type="float">
            <text:p>0.0025986127</text:p>
          </table:table-cell>
          <table:table-cell table:number-columns-repeated="2"/>
          <table:table-cell office:value-type="float" office:value="1.00267653673" calcext:value-type="float">
            <text:p>1.0026765367</text:p>
          </table:table-cell>
        </table:table-row>
        <table:table-row table:style-name="ro1">
          <table:table-cell office:value-type="string" calcext:value-type="string">
            <text:p>2011-04-26</text:p>
          </table:table-cell>
          <table:table-cell office:value-type="float" office:value="348.92" calcext:value-type="float">
            <text:p>348.92</text:p>
          </table:table-cell>
          <table:table-cell office:value-type="float" office:value="146.38" calcext:value-type="float">
            <text:p>146.38</text:p>
          </table:table-cell>
          <table:table-cell office:value-type="float" office:value="532.82" calcext:value-type="float">
            <text:p>532.82</text:p>
          </table:table-cell>
          <table:table-cell office:value-type="float" office:value="84.25" calcext:value-type="float">
            <text:p>84.25</text:p>
          </table:table-cell>
          <table:table-cell/>
          <table:table-cell table:formula="of:=[.B80]/[.B79]" office:value-type="float" office:value="0.992660028449502" calcext:value-type="float">
            <text:p>0.9926600284</text:p>
          </table:table-cell>
          <table:table-cell table:formula="of:=[.C80]/[.C79]" office:value-type="float" office:value="0.996663716211616" calcext:value-type="float">
            <text:p>0.9966637162</text:p>
          </table:table-cell>
          <table:table-cell table:formula="of:=[.D80]/[.D79]" office:value-type="float" office:value="1.01479859061042" calcext:value-type="float">
            <text:p>1.0147985906</text:p>
          </table:table-cell>
          <table:table-cell table:formula="of:=[.E80]/[.E79]" office:value-type="float" office:value="1.01396076543507" calcext:value-type="float">
            <text:p>1.0139607654</text:p>
          </table:table-cell>
          <table:table-cell/>
          <table:table-cell table:formula="of:=[.L79]*[.G80]" office:value-type="float" office:value="0.425304729400293" calcext:value-type="float">
            <text:p>0.4253047294</text:p>
          </table:table-cell>
          <table:table-cell table:formula="of:=[.M79]*[.H80]" office:value-type="float" office:value="0.424289855072464" calcext:value-type="float">
            <text:p>0.4242898551</text:p>
          </table:table-cell>
          <table:table-cell table:formula="of:=[.N79]*[.I80]" office:value-type="float" office:value="0" calcext:value-type="float">
            <text:p>0</text:p>
          </table:table-cell>
          <table:table-cell table:formula="of:=[.O79]*[.J80]" office:value-type="float" office:value="0.235763257310759" calcext:value-type="float">
            <text:p>0.2357632573</text:p>
          </table:table-cell>
          <table:table-cell table:formula="of:=SUM([.L80:.O80])" office:value-type="float" office:value="1.08535784178352" calcext:value-type="float">
            <text:p>1.0853578418</text:p>
          </table:table-cell>
          <table:table-cell table:formula="of:=([.P80]/[.P79])" office:value-type="float" office:value="0.998786226053929" calcext:value-type="float">
            <text:p>0.9987862261</text:p>
          </table:table-cell>
          <table:table-cell table:formula="of:=[.Q80]-1" office:value-type="float" office:value="-0.00121377394607136" calcext:value-type="float">
            <text:p>-0.0012137739</text:p>
          </table:table-cell>
          <table:table-cell table:number-columns-repeated="2"/>
          <table:table-cell office:value-type="float" office:value="0.998521650951" calcext:value-type="float">
            <text:p>0.998521651</text:p>
          </table:table-cell>
        </table:table-row>
        <table:table-row table:style-name="ro1">
          <table:table-cell office:value-type="string" calcext:value-type="string">
            <text:p>2011-04-27</text:p>
          </table:table-cell>
          <table:table-cell office:value-type="float" office:value="348.65" calcext:value-type="float">
            <text:p>348.65</text:p>
          </table:table-cell>
          <table:table-cell office:value-type="float" office:value="149.2" calcext:value-type="float">
            <text:p>149.2</text:p>
          </table:table-cell>
          <table:table-cell office:value-type="float" office:value="537.76" calcext:value-type="float">
            <text:p>537.76</text:p>
          </table:table-cell>
          <table:table-cell office:value-type="float" office:value="84.59" calcext:value-type="float">
            <text:p>84.59</text:p>
          </table:table-cell>
          <table:table-cell/>
          <table:table-cell table:formula="of:=[.B81]/[.B80]" office:value-type="float" office:value="0.999226183652413" calcext:value-type="float">
            <text:p>0.9992261837</text:p>
          </table:table-cell>
          <table:table-cell table:formula="of:=[.C81]/[.C80]" office:value-type="float" office:value="1.01926492690258" calcext:value-type="float">
            <text:p>1.0192649269</text:p>
          </table:table-cell>
          <table:table-cell table:formula="of:=[.D81]/[.D80]" office:value-type="float" office:value="1.00927142374535" calcext:value-type="float">
            <text:p>1.0092714237</text:p>
          </table:table-cell>
          <table:table-cell table:formula="of:=[.E81]/[.E80]" office:value-type="float" office:value="1.00403560830861" calcext:value-type="float">
            <text:p>1.0040356083</text:p>
          </table:table-cell>
          <table:table-cell/>
          <table:table-cell table:formula="of:=[.L80]*[.G81]" office:value-type="float" office:value="0.424975621647976" calcext:value-type="float">
            <text:p>0.4249756216</text:p>
          </table:table-cell>
          <table:table-cell table:formula="of:=[.M80]*[.H81]" office:value-type="float" office:value="0.432463768115942" calcext:value-type="float">
            <text:p>0.4324637681</text:p>
          </table:table-cell>
          <table:table-cell table:formula="of:=[.N80]*[.I81]" office:value-type="float" office:value="0" calcext:value-type="float">
            <text:p>0</text:p>
          </table:table-cell>
          <table:table-cell table:formula="of:=[.O80]*[.J81]" office:value-type="float" office:value="0.236714705470827" calcext:value-type="float">
            <text:p>0.2367147055</text:p>
          </table:table-cell>
          <table:table-cell table:formula="of:=SUM([.L81:.O81])" office:value-type="float" office:value="1.09415409523475" calcext:value-type="float">
            <text:p>1.0941540952</text:p>
          </table:table-cell>
          <table:table-cell table:formula="of:=([.P81]/[.P80])" office:value-type="float" office:value="1.00810447311716" calcext:value-type="float">
            <text:p>1.0081044731</text:p>
          </table:table-cell>
          <table:table-cell table:formula="of:=[.Q81]-1" office:value-type="float" office:value="0.00810447311715645" calcext:value-type="float">
            <text:p>0.0081044731</text:p>
          </table:table-cell>
          <table:table-cell table:number-columns-repeated="2"/>
          <table:table-cell office:value-type="float" office:value="1.00820356588" calcext:value-type="float">
            <text:p>1.0082035659</text:p>
          </table:table-cell>
        </table:table-row>
        <table:table-row table:style-name="ro1">
          <table:table-cell office:value-type="string" calcext:value-type="string">
            <text:p>2011-04-28</text:p>
          </table:table-cell>
          <table:table-cell office:value-type="float" office:value="345.27" calcext:value-type="float">
            <text:p>345.27</text:p>
          </table:table-cell>
          <table:table-cell office:value-type="float" office:value="149.82" calcext:value-type="float">
            <text:p>149.82</text:p>
          </table:table-cell>
          <table:table-cell office:value-type="float" office:value="537.97" calcext:value-type="float">
            <text:p>537.97</text:p>
          </table:table-cell>
          <table:table-cell office:value-type="float" office:value="84.17" calcext:value-type="float">
            <text:p>84.17</text:p>
          </table:table-cell>
          <table:table-cell/>
          <table:table-cell table:formula="of:=[.B82]/[.B81]" office:value-type="float" office:value="0.99030546393231" calcext:value-type="float">
            <text:p>0.9903054639</text:p>
          </table:table-cell>
          <table:table-cell table:formula="of:=[.C82]/[.C81]" office:value-type="float" office:value="1.00415549597855" calcext:value-type="float">
            <text:p>1.004155496</text:p>
          </table:table-cell>
          <table:table-cell table:formula="of:=[.D82]/[.D81]" office:value-type="float" office:value="1.00039050877715" calcext:value-type="float">
            <text:p>1.0003905088</text:p>
          </table:table-cell>
          <table:table-cell table:formula="of:=[.E82]/[.E81]" office:value-type="float" office:value="0.995034874098593" calcext:value-type="float">
            <text:p>0.9950348741</text:p>
          </table:table-cell>
          <table:table-cell/>
          <table:table-cell table:formula="of:=[.L81]*[.G82]" office:value-type="float" office:value="0.420855680156021" calcext:value-type="float">
            <text:p>0.4208556802</text:p>
          </table:table-cell>
          <table:table-cell table:formula="of:=[.M81]*[.H82]" office:value-type="float" office:value="0.434260869565217" calcext:value-type="float">
            <text:p>0.4342608696</text:p>
          </table:table-cell>
          <table:table-cell table:formula="of:=[.N81]*[.I82]" office:value-type="float" office:value="0" calcext:value-type="float">
            <text:p>0</text:p>
          </table:table-cell>
          <table:table-cell table:formula="of:=[.O81]*[.J82]" office:value-type="float" office:value="0.23553938715545" calcext:value-type="float">
            <text:p>0.2355393872</text:p>
          </table:table-cell>
          <table:table-cell table:formula="of:=SUM([.L82:.O82])" office:value-type="float" office:value="1.09065593687669" calcext:value-type="float">
            <text:p>1.0906559369</text:p>
          </table:table-cell>
          <table:table-cell table:formula="of:=([.P82]/[.P81])" office:value-type="float" office:value="0.996802864995624" calcext:value-type="float">
            <text:p>0.996802865</text:p>
          </table:table-cell>
          <table:table-cell table:formula="of:=[.Q82]-1" office:value-type="float" office:value="-0.00319713500437646" calcext:value-type="float">
            <text:p>-0.003197135</text:p>
          </table:table-cell>
          <table:table-cell table:number-columns-repeated="2"/>
          <table:table-cell office:value-type="float" office:value="0.996791358784" calcext:value-type="float">
            <text:p>0.9967913588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348.63" calcext:value-type="float">
            <text:p>348.63</text:p>
          </table:table-cell>
          <table:table-cell office:value-type="float" office:value="152.37" calcext:value-type="float">
            <text:p>152.37</text:p>
          </table:table-cell>
          <table:table-cell office:value-type="float" office:value="544.1" calcext:value-type="float">
            <text:p>544.1</text:p>
          </table:table-cell>
          <table:table-cell office:value-type="float" office:value="84.79" calcext:value-type="float">
            <text:p>84.79</text:p>
          </table:table-cell>
          <table:table-cell/>
          <table:table-cell table:formula="of:=[.B83]/[.B82]" office:value-type="float" office:value="1.00973151446694" calcext:value-type="float">
            <text:p>1.0097315145</text:p>
          </table:table-cell>
          <table:table-cell table:formula="of:=[.C83]/[.C82]" office:value-type="float" office:value="1.01702042450941" calcext:value-type="float">
            <text:p>1.0170204245</text:p>
          </table:table-cell>
          <table:table-cell table:formula="of:=[.D83]/[.D82]" office:value-type="float" office:value="1.0113946874361" calcext:value-type="float">
            <text:p>1.0113946874</text:p>
          </table:table-cell>
          <table:table-cell table:formula="of:=[.E83]/[.E82]" office:value-type="float" office:value="1.00736604490911" calcext:value-type="float">
            <text:p>1.0073660449</text:p>
          </table:table-cell>
          <table:table-cell/>
          <table:table-cell table:formula="of:=[.L82]*[.G83]" office:value-type="float" office:value="0.424951243295953" calcext:value-type="float">
            <text:p>0.4249512433</text:p>
          </table:table-cell>
          <table:table-cell table:formula="of:=[.M82]*[.H83]" office:value-type="float" office:value="0.441652173913043" calcext:value-type="float">
            <text:p>0.4416521739</text:p>
          </table:table-cell>
          <table:table-cell table:formula="of:=[.N82]*[.I83]" office:value-type="float" office:value="0" calcext:value-type="float">
            <text:p>0</text:p>
          </table:table-cell>
          <table:table-cell table:formula="of:=[.O82]*[.J83]" office:value-type="float" office:value="0.237274380859101" calcext:value-type="float">
            <text:p>0.2372743809</text:p>
          </table:table-cell>
          <table:table-cell table:formula="of:=SUM([.L83:.O83])" office:value-type="float" office:value="1.1038777980681" calcext:value-type="float">
            <text:p>1.1038777981</text:p>
          </table:table-cell>
          <table:table-cell table:formula="of:=([.P83]/[.P82])" office:value-type="float" office:value="1.01212285262873" calcext:value-type="float">
            <text:p>1.0121228526</text:p>
          </table:table-cell>
          <table:table-cell table:formula="of:=[.Q83]-1" office:value-type="float" office:value="0.012122852628734" calcext:value-type="float">
            <text:p>0.0121228526</text:p>
          </table:table-cell>
          <table:table-cell table:number-columns-repeated="2"/>
          <table:table-cell office:value-type="float" office:value="1.01217398457" calcext:value-type="float">
            <text:p>1.0121739846</text:p>
          </table:table-cell>
        </table:table-row>
        <table:table-row table:style-name="ro1">
          <table:table-cell office:value-type="string" calcext:value-type="string">
            <text:p>2011-05-02</text:p>
          </table:table-cell>
          <table:table-cell office:value-type="float" office:value="344.8" calcext:value-type="float">
            <text:p>344.8</text:p>
          </table:table-cell>
          <table:table-cell office:value-type="float" office:value="150.41" calcext:value-type="float">
            <text:p>150.41</text:p>
          </table:table-cell>
          <table:table-cell office:value-type="float" office:value="538.56" calcext:value-type="float">
            <text:p>538.56</text:p>
          </table:table-cell>
          <table:table-cell office:value-type="float" office:value="83.81" calcext:value-type="float">
            <text:p>83.81</text:p>
          </table:table-cell>
          <table:table-cell/>
          <table:table-cell table:formula="of:=[.B84]/[.B83]" office:value-type="float" office:value="0.98901414106646" calcext:value-type="float">
            <text:p>0.9890141411</text:p>
          </table:table-cell>
          <table:table-cell table:formula="of:=[.C84]/[.C83]" office:value-type="float" office:value="0.98713657544136" calcext:value-type="float">
            <text:p>0.9871365754</text:p>
          </table:table-cell>
          <table:table-cell table:formula="of:=[.D84]/[.D83]" office:value-type="float" office:value="0.989818048152913" calcext:value-type="float">
            <text:p>0.9898180482</text:p>
          </table:table-cell>
          <table:table-cell table:formula="of:=[.E84]/[.E83]" office:value-type="float" office:value="0.988442033258639" calcext:value-type="float">
            <text:p>0.9884420333</text:p>
          </table:table-cell>
          <table:table-cell/>
          <table:table-cell table:formula="of:=[.L83]*[.G84]" office:value-type="float" office:value="0.420282788883471" calcext:value-type="float">
            <text:p>0.4202827889</text:p>
          </table:table-cell>
          <table:table-cell table:formula="of:=[.M83]*[.H84]" office:value-type="float" office:value="0.435971014492754" calcext:value-type="float">
            <text:p>0.4359710145</text:p>
          </table:table-cell>
          <table:table-cell table:formula="of:=[.N83]*[.I84]" office:value-type="float" office:value="0" calcext:value-type="float">
            <text:p>0</text:p>
          </table:table-cell>
          <table:table-cell table:formula="of:=[.O83]*[.J84]" office:value-type="float" office:value="0.234531971456555" calcext:value-type="float">
            <text:p>0.2345319715</text:p>
          </table:table-cell>
          <table:table-cell table:formula="of:=SUM([.L84:.O84])" office:value-type="float" office:value="1.09078577483278" calcext:value-type="float">
            <text:p>1.0907857748</text:p>
          </table:table-cell>
          <table:table-cell table:formula="of:=([.P84]/[.P83])" office:value-type="float" office:value="0.988139970512832" calcext:value-type="float">
            <text:p>0.9881399705</text:p>
          </table:table-cell>
          <table:table-cell table:formula="of:=[.Q84]-1" office:value-type="float" office:value="-0.0118600294871682" calcext:value-type="float">
            <text:p>-0.0118600295</text:p>
          </table:table-cell>
          <table:table-cell table:number-columns-repeated="2"/>
          <table:table-cell office:value-type="float" office:value="0.988148693255" calcext:value-type="float">
            <text:p>0.9881486933</text:p>
          </table:table-cell>
        </table:table-row>
        <table:table-row table:style-name="ro1">
          <table:table-cell office:value-type="string" calcext:value-type="string">
            <text:p>2011-05-03</text:p>
          </table:table-cell>
          <table:table-cell office:value-type="float" office:value="346.71" calcext:value-type="float">
            <text:p>346.71</text:p>
          </table:table-cell>
          <table:table-cell office:value-type="float" office:value="149.88" calcext:value-type="float">
            <text:p>149.88</text:p>
          </table:table-cell>
          <table:table-cell office:value-type="float" office:value="533.89" calcext:value-type="float">
            <text:p>533.89</text:p>
          </table:table-cell>
          <table:table-cell office:value-type="float" office:value="82.51" calcext:value-type="float">
            <text:p>82.51</text:p>
          </table:table-cell>
          <table:table-cell/>
          <table:table-cell table:formula="of:=[.B85]/[.B84]" office:value-type="float" office:value="1.00553944315545" calcext:value-type="float">
            <text:p>1.0055394432</text:p>
          </table:table-cell>
          <table:table-cell table:formula="of:=[.C85]/[.C84]" office:value-type="float" office:value="0.996476298118476" calcext:value-type="float">
            <text:p>0.9964762981</text:p>
          </table:table-cell>
          <table:table-cell table:formula="of:=[.D85]/[.D84]" office:value-type="float" office:value="0.991328728461081" calcext:value-type="float">
            <text:p>0.9913287285</text:p>
          </table:table-cell>
          <table:table-cell table:formula="of:=[.E85]/[.E84]" office:value-type="float" office:value="0.984488724495884" calcext:value-type="float">
            <text:p>0.9844887245</text:p>
          </table:table-cell>
          <table:table-cell/>
          <table:table-cell table:formula="of:=[.L84]*[.G85]" office:value-type="float" office:value="0.422610921501706" calcext:value-type="float">
            <text:p>0.4226109215</text:p>
          </table:table-cell>
          <table:table-cell table:formula="of:=[.M84]*[.H85]" office:value-type="float" office:value="0.434434782608696" calcext:value-type="float">
            <text:p>0.4344347826</text:p>
          </table:table-cell>
          <table:table-cell table:formula="of:=[.N84]*[.I85]" office:value-type="float" office:value="0" calcext:value-type="float">
            <text:p>0</text:p>
          </table:table-cell>
          <table:table-cell table:formula="of:=[.O84]*[.J85]" office:value-type="float" office:value="0.230894081432769" calcext:value-type="float">
            <text:p>0.2308940814</text:p>
          </table:table-cell>
          <table:table-cell table:formula="of:=SUM([.L85:.O85])" office:value-type="float" office:value="1.08793978554317" calcext:value-type="float">
            <text:p>1.0879397855</text:p>
          </table:table-cell>
          <table:table-cell table:formula="of:=([.P85]/[.P84])" office:value-type="float" office:value="0.997390881550462" calcext:value-type="float">
            <text:p>0.9973908816</text:p>
          </table:table-cell>
          <table:table-cell table:formula="of:=[.Q85]-1" office:value-type="float" office:value="-0.0026091184495376" calcext:value-type="float">
            <text:p>-0.0026091184</text:p>
          </table:table-cell>
          <table:table-cell table:number-columns-repeated="2"/>
          <table:table-cell office:value-type="float" office:value="0.997704041409" calcext:value-type="float">
            <text:p>0.9977040414</text:p>
          </table:table-cell>
        </table:table-row>
        <table:table-row table:style-name="ro1">
          <table:table-cell office:value-type="string" calcext:value-type="string">
            <text:p>2011-05-04</text:p>
          </table:table-cell>
          <table:table-cell office:value-type="float" office:value="348.08" calcext:value-type="float">
            <text:p>348.08</text:p>
          </table:table-cell>
          <table:table-cell office:value-type="float" office:value="147.73" calcext:value-type="float">
            <text:p>147.73</text:p>
          </table:table-cell>
          <table:table-cell office:value-type="float" office:value="535.79" calcext:value-type="float">
            <text:p>535.79</text:p>
          </table:table-cell>
          <table:table-cell office:value-type="float" office:value="81.73" calcext:value-type="float">
            <text:p>81.73</text:p>
          </table:table-cell>
          <table:table-cell/>
          <table:table-cell table:formula="of:=[.B86]/[.B85]" office:value-type="float" office:value="1.00395142914828" calcext:value-type="float">
            <text:p>1.0039514291</text:p>
          </table:table-cell>
          <table:table-cell table:formula="of:=[.C86]/[.C85]" office:value-type="float" office:value="0.985655190819322" calcext:value-type="float">
            <text:p>0.9856551908</text:p>
          </table:table-cell>
          <table:table-cell table:formula="of:=[.D86]/[.D85]" office:value-type="float" office:value="1.00355878551762" calcext:value-type="float">
            <text:p>1.0035587855</text:p>
          </table:table-cell>
          <table:table-cell table:formula="of:=[.E86]/[.E85]" office:value-type="float" office:value="0.990546600412071" calcext:value-type="float">
            <text:p>0.9905466004</text:p>
          </table:table-cell>
          <table:table-cell/>
          <table:table-cell table:formula="of:=[.L85]*[.G86]" office:value-type="float" office:value="0.424280838615309" calcext:value-type="float">
            <text:p>0.4242808386</text:p>
          </table:table-cell>
          <table:table-cell table:formula="of:=[.M85]*[.H86]" office:value-type="float" office:value="0.428202898550725" calcext:value-type="float">
            <text:p>0.4282028986</text:p>
          </table:table-cell>
          <table:table-cell table:formula="of:=[.N85]*[.I86]" office:value-type="float" office:value="0" calcext:value-type="float">
            <text:p>0</text:p>
          </table:table-cell>
          <table:table-cell table:formula="of:=[.O85]*[.J86]" office:value-type="float" office:value="0.228711347418497" calcext:value-type="float">
            <text:p>0.2287113474</text:p>
          </table:table-cell>
          <table:table-cell table:formula="of:=SUM([.L86:.O86])" office:value-type="float" office:value="1.08119508458453" calcext:value-type="float">
            <text:p>1.0811950846</text:p>
          </table:table-cell>
          <table:table-cell table:formula="of:=([.P86]/[.P85])" office:value-type="float" office:value="0.99380048321767" calcext:value-type="float">
            <text:p>0.9938004832</text:p>
          </table:table-cell>
          <table:table-cell table:formula="of:=[.Q86]-1" office:value-type="float" office:value="-0.00619951678233022" calcext:value-type="float">
            <text:p>-0.0061995168</text:p>
          </table:table-cell>
          <table:table-cell table:number-columns-repeated="2"/>
          <table:table-cell office:value-type="float" office:value="0.993951968069" calcext:value-type="float">
            <text:p>0.9939519681</text:p>
          </table:table-cell>
        </table:table-row>
        <table:table-row table:style-name="ro1">
          <table:table-cell office:value-type="string" calcext:value-type="string">
            <text:p>2011-05-05</text:p>
          </table:table-cell>
          <table:table-cell office:value-type="float" office:value="345.27" calcext:value-type="float">
            <text:p>345.27</text:p>
          </table:table-cell>
          <table:table-cell office:value-type="float" office:value="143.47" calcext:value-type="float">
            <text:p>143.47</text:p>
          </table:table-cell>
          <table:table-cell office:value-type="float" office:value="534.27" calcext:value-type="float">
            <text:p>534.27</text:p>
          </table:table-cell>
          <table:table-cell office:value-type="float" office:value="79.62" calcext:value-type="float">
            <text:p>79.62</text:p>
          </table:table-cell>
          <table:table-cell/>
          <table:table-cell table:formula="of:=[.B87]/[.B86]" office:value-type="float" office:value="0.991927143185475" calcext:value-type="float">
            <text:p>0.9919271432</text:p>
          </table:table-cell>
          <table:table-cell table:formula="of:=[.C87]/[.C86]" office:value-type="float" office:value="0.971163609287213" calcext:value-type="float">
            <text:p>0.9711636093</text:p>
          </table:table-cell>
          <table:table-cell table:formula="of:=[.D87]/[.D86]" office:value-type="float" office:value="0.997163067619776" calcext:value-type="float">
            <text:p>0.9971630676</text:p>
          </table:table-cell>
          <table:table-cell table:formula="of:=[.E87]/[.E86]" office:value-type="float" office:value="0.974183286430931" calcext:value-type="float">
            <text:p>0.9741832864</text:p>
          </table:table-cell>
          <table:table-cell/>
          <table:table-cell table:formula="of:=[.L86]*[.G87]" office:value-type="float" office:value="0.420855680156021" calcext:value-type="float">
            <text:p>0.4208556802</text:p>
          </table:table-cell>
          <table:table-cell table:formula="of:=[.M86]*[.H87]" office:value-type="float" office:value="0.415855072463768" calcext:value-type="float">
            <text:p>0.4158550725</text:p>
          </table:table-cell>
          <table:table-cell table:formula="of:=[.N86]*[.I87]" office:value-type="float" office:value="0" calcext:value-type="float">
            <text:p>0</text:p>
          </table:table-cell>
          <table:table-cell table:formula="of:=[.O86]*[.J87]" office:value-type="float" office:value="0.222806772072198" calcext:value-type="float">
            <text:p>0.2228067721</text:p>
          </table:table-cell>
          <table:table-cell table:formula="of:=SUM([.L87:.O87])" office:value-type="float" office:value="1.05951752469199" calcext:value-type="float">
            <text:p>1.0595175247</text:p>
          </table:table-cell>
          <table:table-cell table:formula="of:=([.P87]/[.P86])" office:value-type="float" office:value="0.979950371397708" calcext:value-type="float">
            <text:p>0.9799503714</text:p>
          </table:table-cell>
          <table:table-cell table:formula="of:=[.Q87]-1" office:value-type="float" office:value="-0.0200496286022923" calcext:value-type="float">
            <text:p>-0.0200496286</text:p>
          </table:table-cell>
          <table:table-cell table:number-columns-repeated="2"/>
          <table:table-cell office:value-type="float" office:value="0.980072958275" calcext:value-type="float">
            <text:p>0.9800729583</text:p>
          </table:table-cell>
        </table:table-row>
        <table:table-row table:style-name="ro1">
          <table:table-cell office:value-type="string" calcext:value-type="string">
            <text:p>2011-05-06</text:p>
          </table:table-cell>
          <table:table-cell office:value-type="float" office:value="345.18" calcext:value-type="float">
            <text:p>345.18</text:p>
          </table:table-cell>
          <table:table-cell office:value-type="float" office:value="145.3" calcext:value-type="float">
            <text:p>145.3</text:p>
          </table:table-cell>
          <table:table-cell office:value-type="float" office:value="535.3" calcext:value-type="float">
            <text:p>535.3</text:p>
          </table:table-cell>
          <table:table-cell office:value-type="float" office:value="79.69" calcext:value-type="float">
            <text:p>79.69</text:p>
          </table:table-cell>
          <table:table-cell/>
          <table:table-cell table:formula="of:=[.B88]/[.B87]" office:value-type="float" office:value="0.999739334433921" calcext:value-type="float">
            <text:p>0.9997393344</text:p>
          </table:table-cell>
          <table:table-cell table:formula="of:=[.C88]/[.C87]" office:value-type="float" office:value="1.01275527984945" calcext:value-type="float">
            <text:p>1.0127552798</text:p>
          </table:table-cell>
          <table:table-cell table:formula="of:=[.D88]/[.D87]" office:value-type="float" office:value="1.00192786418852" calcext:value-type="float">
            <text:p>1.0019278642</text:p>
          </table:table-cell>
          <table:table-cell table:formula="of:=[.E88]/[.E87]" office:value-type="float" office:value="1.00087917608641" calcext:value-type="float">
            <text:p>1.0008791761</text:p>
          </table:table-cell>
          <table:table-cell/>
          <table:table-cell table:formula="of:=[.L87]*[.G88]" office:value-type="float" office:value="0.420745977571916" calcext:value-type="float">
            <text:p>0.4207459776</text:p>
          </table:table-cell>
          <table:table-cell table:formula="of:=[.M87]*[.H88]" office:value-type="float" office:value="0.421159420289855" calcext:value-type="float">
            <text:p>0.4211594203</text:p>
          </table:table-cell>
          <table:table-cell table:formula="of:=[.N87]*[.I88]" office:value-type="float" office:value="0" calcext:value-type="float">
            <text:p>0</text:p>
          </table:table-cell>
          <table:table-cell table:formula="of:=[.O87]*[.J88]" office:value-type="float" office:value="0.223002658458094" calcext:value-type="float">
            <text:p>0.2230026585</text:p>
          </table:table-cell>
          <table:table-cell table:formula="of:=SUM([.L88:.O88])" office:value-type="float" office:value="1.06490805631987" calcext:value-type="float">
            <text:p>1.0649080563</text:p>
          </table:table-cell>
          <table:table-cell table:formula="of:=([.P88]/[.P87])" office:value-type="float" office:value="1.00508772295149" calcext:value-type="float">
            <text:p>1.005087723</text:p>
          </table:table-cell>
          <table:table-cell table:formula="of:=[.Q88]-1" office:value-type="float" office:value="0.00508772295148674" calcext:value-type="float">
            <text:p>0.005087723</text:p>
          </table:table-cell>
          <table:table-cell table:number-columns-repeated="2"/>
          <table:table-cell office:value-type="float" office:value="1.00517368093" calcext:value-type="float">
            <text:p>1.0051736809</text:p>
          </table:table-cell>
        </table:table-row>
        <table:table-row table:style-name="ro1">
          <table:table-cell office:value-type="string" calcext:value-type="string">
            <text:p>2011-05-09</text:p>
          </table:table-cell>
          <table:table-cell office:value-type="float" office:value="346.11" calcext:value-type="float">
            <text:p>346.11</text:p>
          </table:table-cell>
          <table:table-cell office:value-type="float" office:value="147.38" calcext:value-type="float">
            <text:p>147.38</text:p>
          </table:table-cell>
          <table:table-cell office:value-type="float" office:value="537.68" calcext:value-type="float">
            <text:p>537.68</text:p>
          </table:table-cell>
          <table:table-cell office:value-type="float" office:value="80.16" calcext:value-type="float">
            <text:p>80.16</text:p>
          </table:table-cell>
          <table:table-cell/>
          <table:table-cell table:formula="of:=[.B89]/[.B88]" office:value-type="float" office:value="1.0026942464801" calcext:value-type="float">
            <text:p>1.0026942465</text:p>
          </table:table-cell>
          <table:table-cell table:formula="of:=[.C89]/[.C88]" office:value-type="float" office:value="1.01431520991053" calcext:value-type="float">
            <text:p>1.0143152099</text:p>
          </table:table-cell>
          <table:table-cell table:formula="of:=[.D89]/[.D88]" office:value-type="float" office:value="1.00444610498786" calcext:value-type="float">
            <text:p>1.004446105</text:p>
          </table:table-cell>
          <table:table-cell table:formula="of:=[.E89]/[.E88]" office:value-type="float" office:value="1.00589785418497" calcext:value-type="float">
            <text:p>1.0058978542</text:p>
          </table:table-cell>
          <table:table-cell/>
          <table:table-cell table:formula="of:=[.L88]*[.G89]" office:value-type="float" office:value="0.421879570941004" calcext:value-type="float">
            <text:p>0.4218795709</text:p>
          </table:table-cell>
          <table:table-cell table:formula="of:=[.M88]*[.H89]" office:value-type="float" office:value="0.427188405797101" calcext:value-type="float">
            <text:p>0.4271884058</text:p>
          </table:table-cell>
          <table:table-cell table:formula="of:=[.N88]*[.I89]" office:value-type="float" office:value="0" calcext:value-type="float">
            <text:p>0</text:p>
          </table:table-cell>
          <table:table-cell table:formula="of:=[.O88]*[.J89]" office:value-type="float" office:value="0.22431789562054" calcext:value-type="float">
            <text:p>0.2243178956</text:p>
          </table:table-cell>
          <table:table-cell table:formula="of:=SUM([.L89:.O89])" office:value-type="float" office:value="1.07338587235865" calcext:value-type="float">
            <text:p>1.0733858724</text:p>
          </table:table-cell>
          <table:table-cell table:formula="of:=([.P89]/[.P88])" office:value-type="float" office:value="1.00796107794327" calcext:value-type="float">
            <text:p>1.0079610779</text:p>
          </table:table-cell>
          <table:table-cell table:formula="of:=[.Q89]-1" office:value-type="float" office:value="0.00796107794327172" calcext:value-type="float">
            <text:p>0.0079610779</text:p>
          </table:table-cell>
          <table:table-cell table:number-columns-repeated="2"/>
          <table:table-cell office:value-type="float" office:value="1.00798335339" calcext:value-type="float">
            <text:p>1.0079833534</text:p>
          </table:table-cell>
        </table:table-row>
        <table:table-row table:style-name="ro1">
          <table:table-cell office:value-type="string" calcext:value-type="string">
            <text:p>2011-05-10</text:p>
          </table:table-cell>
          <table:table-cell office:value-type="float" office:value="347.96" calcext:value-type="float">
            <text:p>347.96</text:p>
          </table:table-cell>
          <table:table-cell office:value-type="float" office:value="147.9" calcext:value-type="float">
            <text:p>147.9</text:p>
          </table:table-cell>
          <table:table-cell office:value-type="float" office:value="542.66" calcext:value-type="float">
            <text:p>542.66</text:p>
          </table:table-cell>
          <table:table-cell office:value-type="float" office:value="80.31" calcext:value-type="float">
            <text:p>80.31</text:p>
          </table:table-cell>
          <table:table-cell/>
          <table:table-cell table:formula="of:=[.B90]/[.B89]" office:value-type="float" office:value="1.00534512149317" calcext:value-type="float">
            <text:p>1.0053451215</text:p>
          </table:table-cell>
          <table:table-cell table:formula="of:=[.C90]/[.C89]" office:value-type="float" office:value="1.00352829420546" calcext:value-type="float">
            <text:p>1.0035282942</text:p>
          </table:table-cell>
          <table:table-cell table:formula="of:=[.D90]/[.D89]" office:value-type="float" office:value="1.00926201458116" calcext:value-type="float">
            <text:p>1.0092620146</text:p>
          </table:table-cell>
          <table:table-cell table:formula="of:=[.E90]/[.E89]" office:value-type="float" office:value="1.00187125748503" calcext:value-type="float">
            <text:p>1.0018712575</text:p>
          </table:table-cell>
          <table:table-cell/>
          <table:table-cell table:formula="of:=[.L89]*[.G90]" office:value-type="float" office:value="0.424134568503169" calcext:value-type="float">
            <text:p>0.4241345685</text:p>
          </table:table-cell>
          <table:table-cell table:formula="of:=[.M89]*[.H90]" office:value-type="float" office:value="0.428695652173913" calcext:value-type="float">
            <text:p>0.4286956522</text:p>
          </table:table-cell>
          <table:table-cell table:formula="of:=[.N89]*[.I90]" office:value-type="float" office:value="0" calcext:value-type="float">
            <text:p>0</text:p>
          </table:table-cell>
          <table:table-cell table:formula="of:=[.O89]*[.J90]" office:value-type="float" office:value="0.224737652161746" calcext:value-type="float">
            <text:p>0.2247376522</text:p>
          </table:table-cell>
          <table:table-cell table:formula="of:=SUM([.L90:.O90])" office:value-type="float" office:value="1.07756787283883" calcext:value-type="float">
            <text:p>1.0775678728</text:p>
          </table:table-cell>
          <table:table-cell table:formula="of:=([.P90]/[.P89])" office:value-type="float" office:value="1.00389608302836" calcext:value-type="float">
            <text:p>1.003896083</text:p>
          </table:table-cell>
          <table:table-cell table:formula="of:=[.Q90]-1" office:value-type="float" office:value="0.00389608302836431" calcext:value-type="float">
            <text:p>0.003896083</text:p>
          </table:table-cell>
          <table:table-cell table:number-columns-repeated="2"/>
          <table:table-cell office:value-type="float" office:value="1.00392361778" calcext:value-type="float">
            <text:p>1.0039236178</text:p>
          </table:table-cell>
        </table:table-row>
        <table:table-row table:style-name="ro1">
          <table:table-cell office:value-type="string" calcext:value-type="string">
            <text:p>2011-05-11</text:p>
          </table:table-cell>
          <table:table-cell office:value-type="float" office:value="345.75" calcext:value-type="float">
            <text:p>345.75</text:p>
          </table:table-cell>
          <table:table-cell office:value-type="float" office:value="146.54" calcext:value-type="float">
            <text:p>146.54</text:p>
          </table:table-cell>
          <table:table-cell office:value-type="float" office:value="535.45" calcext:value-type="float">
            <text:p>535.45</text:p>
          </table:table-cell>
          <table:table-cell office:value-type="float" office:value="78.62" calcext:value-type="float">
            <text:p>78.62</text:p>
          </table:table-cell>
          <table:table-cell/>
          <table:table-cell table:formula="of:=[.B91]/[.B90]" office:value-type="float" office:value="0.993648695252328" calcext:value-type="float">
            <text:p>0.9936486953</text:p>
          </table:table-cell>
          <table:table-cell table:formula="of:=[.C91]/[.C90]" office:value-type="float" office:value="0.990804597701149" calcext:value-type="float">
            <text:p>0.9908045977</text:p>
          </table:table-cell>
          <table:table-cell table:formula="of:=[.D91]/[.D90]" office:value-type="float" office:value="0.986713595990123" calcext:value-type="float">
            <text:p>0.986713596</text:p>
          </table:table-cell>
          <table:table-cell table:formula="of:=[.E91]/[.E90]" office:value-type="float" office:value="0.978956543394347" calcext:value-type="float">
            <text:p>0.9789565434</text:p>
          </table:table-cell>
          <table:table-cell/>
          <table:table-cell table:formula="of:=[.L90]*[.G91]" office:value-type="float" office:value="0.421440760604583" calcext:value-type="float">
            <text:p>0.4214407606</text:p>
          </table:table-cell>
          <table:table-cell table:formula="of:=[.M90]*[.H91]" office:value-type="float" office:value="0.424753623188406" calcext:value-type="float">
            <text:p>0.4247536232</text:p>
          </table:table-cell>
          <table:table-cell table:formula="of:=[.N90]*[.I91]" office:value-type="float" office:value="0" calcext:value-type="float">
            <text:p>0</text:p>
          </table:table-cell>
          <table:table-cell table:formula="of:=[.O90]*[.J91]" office:value-type="float" office:value="0.220008395130824" calcext:value-type="float">
            <text:p>0.2200083951</text:p>
          </table:table-cell>
          <table:table-cell table:formula="of:=SUM([.L91:.O91])" office:value-type="float" office:value="1.06620277892381" calcext:value-type="float">
            <text:p>1.0662027789</text:p>
          </table:table-cell>
          <table:table-cell table:formula="of:=([.P91]/[.P90])" office:value-type="float" office:value="0.989453013400377" calcext:value-type="float">
            <text:p>0.9894530134</text:p>
          </table:table-cell>
          <table:table-cell table:formula="of:=[.Q91]-1" office:value-type="float" office:value="-0.0105469865996231" calcext:value-type="float">
            <text:p>-0.0105469866</text:p>
          </table:table-cell>
          <table:table-cell table:number-columns-repeated="2"/>
          <table:table-cell office:value-type="float" office:value="0.98957262586" calcext:value-type="float">
            <text:p>0.9895726259</text:p>
          </table:table-cell>
        </table:table-row>
        <table:table-row table:style-name="ro1">
          <table:table-cell office:value-type="string" calcext:value-type="string">
            <text:p>2011-05-12</text:p>
          </table:table-cell>
          <table:table-cell office:value-type="float" office:value="345.09" calcext:value-type="float">
            <text:p>345.09</text:p>
          </table:table-cell>
          <table:table-cell office:value-type="float" office:value="146.59" calcext:value-type="float">
            <text:p>146.59</text:p>
          </table:table-cell>
          <table:table-cell office:value-type="float" office:value="535.05" calcext:value-type="float">
            <text:p>535.05</text:p>
          </table:table-cell>
          <table:table-cell office:value-type="float" office:value="78.55" calcext:value-type="float">
            <text:p>78.55</text:p>
          </table:table-cell>
          <table:table-cell/>
          <table:table-cell table:formula="of:=[.B92]/[.B91]" office:value-type="float" office:value="0.998091106290672" calcext:value-type="float">
            <text:p>0.9980911063</text:p>
          </table:table-cell>
          <table:table-cell table:formula="of:=[.C92]/[.C91]" office:value-type="float" office:value="1.00034120376689" calcext:value-type="float">
            <text:p>1.0003412038</text:p>
          </table:table-cell>
          <table:table-cell table:formula="of:=[.D92]/[.D91]" office:value-type="float" office:value="0.999252964795966" calcext:value-type="float">
            <text:p>0.9992529648</text:p>
          </table:table-cell>
          <table:table-cell table:formula="of:=[.E92]/[.E91]" office:value-type="float" office:value="0.999109641312643" calcext:value-type="float">
            <text:p>0.9991096413</text:p>
          </table:table-cell>
          <table:table-cell/>
          <table:table-cell table:formula="of:=[.L91]*[.G92]" office:value-type="float" office:value="0.420636274987811" calcext:value-type="float">
            <text:p>0.420636275</text:p>
          </table:table-cell>
          <table:table-cell table:formula="of:=[.M91]*[.H92]" office:value-type="float" office:value="0.424898550724638" calcext:value-type="float">
            <text:p>0.4248985507</text:p>
          </table:table-cell>
          <table:table-cell table:formula="of:=[.N91]*[.I92]" office:value-type="float" office:value="0" calcext:value-type="float">
            <text:p>0</text:p>
          </table:table-cell>
          <table:table-cell table:formula="of:=[.O91]*[.J92]" office:value-type="float" office:value="0.219812508744928" calcext:value-type="float">
            <text:p>0.2198125087</text:p>
          </table:table-cell>
          <table:table-cell table:formula="of:=SUM([.L92:.O92])" office:value-type="float" office:value="1.06534733445738" calcext:value-type="float">
            <text:p>1.0653473345</text:p>
          </table:table-cell>
          <table:table-cell table:formula="of:=([.P92]/[.P91])" office:value-type="float" office:value="0.999197671884423" calcext:value-type="float">
            <text:p>0.9991976719</text:p>
          </table:table-cell>
          <table:table-cell table:formula="of:=[.Q92]-1" office:value-type="float" office:value="-0.000802328115576678" calcext:value-type="float">
            <text:p>-0.0008023281</text:p>
          </table:table-cell>
          <table:table-cell table:number-columns-repeated="2"/>
          <table:table-cell office:value-type="float" office:value="0.999194852286" calcext:value-type="float">
            <text:p>0.9991948523</text:p>
          </table:table-cell>
        </table:table-row>
        <table:table-row table:style-name="ro1">
          <table:table-cell office:value-type="string" calcext:value-type="string">
            <text:p>2011-05-13</text:p>
          </table:table-cell>
          <table:table-cell office:value-type="float" office:value="339.04" calcext:value-type="float">
            <text:p>339.04</text:p>
          </table:table-cell>
          <table:table-cell office:value-type="float" office:value="145.63" calcext:value-type="float">
            <text:p>145.63</text:p>
          </table:table-cell>
          <table:table-cell office:value-type="float" office:value="529.55" calcext:value-type="float">
            <text:p>529.55</text:p>
          </table:table-cell>
          <table:table-cell office:value-type="float" office:value="78.38" calcext:value-type="float">
            <text:p>78.38</text:p>
          </table:table-cell>
          <table:table-cell/>
          <table:table-cell table:formula="of:=[.B93]/[.B92]" office:value-type="float" office:value="0.982468341592048" calcext:value-type="float">
            <text:p>0.9824683416</text:p>
          </table:table-cell>
          <table:table-cell table:formula="of:=[.C93]/[.C92]" office:value-type="float" office:value="0.993451122177502" calcext:value-type="float">
            <text:p>0.9934511222</text:p>
          </table:table-cell>
          <table:table-cell table:formula="of:=[.D93]/[.D92]" office:value-type="float" office:value="0.989720586861041" calcext:value-type="float">
            <text:p>0.9897205869</text:p>
          </table:table-cell>
          <table:table-cell table:formula="of:=[.E93]/[.E92]" office:value-type="float" office:value="0.997835773392743" calcext:value-type="float">
            <text:p>0.9978357734</text:p>
          </table:table-cell>
          <table:table-cell/>
          <table:table-cell table:formula="of:=[.L92]*[.G93]" office:value-type="float" office:value="0.413261823500731" calcext:value-type="float">
            <text:p>0.4132618235</text:p>
          </table:table-cell>
          <table:table-cell table:formula="of:=[.M92]*[.H93]" office:value-type="float" office:value="0.422115942028985" calcext:value-type="float">
            <text:p>0.422115942</text:p>
          </table:table-cell>
          <table:table-cell table:formula="of:=[.N92]*[.I93]" office:value-type="float" office:value="0" calcext:value-type="float">
            <text:p>0</text:p>
          </table:table-cell>
          <table:table-cell table:formula="of:=[.O92]*[.J93]" office:value-type="float" office:value="0.219336784664894" calcext:value-type="float">
            <text:p>0.2193367847</text:p>
          </table:table-cell>
          <table:table-cell table:formula="of:=SUM([.L93:.O93])" office:value-type="float" office:value="1.05471455019461" calcext:value-type="float">
            <text:p>1.0547145502</text:p>
          </table:table-cell>
          <table:table-cell table:formula="of:=([.P93]/[.P92])" office:value-type="float" office:value="0.99001942003433" calcext:value-type="float">
            <text:p>0.99001942</text:p>
          </table:table-cell>
          <table:table-cell table:formula="of:=[.Q93]-1" office:value-type="float" office:value="-0.00998057996566992" calcext:value-type="float">
            <text:p>-0.00998058</text:p>
          </table:table-cell>
          <table:table-cell table:number-columns-repeated="2"/>
          <table:table-cell office:value-type="float" office:value="0.989934940186" calcext:value-type="float">
            <text:p>0.9899349402</text:p>
          </table:table-cell>
        </table:table-row>
        <table:table-row table:style-name="ro1">
          <table:table-cell office:value-type="string" calcext:value-type="string">
            <text:p>2011-05-16</text:p>
          </table:table-cell>
          <table:table-cell office:value-type="float" office:value="331.88" calcext:value-type="float">
            <text:p>331.88</text:p>
          </table:table-cell>
          <table:table-cell office:value-type="float" office:value="145.37" calcext:value-type="float">
            <text:p>145.37</text:p>
          </table:table-cell>
          <table:table-cell office:value-type="float" office:value="518.42" calcext:value-type="float">
            <text:p>518.42</text:p>
          </table:table-cell>
          <table:table-cell office:value-type="float" office:value="77.77" calcext:value-type="float">
            <text:p>77.77</text:p>
          </table:table-cell>
          <table:table-cell/>
          <table:table-cell table:formula="of:=[.B94]/[.B93]" office:value-type="float" office:value="0.978881547899953" calcext:value-type="float">
            <text:p>0.9788815479</text:p>
          </table:table-cell>
          <table:table-cell table:formula="of:=[.C94]/[.C93]" office:value-type="float" office:value="0.998214653574126" calcext:value-type="float">
            <text:p>0.9982146536</text:p>
          </table:table-cell>
          <table:table-cell table:formula="of:=[.D94]/[.D93]" office:value-type="float" office:value="0.978982154659617" calcext:value-type="float">
            <text:p>0.9789821547</text:p>
          </table:table-cell>
          <table:table-cell table:formula="of:=[.E94]/[.E93]" office:value-type="float" office:value="0.992217402398571" calcext:value-type="float">
            <text:p>0.9922174024</text:p>
          </table:table-cell>
          <table:table-cell/>
          <table:table-cell table:formula="of:=[.L93]*[.G94]" office:value-type="float" office:value="0.404534373476353" calcext:value-type="float">
            <text:p>0.4045343735</text:p>
          </table:table-cell>
          <table:table-cell table:formula="of:=[.M93]*[.H94]" office:value-type="float" office:value="0.42136231884058" calcext:value-type="float">
            <text:p>0.4213623188</text:p>
          </table:table-cell>
          <table:table-cell table:formula="of:=[.N93]*[.I94]" office:value-type="float" office:value="0" calcext:value-type="float">
            <text:p>0</text:p>
          </table:table-cell>
          <table:table-cell table:formula="of:=[.O93]*[.J94]" office:value-type="float" office:value="0.217629774730656" calcext:value-type="float">
            <text:p>0.2176297747</text:p>
          </table:table-cell>
          <table:table-cell table:formula="of:=SUM([.L94:.O94])" office:value-type="float" office:value="1.04352646704759" calcext:value-type="float">
            <text:p>1.043526467</text:p>
          </table:table-cell>
          <table:table-cell table:formula="of:=([.P94]/[.P93])" office:value-type="float" office:value="0.989392311744483" calcext:value-type="float">
            <text:p>0.9893923117</text:p>
          </table:table-cell>
          <table:table-cell table:formula="of:=[.Q94]-1" office:value-type="float" office:value="-0.0106076882555171" calcext:value-type="float">
            <text:p>-0.0106076883</text:p>
          </table:table-cell>
          <table:table-cell table:number-columns-repeated="2"/>
          <table:table-cell office:value-type="float" office:value="0.989281961069" calcext:value-type="float">
            <text:p>0.9892819611</text:p>
          </table:table-cell>
        </table:table-row>
        <table:table-row table:style-name="ro1">
          <table:table-cell office:value-type="string" calcext:value-type="string">
            <text:p>2011-05-17</text:p>
          </table:table-cell>
          <table:table-cell office:value-type="float" office:value="334.7" calcext:value-type="float">
            <text:p>334.7</text:p>
          </table:table-cell>
          <table:table-cell office:value-type="float" office:value="144.74" calcext:value-type="float">
            <text:p>144.74</text:p>
          </table:table-cell>
          <table:table-cell office:value-type="float" office:value="530.46" calcext:value-type="float">
            <text:p>530.46</text:p>
          </table:table-cell>
          <table:table-cell office:value-type="float" office:value="77.93" calcext:value-type="float">
            <text:p>77.93</text:p>
          </table:table-cell>
          <table:table-cell/>
          <table:table-cell table:formula="of:=[.B95]/[.B94]" office:value-type="float" office:value="1.00849704712547" calcext:value-type="float">
            <text:p>1.0084970471</text:p>
          </table:table-cell>
          <table:table-cell table:formula="of:=[.C95]/[.C94]" office:value-type="float" office:value="0.995666230996767" calcext:value-type="float">
            <text:p>0.995666231</text:p>
          </table:table-cell>
          <table:table-cell table:formula="of:=[.D95]/[.D94]" office:value-type="float" office:value="1.0232244126384" calcext:value-type="float">
            <text:p>1.0232244126</text:p>
          </table:table-cell>
          <table:table-cell table:formula="of:=[.E95]/[.E94]" office:value-type="float" office:value="1.002057348592" calcext:value-type="float">
            <text:p>1.0020573486</text:p>
          </table:table-cell>
          <table:table-cell/>
          <table:table-cell table:formula="of:=[.L94]*[.G95]" office:value-type="float" office:value="0.407971721111653" calcext:value-type="float">
            <text:p>0.4079717211</text:p>
          </table:table-cell>
          <table:table-cell table:formula="of:=[.M94]*[.H95]" office:value-type="float" office:value="0.419536231884058" calcext:value-type="float">
            <text:p>0.4195362319</text:p>
          </table:table-cell>
          <table:table-cell table:formula="of:=[.N94]*[.I95]" office:value-type="float" office:value="0" calcext:value-type="float">
            <text:p>0</text:p>
          </table:table-cell>
          <table:table-cell table:formula="of:=[.O94]*[.J95]" office:value-type="float" office:value="0.218077515041276" calcext:value-type="float">
            <text:p>0.218077515</text:p>
          </table:table-cell>
          <table:table-cell table:formula="of:=SUM([.L95:.O95])" office:value-type="float" office:value="1.04558546803699" calcext:value-type="float">
            <text:p>1.045585468</text:p>
          </table:table-cell>
          <table:table-cell table:formula="of:=([.P95]/[.P94])" office:value-type="float" office:value="1.00197311812821" calcext:value-type="float">
            <text:p>1.0019731181</text:p>
          </table:table-cell>
          <table:table-cell table:formula="of:=[.Q95]-1" office:value-type="float" office:value="0.00197311812820944" calcext:value-type="float">
            <text:p>0.0019731181</text:p>
          </table:table-cell>
          <table:table-cell table:number-columns-repeated="2"/>
          <table:table-cell office:value-type="float" office:value="1.00207678097" calcext:value-type="float">
            <text:p>1.002076781</text:p>
          </table:table-cell>
        </table:table-row>
        <table:table-row table:style-name="ro1">
          <table:table-cell office:value-type="string" calcext:value-type="string">
            <text:p>2011-05-18</text:p>
          </table:table-cell>
          <table:table-cell office:value-type="float" office:value="338.42" calcext:value-type="float">
            <text:p>338.42</text:p>
          </table:table-cell>
          <table:table-cell office:value-type="float" office:value="145.6" calcext:value-type="float">
            <text:p>145.6</text:p>
          </table:table-cell>
          <table:table-cell office:value-type="float" office:value="529.81" calcext:value-type="float">
            <text:p>529.81</text:p>
          </table:table-cell>
          <table:table-cell office:value-type="float" office:value="79.22" calcext:value-type="float">
            <text:p>79.22</text:p>
          </table:table-cell>
          <table:table-cell/>
          <table:table-cell table:formula="of:=[.B96]/[.B95]" office:value-type="float" office:value="1.01111443083358" calcext:value-type="float">
            <text:p>1.0111144308</text:p>
          </table:table-cell>
          <table:table-cell table:formula="of:=[.C96]/[.C95]" office:value-type="float" office:value="1.00594168854498" calcext:value-type="float">
            <text:p>1.0059416885</text:p>
          </table:table-cell>
          <table:table-cell table:formula="of:=[.D96]/[.D95]" office:value-type="float" office:value="0.998774648418354" calcext:value-type="float">
            <text:p>0.9987746484</text:p>
          </table:table-cell>
          <table:table-cell table:formula="of:=[.E96]/[.E95]" office:value-type="float" office:value="1.01655331707943" calcext:value-type="float">
            <text:p>1.0165533171</text:p>
          </table:table-cell>
          <table:table-cell/>
          <table:table-cell table:formula="of:=[.L95]*[.G96]" office:value-type="float" office:value="0.412506094588006" calcext:value-type="float">
            <text:p>0.4125060946</text:p>
          </table:table-cell>
          <table:table-cell table:formula="of:=[.M95]*[.H96]" office:value-type="float" office:value="0.422028985507246" calcext:value-type="float">
            <text:p>0.4220289855</text:p>
          </table:table-cell>
          <table:table-cell table:formula="of:=[.N95]*[.I96]" office:value-type="float" office:value="0" calcext:value-type="float">
            <text:p>0</text:p>
          </table:table-cell>
          <table:table-cell table:formula="of:=[.O95]*[.J96]" office:value-type="float" office:value="0.221687421295648" calcext:value-type="float">
            <text:p>0.2216874213</text:p>
          </table:table-cell>
          <table:table-cell table:formula="of:=SUM([.L96:.O96])" office:value-type="float" office:value="1.0562225013909" calcext:value-type="float">
            <text:p>1.0562225014</text:p>
          </table:table-cell>
          <table:table-cell table:formula="of:=([.P96]/[.P95])" office:value-type="float" office:value="1.01017327964005" calcext:value-type="float">
            <text:p>1.0101732796</text:p>
          </table:table-cell>
          <table:table-cell table:formula="of:=[.Q96]-1" office:value-type="float" office:value="0.0101732796400509" calcext:value-type="float">
            <text:p>0.0101732796</text:p>
          </table:table-cell>
          <table:table-cell table:number-columns-repeated="2"/>
          <table:table-cell office:value-type="float" office:value="1.01013311117" calcext:value-type="float">
            <text:p>1.0101331112</text:p>
          </table:table-cell>
        </table:table-row>
        <table:table-row table:style-name="ro1">
          <table:table-cell office:value-type="string" calcext:value-type="string">
            <text:p>2011-05-19</text:p>
          </table:table-cell>
          <table:table-cell office:value-type="float" office:value="339.07" calcext:value-type="float">
            <text:p>339.07</text:p>
          </table:table-cell>
          <table:table-cell office:value-type="float" office:value="145.65" calcext:value-type="float">
            <text:p>145.65</text:p>
          </table:table-cell>
          <table:table-cell office:value-type="float" office:value="531.25" calcext:value-type="float">
            <text:p>531.25</text:p>
          </table:table-cell>
          <table:table-cell office:value-type="float" office:value="79.79" calcext:value-type="float">
            <text:p>79.79</text:p>
          </table:table-cell>
          <table:table-cell/>
          <table:table-cell table:formula="of:=[.B97]/[.B96]" office:value-type="float" office:value="1.00192069026653" calcext:value-type="float">
            <text:p>1.0019206903</text:p>
          </table:table-cell>
          <table:table-cell table:formula="of:=[.C97]/[.C96]" office:value-type="float" office:value="1.00034340659341" calcext:value-type="float">
            <text:p>1.0003434066</text:p>
          </table:table-cell>
          <table:table-cell table:formula="of:=[.D97]/[.D96]" office:value-type="float" office:value="1.00271795549348" calcext:value-type="float">
            <text:p>1.0027179555</text:p>
          </table:table-cell>
          <table:table-cell table:formula="of:=[.E97]/[.E96]" office:value-type="float" office:value="1.00719515273921" calcext:value-type="float">
            <text:p>1.0071951527</text:p>
          </table:table-cell>
          <table:table-cell/>
          <table:table-cell table:formula="of:=[.L96]*[.G97]" office:value-type="float" office:value="0.413298391028766" calcext:value-type="float">
            <text:p>0.413298391</text:p>
          </table:table-cell>
          <table:table-cell table:formula="of:=[.M96]*[.H97]" office:value-type="float" office:value="0.422173913043478" calcext:value-type="float">
            <text:p>0.422173913</text:p>
          </table:table-cell>
          <table:table-cell table:formula="of:=[.N96]*[.I97]" office:value-type="float" office:value="0" calcext:value-type="float">
            <text:p>0</text:p>
          </table:table-cell>
          <table:table-cell table:formula="of:=[.O96]*[.J97]" office:value-type="float" office:value="0.223282496152231" calcext:value-type="float">
            <text:p>0.2232824962</text:p>
          </table:table-cell>
          <table:table-cell table:formula="of:=SUM([.L97:.O97])" office:value-type="float" office:value="1.05875480022448" calcext:value-type="float">
            <text:p>1.0587548002</text:p>
          </table:table-cell>
          <table:table-cell table:formula="of:=([.P97]/[.P96])" office:value-type="float" office:value="1.00239750509977" calcext:value-type="float">
            <text:p>1.0023975051</text:p>
          </table:table-cell>
          <table:table-cell table:formula="of:=[.Q97]-1" office:value-type="float" office:value="0.0023975050997691" calcext:value-type="float">
            <text:p>0.0023975051</text:p>
          </table:table-cell>
          <table:table-cell table:number-columns-repeated="2"/>
          <table:table-cell office:value-type="float" office:value="1.00234466929" calcext:value-type="float">
            <text:p>1.0023446693</text:p>
          </table:table-cell>
        </table:table-row>
        <table:table-row table:style-name="ro1">
          <table:table-cell office:value-type="string" calcext:value-type="string">
            <text:p>2011-05-20</text:p>
          </table:table-cell>
          <table:table-cell office:value-type="float" office:value="333.79" calcext:value-type="float">
            <text:p>333.79</text:p>
          </table:table-cell>
          <table:table-cell office:value-type="float" office:value="147.49" calcext:value-type="float">
            <text:p>147.49</text:p>
          </table:table-cell>
          <table:table-cell office:value-type="float" office:value="524.03" calcext:value-type="float">
            <text:p>524.03</text:p>
          </table:table-cell>
          <table:table-cell office:value-type="float" office:value="79.05" calcext:value-type="float">
            <text:p>79.05</text:p>
          </table:table-cell>
          <table:table-cell/>
          <table:table-cell table:formula="of:=[.B98]/[.B97]" office:value-type="float" office:value="0.984427994219483" calcext:value-type="float">
            <text:p>0.9844279942</text:p>
          </table:table-cell>
          <table:table-cell table:formula="of:=[.C98]/[.C97]" office:value-type="float" office:value="1.0126330243735" calcext:value-type="float">
            <text:p>1.0126330244</text:p>
          </table:table-cell>
          <table:table-cell table:formula="of:=[.D98]/[.D97]" office:value-type="float" office:value="0.986409411764706" calcext:value-type="float">
            <text:p>0.9864094118</text:p>
          </table:table-cell>
          <table:table-cell table:formula="of:=[.E98]/[.E97]" office:value-type="float" office:value="0.990725654843965" calcext:value-type="float">
            <text:p>0.9907256548</text:p>
          </table:table-cell>
          <table:table-cell/>
          <table:table-cell table:formula="of:=[.L97]*[.G98]" office:value-type="float" office:value="0.406862506094588" calcext:value-type="float">
            <text:p>0.4068625061</text:p>
          </table:table-cell>
          <table:table-cell table:formula="of:=[.M97]*[.H98]" office:value-type="float" office:value="0.427507246376812" calcext:value-type="float">
            <text:p>0.4275072464</text:p>
          </table:table-cell>
          <table:table-cell table:formula="of:=[.N97]*[.I98]" office:value-type="float" office:value="0" calcext:value-type="float">
            <text:p>0</text:p>
          </table:table-cell>
          <table:table-cell table:formula="of:=[.O97]*[.J98]" office:value-type="float" office:value="0.221211697215615" calcext:value-type="float">
            <text:p>0.2212116972</text:p>
          </table:table-cell>
          <table:table-cell table:formula="of:=SUM([.L98:.O98])" office:value-type="float" office:value="1.05558144968701" calcext:value-type="float">
            <text:p>1.0555814497</text:p>
          </table:table-cell>
          <table:table-cell table:formula="of:=([.P98]/[.P97])" office:value-type="float" office:value="0.997002752160567" calcext:value-type="float">
            <text:p>0.9970027522</text:p>
          </table:table-cell>
          <table:table-cell table:formula="of:=[.Q98]-1" office:value-type="float" office:value="-0.00299724783943267" calcext:value-type="float">
            <text:p>-0.0029972478</text:p>
          </table:table-cell>
          <table:table-cell table:number-columns-repeated="2"/>
          <table:table-cell office:value-type="float" office:value="0.996969538406" calcext:value-type="float">
            <text:p>0.9969695384</text:p>
          </table:table-cell>
        </table:table-row>
        <table:table-row table:style-name="ro1">
          <table:table-cell office:value-type="string" calcext:value-type="string">
            <text:p>2011-05-23</text:p>
          </table:table-cell>
          <table:table-cell office:value-type="float" office:value="332.97" calcext:value-type="float">
            <text:p>332.97</text:p>
          </table:table-cell>
          <table:table-cell office:value-type="float" office:value="147.83" calcext:value-type="float">
            <text:p>147.83</text:p>
          </table:table-cell>
          <table:table-cell office:value-type="float" office:value="518.39" calcext:value-type="float">
            <text:p>518.39</text:p>
          </table:table-cell>
          <table:table-cell office:value-type="float" office:value="78.18" calcext:value-type="float">
            <text:p>78.18</text:p>
          </table:table-cell>
          <table:table-cell/>
          <table:table-cell table:formula="of:=[.B99]/[.B98]" office:value-type="float" office:value="0.997543365589143" calcext:value-type="float">
            <text:p>0.9975433656</text:p>
          </table:table-cell>
          <table:table-cell table:formula="of:=[.C99]/[.C98]" office:value-type="float" office:value="1.00230524103329" calcext:value-type="float">
            <text:p>1.002305241</text:p>
          </table:table-cell>
          <table:table-cell table:formula="of:=[.D99]/[.D98]" office:value-type="float" office:value="0.989237257408927" calcext:value-type="float">
            <text:p>0.9892372574</text:p>
          </table:table-cell>
          <table:table-cell table:formula="of:=[.E99]/[.E98]" office:value-type="float" office:value="0.98899430740038" calcext:value-type="float">
            <text:p>0.9889943074</text:p>
          </table:table-cell>
          <table:table-cell/>
          <table:table-cell table:formula="of:=[.L98]*[.G99]" office:value-type="float" office:value="0.405862993661629" calcext:value-type="float">
            <text:p>0.4058629937</text:p>
          </table:table-cell>
          <table:table-cell table:formula="of:=[.M98]*[.H99]" office:value-type="float" office:value="0.428492753623188" calcext:value-type="float">
            <text:p>0.4284927536</text:p>
          </table:table-cell>
          <table:table-cell table:formula="of:=[.N98]*[.I99]" office:value-type="float" office:value="0" calcext:value-type="float">
            <text:p>0</text:p>
          </table:table-cell>
          <table:table-cell table:formula="of:=[.O98]*[.J99]" office:value-type="float" office:value="0.218777109276619" calcext:value-type="float">
            <text:p>0.2187771093</text:p>
          </table:table-cell>
          <table:table-cell table:formula="of:=SUM([.L99:.O99])" office:value-type="float" office:value="1.05313285656144" calcext:value-type="float">
            <text:p>1.0531328566</text:p>
          </table:table-cell>
          <table:table-cell table:formula="of:=([.P99]/[.P98])" office:value-type="float" office:value="0.997680337101127" calcext:value-type="float">
            <text:p>0.9976803371</text:p>
          </table:table-cell>
          <table:table-cell table:formula="of:=[.Q99]-1" office:value-type="float" office:value="-0.00231966289887342" calcext:value-type="float">
            <text:p>-0.0023196629</text:p>
          </table:table-cell>
          <table:table-cell table:number-columns-repeated="2"/>
          <table:table-cell office:value-type="float" office:value="0.997738304129" calcext:value-type="float">
            <text:p>0.9977383041</text:p>
          </table:table-cell>
        </table:table-row>
        <table:table-row table:style-name="ro1">
          <table:table-cell office:value-type="string" calcext:value-type="string">
            <text:p>2011-05-24</text:p>
          </table:table-cell>
          <table:table-cell office:value-type="float" office:value="330.77" calcext:value-type="float">
            <text:p>330.77</text:p>
          </table:table-cell>
          <table:table-cell office:value-type="float" office:value="148.59" calcext:value-type="float">
            <text:p>148.59</text:p>
          </table:table-cell>
          <table:table-cell office:value-type="float" office:value="518.26" calcext:value-type="float">
            <text:p>518.26</text:p>
          </table:table-cell>
          <table:table-cell office:value-type="float" office:value="78.78" calcext:value-type="float">
            <text:p>78.78</text:p>
          </table:table-cell>
          <table:table-cell/>
          <table:table-cell table:formula="of:=[.B100]/[.B99]" office:value-type="float" office:value="0.993392798149983" calcext:value-type="float">
            <text:p>0.9933927981</text:p>
          </table:table-cell>
          <table:table-cell table:formula="of:=[.C100]/[.C99]" office:value-type="float" office:value="1.00514104038423" calcext:value-type="float">
            <text:p>1.0051410404</text:p>
          </table:table-cell>
          <table:table-cell table:formula="of:=[.D100]/[.D99]" office:value-type="float" office:value="0.999749223557553" calcext:value-type="float">
            <text:p>0.9997492236</text:p>
          </table:table-cell>
          <table:table-cell table:formula="of:=[.E100]/[.E99]" office:value-type="float" office:value="1.00767459708365" calcext:value-type="float">
            <text:p>1.0076745971</text:p>
          </table:table-cell>
          <table:table-cell/>
          <table:table-cell table:formula="of:=[.L99]*[.G100]" office:value-type="float" office:value="0.403181374939054" calcext:value-type="float">
            <text:p>0.4031813749</text:p>
          </table:table-cell>
          <table:table-cell table:formula="of:=[.M99]*[.H100]" office:value-type="float" office:value="0.430695652173913" calcext:value-type="float">
            <text:p>0.4306956522</text:p>
          </table:table-cell>
          <table:table-cell table:formula="of:=[.N99]*[.I100]" office:value-type="float" office:value="0" calcext:value-type="float">
            <text:p>0</text:p>
          </table:table-cell>
          <table:table-cell table:formula="of:=[.O99]*[.J100]" office:value-type="float" office:value="0.220456135441444" calcext:value-type="float">
            <text:p>0.2204561354</text:p>
          </table:table-cell>
          <table:table-cell table:formula="of:=SUM([.L100:.O100])" office:value-type="float" office:value="1.05433316255441" calcext:value-type="float">
            <text:p>1.0543331626</text:p>
          </table:table-cell>
          <table:table-cell table:formula="of:=([.P100]/[.P99])" office:value-type="float" office:value="1.00113974792971" calcext:value-type="float">
            <text:p>1.0011397479</text:p>
          </table:table-cell>
          <table:table-cell table:formula="of:=[.Q100]-1" office:value-type="float" office:value="0.00113974792970928" calcext:value-type="float">
            <text:p>0.0011397479</text:p>
          </table:table-cell>
          <table:table-cell table:number-columns-repeated="2"/>
          <table:table-cell office:value-type="float" office:value="1.00094845483" calcext:value-type="float">
            <text:p>1.0009484548</text:p>
          </table:table-cell>
        </table:table-row>
        <table:table-row table:style-name="ro1">
          <table:table-cell office:value-type="string" calcext:value-type="string">
            <text:p>2011-05-25</text:p>
          </table:table-cell>
          <table:table-cell office:value-type="float" office:value="335.34" calcext:value-type="float">
            <text:p>335.34</text:p>
          </table:table-cell>
          <table:table-cell office:value-type="float" office:value="148.58" calcext:value-type="float">
            <text:p>148.58</text:p>
          </table:table-cell>
          <table:table-cell office:value-type="float" office:value="519.67" calcext:value-type="float">
            <text:p>519.67</text:p>
          </table:table-cell>
          <table:table-cell office:value-type="float" office:value="79.43" calcext:value-type="float">
            <text:p>79.43</text:p>
          </table:table-cell>
          <table:table-cell/>
          <table:table-cell table:formula="of:=[.B101]/[.B100]" office:value-type="float" office:value="1.01381624693896" calcext:value-type="float">
            <text:p>1.0138162469</text:p>
          </table:table-cell>
          <table:table-cell table:formula="of:=[.C101]/[.C100]" office:value-type="float" office:value="0.999932700720102" calcext:value-type="float">
            <text:p>0.9999327007</text:p>
          </table:table-cell>
          <table:table-cell table:formula="of:=[.D101]/[.D100]" office:value-type="float" office:value="1.00272064214873" calcext:value-type="float">
            <text:p>1.0027206421</text:p>
          </table:table-cell>
          <table:table-cell table:formula="of:=[.E101]/[.E100]" office:value-type="float" office:value="1.00825082508251" calcext:value-type="float">
            <text:p>1.0082508251</text:p>
          </table:table-cell>
          <table:table-cell/>
          <table:table-cell table:formula="of:=[.L100]*[.G101]" office:value-type="float" office:value="0.408751828376402" calcext:value-type="float">
            <text:p>0.4087518284</text:p>
          </table:table-cell>
          <table:table-cell table:formula="of:=[.M100]*[.H101]" office:value-type="float" office:value="0.430666666666667" calcext:value-type="float">
            <text:p>0.4306666667</text:p>
          </table:table-cell>
          <table:table-cell table:formula="of:=[.N100]*[.I101]" office:value-type="float" office:value="0" calcext:value-type="float">
            <text:p>0</text:p>
          </table:table-cell>
          <table:table-cell table:formula="of:=[.O100]*[.J101]" office:value-type="float" office:value="0.222275080453337" calcext:value-type="float">
            <text:p>0.2222750805</text:p>
          </table:table-cell>
          <table:table-cell table:formula="of:=SUM([.L101:.O101])" office:value-type="float" office:value="1.06169357549641" calcext:value-type="float">
            <text:p>1.0616935755</text:p>
          </table:table-cell>
          <table:table-cell table:formula="of:=([.P101]/[.P100])" office:value-type="float" office:value="1.00698110730403" calcext:value-type="float">
            <text:p>1.0069811073</text:p>
          </table:table-cell>
          <table:table-cell table:formula="of:=[.Q101]-1" office:value-type="float" office:value="0.00698110730403445" calcext:value-type="float">
            <text:p>0.0069811073</text:p>
          </table:table-cell>
          <table:table-cell table:number-columns-repeated="2"/>
          <table:table-cell office:value-type="float" office:value="1.00714974408" calcext:value-type="float">
            <text:p>1.0071497441</text:p>
          </table:table-cell>
        </table:table-row>
        <table:table-row table:style-name="ro1">
          <table:table-cell office:value-type="string" calcext:value-type="string">
            <text:p>2011-05-26</text:p>
          </table:table-cell>
          <table:table-cell office:value-type="float" office:value="333.57" calcext:value-type="float">
            <text:p>333.57</text:p>
          </table:table-cell>
          <table:table-cell office:value-type="float" office:value="148.22" calcext:value-type="float">
            <text:p>148.22</text:p>
          </table:table-cell>
          <table:table-cell office:value-type="float" office:value="518.13" calcext:value-type="float">
            <text:p>518.13</text:p>
          </table:table-cell>
          <table:table-cell office:value-type="float" office:value="79.85" calcext:value-type="float">
            <text:p>79.85</text:p>
          </table:table-cell>
          <table:table-cell/>
          <table:table-cell table:formula="of:=[.B102]/[.B101]" office:value-type="float" office:value="0.994721774915012" calcext:value-type="float">
            <text:p>0.9947217749</text:p>
          </table:table-cell>
          <table:table-cell table:formula="of:=[.C102]/[.C101]" office:value-type="float" office:value="0.997577062861758" calcext:value-type="float">
            <text:p>0.9975770629</text:p>
          </table:table-cell>
          <table:table-cell table:formula="of:=[.D102]/[.D101]" office:value-type="float" office:value="0.997036580907114" calcext:value-type="float">
            <text:p>0.9970365809</text:p>
          </table:table-cell>
          <table:table-cell table:formula="of:=[.E102]/[.E101]" office:value-type="float" office:value="1.00528767468211" calcext:value-type="float">
            <text:p>1.0052876747</text:p>
          </table:table-cell>
          <table:table-cell/>
          <table:table-cell table:formula="of:=[.L101]*[.G102]" office:value-type="float" office:value="0.406594344222331" calcext:value-type="float">
            <text:p>0.4065943442</text:p>
          </table:table-cell>
          <table:table-cell table:formula="of:=[.M101]*[.H102]" office:value-type="float" office:value="0.429623188405797" calcext:value-type="float">
            <text:p>0.4296231884</text:p>
          </table:table-cell>
          <table:table-cell table:formula="of:=[.N101]*[.I102]" office:value-type="float" office:value="0" calcext:value-type="float">
            <text:p>0</text:p>
          </table:table-cell>
          <table:table-cell table:formula="of:=[.O101]*[.J102]" office:value-type="float" office:value="0.223450398768714" calcext:value-type="float">
            <text:p>0.2234503988</text:p>
          </table:table-cell>
          <table:table-cell table:formula="of:=SUM([.L102:.O102])" office:value-type="float" office:value="1.05966793139684" calcext:value-type="float">
            <text:p>1.0596679314</text:p>
          </table:table-cell>
          <table:table-cell table:formula="of:=([.P102]/[.P101])" office:value-type="float" office:value="0.998092063335114" calcext:value-type="float">
            <text:p>0.9980920633</text:p>
          </table:table-cell>
          <table:table-cell table:formula="of:=[.Q102]-1" office:value-type="float" office:value="-0.00190793666488631" calcext:value-type="float">
            <text:p>-0.0019079367</text:p>
          </table:table-cell>
          <table:table-cell table:number-columns-repeated="2"/>
          <table:table-cell office:value-type="float" office:value="0.997977070047" calcext:value-type="float">
            <text:p>0.99797707</text:p>
          </table:table-cell>
        </table:table-row>
        <table:table-row table:style-name="ro1">
          <table:table-cell office:value-type="string" calcext:value-type="string">
            <text:p>2011-05-27</text:p>
          </table:table-cell>
          <table:table-cell office:value-type="float" office:value="335.97" calcext:value-type="float">
            <text:p>335.97</text:p>
          </table:table-cell>
          <table:table-cell office:value-type="float" office:value="149.7" calcext:value-type="float">
            <text:p>149.7</text:p>
          </table:table-cell>
          <table:table-cell office:value-type="float" office:value="520.9" calcext:value-type="float">
            <text:p>520.9</text:p>
          </table:table-cell>
          <table:table-cell office:value-type="float" office:value="80.08" calcext:value-type="float">
            <text:p>80.08</text:p>
          </table:table-cell>
          <table:table-cell/>
          <table:table-cell table:formula="of:=[.B103]/[.B102]" office:value-type="float" office:value="1.00719489162694" calcext:value-type="float">
            <text:p>1.0071948916</text:p>
          </table:table-cell>
          <table:table-cell table:formula="of:=[.C103]/[.C102]" office:value-type="float" office:value="1.00998515719876" calcext:value-type="float">
            <text:p>1.0099851572</text:p>
          </table:table-cell>
          <table:table-cell table:formula="of:=[.D103]/[.D102]" office:value-type="float" office:value="1.00534614864995" calcext:value-type="float">
            <text:p>1.0053461486</text:p>
          </table:table-cell>
          <table:table-cell table:formula="of:=[.E103]/[.E102]" office:value-type="float" office:value="1.00288040075141" calcext:value-type="float">
            <text:p>1.0028804008</text:p>
          </table:table-cell>
          <table:table-cell/>
          <table:table-cell table:formula="of:=[.L102]*[.G103]" office:value-type="float" office:value="0.409519746465139" calcext:value-type="float">
            <text:p>0.4095197465</text:p>
          </table:table-cell>
          <table:table-cell table:formula="of:=[.M102]*[.H103]" office:value-type="float" office:value="0.433913043478261" calcext:value-type="float">
            <text:p>0.4339130435</text:p>
          </table:table-cell>
          <table:table-cell table:formula="of:=[.N102]*[.I103]" office:value-type="float" office:value="0" calcext:value-type="float">
            <text:p>0</text:p>
          </table:table-cell>
          <table:table-cell table:formula="of:=[.O102]*[.J103]" office:value-type="float" office:value="0.22409402546523" calcext:value-type="float">
            <text:p>0.2240940255</text:p>
          </table:table-cell>
          <table:table-cell table:formula="of:=SUM([.L103:.O103])" office:value-type="float" office:value="1.06752681540863" calcext:value-type="float">
            <text:p>1.0675268154</text:p>
          </table:table-cell>
          <table:table-cell table:formula="of:=([.P103]/[.P102])" office:value-type="float" office:value="1.00741636486199" calcext:value-type="float">
            <text:p>1.0074163649</text:p>
          </table:table-cell>
          <table:table-cell table:formula="of:=[.Q103]-1" office:value-type="float" office:value="0.00741636486198893" calcext:value-type="float">
            <text:p>0.0074163649</text:p>
          </table:table-cell>
          <table:table-cell table:number-columns-repeated="2"/>
          <table:table-cell office:value-type="float" office:value="1.00744809968" calcext:value-type="float">
            <text:p>1.0074480997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346.34" calcext:value-type="float">
            <text:p>346.34</text:p>
          </table:table-cell>
          <table:table-cell office:value-type="float" office:value="149.64" calcext:value-type="float">
            <text:p>149.64</text:p>
          </table:table-cell>
          <table:table-cell office:value-type="float" office:value="529.02" calcext:value-type="float">
            <text:p>529.02</text:p>
          </table:table-cell>
          <table:table-cell office:value-type="float" office:value="80.9" calcext:value-type="float">
            <text:p>80.9</text:p>
          </table:table-cell>
          <table:table-cell/>
          <table:table-cell table:formula="of:=[.B104]/[.B103]" office:value-type="float" office:value="1.03086585111766" calcext:value-type="float">
            <text:p>1.0308658511</text:p>
          </table:table-cell>
          <table:table-cell table:formula="of:=[.C104]/[.C103]" office:value-type="float" office:value="0.999599198396794" calcext:value-type="float">
            <text:p>0.9995991984</text:p>
          </table:table-cell>
          <table:table-cell table:formula="of:=[.D104]/[.D103]" office:value-type="float" office:value="1.0155884046842" calcext:value-type="float">
            <text:p>1.0155884047</text:p>
          </table:table-cell>
          <table:table-cell table:formula="of:=[.E104]/[.E103]" office:value-type="float" office:value="1.01023976023976" calcext:value-type="float">
            <text:p>1.0102397602</text:p>
          </table:table-cell>
          <table:table-cell/>
          <table:table-cell table:formula="of:=[.L103]*[.G104]" office:value-type="float" office:value="0.422159921989273" calcext:value-type="float">
            <text:p>0.422159922</text:p>
          </table:table-cell>
          <table:table-cell table:formula="of:=[.M103]*[.H104]" office:value-type="float" office:value="0.433739130434782" calcext:value-type="float">
            <text:p>0.4337391304</text:p>
          </table:table-cell>
          <table:table-cell table:formula="of:=[.N103]*[.I104]" office:value-type="float" office:value="0" calcext:value-type="float">
            <text:p>0</text:p>
          </table:table-cell>
          <table:table-cell table:formula="of:=[.O103]*[.J104]" office:value-type="float" office:value="0.226388694557157" calcext:value-type="float">
            <text:p>0.2263886946</text:p>
          </table:table-cell>
          <table:table-cell table:formula="of:=SUM([.L104:.O104])" office:value-type="float" office:value="1.08228774698121" calcext:value-type="float">
            <text:p>1.082287747</text:p>
          </table:table-cell>
          <table:table-cell table:formula="of:=([.P104]/[.P103])" office:value-type="float" office:value="1.01382722322243" calcext:value-type="float">
            <text:p>1.0138272232</text:p>
          </table:table-cell>
          <table:table-cell table:formula="of:=[.Q104]-1" office:value-type="float" office:value="0.0138272232224281" calcext:value-type="float">
            <text:p>0.0138272232</text:p>
          </table:table-cell>
          <table:table-cell table:number-columns-repeated="2"/>
          <table:table-cell office:value-type="float" office:value="1.01423397185" calcext:value-type="float">
            <text:p>1.0142339719</text:p>
          </table:table-cell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344.03" calcext:value-type="float">
            <text:p>344.03</text:p>
          </table:table-cell>
          <table:table-cell office:value-type="float" office:value="149.91" calcext:value-type="float">
            <text:p>149.91</text:p>
          </table:table-cell>
          <table:table-cell office:value-type="float" office:value="525.6" calcext:value-type="float">
            <text:p>525.6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[.B105]/[.B104]" office:value-type="float" office:value="0.993330253508113" calcext:value-type="float">
            <text:p>0.9933302535</text:p>
          </table:table-cell>
          <table:table-cell table:formula="of:=[.C105]/[.C104]" office:value-type="float" office:value="1.00180433039294" calcext:value-type="float">
            <text:p>1.0018043304</text:p>
          </table:table-cell>
          <table:table-cell table:formula="of:=[.D105]/[.D104]" office:value-type="float" office:value="0.993535216059884" calcext:value-type="float">
            <text:p>0.9935352161</text:p>
          </table:table-cell>
          <table:table-cell table:formula="of:=[.E105]/[.E104]" office:value-type="float" office:value="0.982694684796044" calcext:value-type="float">
            <text:p>0.9826946848</text:p>
          </table:table-cell>
          <table:table-cell/>
          <table:table-cell table:formula="of:=[.L104]*[.G105]" office:value-type="float" office:value="0.41934422233057" calcext:value-type="float">
            <text:p>0.4193442223</text:p>
          </table:table-cell>
          <table:table-cell table:formula="of:=[.M104]*[.H105]" office:value-type="float" office:value="0.434521739130435" calcext:value-type="float">
            <text:p>0.4345217391</text:p>
          </table:table-cell>
          <table:table-cell table:formula="of:=[.N104]*[.I105]" office:value-type="float" office:value="0" calcext:value-type="float">
            <text:p>0</text:p>
          </table:table-cell>
          <table:table-cell table:formula="of:=[.O104]*[.J105]" office:value-type="float" office:value="0.222470966839233" calcext:value-type="float">
            <text:p>0.2224709668</text:p>
          </table:table-cell>
          <table:table-cell table:formula="of:=SUM([.L105:.O105])" office:value-type="float" office:value="1.07633692830024" calcext:value-type="float">
            <text:p>1.0763369283</text:p>
          </table:table-cell>
          <table:table-cell table:formula="of:=([.P105]/[.P104])" office:value-type="float" office:value="0.994501629813723" calcext:value-type="float">
            <text:p>0.9945016298</text:p>
          </table:table-cell>
          <table:table-cell table:formula="of:=[.Q105]-1" office:value-type="float" office:value="-0.00549837018627708" calcext:value-type="float">
            <text:p>-0.0054983702</text:p>
          </table:table-cell>
          <table:table-cell table:number-columns-repeated="2"/>
          <table:table-cell office:value-type="float" office:value="0.99459277052" calcext:value-type="float">
            <text:p>0.9945927705</text:p>
          </table:table-cell>
        </table:table-row>
        <table:table-row table:style-name="ro1">
          <table:table-cell office:value-type="string" calcext:value-type="string">
            <text:p>2011-06-02</text:p>
          </table:table-cell>
          <table:table-cell office:value-type="float" office:value="344.62" calcext:value-type="float">
            <text:p>344.62</text:p>
          </table:table-cell>
          <table:table-cell office:value-type="float" office:value="149.5" calcext:value-type="float">
            <text:p>149.5</text:p>
          </table:table-cell>
          <table:table-cell office:value-type="float" office:value="528.06" calcext:value-type="float">
            <text:p>528.06</text:p>
          </table:table-cell>
          <table:table-cell office:value-type="float" office:value="78.82" calcext:value-type="float">
            <text:p>78.82</text:p>
          </table:table-cell>
          <table:table-cell/>
          <table:table-cell table:formula="of:=[.B106]/[.B105]" office:value-type="float" office:value="1.00171496671802" calcext:value-type="float">
            <text:p>1.0017149667</text:p>
          </table:table-cell>
          <table:table-cell table:formula="of:=[.C106]/[.C105]" office:value-type="float" office:value="0.997265025682076" calcext:value-type="float">
            <text:p>0.9972650257</text:p>
          </table:table-cell>
          <table:table-cell table:formula="of:=[.D106]/[.D105]" office:value-type="float" office:value="1.0046803652968" calcext:value-type="float">
            <text:p>1.0046803653</text:p>
          </table:table-cell>
          <table:table-cell table:formula="of:=[.E106]/[.E105]" office:value-type="float" office:value="0.991446540880503" calcext:value-type="float">
            <text:p>0.9914465409</text:p>
          </table:table-cell>
          <table:table-cell/>
          <table:table-cell table:formula="of:=[.L105]*[.G106]" office:value-type="float" office:value="0.420063383715261" calcext:value-type="float">
            <text:p>0.4200633837</text:p>
          </table:table-cell>
          <table:table-cell table:formula="of:=[.M105]*[.H106]" office:value-type="float" office:value="0.433333333333333" calcext:value-type="float">
            <text:p>0.4333333333</text:p>
          </table:table-cell>
          <table:table-cell table:formula="of:=[.N105]*[.I106]" office:value-type="float" office:value="0" calcext:value-type="float">
            <text:p>0</text:p>
          </table:table-cell>
          <table:table-cell table:formula="of:=[.O105]*[.J106]" office:value-type="float" office:value="0.220568070519099" calcext:value-type="float">
            <text:p>0.2205680705</text:p>
          </table:table-cell>
          <table:table-cell table:formula="of:=SUM([.L106:.O106])" office:value-type="float" office:value="1.07396478756769" calcext:value-type="float">
            <text:p>1.0739647876</text:p>
          </table:table-cell>
          <table:table-cell table:formula="of:=([.P106]/[.P105])" office:value-type="float" office:value="0.997796098349713" calcext:value-type="float">
            <text:p>0.9977960983</text:p>
          </table:table-cell>
          <table:table-cell table:formula="of:=[.Q106]-1" office:value-type="float" office:value="-0.0022039016502865" calcext:value-type="float">
            <text:p>-0.0022039017</text:p>
          </table:table-cell>
          <table:table-cell table:number-columns-repeated="2"/>
          <table:table-cell office:value-type="float" office:value="0.997881305136" calcext:value-type="float">
            <text:p>0.9978813051</text:p>
          </table:table-cell>
        </table:table-row>
        <table:table-row table:style-name="ro1">
          <table:table-cell office:value-type="string" calcext:value-type="string">
            <text:p>2011-06-03</text:p>
          </table:table-cell>
          <table:table-cell office:value-type="float" office:value="341.97" calcext:value-type="float">
            <text:p>341.97</text:p>
          </table:table-cell>
          <table:table-cell office:value-type="float" office:value="150.22" calcext:value-type="float">
            <text:p>150.22</text:p>
          </table:table-cell>
          <table:table-cell office:value-type="float" office:value="523.08" calcext:value-type="float">
            <text:p>523.08</text:p>
          </table:table-cell>
          <table:table-cell office:value-type="float" office:value="78.68" calcext:value-type="float">
            <text:p>78.68</text:p>
          </table:table-cell>
          <table:table-cell/>
          <table:table-cell table:formula="of:=[.B107]/[.B106]" office:value-type="float" office:value="0.992310370843248" calcext:value-type="float">
            <text:p>0.9923103708</text:p>
          </table:table-cell>
          <table:table-cell table:formula="of:=[.C107]/[.C106]" office:value-type="float" office:value="1.00481605351171" calcext:value-type="float">
            <text:p>1.0048160535</text:p>
          </table:table-cell>
          <table:table-cell table:formula="of:=[.D107]/[.D106]" office:value-type="float" office:value="0.990569253493921" calcext:value-type="float">
            <text:p>0.9905692535</text:p>
          </table:table-cell>
          <table:table-cell table:formula="of:=[.E107]/[.E106]" office:value-type="float" office:value="0.99822380106572" calcext:value-type="float">
            <text:p>0.9982238011</text:p>
          </table:table-cell>
          <table:table-cell/>
          <table:table-cell table:formula="of:=[.L106]*[.G107]" office:value-type="float" office:value="0.41683325207216" calcext:value-type="float">
            <text:p>0.4168332521</text:p>
          </table:table-cell>
          <table:table-cell table:formula="of:=[.M106]*[.H107]" office:value-type="float" office:value="0.435420289855072" calcext:value-type="float">
            <text:p>0.4354202899</text:p>
          </table:table-cell>
          <table:table-cell table:formula="of:=[.N106]*[.I107]" office:value-type="float" office:value="0" calcext:value-type="float">
            <text:p>0</text:p>
          </table:table-cell>
          <table:table-cell table:formula="of:=[.O106]*[.J107]" office:value-type="float" office:value="0.220176297747306" calcext:value-type="float">
            <text:p>0.2201762977</text:p>
          </table:table-cell>
          <table:table-cell table:formula="of:=SUM([.L107:.O107])" office:value-type="float" office:value="1.07242983967454" calcext:value-type="float">
            <text:p>1.0724298397</text:p>
          </table:table-cell>
          <table:table-cell table:formula="of:=([.P107]/[.P106])" office:value-type="float" office:value="0.998570765158297" calcext:value-type="float">
            <text:p>0.9985707652</text:p>
          </table:table-cell>
          <table:table-cell table:formula="of:=[.Q107]-1" office:value-type="float" office:value="-0.00142923484170321" calcext:value-type="float">
            <text:p>-0.0014292348</text:p>
          </table:table-cell>
          <table:table-cell table:number-columns-repeated="2"/>
          <table:table-cell office:value-type="float" office:value="0.998495329955" calcext:value-type="float">
            <text:p>0.99849533</text:p>
          </table:table-cell>
        </table:table-row>
        <table:table-row table:style-name="ro1">
          <table:table-cell office:value-type="string" calcext:value-type="string">
            <text:p>2011-06-06</text:p>
          </table:table-cell>
          <table:table-cell office:value-type="float" office:value="336.59" calcext:value-type="float">
            <text:p>336.59</text:p>
          </table:table-cell>
          <table:table-cell office:value-type="float" office:value="150.48" calcext:value-type="float">
            <text:p>150.48</text:p>
          </table:table-cell>
          <table:table-cell office:value-type="float" office:value="521.06" calcext:value-type="float">
            <text:p>521.06</text:p>
          </table:table-cell>
          <table:table-cell office:value-type="float" office:value="77.81" calcext:value-type="float">
            <text:p>77.81</text:p>
          </table:table-cell>
          <table:table-cell/>
          <table:table-cell table:formula="of:=[.B108]/[.B107]" office:value-type="float" office:value="0.98426762581513" calcext:value-type="float">
            <text:p>0.9842676258</text:p>
          </table:table-cell>
          <table:table-cell table:formula="of:=[.C108]/[.C107]" office:value-type="float" office:value="1.00173079483424" calcext:value-type="float">
            <text:p>1.0017307948</text:p>
          </table:table-cell>
          <table:table-cell table:formula="of:=[.D108]/[.D107]" office:value-type="float" office:value="0.996138258010247" calcext:value-type="float">
            <text:p>0.996138258</text:p>
          </table:table-cell>
          <table:table-cell table:formula="of:=[.E108]/[.E107]" office:value-type="float" office:value="0.988942552109812" calcext:value-type="float">
            <text:p>0.9889425521</text:p>
          </table:table-cell>
          <table:table-cell/>
          <table:table-cell table:formula="of:=[.L107]*[.G108]" office:value-type="float" office:value="0.410275475377864" calcext:value-type="float">
            <text:p>0.4102754754</text:p>
          </table:table-cell>
          <table:table-cell table:formula="of:=[.M107]*[.H108]" office:value-type="float" office:value="0.436173913043478" calcext:value-type="float">
            <text:p>0.436173913</text:p>
          </table:table-cell>
          <table:table-cell table:formula="of:=[.N107]*[.I108]" office:value-type="float" office:value="0" calcext:value-type="float">
            <text:p>0</text:p>
          </table:table-cell>
          <table:table-cell table:formula="of:=[.O107]*[.J108]" office:value-type="float" office:value="0.217741709808311" calcext:value-type="float">
            <text:p>0.2177417098</text:p>
          </table:table-cell>
          <table:table-cell table:formula="of:=SUM([.L108:.O108])" office:value-type="float" office:value="1.06419109822965" calcext:value-type="float">
            <text:p>1.0641910982</text:p>
          </table:table-cell>
          <table:table-cell table:formula="of:=([.P108]/[.P107])" office:value-type="float" office:value="0.992317687236877" calcext:value-type="float">
            <text:p>0.9923176872</text:p>
          </table:table-cell>
          <table:table-cell table:formula="of:=[.Q108]-1" office:value-type="float" office:value="-0.00768231276312259" calcext:value-type="float">
            <text:p>-0.0076823128</text:p>
          </table:table-cell>
          <table:table-cell table:number-columns-repeated="2"/>
          <table:table-cell office:value-type="float" office:value="0.992187878682" calcext:value-type="float">
            <text:p>0.9921878787</text:p>
          </table:table-cell>
        </table:table-row>
        <table:table-row table:style-name="ro1">
          <table:table-cell office:value-type="string" calcext:value-type="string">
            <text:p>2011-06-07</text:p>
          </table:table-cell>
          <table:table-cell office:value-type="float" office:value="330.62" calcext:value-type="float">
            <text:p>330.62</text:p>
          </table:table-cell>
          <table:table-cell office:value-type="float" office:value="150.42" calcext:value-type="float">
            <text:p>150.42</text:p>
          </table:table-cell>
          <table:table-cell office:value-type="float" office:value="519.03" calcext:value-type="float">
            <text:p>519.03</text:p>
          </table:table-cell>
          <table:table-cell office:value-type="float" office:value="77.53" calcext:value-type="float">
            <text:p>77.53</text:p>
          </table:table-cell>
          <table:table-cell/>
          <table:table-cell table:formula="of:=[.B109]/[.B108]" office:value-type="float" office:value="0.982263287679373" calcext:value-type="float">
            <text:p>0.9822632877</text:p>
          </table:table-cell>
          <table:table-cell table:formula="of:=[.C109]/[.C108]" office:value-type="float" office:value="0.999601275917065" calcext:value-type="float">
            <text:p>0.9996012759</text:p>
          </table:table-cell>
          <table:table-cell table:formula="of:=[.D109]/[.D108]" office:value-type="float" office:value="0.996104095497639" calcext:value-type="float">
            <text:p>0.9961040955</text:p>
          </table:table-cell>
          <table:table-cell table:formula="of:=[.E109]/[.E108]" office:value-type="float" office:value="0.99640149081095" calcext:value-type="float">
            <text:p>0.9964014908</text:p>
          </table:table-cell>
          <table:table-cell/>
          <table:table-cell table:formula="of:=[.L108]*[.G109]" office:value-type="float" office:value="0.402998537298879" calcext:value-type="float">
            <text:p>0.4029985373</text:p>
          </table:table-cell>
          <table:table-cell table:formula="of:=[.M108]*[.H109]" office:value-type="float" office:value="0.436" calcext:value-type="float">
            <text:p>0.436</text:p>
          </table:table-cell>
          <table:table-cell table:formula="of:=[.N108]*[.I109]" office:value-type="float" office:value="0" calcext:value-type="float">
            <text:p>0</text:p>
          </table:table-cell>
          <table:table-cell table:formula="of:=[.O108]*[.J109]" office:value-type="float" office:value="0.216958164264726" calcext:value-type="float">
            <text:p>0.2169581643</text:p>
          </table:table-cell>
          <table:table-cell table:formula="of:=SUM([.L109:.O109])" office:value-type="float" office:value="1.0559567015636" calcext:value-type="float">
            <text:p>1.0559567016</text:p>
          </table:table-cell>
          <table:table-cell table:formula="of:=([.P109]/[.P108])" office:value-type="float" office:value="0.992262295108701" calcext:value-type="float">
            <text:p>0.9922622951</text:p>
          </table:table-cell>
          <table:table-cell table:formula="of:=[.Q109]-1" office:value-type="float" office:value="-0.00773770489129932" calcext:value-type="float">
            <text:p>-0.0077377049</text:p>
          </table:table-cell>
          <table:table-cell table:number-columns-repeated="2"/>
          <table:table-cell office:value-type="float" office:value="0.992026123601" calcext:value-type="float">
            <text:p>0.9920261236</text:p>
          </table:table-cell>
        </table:table-row>
        <table:table-row table:style-name="ro1">
          <table:table-cell office:value-type="string" calcext:value-type="string">
            <text:p>2011-06-08</text:p>
          </table:table-cell>
          <table:table-cell office:value-type="float" office:value="330.82" calcext:value-type="float">
            <text:p>330.82</text:p>
          </table:table-cell>
          <table:table-cell office:value-type="float" office:value="149.81" calcext:value-type="float">
            <text:p>149.81</text:p>
          </table:table-cell>
          <table:table-cell office:value-type="float" office:value="519.17" calcext:value-type="float">
            <text:p>519.17</text:p>
          </table:table-cell>
          <table:table-cell office:value-type="float" office:value="78.27" calcext:value-type="float">
            <text:p>78.27</text:p>
          </table:table-cell>
          <table:table-cell/>
          <table:table-cell table:formula="of:=[.B110]/[.B109]" office:value-type="float" office:value="1.00060492408203" calcext:value-type="float">
            <text:p>1.0006049241</text:p>
          </table:table-cell>
          <table:table-cell table:formula="of:=[.C110]/[.C109]" office:value-type="float" office:value="0.995944688206356" calcext:value-type="float">
            <text:p>0.9959446882</text:p>
          </table:table-cell>
          <table:table-cell table:formula="of:=[.D110]/[.D109]" office:value-type="float" office:value="1.00026973392675" calcext:value-type="float">
            <text:p>1.0002697339</text:p>
          </table:table-cell>
          <table:table-cell table:formula="of:=[.E110]/[.E109]" office:value-type="float" office:value="1.00954469237714" calcext:value-type="float">
            <text:p>1.0095446924</text:p>
          </table:table-cell>
          <table:table-cell/>
          <table:table-cell table:formula="of:=[.L109]*[.G110]" office:value-type="float" office:value="0.403242320819113" calcext:value-type="float">
            <text:p>0.4032423208</text:p>
          </table:table-cell>
          <table:table-cell table:formula="of:=[.M109]*[.H110]" office:value-type="float" office:value="0.434231884057971" calcext:value-type="float">
            <text:p>0.4342318841</text:p>
          </table:table-cell>
          <table:table-cell table:formula="of:=[.N109]*[.I110]" office:value-type="float" office:value="0" calcext:value-type="float">
            <text:p>0</text:p>
          </table:table-cell>
          <table:table-cell table:formula="of:=[.O109]*[.J110]" office:value-type="float" office:value="0.219028963201343" calcext:value-type="float">
            <text:p>0.2190289632</text:p>
          </table:table-cell>
          <table:table-cell table:formula="of:=SUM([.L110:.O110])" office:value-type="float" office:value="1.05650316807843" calcext:value-type="float">
            <text:p>1.0565031681</text:p>
          </table:table-cell>
          <table:table-cell table:formula="of:=([.P110]/[.P109])" office:value-type="float" office:value="1.00051750844899" calcext:value-type="float">
            <text:p>1.0005175084</text:p>
          </table:table-cell>
          <table:table-cell table:formula="of:=[.Q110]-1" office:value-type="float" office:value="0.000517508448985238" calcext:value-type="float">
            <text:p>0.0005175084</text:p>
          </table:table-cell>
          <table:table-cell table:number-columns-repeated="2"/>
          <table:table-cell office:value-type="float" office:value="1.00052878339" calcext:value-type="float">
            <text:p>1.0005287834</text:p>
          </table:table-cell>
        </table:table-row>
        <table:table-row table:style-name="ro1">
          <table:table-cell office:value-type="string" calcext:value-type="string">
            <text:p>2011-06-09</text:p>
          </table:table-cell>
          <table:table-cell office:value-type="float" office:value="330.07" calcext:value-type="float">
            <text:p>330.07</text:p>
          </table:table-cell>
          <table:table-cell office:value-type="float" office:value="150.56" calcext:value-type="float">
            <text:p>150.56</text:p>
          </table:table-cell>
          <table:table-cell office:value-type="float" office:value="516.73" calcext:value-type="float">
            <text:p>516.73</text:p>
          </table:table-cell>
          <table:table-cell office:value-type="float" office:value="78.68" calcext:value-type="float">
            <text:p>78.68</text:p>
          </table:table-cell>
          <table:table-cell/>
          <table:table-cell table:formula="of:=[.B111]/[.B110]" office:value-type="float" office:value="0.997732906112085" calcext:value-type="float">
            <text:p>0.9977329061</text:p>
          </table:table-cell>
          <table:table-cell table:formula="of:=[.C111]/[.C110]" office:value-type="float" office:value="1.00500634136573" calcext:value-type="float">
            <text:p>1.0050063414</text:p>
          </table:table-cell>
          <table:table-cell table:formula="of:=[.D111]/[.D110]" office:value-type="float" office:value="0.995300190688984" calcext:value-type="float">
            <text:p>0.9953001907</text:p>
          </table:table-cell>
          <table:table-cell table:formula="of:=[.E111]/[.E110]" office:value-type="float" office:value="1.00523827775648" calcext:value-type="float">
            <text:p>1.0052382778</text:p>
          </table:table-cell>
          <table:table-cell/>
          <table:table-cell table:formula="of:=[.L110]*[.G111]" office:value-type="float" office:value="0.402328132618235" calcext:value-type="float">
            <text:p>0.4023281326</text:p>
          </table:table-cell>
          <table:table-cell table:formula="of:=[.M110]*[.H111]" office:value-type="float" office:value="0.436405797101449" calcext:value-type="float">
            <text:p>0.4364057971</text:p>
          </table:table-cell>
          <table:table-cell table:formula="of:=[.N110]*[.I111]" office:value-type="float" office:value="0" calcext:value-type="float">
            <text:p>0</text:p>
          </table:table-cell>
          <table:table-cell table:formula="of:=[.O110]*[.J111]" office:value-type="float" office:value="0.220176297747306" calcext:value-type="float">
            <text:p>0.2201762977</text:p>
          </table:table-cell>
          <table:table-cell table:formula="of:=SUM([.L111:.O111])" office:value-type="float" office:value="1.05891022746699" calcext:value-type="float">
            <text:p>1.0589102275</text:p>
          </table:table-cell>
          <table:table-cell table:formula="of:=([.P111]/[.P110])" office:value-type="float" office:value="1.00227832671145" calcext:value-type="float">
            <text:p>1.0022783267</text:p>
          </table:table-cell>
          <table:table-cell table:formula="of:=[.Q111]-1" office:value-type="float" office:value="0.00227832671144945" calcext:value-type="float">
            <text:p>0.0022783267</text:p>
          </table:table-cell>
          <table:table-cell table:number-columns-repeated="2"/>
          <table:table-cell office:value-type="float" office:value="1.00214335454" calcext:value-type="float">
            <text:p>1.0021433545</text:p>
          </table:table-cell>
        </table:table-row>
        <table:table-row table:style-name="ro1">
          <table:table-cell office:value-type="string" calcext:value-type="string">
            <text:p>2011-06-10</text:p>
          </table:table-cell>
          <table:table-cell office:value-type="float" office:value="324.51" calcext:value-type="float">
            <text:p>324.51</text:p>
          </table:table-cell>
          <table:table-cell office:value-type="float" office:value="149.24" calcext:value-type="float">
            <text:p>149.24</text:p>
          </table:table-cell>
          <table:table-cell office:value-type="float" office:value="509.51" calcext:value-type="float">
            <text:p>509.51</text:p>
          </table:table-cell>
          <table:table-cell office:value-type="float" office:value="77.32" calcext:value-type="float">
            <text:p>77.32</text:p>
          </table:table-cell>
          <table:table-cell/>
          <table:table-cell table:formula="of:=[.B112]/[.B111]" office:value-type="float" office:value="0.9831550883146" calcext:value-type="float">
            <text:p>0.9831550883</text:p>
          </table:table-cell>
          <table:table-cell table:formula="of:=[.C112]/[.C111]" office:value-type="float" office:value="0.991232731137088" calcext:value-type="float">
            <text:p>0.9912327311</text:p>
          </table:table-cell>
          <table:table-cell table:formula="of:=[.D112]/[.D111]" office:value-type="float" office:value="0.986027519207323" calcext:value-type="float">
            <text:p>0.9860275192</text:p>
          </table:table-cell>
          <table:table-cell table:formula="of:=[.E112]/[.E111]" office:value-type="float" office:value="0.982714794102694" calcext:value-type="float">
            <text:p>0.9827147941</text:p>
          </table:table-cell>
          <table:table-cell/>
          <table:table-cell table:formula="of:=[.L111]*[.G112]" office:value-type="float" office:value="0.395550950755729" calcext:value-type="float">
            <text:p>0.3955509508</text:p>
          </table:table-cell>
          <table:table-cell table:formula="of:=[.M111]*[.H112]" office:value-type="float" office:value="0.432579710144927" calcext:value-type="float">
            <text:p>0.4325797101</text:p>
          </table:table-cell>
          <table:table-cell table:formula="of:=[.N111]*[.I112]" office:value-type="float" office:value="0" calcext:value-type="float">
            <text:p>0</text:p>
          </table:table-cell>
          <table:table-cell table:formula="of:=[.O111]*[.J112]" office:value-type="float" office:value="0.216370505107038" calcext:value-type="float">
            <text:p>0.2163705051</text:p>
          </table:table-cell>
          <table:table-cell table:formula="of:=SUM([.L112:.O112])" office:value-type="float" office:value="1.04450116600769" calcext:value-type="float">
            <text:p>1.044501166</text:p>
          </table:table-cell>
          <table:table-cell table:formula="of:=([.P112]/[.P111])" office:value-type="float" office:value="0.986392556152976" calcext:value-type="float">
            <text:p>0.9863925562</text:p>
          </table:table-cell>
          <table:table-cell table:formula="of:=[.Q112]-1" office:value-type="float" office:value="-0.0136074438470242" calcext:value-type="float">
            <text:p>-0.0136074438</text:p>
          </table:table-cell>
          <table:table-cell table:number-columns-repeated="2"/>
          <table:table-cell office:value-type="float" office:value="0.986298086601" calcext:value-type="float">
            <text:p>0.9862980866</text:p>
          </table:table-cell>
        </table:table-row>
        <table:table-row table:style-name="ro1">
          <table:table-cell office:value-type="string" calcext:value-type="string">
            <text:p>2011-06-13</text:p>
          </table:table-cell>
          <table:table-cell office:value-type="float" office:value="325.2" calcext:value-type="float">
            <text:p>325.2</text:p>
          </table:table-cell>
          <table:table-cell office:value-type="float" office:value="147.77" calcext:value-type="float">
            <text:p>147.77</text:p>
          </table:table-cell>
          <table:table-cell office:value-type="float" office:value="504.73" calcext:value-type="float">
            <text:p>504.73</text:p>
          </table:table-cell>
          <table:table-cell office:value-type="float" office:value="76.79" calcext:value-type="float">
            <text:p>76.79</text:p>
          </table:table-cell>
          <table:table-cell/>
          <table:table-cell table:formula="of:=[.B113]/[.B112]" office:value-type="float" office:value="1.00212628270315" calcext:value-type="float">
            <text:p>1.0021262827</text:p>
          </table:table-cell>
          <table:table-cell table:formula="of:=[.C113]/[.C112]" office:value-type="float" office:value="0.99015009380863" calcext:value-type="float">
            <text:p>0.9901500938</text:p>
          </table:table-cell>
          <table:table-cell table:formula="of:=[.D113]/[.D112]" office:value-type="float" office:value="0.990618437322133" calcext:value-type="float">
            <text:p>0.9906184373</text:p>
          </table:table-cell>
          <table:table-cell table:formula="of:=[.E113]/[.E112]" office:value-type="float" office:value="0.993145369891361" calcext:value-type="float">
            <text:p>0.9931453699</text:p>
          </table:table-cell>
          <table:table-cell/>
          <table:table-cell table:formula="of:=[.L112]*[.G113]" office:value-type="float" office:value="0.396392003900536" calcext:value-type="float">
            <text:p>0.3963920039</text:p>
          </table:table-cell>
          <table:table-cell table:formula="of:=[.M112]*[.H113]" office:value-type="float" office:value="0.42831884057971" calcext:value-type="float">
            <text:p>0.4283188406</text:p>
          </table:table-cell>
          <table:table-cell table:formula="of:=[.N112]*[.I113]" office:value-type="float" office:value="0" calcext:value-type="float">
            <text:p>0</text:p>
          </table:table-cell>
          <table:table-cell table:formula="of:=[.O112]*[.J113]" office:value-type="float" office:value="0.214887365328109" calcext:value-type="float">
            <text:p>0.2148873653</text:p>
          </table:table-cell>
          <table:table-cell table:formula="of:=SUM([.L113:.O113])" office:value-type="float" office:value="1.03959820980836" calcext:value-type="float">
            <text:p>1.0395982098</text:p>
          </table:table-cell>
          <table:table-cell table:formula="of:=([.P113]/[.P112])" office:value-type="float" office:value="0.995305935159385" calcext:value-type="float">
            <text:p>0.9953059352</text:p>
          </table:table-cell>
          <table:table-cell table:formula="of:=[.Q113]-1" office:value-type="float" office:value="-0.00469406484061508" calcext:value-type="float">
            <text:p>-0.0046940648</text:p>
          </table:table-cell>
          <table:table-cell table:number-columns-repeated="2"/>
          <table:table-cell office:value-type="float" office:value="0.995539624583" calcext:value-type="float">
            <text:p>0.9955396246</text:p>
          </table:table-cell>
        </table:table-row>
        <table:table-row table:style-name="ro1">
          <table:table-cell office:value-type="string" calcext:value-type="string">
            <text:p>2011-06-14</text:p>
          </table:table-cell>
          <table:table-cell office:value-type="float" office:value="331.02" calcext:value-type="float">
            <text:p>331.02</text:p>
          </table:table-cell>
          <table:table-cell office:value-type="float" office:value="148.67" calcext:value-type="float">
            <text:p>148.67</text:p>
          </table:table-cell>
          <table:table-cell office:value-type="float" office:value="508.37" calcext:value-type="float">
            <text:p>508.37</text:p>
          </table:table-cell>
          <table:table-cell office:value-type="float" office:value="77.9" calcext:value-type="float">
            <text:p>77.9</text:p>
          </table:table-cell>
          <table:table-cell/>
          <table:table-cell table:formula="of:=[.B114]/[.B113]" office:value-type="float" office:value="1.01789667896679" calcext:value-type="float">
            <text:p>1.017896679</text:p>
          </table:table-cell>
          <table:table-cell table:formula="of:=[.C114]/[.C113]" office:value-type="float" office:value="1.00609054611897" calcext:value-type="float">
            <text:p>1.0060905461</text:p>
          </table:table-cell>
          <table:table-cell table:formula="of:=[.D114]/[.D113]" office:value-type="float" office:value="1.00721177659343" calcext:value-type="float">
            <text:p>1.0072117766</text:p>
          </table:table-cell>
          <table:table-cell table:formula="of:=[.E114]/[.E113]" office:value-type="float" office:value="1.01445500716239" calcext:value-type="float">
            <text:p>1.0144550072</text:p>
          </table:table-cell>
          <table:table-cell/>
          <table:table-cell table:formula="of:=[.L113]*[.G114]" office:value-type="float" office:value="0.403486104339347" calcext:value-type="float">
            <text:p>0.4034861043</text:p>
          </table:table-cell>
          <table:table-cell table:formula="of:=[.M113]*[.H114]" office:value-type="float" office:value="0.430927536231884" calcext:value-type="float">
            <text:p>0.4309275362</text:p>
          </table:table-cell>
          <table:table-cell table:formula="of:=[.N113]*[.I114]" office:value-type="float" office:value="0" calcext:value-type="float">
            <text:p>0</text:p>
          </table:table-cell>
          <table:table-cell table:formula="of:=[.O113]*[.J114]" office:value-type="float" office:value="0.217993563733034" calcext:value-type="float">
            <text:p>0.2179935637</text:p>
          </table:table-cell>
          <table:table-cell table:formula="of:=SUM([.L114:.O114])" office:value-type="float" office:value="1.05240720430427" calcext:value-type="float">
            <text:p>1.0524072043</text:p>
          </table:table-cell>
          <table:table-cell table:formula="of:=([.P114]/[.P113])" office:value-type="float" office:value="1.01232110095521" calcext:value-type="float">
            <text:p>1.012321101</text:p>
          </table:table-cell>
          <table:table-cell table:formula="of:=[.Q114]-1" office:value-type="float" office:value="0.0123211009552149" calcext:value-type="float">
            <text:p>0.012321101</text:p>
          </table:table-cell>
          <table:table-cell table:number-columns-repeated="2"/>
          <table:table-cell office:value-type="float" office:value="1.01248589147" calcext:value-type="float">
            <text:p>1.0124858915</text:p>
          </table:table-cell>
        </table:table-row>
        <table:table-row table:style-name="ro1">
          <table:table-cell office:value-type="string" calcext:value-type="string">
            <text:p>2011-06-15</text:p>
          </table:table-cell>
          <table:table-cell office:value-type="float" office:value="325.35" calcext:value-type="float">
            <text:p>325.35</text:p>
          </table:table-cell>
          <table:table-cell office:value-type="float" office:value="149.12" calcext:value-type="float">
            <text:p>149.12</text:p>
          </table:table-cell>
          <table:table-cell office:value-type="float" office:value="502.95" calcext:value-type="float">
            <text:p>502.95</text:p>
          </table:table-cell>
          <table:table-cell office:value-type="float" office:value="76.23" calcext:value-type="float">
            <text:p>76.23</text:p>
          </table:table-cell>
          <table:table-cell/>
          <table:table-cell table:formula="of:=[.B115]/[.B114]" office:value-type="float" office:value="0.982871125611746" calcext:value-type="float">
            <text:p>0.9828711256</text:p>
          </table:table-cell>
          <table:table-cell table:formula="of:=[.C115]/[.C114]" office:value-type="float" office:value="1.00302683796327" calcext:value-type="float">
            <text:p>1.003026838</text:p>
          </table:table-cell>
          <table:table-cell table:formula="of:=[.D115]/[.D114]" office:value-type="float" office:value="0.989338473946142" calcext:value-type="float">
            <text:p>0.9893384739</text:p>
          </table:table-cell>
          <table:table-cell table:formula="of:=[.E115]/[.E114]" office:value-type="float" office:value="0.978562259306804" calcext:value-type="float">
            <text:p>0.9785622593</text:p>
          </table:table-cell>
          <table:table-cell/>
          <table:table-cell table:formula="of:=[.L114]*[.G115]" office:value-type="float" office:value="0.396574841540712" calcext:value-type="float">
            <text:p>0.3965748415</text:p>
          </table:table-cell>
          <table:table-cell table:formula="of:=[.M114]*[.H115]" office:value-type="float" office:value="0.432231884057971" calcext:value-type="float">
            <text:p>0.4322318841</text:p>
          </table:table-cell>
          <table:table-cell table:formula="of:=[.N114]*[.I115]" office:value-type="float" office:value="0" calcext:value-type="float">
            <text:p>0</text:p>
          </table:table-cell>
          <table:table-cell table:formula="of:=[.O114]*[.J115]" office:value-type="float" office:value="0.21332027424094" calcext:value-type="float">
            <text:p>0.2133202742</text:p>
          </table:table-cell>
          <table:table-cell table:formula="of:=SUM([.L115:.O115])" office:value-type="float" office:value="1.04212699983962" calcext:value-type="float">
            <text:p>1.0421269998</text:p>
          </table:table-cell>
          <table:table-cell table:formula="of:=([.P115]/[.P114])" office:value-type="float" office:value="0.990231723592734" calcext:value-type="float">
            <text:p>0.9902317236</text:p>
          </table:table-cell>
          <table:table-cell table:formula="of:=[.Q115]-1" office:value-type="float" office:value="-0.0097682764072663" calcext:value-type="float">
            <text:p>-0.0097682764</text:p>
          </table:table-cell>
          <table:table-cell table:number-columns-repeated="2"/>
          <table:table-cell office:value-type="float" office:value="0.990071637291" calcext:value-type="float">
            <text:p>0.9900716373</text:p>
          </table:table-cell>
        </table:table-row>
        <table:table-row table:style-name="ro1">
          <table:table-cell office:value-type="string" calcext:value-type="string">
            <text:p>2011-06-16</text:p>
          </table:table-cell>
          <table:table-cell office:value-type="float" office:value="323.77" calcext:value-type="float">
            <text:p>323.77</text:p>
          </table:table-cell>
          <table:table-cell office:value-type="float" office:value="148.97" calcext:value-type="float">
            <text:p>148.97</text:p>
          </table:table-cell>
          <table:table-cell office:value-type="float" office:value="500.37" calcext:value-type="float">
            <text:p>500.37</text:p>
          </table:table-cell>
          <table:table-cell office:value-type="float" office:value="76.78" calcext:value-type="float">
            <text:p>76.78</text:p>
          </table:table-cell>
          <table:table-cell/>
          <table:table-cell table:formula="of:=[.B116]/[.B115]" office:value-type="float" office:value="0.995143691409251" calcext:value-type="float">
            <text:p>0.9951436914</text:p>
          </table:table-cell>
          <table:table-cell table:formula="of:=[.C116]/[.C115]" office:value-type="float" office:value="0.998994098712446" calcext:value-type="float">
            <text:p>0.9989940987</text:p>
          </table:table-cell>
          <table:table-cell table:formula="of:=[.D116]/[.D115]" office:value-type="float" office:value="0.99487026543394" calcext:value-type="float">
            <text:p>0.9948702654</text:p>
          </table:table-cell>
          <table:table-cell table:formula="of:=[.E116]/[.E115]" office:value-type="float" office:value="1.00721500721501" calcext:value-type="float">
            <text:p>1.0072150072</text:p>
          </table:table-cell>
          <table:table-cell/>
          <table:table-cell table:formula="of:=[.L115]*[.G116]" office:value-type="float" office:value="0.394648951730863" calcext:value-type="float">
            <text:p>0.3946489517</text:p>
          </table:table-cell>
          <table:table-cell table:formula="of:=[.M115]*[.H116]" office:value-type="float" office:value="0.431797101449275" calcext:value-type="float">
            <text:p>0.4317971014</text:p>
          </table:table-cell>
          <table:table-cell table:formula="of:=[.N115]*[.I116]" office:value-type="float" office:value="0" calcext:value-type="float">
            <text:p>0</text:p>
          </table:table-cell>
          <table:table-cell table:formula="of:=[.O115]*[.J116]" office:value-type="float" office:value="0.214859381558696" calcext:value-type="float">
            <text:p>0.2148593816</text:p>
          </table:table-cell>
          <table:table-cell table:formula="of:=SUM([.L116:.O116])" office:value-type="float" office:value="1.04130543473883" calcext:value-type="float">
            <text:p>1.0413054347</text:p>
          </table:table-cell>
          <table:table-cell table:formula="of:=([.P116]/[.P115])" office:value-type="float" office:value="0.999211645892568" calcext:value-type="float">
            <text:p>0.9992116459</text:p>
          </table:table-cell>
          <table:table-cell table:formula="of:=[.Q116]-1" office:value-type="float" office:value="-0.000788354107431721" calcext:value-type="float">
            <text:p>-0.0007883541</text:p>
          </table:table-cell>
          <table:table-cell table:number-columns-repeated="2"/>
          <table:table-cell office:value-type="float" office:value="0.999098117492" calcext:value-type="float">
            <text:p>0.9990981175</text:p>
          </table:table-cell>
        </table:table-row>
        <table:table-row table:style-name="ro1">
          <table:table-cell office:value-type="string" calcext:value-type="string">
            <text:p>2011-06-17</text:p>
          </table:table-cell>
          <table:table-cell office:value-type="float" office:value="318.89" calcext:value-type="float">
            <text:p>318.89</text:p>
          </table:table-cell>
          <table:table-cell office:value-type="float" office:value="149.94" calcext:value-type="float">
            <text:p>149.94</text:p>
          </table:table-cell>
          <table:table-cell office:value-type="float" office:value="485.02" calcext:value-type="float">
            <text:p>485.02</text:p>
          </table:table-cell>
          <table:table-cell office:value-type="float" office:value="76.58" calcext:value-type="float">
            <text:p>76.58</text:p>
          </table:table-cell>
          <table:table-cell/>
          <table:table-cell table:formula="of:=[.B117]/[.B116]" office:value-type="float" office:value="0.984927572041882" calcext:value-type="float">
            <text:p>0.984927572</text:p>
          </table:table-cell>
          <table:table-cell table:formula="of:=[.C117]/[.C116]" office:value-type="float" office:value="1.00651137812982" calcext:value-type="float">
            <text:p>1.0065113781</text:p>
          </table:table-cell>
          <table:table-cell table:formula="of:=[.D117]/[.D116]" office:value-type="float" office:value="0.969322701201111" calcext:value-type="float">
            <text:p>0.9693227012</text:p>
          </table:table-cell>
          <table:table-cell table:formula="of:=[.E117]/[.E116]" office:value-type="float" office:value="0.997395154988278" calcext:value-type="float">
            <text:p>0.997395155</text:p>
          </table:table-cell>
          <table:table-cell/>
          <table:table-cell table:formula="of:=[.L116]*[.G117]" office:value-type="float" office:value="0.388700633837153" calcext:value-type="float">
            <text:p>0.3887006338</text:p>
          </table:table-cell>
          <table:table-cell table:formula="of:=[.M116]*[.H117]" office:value-type="float" office:value="0.434608695652174" calcext:value-type="float">
            <text:p>0.4346086957</text:p>
          </table:table-cell>
          <table:table-cell table:formula="of:=[.N116]*[.I117]" office:value-type="float" office:value="0" calcext:value-type="float">
            <text:p>0</text:p>
          </table:table-cell>
          <table:table-cell table:formula="of:=[.O116]*[.J117]" office:value-type="float" office:value="0.214299706170421" calcext:value-type="float">
            <text:p>0.2142997062</text:p>
          </table:table-cell>
          <table:table-cell table:formula="of:=SUM([.L117:.O117])" office:value-type="float" office:value="1.03760903565975" calcext:value-type="float">
            <text:p>1.0376090357</text:p>
          </table:table-cell>
          <table:table-cell table:formula="of:=([.P117]/[.P116])" office:value-type="float" office:value="0.996450225883999" calcext:value-type="float">
            <text:p>0.9964502259</text:p>
          </table:table-cell>
          <table:table-cell table:formula="of:=[.Q117]-1" office:value-type="float" office:value="-0.00354977411600055" calcext:value-type="float">
            <text:p>-0.0035497741</text:p>
          </table:table-cell>
          <table:table-cell table:number-columns-repeated="2"/>
          <table:table-cell office:value-type="float" office:value="0.996054611066" calcext:value-type="float">
            <text:p>0.9960546111</text:p>
          </table:table-cell>
        </table:table-row>
        <table:table-row table:style-name="ro1">
          <table:table-cell office:value-type="string" calcext:value-type="string">
            <text:p>2011-06-20</text:p>
          </table:table-cell>
          <table:table-cell office:value-type="float" office:value="313.97" calcext:value-type="float">
            <text:p>313.97</text:p>
          </table:table-cell>
          <table:table-cell office:value-type="float" office:value="150.03" calcext:value-type="float">
            <text:p>150.03</text:p>
          </table:table-cell>
          <table:table-cell office:value-type="float" office:value="484.58" calcext:value-type="float">
            <text:p>484.58</text:p>
          </table:table-cell>
          <table:table-cell office:value-type="float" office:value="77.25" calcext:value-type="float">
            <text:p>77.25</text:p>
          </table:table-cell>
          <table:table-cell/>
          <table:table-cell table:formula="of:=[.B118]/[.B117]" office:value-type="float" office:value="0.98457148232933" calcext:value-type="float">
            <text:p>0.9845714823</text:p>
          </table:table-cell>
          <table:table-cell table:formula="of:=[.C118]/[.C117]" office:value-type="float" office:value="1.00060024009604" calcext:value-type="float">
            <text:p>1.0006002401</text:p>
          </table:table-cell>
          <table:table-cell table:formula="of:=[.D118]/[.D117]" office:value-type="float" office:value="0.999092820914601" calcext:value-type="float">
            <text:p>0.9990928209</text:p>
          </table:table-cell>
          <table:table-cell table:formula="of:=[.E118]/[.E117]" office:value-type="float" office:value="1.00874902063202" calcext:value-type="float">
            <text:p>1.0087490206</text:p>
          </table:table-cell>
          <table:table-cell/>
          <table:table-cell table:formula="of:=[.L117]*[.G118]" office:value-type="float" office:value="0.382703559239395" calcext:value-type="float">
            <text:p>0.3827035592</text:p>
          </table:table-cell>
          <table:table-cell table:formula="of:=[.M117]*[.H118]" office:value-type="float" office:value="0.434869565217391" calcext:value-type="float">
            <text:p>0.4348695652</text:p>
          </table:table-cell>
          <table:table-cell table:formula="of:=[.N117]*[.I118]" office:value-type="float" office:value="0" calcext:value-type="float">
            <text:p>0</text:p>
          </table:table-cell>
          <table:table-cell table:formula="of:=[.O117]*[.J118]" office:value-type="float" office:value="0.216174618721141" calcext:value-type="float">
            <text:p>0.2161746187</text:p>
          </table:table-cell>
          <table:table-cell table:formula="of:=SUM([.L118:.O118])" office:value-type="float" office:value="1.03374774317793" calcext:value-type="float">
            <text:p>1.0337477432</text:p>
          </table:table-cell>
          <table:table-cell table:formula="of:=([.P118]/[.P117])" office:value-type="float" office:value="0.996278663399106" calcext:value-type="float">
            <text:p>0.9962786634</text:p>
          </table:table-cell>
          <table:table-cell table:formula="of:=[.Q118]-1" office:value-type="float" office:value="-0.00372133660089413" calcext:value-type="float">
            <text:p>-0.0037213366</text:p>
          </table:table-cell>
          <table:table-cell table:number-columns-repeated="2"/>
          <table:table-cell office:value-type="float" office:value="0.995818493097" calcext:value-type="float">
            <text:p>0.9958184931</text:p>
          </table:table-cell>
        </table:table-row>
        <table:table-row table:style-name="ro1">
          <table:table-cell office:value-type="string" calcext:value-type="string">
            <text:p>2011-06-21</text:p>
          </table:table-cell>
          <table:table-cell office:value-type="float" office:value="323.91" calcext:value-type="float">
            <text:p>323.91</text:p>
          </table:table-cell>
          <table:table-cell office:value-type="float" office:value="150.76" calcext:value-type="float">
            <text:p>150.76</text:p>
          </table:table-cell>
          <table:table-cell office:value-type="float" office:value="493" calcext:value-type="float">
            <text:p>493</text:p>
          </table:table-cell>
          <table:table-cell office:value-type="float" office:value="78.09" calcext:value-type="float">
            <text:p>78.09</text:p>
          </table:table-cell>
          <table:table-cell/>
          <table:table-cell table:formula="of:=[.B119]/[.B118]" office:value-type="float" office:value="1.03165907570787" calcext:value-type="float">
            <text:p>1.0316590757</text:p>
          </table:table-cell>
          <table:table-cell table:formula="of:=[.C119]/[.C118]" office:value-type="float" office:value="1.00486569352796" calcext:value-type="float">
            <text:p>1.0048656935</text:p>
          </table:table-cell>
          <table:table-cell table:formula="of:=[.D119]/[.D118]" office:value-type="float" office:value="1.01737587188906" calcext:value-type="float">
            <text:p>1.0173758719</text:p>
          </table:table-cell>
          <table:table-cell table:formula="of:=[.E119]/[.E118]" office:value-type="float" office:value="1.01087378640777" calcext:value-type="float">
            <text:p>1.0108737864</text:p>
          </table:table-cell>
          <table:table-cell/>
          <table:table-cell table:formula="of:=[.L118]*[.G119]" office:value-type="float" office:value="0.394819600195027" calcext:value-type="float">
            <text:p>0.3948196002</text:p>
          </table:table-cell>
          <table:table-cell table:formula="of:=[.M118]*[.H119]" office:value-type="float" office:value="0.436985507246377" calcext:value-type="float">
            <text:p>0.4369855072</text:p>
          </table:table-cell>
          <table:table-cell table:formula="of:=[.N118]*[.I119]" office:value-type="float" office:value="0" calcext:value-type="float">
            <text:p>0</text:p>
          </table:table-cell>
          <table:table-cell table:formula="of:=[.O118]*[.J119]" office:value-type="float" office:value="0.218525255351896" calcext:value-type="float">
            <text:p>0.2185252554</text:p>
          </table:table-cell>
          <table:table-cell table:formula="of:=SUM([.L119:.O119])" office:value-type="float" office:value="1.0503303627933" calcext:value-type="float">
            <text:p>1.0503303628</text:p>
          </table:table-cell>
          <table:table-cell table:formula="of:=([.P119]/[.P118])" office:value-type="float" office:value="1.01604126318515" calcext:value-type="float">
            <text:p>1.0160412632</text:p>
          </table:table-cell>
          <table:table-cell table:formula="of:=[.Q119]-1" office:value-type="float" office:value="0.016041263185149" calcext:value-type="float">
            <text:p>0.0160412632</text:p>
          </table:table-cell>
          <table:table-cell table:number-columns-repeated="2"/>
          <table:table-cell office:value-type="float" office:value="1.01678466498" calcext:value-type="float">
            <text:p>1.016784665</text:p>
          </table:table-cell>
        </table:table-row>
        <table:table-row table:style-name="ro1">
          <table:table-cell office:value-type="string" calcext:value-type="string">
            <text:p>2011-06-22</text:p>
          </table:table-cell>
          <table:table-cell office:value-type="float" office:value="321.23" calcext:value-type="float">
            <text:p>321.23</text:p>
          </table:table-cell>
          <table:table-cell office:value-type="float" office:value="150.99" calcext:value-type="float">
            <text:p>150.99</text:p>
          </table:table-cell>
          <table:table-cell office:value-type="float" office:value="487.01" calcext:value-type="float">
            <text:p>487.01</text:p>
          </table:table-cell>
          <table:table-cell office:value-type="float" office:value="77.36" calcext:value-type="float">
            <text:p>77.36</text:p>
          </table:table-cell>
          <table:table-cell/>
          <table:table-cell table:formula="of:=[.B120]/[.B119]" office:value-type="float" office:value="0.991726096755271" calcext:value-type="float">
            <text:p>0.9917260968</text:p>
          </table:table-cell>
          <table:table-cell table:formula="of:=[.C120]/[.C119]" office:value-type="float" office:value="1.00152560360838" calcext:value-type="float">
            <text:p>1.0015256036</text:p>
          </table:table-cell>
          <table:table-cell table:formula="of:=[.D120]/[.D119]" office:value-type="float" office:value="0.987849898580122" calcext:value-type="float">
            <text:p>0.9878498986</text:p>
          </table:table-cell>
          <table:table-cell table:formula="of:=[.E120]/[.E119]" office:value-type="float" office:value="0.990651812011781" calcext:value-type="float">
            <text:p>0.990651812</text:p>
          </table:table-cell>
          <table:table-cell/>
          <table:table-cell table:formula="of:=[.L119]*[.G120]" office:value-type="float" office:value="0.391552901023891" calcext:value-type="float">
            <text:p>0.391552901</text:p>
          </table:table-cell>
          <table:table-cell table:formula="of:=[.M119]*[.H120]" office:value-type="float" office:value="0.437652173913043" calcext:value-type="float">
            <text:p>0.4376521739</text:p>
          </table:table-cell>
          <table:table-cell table:formula="of:=[.N119]*[.I120]" office:value-type="float" office:value="0" calcext:value-type="float">
            <text:p>0</text:p>
          </table:table-cell>
          <table:table-cell table:formula="of:=[.O119]*[.J120]" office:value-type="float" office:value="0.216482440184693" calcext:value-type="float">
            <text:p>0.2164824402</text:p>
          </table:table-cell>
          <table:table-cell table:formula="of:=SUM([.L120:.O120])" office:value-type="float" office:value="1.04568751512163" calcext:value-type="float">
            <text:p>1.0456875151</text:p>
          </table:table-cell>
          <table:table-cell table:formula="of:=([.P120]/[.P119])" office:value-type="float" office:value="0.995579631098805" calcext:value-type="float">
            <text:p>0.9955796311</text:p>
          </table:table-cell>
          <table:table-cell table:formula="of:=[.Q120]-1" office:value-type="float" office:value="-0.0044203689011949" calcext:value-type="float">
            <text:p>-0.0044203689</text:p>
          </table:table-cell>
          <table:table-cell table:number-columns-repeated="2"/>
          <table:table-cell office:value-type="float" office:value="0.995431042548" calcext:value-type="float">
            <text:p>0.9954310425</text:p>
          </table:table-cell>
        </table:table-row>
        <table:table-row table:style-name="ro1">
          <table:table-cell office:value-type="string" calcext:value-type="string">
            <text:p>2011-06-23</text:p>
          </table:table-cell>
          <table:table-cell office:value-type="float" office:value="329.81" calcext:value-type="float">
            <text:p>329.81</text:p>
          </table:table-cell>
          <table:table-cell office:value-type="float" office:value="148.34" calcext:value-type="float">
            <text:p>148.34</text:p>
          </table:table-cell>
          <table:table-cell office:value-type="float" office:value="480.22" calcext:value-type="float">
            <text:p>480.22</text:p>
          </table:table-cell>
          <table:table-cell office:value-type="float" office:value="76.02" calcext:value-type="float">
            <text:p>76.02</text:p>
          </table:table-cell>
          <table:table-cell/>
          <table:table-cell table:formula="of:=[.B121]/[.B120]" office:value-type="float" office:value="1.02670983407527" calcext:value-type="float">
            <text:p>1.0267098341</text:p>
          </table:table-cell>
          <table:table-cell table:formula="of:=[.C121]/[.C120]" office:value-type="float" office:value="0.982449168819127" calcext:value-type="float">
            <text:p>0.9824491688</text:p>
          </table:table-cell>
          <table:table-cell table:formula="of:=[.D121]/[.D120]" office:value-type="float" office:value="0.986057781154391" calcext:value-type="float">
            <text:p>0.9860577812</text:p>
          </table:table-cell>
          <table:table-cell table:formula="of:=[.E121]/[.E120]" office:value-type="float" office:value="0.982678386763185" calcext:value-type="float">
            <text:p>0.9826783868</text:p>
          </table:table-cell>
          <table:table-cell/>
          <table:table-cell table:formula="of:=[.L120]*[.G121]" office:value-type="float" office:value="0.402011214041931" calcext:value-type="float">
            <text:p>0.402011214</text:p>
          </table:table-cell>
          <table:table-cell table:formula="of:=[.M120]*[.H121]" office:value-type="float" office:value="0.429971014492754" calcext:value-type="float">
            <text:p>0.4299710145</text:p>
          </table:table-cell>
          <table:table-cell table:formula="of:=[.N120]*[.I121]" office:value-type="float" office:value="0" calcext:value-type="float">
            <text:p>0</text:p>
          </table:table-cell>
          <table:table-cell table:formula="of:=[.O120]*[.J121]" office:value-type="float" office:value="0.212732615083251" calcext:value-type="float">
            <text:p>0.2127326151</text:p>
          </table:table-cell>
          <table:table-cell table:formula="of:=SUM([.L121:.O121])" office:value-type="float" office:value="1.04471484361794" calcext:value-type="float">
            <text:p>1.0447148436</text:p>
          </table:table-cell>
          <table:table-cell table:formula="of:=([.P121]/[.P120])" office:value-type="float" office:value="0.999069825842209" calcext:value-type="float">
            <text:p>0.9990698258</text:p>
          </table:table-cell>
          <table:table-cell table:formula="of:=[.Q121]-1" office:value-type="float" office:value="-0.000930174157791286" calcext:value-type="float">
            <text:p>-0.0009301742</text:p>
          </table:table-cell>
          <table:table-cell table:number-columns-repeated="2"/>
          <table:table-cell office:value-type="float" office:value="1.00019927851" calcext:value-type="float">
            <text:p>1.0001992785</text:p>
          </table:table-cell>
        </table:table-row>
        <table:table-row table:style-name="ro1">
          <table:table-cell office:value-type="string" calcext:value-type="string">
            <text:p>2011-06-24</text:p>
          </table:table-cell>
          <table:table-cell office:value-type="float" office:value="324.95" calcext:value-type="float">
            <text:p>324.95</text:p>
          </table:table-cell>
          <table:table-cell office:value-type="float" office:value="146.26" calcext:value-type="float">
            <text:p>146.26</text:p>
          </table:table-cell>
          <table:table-cell office:value-type="float" office:value="474.88" calcext:value-type="float">
            <text:p>474.88</text:p>
          </table:table-cell>
          <table:table-cell office:value-type="float" office:value="74.41" calcext:value-type="float">
            <text:p>74.41</text:p>
          </table:table-cell>
          <table:table-cell/>
          <table:table-cell table:formula="of:=[.B122]/[.B121]" office:value-type="float" office:value="0.985264243049028" calcext:value-type="float">
            <text:p>0.985264243</text:p>
          </table:table-cell>
          <table:table-cell table:formula="of:=[.C122]/[.C121]" office:value-type="float" office:value="0.985978158285021" calcext:value-type="float">
            <text:p>0.9859781583</text:p>
          </table:table-cell>
          <table:table-cell table:formula="of:=[.D122]/[.D121]" office:value-type="float" office:value="0.988880096622381" calcext:value-type="float">
            <text:p>0.9888800966</text:p>
          </table:table-cell>
          <table:table-cell table:formula="of:=[.E122]/[.E121]" office:value-type="float" office:value="0.978821362799263" calcext:value-type="float">
            <text:p>0.9788213628</text:p>
          </table:table-cell>
          <table:table-cell/>
          <table:table-cell table:formula="of:=[.L121]*[.G122]" office:value-type="float" office:value="0.396087274500244" calcext:value-type="float">
            <text:p>0.3960872745</text:p>
          </table:table-cell>
          <table:table-cell table:formula="of:=[.M121]*[.H122]" office:value-type="float" office:value="0.423942028985507" calcext:value-type="float">
            <text:p>0.423942029</text:p>
          </table:table-cell>
          <table:table-cell table:formula="of:=[.N121]*[.I122]" office:value-type="float" office:value="0" calcext:value-type="float">
            <text:p>0</text:p>
          </table:table-cell>
          <table:table-cell table:formula="of:=[.O121]*[.J122]" office:value-type="float" office:value="0.208227228207639" calcext:value-type="float">
            <text:p>0.2082272282</text:p>
          </table:table-cell>
          <table:table-cell table:formula="of:=SUM([.L122:.O122])" office:value-type="float" office:value="1.02825653169339" calcext:value-type="float">
            <text:p>1.0282565317</text:p>
          </table:table-cell>
          <table:table-cell table:formula="of:=([.P122]/[.P121])" office:value-type="float" office:value="0.984246120340792" calcext:value-type="float">
            <text:p>0.9842461203</text:p>
          </table:table-cell>
          <table:table-cell table:formula="of:=[.Q122]-1" office:value-type="float" office:value="-0.0157538796592084" calcext:value-type="float">
            <text:p>-0.0157538797</text:p>
          </table:table-cell>
          <table:table-cell table:number-columns-repeated="2"/>
          <table:table-cell office:value-type="float" office:value="0.984261233093" calcext:value-type="float">
            <text:p>0.9842612331</text:p>
          </table:table-cell>
        </table:table-row>
        <table:table-row table:style-name="ro1">
          <table:table-cell office:value-type="string" calcext:value-type="string">
            <text:p>2011-06-27</text:p>
          </table:table-cell>
          <table:table-cell office:value-type="float" office:value="330.62" calcext:value-type="float">
            <text:p>330.62</text:p>
          </table:table-cell>
          <table:table-cell office:value-type="float" office:value="145.73" calcext:value-type="float">
            <text:p>145.73</text:p>
          </table:table-cell>
          <table:table-cell office:value-type="float" office:value="482.8" calcext:value-type="float">
            <text:p>482.8</text:p>
          </table:table-cell>
          <table:table-cell office:value-type="float" office:value="75.52" calcext:value-type="float">
            <text:p>75.52</text:p>
          </table:table-cell>
          <table:table-cell/>
          <table:table-cell table:formula="of:=[.B123]/[.B122]" office:value-type="float" office:value="1.01744883828281" calcext:value-type="float">
            <text:p>1.0174488383</text:p>
          </table:table-cell>
          <table:table-cell table:formula="of:=[.C123]/[.C122]" office:value-type="float" office:value="0.996376316149323" calcext:value-type="float">
            <text:p>0.9963763161</text:p>
          </table:table-cell>
          <table:table-cell table:formula="of:=[.D123]/[.D122]" office:value-type="float" office:value="1.01667789757412" calcext:value-type="float">
            <text:p>1.0166778976</text:p>
          </table:table-cell>
          <table:table-cell table:formula="of:=[.E123]/[.E122]" office:value-type="float" office:value="1.01491734981857" calcext:value-type="float">
            <text:p>1.0149173498</text:p>
          </table:table-cell>
          <table:table-cell/>
          <table:table-cell table:formula="of:=[.L122]*[.G123]" office:value-type="float" office:value="0.402998537298879" calcext:value-type="float">
            <text:p>0.4029985373</text:p>
          </table:table-cell>
          <table:table-cell table:formula="of:=[.M122]*[.H123]" office:value-type="float" office:value="0.422405797101449" calcext:value-type="float">
            <text:p>0.4224057971</text:p>
          </table:table-cell>
          <table:table-cell table:formula="of:=[.N122]*[.I123]" office:value-type="float" office:value="0" calcext:value-type="float">
            <text:p>0</text:p>
          </table:table-cell>
          <table:table-cell table:formula="of:=[.O122]*[.J123]" office:value-type="float" office:value="0.211333426612564" calcext:value-type="float">
            <text:p>0.2113334266</text:p>
          </table:table-cell>
          <table:table-cell table:formula="of:=SUM([.L123:.O123])" office:value-type="float" office:value="1.03673776101289" calcext:value-type="float">
            <text:p>1.036737761</text:p>
          </table:table-cell>
          <table:table-cell table:formula="of:=([.P123]/[.P122])" office:value-type="float" office:value="1.00824816478971" calcext:value-type="float">
            <text:p>1.0082481648</text:p>
          </table:table-cell>
          <table:table-cell table:formula="of:=[.Q123]-1" office:value-type="float" office:value="0.00824816478970925" calcext:value-type="float">
            <text:p>0.0082481648</text:p>
          </table:table-cell>
          <table:table-cell table:number-columns-repeated="2"/>
          <table:table-cell office:value-type="float" office:value="1.00851353174" calcext:value-type="float">
            <text:p>1.0085135317</text:p>
          </table:table-cell>
        </table:table-row>
        <table:table-row table:style-name="ro1">
          <table:table-cell office:value-type="string" calcext:value-type="string">
            <text:p>2011-06-28</text:p>
          </table:table-cell>
          <table:table-cell office:value-type="float" office:value="333.83" calcext:value-type="float">
            <text:p>333.83</text:p>
          </table:table-cell>
          <table:table-cell office:value-type="float" office:value="146.24" calcext:value-type="float">
            <text:p>146.24</text:p>
          </table:table-cell>
          <table:table-cell office:value-type="float" office:value="493.65" calcext:value-type="float">
            <text:p>493.65</text:p>
          </table:table-cell>
          <table:table-cell office:value-type="float" office:value="77.17" calcext:value-type="float">
            <text:p>77.17</text:p>
          </table:table-cell>
          <table:table-cell/>
          <table:table-cell table:formula="of:=[.B124]/[.B123]" office:value-type="float" office:value="1.00970903151654" calcext:value-type="float">
            <text:p>1.0097090315</text:p>
          </table:table-cell>
          <table:table-cell table:formula="of:=[.C124]/[.C123]" office:value-type="float" office:value="1.00349962258972" calcext:value-type="float">
            <text:p>1.0034996226</text:p>
          </table:table-cell>
          <table:table-cell table:formula="of:=[.D124]/[.D123]" office:value-type="float" office:value="1.02247307373654" calcext:value-type="float">
            <text:p>1.0224730737</text:p>
          </table:table-cell>
          <table:table-cell table:formula="of:=[.E124]/[.E123]" office:value-type="float" office:value="1.02184851694915" calcext:value-type="float">
            <text:p>1.0218485169</text:p>
          </table:table-cell>
          <table:table-cell/>
          <table:table-cell table:formula="of:=[.L123]*[.G124]" office:value-type="float" office:value="0.406911262798635" calcext:value-type="float">
            <text:p>0.4069112628</text:p>
          </table:table-cell>
          <table:table-cell table:formula="of:=[.M123]*[.H124]" office:value-type="float" office:value="0.423884057971014" calcext:value-type="float">
            <text:p>0.423884058</text:p>
          </table:table-cell>
          <table:table-cell table:formula="of:=[.N123]*[.I124]" office:value-type="float" office:value="0" calcext:value-type="float">
            <text:p>0</text:p>
          </table:table-cell>
          <table:table-cell table:formula="of:=[.O123]*[.J124]" office:value-type="float" office:value="0.215950748565831" calcext:value-type="float">
            <text:p>0.2159507486</text:p>
          </table:table-cell>
          <table:table-cell table:formula="of:=SUM([.L124:.O124])" office:value-type="float" office:value="1.04674606933548" calcext:value-type="float">
            <text:p>1.0467460693</text:p>
          </table:table-cell>
          <table:table-cell table:formula="of:=([.P124]/[.P123])" office:value-type="float" office:value="1.00965365466462" calcext:value-type="float">
            <text:p>1.0096536547</text:p>
          </table:table-cell>
          <table:table-cell table:formula="of:=[.Q124]-1" office:value-type="float" office:value="0.00965365466461887" calcext:value-type="float">
            <text:p>0.0096536547</text:p>
          </table:table-cell>
          <table:table-cell table:number-columns-repeated="2"/>
          <table:table-cell office:value-type="float" office:value="1.00965316503" calcext:value-type="float">
            <text:p>1.009653165</text:p>
          </table:table-cell>
        </table:table-row>
        <table:table-row table:style-name="ro1">
          <table:table-cell office:value-type="string" calcext:value-type="string">
            <text:p>2011-06-29</text:p>
          </table:table-cell>
          <table:table-cell office:value-type="float" office:value="332.61" calcext:value-type="float">
            <text:p>332.61</text:p>
          </table:table-cell>
          <table:table-cell office:value-type="float" office:value="147.18" calcext:value-type="float">
            <text:p>147.18</text:p>
          </table:table-cell>
          <table:table-cell office:value-type="float" office:value="497.57" calcext:value-type="float">
            <text:p>497.57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[.B125]/[.B124]" office:value-type="float" office:value="0.996345445286523" calcext:value-type="float">
            <text:p>0.9963454453</text:p>
          </table:table-cell>
          <table:table-cell table:formula="of:=[.C125]/[.C124]" office:value-type="float" office:value="1.00642778993435" calcext:value-type="float">
            <text:p>1.0064277899</text:p>
          </table:table-cell>
          <table:table-cell table:formula="of:=[.D125]/[.D124]" office:value-type="float" office:value="1.0079408487795" calcext:value-type="float">
            <text:p>1.0079408488</text:p>
          </table:table-cell>
          <table:table-cell table:formula="of:=[.E125]/[.E124]" office:value-type="float" office:value="1.00790462615006" calcext:value-type="float">
            <text:p>1.0079046262</text:p>
          </table:table-cell>
          <table:table-cell/>
          <table:table-cell table:formula="of:=[.L124]*[.G125]" office:value-type="float" office:value="0.405424183325207" calcext:value-type="float">
            <text:p>0.4054241833</text:p>
          </table:table-cell>
          <table:table-cell table:formula="of:=[.M124]*[.H125]" office:value-type="float" office:value="0.426608695652174" calcext:value-type="float">
            <text:p>0.4266086957</text:p>
          </table:table-cell>
          <table:table-cell table:formula="of:=[.N124]*[.I125]" office:value-type="float" office:value="0" calcext:value-type="float">
            <text:p>0</text:p>
          </table:table-cell>
          <table:table-cell table:formula="of:=[.O124]*[.J125]" office:value-type="float" office:value="0.21765775850007" calcext:value-type="float">
            <text:p>0.2176577585</text:p>
          </table:table-cell>
          <table:table-cell table:formula="of:=SUM([.L125:.O125])" office:value-type="float" office:value="1.04969063747745" calcext:value-type="float">
            <text:p>1.0496906375</text:p>
          </table:table-cell>
          <table:table-cell table:formula="of:=([.P125]/[.P124])" office:value-type="float" office:value="1.00281306825813" calcext:value-type="float">
            <text:p>1.0028130683</text:p>
          </table:table-cell>
          <table:table-cell table:formula="of:=[.Q125]-1" office:value-type="float" office:value="0.00281306825812999" calcext:value-type="float">
            <text:p>0.0028130683</text:p>
          </table:table-cell>
          <table:table-cell table:number-columns-repeated="2"/>
          <table:table-cell office:value-type="float" office:value="1.00269021932" calcext:value-type="float">
            <text:p>1.0026902193</text:p>
          </table:table-cell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334.23" calcext:value-type="float">
            <text:p>334.23</text:p>
          </table:table-cell>
          <table:table-cell office:value-type="float" office:value="146" calcext:value-type="float">
            <text:p>146</text:p>
          </table:table-cell>
          <table:table-cell office:value-type="float" office:value="506.38" calcext:value-type="float">
            <text:p>506.38</text:p>
          </table:table-cell>
          <table:table-cell office:value-type="float" office:value="78.87" calcext:value-type="float">
            <text:p>78.87</text:p>
          </table:table-cell>
          <table:table-cell/>
          <table:table-cell table:formula="of:=[.B126]/[.B125]" office:value-type="float" office:value="1.00487056913502" calcext:value-type="float">
            <text:p>1.0048705691</text:p>
          </table:table-cell>
          <table:table-cell table:formula="of:=[.C126]/[.C125]" office:value-type="float" office:value="0.991982606332382" calcext:value-type="float">
            <text:p>0.9919826063</text:p>
          </table:table-cell>
          <table:table-cell table:formula="of:=[.D126]/[.D125]" office:value-type="float" office:value="1.01770605140985" calcext:value-type="float">
            <text:p>1.0177060514</text:p>
          </table:table-cell>
          <table:table-cell table:formula="of:=[.E126]/[.E125]" office:value-type="float" office:value="1.01401388531756" calcext:value-type="float">
            <text:p>1.0140138853</text:p>
          </table:table-cell>
          <table:table-cell/>
          <table:table-cell table:formula="of:=[.L125]*[.G126]" office:value-type="float" office:value="0.407398829839103" calcext:value-type="float">
            <text:p>0.4073988298</text:p>
          </table:table-cell>
          <table:table-cell table:formula="of:=[.M125]*[.H126]" office:value-type="float" office:value="0.423188405797101" calcext:value-type="float">
            <text:p>0.4231884058</text:p>
          </table:table-cell>
          <table:table-cell table:formula="of:=[.N125]*[.I126]" office:value-type="float" office:value="0" calcext:value-type="float">
            <text:p>0</text:p>
          </table:table-cell>
          <table:table-cell table:formula="of:=[.O125]*[.J126]" office:value-type="float" office:value="0.220707989366167" calcext:value-type="float">
            <text:p>0.2207079894</text:p>
          </table:table-cell>
          <table:table-cell table:formula="of:=SUM([.L126:.O126])" office:value-type="float" office:value="1.05129522500237" calcext:value-type="float">
            <text:p>1.051295225</text:p>
          </table:table-cell>
          <table:table-cell table:formula="of:=([.P126]/[.P125])" office:value-type="float" office:value="1.00152862897661" calcext:value-type="float">
            <text:p>1.001528629</text:p>
          </table:table-cell>
          <table:table-cell table:formula="of:=[.Q126]-1" office:value-type="float" office:value="0.00152862897660677" calcext:value-type="float">
            <text:p>0.001528629</text:p>
          </table:table-cell>
          <table:table-cell table:number-columns-repeated="2"/>
          <table:table-cell office:value-type="float" office:value="1.00154404725" calcext:value-type="float">
            <text:p>1.0015440473</text:p>
          </table:table-cell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341.79" calcext:value-type="float">
            <text:p>341.79</text:p>
          </table:table-cell>
          <table:table-cell office:value-type="float" office:value="144.93" calcext:value-type="float">
            <text:p>144.93</text:p>
          </table:table-cell>
          <table:table-cell office:value-type="float" office:value="521.03" calcext:value-type="float">
            <text:p>521.03</text:p>
          </table:table-cell>
          <table:table-cell office:value-type="float" office:value="79.48" calcext:value-type="float">
            <text:p>79.48</text:p>
          </table:table-cell>
          <table:table-cell/>
          <table:table-cell table:formula="of:=[.B127]/[.B126]" office:value-type="float" office:value="1.02261915447446" calcext:value-type="float">
            <text:p>1.0226191545</text:p>
          </table:table-cell>
          <table:table-cell table:formula="of:=[.C127]/[.C126]" office:value-type="float" office:value="0.992671232876712" calcext:value-type="float">
            <text:p>0.9926712329</text:p>
          </table:table-cell>
          <table:table-cell table:formula="of:=[.D127]/[.D126]" office:value-type="float" office:value="1.02893084245033" calcext:value-type="float">
            <text:p>1.0289308425</text:p>
          </table:table-cell>
          <table:table-cell table:formula="of:=[.E127]/[.E126]" office:value-type="float" office:value="1.00773424622797" calcext:value-type="float">
            <text:p>1.0077342462</text:p>
          </table:table-cell>
          <table:table-cell/>
          <table:table-cell table:formula="of:=[.L126]*[.G127]" office:value-type="float" office:value="0.416613846903949" calcext:value-type="float">
            <text:p>0.4166138469</text:p>
          </table:table-cell>
          <table:table-cell table:formula="of:=[.M126]*[.H127]" office:value-type="float" office:value="0.420086956521739" calcext:value-type="float">
            <text:p>0.4200869565</text:p>
          </table:table-cell>
          <table:table-cell table:formula="of:=[.N126]*[.I127]" office:value-type="float" office:value="0" calcext:value-type="float">
            <text:p>0</text:p>
          </table:table-cell>
          <table:table-cell table:formula="of:=[.O126]*[.J127]" office:value-type="float" office:value="0.222414999300405" calcext:value-type="float">
            <text:p>0.2224149993</text:p>
          </table:table-cell>
          <table:table-cell table:formula="of:=SUM([.L127:.O127])" office:value-type="float" office:value="1.05911580272609" calcext:value-type="float">
            <text:p>1.0591158027</text:p>
          </table:table-cell>
          <table:table-cell table:formula="of:=([.P127]/[.P126])" office:value-type="float" office:value="1.00743899290868" calcext:value-type="float">
            <text:p>1.0074389929</text:p>
          </table:table-cell>
          <table:table-cell table:formula="of:=[.Q127]-1" office:value-type="float" office:value="0.00743899290868022" calcext:value-type="float">
            <text:p>0.0074389929</text:p>
          </table:table-cell>
          <table:table-cell table:number-columns-repeated="2"/>
          <table:table-cell office:value-type="float" office:value="1.00766300419" calcext:value-type="float">
            <text:p>1.0076630042</text:p>
          </table:table-cell>
        </table:table-row>
        <table:table-row table:style-name="ro1">
          <table:table-cell office:value-type="string" calcext:value-type="string">
            <text:p>2011-07-05</text:p>
          </table:table-cell>
          <table:table-cell office:value-type="float" office:value="347.94" calcext:value-type="float">
            <text:p>347.94</text:p>
          </table:table-cell>
          <table:table-cell office:value-type="float" office:value="147.63" calcext:value-type="float">
            <text:p>147.63</text:p>
          </table:table-cell>
          <table:table-cell office:value-type="float" office:value="532.44" calcext:value-type="float">
            <text:p>532.44</text:p>
          </table:table-cell>
          <table:table-cell office:value-type="float" office:value="79.08" calcext:value-type="float">
            <text:p>79.08</text:p>
          </table:table-cell>
          <table:table-cell/>
          <table:table-cell table:formula="of:=[.B128]/[.B127]" office:value-type="float" office:value="1.01799350478364" calcext:value-type="float">
            <text:p>1.0179935048</text:p>
          </table:table-cell>
          <table:table-cell table:formula="of:=[.C128]/[.C127]" office:value-type="float" office:value="1.01862968329538" calcext:value-type="float">
            <text:p>1.0186296833</text:p>
          </table:table-cell>
          <table:table-cell table:formula="of:=[.D128]/[.D127]" office:value-type="float" office:value="1.02189893096367" calcext:value-type="float">
            <text:p>1.021898931</text:p>
          </table:table-cell>
          <table:table-cell table:formula="of:=[.E128]/[.E127]" office:value-type="float" office:value="0.994967287367891" calcext:value-type="float">
            <text:p>0.9949672874</text:p>
          </table:table-cell>
          <table:table-cell/>
          <table:table-cell table:formula="of:=[.L127]*[.G128]" office:value-type="float" office:value="0.424110190151146" calcext:value-type="float">
            <text:p>0.4241101902</text:p>
          </table:table-cell>
          <table:table-cell table:formula="of:=[.M127]*[.H128]" office:value-type="float" office:value="0.427913043478261" calcext:value-type="float">
            <text:p>0.4279130435</text:p>
          </table:table-cell>
          <table:table-cell table:formula="of:=[.N127]*[.I128]" office:value-type="float" office:value="0" calcext:value-type="float">
            <text:p>0</text:p>
          </table:table-cell>
          <table:table-cell table:formula="of:=[.O127]*[.J128]" office:value-type="float" office:value="0.221295648523856" calcext:value-type="float">
            <text:p>0.2212956485</text:p>
          </table:table-cell>
          <table:table-cell table:formula="of:=SUM([.L128:.O128])" office:value-type="float" office:value="1.07331888215326" calcext:value-type="float">
            <text:p>1.0733188822</text:p>
          </table:table-cell>
          <table:table-cell table:formula="of:=([.P128]/[.P127])" office:value-type="float" office:value="1.01341031772976" calcext:value-type="float">
            <text:p>1.0134103177</text:p>
          </table:table-cell>
          <table:table-cell table:formula="of:=[.Q128]-1" office:value-type="float" office:value="0.0134103177297618" calcext:value-type="float">
            <text:p>0.0134103177</text:p>
          </table:table-cell>
          <table:table-cell table:number-columns-repeated="2"/>
          <table:table-cell office:value-type="float" office:value="1.01364273271" calcext:value-type="float">
            <text:p>1.0136427327</text:p>
          </table:table-cell>
        </table:table-row>
        <table:table-row table:style-name="ro1">
          <table:table-cell office:value-type="string" calcext:value-type="string">
            <text:p>2011-07-06</text:p>
          </table:table-cell>
          <table:table-cell office:value-type="float" office:value="350.26" calcext:value-type="float">
            <text:p>350.26</text:p>
          </table:table-cell>
          <table:table-cell office:value-type="float" office:value="148.91" calcext:value-type="float">
            <text:p>148.91</text:p>
          </table:table-cell>
          <table:table-cell office:value-type="float" office:value="535.36" calcext:value-type="float">
            <text:p>535.36</text:p>
          </table:table-cell>
          <table:table-cell office:value-type="float" office:value="79.05" calcext:value-type="float">
            <text:p>79.05</text:p>
          </table:table-cell>
          <table:table-cell/>
          <table:table-cell table:formula="of:=[.B129]/[.B128]" office:value-type="float" office:value="1.00666781629017" calcext:value-type="float">
            <text:p>1.0066678163</text:p>
          </table:table-cell>
          <table:table-cell table:formula="of:=[.C129]/[.C128]" office:value-type="float" office:value="1.0086703244598" calcext:value-type="float">
            <text:p>1.0086703245</text:p>
          </table:table-cell>
          <table:table-cell table:formula="of:=[.D129]/[.D128]" office:value-type="float" office:value="1.00548418601157" calcext:value-type="float">
            <text:p>1.005484186</text:p>
          </table:table-cell>
          <table:table-cell table:formula="of:=[.E129]/[.E128]" office:value-type="float" office:value="0.999620637329287" calcext:value-type="float">
            <text:p>0.9996206373</text:p>
          </table:table-cell>
          <table:table-cell/>
          <table:table-cell table:formula="of:=[.L128]*[.G129]" office:value-type="float" office:value="0.426938078985861" calcext:value-type="float">
            <text:p>0.426938079</text:p>
          </table:table-cell>
          <table:table-cell table:formula="of:=[.M128]*[.H129]" office:value-type="float" office:value="0.431623188405797" calcext:value-type="float">
            <text:p>0.4316231884</text:p>
          </table:table-cell>
          <table:table-cell table:formula="of:=[.N128]*[.I129]" office:value-type="float" office:value="0" calcext:value-type="float">
            <text:p>0</text:p>
          </table:table-cell>
          <table:table-cell table:formula="of:=[.O128]*[.J129]" office:value-type="float" office:value="0.221211697215615" calcext:value-type="float">
            <text:p>0.2212116972</text:p>
          </table:table-cell>
          <table:table-cell table:formula="of:=SUM([.L129:.O129])" office:value-type="float" office:value="1.07977296460727" calcext:value-type="float">
            <text:p>1.0797729646</text:p>
          </table:table-cell>
          <table:table-cell table:formula="of:=([.P129]/[.P128])" office:value-type="float" office:value="1.0060132012595" calcext:value-type="float">
            <text:p>1.0060132013</text:p>
          </table:table-cell>
          <table:table-cell table:formula="of:=[.Q129]-1" office:value-type="float" office:value="0.00601320125950067" calcext:value-type="float">
            <text:p>0.0060132013</text:p>
          </table:table-cell>
          <table:table-cell table:number-columns-repeated="2"/>
          <table:table-cell office:value-type="float" office:value="1.00605938377" calcext:value-type="float">
            <text:p>1.0060593838</text:p>
          </table:table-cell>
        </table:table-row>
        <table:table-row table:style-name="ro1">
          <table:table-cell office:value-type="string" calcext:value-type="string">
            <text:p>2011-07-07</text:p>
          </table:table-cell>
          <table:table-cell office:value-type="float" office:value="355.67" calcext:value-type="float">
            <text:p>355.67</text:p>
          </table:table-cell>
          <table:table-cell office:value-type="float" office:value="149.15" calcext:value-type="float">
            <text:p>149.15</text:p>
          </table:table-cell>
          <table:table-cell office:value-type="float" office:value="546.6" calcext:value-type="float">
            <text:p>546.6</text:p>
          </table:table-cell>
          <table:table-cell office:value-type="float" office:value="79.82" calcext:value-type="float">
            <text:p>79.82</text:p>
          </table:table-cell>
          <table:table-cell/>
          <table:table-cell table:formula="of:=[.B130]/[.B129]" office:value-type="float" office:value="1.01544566893165" calcext:value-type="float">
            <text:p>1.0154456689</text:p>
          </table:table-cell>
          <table:table-cell table:formula="of:=[.C130]/[.C129]" office:value-type="float" office:value="1.00161171177221" calcext:value-type="float">
            <text:p>1.0016117118</text:p>
          </table:table-cell>
          <table:table-cell table:formula="of:=[.D130]/[.D129]" office:value-type="float" office:value="1.02099521817095" calcext:value-type="float">
            <text:p>1.0209952182</text:p>
          </table:table-cell>
          <table:table-cell table:formula="of:=[.E130]/[.E129]" office:value-type="float" office:value="1.00974067046173" calcext:value-type="float">
            <text:p>1.0097406705</text:p>
          </table:table-cell>
          <table:table-cell/>
          <table:table-cell table:formula="of:=[.L129]*[.G130]" office:value-type="float" office:value="0.433532423208191" calcext:value-type="float">
            <text:p>0.4335324232</text:p>
          </table:table-cell>
          <table:table-cell table:formula="of:=[.M129]*[.H130]" office:value-type="float" office:value="0.43231884057971" calcext:value-type="float">
            <text:p>0.4323188406</text:p>
          </table:table-cell>
          <table:table-cell table:formula="of:=[.N129]*[.I130]" office:value-type="float" office:value="0" calcext:value-type="float">
            <text:p>0</text:p>
          </table:table-cell>
          <table:table-cell table:formula="of:=[.O129]*[.J130]" office:value-type="float" office:value="0.223366447460473" calcext:value-type="float">
            <text:p>0.2233664475</text:p>
          </table:table-cell>
          <table:table-cell table:formula="of:=SUM([.L130:.O130])" office:value-type="float" office:value="1.08921771124837" calcext:value-type="float">
            <text:p>1.0892177112</text:p>
          </table:table-cell>
          <table:table-cell table:formula="of:=([.P130]/[.P129])" office:value-type="float" office:value="1.00874697454991" calcext:value-type="float">
            <text:p>1.0087469745</text:p>
          </table:table-cell>
          <table:table-cell table:formula="of:=[.Q130]-1" office:value-type="float" office:value="0.00874697454991091" calcext:value-type="float">
            <text:p>0.0087469745</text:p>
          </table:table-cell>
          <table:table-cell table:number-columns-repeated="2"/>
          <table:table-cell office:value-type="float" office:value="1.00877108637" calcext:value-type="float">
            <text:p>1.0087710864</text:p>
          </table:table-cell>
        </table:table-row>
        <table:table-row table:style-name="ro1">
          <table:table-cell office:value-type="string" calcext:value-type="string">
            <text:p>2011-07-08</text:p>
          </table:table-cell>
          <table:table-cell office:value-type="float" office:value="358.17" calcext:value-type="float">
            <text:p>358.17</text:p>
          </table:table-cell>
          <table:table-cell office:value-type="float" office:value="150.25" calcext:value-type="float">
            <text:p>150.25</text:p>
          </table:table-cell>
          <table:table-cell office:value-type="float" office:value="531.99" calcext:value-type="float">
            <text:p>531.99</text:p>
          </table:table-cell>
          <table:table-cell office:value-type="float" office:value="79.88" calcext:value-type="float">
            <text:p>79.88</text:p>
          </table:table-cell>
          <table:table-cell/>
          <table:table-cell table:formula="of:=[.B131]/[.B130]" office:value-type="float" office:value="1.00702898754463" calcext:value-type="float">
            <text:p>1.0070289875</text:p>
          </table:table-cell>
          <table:table-cell table:formula="of:=[.C131]/[.C130]" office:value-type="float" office:value="1.00737512571237" calcext:value-type="float">
            <text:p>1.0073751257</text:p>
          </table:table-cell>
          <table:table-cell table:formula="of:=[.D131]/[.D130]" office:value-type="float" office:value="0.973271130625686" calcext:value-type="float">
            <text:p>0.9732711306</text:p>
          </table:table-cell>
          <table:table-cell table:formula="of:=[.E131]/[.E130]" office:value-type="float" office:value="1.00075169130544" calcext:value-type="float">
            <text:p>1.0007516913</text:p>
          </table:table-cell>
          <table:table-cell/>
          <table:table-cell table:formula="of:=[.L130]*[.G131]" office:value-type="float" office:value="0.436579717211117" calcext:value-type="float">
            <text:p>0.4365797172</text:p>
          </table:table-cell>
          <table:table-cell table:formula="of:=[.M130]*[.H131]" office:value-type="float" office:value="0.435507246376811" calcext:value-type="float">
            <text:p>0.4355072464</text:p>
          </table:table-cell>
          <table:table-cell table:formula="of:=[.N130]*[.I131]" office:value-type="float" office:value="0" calcext:value-type="float">
            <text:p>0</text:p>
          </table:table-cell>
          <table:table-cell table:formula="of:=[.O130]*[.J131]" office:value-type="float" office:value="0.223534350076955" calcext:value-type="float">
            <text:p>0.2235343501</text:p>
          </table:table-cell>
          <table:table-cell table:formula="of:=SUM([.L131:.O131])" office:value-type="float" office:value="1.09562131366488" calcext:value-type="float">
            <text:p>1.0956213137</text:p>
          </table:table-cell>
          <table:table-cell table:formula="of:=([.P131]/[.P130])" office:value-type="float" office:value="1.00587908399797" calcext:value-type="float">
            <text:p>1.005879084</text:p>
          </table:table-cell>
          <table:table-cell table:formula="of:=[.Q131]-1" office:value-type="float" office:value="0.00587908399797321" calcext:value-type="float">
            <text:p>0.005879084</text:p>
          </table:table-cell>
          <table:table-cell table:number-columns-repeated="2"/>
          <table:table-cell office:value-type="float" office:value="1.00591198356" calcext:value-type="float">
            <text:p>1.0059119836</text:p>
          </table:table-cell>
        </table:table-row>
        <table:table-row table:style-name="ro1">
          <table:table-cell office:value-type="string" calcext:value-type="string">
            <text:p>2011-07-11</text:p>
          </table:table-cell>
          <table:table-cell office:value-type="float" office:value="352.49" calcext:value-type="float">
            <text:p>352.49</text:p>
          </table:table-cell>
          <table:table-cell office:value-type="float" office:value="151.59" calcext:value-type="float">
            <text:p>151.59</text:p>
          </table:table-cell>
          <table:table-cell office:value-type="float" office:value="527.28" calcext:value-type="float">
            <text:p>527.28</text:p>
          </table:table-cell>
          <table:table-cell office:value-type="float" office:value="79.37" calcext:value-type="float">
            <text:p>79.37</text:p>
          </table:table-cell>
          <table:table-cell/>
          <table:table-cell table:formula="of:=[.B132]/[.B131]" office:value-type="float" office:value="0.984141608733283" calcext:value-type="float">
            <text:p>0.9841416087</text:p>
          </table:table-cell>
          <table:table-cell table:formula="of:=[.C132]/[.C131]" office:value-type="float" office:value="1.00891846921797" calcext:value-type="float">
            <text:p>1.0089184692</text:p>
          </table:table-cell>
          <table:table-cell table:formula="of:=[.D132]/[.D131]" office:value-type="float" office:value="0.991146450121243" calcext:value-type="float">
            <text:p>0.9911464501</text:p>
          </table:table-cell>
          <table:table-cell table:formula="of:=[.E132]/[.E131]" office:value-type="float" office:value="0.993615423134702" calcext:value-type="float">
            <text:p>0.9936154231</text:p>
          </table:table-cell>
          <table:table-cell/>
          <table:table-cell table:formula="of:=[.L131]*[.G132]" office:value-type="float" office:value="0.42965626523647" calcext:value-type="float">
            <text:p>0.4296562652</text:p>
          </table:table-cell>
          <table:table-cell table:formula="of:=[.M131]*[.H132]" office:value-type="float" office:value="0.439391304347826" calcext:value-type="float">
            <text:p>0.4393913043</text:p>
          </table:table-cell>
          <table:table-cell table:formula="of:=[.N131]*[.I132]" office:value-type="float" office:value="0" calcext:value-type="float">
            <text:p>0</text:p>
          </table:table-cell>
          <table:table-cell table:formula="of:=[.O131]*[.J132]" office:value-type="float" office:value="0.222107177836854" calcext:value-type="float">
            <text:p>0.2221071778</text:p>
          </table:table-cell>
          <table:table-cell table:formula="of:=SUM([.L132:.O132])" office:value-type="float" office:value="1.09115474742115" calcext:value-type="float">
            <text:p>1.0911547474</text:p>
          </table:table-cell>
          <table:table-cell table:formula="of:=([.P132]/[.P131])" office:value-type="float" office:value="0.995923257253191" calcext:value-type="float">
            <text:p>0.9959232573</text:p>
          </table:table-cell>
          <table:table-cell table:formula="of:=[.Q132]-1" office:value-type="float" office:value="-0.00407674274680925" calcext:value-type="float">
            <text:p>-0.0040767427</text:p>
          </table:table-cell>
          <table:table-cell table:number-columns-repeated="2"/>
          <table:table-cell office:value-type="float" office:value="0.995947115807" calcext:value-type="float">
            <text:p>0.9959471158</text:p>
          </table:table-cell>
        </table:table-row>
        <table:table-row table:style-name="ro1">
          <table:table-cell office:value-type="string" calcext:value-type="string">
            <text:p>2011-07-12</text:p>
          </table:table-cell>
          <table:table-cell office:value-type="float" office:value="352.24" calcext:value-type="float">
            <text:p>352.24</text:p>
          </table:table-cell>
          <table:table-cell office:value-type="float" office:value="152.77" calcext:value-type="float">
            <text:p>152.77</text:p>
          </table:table-cell>
          <table:table-cell office:value-type="float" office:value="534.01" calcext:value-type="float">
            <text:p>534.01</text:p>
          </table:table-cell>
          <table:table-cell office:value-type="float" office:value="79.36" calcext:value-type="float">
            <text:p>79.36</text:p>
          </table:table-cell>
          <table:table-cell/>
          <table:table-cell table:formula="of:=[.B133]/[.B132]" office:value-type="float" office:value="0.999290760021561" calcext:value-type="float">
            <text:p>0.99929076</text:p>
          </table:table-cell>
          <table:table-cell table:formula="of:=[.C133]/[.C132]" office:value-type="float" office:value="1.00778415462761" calcext:value-type="float">
            <text:p>1.0077841546</text:p>
          </table:table-cell>
          <table:table-cell table:formula="of:=[.D133]/[.D132]" office:value-type="float" office:value="1.01276361705356" calcext:value-type="float">
            <text:p>1.0127636171</text:p>
          </table:table-cell>
          <table:table-cell table:formula="of:=[.E133]/[.E132]" office:value-type="float" office:value="0.999874007811516" calcext:value-type="float">
            <text:p>0.9998740078</text:p>
          </table:table-cell>
          <table:table-cell/>
          <table:table-cell table:formula="of:=[.L132]*[.G133]" office:value-type="float" office:value="0.429351535836178" calcext:value-type="float">
            <text:p>0.4293515358</text:p>
          </table:table-cell>
          <table:table-cell table:formula="of:=[.M132]*[.H133]" office:value-type="float" office:value="0.442811594202898" calcext:value-type="float">
            <text:p>0.4428115942</text:p>
          </table:table-cell>
          <table:table-cell table:formula="of:=[.N132]*[.I133]" office:value-type="float" office:value="0" calcext:value-type="float">
            <text:p>0</text:p>
          </table:table-cell>
          <table:table-cell table:formula="of:=[.O132]*[.J133]" office:value-type="float" office:value="0.222079194067441" calcext:value-type="float">
            <text:p>0.2220791941</text:p>
          </table:table-cell>
          <table:table-cell table:formula="of:=SUM([.L133:.O133])" office:value-type="float" office:value="1.09424232410652" calcext:value-type="float">
            <text:p>1.0942423241</text:p>
          </table:table-cell>
          <table:table-cell table:formula="of:=([.P133]/[.P132])" office:value-type="float" office:value="1.00282964143506" calcext:value-type="float">
            <text:p>1.0028296414</text:p>
          </table:table-cell>
          <table:table-cell table:formula="of:=[.Q133]-1" office:value-type="float" office:value="0.00282964143506081" calcext:value-type="float">
            <text:p>0.0028296414</text:p>
          </table:table-cell>
          <table:table-cell table:number-columns-repeated="2"/>
          <table:table-cell office:value-type="float" office:value="1.00280476742" calcext:value-type="float">
            <text:p>1.0028047674</text:p>
          </table:table-cell>
        </table:table-row>
        <table:table-row table:style-name="ro1">
          <table:table-cell office:value-type="string" calcext:value-type="string">
            <text:p>2011-07-13</text:p>
          </table:table-cell>
          <table:table-cell office:value-type="float" office:value="356.49" calcext:value-type="float">
            <text:p>356.49</text:p>
          </table:table-cell>
          <table:table-cell office:value-type="float" office:value="154.14" calcext:value-type="float">
            <text:p>154.14</text:p>
          </table:table-cell>
          <table:table-cell office:value-type="float" office:value="538.26" calcext:value-type="float">
            <text:p>538.26</text:p>
          </table:table-cell>
          <table:table-cell office:value-type="float" office:value="79.94" calcext:value-type="float">
            <text:p>79.94</text:p>
          </table:table-cell>
          <table:table-cell/>
          <table:table-cell table:formula="of:=[.B134]/[.B133]" office:value-type="float" office:value="1.01206563706564" calcext:value-type="float">
            <text:p>1.0120656371</text:p>
          </table:table-cell>
          <table:table-cell table:formula="of:=[.C134]/[.C133]" office:value-type="float" office:value="1.00896772926622" calcext:value-type="float">
            <text:p>1.0089677293</text:p>
          </table:table-cell>
          <table:table-cell table:formula="of:=[.D134]/[.D133]" office:value-type="float" office:value="1.00795865245969" calcext:value-type="float">
            <text:p>1.0079586525</text:p>
          </table:table-cell>
          <table:table-cell table:formula="of:=[.E134]/[.E133]" office:value-type="float" office:value="1.00730846774194" calcext:value-type="float">
            <text:p>1.0073084677</text:p>
          </table:table-cell>
          <table:table-cell/>
          <table:table-cell table:formula="of:=[.L133]*[.G134]" office:value-type="float" office:value="0.434531935641151" calcext:value-type="float">
            <text:p>0.4345319356</text:p>
          </table:table-cell>
          <table:table-cell table:formula="of:=[.M133]*[.H134]" office:value-type="float" office:value="0.446782608695652" calcext:value-type="float">
            <text:p>0.4467826087</text:p>
          </table:table-cell>
          <table:table-cell table:formula="of:=[.N133]*[.I134]" office:value-type="float" office:value="0" calcext:value-type="float">
            <text:p>0</text:p>
          </table:table-cell>
          <table:table-cell table:formula="of:=[.O133]*[.J134]" office:value-type="float" office:value="0.223702252693437" calcext:value-type="float">
            <text:p>0.2237022527</text:p>
          </table:table-cell>
          <table:table-cell table:formula="of:=SUM([.L134:.O134])" office:value-type="float" office:value="1.10501679703024" calcext:value-type="float">
            <text:p>1.105016797</text:p>
          </table:table-cell>
          <table:table-cell table:formula="of:=([.P134]/[.P133])" office:value-type="float" office:value="1.00984651451178" calcext:value-type="float">
            <text:p>1.0098465145</text:p>
          </table:table-cell>
          <table:table-cell table:formula="of:=[.Q134]-1" office:value-type="float" office:value="0.00984651451178475" calcext:value-type="float">
            <text:p>0.0098465145</text:p>
          </table:table-cell>
          <table:table-cell table:number-columns-repeated="2"/>
          <table:table-cell office:value-type="float" office:value="1.00987504008" calcext:value-type="float">
            <text:p>1.0098750401</text:p>
          </table:table-cell>
        </table:table-row>
        <table:table-row table:style-name="ro1">
          <table:table-cell office:value-type="string" calcext:value-type="string">
            <text:p>2011-07-14</text:p>
          </table:table-cell>
          <table:table-cell office:value-type="float" office:value="356.24" calcext:value-type="float">
            <text:p>356.24</text:p>
          </table:table-cell>
          <table:table-cell office:value-type="float" office:value="154.54" calcext:value-type="float">
            <text:p>154.54</text:p>
          </table:table-cell>
          <table:table-cell office:value-type="float" office:value="528.94" calcext:value-type="float">
            <text:p>528.94</text:p>
          </table:table-cell>
          <table:table-cell office:value-type="float" office:value="79.7" calcext:value-type="float">
            <text:p>79.7</text:p>
          </table:table-cell>
          <table:table-cell/>
          <table:table-cell table:formula="of:=[.B135]/[.B134]" office:value-type="float" office:value="0.999298718056608" calcext:value-type="float">
            <text:p>0.9992987181</text:p>
          </table:table-cell>
          <table:table-cell table:formula="of:=[.C135]/[.C134]" office:value-type="float" office:value="1.00259504346698" calcext:value-type="float">
            <text:p>1.0025950435</text:p>
          </table:table-cell>
          <table:table-cell table:formula="of:=[.D135]/[.D134]" office:value-type="float" office:value="0.982684947794746" calcext:value-type="float">
            <text:p>0.9826849478</text:p>
          </table:table-cell>
          <table:table-cell table:formula="of:=[.E135]/[.E134]" office:value-type="float" office:value="0.996997748311233" calcext:value-type="float">
            <text:p>0.9969977483</text:p>
          </table:table-cell>
          <table:table-cell/>
          <table:table-cell table:formula="of:=[.L134]*[.G135]" office:value-type="float" office:value="0.434227206240858" calcext:value-type="float">
            <text:p>0.4342272062</text:p>
          </table:table-cell>
          <table:table-cell table:formula="of:=[.M134]*[.H135]" office:value-type="float" office:value="0.447942028985507" calcext:value-type="float">
            <text:p>0.447942029</text:p>
          </table:table-cell>
          <table:table-cell table:formula="of:=[.N134]*[.I135]" office:value-type="float" office:value="0" calcext:value-type="float">
            <text:p>0</text:p>
          </table:table-cell>
          <table:table-cell table:formula="of:=[.O134]*[.J135]" office:value-type="float" office:value="0.223030642227508" calcext:value-type="float">
            <text:p>0.2230306422</text:p>
          </table:table-cell>
          <table:table-cell table:formula="of:=SUM([.L135:.O135])" office:value-type="float" office:value="1.10519987745387" calcext:value-type="float">
            <text:p>1.1051998775</text:p>
          </table:table-cell>
          <table:table-cell table:formula="of:=([.P135]/[.P134])" office:value-type="float" office:value="1.00016568112279" calcext:value-type="float">
            <text:p>1.0001656811</text:p>
          </table:table-cell>
          <table:table-cell table:formula="of:=[.Q135]-1" office:value-type="float" office:value="0.00016568112278903" calcext:value-type="float">
            <text:p>0.0001656811</text:p>
          </table:table-cell>
          <table:table-cell table:number-columns-repeated="2"/>
          <table:table-cell office:value-type="float" office:value="1.00015705427" calcext:value-type="float">
            <text:p>1.0001570543</text:p>
          </table:table-cell>
        </table:table-row>
        <table:table-row table:style-name="ro1">
          <table:table-cell office:value-type="string" calcext:value-type="string">
            <text:p>2011-07-15</text:p>
          </table:table-cell>
          <table:table-cell office:value-type="float" office:value="363.36" calcext:value-type="float">
            <text:p>363.36</text:p>
          </table:table-cell>
          <table:table-cell office:value-type="float" office:value="155.2" calcext:value-type="float">
            <text:p>155.2</text:p>
          </table:table-cell>
          <table:table-cell office:value-type="float" office:value="597.62" calcext:value-type="float">
            <text:p>597.62</text:p>
          </table:table-cell>
          <table:table-cell office:value-type="float" office:value="80.44" calcext:value-type="float">
            <text:p>80.44</text:p>
          </table:table-cell>
          <table:table-cell/>
          <table:table-cell table:formula="of:=[.B136]/[.B135]" office:value-type="float" office:value="1.01998652593757" calcext:value-type="float">
            <text:p>1.0199865259</text:p>
          </table:table-cell>
          <table:table-cell table:formula="of:=[.C136]/[.C135]" office:value-type="float" office:value="1.00427073896726" calcext:value-type="float">
            <text:p>1.004270739</text:p>
          </table:table-cell>
          <table:table-cell table:formula="of:=[.D136]/[.D135]" office:value-type="float" office:value="1.12984459485008" calcext:value-type="float">
            <text:p>1.1298445949</text:p>
          </table:table-cell>
          <table:table-cell table:formula="of:=[.E136]/[.E135]" office:value-type="float" office:value="1.00928481806775" calcext:value-type="float">
            <text:p>1.0092848181</text:p>
          </table:table-cell>
          <table:table-cell/>
          <table:table-cell table:formula="of:=[.L135]*[.G136]" office:value-type="float" office:value="0.44290589956119" calcext:value-type="float">
            <text:p>0.4429058996</text:p>
          </table:table-cell>
          <table:table-cell table:formula="of:=[.M135]*[.H136]" office:value-type="float" office:value="0.449855072463768" calcext:value-type="float">
            <text:p>0.4498550725</text:p>
          </table:table-cell>
          <table:table-cell table:formula="of:=[.N135]*[.I136]" office:value-type="float" office:value="0" calcext:value-type="float">
            <text:p>0</text:p>
          </table:table-cell>
          <table:table-cell table:formula="of:=[.O135]*[.J136]" office:value-type="float" office:value="0.225101441164124" calcext:value-type="float">
            <text:p>0.2251014412</text:p>
          </table:table-cell>
          <table:table-cell table:formula="of:=SUM([.L136:.O136])" office:value-type="float" office:value="1.11786241318908" calcext:value-type="float">
            <text:p>1.1178624132</text:p>
          </table:table-cell>
          <table:table-cell table:formula="of:=([.P136]/[.P135])" office:value-type="float" office:value="1.01145723592042" calcext:value-type="float">
            <text:p>1.0114572359</text:p>
          </table:table-cell>
          <table:table-cell table:formula="of:=[.Q136]-1" office:value-type="float" office:value="0.0114572359204208" calcext:value-type="float">
            <text:p>0.0114572359</text:p>
          </table:table-cell>
          <table:table-cell table:number-columns-repeated="2"/>
          <table:table-cell office:value-type="float" office:value="1.01155986958" calcext:value-type="float">
            <text:p>1.0115598696</text:p>
          </table:table-cell>
        </table:table-row>
        <table:table-row table:style-name="ro1">
          <table:table-cell office:value-type="string" calcext:value-type="string">
            <text:p>2011-07-18</text:p>
          </table:table-cell>
          <table:table-cell office:value-type="float" office:value="372.2" calcext:value-type="float">
            <text:p>372.2</text:p>
          </table:table-cell>
          <table:table-cell office:value-type="float" office:value="156.57" calcext:value-type="float">
            <text:p>156.57</text:p>
          </table:table-cell>
          <table:table-cell office:value-type="float" office:value="594.94" calcext:value-type="float">
            <text:p>594.94</text:p>
          </table:table-cell>
          <table:table-cell office:value-type="float" office:value="80.1" calcext:value-type="float">
            <text:p>80.1</text:p>
          </table:table-cell>
          <table:table-cell/>
          <table:table-cell table:formula="of:=[.B137]/[.B136]" office:value-type="float" office:value="1.02432848965214" calcext:value-type="float">
            <text:p>1.0243284897</text:p>
          </table:table-cell>
          <table:table-cell table:formula="of:=[.C137]/[.C136]" office:value-type="float" office:value="1.00882731958763" calcext:value-type="float">
            <text:p>1.0088273196</text:p>
          </table:table-cell>
          <table:table-cell table:formula="of:=[.D137]/[.D136]" office:value-type="float" office:value="0.995515544995148" calcext:value-type="float">
            <text:p>0.995515545</text:p>
          </table:table-cell>
          <table:table-cell table:formula="of:=[.E137]/[.E136]" office:value-type="float" office:value="0.995773247140726" calcext:value-type="float">
            <text:p>0.9957732471</text:p>
          </table:table-cell>
          <table:table-cell/>
          <table:table-cell table:formula="of:=[.L136]*[.G137]" office:value-type="float" office:value="0.453681131155534" calcext:value-type="float">
            <text:p>0.4536811312</text:p>
          </table:table-cell>
          <table:table-cell table:formula="of:=[.M136]*[.H137]" office:value-type="float" office:value="0.453826086956521" calcext:value-type="float">
            <text:p>0.453826087</text:p>
          </table:table-cell>
          <table:table-cell table:formula="of:=[.N136]*[.I137]" office:value-type="float" office:value="0" calcext:value-type="float">
            <text:p>0</text:p>
          </table:table-cell>
          <table:table-cell table:formula="of:=[.O136]*[.J137]" office:value-type="float" office:value="0.224149993004057" calcext:value-type="float">
            <text:p>0.224149993</text:p>
          </table:table-cell>
          <table:table-cell table:formula="of:=SUM([.L137:.O137])" office:value-type="float" office:value="1.13165721111611" calcext:value-type="float">
            <text:p>1.1316572111</text:p>
          </table:table-cell>
          <table:table-cell table:formula="of:=([.P137]/[.P136])" office:value-type="float" office:value="1.01234033613106" calcext:value-type="float">
            <text:p>1.0123403361</text:p>
          </table:table-cell>
          <table:table-cell table:formula="of:=[.Q137]-1" office:value-type="float" office:value="0.0123403361310597" calcext:value-type="float">
            <text:p>0.0123403361</text:p>
          </table:table-cell>
          <table:table-cell table:number-columns-repeated="2"/>
          <table:table-cell office:value-type="float" office:value="1.01241697312" calcext:value-type="float">
            <text:p>1.0124169731</text:p>
          </table:table-cell>
        </table:table-row>
        <table:table-row table:style-name="ro1">
          <table:table-cell office:value-type="string" calcext:value-type="string">
            <text:p>2011-07-19</text:p>
          </table:table-cell>
          <table:table-cell office:value-type="float" office:value="375.24" calcext:value-type="float">
            <text:p>375.24</text:p>
          </table:table-cell>
          <table:table-cell office:value-type="float" office:value="154.66" calcext:value-type="float">
            <text:p>154.66</text:p>
          </table:table-cell>
          <table:table-cell office:value-type="float" office:value="602.55" calcext:value-type="float">
            <text:p>602.55</text:p>
          </table:table-cell>
          <table:table-cell office:value-type="float" office:value="81.05" calcext:value-type="float">
            <text:p>81.05</text:p>
          </table:table-cell>
          <table:table-cell/>
          <table:table-cell table:formula="of:=[.B138]/[.B137]" office:value-type="float" office:value="1.00816765180011" calcext:value-type="float">
            <text:p>1.0081676518</text:p>
          </table:table-cell>
          <table:table-cell table:formula="of:=[.C138]/[.C137]" office:value-type="float" office:value="0.987800983585617" calcext:value-type="float">
            <text:p>0.9878009836</text:p>
          </table:table-cell>
          <table:table-cell table:formula="of:=[.D138]/[.D137]" office:value-type="float" office:value="1.01279120583588" calcext:value-type="float">
            <text:p>1.0127912058</text:p>
          </table:table-cell>
          <table:table-cell table:formula="of:=[.E138]/[.E137]" office:value-type="float" office:value="1.01186017478152" calcext:value-type="float">
            <text:p>1.0118601748</text:p>
          </table:table-cell>
          <table:table-cell/>
          <table:table-cell table:formula="of:=[.L137]*[.G138]" office:value-type="float" office:value="0.457386640663091" calcext:value-type="float">
            <text:p>0.4573866407</text:p>
          </table:table-cell>
          <table:table-cell table:formula="of:=[.M137]*[.H138]" office:value-type="float" office:value="0.448289855072463" calcext:value-type="float">
            <text:p>0.4482898551</text:p>
          </table:table-cell>
          <table:table-cell table:formula="of:=[.N137]*[.I138]" office:value-type="float" office:value="0" calcext:value-type="float">
            <text:p>0</text:p>
          </table:table-cell>
          <table:table-cell table:formula="of:=[.O137]*[.J138]" office:value-type="float" office:value="0.226808451098363" calcext:value-type="float">
            <text:p>0.2268084511</text:p>
          </table:table-cell>
          <table:table-cell table:formula="of:=SUM([.L138:.O138])" office:value-type="float" office:value="1.13248494683392" calcext:value-type="float">
            <text:p>1.1324849468</text:p>
          </table:table-cell>
          <table:table-cell table:formula="of:=([.P138]/[.P137])" office:value-type="float" office:value="1.00073143678993" calcext:value-type="float">
            <text:p>1.0007314368</text:p>
          </table:table-cell>
          <table:table-cell table:formula="of:=[.Q138]-1" office:value-type="float" office:value="0.000731436789934037" calcext:value-type="float">
            <text:p>0.0007314368</text:p>
          </table:table-cell>
          <table:table-cell table:number-columns-repeated="2"/>
          <table:table-cell office:value-type="float" office:value="1.00075948911" calcext:value-type="float">
            <text:p>1.0007594891</text:p>
          </table:table-cell>
        </table:table-row>
        <table:table-row table:style-name="ro1">
          <table:table-cell office:value-type="string" calcext:value-type="string">
            <text:p>2011-07-20</text:p>
          </table:table-cell>
          <table:table-cell office:value-type="float" office:value="385.25" calcext:value-type="float">
            <text:p>385.25</text:p>
          </table:table-cell>
          <table:table-cell office:value-type="float" office:value="156.02" calcext:value-type="float">
            <text:p>156.02</text:p>
          </table:table-cell>
          <table:table-cell office:value-type="float" office:value="595.35" calcext:value-type="float">
            <text:p>595.35</text:p>
          </table:table-cell>
          <table:table-cell office:value-type="float" office:value="80.73" calcext:value-type="float">
            <text:p>80.73</text:p>
          </table:table-cell>
          <table:table-cell/>
          <table:table-cell table:formula="of:=[.B139]/[.B138]" office:value-type="float" office:value="1.0266762605266" calcext:value-type="float">
            <text:p>1.0266762605</text:p>
          </table:table-cell>
          <table:table-cell table:formula="of:=[.C139]/[.C138]" office:value-type="float" office:value="1.00879348247769" calcext:value-type="float">
            <text:p>1.0087934825</text:p>
          </table:table-cell>
          <table:table-cell table:formula="of:=[.D139]/[.D138]" office:value-type="float" office:value="0.988050784167289" calcext:value-type="float">
            <text:p>0.9880507842</text:p>
          </table:table-cell>
          <table:table-cell table:formula="of:=[.E139]/[.E138]" office:value-type="float" office:value="0.996051819864281" calcext:value-type="float">
            <text:p>0.9960518199</text:p>
          </table:table-cell>
          <table:table-cell/>
          <table:table-cell table:formula="of:=[.L138]*[.G139]" office:value-type="float" office:value="0.469588005850804" calcext:value-type="float">
            <text:p>0.4695880059</text:p>
          </table:table-cell>
          <table:table-cell table:formula="of:=[.M138]*[.H139]" office:value-type="float" office:value="0.452231884057971" calcext:value-type="float">
            <text:p>0.4522318841</text:p>
          </table:table-cell>
          <table:table-cell table:formula="of:=[.N138]*[.I139]" office:value-type="float" office:value="0" calcext:value-type="float">
            <text:p>0</text:p>
          </table:table-cell>
          <table:table-cell table:formula="of:=[.O138]*[.J139]" office:value-type="float" office:value="0.225912970477123" calcext:value-type="float">
            <text:p>0.2259129705</text:p>
          </table:table-cell>
          <table:table-cell table:formula="of:=SUM([.L139:.O139])" office:value-type="float" office:value="1.1477328603859" calcext:value-type="float">
            <text:p>1.1477328604</text:p>
          </table:table-cell>
          <table:table-cell table:formula="of:=([.P139]/[.P138])" office:value-type="float" office:value="1.01346412029106" calcext:value-type="float">
            <text:p>1.0134641203</text:p>
          </table:table-cell>
          <table:table-cell table:formula="of:=[.Q139]-1" office:value-type="float" office:value="0.013464120291055" calcext:value-type="float">
            <text:p>0.0134641203</text:p>
          </table:table-cell>
          <table:table-cell table:number-columns-repeated="2"/>
          <table:table-cell office:value-type="float" office:value="1.01339826117" calcext:value-type="float">
            <text:p>1.0133982612</text:p>
          </table:table-cell>
        </table:table-row>
        <table:table-row table:style-name="ro1">
          <table:table-cell office:value-type="string" calcext:value-type="string">
            <text:p>2011-07-21</text:p>
          </table:table-cell>
          <table:table-cell office:value-type="float" office:value="385.63" calcext:value-type="float">
            <text:p>385.63</text:p>
          </table:table-cell>
          <table:table-cell office:value-type="float" office:value="154.83" calcext:value-type="float">
            <text:p>154.83</text:p>
          </table:table-cell>
          <table:table-cell office:value-type="float" office:value="606.99" calcext:value-type="float">
            <text:p>606.99</text:p>
          </table:table-cell>
          <table:table-cell office:value-type="float" office:value="82.4" calcext:value-type="float">
            <text:p>82.4</text:p>
          </table:table-cell>
          <table:table-cell/>
          <table:table-cell table:formula="of:=[.B140]/[.B139]" office:value-type="float" office:value="1.0009863724854" calcext:value-type="float">
            <text:p>1.0009863725</text:p>
          </table:table-cell>
          <table:table-cell table:formula="of:=[.C140]/[.C139]" office:value-type="float" office:value="0.992372772721446" calcext:value-type="float">
            <text:p>0.9923727727</text:p>
          </table:table-cell>
          <table:table-cell table:formula="of:=[.D140]/[.D139]" office:value-type="float" office:value="1.01955152431343" calcext:value-type="float">
            <text:p>1.0195515243</text:p>
          </table:table-cell>
          <table:table-cell table:formula="of:=[.E140]/[.E139]" office:value-type="float" office:value="1.02068623807754" calcext:value-type="float">
            <text:p>1.0206862381</text:p>
          </table:table-cell>
          <table:table-cell/>
          <table:table-cell table:formula="of:=[.L139]*[.G140]" office:value-type="float" office:value="0.470051194539249" calcext:value-type="float">
            <text:p>0.4700511945</text:p>
          </table:table-cell>
          <table:table-cell table:formula="of:=[.M139]*[.H140]" office:value-type="float" office:value="0.448782608695652" calcext:value-type="float">
            <text:p>0.4487826087</text:p>
          </table:table-cell>
          <table:table-cell table:formula="of:=[.N139]*[.I140]" office:value-type="float" office:value="0" calcext:value-type="float">
            <text:p>0</text:p>
          </table:table-cell>
          <table:table-cell table:formula="of:=[.O139]*[.J140]" office:value-type="float" office:value="0.230586259969218" calcext:value-type="float">
            <text:p>0.23058626</text:p>
          </table:table-cell>
          <table:table-cell table:formula="of:=SUM([.L140:.O140])" office:value-type="float" office:value="1.14942006320412" calcext:value-type="float">
            <text:p>1.1494200632</text:p>
          </table:table-cell>
          <table:table-cell table:formula="of:=([.P140]/[.P139])" office:value-type="float" office:value="1.00147003094226" calcext:value-type="float">
            <text:p>1.0014700309</text:p>
          </table:table-cell>
          <table:table-cell table:formula="of:=[.Q140]-1" office:value-type="float" office:value="0.00147003094226394" calcext:value-type="float">
            <text:p>0.0014700309</text:p>
          </table:table-cell>
          <table:table-cell table:number-columns-repeated="2"/>
          <table:table-cell office:value-type="float" office:value="1.0014809057" calcext:value-type="float">
            <text:p>1.0014809057</text:p>
          </table:table-cell>
        </table:table-row>
        <table:table-row table:style-name="ro1">
          <table:table-cell office:value-type="string" calcext:value-type="string">
            <text:p>2011-07-22</text:p>
          </table:table-cell>
          <table:table-cell office:value-type="float" office:value="391.62" calcext:value-type="float">
            <text:p>391.62</text:p>
          </table:table-cell>
          <table:table-cell office:value-type="float" office:value="156.12" calcext:value-type="float">
            <text:p>156.12</text:p>
          </table:table-cell>
          <table:table-cell office:value-type="float" office:value="618.23" calcext:value-type="float">
            <text:p>618.23</text:p>
          </table:table-cell>
          <table:table-cell office:value-type="float" office:value="82.59" calcext:value-type="float">
            <text:p>82.59</text:p>
          </table:table-cell>
          <table:table-cell/>
          <table:table-cell table:formula="of:=[.B141]/[.B140]" office:value-type="float" office:value="1.015533023883" calcext:value-type="float">
            <text:p>1.0155330239</text:p>
          </table:table-cell>
          <table:table-cell table:formula="of:=[.C141]/[.C140]" office:value-type="float" office:value="1.00833171865917" calcext:value-type="float">
            <text:p>1.0083317187</text:p>
          </table:table-cell>
          <table:table-cell table:formula="of:=[.D141]/[.D140]" office:value-type="float" office:value="1.01851760325541" calcext:value-type="float">
            <text:p>1.0185176033</text:p>
          </table:table-cell>
          <table:table-cell table:formula="of:=[.E141]/[.E140]" office:value-type="float" office:value="1.00230582524272" calcext:value-type="float">
            <text:p>1.0023058252</text:p>
          </table:table-cell>
          <table:table-cell/>
          <table:table-cell table:formula="of:=[.L140]*[.G141]" office:value-type="float" office:value="0.477352510970259" calcext:value-type="float">
            <text:p>0.477352511</text:p>
          </table:table-cell>
          <table:table-cell table:formula="of:=[.M140]*[.H141]" office:value-type="float" office:value="0.452521739130434" calcext:value-type="float">
            <text:p>0.4525217391</text:p>
          </table:table-cell>
          <table:table-cell table:formula="of:=[.N140]*[.I141]" office:value-type="float" office:value="0" calcext:value-type="float">
            <text:p>0</text:p>
          </table:table-cell>
          <table:table-cell table:formula="of:=[.O140]*[.J141]" office:value-type="float" office:value="0.231117951588079" calcext:value-type="float">
            <text:p>0.2311179516</text:p>
          </table:table-cell>
          <table:table-cell table:formula="of:=SUM([.L141:.O141])" office:value-type="float" office:value="1.16099220168877" calcext:value-type="float">
            <text:p>1.1609922017</text:p>
          </table:table-cell>
          <table:table-cell table:formula="of:=([.P141]/[.P140])" office:value-type="float" office:value="1.01006780623995" calcext:value-type="float">
            <text:p>1.0100678062</text:p>
          </table:table-cell>
          <table:table-cell table:formula="of:=[.Q141]-1" office:value-type="float" office:value="0.0100678062399522" calcext:value-type="float">
            <text:p>0.0100678062</text:p>
          </table:table-cell>
          <table:table-cell table:number-columns-repeated="2"/>
          <table:table-cell office:value-type="float" office:value="1.01000706207" calcext:value-type="float">
            <text:p>1.0100070621</text:p>
          </table:table-cell>
        </table:table-row>
        <table:table-row table:style-name="ro1">
          <table:table-cell office:value-type="string" calcext:value-type="string">
            <text:p>2011-07-25</text:p>
          </table:table-cell>
          <table:table-cell office:value-type="float" office:value="396.8" calcext:value-type="float">
            <text:p>396.8</text:p>
          </table:table-cell>
          <table:table-cell office:value-type="float" office:value="157.34" calcext:value-type="float">
            <text:p>157.34</text:p>
          </table:table-cell>
          <table:table-cell office:value-type="float" office:value="618.98" calcext:value-type="float">
            <text:p>618.98</text:p>
          </table:table-cell>
          <table:table-cell office:value-type="float" office:value="81.96" calcext:value-type="float">
            <text:p>81.96</text:p>
          </table:table-cell>
          <table:table-cell/>
          <table:table-cell table:formula="of:=[.B142]/[.B141]" office:value-type="float" office:value="1.01322710791073" calcext:value-type="float">
            <text:p>1.0132271079</text:p>
          </table:table-cell>
          <table:table-cell table:formula="of:=[.C142]/[.C141]" office:value-type="float" office:value="1.00781450166539" calcext:value-type="float">
            <text:p>1.0078145017</text:p>
          </table:table-cell>
          <table:table-cell table:formula="of:=[.D142]/[.D141]" office:value-type="float" office:value="1.0012131407405" calcext:value-type="float">
            <text:p>1.0012131407</text:p>
          </table:table-cell>
          <table:table-cell table:formula="of:=[.E142]/[.E141]" office:value-type="float" office:value="0.992371957864148" calcext:value-type="float">
            <text:p>0.9923719579</text:p>
          </table:table-cell>
          <table:table-cell/>
          <table:table-cell table:formula="of:=[.L141]*[.G142]" office:value-type="float" office:value="0.48366650414432" calcext:value-type="float">
            <text:p>0.4836665041</text:p>
          </table:table-cell>
          <table:table-cell table:formula="of:=[.M141]*[.H142]" office:value-type="float" office:value="0.456057971014493" calcext:value-type="float">
            <text:p>0.456057971</text:p>
          </table:table-cell>
          <table:table-cell table:formula="of:=[.N141]*[.I142]" office:value-type="float" office:value="0" calcext:value-type="float">
            <text:p>0</text:p>
          </table:table-cell>
          <table:table-cell table:formula="of:=[.O141]*[.J142]" office:value-type="float" office:value="0.229354974115013" calcext:value-type="float">
            <text:p>0.2293549741</text:p>
          </table:table-cell>
          <table:table-cell table:formula="of:=SUM([.L142:.O142])" office:value-type="float" office:value="1.16907944927383" calcext:value-type="float">
            <text:p>1.1690794493</text:p>
          </table:table-cell>
          <table:table-cell table:formula="of:=([.P142]/[.P141])" office:value-type="float" office:value="1.00696580698242" calcext:value-type="float">
            <text:p>1.006965807</text:p>
          </table:table-cell>
          <table:table-cell table:formula="of:=[.Q142]-1" office:value-type="float" office:value="0.00696580698241589" calcext:value-type="float">
            <text:p>0.006965807</text:p>
          </table:table-cell>
          <table:table-cell table:number-columns-repeated="2"/>
          <table:table-cell office:value-type="float" office:value="1.0068910354" calcext:value-type="float">
            <text:p>1.0068910354</text:p>
          </table:table-cell>
        </table:table-row>
        <table:table-row table:style-name="ro1">
          <table:table-cell office:value-type="string" calcext:value-type="string">
            <text:p>2011-07-26</text:p>
          </table:table-cell>
          <table:table-cell office:value-type="float" office:value="401.69" calcext:value-type="float">
            <text:p>401.69</text:p>
          </table:table-cell>
          <table:table-cell office:value-type="float" office:value="157.77" calcext:value-type="float">
            <text:p>157.77</text:p>
          </table:table-cell>
          <table:table-cell office:value-type="float" office:value="622.52" calcext:value-type="float">
            <text:p>622.52</text:p>
          </table:table-cell>
          <table:table-cell office:value-type="float" office:value="81.77" calcext:value-type="float">
            <text:p>81.77</text:p>
          </table:table-cell>
          <table:table-cell/>
          <table:table-cell table:formula="of:=[.B143]/[.B142]" office:value-type="float" office:value="1.01232358870968" calcext:value-type="float">
            <text:p>1.0123235887</text:p>
          </table:table-cell>
          <table:table-cell table:formula="of:=[.C143]/[.C142]" office:value-type="float" office:value="1.00273293504513" calcext:value-type="float">
            <text:p>1.002732935</text:p>
          </table:table-cell>
          <table:table-cell table:formula="of:=[.D143]/[.D142]" office:value-type="float" office:value="1.00571908623865" calcext:value-type="float">
            <text:p>1.0057190862</text:p>
          </table:table-cell>
          <table:table-cell table:formula="of:=[.E143]/[.E142]" office:value-type="float" office:value="0.997681795998048" calcext:value-type="float">
            <text:p>0.997681796</text:p>
          </table:table-cell>
          <table:table-cell/>
          <table:table-cell table:formula="of:=[.L142]*[.G143]" office:value-type="float" office:value="0.489627011214042" calcext:value-type="float">
            <text:p>0.4896270112</text:p>
          </table:table-cell>
          <table:table-cell table:formula="of:=[.M142]*[.H143]" office:value-type="float" office:value="0.457304347826087" calcext:value-type="float">
            <text:p>0.4573043478</text:p>
          </table:table-cell>
          <table:table-cell table:formula="of:=[.N142]*[.I143]" office:value-type="float" office:value="0" calcext:value-type="float">
            <text:p>0</text:p>
          </table:table-cell>
          <table:table-cell table:formula="of:=[.O142]*[.J143]" office:value-type="float" office:value="0.228823282496152" calcext:value-type="float">
            <text:p>0.2288232825</text:p>
          </table:table-cell>
          <table:table-cell table:formula="of:=SUM([.L143:.O143])" office:value-type="float" office:value="1.17575464153628" calcext:value-type="float">
            <text:p>1.1757546415</text:p>
          </table:table-cell>
          <table:table-cell table:formula="of:=([.P143]/[.P142])" office:value-type="float" office:value="1.00570978496509" calcext:value-type="float">
            <text:p>1.005709785</text:p>
          </table:table-cell>
          <table:table-cell table:formula="of:=[.Q143]-1" office:value-type="float" office:value="0.00570978496508645" calcext:value-type="float">
            <text:p>0.005709785</text:p>
          </table:table-cell>
          <table:table-cell table:number-columns-repeated="2"/>
          <table:table-cell office:value-type="float" office:value="1.0055589687" calcext:value-type="float">
            <text:p>1.0055589687</text:p>
          </table:table-cell>
        </table:table-row>
        <table:table-row table:style-name="ro1">
          <table:table-cell office:value-type="string" calcext:value-type="string">
            <text:p>2011-07-27</text:p>
          </table:table-cell>
          <table:table-cell office:value-type="float" office:value="390.91" calcext:value-type="float">
            <text:p>390.91</text:p>
          </table:table-cell>
          <table:table-cell office:value-type="float" office:value="157.19" calcext:value-type="float">
            <text:p>157.19</text:p>
          </table:table-cell>
          <table:table-cell office:value-type="float" office:value="607.22" calcext:value-type="float">
            <text:p>607.22</text:p>
          </table:table-cell>
          <table:table-cell office:value-type="float" office:value="80.74" calcext:value-type="float">
            <text:p>80.74</text:p>
          </table:table-cell>
          <table:table-cell/>
          <table:table-cell table:formula="of:=[.B144]/[.B143]" office:value-type="float" office:value="0.973163384699644" calcext:value-type="float">
            <text:p>0.9731633847</text:p>
          </table:table-cell>
          <table:table-cell table:formula="of:=[.C144]/[.C143]" office:value-type="float" office:value="0.996323762438993" calcext:value-type="float">
            <text:p>0.9963237624</text:p>
          </table:table-cell>
          <table:table-cell table:formula="of:=[.D144]/[.D143]" office:value-type="float" office:value="0.975422476386301" calcext:value-type="float">
            <text:p>0.9754224764</text:p>
          </table:table-cell>
          <table:table-cell table:formula="of:=[.E144]/[.E143]" office:value-type="float" office:value="0.987403693286046" calcext:value-type="float">
            <text:p>0.9874036933</text:p>
          </table:table-cell>
          <table:table-cell/>
          <table:table-cell table:formula="of:=[.L143]*[.G144]" office:value-type="float" office:value="0.476487079473428" calcext:value-type="float">
            <text:p>0.4764870795</text:p>
          </table:table-cell>
          <table:table-cell table:formula="of:=[.M143]*[.H144]" office:value-type="float" office:value="0.455623188405797" calcext:value-type="float">
            <text:p>0.4556231884</text:p>
          </table:table-cell>
          <table:table-cell table:formula="of:=[.N143]*[.I144]" office:value-type="float" office:value="0" calcext:value-type="float">
            <text:p>0</text:p>
          </table:table-cell>
          <table:table-cell table:formula="of:=[.O143]*[.J144]" office:value-type="float" office:value="0.225940954246537" calcext:value-type="float">
            <text:p>0.2259409542</text:p>
          </table:table-cell>
          <table:table-cell table:formula="of:=SUM([.L144:.O144])" office:value-type="float" office:value="1.15805122212576" calcext:value-type="float">
            <text:p>1.1580512221</text:p>
          </table:table-cell>
          <table:table-cell table:formula="of:=([.P144]/[.P143])" office:value-type="float" office:value="0.984942930450704" calcext:value-type="float">
            <text:p>0.9849429305</text:p>
          </table:table-cell>
          <table:table-cell table:formula="of:=[.Q144]-1" office:value-type="float" office:value="-0.0150570695492963" calcext:value-type="float">
            <text:p>-0.0150570695</text:p>
          </table:table-cell>
          <table:table-cell table:number-columns-repeated="2"/>
          <table:table-cell office:value-type="float" office:value="0.985275597513" calcext:value-type="float">
            <text:p>0.9852755975</text:p>
          </table:table-cell>
        </table:table-row>
        <table:table-row table:style-name="ro1">
          <table:table-cell office:value-type="string" calcext:value-type="string">
            <text:p>2011-07-28</text:p>
          </table:table-cell>
          <table:table-cell office:value-type="float" office:value="390.14" calcext:value-type="float">
            <text:p>390.14</text:p>
          </table:table-cell>
          <table:table-cell office:value-type="float" office:value="157.32" calcext:value-type="float">
            <text:p>157.32</text:p>
          </table:table-cell>
          <table:table-cell office:value-type="float" office:value="610.94" calcext:value-type="float">
            <text:p>610.94</text:p>
          </table:table-cell>
          <table:table-cell office:value-type="float" office:value="78.95" calcext:value-type="float">
            <text:p>78.95</text:p>
          </table:table-cell>
          <table:table-cell/>
          <table:table-cell table:formula="of:=[.B145]/[.B144]" office:value-type="float" office:value="0.998030237138983" calcext:value-type="float">
            <text:p>0.9980302371</text:p>
          </table:table-cell>
          <table:table-cell table:formula="of:=[.C145]/[.C144]" office:value-type="float" office:value="1.00082702461989" calcext:value-type="float">
            <text:p>1.0008270246</text:p>
          </table:table-cell>
          <table:table-cell table:formula="of:=[.D145]/[.D144]" office:value-type="float" office:value="1.00612628042555" calcext:value-type="float">
            <text:p>1.0061262804</text:p>
          </table:table-cell>
          <table:table-cell table:formula="of:=[.E145]/[.E144]" office:value-type="float" office:value="0.977830071835522" calcext:value-type="float">
            <text:p>0.9778300718</text:p>
          </table:table-cell>
          <table:table-cell/>
          <table:table-cell table:formula="of:=[.L144]*[.G145]" office:value-type="float" office:value="0.475548512920527" calcext:value-type="float">
            <text:p>0.4755485129</text:p>
          </table:table-cell>
          <table:table-cell table:formula="of:=[.M144]*[.H145]" office:value-type="float" office:value="0.456" calcext:value-type="float">
            <text:p>0.456</text:p>
          </table:table-cell>
          <table:table-cell table:formula="of:=[.N144]*[.I145]" office:value-type="float" office:value="0" calcext:value-type="float">
            <text:p>0</text:p>
          </table:table-cell>
          <table:table-cell table:formula="of:=[.O144]*[.J145]" office:value-type="float" office:value="0.220931859521477" calcext:value-type="float">
            <text:p>0.2209318595</text:p>
          </table:table-cell>
          <table:table-cell table:formula="of:=SUM([.L145:.O145])" office:value-type="float" office:value="1.152480372442" calcext:value-type="float">
            <text:p>1.1524803724</text:p>
          </table:table-cell>
          <table:table-cell table:formula="of:=([.P145]/[.P144])" office:value-type="float" office:value="0.99518946176359" calcext:value-type="float">
            <text:p>0.9951894618</text:p>
          </table:table-cell>
          <table:table-cell table:formula="of:=[.Q145]-1" office:value-type="float" office:value="-0.00481053823641031" calcext:value-type="float">
            <text:p>-0.0048105382</text:p>
          </table:table-cell>
          <table:table-cell table:number-columns-repeated="2"/>
          <table:table-cell office:value-type="float" office:value="0.995108919071" calcext:value-type="float">
            <text:p>0.9951089191</text:p>
          </table:table-cell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388.81" calcext:value-type="float">
            <text:p>388.81</text:p>
          </table:table-cell>
          <table:table-cell office:value-type="float" office:value="158.29" calcext:value-type="float">
            <text:p>158.29</text:p>
          </table:table-cell>
          <table:table-cell office:value-type="float" office:value="603.69" calcext:value-type="float">
            <text:p>603.69</text:p>
          </table:table-cell>
          <table:table-cell office:value-type="float" office:value="77.33" calcext:value-type="float">
            <text:p>77.33</text:p>
          </table:table-cell>
          <table:table-cell/>
          <table:table-cell table:formula="of:=[.B146]/[.B145]" office:value-type="float" office:value="0.996590967345056" calcext:value-type="float">
            <text:p>0.9965909673</text:p>
          </table:table-cell>
          <table:table-cell table:formula="of:=[.C146]/[.C145]" office:value-type="float" office:value="1.00616577676074" calcext:value-type="float">
            <text:p>1.0061657768</text:p>
          </table:table-cell>
          <table:table-cell table:formula="of:=[.D146]/[.D145]" office:value-type="float" office:value="0.988133040887812" calcext:value-type="float">
            <text:p>0.9881330409</text:p>
          </table:table-cell>
          <table:table-cell table:formula="of:=[.E146]/[.E145]" office:value-type="float" office:value="0.979480683977201" calcext:value-type="float">
            <text:p>0.979480684</text:p>
          </table:table-cell>
          <table:table-cell/>
          <table:table-cell table:formula="of:=[.L145]*[.G146]" office:value-type="float" office:value="0.47392735251097" calcext:value-type="float">
            <text:p>0.4739273525</text:p>
          </table:table-cell>
          <table:table-cell table:formula="of:=[.M145]*[.H146]" office:value-type="float" office:value="0.458811594202898" calcext:value-type="float">
            <text:p>0.4588115942</text:p>
          </table:table-cell>
          <table:table-cell table:formula="of:=[.N145]*[.I146]" office:value-type="float" office:value="0" calcext:value-type="float">
            <text:p>0</text:p>
          </table:table-cell>
          <table:table-cell table:formula="of:=[.O145]*[.J146]" office:value-type="float" office:value="0.216398488876451" calcext:value-type="float">
            <text:p>0.2163984889</text:p>
          </table:table-cell>
          <table:table-cell table:formula="of:=SUM([.L146:.O146])" office:value-type="float" office:value="1.14913743559032" calcext:value-type="float">
            <text:p>1.1491374356</text:p>
          </table:table-cell>
          <table:table-cell table:formula="of:=([.P146]/[.P145])" office:value-type="float" office:value="0.99709935463404" calcext:value-type="float">
            <text:p>0.9970993546</text:p>
          </table:table-cell>
          <table:table-cell table:formula="of:=[.Q146]-1" office:value-type="float" office:value="-0.0029006453659598" calcext:value-type="float">
            <text:p>-0.0029006454</text:p>
          </table:table-cell>
          <table:table-cell table:number-columns-repeated="2"/>
          <table:table-cell office:value-type="float" office:value="0.996998834438" calcext:value-type="float">
            <text:p>0.9969988344</text:p>
          </table:table-cell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395.05" calcext:value-type="float">
            <text:p>395.05</text:p>
          </table:table-cell>
          <table:table-cell office:value-type="float" office:value="157.72" calcext:value-type="float">
            <text:p>157.72</text:p>
          </table:table-cell>
          <table:table-cell office:value-type="float" office:value="606.77" calcext:value-type="float">
            <text:p>606.77</text:p>
          </table:table-cell>
          <table:table-cell office:value-type="float" office:value="77.15" calcext:value-type="float">
            <text:p>77.15</text:p>
          </table:table-cell>
          <table:table-cell/>
          <table:table-cell table:formula="of:=[.B147]/[.B146]" office:value-type="float" office:value="1.0160489699339" calcext:value-type="float">
            <text:p>1.0160489699</text:p>
          </table:table-cell>
          <table:table-cell table:formula="of:=[.C147]/[.C146]" office:value-type="float" office:value="0.996399014467117" calcext:value-type="float">
            <text:p>0.9963990145</text:p>
          </table:table-cell>
          <table:table-cell table:formula="of:=[.D147]/[.D146]" office:value-type="float" office:value="1.00510195630208" calcext:value-type="float">
            <text:p>1.0051019563</text:p>
          </table:table-cell>
          <table:table-cell table:formula="of:=[.E147]/[.E146]" office:value-type="float" office:value="0.997672313461787" calcext:value-type="float">
            <text:p>0.9976723135</text:p>
          </table:table-cell>
          <table:table-cell/>
          <table:table-cell table:formula="of:=[.L146]*[.G147]" office:value-type="float" office:value="0.481533398342272" calcext:value-type="float">
            <text:p>0.4815333983</text:p>
          </table:table-cell>
          <table:table-cell table:formula="of:=[.M146]*[.H147]" office:value-type="float" office:value="0.457159420289855" calcext:value-type="float">
            <text:p>0.4571594203</text:p>
          </table:table-cell>
          <table:table-cell table:formula="of:=[.N146]*[.I147]" office:value-type="float" office:value="0" calcext:value-type="float">
            <text:p>0</text:p>
          </table:table-cell>
          <table:table-cell table:formula="of:=[.O146]*[.J147]" office:value-type="float" office:value="0.215894781027004" calcext:value-type="float">
            <text:p>0.215894781</text:p>
          </table:table-cell>
          <table:table-cell table:formula="of:=SUM([.L147:.O147])" office:value-type="float" office:value="1.15458759965913" calcext:value-type="float">
            <text:p>1.1545875997</text:p>
          </table:table-cell>
          <table:table-cell table:formula="of:=([.P147]/[.P146])" office:value-type="float" office:value="1.00474283049182" calcext:value-type="float">
            <text:p>1.0047428305</text:p>
          </table:table-cell>
          <table:table-cell table:formula="of:=[.Q147]-1" office:value-type="float" office:value="0.00474283049182112" calcext:value-type="float">
            <text:p>0.0047428305</text:p>
          </table:table-cell>
          <table:table-cell table:number-columns-repeated="2"/>
          <table:table-cell office:value-type="float" office:value="1.00451365645" calcext:value-type="float">
            <text:p>1.0045136565</text:p>
          </table:table-cell>
        </table:table-row>
        <table:table-row table:style-name="ro1">
          <table:table-cell office:value-type="string" calcext:value-type="string">
            <text:p>2011-08-02</text:p>
          </table:table-cell>
          <table:table-cell office:value-type="float" office:value="387.25" calcext:value-type="float">
            <text:p>387.25</text:p>
          </table:table-cell>
          <table:table-cell office:value-type="float" office:value="161.52" calcext:value-type="float">
            <text:p>161.52</text:p>
          </table:table-cell>
          <table:table-cell office:value-type="float" office:value="592.4" calcext:value-type="float">
            <text:p>592.4</text:p>
          </table:table-cell>
          <table:table-cell office:value-type="float" office:value="75.44" calcext:value-type="float">
            <text:p>75.44</text:p>
          </table:table-cell>
          <table:table-cell/>
          <table:table-cell table:formula="of:=[.B148]/[.B147]" office:value-type="float" office:value="0.98025566384002" calcext:value-type="float">
            <text:p>0.9802556638</text:p>
          </table:table-cell>
          <table:table-cell table:formula="of:=[.C148]/[.C147]" office:value-type="float" office:value="1.02409332995181" calcext:value-type="float">
            <text:p>1.02409333</text:p>
          </table:table-cell>
          <table:table-cell table:formula="of:=[.D148]/[.D147]" office:value-type="float" office:value="0.976317220693179" calcext:value-type="float">
            <text:p>0.9763172207</text:p>
          </table:table-cell>
          <table:table-cell table:formula="of:=[.E148]/[.E147]" office:value-type="float" office:value="0.977835385612443" calcext:value-type="float">
            <text:p>0.9778353856</text:p>
          </table:table-cell>
          <table:table-cell/>
          <table:table-cell table:formula="of:=[.L147]*[.G148]" office:value-type="float" office:value="0.472025841053145" calcext:value-type="float">
            <text:p>0.4720258411</text:p>
          </table:table-cell>
          <table:table-cell table:formula="of:=[.M147]*[.H148]" office:value-type="float" office:value="0.468173913043478" calcext:value-type="float">
            <text:p>0.468173913</text:p>
          </table:table-cell>
          <table:table-cell table:formula="of:=[.N147]*[.I148]" office:value-type="float" office:value="0" calcext:value-type="float">
            <text:p>0</text:p>
          </table:table-cell>
          <table:table-cell table:formula="of:=[.O147]*[.J148]" office:value-type="float" office:value="0.211109556457254" calcext:value-type="float">
            <text:p>0.2111095565</text:p>
          </table:table-cell>
          <table:table-cell table:formula="of:=SUM([.L148:.O148])" office:value-type="float" office:value="1.15130931055388" calcext:value-type="float">
            <text:p>1.1513093106</text:p>
          </table:table-cell>
          <table:table-cell table:formula="of:=([.P148]/[.P147])" office:value-type="float" office:value="0.997160640642406" calcext:value-type="float">
            <text:p>0.9971606406</text:p>
          </table:table-cell>
          <table:table-cell table:formula="of:=[.Q148]-1" office:value-type="float" office:value="-0.0028393593575935" calcext:value-type="float">
            <text:p>-0.0028393594</text:p>
          </table:table-cell>
          <table:table-cell table:number-columns-repeated="2"/>
          <table:table-cell office:value-type="float" office:value="0.997306674639" calcext:value-type="float">
            <text:p>0.9973066746</text:p>
          </table:table-cell>
        </table:table-row>
        <table:table-row table:style-name="ro1">
          <table:table-cell office:value-type="string" calcext:value-type="string">
            <text:p>2011-08-03</text:p>
          </table:table-cell>
          <table:table-cell office:value-type="float" office:value="390.89" calcext:value-type="float">
            <text:p>390.89</text:p>
          </table:table-cell>
          <table:table-cell office:value-type="float" office:value="161.49" calcext:value-type="float">
            <text:p>161.49</text:p>
          </table:table-cell>
          <table:table-cell office:value-type="float" office:value="601.17" calcext:value-type="float">
            <text:p>601.17</text:p>
          </table:table-cell>
          <table:table-cell office:value-type="float" office:value="75.32" calcext:value-type="float">
            <text:p>75.32</text:p>
          </table:table-cell>
          <table:table-cell/>
          <table:table-cell table:formula="of:=[.B149]/[.B148]" office:value-type="float" office:value="1.00939961265332" calcext:value-type="float">
            <text:p>1.0093996127</text:p>
          </table:table-cell>
          <table:table-cell table:formula="of:=[.C149]/[.C148]" office:value-type="float" office:value="0.99981426448737" calcext:value-type="float">
            <text:p>0.9998142645</text:p>
          </table:table-cell>
          <table:table-cell table:formula="of:=[.D149]/[.D148]" office:value-type="float" office:value="1.01480418636057" calcext:value-type="float">
            <text:p>1.0148041864</text:p>
          </table:table-cell>
          <table:table-cell table:formula="of:=[.E149]/[.E148]" office:value-type="float" office:value="0.998409331919406" calcext:value-type="float">
            <text:p>0.9984093319</text:p>
          </table:table-cell>
          <table:table-cell/>
          <table:table-cell table:formula="of:=[.L148]*[.G149]" office:value-type="float" office:value="0.476462701121404" calcext:value-type="float">
            <text:p>0.4764627011</text:p>
          </table:table-cell>
          <table:table-cell table:formula="of:=[.M148]*[.H149]" office:value-type="float" office:value="0.468086956521739" calcext:value-type="float">
            <text:p>0.4680869565</text:p>
          </table:table-cell>
          <table:table-cell table:formula="of:=[.N148]*[.I149]" office:value-type="float" office:value="0" calcext:value-type="float">
            <text:p>0</text:p>
          </table:table-cell>
          <table:table-cell table:formula="of:=[.O148]*[.J149]" office:value-type="float" office:value="0.21077375122429" calcext:value-type="float">
            <text:p>0.2107737512</text:p>
          </table:table-cell>
          <table:table-cell table:formula="of:=SUM([.L149:.O149])" office:value-type="float" office:value="1.15532340886743" calcext:value-type="float">
            <text:p>1.1553234089</text:p>
          </table:table-cell>
          <table:table-cell table:formula="of:=([.P149]/[.P148])" office:value-type="float" office:value="1.00348655072686" calcext:value-type="float">
            <text:p>1.0034865507</text:p>
          </table:table-cell>
          <table:table-cell table:formula="of:=[.Q149]-1" office:value-type="float" office:value="0.00348655072686266" calcext:value-type="float">
            <text:p>0.0034865507</text:p>
          </table:table-cell>
          <table:table-cell table:number-columns-repeated="2"/>
          <table:table-cell office:value-type="float" office:value="1.00336741724" calcext:value-type="float">
            <text:p>1.0033674172</text:p>
          </table:table-cell>
        </table:table-row>
        <table:table-row table:style-name="ro1">
          <table:table-cell office:value-type="string" calcext:value-type="string">
            <text:p>2011-08-04</text:p>
          </table:table-cell>
          <table:table-cell office:value-type="float" office:value="375.76" calcext:value-type="float">
            <text:p>375.76</text:p>
          </table:table-cell>
          <table:table-cell office:value-type="float" office:value="160.64" calcext:value-type="float">
            <text:p>160.64</text:p>
          </table:table-cell>
          <table:table-cell office:value-type="float" office:value="577.52" calcext:value-type="float">
            <text:p>577.52</text:p>
          </table:table-cell>
          <table:table-cell office:value-type="float" office:value="71.56" calcext:value-type="float">
            <text:p>71.56</text:p>
          </table:table-cell>
          <table:table-cell/>
          <table:table-cell table:formula="of:=[.B150]/[.B149]" office:value-type="float" office:value="0.961293458517742" calcext:value-type="float">
            <text:p>0.9612934585</text:p>
          </table:table-cell>
          <table:table-cell table:formula="of:=[.C150]/[.C149]" office:value-type="float" office:value="0.994736516192953" calcext:value-type="float">
            <text:p>0.9947365162</text:p>
          </table:table-cell>
          <table:table-cell table:formula="of:=[.D150]/[.D149]" office:value-type="float" office:value="0.960660046243159" calcext:value-type="float">
            <text:p>0.9606600462</text:p>
          </table:table-cell>
          <table:table-cell table:formula="of:=[.E150]/[.E149]" office:value-type="float" office:value="0.950079660116835" calcext:value-type="float">
            <text:p>0.9500796601</text:p>
          </table:table-cell>
          <table:table-cell/>
          <table:table-cell table:formula="of:=[.L149]*[.G150]" office:value-type="float" office:value="0.4580204778157" calcext:value-type="float">
            <text:p>0.4580204778</text:p>
          </table:table-cell>
          <table:table-cell table:formula="of:=[.M149]*[.H150]" office:value-type="float" office:value="0.465623188405797" calcext:value-type="float">
            <text:p>0.4656231884</text:p>
          </table:table-cell>
          <table:table-cell table:formula="of:=[.N149]*[.I150]" office:value-type="float" office:value="0" calcext:value-type="float">
            <text:p>0</text:p>
          </table:table-cell>
          <table:table-cell table:formula="of:=[.O149]*[.J150]" office:value-type="float" office:value="0.200251853924723" calcext:value-type="float">
            <text:p>0.2002518539</text:p>
          </table:table-cell>
          <table:table-cell table:formula="of:=SUM([.L150:.O150])" office:value-type="float" office:value="1.12389552014622" calcext:value-type="float">
            <text:p>1.1238955201</text:p>
          </table:table-cell>
          <table:table-cell table:formula="of:=([.P150]/[.P149])" office:value-type="float" office:value="0.972797323693093" calcext:value-type="float">
            <text:p>0.9727973237</text:p>
          </table:table-cell>
          <table:table-cell table:formula="of:=[.Q150]-1" office:value-type="float" office:value="-0.0272026763069066" calcext:value-type="float">
            <text:p>-0.0272026763</text:p>
          </table:table-cell>
          <table:table-cell table:number-columns-repeated="2"/>
          <table:table-cell office:value-type="float" office:value="0.972427921908" calcext:value-type="float">
            <text:p>0.9724279219</text:p>
          </table:table-cell>
        </table:table-row>
        <table:table-row table:style-name="ro1">
          <table:table-cell office:value-type="string" calcext:value-type="string">
            <text:p>2011-08-05</text:p>
          </table:table-cell>
          <table:table-cell office:value-type="float" office:value="372.02" calcext:value-type="float">
            <text:p>372.02</text:p>
          </table:table-cell>
          <table:table-cell office:value-type="float" office:value="161.75" calcext:value-type="float">
            <text:p>161.75</text:p>
          </table:table-cell>
          <table:table-cell office:value-type="float" office:value="579.04" calcext:value-type="float">
            <text:p>579.04</text:p>
          </table:table-cell>
          <table:table-cell office:value-type="float" office:value="72.51" calcext:value-type="float">
            <text:p>72.51</text:p>
          </table:table-cell>
          <table:table-cell/>
          <table:table-cell table:formula="of:=[.B151]/[.B150]" office:value-type="float" office:value="0.990046838407494" calcext:value-type="float">
            <text:p>0.9900468384</text:p>
          </table:table-cell>
          <table:table-cell table:formula="of:=[.C151]/[.C150]" office:value-type="float" office:value="1.00690986055777" calcext:value-type="float">
            <text:p>1.0069098606</text:p>
          </table:table-cell>
          <table:table-cell table:formula="of:=[.D151]/[.D150]" office:value-type="float" office:value="1.00263194348248" calcext:value-type="float">
            <text:p>1.0026319435</text:p>
          </table:table-cell>
          <table:table-cell table:formula="of:=[.E151]/[.E150]" office:value-type="float" office:value="1.01327557294578" calcext:value-type="float">
            <text:p>1.0132755729</text:p>
          </table:table-cell>
          <table:table-cell/>
          <table:table-cell table:formula="of:=[.L150]*[.G151]" office:value-type="float" office:value="0.453461725987323" calcext:value-type="float">
            <text:p>0.453461726</text:p>
          </table:table-cell>
          <table:table-cell table:formula="of:=[.M150]*[.H151]" office:value-type="float" office:value="0.468840579710145" calcext:value-type="float">
            <text:p>0.4688405797</text:p>
          </table:table-cell>
          <table:table-cell table:formula="of:=[.N150]*[.I151]" office:value-type="float" office:value="0" calcext:value-type="float">
            <text:p>0</text:p>
          </table:table-cell>
          <table:table-cell table:formula="of:=[.O150]*[.J151]" office:value-type="float" office:value="0.202910312019029" calcext:value-type="float">
            <text:p>0.202910312</text:p>
          </table:table-cell>
          <table:table-cell table:formula="of:=SUM([.L151:.O151])" office:value-type="float" office:value="1.1252126177165" calcext:value-type="float">
            <text:p>1.1252126177</text:p>
          </table:table-cell>
          <table:table-cell table:formula="of:=([.P151]/[.P150])" office:value-type="float" office:value="1.00117190392405" calcext:value-type="float">
            <text:p>1.0011719039</text:p>
          </table:table-cell>
          <table:table-cell table:formula="of:=[.Q151]-1" office:value-type="float" office:value="0.00117190392404565" calcext:value-type="float">
            <text:p>0.0011719039</text:p>
          </table:table-cell>
          <table:table-cell table:number-columns-repeated="2"/>
          <table:table-cell office:value-type="float" office:value="1.00143779418" calcext:value-type="float">
            <text:p>1.0014377942</text:p>
          </table:table-cell>
        </table:table-row>
        <table:table-row table:style-name="ro1">
          <table:table-cell office:value-type="string" calcext:value-type="string">
            <text:p>2011-08-08</text:p>
          </table:table-cell>
          <table:table-cell office:value-type="float" office:value="351.7" calcext:value-type="float">
            <text:p>351.7</text:p>
          </table:table-cell>
          <table:table-cell office:value-type="float" office:value="167.12" calcext:value-type="float">
            <text:p>167.12</text:p>
          </table:table-cell>
          <table:table-cell office:value-type="float" office:value="546.02" calcext:value-type="float">
            <text:p>546.02</text:p>
          </table:table-cell>
          <table:table-cell office:value-type="float" office:value="68.03" calcext:value-type="float">
            <text:p>68.03</text:p>
          </table:table-cell>
          <table:table-cell/>
          <table:table-cell table:formula="of:=[.B152]/[.B151]" office:value-type="float" office:value="0.945379280683834" calcext:value-type="float">
            <text:p>0.9453792807</text:p>
          </table:table-cell>
          <table:table-cell table:formula="of:=[.C152]/[.C151]" office:value-type="float" office:value="1.03319938176198" calcext:value-type="float">
            <text:p>1.0331993818</text:p>
          </table:table-cell>
          <table:table-cell table:formula="of:=[.D152]/[.D151]" office:value-type="float" office:value="0.942974578612876" calcext:value-type="float">
            <text:p>0.9429745786</text:p>
          </table:table-cell>
          <table:table-cell table:formula="of:=[.E152]/[.E151]" office:value-type="float" office:value="0.938215418562957" calcext:value-type="float">
            <text:p>0.9382154186</text:p>
          </table:table-cell>
          <table:table-cell/>
          <table:table-cell table:formula="of:=[.L151]*[.G152]" office:value-type="float" office:value="0.428693320331546" calcext:value-type="float">
            <text:p>0.4286933203</text:p>
          </table:table-cell>
          <table:table-cell table:formula="of:=[.M151]*[.H152]" office:value-type="float" office:value="0.484405797101449" calcext:value-type="float">
            <text:p>0.4844057971</text:p>
          </table:table-cell>
          <table:table-cell table:formula="of:=[.N151]*[.I152]" office:value-type="float" office:value="0" calcext:value-type="float">
            <text:p>0</text:p>
          </table:table-cell>
          <table:table-cell table:formula="of:=[.O151]*[.J152]" office:value-type="float" office:value="0.190373583321673" calcext:value-type="float">
            <text:p>0.1903735833</text:p>
          </table:table-cell>
          <table:table-cell table:formula="of:=SUM([.L152:.O152])" office:value-type="float" office:value="1.10347270075467" calcext:value-type="float">
            <text:p>1.1034727008</text:p>
          </table:table-cell>
          <table:table-cell table:formula="of:=([.P152]/[.P151])" office:value-type="float" office:value="0.980679280858094" calcext:value-type="float">
            <text:p>0.9806792809</text:p>
          </table:table-cell>
          <table:table-cell table:formula="of:=[.Q152]-1" office:value-type="float" office:value="-0.0193207191419056" calcext:value-type="float">
            <text:p>-0.0193207191</text:p>
          </table:table-cell>
          <table:table-cell table:number-columns-repeated="2"/>
          <table:table-cell office:value-type="float" office:value="0.979074548691" calcext:value-type="float">
            <text:p>0.9790745487</text:p>
          </table:table-cell>
        </table:table-row>
        <table:table-row table:style-name="ro1">
          <table:table-cell office:value-type="string" calcext:value-type="string">
            <text:p>2011-08-09</text:p>
          </table:table-cell>
          <table:table-cell office:value-type="float" office:value="372.41" calcext:value-type="float">
            <text:p>372.41</text:p>
          </table:table-cell>
          <table:table-cell office:value-type="float" office:value="168.61" calcext:value-type="float">
            <text:p>168.61</text:p>
          </table:table-cell>
          <table:table-cell office:value-type="float" office:value="573.41" calcext:value-type="float">
            <text:p>573.41</text:p>
          </table:table-cell>
          <table:table-cell office:value-type="float" office:value="69.43" calcext:value-type="float">
            <text:p>69.43</text:p>
          </table:table-cell>
          <table:table-cell/>
          <table:table-cell table:formula="of:=[.B153]/[.B152]" office:value-type="float" office:value="1.05888541370486" calcext:value-type="float">
            <text:p>1.0588854137</text:p>
          </table:table-cell>
          <table:table-cell table:formula="of:=[.C153]/[.C152]" office:value-type="float" office:value="1.00891574916228" calcext:value-type="float">
            <text:p>1.0089157492</text:p>
          </table:table-cell>
          <table:table-cell table:formula="of:=[.D153]/[.D152]" office:value-type="float" office:value="1.05016299769239" calcext:value-type="float">
            <text:p>1.0501629977</text:p>
          </table:table-cell>
          <table:table-cell table:formula="of:=[.E153]/[.E152]" office:value-type="float" office:value="1.02057915625459" calcext:value-type="float">
            <text:p>1.0205791563</text:p>
          </table:table-cell>
          <table:table-cell/>
          <table:table-cell table:formula="of:=[.L152]*[.G153]" office:value-type="float" office:value="0.45393710385178" calcext:value-type="float">
            <text:p>0.4539371039</text:p>
          </table:table-cell>
          <table:table-cell table:formula="of:=[.M152]*[.H153]" office:value-type="float" office:value="0.488724637681159" calcext:value-type="float">
            <text:p>0.4887246377</text:p>
          </table:table-cell>
          <table:table-cell table:formula="of:=[.N152]*[.I153]" office:value-type="float" office:value="0" calcext:value-type="float">
            <text:p>0</text:p>
          </table:table-cell>
          <table:table-cell table:formula="of:=[.O152]*[.J153]" office:value-type="float" office:value="0.194291311039597" calcext:value-type="float">
            <text:p>0.194291311</text:p>
          </table:table-cell>
          <table:table-cell table:formula="of:=SUM([.L153:.O153])" office:value-type="float" office:value="1.13695305257254" calcext:value-type="float">
            <text:p>1.1369530526</text:p>
          </table:table-cell>
          <table:table-cell table:formula="of:=([.P153]/[.P152])" office:value-type="float" office:value="1.03034089723739" calcext:value-type="float">
            <text:p>1.0303408972</text:p>
          </table:table-cell>
          <table:table-cell table:formula="of:=[.Q153]-1" office:value-type="float" office:value="0.0303408972373949" calcext:value-type="float">
            <text:p>0.0303408972</text:p>
          </table:table-cell>
          <table:table-cell table:number-columns-repeated="2"/>
          <table:table-cell office:value-type="float" office:value="1.0312362964" calcext:value-type="float">
            <text:p>1.0312362964</text:p>
          </table:table-cell>
        </table:table-row>
        <table:table-row table:style-name="ro1">
          <table:table-cell office:value-type="string" calcext:value-type="string">
            <text:p>2011-08-10</text:p>
          </table:table-cell>
          <table:table-cell office:value-type="float" office:value="362.14" calcext:value-type="float">
            <text:p>362.14</text:p>
          </table:table-cell>
          <table:table-cell office:value-type="float" office:value="174.58" calcext:value-type="float">
            <text:p>174.58</text:p>
          </table:table-cell>
          <table:table-cell office:value-type="float" office:value="549.01" calcext:value-type="float">
            <text:p>549.01</text:p>
          </table:table-cell>
          <table:table-cell office:value-type="float" office:value="66.37" calcext:value-type="float">
            <text:p>66.37</text:p>
          </table:table-cell>
          <table:table-cell/>
          <table:table-cell table:formula="of:=[.B154]/[.B153]" office:value-type="float" office:value="0.972422867269944" calcext:value-type="float">
            <text:p>0.9724228673</text:p>
          </table:table-cell>
          <table:table-cell table:formula="of:=[.C154]/[.C153]" office:value-type="float" office:value="1.03540715260068" calcext:value-type="float">
            <text:p>1.0354071526</text:p>
          </table:table-cell>
          <table:table-cell table:formula="of:=[.D154]/[.D153]" office:value-type="float" office:value="0.957447550618231" calcext:value-type="float">
            <text:p>0.9574475506</text:p>
          </table:table-cell>
          <table:table-cell table:formula="of:=[.E154]/[.E153]" office:value-type="float" office:value="0.955926832781218" calcext:value-type="float">
            <text:p>0.9559268328</text:p>
          </table:table-cell>
          <table:table-cell/>
          <table:table-cell table:formula="of:=[.L153]*[.G154]" office:value-type="float" office:value="0.441418820087762" calcext:value-type="float">
            <text:p>0.4414188201</text:p>
          </table:table-cell>
          <table:table-cell table:formula="of:=[.M153]*[.H154]" office:value-type="float" office:value="0.506028985507246" calcext:value-type="float">
            <text:p>0.5060289855</text:p>
          </table:table-cell>
          <table:table-cell table:formula="of:=[.N153]*[.I154]" office:value-type="float" office:value="0" calcext:value-type="float">
            <text:p>0</text:p>
          </table:table-cell>
          <table:table-cell table:formula="of:=[.O153]*[.J154]" office:value-type="float" office:value="0.185728277598992" calcext:value-type="float">
            <text:p>0.1857282776</text:p>
          </table:table-cell>
          <table:table-cell table:formula="of:=SUM([.L154:.O154])" office:value-type="float" office:value="1.133176083194" calcext:value-type="float">
            <text:p>1.1331760832</text:p>
          </table:table-cell>
          <table:table-cell table:formula="of:=([.P154]/[.P153])" office:value-type="float" office:value="0.99667799002783" calcext:value-type="float">
            <text:p>0.99667799</text:p>
          </table:table-cell>
          <table:table-cell table:formula="of:=[.Q154]-1" office:value-type="float" office:value="-0.00332200997216991" calcext:value-type="float">
            <text:p>-0.00332201</text:p>
          </table:table-cell>
          <table:table-cell table:number-columns-repeated="2"/>
          <table:table-cell office:value-type="float" office:value="0.994317374504" calcext:value-type="float">
            <text:p>0.9943173745</text:p>
          </table:table-cell>
        </table:table-row>
        <table:table-row table:style-name="ro1">
          <table:table-cell office:value-type="string" calcext:value-type="string">
            <text:p>2011-08-11</text:p>
          </table:table-cell>
          <table:table-cell office:value-type="float" office:value="372.1" calcext:value-type="float">
            <text:p>372.1</text:p>
          </table:table-cell>
          <table:table-cell office:value-type="float" office:value="170.75" calcext:value-type="float">
            <text:p>170.75</text:p>
          </table:table-cell>
          <table:table-cell office:value-type="float" office:value="562.13" calcext:value-type="float">
            <text:p>562.13</text:p>
          </table:table-cell>
          <table:table-cell office:value-type="float" office:value="69.83" calcext:value-type="float">
            <text:p>69.83</text:p>
          </table:table-cell>
          <table:table-cell/>
          <table:table-cell table:formula="of:=[.B155]/[.B154]" office:value-type="float" office:value="1.02750317556746" calcext:value-type="float">
            <text:p>1.0275031756</text:p>
          </table:table-cell>
          <table:table-cell table:formula="of:=[.C155]/[.C154]" office:value-type="float" office:value="0.97806163363501" calcext:value-type="float">
            <text:p>0.9780616336</text:p>
          </table:table-cell>
          <table:table-cell table:formula="of:=[.D155]/[.D154]" office:value-type="float" office:value="1.02389756106446" calcext:value-type="float">
            <text:p>1.0238975611</text:p>
          </table:table-cell>
          <table:table-cell table:formula="of:=[.E155]/[.E154]" office:value-type="float" office:value="1.05213198734368" calcext:value-type="float">
            <text:p>1.0521319873</text:p>
          </table:table-cell>
          <table:table-cell/>
          <table:table-cell table:formula="of:=[.L154]*[.G155]" office:value-type="float" office:value="0.453559239395417" calcext:value-type="float">
            <text:p>0.4535592394</text:p>
          </table:table-cell>
          <table:table-cell table:formula="of:=[.M154]*[.H155]" office:value-type="float" office:value="0.494927536231884" calcext:value-type="float">
            <text:p>0.4949275362</text:p>
          </table:table-cell>
          <table:table-cell table:formula="of:=[.N154]*[.I155]" office:value-type="float" office:value="0" calcext:value-type="float">
            <text:p>0</text:p>
          </table:table-cell>
          <table:table-cell table:formula="of:=[.O154]*[.J155]" office:value-type="float" office:value="0.195410661816146" calcext:value-type="float">
            <text:p>0.1954106618</text:p>
          </table:table-cell>
          <table:table-cell table:formula="of:=SUM([.L155:.O155])" office:value-type="float" office:value="1.14389743744345" calcext:value-type="float">
            <text:p>1.1438974374</text:p>
          </table:table-cell>
          <table:table-cell table:formula="of:=([.P155]/[.P154])" office:value-type="float" office:value="1.00946133121626" calcext:value-type="float">
            <text:p>1.0094613312</text:p>
          </table:table-cell>
          <table:table-cell table:formula="of:=[.Q155]-1" office:value-type="float" office:value="0.00946133121626347" calcext:value-type="float">
            <text:p>0.0094613312</text:p>
          </table:table-cell>
          <table:table-cell table:number-columns-repeated="2"/>
          <table:table-cell office:value-type="float" office:value="1.01265232115" calcext:value-type="float">
            <text:p>1.0126523212</text:p>
          </table:table-cell>
        </table:table-row>
        <table:table-row table:style-name="ro1">
          <table:table-cell office:value-type="string" calcext:value-type="string">
            <text:p>2011-08-12</text:p>
          </table:table-cell>
          <table:table-cell office:value-type="float" office:value="375.38" calcext:value-type="float">
            <text:p>375.38</text:p>
          </table:table-cell>
          <table:table-cell office:value-type="float" office:value="169.97" calcext:value-type="float">
            <text:p>169.97</text:p>
          </table:table-cell>
          <table:table-cell office:value-type="float" office:value="563.77" calcext:value-type="float">
            <text:p>563.77</text:p>
          </table:table-cell>
          <table:table-cell office:value-type="float" office:value="70.24" calcext:value-type="float">
            <text:p>70.24</text:p>
          </table:table-cell>
          <table:table-cell/>
          <table:table-cell table:formula="of:=[.B156]/[.B155]" office:value-type="float" office:value="1.00881483472185" calcext:value-type="float">
            <text:p>1.0088148347</text:p>
          </table:table-cell>
          <table:table-cell table:formula="of:=[.C156]/[.C155]" office:value-type="float" office:value="0.995431918008785" calcext:value-type="float">
            <text:p>0.995431918</text:p>
          </table:table-cell>
          <table:table-cell table:formula="of:=[.D156]/[.D155]" office:value-type="float" office:value="1.00291747460552" calcext:value-type="float">
            <text:p>1.0029174746</text:p>
          </table:table-cell>
          <table:table-cell table:formula="of:=[.E156]/[.E155]" office:value-type="float" office:value="1.00587140197623" calcext:value-type="float">
            <text:p>1.005871402</text:p>
          </table:table-cell>
          <table:table-cell/>
          <table:table-cell table:formula="of:=[.L155]*[.G156]" office:value-type="float" office:value="0.457557289127255" calcext:value-type="float">
            <text:p>0.4575572891</text:p>
          </table:table-cell>
          <table:table-cell table:formula="of:=[.M155]*[.H156]" office:value-type="float" office:value="0.492666666666666" calcext:value-type="float">
            <text:p>0.4926666667</text:p>
          </table:table-cell>
          <table:table-cell table:formula="of:=[.N155]*[.I156]" office:value-type="float" office:value="0" calcext:value-type="float">
            <text:p>0</text:p>
          </table:table-cell>
          <table:table-cell table:formula="of:=[.O155]*[.J156]" office:value-type="float" office:value="0.19655799636211" calcext:value-type="float">
            <text:p>0.1965579964</text:p>
          </table:table-cell>
          <table:table-cell table:formula="of:=SUM([.L156:.O156])" office:value-type="float" office:value="1.14678195215603" calcext:value-type="float">
            <text:p>1.1467819522</text:p>
          </table:table-cell>
          <table:table-cell table:formula="of:=([.P156]/[.P155])" office:value-type="float" office:value="1.00252165501746" calcext:value-type="float">
            <text:p>1.002521655</text:p>
          </table:table-cell>
          <table:table-cell table:formula="of:=[.Q156]-1" office:value-type="float" office:value="0.0025216550174556" calcext:value-type="float">
            <text:p>0.002521655</text:p>
          </table:table-cell>
          <table:table-cell table:number-columns-repeated="2"/>
          <table:table-cell office:value-type="float" office:value="1.00287298149" calcext:value-type="float">
            <text:p>1.0028729815</text:p>
          </table:table-cell>
        </table:table-row>
        <table:table-row table:style-name="ro1">
          <table:table-cell office:value-type="string" calcext:value-type="string">
            <text:p>2011-08-15</text:p>
          </table:table-cell>
          <table:table-cell office:value-type="float" office:value="381.77" calcext:value-type="float">
            <text:p>381.77</text:p>
          </table:table-cell>
          <table:table-cell office:value-type="float" office:value="171.8" calcext:value-type="float">
            <text:p>171.8</text:p>
          </table:table-cell>
          <table:table-cell office:value-type="float" office:value="557.23" calcext:value-type="float">
            <text:p>557.23</text:p>
          </table:table-cell>
          <table:table-cell office:value-type="float" office:value="72.47" calcext:value-type="float">
            <text:p>72.47</text:p>
          </table:table-cell>
          <table:table-cell/>
          <table:table-cell table:formula="of:=[.B157]/[.B156]" office:value-type="float" office:value="1.01702275027972" calcext:value-type="float">
            <text:p>1.0170227503</text:p>
          </table:table-cell>
          <table:table-cell table:formula="of:=[.C157]/[.C156]" office:value-type="float" office:value="1.01076660587162" calcext:value-type="float">
            <text:p>1.0107666059</text:p>
          </table:table-cell>
          <table:table-cell table:formula="of:=[.D157]/[.D156]" office:value-type="float" office:value="0.988399524628838" calcext:value-type="float">
            <text:p>0.9883995246</text:p>
          </table:table-cell>
          <table:table-cell table:formula="of:=[.E157]/[.E156]" office:value-type="float" office:value="1.03174829157175" calcext:value-type="float">
            <text:p>1.0317482916</text:p>
          </table:table-cell>
          <table:table-cell/>
          <table:table-cell table:formula="of:=[.L156]*[.G157]" office:value-type="float" office:value="0.465346172598732" calcext:value-type="float">
            <text:p>0.4653461726</text:p>
          </table:table-cell>
          <table:table-cell table:formula="of:=[.M156]*[.H157]" office:value-type="float" office:value="0.497971014492753" calcext:value-type="float">
            <text:p>0.4979710145</text:p>
          </table:table-cell>
          <table:table-cell table:formula="of:=[.N156]*[.I157]" office:value-type="float" office:value="0" calcext:value-type="float">
            <text:p>0</text:p>
          </table:table-cell>
          <table:table-cell table:formula="of:=[.O156]*[.J157]" office:value-type="float" office:value="0.202798376941374" calcext:value-type="float">
            <text:p>0.2027983769</text:p>
          </table:table-cell>
          <table:table-cell table:formula="of:=SUM([.L157:.O157])" office:value-type="float" office:value="1.16611556403286" calcext:value-type="float">
            <text:p>1.166115564</text:p>
          </table:table-cell>
          <table:table-cell table:formula="of:=([.P157]/[.P156])" office:value-type="float" office:value="1.01685901303249" calcext:value-type="float">
            <text:p>1.016859013</text:p>
          </table:table-cell>
          <table:table-cell table:formula="of:=[.Q157]-1" office:value-type="float" office:value="0.0168590130324946" calcext:value-type="float">
            <text:p>0.016859013</text:p>
          </table:table-cell>
          <table:table-cell table:number-columns-repeated="2"/>
          <table:table-cell office:value-type="float" office:value="1.01746540077" calcext:value-type="float">
            <text:p>1.0174654008</text:p>
          </table:table-cell>
        </table:table-row>
        <table:table-row table:style-name="ro1">
          <table:table-cell office:value-type="string" calcext:value-type="string">
            <text:p>2011-08-16</text:p>
          </table:table-cell>
          <table:table-cell office:value-type="float" office:value="378.85" calcext:value-type="float">
            <text:p>378.85</text:p>
          </table:table-cell>
          <table:table-cell office:value-type="float" office:value="173.92" calcext:value-type="float">
            <text:p>173.92</text:p>
          </table:table-cell>
          <table:table-cell office:value-type="float" office:value="539" calcext:value-type="float">
            <text:p>539</text:p>
          </table:table-cell>
          <table:table-cell office:value-type="float" office:value="71.7" calcext:value-type="float">
            <text:p>71.7</text:p>
          </table:table-cell>
          <table:table-cell/>
          <table:table-cell table:formula="of:=[.B158]/[.B157]" office:value-type="float" office:value="0.992351415773895" calcext:value-type="float">
            <text:p>0.9923514158</text:p>
          </table:table-cell>
          <table:table-cell table:formula="of:=[.C158]/[.C157]" office:value-type="float" office:value="1.01233993015134" calcext:value-type="float">
            <text:p>1.0123399302</text:p>
          </table:table-cell>
          <table:table-cell table:formula="of:=[.D158]/[.D157]" office:value-type="float" office:value="0.967284604202932" calcext:value-type="float">
            <text:p>0.9672846042</text:p>
          </table:table-cell>
          <table:table-cell table:formula="of:=[.E158]/[.E157]" office:value-type="float" office:value="0.989374913757417" calcext:value-type="float">
            <text:p>0.9893749138</text:p>
          </table:table-cell>
          <table:table-cell/>
          <table:table-cell table:formula="of:=[.L157]*[.G158]" office:value-type="float" office:value="0.461786933203315" calcext:value-type="float">
            <text:p>0.4617869332</text:p>
          </table:table-cell>
          <table:table-cell table:formula="of:=[.M157]*[.H158]" office:value-type="float" office:value="0.504115942028985" calcext:value-type="float">
            <text:p>0.504115942</text:p>
          </table:table-cell>
          <table:table-cell table:formula="of:=[.N157]*[.I158]" office:value-type="float" office:value="0" calcext:value-type="float">
            <text:p>0</text:p>
          </table:table-cell>
          <table:table-cell table:formula="of:=[.O157]*[.J158]" office:value-type="float" office:value="0.200643626696516" calcext:value-type="float">
            <text:p>0.2006436267</text:p>
          </table:table-cell>
          <table:table-cell table:formula="of:=SUM([.L158:.O158])" office:value-type="float" office:value="1.16654650192882" calcext:value-type="float">
            <text:p>1.1665465019</text:p>
          </table:table-cell>
          <table:table-cell table:formula="of:=([.P158]/[.P157])" office:value-type="float" office:value="1.00036954990504" calcext:value-type="float">
            <text:p>1.0003695499</text:p>
          </table:table-cell>
          <table:table-cell table:formula="of:=[.Q158]-1" office:value-type="float" office:value="0.000369549905042676" calcext:value-type="float">
            <text:p>0.0003695499</text:p>
          </table:table-cell>
          <table:table-cell table:number-columns-repeated="2"/>
          <table:table-cell office:value-type="float" office:value="0.999751521122" calcext:value-type="float">
            <text:p>0.9997515211</text:p>
          </table:table-cell>
        </table:table-row>
        <table:table-row table:style-name="ro1">
          <table:table-cell office:value-type="string" calcext:value-type="string">
            <text:p>2011-08-17</text:p>
          </table:table-cell>
          <table:table-cell office:value-type="float" office:value="378.81" calcext:value-type="float">
            <text:p>378.81</text:p>
          </table:table-cell>
          <table:table-cell office:value-type="float" office:value="174.42" calcext:value-type="float">
            <text:p>174.42</text:p>
          </table:table-cell>
          <table:table-cell office:value-type="float" office:value="533.15" calcext:value-type="float">
            <text:p>533.15</text:p>
          </table:table-cell>
          <table:table-cell office:value-type="float" office:value="72.35" calcext:value-type="float">
            <text:p>72.35</text:p>
          </table:table-cell>
          <table:table-cell/>
          <table:table-cell table:formula="of:=[.B159]/[.B158]" office:value-type="float" office:value="0.99989441731556" calcext:value-type="float">
            <text:p>0.9998944173</text:p>
          </table:table-cell>
          <table:table-cell table:formula="of:=[.C159]/[.C158]" office:value-type="float" office:value="1.0028748850046" calcext:value-type="float">
            <text:p>1.002874885</text:p>
          </table:table-cell>
          <table:table-cell table:formula="of:=[.D159]/[.D158]" office:value-type="float" office:value="0.989146567717996" calcext:value-type="float">
            <text:p>0.9891465677</text:p>
          </table:table-cell>
          <table:table-cell table:formula="of:=[.E159]/[.E158]" office:value-type="float" office:value="1.00906555090656" calcext:value-type="float">
            <text:p>1.0090655509</text:p>
          </table:table-cell>
          <table:table-cell/>
          <table:table-cell table:formula="of:=[.L158]*[.G159]" office:value-type="float" office:value="0.461738176499269" calcext:value-type="float">
            <text:p>0.4617381765</text:p>
          </table:table-cell>
          <table:table-cell table:formula="of:=[.M158]*[.H159]" office:value-type="float" office:value="0.505565217391304" calcext:value-type="float">
            <text:p>0.5055652174</text:p>
          </table:table-cell>
          <table:table-cell table:formula="of:=[.N158]*[.I159]" office:value-type="float" office:value="0" calcext:value-type="float">
            <text:p>0</text:p>
          </table:table-cell>
          <table:table-cell table:formula="of:=[.O158]*[.J159]" office:value-type="float" office:value="0.202462571708409" calcext:value-type="float">
            <text:p>0.2024625717</text:p>
          </table:table-cell>
          <table:table-cell table:formula="of:=SUM([.L159:.O159])" office:value-type="float" office:value="1.16976596559898" calcext:value-type="float">
            <text:p>1.1697659656</text:p>
          </table:table-cell>
          <table:table-cell table:formula="of:=([.P159]/[.P158])" office:value-type="float" office:value="1.00275982454608" calcext:value-type="float">
            <text:p>1.0027598245</text:p>
          </table:table-cell>
          <table:table-cell table:formula="of:=[.Q159]-1" office:value-type="float" office:value="0.00275982454607848" calcext:value-type="float">
            <text:p>0.0027598245</text:p>
          </table:table-cell>
          <table:table-cell table:number-columns-repeated="2"/>
          <table:table-cell office:value-type="float" office:value="1.00292083111" calcext:value-type="float">
            <text:p>1.0029208311</text:p>
          </table:table-cell>
        </table:table-row>
        <table:table-row table:style-name="ro1">
          <table:table-cell office:value-type="string" calcext:value-type="string">
            <text:p>2011-08-18</text:p>
          </table:table-cell>
          <table:table-cell office:value-type="float" office:value="364.49" calcext:value-type="float">
            <text:p>364.49</text:p>
          </table:table-cell>
          <table:table-cell office:value-type="float" office:value="177.72" calcext:value-type="float">
            <text:p>177.72</text:p>
          </table:table-cell>
          <table:table-cell office:value-type="float" office:value="504.88" calcext:value-type="float">
            <text:p>504.88</text:p>
          </table:table-cell>
          <table:table-cell office:value-type="float" office:value="69.21" calcext:value-type="float">
            <text:p>69.21</text:p>
          </table:table-cell>
          <table:table-cell/>
          <table:table-cell table:formula="of:=[.B160]/[.B159]" office:value-type="float" office:value="0.962197407671392" calcext:value-type="float">
            <text:p>0.9621974077</text:p>
          </table:table-cell>
          <table:table-cell table:formula="of:=[.C160]/[.C159]" office:value-type="float" office:value="1.01891984864121" calcext:value-type="float">
            <text:p>1.0189198486</text:p>
          </table:table-cell>
          <table:table-cell table:formula="of:=[.D160]/[.D159]" office:value-type="float" office:value="0.946975522835975" calcext:value-type="float">
            <text:p>0.9469755228</text:p>
          </table:table-cell>
          <table:table-cell table:formula="of:=[.E160]/[.E159]" office:value-type="float" office:value="0.956599861782999" calcext:value-type="float">
            <text:p>0.9565998618</text:p>
          </table:table-cell>
          <table:table-cell/>
          <table:table-cell table:formula="of:=[.L159]*[.G160]" office:value-type="float" office:value="0.444283276450512" calcext:value-type="float">
            <text:p>0.4442832765</text:p>
          </table:table-cell>
          <table:table-cell table:formula="of:=[.M159]*[.H160]" office:value-type="float" office:value="0.515130434782608" calcext:value-type="float">
            <text:p>0.5151304348</text:p>
          </table:table-cell>
          <table:table-cell table:formula="of:=[.N159]*[.I160]" office:value-type="float" office:value="0" calcext:value-type="float">
            <text:p>0</text:p>
          </table:table-cell>
          <table:table-cell table:formula="of:=[.O159]*[.J160]" office:value-type="float" office:value="0.193675668112494" calcext:value-type="float">
            <text:p>0.1936756681</text:p>
          </table:table-cell>
          <table:table-cell table:formula="of:=SUM([.L160:.O160])" office:value-type="float" office:value="1.15308937934562" calcext:value-type="float">
            <text:p>1.1530893793</text:p>
          </table:table-cell>
          <table:table-cell table:formula="of:=([.P160]/[.P159])" office:value-type="float" office:value="0.985743655787739" calcext:value-type="float">
            <text:p>0.9857436558</text:p>
          </table:table-cell>
          <table:table-cell table:formula="of:=[.Q160]-1" office:value-type="float" office:value="-0.0142563442122605" calcext:value-type="float">
            <text:p>-0.0142563442</text:p>
          </table:table-cell>
          <table:table-cell table:number-columns-repeated="2"/>
          <table:table-cell office:value-type="float" office:value="0.983766874882" calcext:value-type="float">
            <text:p>0.9837668749</text:p>
          </table:table-cell>
        </table:table-row>
        <table:table-row table:style-name="ro1">
          <table:table-cell office:value-type="string" calcext:value-type="string">
            <text:p>2011-08-19</text:p>
          </table:table-cell>
          <table:table-cell office:value-type="float" office:value="354.51" calcext:value-type="float">
            <text:p>354.51</text:p>
          </table:table-cell>
          <table:table-cell office:value-type="float" office:value="179.95" calcext:value-type="float">
            <text:p>179.95</text:p>
          </table:table-cell>
          <table:table-cell office:value-type="float" office:value="490.92" calcext:value-type="float">
            <text:p>490.92</text:p>
          </table:table-cell>
          <table:table-cell office:value-type="float" office:value="68.09" calcext:value-type="float">
            <text:p>68.09</text:p>
          </table:table-cell>
          <table:table-cell/>
          <table:table-cell table:formula="of:=[.B161]/[.B160]" office:value-type="float" office:value="0.972619276249005" calcext:value-type="float">
            <text:p>0.9726192762</text:p>
          </table:table-cell>
          <table:table-cell table:formula="of:=[.C161]/[.C160]" office:value-type="float" office:value="1.01254782804411" calcext:value-type="float">
            <text:p>1.012547828</text:p>
          </table:table-cell>
          <table:table-cell table:formula="of:=[.D161]/[.D160]" office:value-type="float" office:value="0.97234986531453" calcext:value-type="float">
            <text:p>0.9723498653</text:p>
          </table:table-cell>
          <table:table-cell table:formula="of:=[.E161]/[.E160]" office:value-type="float" office:value="0.983817367432452" calcext:value-type="float">
            <text:p>0.9838173674</text:p>
          </table:table-cell>
          <table:table-cell/>
          <table:table-cell table:formula="of:=[.L160]*[.G161]" office:value-type="float" office:value="0.432118478790834" calcext:value-type="float">
            <text:p>0.4321184788</text:p>
          </table:table-cell>
          <table:table-cell table:formula="of:=[.M160]*[.H161]" office:value-type="float" office:value="0.52159420289855" calcext:value-type="float">
            <text:p>0.5215942029</text:p>
          </table:table-cell>
          <table:table-cell table:formula="of:=[.N160]*[.I161]" office:value-type="float" office:value="0" calcext:value-type="float">
            <text:p>0</text:p>
          </table:table-cell>
          <table:table-cell table:formula="of:=[.O160]*[.J161]" office:value-type="float" office:value="0.190541485938156" calcext:value-type="float">
            <text:p>0.1905414859</text:p>
          </table:table-cell>
          <table:table-cell table:formula="of:=SUM([.L161:.O161])" office:value-type="float" office:value="1.14425416762754" calcext:value-type="float">
            <text:p>1.1442541676</text:p>
          </table:table-cell>
          <table:table-cell table:formula="of:=([.P161]/[.P160])" office:value-type="float" office:value="0.992337791088589" calcext:value-type="float">
            <text:p>0.9923377911</text:p>
          </table:table-cell>
          <table:table-cell table:formula="of:=[.Q161]-1" office:value-type="float" office:value="-0.0076622089114109" calcext:value-type="float">
            <text:p>-0.0076622089</text:p>
          </table:table-cell>
          <table:table-cell table:number-columns-repeated="2"/>
          <table:table-cell office:value-type="float" office:value="0.990830315204" calcext:value-type="float">
            <text:p>0.9908303152</text:p>
          </table:table-cell>
        </table:table-row>
        <table:table-row table:style-name="ro1">
          <table:table-cell office:value-type="string" calcext:value-type="string">
            <text:p>2011-08-22</text:p>
          </table:table-cell>
          <table:table-cell office:value-type="float" office:value="354.92" calcext:value-type="float">
            <text:p>354.92</text:p>
          </table:table-cell>
          <table:table-cell office:value-type="float" office:value="184.59" calcext:value-type="float">
            <text:p>184.59</text:p>
          </table:table-cell>
          <table:table-cell office:value-type="float" office:value="498.17" calcext:value-type="float">
            <text:p>498.17</text:p>
          </table:table-cell>
          <table:table-cell office:value-type="float" office:value="68.46" calcext:value-type="float">
            <text:p>68.46</text:p>
          </table:table-cell>
          <table:table-cell/>
          <table:table-cell table:formula="of:=[.B162]/[.B161]" office:value-type="float" office:value="1.001156525909" calcext:value-type="float">
            <text:p>1.0011565259</text:p>
          </table:table-cell>
          <table:table-cell table:formula="of:=[.C162]/[.C161]" office:value-type="float" office:value="1.02578494026118" calcext:value-type="float">
            <text:p>1.0257849403</text:p>
          </table:table-cell>
          <table:table-cell table:formula="of:=[.D162]/[.D161]" office:value-type="float" office:value="1.01476819033651" calcext:value-type="float">
            <text:p>1.0147681903</text:p>
          </table:table-cell>
          <table:table-cell table:formula="of:=[.E162]/[.E161]" office:value-type="float" office:value="1.00543398443237" calcext:value-type="float">
            <text:p>1.0054339844</text:p>
          </table:table-cell>
          <table:table-cell/>
          <table:table-cell table:formula="of:=[.L161]*[.G162]" office:value-type="float" office:value="0.432618235007314" calcext:value-type="float">
            <text:p>0.432618235</text:p>
          </table:table-cell>
          <table:table-cell table:formula="of:=[.M161]*[.H162]" office:value-type="float" office:value="0.535043478260869" calcext:value-type="float">
            <text:p>0.5350434783</text:p>
          </table:table-cell>
          <table:table-cell table:formula="of:=[.N161]*[.I162]" office:value-type="float" office:value="0" calcext:value-type="float">
            <text:p>0</text:p>
          </table:table-cell>
          <table:table-cell table:formula="of:=[.O161]*[.J162]" office:value-type="float" office:value="0.191576885406464" calcext:value-type="float">
            <text:p>0.1915768854</text:p>
          </table:table-cell>
          <table:table-cell table:formula="of:=SUM([.L162:.O162])" office:value-type="float" office:value="1.15923859867465" calcext:value-type="float">
            <text:p>1.1592385987</text:p>
          </table:table-cell>
          <table:table-cell table:formula="of:=([.P162]/[.P161])" office:value-type="float" office:value="1.01309536943018" calcext:value-type="float">
            <text:p>1.0130953694</text:p>
          </table:table-cell>
          <table:table-cell table:formula="of:=[.Q162]-1" office:value-type="float" office:value="0.0130953694301812" calcext:value-type="float">
            <text:p>0.0130953694</text:p>
          </table:table-cell>
          <table:table-cell table:number-columns-repeated="2"/>
          <table:table-cell office:value-type="float" office:value="1.01186338335" calcext:value-type="float">
            <text:p>1.0118633834</text:p>
          </table:table-cell>
        </table:table-row>
        <table:table-row table:style-name="ro1">
          <table:table-cell office:value-type="string" calcext:value-type="string">
            <text:p>2011-08-23</text:p>
          </table:table-cell>
          <table:table-cell office:value-type="float" office:value="372" calcext:value-type="float">
            <text:p>372</text:p>
          </table:table-cell>
          <table:table-cell office:value-type="float" office:value="177.67" calcext:value-type="float">
            <text:p>177.67</text:p>
          </table:table-cell>
          <table:table-cell office:value-type="float" office:value="518.82" calcext:value-type="float">
            <text:p>518.82</text:p>
          </table:table-cell>
          <table:table-cell office:value-type="float" office:value="71.86" calcext:value-type="float">
            <text:p>71.86</text:p>
          </table:table-cell>
          <table:table-cell/>
          <table:table-cell table:formula="of:=[.B163]/[.B162]" office:value-type="float" office:value="1.04812352079342" calcext:value-type="float">
            <text:p>1.0481235208</text:p>
          </table:table-cell>
          <table:table-cell table:formula="of:=[.C163]/[.C162]" office:value-type="float" office:value="0.962511511999566" calcext:value-type="float">
            <text:p>0.962511512</text:p>
          </table:table-cell>
          <table:table-cell table:formula="of:=[.D163]/[.D162]" office:value-type="float" office:value="1.04145171327057" calcext:value-type="float">
            <text:p>1.0414517133</text:p>
          </table:table-cell>
          <table:table-cell table:formula="of:=[.E163]/[.E162]" office:value-type="float" office:value="1.0496640373941" calcext:value-type="float">
            <text:p>1.0496640374</text:p>
          </table:table-cell>
          <table:table-cell/>
          <table:table-cell table:formula="of:=[.L162]*[.G163]" office:value-type="float" office:value="0.4534373476353" calcext:value-type="float">
            <text:p>0.4534373476</text:p>
          </table:table-cell>
          <table:table-cell table:formula="of:=[.M162]*[.H163]" office:value-type="float" office:value="0.514985507246376" calcext:value-type="float">
            <text:p>0.5149855072</text:p>
          </table:table-cell>
          <table:table-cell table:formula="of:=[.N162]*[.I163]" office:value-type="float" office:value="0" calcext:value-type="float">
            <text:p>0</text:p>
          </table:table-cell>
          <table:table-cell table:formula="of:=[.O162]*[.J163]" office:value-type="float" office:value="0.201091367007136" calcext:value-type="float">
            <text:p>0.201091367</text:p>
          </table:table-cell>
          <table:table-cell table:formula="of:=SUM([.L163:.O163])" office:value-type="float" office:value="1.16951422188881" calcext:value-type="float">
            <text:p>1.1695142219</text:p>
          </table:table-cell>
          <table:table-cell table:formula="of:=([.P163]/[.P162])" office:value-type="float" office:value="1.00886411410551" calcext:value-type="float">
            <text:p>1.0088641141</text:p>
          </table:table-cell>
          <table:table-cell table:formula="of:=[.Q163]-1" office:value-type="float" office:value="0.00886411410551147" calcext:value-type="float">
            <text:p>0.0088641141</text:p>
          </table:table-cell>
          <table:table-cell table:number-columns-repeated="2"/>
          <table:table-cell office:value-type="float" office:value="1.0141868206" calcext:value-type="float">
            <text:p>1.0141868206</text:p>
          </table:table-cell>
        </table:table-row>
        <table:table-row table:style-name="ro1">
          <table:table-cell office:value-type="string" calcext:value-type="string">
            <text:p>2011-08-24</text:p>
          </table:table-cell>
          <table:table-cell office:value-type="float" office:value="374.57" calcext:value-type="float">
            <text:p>374.57</text:p>
          </table:table-cell>
          <table:table-cell office:value-type="float" office:value="171.65" calcext:value-type="float">
            <text:p>171.65</text:p>
          </table:table-cell>
          <table:table-cell office:value-type="float" office:value="523.29" calcext:value-type="float">
            <text:p>523.29</text:p>
          </table:table-cell>
          <table:table-cell office:value-type="float" office:value="71.74" calcext:value-type="float">
            <text:p>71.74</text:p>
          </table:table-cell>
          <table:table-cell/>
          <table:table-cell table:formula="of:=[.B164]/[.B163]" office:value-type="float" office:value="1.00690860215054" calcext:value-type="float">
            <text:p>1.0069086022</text:p>
          </table:table-cell>
          <table:table-cell table:formula="of:=[.C164]/[.C163]" office:value-type="float" office:value="0.966116958406034" calcext:value-type="float">
            <text:p>0.9661169584</text:p>
          </table:table-cell>
          <table:table-cell table:formula="of:=[.D164]/[.D163]" office:value-type="float" office:value="1.00861570486874" calcext:value-type="float">
            <text:p>1.0086157049</text:p>
          </table:table-cell>
          <table:table-cell table:formula="of:=[.E164]/[.E163]" office:value-type="float" office:value="0.998330086278875" calcext:value-type="float">
            <text:p>0.9983300863</text:p>
          </table:table-cell>
          <table:table-cell/>
          <table:table-cell table:formula="of:=[.L163]*[.G164]" office:value-type="float" office:value="0.456569965870307" calcext:value-type="float">
            <text:p>0.4565699659</text:p>
          </table:table-cell>
          <table:table-cell table:formula="of:=[.M163]*[.H164]" office:value-type="float" office:value="0.497536231884058" calcext:value-type="float">
            <text:p>0.4975362319</text:p>
          </table:table-cell>
          <table:table-cell table:formula="of:=[.N163]*[.I164]" office:value-type="float" office:value="0" calcext:value-type="float">
            <text:p>0</text:p>
          </table:table-cell>
          <table:table-cell table:formula="of:=[.O163]*[.J164]" office:value-type="float" office:value="0.200755561774171" calcext:value-type="float">
            <text:p>0.2007555618</text:p>
          </table:table-cell>
          <table:table-cell table:formula="of:=SUM([.L164:.O164])" office:value-type="float" office:value="1.15486175952854" calcext:value-type="float">
            <text:p>1.1548617595</text:p>
          </table:table-cell>
          <table:table-cell table:formula="of:=([.P164]/[.P163])" office:value-type="float" office:value="0.987471326054837" calcext:value-type="float">
            <text:p>0.9874713261</text:p>
          </table:table-cell>
          <table:table-cell table:formula="of:=[.Q164]-1" office:value-type="float" office:value="-0.0125286739451634" calcext:value-type="float">
            <text:p>-0.0125286739</text:p>
          </table:table-cell>
          <table:table-cell table:number-columns-repeated="2"/>
          <table:table-cell office:value-type="float" office:value="0.988876241478" calcext:value-type="float">
            <text:p>0.9888762415</text:p>
          </table:table-cell>
        </table:table-row>
        <table:table-row table:style-name="ro1">
          <table:table-cell office:value-type="string" calcext:value-type="string">
            <text:p>2011-08-25</text:p>
          </table:table-cell>
          <table:table-cell office:value-type="float" office:value="372.12" calcext:value-type="float">
            <text:p>372.12</text:p>
          </table:table-cell>
          <table:table-cell office:value-type="float" office:value="172.36" calcext:value-type="float">
            <text:p>172.36</text:p>
          </table:table-cell>
          <table:table-cell office:value-type="float" office:value="520.04" calcext:value-type="float">
            <text:p>520.04</text:p>
          </table:table-cell>
          <table:table-cell office:value-type="float" office:value="70.02" calcext:value-type="float">
            <text:p>70.02</text:p>
          </table:table-cell>
          <table:table-cell/>
          <table:table-cell table:formula="of:=[.B165]/[.B164]" office:value-type="float" office:value="0.993459166510933" calcext:value-type="float">
            <text:p>0.9934591665</text:p>
          </table:table-cell>
          <table:table-cell table:formula="of:=[.C165]/[.C164]" office:value-type="float" office:value="1.00413632391494" calcext:value-type="float">
            <text:p>1.0041363239</text:p>
          </table:table-cell>
          <table:table-cell table:formula="of:=[.D165]/[.D164]" office:value-type="float" office:value="0.993789294654972" calcext:value-type="float">
            <text:p>0.9937892947</text:p>
          </table:table-cell>
          <table:table-cell table:formula="of:=[.E165]/[.E164]" office:value-type="float" office:value="0.976024533035963" calcext:value-type="float">
            <text:p>0.976024533</text:p>
          </table:table-cell>
          <table:table-cell/>
          <table:table-cell table:formula="of:=[.L164]*[.G165]" office:value-type="float" office:value="0.45358361774744" calcext:value-type="float">
            <text:p>0.4535836177</text:p>
          </table:table-cell>
          <table:table-cell table:formula="of:=[.M164]*[.H165]" office:value-type="float" office:value="0.499594202898551" calcext:value-type="float">
            <text:p>0.4995942029</text:p>
          </table:table-cell>
          <table:table-cell table:formula="of:=[.N164]*[.I165]" office:value-type="float" office:value="0" calcext:value-type="float">
            <text:p>0</text:p>
          </table:table-cell>
          <table:table-cell table:formula="of:=[.O164]*[.J165]" office:value-type="float" office:value="0.195942353435007" calcext:value-type="float">
            <text:p>0.1959423534</text:p>
          </table:table-cell>
          <table:table-cell table:formula="of:=SUM([.L165:.O165])" office:value-type="float" office:value="1.149120174081" calcext:value-type="float">
            <text:p>1.1491201741</text:p>
          </table:table-cell>
          <table:table-cell table:formula="of:=([.P165]/[.P164])" office:value-type="float" office:value="0.995028335296268" calcext:value-type="float">
            <text:p>0.9950283353</text:p>
          </table:table-cell>
          <table:table-cell table:formula="of:=[.Q165]-1" office:value-type="float" office:value="-0.00497166470373156" calcext:value-type="float">
            <text:p>-0.0049716647</text:p>
          </table:table-cell>
          <table:table-cell table:number-columns-repeated="2"/>
          <table:table-cell office:value-type="float" office:value="0.994243102778" calcext:value-type="float">
            <text:p>0.9942431028</text:p>
          </table:table-cell>
        </table:table-row>
        <table:table-row table:style-name="ro1">
          <table:table-cell office:value-type="string" calcext:value-type="string">
            <text:p>2011-08-26</text:p>
          </table:table-cell>
          <table:table-cell office:value-type="float" office:value="381.94" calcext:value-type="float">
            <text:p>381.94</text:p>
          </table:table-cell>
          <table:table-cell office:value-type="float" office:value="177.47" calcext:value-type="float">
            <text:p>177.47</text:p>
          </table:table-cell>
          <table:table-cell office:value-type="float" office:value="526.86" calcext:value-type="float">
            <text:p>526.86</text:p>
          </table:table-cell>
          <table:table-cell office:value-type="float" office:value="70.86" calcext:value-type="float">
            <text:p>70.86</text:p>
          </table:table-cell>
          <table:table-cell/>
          <table:table-cell table:formula="of:=[.B166]/[.B165]" office:value-type="float" office:value="1.02638933677308" calcext:value-type="float">
            <text:p>1.0263893368</text:p>
          </table:table-cell>
          <table:table-cell table:formula="of:=[.C166]/[.C165]" office:value-type="float" office:value="1.02964724994198" calcext:value-type="float">
            <text:p>1.0296472499</text:p>
          </table:table-cell>
          <table:table-cell table:formula="of:=[.D166]/[.D165]" office:value-type="float" office:value="1.01311437581725" calcext:value-type="float">
            <text:p>1.0131143758</text:p>
          </table:table-cell>
          <table:table-cell table:formula="of:=[.E166]/[.E165]" office:value-type="float" office:value="1.01199657240788" calcext:value-type="float">
            <text:p>1.0119965724</text:p>
          </table:table-cell>
          <table:table-cell/>
          <table:table-cell table:formula="of:=[.L165]*[.G166]" office:value-type="float" office:value="0.465553388590931" calcext:value-type="float">
            <text:p>0.4655533886</text:p>
          </table:table-cell>
          <table:table-cell table:formula="of:=[.M165]*[.H166]" office:value-type="float" office:value="0.514405797101449" calcext:value-type="float">
            <text:p>0.5144057971</text:p>
          </table:table-cell>
          <table:table-cell table:formula="of:=[.N165]*[.I166]" office:value-type="float" office:value="0" calcext:value-type="float">
            <text:p>0</text:p>
          </table:table-cell>
          <table:table-cell table:formula="of:=[.O165]*[.J166]" office:value-type="float" office:value="0.198292990065762" calcext:value-type="float">
            <text:p>0.1982929901</text:p>
          </table:table-cell>
          <table:table-cell table:formula="of:=SUM([.L166:.O166])" office:value-type="float" office:value="1.17825217575814" calcext:value-type="float">
            <text:p>1.1782521758</text:p>
          </table:table-cell>
          <table:table-cell table:formula="of:=([.P166]/[.P165])" office:value-type="float" office:value="1.02535157099686" calcext:value-type="float">
            <text:p>1.025351571</text:p>
          </table:table-cell>
          <table:table-cell table:formula="of:=[.Q166]-1" office:value-type="float" office:value="0.0253515709968644" calcext:value-type="float">
            <text:p>0.025351571</text:p>
          </table:table-cell>
          <table:table-cell table:number-columns-repeated="2"/>
          <table:table-cell office:value-type="float" office:value="1.02481394917" calcext:value-type="float">
            <text:p>1.0248139492</text:p>
          </table:table-cell>
        </table:table-row>
        <table:table-row table:style-name="ro1">
          <table:table-cell office:value-type="string" calcext:value-type="string">
            <text:p>2011-08-29</text:p>
          </table:table-cell>
          <table:table-cell office:value-type="float" office:value="388.3" calcext:value-type="float">
            <text:p>388.3</text:p>
          </table:table-cell>
          <table:table-cell office:value-type="float" office:value="173.89" calcext:value-type="float">
            <text:p>173.89</text:p>
          </table:table-cell>
          <table:table-cell office:value-type="float" office:value="539.08" calcext:value-type="float">
            <text:p>539.08</text:p>
          </table:table-cell>
          <table:table-cell office:value-type="float" office:value="72.31" calcext:value-type="float">
            <text:p>72.31</text:p>
          </table:table-cell>
          <table:table-cell/>
          <table:table-cell table:formula="of:=[.B167]/[.B166]" office:value-type="float" office:value="1.01665183013039" calcext:value-type="float">
            <text:p>1.0166518301</text:p>
          </table:table-cell>
          <table:table-cell table:formula="of:=[.C167]/[.C166]" office:value-type="float" office:value="0.979827576491801" calcext:value-type="float">
            <text:p>0.9798275765</text:p>
          </table:table-cell>
          <table:table-cell table:formula="of:=[.D167]/[.D166]" office:value-type="float" office:value="1.02319401738602" calcext:value-type="float">
            <text:p>1.0231940174</text:p>
          </table:table-cell>
          <table:table-cell table:formula="of:=[.E167]/[.E166]" office:value-type="float" office:value="1.02046288456111" calcext:value-type="float">
            <text:p>1.0204628846</text:p>
          </table:table-cell>
          <table:table-cell/>
          <table:table-cell table:formula="of:=[.L166]*[.G167]" office:value-type="float" office:value="0.473305704534373" calcext:value-type="float">
            <text:p>0.4733057045</text:p>
          </table:table-cell>
          <table:table-cell table:formula="of:=[.M166]*[.H167]" office:value-type="float" office:value="0.504028985507246" calcext:value-type="float">
            <text:p>0.5040289855</text:p>
          </table:table-cell>
          <table:table-cell table:formula="of:=[.N166]*[.I167]" office:value-type="float" office:value="0" calcext:value-type="float">
            <text:p>0</text:p>
          </table:table-cell>
          <table:table-cell table:formula="of:=[.O166]*[.J167]" office:value-type="float" office:value="0.202350636630754" calcext:value-type="float">
            <text:p>0.2023506366</text:p>
          </table:table-cell>
          <table:table-cell table:formula="of:=SUM([.L167:.O167])" office:value-type="float" office:value="1.17968532667237" calcext:value-type="float">
            <text:p>1.1796853267</text:p>
          </table:table-cell>
          <table:table-cell table:formula="of:=([.P167]/[.P166])" office:value-type="float" office:value="1.00121633631893" calcext:value-type="float">
            <text:p>1.0012163363</text:p>
          </table:table-cell>
          <table:table-cell table:formula="of:=[.Q167]-1" office:value-type="float" office:value="0.00121633631892903" calcext:value-type="float">
            <text:p>0.0012163363</text:p>
          </table:table-cell>
          <table:table-cell table:number-columns-repeated="2"/>
          <table:table-cell office:value-type="float" office:value="1.00268433956" calcext:value-type="float">
            <text:p>1.0026843396</text:p>
          </table:table-cell>
        </table:table-row>
        <table:table-row table:style-name="ro1">
          <table:table-cell office:value-type="string" calcext:value-type="string">
            <text:p>2011-08-30</text:p>
          </table:table-cell>
          <table:table-cell office:value-type="float" office:value="388.32" calcext:value-type="float">
            <text:p>388.32</text:p>
          </table:table-cell>
          <table:table-cell office:value-type="float" office:value="179.1" calcext:value-type="float">
            <text:p>179.1</text:p>
          </table:table-cell>
          <table:table-cell office:value-type="float" office:value="540.7" calcext:value-type="float">
            <text:p>540.7</text:p>
          </table:table-cell>
          <table:table-cell office:value-type="float" office:value="72.1" calcext:value-type="float">
            <text:p>72.1</text:p>
          </table:table-cell>
          <table:table-cell/>
          <table:table-cell table:formula="of:=[.B168]/[.B167]" office:value-type="float" office:value="1.00005150656709" calcext:value-type="float">
            <text:p>1.0000515066</text:p>
          </table:table-cell>
          <table:table-cell table:formula="of:=[.C168]/[.C167]" office:value-type="float" office:value="1.02996146989476" calcext:value-type="float">
            <text:p>1.0299614699</text:p>
          </table:table-cell>
          <table:table-cell table:formula="of:=[.D168]/[.D167]" office:value-type="float" office:value="1.00300511983379" calcext:value-type="float">
            <text:p>1.0030051198</text:p>
          </table:table-cell>
          <table:table-cell table:formula="of:=[.E168]/[.E167]" office:value-type="float" office:value="0.997095837366893" calcext:value-type="float">
            <text:p>0.9970958374</text:p>
          </table:table-cell>
          <table:table-cell/>
          <table:table-cell table:formula="of:=[.L167]*[.G168]" office:value-type="float" office:value="0.473330082886397" calcext:value-type="float">
            <text:p>0.4733300829</text:p>
          </table:table-cell>
          <table:table-cell table:formula="of:=[.M167]*[.H168]" office:value-type="float" office:value="0.519130434782608" calcext:value-type="float">
            <text:p>0.5191304348</text:p>
          </table:table-cell>
          <table:table-cell table:formula="of:=[.N167]*[.I168]" office:value-type="float" office:value="0" calcext:value-type="float">
            <text:p>0</text:p>
          </table:table-cell>
          <table:table-cell table:formula="of:=[.O167]*[.J168]" office:value-type="float" office:value="0.201762977473065" calcext:value-type="float">
            <text:p>0.2017629775</text:p>
          </table:table-cell>
          <table:table-cell table:formula="of:=SUM([.L168:.O168])" office:value-type="float" office:value="1.19422349514207" calcext:value-type="float">
            <text:p>1.1942234951</text:p>
          </table:table-cell>
          <table:table-cell table:formula="of:=([.P168]/[.P167])" office:value-type="float" office:value="1.01232376816172" calcext:value-type="float">
            <text:p>1.0123237682</text:p>
          </table:table-cell>
          <table:table-cell table:formula="of:=[.Q168]-1" office:value-type="float" office:value="0.0123237681617232" calcext:value-type="float">
            <text:p>0.0123237682</text:p>
          </table:table-cell>
          <table:table-cell table:number-columns-repeated="2"/>
          <table:table-cell office:value-type="float" office:value="1.01142435806" calcext:value-type="float">
            <text:p>1.0114243581</text:p>
          </table:table-cell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383.18" calcext:value-type="float">
            <text:p>383.18</text:p>
          </table:table-cell>
          <table:table-cell office:value-type="float" office:value="177.72" calcext:value-type="float">
            <text:p>177.72</text:p>
          </table:table-cell>
          <table:table-cell office:value-type="float" office:value="540.96" calcext:value-type="float">
            <text:p>540.96</text:p>
          </table:table-cell>
          <table:table-cell office:value-type="float" office:value="72.21" calcext:value-type="float">
            <text:p>72.21</text:p>
          </table:table-cell>
          <table:table-cell/>
          <table:table-cell table:formula="of:=[.B169]/[.B168]" office:value-type="float" office:value="0.986763494025546" calcext:value-type="float">
            <text:p>0.986763494</text:p>
          </table:table-cell>
          <table:table-cell table:formula="of:=[.C169]/[.C168]" office:value-type="float" office:value="0.992294807370184" calcext:value-type="float">
            <text:p>0.9922948074</text:p>
          </table:table-cell>
          <table:table-cell table:formula="of:=[.D169]/[.D168]" office:value-type="float" office:value="1.00048085814685" calcext:value-type="float">
            <text:p>1.0004808581</text:p>
          </table:table-cell>
          <table:table-cell table:formula="of:=[.E169]/[.E168]" office:value-type="float" office:value="1.00152565880721" calcext:value-type="float">
            <text:p>1.0015256588</text:p>
          </table:table-cell>
          <table:table-cell/>
          <table:table-cell table:formula="of:=[.L168]*[.G169]" office:value-type="float" office:value="0.467064846416382" calcext:value-type="float">
            <text:p>0.4670648464</text:p>
          </table:table-cell>
          <table:table-cell table:formula="of:=[.M168]*[.H169]" office:value-type="float" office:value="0.515130434782608" calcext:value-type="float">
            <text:p>0.5151304348</text:p>
          </table:table-cell>
          <table:table-cell table:formula="of:=[.N168]*[.I169]" office:value-type="float" office:value="0" calcext:value-type="float">
            <text:p>0</text:p>
          </table:table-cell>
          <table:table-cell table:formula="of:=[.O168]*[.J169]" office:value-type="float" office:value="0.202070798936616" calcext:value-type="float">
            <text:p>0.2020707989</text:p>
          </table:table-cell>
          <table:table-cell table:formula="of:=SUM([.L169:.O169])" office:value-type="float" office:value="1.18426608013561" calcext:value-type="float">
            <text:p>1.1842660801</text:p>
          </table:table-cell>
          <table:table-cell table:formula="of:=([.P169]/[.P168])" office:value-type="float" office:value="0.991662017162643" calcext:value-type="float">
            <text:p>0.9916620172</text:p>
          </table:table-cell>
          <table:table-cell table:formula="of:=[.Q169]-1" office:value-type="float" office:value="-0.00833798283735732" calcext:value-type="float">
            <text:p>-0.0083379828</text:p>
          </table:table-cell>
          <table:table-cell table:number-columns-repeated="2"/>
          <table:table-cell office:value-type="float" office:value="0.99192845232" calcext:value-type="float">
            <text:p>0.9919284523</text:p>
          </table:table-cell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379.4" calcext:value-type="float">
            <text:p>379.4</text:p>
          </table:table-cell>
          <table:table-cell office:value-type="float" office:value="177.87" calcext:value-type="float">
            <text:p>177.87</text:p>
          </table:table-cell>
          <table:table-cell office:value-type="float" office:value="532.5" calcext:value-type="float">
            <text:p>532.5</text:p>
          </table:table-cell>
          <table:table-cell office:value-type="float" office:value="71.69" calcext:value-type="float">
            <text:p>71.69</text:p>
          </table:table-cell>
          <table:table-cell/>
          <table:table-cell table:formula="of:=[.B170]/[.B169]" office:value-type="float" office:value="0.990135184508586" calcext:value-type="float">
            <text:p>0.9901351845</text:p>
          </table:table-cell>
          <table:table-cell table:formula="of:=[.C170]/[.C169]" office:value-type="float" office:value="1.0008440243079" calcext:value-type="float">
            <text:p>1.0008440243</text:p>
          </table:table-cell>
          <table:table-cell table:formula="of:=[.D170]/[.D169]" office:value-type="float" office:value="0.984361135758651" calcext:value-type="float">
            <text:p>0.9843611358</text:p>
          </table:table-cell>
          <table:table-cell table:formula="of:=[.E170]/[.E169]" office:value-type="float" office:value="0.992798781332226" calcext:value-type="float">
            <text:p>0.9927987813</text:p>
          </table:table-cell>
          <table:table-cell/>
          <table:table-cell table:formula="of:=[.L169]*[.G170]" office:value-type="float" office:value="0.462457337883959" calcext:value-type="float">
            <text:p>0.4624573379</text:p>
          </table:table-cell>
          <table:table-cell table:formula="of:=[.M169]*[.H170]" office:value-type="float" office:value="0.515565217391304" calcext:value-type="float">
            <text:p>0.5155652174</text:p>
          </table:table-cell>
          <table:table-cell table:formula="of:=[.N169]*[.I170]" office:value-type="float" office:value="0" calcext:value-type="float">
            <text:p>0</text:p>
          </table:table-cell>
          <table:table-cell table:formula="of:=[.O169]*[.J170]" office:value-type="float" office:value="0.200615642927102" calcext:value-type="float">
            <text:p>0.2006156429</text:p>
          </table:table-cell>
          <table:table-cell table:formula="of:=SUM([.L170:.O170])" office:value-type="float" office:value="1.17863819820237" calcext:value-type="float">
            <text:p>1.1786381982</text:p>
          </table:table-cell>
          <table:table-cell table:formula="of:=([.P170]/[.P169])" office:value-type="float" office:value="0.995247789303737" calcext:value-type="float">
            <text:p>0.9952477893</text:p>
          </table:table-cell>
          <table:table-cell table:formula="of:=[.Q170]-1" office:value-type="float" office:value="-0.00475221069626308" calcext:value-type="float">
            <text:p>-0.0047522107</text:p>
          </table:table-cell>
          <table:table-cell table:number-columns-repeated="2"/>
          <table:table-cell office:value-type="float" office:value="0.994951439793" calcext:value-type="float">
            <text:p>0.9949514398</text:p>
          </table:table-cell>
        </table:table-row>
        <table:table-row table:style-name="ro1">
          <table:table-cell office:value-type="string" calcext:value-type="string">
            <text:p>2011-09-02</text:p>
          </table:table-cell>
          <table:table-cell office:value-type="float" office:value="372.45" calcext:value-type="float">
            <text:p>372.45</text:p>
          </table:table-cell>
          <table:table-cell office:value-type="float" office:value="183.24" calcext:value-type="float">
            <text:p>183.24</text:p>
          </table:table-cell>
          <table:table-cell office:value-type="float" office:value="524.84" calcext:value-type="float">
            <text:p>524.84</text:p>
          </table:table-cell>
          <table:table-cell office:value-type="float" office:value="70.38" calcext:value-type="float">
            <text:p>70.38</text:p>
          </table:table-cell>
          <table:table-cell/>
          <table:table-cell table:formula="of:=[.B171]/[.B170]" office:value-type="float" office:value="0.981681602530311" calcext:value-type="float">
            <text:p>0.9816816025</text:p>
          </table:table-cell>
          <table:table-cell table:formula="of:=[.C171]/[.C170]" office:value-type="float" office:value="1.03019058863215" calcext:value-type="float">
            <text:p>1.0301905886</text:p>
          </table:table-cell>
          <table:table-cell table:formula="of:=[.D171]/[.D170]" office:value-type="float" office:value="0.985615023474178" calcext:value-type="float">
            <text:p>0.9856150235</text:p>
          </table:table-cell>
          <table:table-cell table:formula="of:=[.E171]/[.E170]" office:value-type="float" office:value="0.981726879620589" calcext:value-type="float">
            <text:p>0.9817268796</text:p>
          </table:table-cell>
          <table:table-cell/>
          <table:table-cell table:formula="of:=[.L170]*[.G171]" office:value-type="float" office:value="0.453985860555826" calcext:value-type="float">
            <text:p>0.4539858606</text:p>
          </table:table-cell>
          <table:table-cell table:formula="of:=[.M170]*[.H171]" office:value-type="float" office:value="0.531130434782608" calcext:value-type="float">
            <text:p>0.5311304348</text:p>
          </table:table-cell>
          <table:table-cell table:formula="of:=[.N170]*[.I171]" office:value-type="float" office:value="0" calcext:value-type="float">
            <text:p>0</text:p>
          </table:table-cell>
          <table:table-cell table:formula="of:=[.O170]*[.J171]" office:value-type="float" office:value="0.196949769133902" calcext:value-type="float">
            <text:p>0.1969497691</text:p>
          </table:table-cell>
          <table:table-cell table:formula="of:=SUM([.L171:.O171])" office:value-type="float" office:value="1.18206606447234" calcext:value-type="float">
            <text:p>1.1820660645</text:p>
          </table:table-cell>
          <table:table-cell table:formula="of:=([.P171]/[.P170])" office:value-type="float" office:value="1.00290832782715" calcext:value-type="float">
            <text:p>1.0029083278</text:p>
          </table:table-cell>
          <table:table-cell table:formula="of:=[.Q171]-1" office:value-type="float" office:value="0.00290832782714801" calcext:value-type="float">
            <text:p>0.0029083278</text:p>
          </table:table-cell>
          <table:table-cell table:number-columns-repeated="2"/>
          <table:table-cell office:value-type="float" office:value="1.00109425239" calcext:value-type="float">
            <text:p>1.0010942524</text:p>
          </table:table-cell>
        </table:table-row>
        <table:table-row table:style-name="ro1">
          <table:table-cell office:value-type="string" calcext:value-type="string">
            <text:p>2011-09-06</text:p>
          </table:table-cell>
          <table:table-cell office:value-type="float" office:value="378.12" calcext:value-type="float">
            <text:p>378.12</text:p>
          </table:table-cell>
          <table:table-cell office:value-type="float" office:value="182.9" calcext:value-type="float">
            <text:p>182.9</text:p>
          </table:table-cell>
          <table:table-cell office:value-type="float" office:value="522.18" calcext:value-type="float">
            <text:p>522.18</text:p>
          </table:table-cell>
          <table:table-cell office:value-type="float" office:value="69.41" calcext:value-type="float">
            <text:p>69.41</text:p>
          </table:table-cell>
          <table:table-cell/>
          <table:table-cell table:formula="of:=[.B172]/[.B171]" office:value-type="float" office:value="1.01522351993556" calcext:value-type="float">
            <text:p>1.0152235199</text:p>
          </table:table-cell>
          <table:table-cell table:formula="of:=[.C172]/[.C171]" office:value-type="float" office:value="0.998144509932329" calcext:value-type="float">
            <text:p>0.9981445099</text:p>
          </table:table-cell>
          <table:table-cell table:formula="of:=[.D172]/[.D171]" office:value-type="float" office:value="0.994931788735615" calcext:value-type="float">
            <text:p>0.9949317887</text:p>
          </table:table-cell>
          <table:table-cell table:formula="of:=[.E172]/[.E171]" office:value-type="float" office:value="0.986217675475987" calcext:value-type="float">
            <text:p>0.9862176755</text:p>
          </table:table-cell>
          <table:table-cell/>
          <table:table-cell table:formula="of:=[.L171]*[.G172]" office:value-type="float" office:value="0.460897123354461" calcext:value-type="float">
            <text:p>0.4608971234</text:p>
          </table:table-cell>
          <table:table-cell table:formula="of:=[.M171]*[.H172]" office:value-type="float" office:value="0.530144927536232" calcext:value-type="float">
            <text:p>0.5301449275</text:p>
          </table:table-cell>
          <table:table-cell table:formula="of:=[.N171]*[.I172]" office:value-type="float" office:value="0" calcext:value-type="float">
            <text:p>0</text:p>
          </table:table-cell>
          <table:table-cell table:formula="of:=[.O171]*[.J172]" office:value-type="float" office:value="0.194235343500769" calcext:value-type="float">
            <text:p>0.1942353435</text:p>
          </table:table-cell>
          <table:table-cell table:formula="of:=SUM([.L172:.O172])" office:value-type="float" office:value="1.18527739439146" calcext:value-type="float">
            <text:p>1.1852773944</text:p>
          </table:table-cell>
          <table:table-cell table:formula="of:=([.P172]/[.P171])" office:value-type="float" office:value="1.00271670934108" calcext:value-type="float">
            <text:p>1.0027167093</text:p>
          </table:table-cell>
          <table:table-cell table:formula="of:=[.Q172]-1" office:value-type="float" office:value="0.00271670934107981" calcext:value-type="float">
            <text:p>0.0027167093</text:p>
          </table:table-cell>
          <table:table-cell table:number-columns-repeated="2"/>
          <table:table-cell office:value-type="float" office:value="1.00259074704" calcext:value-type="float">
            <text:p>1.002590747</text:p>
          </table:table-cell>
        </table:table-row>
        <table:table-row table:style-name="ro1">
          <table:table-cell office:value-type="string" calcext:value-type="string">
            <text:p>2011-09-07</text:p>
          </table:table-cell>
          <table:table-cell office:value-type="float" office:value="382.29" calcext:value-type="float">
            <text:p>382.29</text:p>
          </table:table-cell>
          <table:table-cell office:value-type="float" office:value="177.08" calcext:value-type="float">
            <text:p>177.08</text:p>
          </table:table-cell>
          <table:table-cell office:value-type="float" office:value="534.03" calcext:value-type="float">
            <text:p>534.03</text:p>
          </table:table-cell>
          <table:table-cell office:value-type="float" office:value="71.85" calcext:value-type="float">
            <text:p>71.85</text:p>
          </table:table-cell>
          <table:table-cell/>
          <table:table-cell table:formula="of:=[.B173]/[.B172]" office:value-type="float" office:value="1.01102824500159" calcext:value-type="float">
            <text:p>1.011028245</text:p>
          </table:table-cell>
          <table:table-cell table:formula="of:=[.C173]/[.C172]" office:value-type="float" office:value="0.968179332968835" calcext:value-type="float">
            <text:p>0.968179333</text:p>
          </table:table-cell>
          <table:table-cell table:formula="of:=[.D173]/[.D172]" office:value-type="float" office:value="1.0226933241411" calcext:value-type="float">
            <text:p>1.0226933241</text:p>
          </table:table-cell>
          <table:table-cell table:formula="of:=[.E173]/[.E172]" office:value-type="float" office:value="1.03515343610431" calcext:value-type="float">
            <text:p>1.0351534361</text:p>
          </table:table-cell>
          <table:table-cell/>
          <table:table-cell table:formula="of:=[.L172]*[.G173]" office:value-type="float" office:value="0.465980009751341" calcext:value-type="float">
            <text:p>0.4659800098</text:p>
          </table:table-cell>
          <table:table-cell table:formula="of:=[.M172]*[.H173]" office:value-type="float" office:value="0.51327536231884" calcext:value-type="float">
            <text:p>0.5132753623</text:p>
          </table:table-cell>
          <table:table-cell table:formula="of:=[.N172]*[.I173]" office:value-type="float" office:value="0" calcext:value-type="float">
            <text:p>0</text:p>
          </table:table-cell>
          <table:table-cell table:formula="of:=[.O172]*[.J173]" office:value-type="float" office:value="0.201063383237722" calcext:value-type="float">
            <text:p>0.2010633832</text:p>
          </table:table-cell>
          <table:table-cell table:formula="of:=SUM([.L173:.O173])" office:value-type="float" office:value="1.1803187553079" calcext:value-type="float">
            <text:p>1.1803187553</text:p>
          </table:table-cell>
          <table:table-cell table:formula="of:=([.P173]/[.P172])" office:value-type="float" office:value="0.995816473757938" calcext:value-type="float">
            <text:p>0.9958164738</text:p>
          </table:table-cell>
          <table:table-cell table:formula="of:=[.Q173]-1" office:value-type="float" office:value="-0.00418352624206175" calcext:value-type="float">
            <text:p>-0.0041835262</text:p>
          </table:table-cell>
          <table:table-cell table:number-columns-repeated="2"/>
          <table:table-cell office:value-type="float" office:value="0.998713718409" calcext:value-type="float">
            <text:p>0.9987137184</text:p>
          </table:table-cell>
        </table:table-row>
        <table:table-row table:style-name="ro1">
          <table:table-cell office:value-type="string" calcext:value-type="string">
            <text:p>2011-09-08</text:p>
          </table:table-cell>
          <table:table-cell office:value-type="float" office:value="382.5" calcext:value-type="float">
            <text:p>382.5</text:p>
          </table:table-cell>
          <table:table-cell office:value-type="float" office:value="181.81" calcext:value-type="float">
            <text:p>181.81</text:p>
          </table:table-cell>
          <table:table-cell office:value-type="float" office:value="534.96" calcext:value-type="float">
            <text:p>534.96</text:p>
          </table:table-cell>
          <table:table-cell office:value-type="float" office:value="71.04" calcext:value-type="float">
            <text:p>71.04</text:p>
          </table:table-cell>
          <table:table-cell/>
          <table:table-cell table:formula="of:=[.B174]/[.B173]" office:value-type="float" office:value="1.00054932119595" calcext:value-type="float">
            <text:p>1.0005493212</text:p>
          </table:table-cell>
          <table:table-cell table:formula="of:=[.C174]/[.C173]" office:value-type="float" office:value="1.0267110910323" calcext:value-type="float">
            <text:p>1.026711091</text:p>
          </table:table-cell>
          <table:table-cell table:formula="of:=[.D174]/[.D173]" office:value-type="float" office:value="1.00174147519802" calcext:value-type="float">
            <text:p>1.0017414752</text:p>
          </table:table-cell>
          <table:table-cell table:formula="of:=[.E174]/[.E173]" office:value-type="float" office:value="0.988726513569937" calcext:value-type="float">
            <text:p>0.9887265136</text:p>
          </table:table-cell>
          <table:table-cell/>
          <table:table-cell table:formula="of:=[.L173]*[.G174]" office:value-type="float" office:value="0.466235982447587" calcext:value-type="float">
            <text:p>0.4662359824</text:p>
          </table:table-cell>
          <table:table-cell table:formula="of:=[.M173]*[.H174]" office:value-type="float" office:value="0.526985507246376" calcext:value-type="float">
            <text:p>0.5269855072</text:p>
          </table:table-cell>
          <table:table-cell table:formula="of:=[.N173]*[.I174]" office:value-type="float" office:value="0" calcext:value-type="float">
            <text:p>0</text:p>
          </table:table-cell>
          <table:table-cell table:formula="of:=[.O173]*[.J174]" office:value-type="float" office:value="0.198796697915209" calcext:value-type="float">
            <text:p>0.1987966979</text:p>
          </table:table-cell>
          <table:table-cell table:formula="of:=SUM([.L174:.O174])" office:value-type="float" office:value="1.19201818760917" calcext:value-type="float">
            <text:p>1.1920181876</text:p>
          </table:table-cell>
          <table:table-cell table:formula="of:=([.P174]/[.P173])" office:value-type="float" office:value="1.00991209556627" calcext:value-type="float">
            <text:p>1.0099120956</text:p>
          </table:table-cell>
          <table:table-cell table:formula="of:=[.Q174]-1" office:value-type="float" office:value="0.00991209556626682" calcext:value-type="float">
            <text:p>0.0099120956</text:p>
          </table:table-cell>
          <table:table-cell table:number-columns-repeated="2"/>
          <table:table-cell office:value-type="float" office:value="1.00864946761" calcext:value-type="float">
            <text:p>1.0086494676</text:p>
          </table:table-cell>
        </table:table-row>
        <table:table-row table:style-name="ro1">
          <table:table-cell office:value-type="string" calcext:value-type="string">
            <text:p>2011-09-09</text:p>
          </table:table-cell>
          <table:table-cell office:value-type="float" office:value="375.87" calcext:value-type="float">
            <text:p>375.87</text:p>
          </table:table-cell>
          <table:table-cell office:value-type="float" office:value="180.7" calcext:value-type="float">
            <text:p>180.7</text:p>
          </table:table-cell>
          <table:table-cell office:value-type="float" office:value="524.85" calcext:value-type="float">
            <text:p>524.85</text:p>
          </table:table-cell>
          <table:table-cell office:value-type="float" office:value="69.27" calcext:value-type="float">
            <text:p>69.27</text:p>
          </table:table-cell>
          <table:table-cell/>
          <table:table-cell table:formula="of:=[.B175]/[.B174]" office:value-type="float" office:value="0.982666666666667" calcext:value-type="float">
            <text:p>0.9826666667</text:p>
          </table:table-cell>
          <table:table-cell table:formula="of:=[.C175]/[.C174]" office:value-type="float" office:value="0.993894725262637" calcext:value-type="float">
            <text:p>0.9938947253</text:p>
          </table:table-cell>
          <table:table-cell table:formula="of:=[.D175]/[.D174]" office:value-type="float" office:value="0.981101390758187" calcext:value-type="float">
            <text:p>0.9811013908</text:p>
          </table:table-cell>
          <table:table-cell table:formula="of:=[.E175]/[.E174]" office:value-type="float" office:value="0.975084459459459" calcext:value-type="float">
            <text:p>0.9750844595</text:p>
          </table:table-cell>
          <table:table-cell/>
          <table:table-cell table:formula="of:=[.L174]*[.G175]" office:value-type="float" office:value="0.458154558751828" calcext:value-type="float">
            <text:p>0.4581545588</text:p>
          </table:table-cell>
          <table:table-cell table:formula="of:=[.M174]*[.H175]" office:value-type="float" office:value="0.523768115942029" calcext:value-type="float">
            <text:p>0.5237681159</text:p>
          </table:table-cell>
          <table:table-cell table:formula="of:=[.N174]*[.I175]" office:value-type="float" office:value="0" calcext:value-type="float">
            <text:p>0</text:p>
          </table:table-cell>
          <table:table-cell table:formula="of:=[.O174]*[.J175]" office:value-type="float" office:value="0.193843570728977" calcext:value-type="float">
            <text:p>0.1938435707</text:p>
          </table:table-cell>
          <table:table-cell table:formula="of:=SUM([.L175:.O175])" office:value-type="float" office:value="1.17576624542283" calcext:value-type="float">
            <text:p>1.1757662454</text:p>
          </table:table-cell>
          <table:table-cell table:formula="of:=([.P175]/[.P174])" office:value-type="float" office:value="0.986366028341451" calcext:value-type="float">
            <text:p>0.9863660283</text:p>
          </table:table-cell>
          <table:table-cell table:formula="of:=[.Q175]-1" office:value-type="float" office:value="-0.0136339716585487" calcext:value-type="float">
            <text:p>-0.0136339717</text:p>
          </table:table-cell>
          <table:table-cell table:number-columns-repeated="2"/>
          <table:table-cell office:value-type="float" office:value="0.985641448664" calcext:value-type="float">
            <text:p>0.9856414487</text:p>
          </table:table-cell>
        </table:table-row>
        <table:table-row table:style-name="ro1">
          <table:table-cell office:value-type="string" calcext:value-type="string">
            <text:p>2011-09-12</text:p>
          </table:table-cell>
          <table:table-cell office:value-type="float" office:value="378.32" calcext:value-type="float">
            <text:p>378.32</text:p>
          </table:table-cell>
          <table:table-cell office:value-type="float" office:value="176.67" calcext:value-type="float">
            <text:p>176.67</text:p>
          </table:table-cell>
          <table:table-cell office:value-type="float" office:value="530.12" calcext:value-type="float">
            <text:p>530.12</text:p>
          </table:table-cell>
          <table:table-cell office:value-type="float" office:value="70.08" calcext:value-type="float">
            <text:p>70.08</text:p>
          </table:table-cell>
          <table:table-cell/>
          <table:table-cell table:formula="of:=[.B176]/[.B175]" office:value-type="float" office:value="1.00651821108362" calcext:value-type="float">
            <text:p>1.0065182111</text:p>
          </table:table-cell>
          <table:table-cell table:formula="of:=[.C176]/[.C175]" office:value-type="float" office:value="0.977697841726619" calcext:value-type="float">
            <text:p>0.9776978417</text:p>
          </table:table-cell>
          <table:table-cell table:formula="of:=[.D176]/[.D175]" office:value-type="float" office:value="1.01004096408498" calcext:value-type="float">
            <text:p>1.0100409641</text:p>
          </table:table-cell>
          <table:table-cell table:formula="of:=[.E176]/[.E175]" office:value-type="float" office:value="1.01169337375487" calcext:value-type="float">
            <text:p>1.0116933738</text:p>
          </table:table-cell>
          <table:table-cell/>
          <table:table-cell table:formula="of:=[.L175]*[.G176]" office:value-type="float" office:value="0.461140906874695" calcext:value-type="float">
            <text:p>0.4611409069</text:p>
          </table:table-cell>
          <table:table-cell table:formula="of:=[.M175]*[.H176]" office:value-type="float" office:value="0.512086956521739" calcext:value-type="float">
            <text:p>0.5120869565</text:p>
          </table:table-cell>
          <table:table-cell table:formula="of:=[.N175]*[.I176]" office:value-type="float" office:value="0" calcext:value-type="float">
            <text:p>0</text:p>
          </table:table-cell>
          <table:table-cell table:formula="of:=[.O175]*[.J176]" office:value-type="float" office:value="0.19611025605149" calcext:value-type="float">
            <text:p>0.1961102561</text:p>
          </table:table-cell>
          <table:table-cell table:formula="of:=SUM([.L176:.O176])" office:value-type="float" office:value="1.16933811944792" calcext:value-type="float">
            <text:p>1.1693381194</text:p>
          </table:table-cell>
          <table:table-cell table:formula="of:=([.P176]/[.P175])" office:value-type="float" office:value="0.99453281976759" calcext:value-type="float">
            <text:p>0.9945328198</text:p>
          </table:table-cell>
          <table:table-cell table:formula="of:=[.Q176]-1" office:value-type="float" office:value="-0.00546718023240955" calcext:value-type="float">
            <text:p>-0.0054671802</text:p>
          </table:table-cell>
          <table:table-cell table:number-columns-repeated="2"/>
          <table:table-cell office:value-type="float" office:value="0.996025095875" calcext:value-type="float">
            <text:p>0.9960250959</text:p>
          </table:table-cell>
        </table:table-row>
        <table:table-row table:style-name="ro1">
          <table:table-cell office:value-type="string" calcext:value-type="string">
            <text:p>2011-09-13</text:p>
          </table:table-cell>
          <table:table-cell office:value-type="float" office:value="382.98" calcext:value-type="float">
            <text:p>382.98</text:p>
          </table:table-cell>
          <table:table-cell office:value-type="float" office:value="178.54" calcext:value-type="float">
            <text:p>178.54</text:p>
          </table:table-cell>
          <table:table-cell office:value-type="float" office:value="529.52" calcext:value-type="float">
            <text:p>529.52</text:p>
          </table:table-cell>
          <table:table-cell office:value-type="float" office:value="69.9" calcext:value-type="float">
            <text:p>69.9</text:p>
          </table:table-cell>
          <table:table-cell/>
          <table:table-cell table:formula="of:=[.B177]/[.B176]" office:value-type="float" office:value="1.0123176147177" calcext:value-type="float">
            <text:p>1.0123176147</text:p>
          </table:table-cell>
          <table:table-cell table:formula="of:=[.C177]/[.C176]" office:value-type="float" office:value="1.01058470594894" calcext:value-type="float">
            <text:p>1.0105847059</text:p>
          </table:table-cell>
          <table:table-cell table:formula="of:=[.D177]/[.D176]" office:value-type="float" office:value="0.998868180789255" calcext:value-type="float">
            <text:p>0.9988681808</text:p>
          </table:table-cell>
          <table:table-cell table:formula="of:=[.E177]/[.E176]" office:value-type="float" office:value="0.997431506849315" calcext:value-type="float">
            <text:p>0.9974315068</text:p>
          </table:table-cell>
          <table:table-cell/>
          <table:table-cell table:formula="of:=[.L176]*[.G177]" office:value-type="float" office:value="0.466821062896148" calcext:value-type="float">
            <text:p>0.4668210629</text:p>
          </table:table-cell>
          <table:table-cell table:formula="of:=[.M176]*[.H177]" office:value-type="float" office:value="0.517507246376811" calcext:value-type="float">
            <text:p>0.5175072464</text:p>
          </table:table-cell>
          <table:table-cell table:formula="of:=[.N176]*[.I177]" office:value-type="float" office:value="0" calcext:value-type="float">
            <text:p>0</text:p>
          </table:table-cell>
          <table:table-cell table:formula="of:=[.O176]*[.J177]" office:value-type="float" office:value="0.195606548202043" calcext:value-type="float">
            <text:p>0.1956065482</text:p>
          </table:table-cell>
          <table:table-cell table:formula="of:=SUM([.L177:.O177])" office:value-type="float" office:value="1.179934857475" calcext:value-type="float">
            <text:p>1.1799348575</text:p>
          </table:table-cell>
          <table:table-cell table:formula="of:=([.P177]/[.P176])" office:value-type="float" office:value="1.00906216760648" calcext:value-type="float">
            <text:p>1.0090621676</text:p>
          </table:table-cell>
          <table:table-cell table:formula="of:=[.Q177]-1" office:value-type="float" office:value="0.00906216760647571" calcext:value-type="float">
            <text:p>0.0090621676</text:p>
          </table:table-cell>
          <table:table-cell table:number-columns-repeated="2"/>
          <table:table-cell office:value-type="float" office:value="1.00864722964" calcext:value-type="float">
            <text:p>1.0086472296</text:p>
          </table:table-cell>
        </table:table-row>
        <table:table-row table:style-name="ro1">
          <table:table-cell office:value-type="string" calcext:value-type="string">
            <text:p>2011-09-14</text:p>
          </table:table-cell>
          <table:table-cell office:value-type="float" office:value="387.64" calcext:value-type="float">
            <text:p>387.64</text:p>
          </table:table-cell>
          <table:table-cell office:value-type="float" office:value="177.21" calcext:value-type="float">
            <text:p>177.21</text:p>
          </table:table-cell>
          <table:table-cell office:value-type="float" office:value="532.07" calcext:value-type="float">
            <text:p>532.07</text:p>
          </table:table-cell>
          <table:table-cell office:value-type="float" office:value="70.86" calcext:value-type="float">
            <text:p>70.86</text:p>
          </table:table-cell>
          <table:table-cell/>
          <table:table-cell table:formula="of:=[.B178]/[.B177]" office:value-type="float" office:value="1.01216773721865" calcext:value-type="float">
            <text:p>1.0121677372</text:p>
          </table:table-cell>
          <table:table-cell table:formula="of:=[.C178]/[.C177]" office:value-type="float" office:value="0.99255068892125" calcext:value-type="float">
            <text:p>0.9925506889</text:p>
          </table:table-cell>
          <table:table-cell table:formula="of:=[.D178]/[.D177]" office:value-type="float" office:value="1.00481568212721" calcext:value-type="float">
            <text:p>1.0048156821</text:p>
          </table:table-cell>
          <table:table-cell table:formula="of:=[.E178]/[.E177]" office:value-type="float" office:value="1.0137339055794" calcext:value-type="float">
            <text:p>1.0137339056</text:p>
          </table:table-cell>
          <table:table-cell/>
          <table:table-cell table:formula="of:=[.L177]*[.G178]" office:value-type="float" office:value="0.472501218917601" calcext:value-type="float">
            <text:p>0.4725012189</text:p>
          </table:table-cell>
          <table:table-cell table:formula="of:=[.M177]*[.H178]" office:value-type="float" office:value="0.513652173913043" calcext:value-type="float">
            <text:p>0.5136521739</text:p>
          </table:table-cell>
          <table:table-cell table:formula="of:=[.N177]*[.I178]" office:value-type="float" office:value="0" calcext:value-type="float">
            <text:p>0</text:p>
          </table:table-cell>
          <table:table-cell table:formula="of:=[.O177]*[.J178]" office:value-type="float" office:value="0.198292990065762" calcext:value-type="float">
            <text:p>0.1982929901</text:p>
          </table:table-cell>
          <table:table-cell table:formula="of:=SUM([.L178:.O178])" office:value-type="float" office:value="1.18444638289641" calcext:value-type="float">
            <text:p>1.1844463829</text:p>
          </table:table-cell>
          <table:table-cell table:formula="of:=([.P178]/[.P177])" office:value-type="float" office:value="1.00382353770873" calcext:value-type="float">
            <text:p>1.0038235377</text:p>
          </table:table-cell>
          <table:table-cell table:formula="of:=[.Q178]-1" office:value-type="float" office:value="0.00382353770873278" calcext:value-type="float">
            <text:p>0.0038235377</text:p>
          </table:table-cell>
          <table:table-cell table:number-columns-repeated="2"/>
          <table:table-cell office:value-type="float" office:value="1.00463415157" calcext:value-type="float">
            <text:p>1.0046341516</text:p>
          </table:table-cell>
        </table:table-row>
        <table:table-row table:style-name="ro1">
          <table:table-cell office:value-type="string" calcext:value-type="string">
            <text:p>2011-09-15</text:p>
          </table:table-cell>
          <table:table-cell office:value-type="float" office:value="391.28" calcext:value-type="float">
            <text:p>391.28</text:p>
          </table:table-cell>
          <table:table-cell office:value-type="float" office:value="174.4" calcext:value-type="float">
            <text:p>174.4</text:p>
          </table:table-cell>
          <table:table-cell office:value-type="float" office:value="542.56" calcext:value-type="float">
            <text:p>542.56</text:p>
          </table:table-cell>
          <table:table-cell office:value-type="float" office:value="72.2" calcext:value-type="float">
            <text:p>72.2</text:p>
          </table:table-cell>
          <table:table-cell/>
          <table:table-cell table:formula="of:=[.B179]/[.B178]" office:value-type="float" office:value="1.00939015581467" calcext:value-type="float">
            <text:p>1.0093901558</text:p>
          </table:table-cell>
          <table:table-cell table:formula="of:=[.C179]/[.C178]" office:value-type="float" office:value="0.984143107048135" calcext:value-type="float">
            <text:p>0.984143107</text:p>
          </table:table-cell>
          <table:table-cell table:formula="of:=[.D179]/[.D178]" office:value-type="float" office:value="1.0197154509745" calcext:value-type="float">
            <text:p>1.019715451</text:p>
          </table:table-cell>
          <table:table-cell table:formula="of:=[.E179]/[.E178]" office:value-type="float" office:value="1.0189105278013" calcext:value-type="float">
            <text:p>1.0189105278</text:p>
          </table:table-cell>
          <table:table-cell/>
          <table:table-cell table:formula="of:=[.L178]*[.G179]" office:value-type="float" office:value="0.47693807898586" calcext:value-type="float">
            <text:p>0.476938079</text:p>
          </table:table-cell>
          <table:table-cell table:formula="of:=[.M178]*[.H179]" office:value-type="float" office:value="0.505507246376811" calcext:value-type="float">
            <text:p>0.5055072464</text:p>
          </table:table-cell>
          <table:table-cell table:formula="of:=[.N178]*[.I179]" office:value-type="float" office:value="0" calcext:value-type="float">
            <text:p>0</text:p>
          </table:table-cell>
          <table:table-cell table:formula="of:=[.O178]*[.J179]" office:value-type="float" office:value="0.202042815167203" calcext:value-type="float">
            <text:p>0.2020428152</text:p>
          </table:table-cell>
          <table:table-cell table:formula="of:=SUM([.L179:.O179])" office:value-type="float" office:value="1.18448814052987" calcext:value-type="float">
            <text:p>1.1844881405</text:p>
          </table:table-cell>
          <table:table-cell table:formula="of:=([.P179]/[.P178])" office:value-type="float" office:value="1.00003525497994" calcext:value-type="float">
            <text:p>1.000035255</text:p>
          </table:table-cell>
          <table:table-cell table:formula="of:=[.Q179]-1" office:value-type="float" office:value="0.0000352549799398361" calcext:value-type="float">
            <text:p>0.000035255</text:p>
          </table:table-cell>
          <table:table-cell table:number-columns-repeated="2"/>
          <table:table-cell office:value-type="float" office:value="1.00119541071" calcext:value-type="float">
            <text:p>1.0011954107</text:p>
          </table:table-cell>
        </table:table-row>
        <table:table-row table:style-name="ro1">
          <table:table-cell office:value-type="string" calcext:value-type="string">
            <text:p>2011-09-16</text:p>
          </table:table-cell>
          <table:table-cell office:value-type="float" office:value="398.79" calcext:value-type="float">
            <text:p>398.79</text:p>
          </table:table-cell>
          <table:table-cell office:value-type="float" office:value="176.03" calcext:value-type="float">
            <text:p>176.03</text:p>
          </table:table-cell>
          <table:table-cell office:value-type="float" office:value="546.68" calcext:value-type="float">
            <text:p>546.68</text:p>
          </table:table-cell>
          <table:table-cell office:value-type="float" office:value="72.73" calcext:value-type="float">
            <text:p>72.73</text:p>
          </table:table-cell>
          <table:table-cell/>
          <table:table-cell table:formula="of:=[.B180]/[.B179]" office:value-type="float" office:value="1.01919341647925" calcext:value-type="float">
            <text:p>1.0191934165</text:p>
          </table:table-cell>
          <table:table-cell table:formula="of:=[.C180]/[.C179]" office:value-type="float" office:value="1.00934633027523" calcext:value-type="float">
            <text:p>1.0093463303</text:p>
          </table:table-cell>
          <table:table-cell table:formula="of:=[.D180]/[.D179]" office:value-type="float" office:value="1.00759363019758" calcext:value-type="float">
            <text:p>1.0075936302</text:p>
          </table:table-cell>
          <table:table-cell table:formula="of:=[.E180]/[.E179]" office:value-type="float" office:value="1.00734072022161" calcext:value-type="float">
            <text:p>1.0073407202</text:p>
          </table:table-cell>
          <table:table-cell/>
          <table:table-cell table:formula="of:=[.L179]*[.G180]" office:value-type="float" office:value="0.486092150170648" calcext:value-type="float">
            <text:p>0.4860921502</text:p>
          </table:table-cell>
          <table:table-cell table:formula="of:=[.M179]*[.H180]" office:value-type="float" office:value="0.510231884057971" calcext:value-type="float">
            <text:p>0.5102318841</text:p>
          </table:table-cell>
          <table:table-cell table:formula="of:=[.N179]*[.I180]" office:value-type="float" office:value="0" calcext:value-type="float">
            <text:p>0</text:p>
          </table:table-cell>
          <table:table-cell table:formula="of:=[.O179]*[.J180]" office:value-type="float" office:value="0.203525954946131" calcext:value-type="float">
            <text:p>0.2035259549</text:p>
          </table:table-cell>
          <table:table-cell table:formula="of:=SUM([.L180:.O180])" office:value-type="float" office:value="1.19984998917475" calcext:value-type="float">
            <text:p>1.1998499892</text:p>
          </table:table-cell>
          <table:table-cell table:formula="of:=([.P180]/[.P179])" office:value-type="float" office:value="1.01296918738081" calcext:value-type="float">
            <text:p>1.0129691874</text:p>
          </table:table-cell>
          <table:table-cell table:formula="of:=[.Q180]-1" office:value-type="float" office:value="0.0129691873808071" calcext:value-type="float">
            <text:p>0.0129691874</text:p>
          </table:table-cell>
          <table:table-cell table:number-columns-repeated="2"/>
          <table:table-cell office:value-type="float" office:value="1.01288404275" calcext:value-type="float">
            <text:p>1.0128840428</text:p>
          </table:table-cell>
        </table:table-row>
        <table:table-row table:style-name="ro1">
          <table:table-cell office:value-type="string" calcext:value-type="string">
            <text:p>2011-09-19</text:p>
          </table:table-cell>
          <table:table-cell office:value-type="float" office:value="409.87" calcext:value-type="float">
            <text:p>409.87</text:p>
          </table:table-cell>
          <table:table-cell office:value-type="float" office:value="173.31" calcext:value-type="float">
            <text:p>173.31</text:p>
          </table:table-cell>
          <table:table-cell office:value-type="float" office:value="546.67" calcext:value-type="float">
            <text:p>546.67</text:p>
          </table:table-cell>
          <table:table-cell office:value-type="float" office:value="71.9" calcext:value-type="float">
            <text:p>71.9</text:p>
          </table:table-cell>
          <table:table-cell/>
          <table:table-cell table:formula="of:=[.B181]/[.B180]" office:value-type="float" office:value="1.02778404674139" calcext:value-type="float">
            <text:p>1.0277840467</text:p>
          </table:table-cell>
          <table:table-cell table:formula="of:=[.C181]/[.C180]" office:value-type="float" office:value="0.984548088394024" calcext:value-type="float">
            <text:p>0.9845480884</text:p>
          </table:table-cell>
          <table:table-cell table:formula="of:=[.D181]/[.D180]" office:value-type="float" office:value="0.999981707763225" calcext:value-type="float">
            <text:p>0.9999817078</text:p>
          </table:table-cell>
          <table:table-cell table:formula="of:=[.E181]/[.E180]" office:value-type="float" office:value="0.988587927952702" calcext:value-type="float">
            <text:p>0.988587928</text:p>
          </table:table-cell>
          <table:table-cell/>
          <table:table-cell table:formula="of:=[.L180]*[.G181]" office:value-type="float" office:value="0.499597757191614" calcext:value-type="float">
            <text:p>0.4995977572</text:p>
          </table:table-cell>
          <table:table-cell table:formula="of:=[.M180]*[.H181]" office:value-type="float" office:value="0.502347826086956" calcext:value-type="float">
            <text:p>0.5023478261</text:p>
          </table:table-cell>
          <table:table-cell table:formula="of:=[.N180]*[.I181]" office:value-type="float" office:value="0" calcext:value-type="float">
            <text:p>0</text:p>
          </table:table-cell>
          <table:table-cell table:formula="of:=[.O180]*[.J181]" office:value-type="float" office:value="0.201203302084791" calcext:value-type="float">
            <text:p>0.2012033021</text:p>
          </table:table-cell>
          <table:table-cell table:formula="of:=SUM([.L181:.O181])" office:value-type="float" office:value="1.20314888536336" calcext:value-type="float">
            <text:p>1.2031488854</text:p>
          </table:table-cell>
          <table:table-cell table:formula="of:=([.P181]/[.P180])" office:value-type="float" office:value="1.00274942385996" calcext:value-type="float">
            <text:p>1.0027494239</text:p>
          </table:table-cell>
          <table:table-cell table:formula="of:=[.Q181]-1" office:value-type="float" office:value="0.00274942385996035" calcext:value-type="float">
            <text:p>0.0027494239</text:p>
          </table:table-cell>
          <table:table-cell table:number-columns-repeated="2"/>
          <table:table-cell office:value-type="float" office:value="1.00265043964" calcext:value-type="float">
            <text:p>1.0026504396</text:p>
          </table:table-cell>
        </table:table-row>
        <table:table-row table:style-name="ro1">
          <table:table-cell office:value-type="string" calcext:value-type="string">
            <text:p>2011-09-20</text:p>
          </table:table-cell>
          <table:table-cell office:value-type="float" office:value="411.68" calcext:value-type="float">
            <text:p>411.68</text:p>
          </table:table-cell>
          <table:table-cell office:value-type="float" office:value="175.78" calcext:value-type="float">
            <text:p>175.78</text:p>
          </table:table-cell>
          <table:table-cell office:value-type="float" office:value="546.63" calcext:value-type="float">
            <text:p>546.63</text:p>
          </table:table-cell>
          <table:table-cell office:value-type="float" office:value="72.2" calcext:value-type="float">
            <text:p>72.2</text:p>
          </table:table-cell>
          <table:table-cell/>
          <table:table-cell table:formula="of:=[.B182]/[.B181]" office:value-type="float" office:value="1.00441603435236" calcext:value-type="float">
            <text:p>1.0044160344</text:p>
          </table:table-cell>
          <table:table-cell table:formula="of:=[.C182]/[.C181]" office:value-type="float" office:value="1.01425191852749" calcext:value-type="float">
            <text:p>1.0142519185</text:p>
          </table:table-cell>
          <table:table-cell table:formula="of:=[.D182]/[.D181]" office:value-type="float" office:value="0.999926829714453" calcext:value-type="float">
            <text:p>0.9999268297</text:p>
          </table:table-cell>
          <table:table-cell table:formula="of:=[.E182]/[.E181]" office:value-type="float" office:value="1.00417246175243" calcext:value-type="float">
            <text:p>1.0041724618</text:p>
          </table:table-cell>
          <table:table-cell/>
          <table:table-cell table:formula="of:=[.L181]*[.G182]" office:value-type="float" office:value="0.501803998049732" calcext:value-type="float">
            <text:p>0.501803998</text:p>
          </table:table-cell>
          <table:table-cell table:formula="of:=[.M181]*[.H182]" office:value-type="float" office:value="0.509507246376811" calcext:value-type="float">
            <text:p>0.5095072464</text:p>
          </table:table-cell>
          <table:table-cell table:formula="of:=[.N181]*[.I182]" office:value-type="float" office:value="0" calcext:value-type="float">
            <text:p>0</text:p>
          </table:table-cell>
          <table:table-cell table:formula="of:=[.O181]*[.J182]" office:value-type="float" office:value="0.202042815167203" calcext:value-type="float">
            <text:p>0.2020428152</text:p>
          </table:table-cell>
          <table:table-cell table:formula="of:=SUM([.L182:.O182])" office:value-type="float" office:value="1.21335405959375" calcext:value-type="float">
            <text:p>1.2133540596</text:p>
          </table:table-cell>
          <table:table-cell table:formula="of:=([.P182]/[.P181])" office:value-type="float" office:value="1.00848205434467" calcext:value-type="float">
            <text:p>1.0084820543</text:p>
          </table:table-cell>
          <table:table-cell table:formula="of:=[.Q182]-1" office:value-type="float" office:value="0.00848205434467331" calcext:value-type="float">
            <text:p>0.0084820543</text:p>
          </table:table-cell>
          <table:table-cell table:number-columns-repeated="2"/>
          <table:table-cell office:value-type="float" office:value="1.0083016735" calcext:value-type="float">
            <text:p>1.0083016735</text:p>
          </table:table-cell>
        </table:table-row>
        <table:table-row table:style-name="ro1">
          <table:table-cell office:value-type="string" calcext:value-type="string">
            <text:p>2011-09-21</text:p>
          </table:table-cell>
          <table:table-cell office:value-type="float" office:value="410.38" calcext:value-type="float">
            <text:p>410.38</text:p>
          </table:table-cell>
          <table:table-cell office:value-type="float" office:value="173.59" calcext:value-type="float">
            <text:p>173.59</text:p>
          </table:table-cell>
          <table:table-cell office:value-type="float" office:value="539.2" calcext:value-type="float">
            <text:p>539.2</text:p>
          </table:table-cell>
          <table:table-cell office:value-type="float" office:value="70.21" calcext:value-type="float">
            <text:p>70.21</text:p>
          </table:table-cell>
          <table:table-cell/>
          <table:table-cell table:formula="of:=[.B183]/[.B182]" office:value-type="float" office:value="0.996842207539837" calcext:value-type="float">
            <text:p>0.9968422075</text:p>
          </table:table-cell>
          <table:table-cell table:formula="of:=[.C183]/[.C182]" office:value-type="float" office:value="0.98754124473774" calcext:value-type="float">
            <text:p>0.9875412447</text:p>
          </table:table-cell>
          <table:table-cell table:formula="of:=[.D183]/[.D182]" office:value-type="float" office:value="0.98640762490167" calcext:value-type="float">
            <text:p>0.9864076249</text:p>
          </table:table-cell>
          <table:table-cell table:formula="of:=[.E183]/[.E182]" office:value-type="float" office:value="0.972437673130194" calcext:value-type="float">
            <text:p>0.9724376731</text:p>
          </table:table-cell>
          <table:table-cell/>
          <table:table-cell table:formula="of:=[.L182]*[.G183]" office:value-type="float" office:value="0.500219405168211" calcext:value-type="float">
            <text:p>0.5002194052</text:p>
          </table:table-cell>
          <table:table-cell table:formula="of:=[.M182]*[.H183]" office:value-type="float" office:value="0.503159420289855" calcext:value-type="float">
            <text:p>0.5031594203</text:p>
          </table:table-cell>
          <table:table-cell table:formula="of:=[.N182]*[.I183]" office:value-type="float" office:value="0" calcext:value-type="float">
            <text:p>0</text:p>
          </table:table-cell>
          <table:table-cell table:formula="of:=[.O182]*[.J183]" office:value-type="float" office:value="0.196474045053868" calcext:value-type="float">
            <text:p>0.1964740451</text:p>
          </table:table-cell>
          <table:table-cell table:formula="of:=SUM([.L183:.O183])" office:value-type="float" office:value="1.19985287051193" calcext:value-type="float">
            <text:p>1.1998528705</text:p>
          </table:table-cell>
          <table:table-cell table:formula="of:=([.P183]/[.P182])" office:value-type="float" office:value="0.988872836436273" calcext:value-type="float">
            <text:p>0.9888728364</text:p>
          </table:table-cell>
          <table:table-cell table:formula="of:=[.Q183]-1" office:value-type="float" office:value="-0.0111271635637271" calcext:value-type="float">
            <text:p>-0.0111271636</text:p>
          </table:table-cell>
          <table:table-cell table:number-columns-repeated="2"/>
          <table:table-cell office:value-type="float" office:value="0.988240915537" calcext:value-type="float">
            <text:p>0.9882409155</text:p>
          </table:table-cell>
        </table:table-row>
        <table:table-row table:style-name="ro1">
          <table:table-cell office:value-type="string" calcext:value-type="string">
            <text:p>2011-09-22</text:p>
          </table:table-cell>
          <table:table-cell office:value-type="float" office:value="400.1" calcext:value-type="float">
            <text:p>400.1</text:p>
          </table:table-cell>
          <table:table-cell office:value-type="float" office:value="169.05" calcext:value-type="float">
            <text:p>169.05</text:p>
          </table:table-cell>
          <table:table-cell office:value-type="float" office:value="520.66" calcext:value-type="float">
            <text:p>520.66</text:p>
          </table:table-cell>
          <table:table-cell office:value-type="float" office:value="67.55" calcext:value-type="float">
            <text:p>67.55</text:p>
          </table:table-cell>
          <table:table-cell/>
          <table:table-cell table:formula="of:=[.B184]/[.B183]" office:value-type="float" office:value="0.974950046298553" calcext:value-type="float">
            <text:p>0.9749500463</text:p>
          </table:table-cell>
          <table:table-cell table:formula="of:=[.C184]/[.C183]" office:value-type="float" office:value="0.973846419724639" calcext:value-type="float">
            <text:p>0.9738464197</text:p>
          </table:table-cell>
          <table:table-cell table:formula="of:=[.D184]/[.D183]" office:value-type="float" office:value="0.965615727002967" calcext:value-type="float">
            <text:p>0.965615727</text:p>
          </table:table-cell>
          <table:table-cell table:formula="of:=[.E184]/[.E183]" office:value-type="float" office:value="0.962113659022931" calcext:value-type="float">
            <text:p>0.962113659</text:p>
          </table:table-cell>
          <table:table-cell/>
          <table:table-cell table:formula="of:=[.L183]*[.G184]" office:value-type="float" office:value="0.487688932228181" calcext:value-type="float">
            <text:p>0.4876889322</text:p>
          </table:table-cell>
          <table:table-cell table:formula="of:=[.M183]*[.H184]" office:value-type="float" office:value="0.49" calcext:value-type="float">
            <text:p>0.49</text:p>
          </table:table-cell>
          <table:table-cell table:formula="of:=[.N183]*[.I184]" office:value-type="float" office:value="0" calcext:value-type="float">
            <text:p>0</text:p>
          </table:table-cell>
          <table:table-cell table:formula="of:=[.O183]*[.J184]" office:value-type="float" office:value="0.189030362389814" calcext:value-type="float">
            <text:p>0.1890303624</text:p>
          </table:table-cell>
          <table:table-cell table:formula="of:=SUM([.L184:.O184])" office:value-type="float" office:value="1.16671929461799" calcext:value-type="float">
            <text:p>1.1667192946</text:p>
          </table:table-cell>
          <table:table-cell table:formula="of:=([.P184]/[.P183])" office:value-type="float" office:value="0.972385300974609" calcext:value-type="float">
            <text:p>0.972385301</text:p>
          </table:table-cell>
          <table:table-cell table:formula="of:=[.Q184]-1" office:value-type="float" office:value="-0.0276146990253915" calcext:value-type="float">
            <text:p>-0.027614699</text:p>
          </table:table-cell>
          <table:table-cell table:number-columns-repeated="2"/>
          <table:table-cell office:value-type="float" office:value="0.971941318214" calcext:value-type="float">
            <text:p>0.9719413182</text:p>
          </table:table-cell>
        </table:table-row>
        <table:table-row table:style-name="ro1">
          <table:table-cell office:value-type="string" calcext:value-type="string">
            <text:p>2011-09-23</text:p>
          </table:table-cell>
          <table:table-cell office:value-type="float" office:value="402.57" calcext:value-type="float">
            <text:p>402.57</text:p>
          </table:table-cell>
          <table:table-cell office:value-type="float" office:value="159.8" calcext:value-type="float">
            <text:p>159.8</text:p>
          </table:table-cell>
          <table:table-cell office:value-type="float" office:value="525.51" calcext:value-type="float">
            <text:p>525.51</text:p>
          </table:table-cell>
          <table:table-cell office:value-type="float" office:value="67.62" calcext:value-type="float">
            <text:p>67.62</text:p>
          </table:table-cell>
          <table:table-cell/>
          <table:table-cell table:formula="of:=[.B185]/[.B184]" office:value-type="float" office:value="1.00617345663584" calcext:value-type="float">
            <text:p>1.0061734566</text:p>
          </table:table-cell>
          <table:table-cell table:formula="of:=[.C185]/[.C184]" office:value-type="float" office:value="0.945282460810411" calcext:value-type="float">
            <text:p>0.9452824608</text:p>
          </table:table-cell>
          <table:table-cell table:formula="of:=[.D185]/[.D184]" office:value-type="float" office:value="1.0093151000653" calcext:value-type="float">
            <text:p>1.0093151001</text:p>
          </table:table-cell>
          <table:table-cell table:formula="of:=[.E185]/[.E184]" office:value-type="float" office:value="1.00103626943005" calcext:value-type="float">
            <text:p>1.0010362694</text:p>
          </table:table-cell>
          <table:table-cell/>
          <table:table-cell table:formula="of:=[.L184]*[.G185]" office:value-type="float" office:value="0.490699658703071" calcext:value-type="float">
            <text:p>0.4906996587</text:p>
          </table:table-cell>
          <table:table-cell table:formula="of:=[.M184]*[.H185]" office:value-type="float" office:value="0.463188405797101" calcext:value-type="float">
            <text:p>0.4631884058</text:p>
          </table:table-cell>
          <table:table-cell table:formula="of:=[.N184]*[.I185]" office:value-type="float" office:value="0" calcext:value-type="float">
            <text:p>0</text:p>
          </table:table-cell>
          <table:table-cell table:formula="of:=[.O184]*[.J185]" office:value-type="float" office:value="0.18922624877571" calcext:value-type="float">
            <text:p>0.1892262488</text:p>
          </table:table-cell>
          <table:table-cell table:formula="of:=SUM([.L185:.O185])" office:value-type="float" office:value="1.14311431327588" calcext:value-type="float">
            <text:p>1.1431143133</text:p>
          </table:table-cell>
          <table:table-cell table:formula="of:=([.P185]/[.P184])" office:value-type="float" office:value="0.979768071505288" calcext:value-type="float">
            <text:p>0.9797680715</text:p>
          </table:table-cell>
          <table:table-cell table:formula="of:=[.Q185]-1" office:value-type="float" office:value="-0.0202319284947121" calcext:value-type="float">
            <text:p>-0.0202319285</text:p>
          </table:table-cell>
          <table:table-cell table:number-columns-repeated="2"/>
          <table:table-cell office:value-type="float" office:value="0.980789620865" calcext:value-type="float">
            <text:p>0.9807896209</text:p>
          </table:table-cell>
        </table:table-row>
        <table:table-row table:style-name="ro1">
          <table:table-cell office:value-type="string" calcext:value-type="string">
            <text:p>2011-09-26</text:p>
          </table:table-cell>
          <table:table-cell office:value-type="float" office:value="401.45" calcext:value-type="float">
            <text:p>401.45</text:p>
          </table:table-cell>
          <table:table-cell office:value-type="float" office:value="157.58" calcext:value-type="float">
            <text:p>157.58</text:p>
          </table:table-cell>
          <table:table-cell office:value-type="float" office:value="531.89" calcext:value-type="float">
            <text:p>531.89</text:p>
          </table:table-cell>
          <table:table-cell office:value-type="float" office:value="69.97" calcext:value-type="float">
            <text:p>69.97</text:p>
          </table:table-cell>
          <table:table-cell/>
          <table:table-cell table:formula="of:=[.B186]/[.B185]" office:value-type="float" office:value="0.997217875152147" calcext:value-type="float">
            <text:p>0.9972178752</text:p>
          </table:table-cell>
          <table:table-cell table:formula="of:=[.C186]/[.C185]" office:value-type="float" office:value="0.986107634543179" calcext:value-type="float">
            <text:p>0.9861076345</text:p>
          </table:table-cell>
          <table:table-cell table:formula="of:=[.D186]/[.D185]" office:value-type="float" office:value="1.01214058723906" calcext:value-type="float">
            <text:p>1.0121405872</text:p>
          </table:table-cell>
          <table:table-cell table:formula="of:=[.E186]/[.E185]" office:value-type="float" office:value="1.03475303164744" calcext:value-type="float">
            <text:p>1.0347530316</text:p>
          </table:table-cell>
          <table:table-cell/>
          <table:table-cell table:formula="of:=[.L185]*[.G186]" office:value-type="float" office:value="0.489334470989761" calcext:value-type="float">
            <text:p>0.489334471</text:p>
          </table:table-cell>
          <table:table-cell table:formula="of:=[.M185]*[.H186]" office:value-type="float" office:value="0.456753623188406" calcext:value-type="float">
            <text:p>0.4567536232</text:p>
          </table:table-cell>
          <table:table-cell table:formula="of:=[.N185]*[.I186]" office:value-type="float" office:value="0" calcext:value-type="float">
            <text:p>0</text:p>
          </table:table-cell>
          <table:table-cell table:formula="of:=[.O185]*[.J186]" office:value-type="float" office:value="0.195802434587939" calcext:value-type="float">
            <text:p>0.1958024346</text:p>
          </table:table-cell>
          <table:table-cell table:formula="of:=SUM([.L186:.O186])" office:value-type="float" office:value="1.14189052876611" calcext:value-type="float">
            <text:p>1.1418905288</text:p>
          </table:table-cell>
          <table:table-cell table:formula="of:=([.P186]/[.P185])" office:value-type="float" office:value="0.998929429458135" calcext:value-type="float">
            <text:p>0.9989294295</text:p>
          </table:table-cell>
          <table:table-cell table:formula="of:=[.Q186]-1" office:value-type="float" office:value="-0.00107057054186499" calcext:value-type="float">
            <text:p>-0.0010705705</text:p>
          </table:table-cell>
          <table:table-cell table:number-columns-repeated="2"/>
          <table:table-cell office:value-type="float" office:value="1.00028081021" calcext:value-type="float">
            <text:p>1.0002808102</text:p>
          </table:table-cell>
        </table:table-row>
        <table:table-row table:style-name="ro1">
          <table:table-cell office:value-type="string" calcext:value-type="string">
            <text:p>2011-09-27</text:p>
          </table:table-cell>
          <table:table-cell office:value-type="float" office:value="397.55" calcext:value-type="float">
            <text:p>397.55</text:p>
          </table:table-cell>
          <table:table-cell office:value-type="float" office:value="160.63" calcext:value-type="float">
            <text:p>160.63</text:p>
          </table:table-cell>
          <table:table-cell office:value-type="float" office:value="539.34" calcext:value-type="float">
            <text:p>539.34</text:p>
          </table:table-cell>
          <table:table-cell office:value-type="float" office:value="71.13" calcext:value-type="float">
            <text:p>71.13</text:p>
          </table:table-cell>
          <table:table-cell/>
          <table:table-cell table:formula="of:=[.B187]/[.B186]" office:value-type="float" office:value="0.990285216091668" calcext:value-type="float">
            <text:p>0.9902852161</text:p>
          </table:table-cell>
          <table:table-cell table:formula="of:=[.C187]/[.C186]" office:value-type="float" office:value="1.01935524812793" calcext:value-type="float">
            <text:p>1.0193552481</text:p>
          </table:table-cell>
          <table:table-cell table:formula="of:=[.D187]/[.D186]" office:value-type="float" office:value="1.01400665551148" calcext:value-type="float">
            <text:p>1.0140066555</text:p>
          </table:table-cell>
          <table:table-cell table:formula="of:=[.E187]/[.E186]" office:value-type="float" office:value="1.01657853365728" calcext:value-type="float">
            <text:p>1.0165785337</text:p>
          </table:table-cell>
          <table:table-cell/>
          <table:table-cell table:formula="of:=[.L186]*[.G187]" office:value-type="float" office:value="0.484580692345197" calcext:value-type="float">
            <text:p>0.4845806923</text:p>
          </table:table-cell>
          <table:table-cell table:formula="of:=[.M186]*[.H187]" office:value-type="float" office:value="0.46559420289855" calcext:value-type="float">
            <text:p>0.4655942029</text:p>
          </table:table-cell>
          <table:table-cell table:formula="of:=[.N186]*[.I187]" office:value-type="float" office:value="0" calcext:value-type="float">
            <text:p>0</text:p>
          </table:table-cell>
          <table:table-cell table:formula="of:=[.O186]*[.J187]" office:value-type="float" office:value="0.199048551839933" calcext:value-type="float">
            <text:p>0.1990485518</text:p>
          </table:table-cell>
          <table:table-cell table:formula="of:=SUM([.L187:.O187])" office:value-type="float" office:value="1.14922344708368" calcext:value-type="float">
            <text:p>1.1492234471</text:p>
          </table:table-cell>
          <table:table-cell table:formula="of:=([.P187]/[.P186])" office:value-type="float" office:value="1.00642173494993" calcext:value-type="float">
            <text:p>1.0064217349</text:p>
          </table:table-cell>
          <table:table-cell table:formula="of:=[.Q187]-1" office:value-type="float" office:value="0.00642173494993337" calcext:value-type="float">
            <text:p>0.0064217349</text:p>
          </table:table-cell>
          <table:table-cell table:number-columns-repeated="2"/>
          <table:table-cell office:value-type="float" office:value="1.00717189242" calcext:value-type="float">
            <text:p>1.0071718924</text:p>
          </table:table-cell>
        </table:table-row>
        <table:table-row table:style-name="ro1">
          <table:table-cell office:value-type="string" calcext:value-type="string">
            <text:p>2011-09-28</text:p>
          </table:table-cell>
          <table:table-cell office:value-type="float" office:value="395.31" calcext:value-type="float">
            <text:p>395.31</text:p>
          </table:table-cell>
          <table:table-cell office:value-type="float" office:value="156.22" calcext:value-type="float">
            <text:p>156.22</text:p>
          </table:table-cell>
          <table:table-cell office:value-type="float" office:value="528.84" calcext:value-type="float">
            <text:p>528.84</text:p>
          </table:table-cell>
          <table:table-cell office:value-type="float" office:value="70.31" calcext:value-type="float">
            <text:p>70.31</text:p>
          </table:table-cell>
          <table:table-cell/>
          <table:table-cell table:formula="of:=[.B188]/[.B187]" office:value-type="float" office:value="0.994365488617784" calcext:value-type="float">
            <text:p>0.9943654886</text:p>
          </table:table-cell>
          <table:table-cell table:formula="of:=[.C188]/[.C187]" office:value-type="float" office:value="0.972545601693332" calcext:value-type="float">
            <text:p>0.9725456017</text:p>
          </table:table-cell>
          <table:table-cell table:formula="of:=[.D188]/[.D187]" office:value-type="float" office:value="0.980531761041273" calcext:value-type="float">
            <text:p>0.980531761</text:p>
          </table:table-cell>
          <table:table-cell table:formula="of:=[.E188]/[.E187]" office:value-type="float" office:value="0.988471812174891" calcext:value-type="float">
            <text:p>0.9884718122</text:p>
          </table:table-cell>
          <table:table-cell/>
          <table:table-cell table:formula="of:=[.L187]*[.G188]" office:value-type="float" office:value="0.481850316918576" calcext:value-type="float">
            <text:p>0.4818503169</text:p>
          </table:table-cell>
          <table:table-cell table:formula="of:=[.M187]*[.H188]" office:value-type="float" office:value="0.452811594202898" calcext:value-type="float">
            <text:p>0.4528115942</text:p>
          </table:table-cell>
          <table:table-cell table:formula="of:=[.N187]*[.I188]" office:value-type="float" office:value="0" calcext:value-type="float">
            <text:p>0</text:p>
          </table:table-cell>
          <table:table-cell table:formula="of:=[.O187]*[.J188]" office:value-type="float" office:value="0.196753882748006" calcext:value-type="float">
            <text:p>0.1967538827</text:p>
          </table:table-cell>
          <table:table-cell table:formula="of:=SUM([.L188:.O188])" office:value-type="float" office:value="1.13141579386948" calcext:value-type="float">
            <text:p>1.1314157939</text:p>
          </table:table-cell>
          <table:table-cell table:formula="of:=([.P188]/[.P187])" office:value-type="float" office:value="0.984504620698969" calcext:value-type="float">
            <text:p>0.9845046207</text:p>
          </table:table-cell>
          <table:table-cell table:formula="of:=[.Q188]-1" office:value-type="float" office:value="-0.0154953793010311" calcext:value-type="float">
            <text:p>-0.0154953793</text:p>
          </table:table-cell>
          <table:table-cell table:number-columns-repeated="2"/>
          <table:table-cell office:value-type="float" office:value="0.984458798559" calcext:value-type="float">
            <text:p>0.9844587986</text:p>
          </table:table-cell>
        </table:table-row>
        <table:table-row table:style-name="ro1">
          <table:table-cell office:value-type="string" calcext:value-type="string">
            <text:p>2011-09-29</text:p>
          </table:table-cell>
          <table:table-cell office:value-type="float" office:value="388.9" calcext:value-type="float">
            <text:p>388.9</text:p>
          </table:table-cell>
          <table:table-cell office:value-type="float" office:value="157.7" calcext:value-type="float">
            <text:p>157.7</text:p>
          </table:table-cell>
          <table:table-cell office:value-type="float" office:value="527.5" calcext:value-type="float">
            <text:p>527.5</text:p>
          </table:table-cell>
          <table:table-cell office:value-type="float" office:value="72.07" calcext:value-type="float">
            <text:p>72.07</text:p>
          </table:table-cell>
          <table:table-cell/>
          <table:table-cell table:formula="of:=[.B189]/[.B188]" office:value-type="float" office:value="0.983784877690926" calcext:value-type="float">
            <text:p>0.9837848777</text:p>
          </table:table-cell>
          <table:table-cell table:formula="of:=[.C189]/[.C188]" office:value-type="float" office:value="1.00947381897324" calcext:value-type="float">
            <text:p>1.009473819</text:p>
          </table:table-cell>
          <table:table-cell table:formula="of:=[.D189]/[.D188]" office:value-type="float" office:value="0.997466152333409" calcext:value-type="float">
            <text:p>0.9974661523</text:p>
          </table:table-cell>
          <table:table-cell table:formula="of:=[.E189]/[.E188]" office:value-type="float" office:value="1.02503200113782" calcext:value-type="float">
            <text:p>1.0250320011</text:p>
          </table:table-cell>
          <table:table-cell/>
          <table:table-cell table:formula="of:=[.L188]*[.G189]" office:value-type="float" office:value="0.474037055095075" calcext:value-type="float">
            <text:p>0.4740370551</text:p>
          </table:table-cell>
          <table:table-cell table:formula="of:=[.M188]*[.H189]" office:value-type="float" office:value="0.457101449275362" calcext:value-type="float">
            <text:p>0.4571014493</text:p>
          </table:table-cell>
          <table:table-cell table:formula="of:=[.N188]*[.I189]" office:value-type="float" office:value="0" calcext:value-type="float">
            <text:p>0</text:p>
          </table:table-cell>
          <table:table-cell table:formula="of:=[.O188]*[.J189]" office:value-type="float" office:value="0.201679026164824" calcext:value-type="float">
            <text:p>0.2016790262</text:p>
          </table:table-cell>
          <table:table-cell table:formula="of:=SUM([.L189:.O189])" office:value-type="float" office:value="1.13281753053526" calcext:value-type="float">
            <text:p>1.1328175305</text:p>
          </table:table-cell>
          <table:table-cell table:formula="of:=([.P189]/[.P188])" office:value-type="float" office:value="1.00123892266077" calcext:value-type="float">
            <text:p>1.0012389227</text:p>
          </table:table-cell>
          <table:table-cell table:formula="of:=[.Q189]-1" office:value-type="float" office:value="0.00123892266077275" calcext:value-type="float">
            <text:p>0.0012389227</text:p>
          </table:table-cell>
          <table:table-cell table:number-columns-repeated="2"/>
          <table:table-cell office:value-type="float" office:value="1.00230987889" calcext:value-type="float">
            <text:p>1.0023098789</text:p>
          </table:table-cell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379.69" calcext:value-type="float">
            <text:p>379.69</text:p>
          </table:table-cell>
          <table:table-cell office:value-type="float" office:value="158.06" calcext:value-type="float">
            <text:p>158.06</text:p>
          </table:table-cell>
          <table:table-cell office:value-type="float" office:value="515.04" calcext:value-type="float">
            <text:p>515.04</text:p>
          </table:table-cell>
          <table:table-cell office:value-type="float" office:value="70.86" calcext:value-type="float">
            <text:p>70.86</text:p>
          </table:table-cell>
          <table:table-cell/>
          <table:table-cell table:formula="of:=[.B190]/[.B189]" office:value-type="float" office:value="0.976317819490872" calcext:value-type="float">
            <text:p>0.9763178195</text:p>
          </table:table-cell>
          <table:table-cell table:formula="of:=[.C190]/[.C189]" office:value-type="float" office:value="1.00228281547242" calcext:value-type="float">
            <text:p>1.0022828155</text:p>
          </table:table-cell>
          <table:table-cell table:formula="of:=[.D190]/[.D189]" office:value-type="float" office:value="0.976379146919431" calcext:value-type="float">
            <text:p>0.9763791469</text:p>
          </table:table-cell>
          <table:table-cell table:formula="of:=[.E190]/[.E189]" office:value-type="float" office:value="0.98321076730956" calcext:value-type="float">
            <text:p>0.9832107673</text:p>
          </table:table-cell>
          <table:table-cell/>
          <table:table-cell table:formula="of:=[.L189]*[.G190]" office:value-type="float" office:value="0.462810823988298" calcext:value-type="float">
            <text:p>0.462810824</text:p>
          </table:table-cell>
          <table:table-cell table:formula="of:=[.M189]*[.H190]" office:value-type="float" office:value="0.458144927536232" calcext:value-type="float">
            <text:p>0.4581449275</text:p>
          </table:table-cell>
          <table:table-cell table:formula="of:=[.N189]*[.I190]" office:value-type="float" office:value="0" calcext:value-type="float">
            <text:p>0</text:p>
          </table:table-cell>
          <table:table-cell table:formula="of:=[.O189]*[.J190]" office:value-type="float" office:value="0.198292990065762" calcext:value-type="float">
            <text:p>0.1982929901</text:p>
          </table:table-cell>
          <table:table-cell table:formula="of:=SUM([.L190:.O190])" office:value-type="float" office:value="1.11924874159029" calcext:value-type="float">
            <text:p>1.1192487416</text:p>
          </table:table-cell>
          <table:table-cell table:formula="of:=([.P190]/[.P189])" office:value-type="float" office:value="0.988022087777403" calcext:value-type="float">
            <text:p>0.9880220878</text:p>
          </table:table-cell>
          <table:table-cell table:formula="of:=[.Q190]-1" office:value-type="float" office:value="-0.0119779122225966" calcext:value-type="float">
            <text:p>-0.0119779122</text:p>
          </table:table-cell>
          <table:table-cell table:number-columns-repeated="2"/>
          <table:table-cell office:value-type="float" office:value="0.988082407447" calcext:value-type="float">
            <text:p>0.9880824074</text:p>
          </table:table-cell>
        </table:table-row>
        <table:table-row table:style-name="ro1">
          <table:table-cell office:value-type="string" calcext:value-type="string">
            <text:p>2011-10-03</text:p>
          </table:table-cell>
          <table:table-cell office:value-type="float" office:value="373" calcext:value-type="float">
            <text:p>373</text:p>
          </table:table-cell>
          <table:table-cell office:value-type="float" office:value="160.96" calcext:value-type="float">
            <text:p>160.96</text:p>
          </table:table-cell>
          <table:table-cell office:value-type="float" office:value="495.52" calcext:value-type="float">
            <text:p>495.52</text:p>
          </table:table-cell>
          <table:table-cell office:value-type="float" office:value="69.41" calcext:value-type="float">
            <text:p>69.41</text:p>
          </table:table-cell>
          <table:table-cell/>
          <table:table-cell table:formula="of:=[.B191]/[.B190]" office:value-type="float" office:value="0.982380362927652" calcext:value-type="float">
            <text:p>0.9823803629</text:p>
          </table:table-cell>
          <table:table-cell table:formula="of:=[.C191]/[.C190]" office:value-type="float" office:value="1.01834746298874" calcext:value-type="float">
            <text:p>1.018347463</text:p>
          </table:table-cell>
          <table:table-cell table:formula="of:=[.D191]/[.D190]" office:value-type="float" office:value="0.962100031065548" calcext:value-type="float">
            <text:p>0.9621000311</text:p>
          </table:table-cell>
          <table:table-cell table:formula="of:=[.E191]/[.E190]" office:value-type="float" office:value="0.979537115438894" calcext:value-type="float">
            <text:p>0.9795371154</text:p>
          </table:table-cell>
          <table:table-cell/>
          <table:table-cell table:formula="of:=[.L190]*[.G191]" office:value-type="float" office:value="0.45465626523647" calcext:value-type="float">
            <text:p>0.4546562652</text:p>
          </table:table-cell>
          <table:table-cell table:formula="of:=[.M190]*[.H191]" office:value-type="float" office:value="0.466550724637681" calcext:value-type="float">
            <text:p>0.4665507246</text:p>
          </table:table-cell>
          <table:table-cell table:formula="of:=[.N190]*[.I191]" office:value-type="float" office:value="0" calcext:value-type="float">
            <text:p>0</text:p>
          </table:table-cell>
          <table:table-cell table:formula="of:=[.O190]*[.J191]" office:value-type="float" office:value="0.194235343500769" calcext:value-type="float">
            <text:p>0.1942353435</text:p>
          </table:table-cell>
          <table:table-cell table:formula="of:=SUM([.L191:.O191])" office:value-type="float" office:value="1.11544233337492" calcext:value-type="float">
            <text:p>1.1154423334</text:p>
          </table:table-cell>
          <table:table-cell table:formula="of:=([.P191]/[.P190])" office:value-type="float" office:value="0.996599140053566" calcext:value-type="float">
            <text:p>0.9965991401</text:p>
          </table:table-cell>
          <table:table-cell table:formula="of:=[.Q191]-1" office:value-type="float" office:value="-0.00340085994643413" calcext:value-type="float">
            <text:p>-0.0034008599</text:p>
          </table:table-cell>
          <table:table-cell table:number-columns-repeated="2"/>
          <table:table-cell office:value-type="float" office:value="0.996198553454" calcext:value-type="float">
            <text:p>0.9961985535</text:p>
          </table:table-cell>
        </table:table-row>
        <table:table-row table:style-name="ro1">
          <table:table-cell office:value-type="string" calcext:value-type="string">
            <text:p>2011-10-04</text:p>
          </table:table-cell>
          <table:table-cell office:value-type="float" office:value="370.91" calcext:value-type="float">
            <text:p>370.91</text:p>
          </table:table-cell>
          <table:table-cell office:value-type="float" office:value="157.64" calcext:value-type="float">
            <text:p>157.64</text:p>
          </table:table-cell>
          <table:table-cell office:value-type="float" office:value="501.9" calcext:value-type="float">
            <text:p>501.9</text:p>
          </table:table-cell>
          <table:table-cell office:value-type="float" office:value="71.05" calcext:value-type="float">
            <text:p>71.05</text:p>
          </table:table-cell>
          <table:table-cell/>
          <table:table-cell table:formula="of:=[.B192]/[.B191]" office:value-type="float" office:value="0.994396782841823" calcext:value-type="float">
            <text:p>0.9943967828</text:p>
          </table:table-cell>
          <table:table-cell table:formula="of:=[.C192]/[.C191]" office:value-type="float" office:value="0.979373757455268" calcext:value-type="float">
            <text:p>0.9793737575</text:p>
          </table:table-cell>
          <table:table-cell table:formula="of:=[.D192]/[.D191]" office:value-type="float" office:value="1.01287536325476" calcext:value-type="float">
            <text:p>1.0128753633</text:p>
          </table:table-cell>
          <table:table-cell table:formula="of:=[.E192]/[.E191]" office:value-type="float" office:value="1.0236277193488" calcext:value-type="float">
            <text:p>1.0236277193</text:p>
          </table:table-cell>
          <table:table-cell/>
          <table:table-cell table:formula="of:=[.L191]*[.G192]" office:value-type="float" office:value="0.452108727450024" calcext:value-type="float">
            <text:p>0.4521087275</text:p>
          </table:table-cell>
          <table:table-cell table:formula="of:=[.M191]*[.H192]" office:value-type="float" office:value="0.456927536231884" calcext:value-type="float">
            <text:p>0.4569275362</text:p>
          </table:table-cell>
          <table:table-cell table:formula="of:=[.N191]*[.I192]" office:value-type="float" office:value="0" calcext:value-type="float">
            <text:p>0</text:p>
          </table:table-cell>
          <table:table-cell table:formula="of:=[.O191]*[.J192]" office:value-type="float" office:value="0.198824681684623" calcext:value-type="float">
            <text:p>0.1988246817</text:p>
          </table:table-cell>
          <table:table-cell table:formula="of:=SUM([.L192:.O192])" office:value-type="float" office:value="1.10786094536653" calcext:value-type="float">
            <text:p>1.1078609454</text:p>
          </table:table-cell>
          <table:table-cell table:formula="of:=([.P192]/[.P191])" office:value-type="float" office:value="0.993203245222502" calcext:value-type="float">
            <text:p>0.9932032452</text:p>
          </table:table-cell>
          <table:table-cell table:formula="of:=[.Q192]-1" office:value-type="float" office:value="-0.00679675477749797" calcext:value-type="float">
            <text:p>-0.0067967548</text:p>
          </table:table-cell>
          <table:table-cell table:number-columns-repeated="2"/>
          <table:table-cell office:value-type="float" office:value="0.994233759989" calcext:value-type="float">
            <text:p>0.99423376</text:p>
          </table:table-cell>
        </table:table-row>
        <table:table-row table:style-name="ro1">
          <table:table-cell office:value-type="string" calcext:value-type="string">
            <text:p>2011-10-05</text:p>
          </table:table-cell>
          <table:table-cell office:value-type="float" office:value="376.63" calcext:value-type="float">
            <text:p>376.63</text:p>
          </table:table-cell>
          <table:table-cell office:value-type="float" office:value="159.46" calcext:value-type="float">
            <text:p>159.46</text:p>
          </table:table-cell>
          <table:table-cell office:value-type="float" office:value="504.7" calcext:value-type="float">
            <text:p>504.7</text:p>
          </table:table-cell>
          <table:table-cell office:value-type="float" office:value="72.14" calcext:value-type="float">
            <text:p>72.14</text:p>
          </table:table-cell>
          <table:table-cell/>
          <table:table-cell table:formula="of:=[.B193]/[.B192]" office:value-type="float" office:value="1.01542153082958" calcext:value-type="float">
            <text:p>1.0154215308</text:p>
          </table:table-cell>
          <table:table-cell table:formula="of:=[.C193]/[.C192]" office:value-type="float" office:value="1.01154529307282" calcext:value-type="float">
            <text:p>1.0115452931</text:p>
          </table:table-cell>
          <table:table-cell table:formula="of:=[.D193]/[.D192]" office:value-type="float" office:value="1.00557880055788" calcext:value-type="float">
            <text:p>1.0055788006</text:p>
          </table:table-cell>
          <table:table-cell table:formula="of:=[.E193]/[.E192]" office:value-type="float" office:value="1.01534130893737" calcext:value-type="float">
            <text:p>1.0153413089</text:p>
          </table:table-cell>
          <table:table-cell/>
          <table:table-cell table:formula="of:=[.L192]*[.G193]" office:value-type="float" office:value="0.459080936128718" calcext:value-type="float">
            <text:p>0.4590809361</text:p>
          </table:table-cell>
          <table:table-cell table:formula="of:=[.M192]*[.H193]" office:value-type="float" office:value="0.462202898550725" calcext:value-type="float">
            <text:p>0.4622028986</text:p>
          </table:table-cell>
          <table:table-cell table:formula="of:=[.N192]*[.I193]" office:value-type="float" office:value="0" calcext:value-type="float">
            <text:p>0</text:p>
          </table:table-cell>
          <table:table-cell table:formula="of:=[.O192]*[.J193]" office:value-type="float" office:value="0.20187491255072" calcext:value-type="float">
            <text:p>0.2018749126</text:p>
          </table:table-cell>
          <table:table-cell table:formula="of:=SUM([.L193:.O193])" office:value-type="float" office:value="1.12315874723016" calcext:value-type="float">
            <text:p>1.1231587472</text:p>
          </table:table-cell>
          <table:table-cell table:formula="of:=([.P193]/[.P192])" office:value-type="float" office:value="1.01380841334611" calcext:value-type="float">
            <text:p>1.0138084133</text:p>
          </table:table-cell>
          <table:table-cell table:formula="of:=[.Q193]-1" office:value-type="float" office:value="0.0138084133461085" calcext:value-type="float">
            <text:p>0.0138084133</text:p>
          </table:table-cell>
          <table:table-cell table:number-columns-repeated="2"/>
          <table:table-cell office:value-type="float" office:value="1.01385499135" calcext:value-type="float">
            <text:p>1.0138549914</text:p>
          </table:table-cell>
        </table:table-row>
        <table:table-row table:style-name="ro1">
          <table:table-cell office:value-type="string" calcext:value-type="string">
            <text:p>2011-10-06</text:p>
          </table:table-cell>
          <table:table-cell office:value-type="float" office:value="375.76" calcext:value-type="float">
            <text:p>375.76</text:p>
          </table:table-cell>
          <table:table-cell office:value-type="float" office:value="160.49" calcext:value-type="float">
            <text:p>160.49</text:p>
          </table:table-cell>
          <table:table-cell office:value-type="float" office:value="514.71" calcext:value-type="float">
            <text:p>514.71</text:p>
          </table:table-cell>
          <table:table-cell office:value-type="float" office:value="72.08" calcext:value-type="float">
            <text:p>72.08</text:p>
          </table:table-cell>
          <table:table-cell/>
          <table:table-cell table:formula="of:=[.B194]/[.B193]" office:value-type="float" office:value="0.997690040623423" calcext:value-type="float">
            <text:p>0.9976900406</text:p>
          </table:table-cell>
          <table:table-cell table:formula="of:=[.C194]/[.C193]" office:value-type="float" office:value="1.00645930013797" calcext:value-type="float">
            <text:p>1.0064593001</text:p>
          </table:table-cell>
          <table:table-cell table:formula="of:=[.D194]/[.D193]" office:value-type="float" office:value="1.01983356449376" calcext:value-type="float">
            <text:p>1.0198335645</text:p>
          </table:table-cell>
          <table:table-cell table:formula="of:=[.E194]/[.E193]" office:value-type="float" office:value="0.999168283892431" calcext:value-type="float">
            <text:p>0.9991682839</text:p>
          </table:table-cell>
          <table:table-cell/>
          <table:table-cell table:formula="of:=[.L193]*[.G194]" office:value-type="float" office:value="0.4580204778157" calcext:value-type="float">
            <text:p>0.4580204778</text:p>
          </table:table-cell>
          <table:table-cell table:formula="of:=[.M193]*[.H194]" office:value-type="float" office:value="0.465188405797101" calcext:value-type="float">
            <text:p>0.4651884058</text:p>
          </table:table-cell>
          <table:table-cell table:formula="of:=[.N193]*[.I194]" office:value-type="float" office:value="0" calcext:value-type="float">
            <text:p>0</text:p>
          </table:table-cell>
          <table:table-cell table:formula="of:=[.O193]*[.J194]" office:value-type="float" office:value="0.201707009934238" calcext:value-type="float">
            <text:p>0.2017070099</text:p>
          </table:table-cell>
          <table:table-cell table:formula="of:=SUM([.L194:.O194])" office:value-type="float" office:value="1.12491589354704" calcext:value-type="float">
            <text:p>1.1249158935</text:p>
          </table:table-cell>
          <table:table-cell table:formula="of:=([.P194]/[.P193])" office:value-type="float" office:value="1.00156446835428" calcext:value-type="float">
            <text:p>1.0015644684</text:p>
          </table:table-cell>
          <table:table-cell table:formula="of:=[.Q194]-1" office:value-type="float" office:value="0.00156446835428192" calcext:value-type="float">
            <text:p>0.0015644684</text:p>
          </table:table-cell>
          <table:table-cell table:number-columns-repeated="2"/>
          <table:table-cell office:value-type="float" office:value="1.00149339308" calcext:value-type="float">
            <text:p>1.0014933931</text:p>
          </table:table-cell>
        </table:table-row>
        <table:table-row table:style-name="ro1">
          <table:table-cell office:value-type="string" calcext:value-type="string">
            <text:p>2011-10-07</text:p>
          </table:table-cell>
          <table:table-cell office:value-type="float" office:value="368.22" calcext:value-type="float">
            <text:p>368.22</text:p>
          </table:table-cell>
          <table:table-cell office:value-type="float" office:value="159.18" calcext:value-type="float">
            <text:p>159.18</text:p>
          </table:table-cell>
          <table:table-cell office:value-type="float" office:value="515.12" calcext:value-type="float">
            <text:p>515.12</text:p>
          </table:table-cell>
          <table:table-cell office:value-type="float" office:value="71.76" calcext:value-type="float">
            <text:p>71.76</text:p>
          </table:table-cell>
          <table:table-cell/>
          <table:table-cell table:formula="of:=[.B195]/[.B194]" office:value-type="float" office:value="0.979934000425804" calcext:value-type="float">
            <text:p>0.9799340004</text:p>
          </table:table-cell>
          <table:table-cell table:formula="of:=[.C195]/[.C194]" office:value-type="float" office:value="0.991837497663406" calcext:value-type="float">
            <text:p>0.9918374977</text:p>
          </table:table-cell>
          <table:table-cell table:formula="of:=[.D195]/[.D194]" office:value-type="float" office:value="1.00079656505605" calcext:value-type="float">
            <text:p>1.0007965651</text:p>
          </table:table-cell>
          <table:table-cell table:formula="of:=[.E195]/[.E194]" office:value-type="float" office:value="0.995560488346282" calcext:value-type="float">
            <text:p>0.9955604883</text:p>
          </table:table-cell>
          <table:table-cell/>
          <table:table-cell table:formula="of:=[.L194]*[.G195]" office:value-type="float" office:value="0.448829839102877" calcext:value-type="float">
            <text:p>0.4488298391</text:p>
          </table:table-cell>
          <table:table-cell table:formula="of:=[.M194]*[.H195]" office:value-type="float" office:value="0.461391304347826" calcext:value-type="float">
            <text:p>0.4613913043</text:p>
          </table:table-cell>
          <table:table-cell table:formula="of:=[.N194]*[.I195]" office:value-type="float" office:value="0" calcext:value-type="float">
            <text:p>0</text:p>
          </table:table-cell>
          <table:table-cell table:formula="of:=[.O194]*[.J195]" office:value-type="float" office:value="0.200811529312998" calcext:value-type="float">
            <text:p>0.2008115293</text:p>
          </table:table-cell>
          <table:table-cell table:formula="of:=SUM([.L195:.O195])" office:value-type="float" office:value="1.1110326727637" calcext:value-type="float">
            <text:p>1.1110326728</text:p>
          </table:table-cell>
          <table:table-cell table:formula="of:=([.P195]/[.P194])" office:value-type="float" office:value="0.987658436632483" calcext:value-type="float">
            <text:p>0.9876584366</text:p>
          </table:table-cell>
          <table:table-cell table:formula="of:=[.Q195]-1" office:value-type="float" office:value="-0.0123415633675171" calcext:value-type="float">
            <text:p>-0.0123415634</text:p>
          </table:table-cell>
          <table:table-cell table:number-columns-repeated="2"/>
          <table:table-cell office:value-type="float" office:value="0.987820696905" calcext:value-type="float">
            <text:p>0.9878206969</text:p>
          </table:table-cell>
        </table:table-row>
        <table:table-row table:style-name="ro1">
          <table:table-cell office:value-type="string" calcext:value-type="string">
            <text:p>2011-10-10</text:p>
          </table:table-cell>
          <table:table-cell office:value-type="float" office:value="387.15" calcext:value-type="float">
            <text:p>387.15</text:p>
          </table:table-cell>
          <table:table-cell office:value-type="float" office:value="163.27" calcext:value-type="float">
            <text:p>163.27</text:p>
          </table:table-cell>
          <table:table-cell office:value-type="float" office:value="537.17" calcext:value-type="float">
            <text:p>537.17</text:p>
          </table:table-cell>
          <table:table-cell office:value-type="float" office:value="74.42" calcext:value-type="float">
            <text:p>74.42</text:p>
          </table:table-cell>
          <table:table-cell/>
          <table:table-cell table:formula="of:=[.B196]/[.B195]" office:value-type="float" office:value="1.05140948346097" calcext:value-type="float">
            <text:p>1.0514094835</text:p>
          </table:table-cell>
          <table:table-cell table:formula="of:=[.C196]/[.C195]" office:value-type="float" office:value="1.02569418268627" calcext:value-type="float">
            <text:p>1.0256941827</text:p>
          </table:table-cell>
          <table:table-cell table:formula="of:=[.D196]/[.D195]" office:value-type="float" office:value="1.04280555986955" calcext:value-type="float">
            <text:p>1.0428055599</text:p>
          </table:table-cell>
          <table:table-cell table:formula="of:=[.E196]/[.E195]" office:value-type="float" office:value="1.03706800445931" calcext:value-type="float">
            <text:p>1.0370680045</text:p>
          </table:table-cell>
          <table:table-cell/>
          <table:table-cell table:formula="of:=[.L195]*[.G196]" office:value-type="float" office:value="0.471903949293028" calcext:value-type="float">
            <text:p>0.4719039493</text:p>
          </table:table-cell>
          <table:table-cell table:formula="of:=[.M195]*[.H196]" office:value-type="float" office:value="0.473246376811594" calcext:value-type="float">
            <text:p>0.4732463768</text:p>
          </table:table-cell>
          <table:table-cell table:formula="of:=[.N195]*[.I196]" office:value-type="float" office:value="0" calcext:value-type="float">
            <text:p>0</text:p>
          </table:table-cell>
          <table:table-cell table:formula="of:=[.O195]*[.J196]" office:value-type="float" office:value="0.208255211977053" calcext:value-type="float">
            <text:p>0.208255212</text:p>
          </table:table-cell>
          <table:table-cell table:formula="of:=SUM([.L196:.O196])" office:value-type="float" office:value="1.15340553808167" calcext:value-type="float">
            <text:p>1.1534055381</text:p>
          </table:table-cell>
          <table:table-cell table:formula="of:=([.P196]/[.P195])" office:value-type="float" office:value="1.03813827113884" calcext:value-type="float">
            <text:p>1.0381382711</text:p>
          </table:table-cell>
          <table:table-cell table:formula="of:=[.Q196]-1" office:value-type="float" office:value="0.0381382711388416" calcext:value-type="float">
            <text:p>0.0381382711</text:p>
          </table:table-cell>
          <table:table-cell table:number-columns-repeated="2"/>
          <table:table-cell office:value-type="float" office:value="1.03825506735" calcext:value-type="float">
            <text:p>1.0382550674</text:p>
          </table:table-cell>
        </table:table-row>
        <table:table-row table:style-name="ro1">
          <table:table-cell office:value-type="string" calcext:value-type="string">
            <text:p>2011-10-11</text:p>
          </table:table-cell>
          <table:table-cell office:value-type="float" office:value="398.58" calcext:value-type="float">
            <text:p>398.58</text:p>
          </table:table-cell>
          <table:table-cell office:value-type="float" office:value="162.1" calcext:value-type="float">
            <text:p>162.1</text:p>
          </table:table-cell>
          <table:table-cell office:value-type="float" office:value="543.18" calcext:value-type="float">
            <text:p>543.18</text:p>
          </table:table-cell>
          <table:table-cell office:value-type="float" office:value="74.41" calcext:value-type="float">
            <text:p>74.41</text:p>
          </table:table-cell>
          <table:table-cell/>
          <table:table-cell table:formula="of:=[.B197]/[.B196]" office:value-type="float" office:value="1.02952344052693" calcext:value-type="float">
            <text:p>1.0295234405</text:p>
          </table:table-cell>
          <table:table-cell table:formula="of:=[.C197]/[.C196]" office:value-type="float" office:value="0.992833956023764" calcext:value-type="float">
            <text:p>0.992833956</text:p>
          </table:table-cell>
          <table:table-cell table:formula="of:=[.D197]/[.D196]" office:value-type="float" office:value="1.01118826442281" calcext:value-type="float">
            <text:p>1.0111882644</text:p>
          </table:table-cell>
          <table:table-cell table:formula="of:=[.E197]/[.E196]" office:value-type="float" office:value="0.999865627519484" calcext:value-type="float">
            <text:p>0.9998656275</text:p>
          </table:table-cell>
          <table:table-cell/>
          <table:table-cell table:formula="of:=[.L196]*[.G197]" office:value-type="float" office:value="0.485836177474403" calcext:value-type="float">
            <text:p>0.4858361775</text:p>
          </table:table-cell>
          <table:table-cell table:formula="of:=[.M196]*[.H197]" office:value-type="float" office:value="0.469855072463768" calcext:value-type="float">
            <text:p>0.4698550725</text:p>
          </table:table-cell>
          <table:table-cell table:formula="of:=[.N196]*[.I197]" office:value-type="float" office:value="0" calcext:value-type="float">
            <text:p>0</text:p>
          </table:table-cell>
          <table:table-cell table:formula="of:=[.O196]*[.J197]" office:value-type="float" office:value="0.208227228207639" calcext:value-type="float">
            <text:p>0.2082272282</text:p>
          </table:table-cell>
          <table:table-cell table:formula="of:=SUM([.L197:.O197])" office:value-type="float" office:value="1.16391847814581" calcext:value-type="float">
            <text:p>1.1639184781</text:p>
          </table:table-cell>
          <table:table-cell table:formula="of:=([.P197]/[.P196])" office:value-type="float" office:value="1.00911469532357" calcext:value-type="float">
            <text:p>1.0091146953</text:p>
          </table:table-cell>
          <table:table-cell table:formula="of:=[.Q197]-1" office:value-type="float" office:value="0.00911469532357168" calcext:value-type="float">
            <text:p>0.0091146953</text:p>
          </table:table-cell>
          <table:table-cell table:number-columns-repeated="2"/>
          <table:table-cell office:value-type="float" office:value="1.00891608412" calcext:value-type="float">
            <text:p>1.0089160841</text:p>
          </table:table-cell>
        </table:table-row>
        <table:table-row table:style-name="ro1">
          <table:table-cell office:value-type="string" calcext:value-type="string">
            <text:p>2011-10-12</text:p>
          </table:table-cell>
          <table:table-cell office:value-type="float" office:value="400.47" calcext:value-type="float">
            <text:p>400.47</text:p>
          </table:table-cell>
          <table:table-cell office:value-type="float" office:value="163.26" calcext:value-type="float">
            <text:p>163.26</text:p>
          </table:table-cell>
          <table:table-cell office:value-type="float" office:value="548.5" calcext:value-type="float">
            <text:p>548.5</text:p>
          </table:table-cell>
          <table:table-cell office:value-type="float" office:value="75.27" calcext:value-type="float">
            <text:p>75.27</text:p>
          </table:table-cell>
          <table:table-cell/>
          <table:table-cell table:formula="of:=[.B198]/[.B197]" office:value-type="float" office:value="1.00474183350896" calcext:value-type="float">
            <text:p>1.0047418335</text:p>
          </table:table-cell>
          <table:table-cell table:formula="of:=[.C198]/[.C197]" office:value-type="float" office:value="1.00715607649599" calcext:value-type="float">
            <text:p>1.0071560765</text:p>
          </table:table-cell>
          <table:table-cell table:formula="of:=[.D198]/[.D197]" office:value-type="float" office:value="1.00979417504326" calcext:value-type="float">
            <text:p>1.009794175</text:p>
          </table:table-cell>
          <table:table-cell table:formula="of:=[.E198]/[.E197]" office:value-type="float" office:value="1.01155758634592" calcext:value-type="float">
            <text:p>1.0115575863</text:p>
          </table:table-cell>
          <table:table-cell/>
          <table:table-cell table:formula="of:=[.L197]*[.G198]" office:value-type="float" office:value="0.488139931740614" calcext:value-type="float">
            <text:p>0.4881399317</text:p>
          </table:table-cell>
          <table:table-cell table:formula="of:=[.M197]*[.H198]" office:value-type="float" office:value="0.473217391304348" calcext:value-type="float">
            <text:p>0.4732173913</text:p>
          </table:table-cell>
          <table:table-cell table:formula="of:=[.N197]*[.I198]" office:value-type="float" office:value="0" calcext:value-type="float">
            <text:p>0</text:p>
          </table:table-cell>
          <table:table-cell table:formula="of:=[.O197]*[.J198]" office:value-type="float" office:value="0.210633832377221" calcext:value-type="float">
            <text:p>0.2106338324</text:p>
          </table:table-cell>
          <table:table-cell table:formula="of:=SUM([.L198:.O198])" office:value-type="float" office:value="1.17199115542218" calcext:value-type="float">
            <text:p>1.1719911554</text:p>
          </table:table-cell>
          <table:table-cell table:formula="of:=([.P198]/[.P197])" office:value-type="float" office:value="1.00693577551001" calcext:value-type="float">
            <text:p>1.0069357755</text:p>
          </table:table-cell>
          <table:table-cell table:formula="of:=[.Q198]-1" office:value-type="float" office:value="0.00693577551001123" calcext:value-type="float">
            <text:p>0.0069357755</text:p>
          </table:table-cell>
          <table:table-cell table:number-columns-repeated="2"/>
          <table:table-cell office:value-type="float" office:value="1.00707068127" calcext:value-type="float">
            <text:p>1.0070706813</text:p>
          </table:table-cell>
        </table:table-row>
        <table:table-row table:style-name="ro1">
          <table:table-cell office:value-type="string" calcext:value-type="string">
            <text:p>2011-10-13</text:p>
          </table:table-cell>
          <table:table-cell office:value-type="float" office:value="406.68" calcext:value-type="float">
            <text:p>406.68</text:p>
          </table:table-cell>
          <table:table-cell office:value-type="float" office:value="162.3" calcext:value-type="float">
            <text:p>162.3</text:p>
          </table:table-cell>
          <table:table-cell office:value-type="float" office:value="558.99" calcext:value-type="float">
            <text:p>558.99</text:p>
          </table:table-cell>
          <table:table-cell office:value-type="float" office:value="74.5" calcext:value-type="float">
            <text:p>74.5</text:p>
          </table:table-cell>
          <table:table-cell/>
          <table:table-cell table:formula="of:=[.B199]/[.B198]" office:value-type="float" office:value="1.01550677953405" calcext:value-type="float">
            <text:p>1.0155067795</text:p>
          </table:table-cell>
          <table:table-cell table:formula="of:=[.C199]/[.C198]" office:value-type="float" office:value="0.994119808893789" calcext:value-type="float">
            <text:p>0.9941198089</text:p>
          </table:table-cell>
          <table:table-cell table:formula="of:=[.D199]/[.D198]" office:value-type="float" office:value="1.01912488605287" calcext:value-type="float">
            <text:p>1.0191248861</text:p>
          </table:table-cell>
          <table:table-cell table:formula="of:=[.E199]/[.E198]" office:value-type="float" office:value="0.989770160754617" calcext:value-type="float">
            <text:p>0.9897701608</text:p>
          </table:table-cell>
          <table:table-cell/>
          <table:table-cell table:formula="of:=[.L198]*[.G199]" office:value-type="float" office:value="0.495709410043881" calcext:value-type="float">
            <text:p>0.49570941</text:p>
          </table:table-cell>
          <table:table-cell table:formula="of:=[.M198]*[.H199]" office:value-type="float" office:value="0.470434782608696" calcext:value-type="float">
            <text:p>0.4704347826</text:p>
          </table:table-cell>
          <table:table-cell table:formula="of:=[.N198]*[.I199]" office:value-type="float" office:value="0" calcext:value-type="float">
            <text:p>0</text:p>
          </table:table-cell>
          <table:table-cell table:formula="of:=[.O198]*[.J199]" office:value-type="float" office:value="0.208479082132363" calcext:value-type="float">
            <text:p>0.2084790821</text:p>
          </table:table-cell>
          <table:table-cell table:formula="of:=SUM([.L199:.O199])" office:value-type="float" office:value="1.17462327478494" calcext:value-type="float">
            <text:p>1.1746232748</text:p>
          </table:table-cell>
          <table:table-cell table:formula="of:=([.P199]/[.P198])" office:value-type="float" office:value="1.00224585258223" calcext:value-type="float">
            <text:p>1.0022458526</text:p>
          </table:table-cell>
          <table:table-cell table:formula="of:=[.Q199]-1" office:value-type="float" office:value="0.00224585258223065" calcext:value-type="float">
            <text:p>0.0022458526</text:p>
          </table:table-cell>
          <table:table-cell table:number-columns-repeated="2"/>
          <table:table-cell office:value-type="float" office:value="1.00180466752" calcext:value-type="float">
            <text:p>1.0018046675</text:p>
          </table:table-cell>
        </table:table-row>
        <table:table-row table:style-name="ro1">
          <table:table-cell office:value-type="string" calcext:value-type="string">
            <text:p>2011-10-14</text:p>
          </table:table-cell>
          <table:table-cell office:value-type="float" office:value="420.2" calcext:value-type="float">
            <text:p>420.2</text:p>
          </table:table-cell>
          <table:table-cell office:value-type="float" office:value="163.4" calcext:value-type="float">
            <text:p>163.4</text:p>
          </table:table-cell>
          <table:table-cell office:value-type="float" office:value="591.68" calcext:value-type="float">
            <text:p>591.68</text:p>
          </table:table-cell>
          <table:table-cell office:value-type="float" office:value="76.2" calcext:value-type="float">
            <text:p>76.2</text:p>
          </table:table-cell>
          <table:table-cell/>
          <table:table-cell table:formula="of:=[.B200]/[.B199]" office:value-type="float" office:value="1.03324481164552" calcext:value-type="float">
            <text:p>1.0332448116</text:p>
          </table:table-cell>
          <table:table-cell table:formula="of:=[.C200]/[.C199]" office:value-type="float" office:value="1.0067775723968" calcext:value-type="float">
            <text:p>1.0067775724</text:p>
          </table:table-cell>
          <table:table-cell table:formula="of:=[.D200]/[.D199]" office:value-type="float" office:value="1.05848047371152" calcext:value-type="float">
            <text:p>1.0584804737</text:p>
          </table:table-cell>
          <table:table-cell table:formula="of:=[.E200]/[.E199]" office:value-type="float" office:value="1.02281879194631" calcext:value-type="float">
            <text:p>1.0228187919</text:p>
          </table:table-cell>
          <table:table-cell/>
          <table:table-cell table:formula="of:=[.L199]*[.G200]" office:value-type="float" office:value="0.512189176011701" calcext:value-type="float">
            <text:p>0.512189176</text:p>
          </table:table-cell>
          <table:table-cell table:formula="of:=[.M199]*[.H200]" office:value-type="float" office:value="0.473623188405797" calcext:value-type="float">
            <text:p>0.4736231884</text:p>
          </table:table-cell>
          <table:table-cell table:formula="of:=[.N199]*[.I200]" office:value-type="float" office:value="0" calcext:value-type="float">
            <text:p>0</text:p>
          </table:table-cell>
          <table:table-cell table:formula="of:=[.O199]*[.J200]" office:value-type="float" office:value="0.213236322932699" calcext:value-type="float">
            <text:p>0.2132363229</text:p>
          </table:table-cell>
          <table:table-cell table:formula="of:=SUM([.L200:.O200])" office:value-type="float" office:value="1.1990486873502" calcext:value-type="float">
            <text:p>1.1990486874</text:p>
          </table:table-cell>
          <table:table-cell table:formula="of:=([.P200]/[.P199])" office:value-type="float" office:value="1.02079425215691" calcext:value-type="float">
            <text:p>1.0207942522</text:p>
          </table:table-cell>
          <table:table-cell table:formula="of:=[.Q200]-1" office:value-type="float" office:value="0.0207942521569138" calcext:value-type="float">
            <text:p>0.0207942522</text:p>
          </table:table-cell>
          <table:table-cell table:number-columns-repeated="2"/>
          <table:table-cell office:value-type="float" office:value="1.02057271201" calcext:value-type="float">
            <text:p>1.020572712</text:p>
          </table:table-cell>
        </table:table-row>
        <table:table-row table:style-name="ro1">
          <table:table-cell office:value-type="string" calcext:value-type="string">
            <text:p>2011-10-17</text:p>
          </table:table-cell>
          <table:table-cell office:value-type="float" office:value="418.19" calcext:value-type="float">
            <text:p>418.19</text:p>
          </table:table-cell>
          <table:table-cell office:value-type="float" office:value="162.62" calcext:value-type="float">
            <text:p>162.6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5.58" calcext:value-type="float">
            <text:p>75.58</text:p>
          </table:table-cell>
          <table:table-cell/>
          <table:table-cell table:formula="of:=[.B201]/[.B200]" office:value-type="float" office:value="0.995216563541171" calcext:value-type="float">
            <text:p>0.9952165635</text:p>
          </table:table-cell>
          <table:table-cell table:formula="of:=[.C201]/[.C200]" office:value-type="float" office:value="0.995226438188494" calcext:value-type="float">
            <text:p>0.9952264382</text:p>
          </table:table-cell>
          <table:table-cell table:formula="of:=[.D201]/[.D200]" office:value-type="float" office:value="0.984332747431044" calcext:value-type="float">
            <text:p>0.9843327474</text:p>
          </table:table-cell>
          <table:table-cell table:formula="of:=[.E201]/[.E200]" office:value-type="float" office:value="0.991863517060367" calcext:value-type="float">
            <text:p>0.9918635171</text:p>
          </table:table-cell>
          <table:table-cell/>
          <table:table-cell table:formula="of:=[.L200]*[.G201]" office:value-type="float" office:value="0.509739151633349" calcext:value-type="float">
            <text:p>0.5097391516</text:p>
          </table:table-cell>
          <table:table-cell table:formula="of:=[.M200]*[.H201]" office:value-type="float" office:value="0.47136231884058" calcext:value-type="float">
            <text:p>0.4713623188</text:p>
          </table:table-cell>
          <table:table-cell table:formula="of:=[.N200]*[.I201]" office:value-type="float" office:value="0" calcext:value-type="float">
            <text:p>0</text:p>
          </table:table-cell>
          <table:table-cell table:formula="of:=[.O200]*[.J201]" office:value-type="float" office:value="0.211501329229047" calcext:value-type="float">
            <text:p>0.2115013292</text:p>
          </table:table-cell>
          <table:table-cell table:formula="of:=SUM([.L201:.O201])" office:value-type="float" office:value="1.19260279970298" calcext:value-type="float">
            <text:p>1.1926027997</text:p>
          </table:table-cell>
          <table:table-cell table:formula="of:=([.P201]/[.P200])" office:value-type="float" office:value="0.994624165210951" calcext:value-type="float">
            <text:p>0.9946241652</text:p>
          </table:table-cell>
          <table:table-cell table:formula="of:=[.Q201]-1" office:value-type="float" office:value="-0.00537583478904946" calcext:value-type="float">
            <text:p>-0.0053758348</text:p>
          </table:table-cell>
          <table:table-cell table:number-columns-repeated="2"/>
          <table:table-cell office:value-type="float" office:value="0.994549904104" calcext:value-type="float">
            <text:p>0.9945499041</text:p>
          </table:table-cell>
        </table:table-row>
        <table:table-row table:style-name="ro1">
          <table:table-cell office:value-type="string" calcext:value-type="string">
            <text:p>2011-10-18</text:p>
          </table:table-cell>
          <table:table-cell office:value-type="float" office:value="420.43" calcext:value-type="float">
            <text:p>420.43</text:p>
          </table:table-cell>
          <table:table-cell office:value-type="float" office:value="161.84" calcext:value-type="float">
            <text:p>161.84</text:p>
          </table:table-cell>
          <table:table-cell office:value-type="float" office:value="590.51" calcext:value-type="float">
            <text:p>590.51</text:p>
          </table:table-cell>
          <table:table-cell office:value-type="float" office:value="76.96" calcext:value-type="float">
            <text:p>76.96</text:p>
          </table:table-cell>
          <table:table-cell/>
          <table:table-cell table:formula="of:=[.B202]/[.B201]" office:value-type="float" office:value="1.00535641693967" calcext:value-type="float">
            <text:p>1.0053564169</text:p>
          </table:table-cell>
          <table:table-cell table:formula="of:=[.C202]/[.C201]" office:value-type="float" office:value="0.995203541999754" calcext:value-type="float">
            <text:p>0.995203542</text:p>
          </table:table-cell>
          <table:table-cell table:formula="of:=[.D202]/[.D201]" office:value-type="float" office:value="1.01390772823269" calcext:value-type="float">
            <text:p>1.0139077282</text:p>
          </table:table-cell>
          <table:table-cell table:formula="of:=[.E202]/[.E201]" office:value-type="float" office:value="1.01825879862397" calcext:value-type="float">
            <text:p>1.0182587986</text:p>
          </table:table-cell>
          <table:table-cell/>
          <table:table-cell table:formula="of:=[.L201]*[.G202]" office:value-type="float" office:value="0.51246952705997" calcext:value-type="float">
            <text:p>0.5124695271</text:p>
          </table:table-cell>
          <table:table-cell table:formula="of:=[.M201]*[.H202]" office:value-type="float" office:value="0.469101449275362" calcext:value-type="float">
            <text:p>0.4691014493</text:p>
          </table:table-cell>
          <table:table-cell table:formula="of:=[.N201]*[.I202]" office:value-type="float" office:value="0" calcext:value-type="float">
            <text:p>0</text:p>
          </table:table-cell>
          <table:table-cell table:formula="of:=[.O201]*[.J202]" office:value-type="float" office:value="0.215363089408143" calcext:value-type="float">
            <text:p>0.2153630894</text:p>
          </table:table-cell>
          <table:table-cell table:formula="of:=SUM([.L202:.O202])" office:value-type="float" office:value="1.19693406574348" calcext:value-type="float">
            <text:p>1.1969340657</text:p>
          </table:table-cell>
          <table:table-cell table:formula="of:=([.P202]/[.P201])" office:value-type="float" office:value="1.00363177584488" calcext:value-type="float">
            <text:p>1.0036317758</text:p>
          </table:table-cell>
          <table:table-cell table:formula="of:=[.Q202]-1" office:value-type="float" office:value="0.00363177584488183" calcext:value-type="float">
            <text:p>0.0036317758</text:p>
          </table:table-cell>
          <table:table-cell table:number-columns-repeated="2"/>
          <table:table-cell office:value-type="float" office:value="1.0038757433" calcext:value-type="float">
            <text:p>1.0038757433</text:p>
          </table:table-cell>
        </table:table-row>
        <table:table-row table:style-name="ro1">
          <table:table-cell office:value-type="string" calcext:value-type="string">
            <text:p>2011-10-19</text:p>
          </table:table-cell>
          <table:table-cell office:value-type="float" office:value="396.92" calcext:value-type="float">
            <text:p>396.92</text:p>
          </table:table-cell>
          <table:table-cell office:value-type="float" office:value="159.87" calcext:value-type="float">
            <text:p>159.87</text:p>
          </table:table-cell>
          <table:table-cell office:value-type="float" office:value="580.7" calcext:value-type="float">
            <text:p>580.7</text:p>
          </table:table-cell>
          <table:table-cell office:value-type="float" office:value="76.51" calcext:value-type="float">
            <text:p>76.51</text:p>
          </table:table-cell>
          <table:table-cell/>
          <table:table-cell table:formula="of:=[.B203]/[.B202]" office:value-type="float" office:value="0.944081059867279" calcext:value-type="float">
            <text:p>0.9440810599</text:p>
          </table:table-cell>
          <table:table-cell table:formula="of:=[.C203]/[.C202]" office:value-type="float" office:value="0.98782748393475" calcext:value-type="float">
            <text:p>0.9878274839</text:p>
          </table:table-cell>
          <table:table-cell table:formula="of:=[.D203]/[.D202]" office:value-type="float" office:value="0.983387241536977" calcext:value-type="float">
            <text:p>0.9833872415</text:p>
          </table:table-cell>
          <table:table-cell table:formula="of:=[.E203]/[.E202]" office:value-type="float" office:value="0.994152806652807" calcext:value-type="float">
            <text:p>0.9941528067</text:p>
          </table:table-cell>
          <table:table-cell/>
          <table:table-cell table:formula="of:=[.L202]*[.G203]" office:value-type="float" office:value="0.48381277425646" calcext:value-type="float">
            <text:p>0.4838127743</text:p>
          </table:table-cell>
          <table:table-cell table:formula="of:=[.M202]*[.H203]" office:value-type="float" office:value="0.463391304347826" calcext:value-type="float">
            <text:p>0.4633913043</text:p>
          </table:table-cell>
          <table:table-cell table:formula="of:=[.N202]*[.I203]" office:value-type="float" office:value="0" calcext:value-type="float">
            <text:p>0</text:p>
          </table:table-cell>
          <table:table-cell table:formula="of:=[.O202]*[.J203]" office:value-type="float" office:value="0.214103819784525" calcext:value-type="float">
            <text:p>0.2141038198</text:p>
          </table:table-cell>
          <table:table-cell table:formula="of:=SUM([.L203:.O203])" office:value-type="float" office:value="1.16130789838881" calcext:value-type="float">
            <text:p>1.1613078984</text:p>
          </table:table-cell>
          <table:table-cell table:formula="of:=([.P203]/[.P202])" office:value-type="float" office:value="0.970235480487778" calcext:value-type="float">
            <text:p>0.9702354805</text:p>
          </table:table-cell>
          <table:table-cell table:formula="of:=[.Q203]-1" office:value-type="float" office:value="-0.029764519512222" calcext:value-type="float">
            <text:p>-0.0297645195</text:p>
          </table:table-cell>
          <table:table-cell table:number-columns-repeated="2"/>
          <table:table-cell office:value-type="float" office:value="0.971593978851" calcext:value-type="float">
            <text:p>0.9715939789</text:p>
          </table:table-cell>
        </table:table-row>
        <table:table-row table:style-name="ro1">
          <table:table-cell office:value-type="string" calcext:value-type="string">
            <text:p>2011-10-20</text:p>
          </table:table-cell>
          <table:table-cell office:value-type="float" office:value="393.62" calcext:value-type="float">
            <text:p>393.62</text:p>
          </table:table-cell>
          <table:table-cell office:value-type="float" office:value="157.77" calcext:value-type="float">
            <text:p>157.77</text:p>
          </table:table-cell>
          <table:table-cell office:value-type="float" office:value="583.67" calcext:value-type="float">
            <text:p>583.67</text:p>
          </table:table-cell>
          <table:table-cell office:value-type="float" office:value="76.79" calcext:value-type="float">
            <text:p>76.79</text:p>
          </table:table-cell>
          <table:table-cell/>
          <table:table-cell table:formula="of:=[.B204]/[.B203]" office:value-type="float" office:value="0.991685982061876" calcext:value-type="float">
            <text:p>0.9916859821</text:p>
          </table:table-cell>
          <table:table-cell table:formula="of:=[.C204]/[.C203]" office:value-type="float" office:value="0.986864327265904" calcext:value-type="float">
            <text:p>0.9868643273</text:p>
          </table:table-cell>
          <table:table-cell table:formula="of:=[.D204]/[.D203]" office:value-type="float" office:value="1.00511451696229" calcext:value-type="float">
            <text:p>1.005114517</text:p>
          </table:table-cell>
          <table:table-cell table:formula="of:=[.E204]/[.E203]" office:value-type="float" office:value="1.00365965233303" calcext:value-type="float">
            <text:p>1.0036596523</text:p>
          </table:table-cell>
          <table:table-cell/>
          <table:table-cell table:formula="of:=[.L203]*[.G204]" office:value-type="float" office:value="0.479790346172598" calcext:value-type="float">
            <text:p>0.4797903462</text:p>
          </table:table-cell>
          <table:table-cell table:formula="of:=[.M203]*[.H204]" office:value-type="float" office:value="0.457304347826087" calcext:value-type="float">
            <text:p>0.4573043478</text:p>
          </table:table-cell>
          <table:table-cell table:formula="of:=[.N203]*[.I204]" office:value-type="float" office:value="0" calcext:value-type="float">
            <text:p>0</text:p>
          </table:table-cell>
          <table:table-cell table:formula="of:=[.O203]*[.J204]" office:value-type="float" office:value="0.214887365328109" calcext:value-type="float">
            <text:p>0.2148873653</text:p>
          </table:table-cell>
          <table:table-cell table:formula="of:=SUM([.L204:.O204])" office:value-type="float" office:value="1.15198205932679" calcext:value-type="float">
            <text:p>1.1519820593</text:p>
          </table:table-cell>
          <table:table-cell table:formula="of:=([.P204]/[.P203])" office:value-type="float" office:value="0.991969537902089" calcext:value-type="float">
            <text:p>0.9919695379</text:p>
          </table:table-cell>
          <table:table-cell table:formula="of:=[.Q204]-1" office:value-type="float" office:value="-0.00803046209791092" calcext:value-type="float">
            <text:p>-0.0080304621</text:p>
          </table:table-cell>
          <table:table-cell table:number-columns-repeated="2"/>
          <table:table-cell office:value-type="float" office:value="0.992152054198" calcext:value-type="float">
            <text:p>0.9921520542</text:p>
          </table:table-cell>
        </table:table-row>
        <table:table-row table:style-name="ro1">
          <table:table-cell office:value-type="string" calcext:value-type="string">
            <text:p>2011-10-21</text:p>
          </table:table-cell>
          <table:table-cell office:value-type="float" office:value="391.19" calcext:value-type="float">
            <text:p>391.19</text:p>
          </table:table-cell>
          <table:table-cell office:value-type="float" office:value="159.52" calcext:value-type="float">
            <text:p>159.52</text:p>
          </table:table-cell>
          <table:table-cell office:value-type="float" office:value="590.49" calcext:value-type="float">
            <text:p>590.49</text:p>
          </table:table-cell>
          <table:table-cell office:value-type="float" office:value="78.17" calcext:value-type="float">
            <text:p>78.17</text:p>
          </table:table-cell>
          <table:table-cell/>
          <table:table-cell table:formula="of:=[.B205]/[.B204]" office:value-type="float" office:value="0.993826533204614" calcext:value-type="float">
            <text:p>0.9938265332</text:p>
          </table:table-cell>
          <table:table-cell table:formula="of:=[.C205]/[.C204]" office:value-type="float" office:value="1.01109209608924" calcext:value-type="float">
            <text:p>1.0110920961</text:p>
          </table:table-cell>
          <table:table-cell table:formula="of:=[.D205]/[.D204]" office:value-type="float" office:value="1.01168468483904" calcext:value-type="float">
            <text:p>1.0116846848</text:p>
          </table:table-cell>
          <table:table-cell table:formula="of:=[.E205]/[.E204]" office:value-type="float" office:value="1.01797108998568" calcext:value-type="float">
            <text:p>1.01797109</text:p>
          </table:table-cell>
          <table:table-cell/>
          <table:table-cell table:formula="of:=[.L204]*[.G205]" office:value-type="float" office:value="0.476828376401755" calcext:value-type="float">
            <text:p>0.4768283764</text:p>
          </table:table-cell>
          <table:table-cell table:formula="of:=[.M204]*[.H205]" office:value-type="float" office:value="0.462376811594203" calcext:value-type="float">
            <text:p>0.4623768116</text:p>
          </table:table-cell>
          <table:table-cell table:formula="of:=[.N204]*[.I205]" office:value-type="float" office:value="0" calcext:value-type="float">
            <text:p>0</text:p>
          </table:table-cell>
          <table:table-cell table:formula="of:=[.O204]*[.J205]" office:value-type="float" office:value="0.218749125507205" calcext:value-type="float">
            <text:p>0.2187491255</text:p>
          </table:table-cell>
          <table:table-cell table:formula="of:=SUM([.L205:.O205])" office:value-type="float" office:value="1.15795431350316" calcext:value-type="float">
            <text:p>1.1579543135</text:p>
          </table:table-cell>
          <table:table-cell table:formula="of:=([.P205]/[.P204])" office:value-type="float" office:value="1.00518432915514" calcext:value-type="float">
            <text:p>1.0051843292</text:p>
          </table:table-cell>
          <table:table-cell table:formula="of:=[.Q205]-1" office:value-type="float" office:value="0.00518432915514211" calcext:value-type="float">
            <text:p>0.0051843292</text:p>
          </table:table-cell>
          <table:table-cell table:number-columns-repeated="2"/>
          <table:table-cell office:value-type="float" office:value="1.00556166971" calcext:value-type="float">
            <text:p>1.0055616697</text:p>
          </table:table-cell>
        </table:table-row>
        <table:table-row table:style-name="ro1">
          <table:table-cell office:value-type="string" calcext:value-type="string">
            <text:p>2011-10-24</text:p>
          </table:table-cell>
          <table:table-cell office:value-type="float" office:value="404.04" calcext:value-type="float">
            <text:p>404.04</text:p>
          </table:table-cell>
          <table:table-cell office:value-type="float" office:value="161.02" calcext:value-type="float">
            <text:p>161.02</text:p>
          </table:table-cell>
          <table:table-cell office:value-type="float" office:value="596.42" calcext:value-type="float">
            <text:p>596.42</text:p>
          </table:table-cell>
          <table:table-cell office:value-type="float" office:value="78.21" calcext:value-type="float">
            <text:p>78.21</text:p>
          </table:table-cell>
          <table:table-cell/>
          <table:table-cell table:formula="of:=[.B206]/[.B205]" office:value-type="float" office:value="1.03284848794703" calcext:value-type="float">
            <text:p>1.0328484879</text:p>
          </table:table-cell>
          <table:table-cell table:formula="of:=[.C206]/[.C205]" office:value-type="float" office:value="1.00940320962889" calcext:value-type="float">
            <text:p>1.0094032096</text:p>
          </table:table-cell>
          <table:table-cell table:formula="of:=[.D206]/[.D205]" office:value-type="float" office:value="1.0100425070704" calcext:value-type="float">
            <text:p>1.0100425071</text:p>
          </table:table-cell>
          <table:table-cell table:formula="of:=[.E206]/[.E205]" office:value-type="float" office:value="1.00051170525777" calcext:value-type="float">
            <text:p>1.0005117053</text:p>
          </table:table-cell>
          <table:table-cell/>
          <table:table-cell table:formula="of:=[.L205]*[.G206]" office:value-type="float" office:value="0.492491467576792" calcext:value-type="float">
            <text:p>0.4924914676</text:p>
          </table:table-cell>
          <table:table-cell table:formula="of:=[.M205]*[.H206]" office:value-type="float" office:value="0.466724637681159" calcext:value-type="float">
            <text:p>0.4667246377</text:p>
          </table:table-cell>
          <table:table-cell table:formula="of:=[.N205]*[.I206]" office:value-type="float" office:value="0" calcext:value-type="float">
            <text:p>0</text:p>
          </table:table-cell>
          <table:table-cell table:formula="of:=[.O205]*[.J206]" office:value-type="float" office:value="0.21886106058486" calcext:value-type="float">
            <text:p>0.2188610606</text:p>
          </table:table-cell>
          <table:table-cell table:formula="of:=SUM([.L206:.O206])" office:value-type="float" office:value="1.17807716584281" calcext:value-type="float">
            <text:p>1.1780771658</text:p>
          </table:table-cell>
          <table:table-cell table:formula="of:=([.P206]/[.P205])" office:value-type="float" office:value="1.01737793288128" calcext:value-type="float">
            <text:p>1.0173779329</text:p>
          </table:table-cell>
          <table:table-cell table:formula="of:=[.Q206]-1" office:value-type="float" office:value="0.0173779328812813" calcext:value-type="float">
            <text:p>0.0173779329</text:p>
          </table:table-cell>
          <table:table-cell table:number-columns-repeated="2"/>
          <table:table-cell office:value-type="float" office:value="1.01700302008" calcext:value-type="float">
            <text:p>1.0170030201</text:p>
          </table:table-cell>
        </table:table-row>
        <table:table-row table:style-name="ro1">
          <table:table-cell office:value-type="string" calcext:value-type="string">
            <text:p>2011-10-25</text:p>
          </table:table-cell>
          <table:table-cell office:value-type="float" office:value="396.07" calcext:value-type="float">
            <text:p>396.07</text:p>
          </table:table-cell>
          <table:table-cell office:value-type="float" office:value="165.59" calcext:value-type="float">
            <text:p>165.59</text:p>
          </table:table-cell>
          <table:table-cell office:value-type="float" office:value="583.16" calcext:value-type="float">
            <text:p>583.16</text:p>
          </table:table-cell>
          <table:table-cell office:value-type="float" office:value="77.5" calcext:value-type="float">
            <text:p>77.5</text:p>
          </table:table-cell>
          <table:table-cell/>
          <table:table-cell table:formula="of:=[.B207]/[.B206]" office:value-type="float" office:value="0.98027423027423" calcext:value-type="float">
            <text:p>0.9802742303</text:p>
          </table:table-cell>
          <table:table-cell table:formula="of:=[.C207]/[.C206]" office:value-type="float" office:value="1.02838156750714" calcext:value-type="float">
            <text:p>1.0283815675</text:p>
          </table:table-cell>
          <table:table-cell table:formula="of:=[.D207]/[.D206]" office:value-type="float" office:value="0.977767345159451" calcext:value-type="float">
            <text:p>0.9777673452</text:p>
          </table:table-cell>
          <table:table-cell table:formula="of:=[.E207]/[.E206]" office:value-type="float" office:value="0.990921876997826" calcext:value-type="float">
            <text:p>0.990921877</text:p>
          </table:table-cell>
          <table:table-cell/>
          <table:table-cell table:formula="of:=[.L206]*[.G207]" office:value-type="float" office:value="0.482776694295465" calcext:value-type="float">
            <text:p>0.4827766943</text:p>
          </table:table-cell>
          <table:table-cell table:formula="of:=[.M206]*[.H207]" office:value-type="float" office:value="0.479971014492753" calcext:value-type="float">
            <text:p>0.4799710145</text:p>
          </table:table-cell>
          <table:table-cell table:formula="of:=[.N206]*[.I207]" office:value-type="float" office:value="0" calcext:value-type="float">
            <text:p>0</text:p>
          </table:table-cell>
          <table:table-cell table:formula="of:=[.O206]*[.J207]" office:value-type="float" office:value="0.216874212956485" calcext:value-type="float">
            <text:p>0.216874213</text:p>
          </table:table-cell>
          <table:table-cell table:formula="of:=SUM([.L207:.O207])" office:value-type="float" office:value="1.1796219217447" calcext:value-type="float">
            <text:p>1.1796219217</text:p>
          </table:table-cell>
          <table:table-cell table:formula="of:=([.P207]/[.P206])" office:value-type="float" office:value="1.00131125188288" calcext:value-type="float">
            <text:p>1.0013112519</text:p>
          </table:table-cell>
          <table:table-cell table:formula="of:=[.Q207]-1" office:value-type="float" office:value="0.00131125188288261" calcext:value-type="float">
            <text:p>0.0013112519</text:p>
          </table:table-cell>
          <table:table-cell table:number-columns-repeated="2"/>
          <table:table-cell office:value-type="float" office:value="1.00164669451" calcext:value-type="float">
            <text:p>1.0016466945</text:p>
          </table:table-cell>
        </table:table-row>
        <table:table-row table:style-name="ro1">
          <table:table-cell office:value-type="string" calcext:value-type="string">
            <text:p>2011-10-26</text:p>
          </table:table-cell>
          <table:table-cell office:value-type="float" office:value="398.89" calcext:value-type="float">
            <text:p>398.89</text:p>
          </table:table-cell>
          <table:table-cell office:value-type="float" office:value="167.4" calcext:value-type="float">
            <text:p>167.4</text:p>
          </table:table-cell>
          <table:table-cell office:value-type="float" office:value="586.31" calcext:value-type="float">
            <text:p>586.31</text:p>
          </table:table-cell>
          <table:table-cell office:value-type="float" office:value="79.09" calcext:value-type="float">
            <text:p>79.09</text:p>
          </table:table-cell>
          <table:table-cell/>
          <table:table-cell table:formula="of:=[.B208]/[.B207]" office:value-type="float" office:value="1.00711995354357" calcext:value-type="float">
            <text:p>1.0071199535</text:p>
          </table:table-cell>
          <table:table-cell table:formula="of:=[.C208]/[.C207]" office:value-type="float" office:value="1.01093061175192" calcext:value-type="float">
            <text:p>1.0109306118</text:p>
          </table:table-cell>
          <table:table-cell table:formula="of:=[.D208]/[.D207]" office:value-type="float" office:value="1.00540160504836" calcext:value-type="float">
            <text:p>1.005401605</text:p>
          </table:table-cell>
          <table:table-cell table:formula="of:=[.E208]/[.E207]" office:value-type="float" office:value="1.02051612903226" calcext:value-type="float">
            <text:p>1.020516129</text:p>
          </table:table-cell>
          <table:table-cell/>
          <table:table-cell table:formula="of:=[.L207]*[.G208]" office:value-type="float" office:value="0.486214041930765" calcext:value-type="float">
            <text:p>0.4862140419</text:p>
          </table:table-cell>
          <table:table-cell table:formula="of:=[.M207]*[.H208]" office:value-type="float" office:value="0.485217391304348" calcext:value-type="float">
            <text:p>0.4852173913</text:p>
          </table:table-cell>
          <table:table-cell table:formula="of:=[.N207]*[.I208]" office:value-type="float" office:value="0" calcext:value-type="float">
            <text:p>0</text:p>
          </table:table-cell>
          <table:table-cell table:formula="of:=[.O207]*[.J208]" office:value-type="float" office:value="0.22132363229327" calcext:value-type="float">
            <text:p>0.2213236323</text:p>
          </table:table-cell>
          <table:table-cell table:formula="of:=SUM([.L208:.O208])" office:value-type="float" office:value="1.19275506552838" calcext:value-type="float">
            <text:p>1.1927550655</text:p>
          </table:table-cell>
          <table:table-cell table:formula="of:=([.P208]/[.P207])" office:value-type="float" office:value="1.0111333500519" calcext:value-type="float">
            <text:p>1.0111333501</text:p>
          </table:table-cell>
          <table:table-cell table:formula="of:=[.Q208]-1" office:value-type="float" office:value="0.0111333500518997" calcext:value-type="float">
            <text:p>0.0111333501</text:p>
          </table:table-cell>
          <table:table-cell table:number-columns-repeated="2"/>
          <table:table-cell office:value-type="float" office:value="1.01132345192" calcext:value-type="float">
            <text:p>1.0113234519</text:p>
          </table:table-cell>
        </table:table-row>
        <table:table-row table:style-name="ro1">
          <table:table-cell office:value-type="string" calcext:value-type="string">
            <text:p>2011-10-27</text:p>
          </table:table-cell>
          <table:table-cell office:value-type="float" office:value="402.96" calcext:value-type="float">
            <text:p>402.96</text:p>
          </table:table-cell>
          <table:table-cell office:value-type="float" office:value="169.55" calcext:value-type="float">
            <text:p>169.55</text:p>
          </table:table-cell>
          <table:table-cell office:value-type="float" office:value="598.67" calcext:value-type="float">
            <text:p>598.67</text:p>
          </table:table-cell>
          <table:table-cell office:value-type="float" office:value="79.88" calcext:value-type="float">
            <text:p>79.88</text:p>
          </table:table-cell>
          <table:table-cell/>
          <table:table-cell table:formula="of:=[.B209]/[.B208]" office:value-type="float" office:value="1.0102033141969" calcext:value-type="float">
            <text:p>1.0102033142</text:p>
          </table:table-cell>
          <table:table-cell table:formula="of:=[.C209]/[.C208]" office:value-type="float" office:value="1.01284348864994" calcext:value-type="float">
            <text:p>1.0128434886</text:p>
          </table:table-cell>
          <table:table-cell table:formula="of:=[.D209]/[.D208]" office:value-type="float" office:value="1.0210809981068" calcext:value-type="float">
            <text:p>1.0210809981</text:p>
          </table:table-cell>
          <table:table-cell table:formula="of:=[.E209]/[.E208]" office:value-type="float" office:value="1.00998862055886" calcext:value-type="float">
            <text:p>1.0099886206</text:p>
          </table:table-cell>
          <table:table-cell/>
          <table:table-cell table:formula="of:=[.L208]*[.G209]" office:value-type="float" office:value="0.491175036567528" calcext:value-type="float">
            <text:p>0.4911750366</text:p>
          </table:table-cell>
          <table:table-cell table:formula="of:=[.M208]*[.H209]" office:value-type="float" office:value="0.491449275362319" calcext:value-type="float">
            <text:p>0.4914492754</text:p>
          </table:table-cell>
          <table:table-cell table:formula="of:=[.N208]*[.I209]" office:value-type="float" office:value="0" calcext:value-type="float">
            <text:p>0</text:p>
          </table:table-cell>
          <table:table-cell table:formula="of:=[.O208]*[.J209]" office:value-type="float" office:value="0.223534350076955" calcext:value-type="float">
            <text:p>0.2235343501</text:p>
          </table:table-cell>
          <table:table-cell table:formula="of:=SUM([.L209:.O209])" office:value-type="float" office:value="1.2061586620068" calcext:value-type="float">
            <text:p>1.206158662</text:p>
          </table:table-cell>
          <table:table-cell table:formula="of:=([.P209]/[.P208])" office:value-type="float" office:value="1.01123750958247" calcext:value-type="float">
            <text:p>1.0112375096</text:p>
          </table:table-cell>
          <table:table-cell table:formula="of:=[.Q209]-1" office:value-type="float" office:value="0.0112375095824737" calcext:value-type="float">
            <text:p>0.0112375096</text:p>
          </table:table-cell>
          <table:table-cell table:number-columns-repeated="2"/>
          <table:table-cell office:value-type="float" office:value="1.01121644525" calcext:value-type="float">
            <text:p>1.0112164453</text:p>
          </table:table-cell>
        </table:table-row>
        <table:table-row table:style-name="ro1">
          <table:table-cell office:value-type="string" calcext:value-type="string">
            <text:p>2011-10-28</text:p>
          </table:table-cell>
          <table:table-cell office:value-type="float" office:value="403.22" calcext:value-type="float">
            <text:p>403.22</text:p>
          </table:table-cell>
          <table:table-cell office:value-type="float" office:value="169.62" calcext:value-type="float">
            <text:p>169.62</text:p>
          </table:table-cell>
          <table:table-cell office:value-type="float" office:value="600.14" calcext:value-type="float">
            <text:p>600.14</text:p>
          </table:table-cell>
          <table:table-cell office:value-type="float" office:value="79.49" calcext:value-type="float">
            <text:p>79.49</text:p>
          </table:table-cell>
          <table:table-cell/>
          <table:table-cell table:formula="of:=[.B210]/[.B209]" office:value-type="float" office:value="1.00064522533254" calcext:value-type="float">
            <text:p>1.0006452253</text:p>
          </table:table-cell>
          <table:table-cell table:formula="of:=[.C210]/[.C209]" office:value-type="float" office:value="1.00041285756414" calcext:value-type="float">
            <text:p>1.0004128576</text:p>
          </table:table-cell>
          <table:table-cell table:formula="of:=[.D210]/[.D209]" office:value-type="float" office:value="1.00245544289843" calcext:value-type="float">
            <text:p>1.0024554429</text:p>
          </table:table-cell>
          <table:table-cell table:formula="of:=[.E210]/[.E209]" office:value-type="float" office:value="0.995117676514772" calcext:value-type="float">
            <text:p>0.9951176765</text:p>
          </table:table-cell>
          <table:table-cell/>
          <table:table-cell table:formula="of:=[.L209]*[.G210]" office:value-type="float" office:value="0.491491955143832" calcext:value-type="float">
            <text:p>0.4914919551</text:p>
          </table:table-cell>
          <table:table-cell table:formula="of:=[.M209]*[.H210]" office:value-type="float" office:value="0.491652173913043" calcext:value-type="float">
            <text:p>0.4916521739</text:p>
          </table:table-cell>
          <table:table-cell table:formula="of:=[.N209]*[.I210]" office:value-type="float" office:value="0" calcext:value-type="float">
            <text:p>0</text:p>
          </table:table-cell>
          <table:table-cell table:formula="of:=[.O209]*[.J210]" office:value-type="float" office:value="0.222442983069819" calcext:value-type="float">
            <text:p>0.2224429831</text:p>
          </table:table-cell>
          <table:table-cell table:formula="of:=SUM([.L210:.O210])" office:value-type="float" office:value="1.20558711212669" calcext:value-type="float">
            <text:p>1.2055871121</text:p>
          </table:table-cell>
          <table:table-cell table:formula="of:=([.P210]/[.P209])" office:value-type="float" office:value="0.999526140384254" calcext:value-type="float">
            <text:p>0.9995261404</text:p>
          </table:table-cell>
          <table:table-cell table:formula="of:=[.Q210]-1" office:value-type="float" office:value="-0.000473859615745864" calcext:value-type="float">
            <text:p>-0.0004738596</text:p>
          </table:table-cell>
          <table:table-cell table:number-columns-repeated="2"/>
          <table:table-cell office:value-type="float" office:value="0.999446768462" calcext:value-type="float">
            <text:p>0.9994467685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403.05" calcext:value-type="float">
            <text:p>403.05</text:p>
          </table:table-cell>
          <table:table-cell office:value-type="float" office:value="167.34" calcext:value-type="float">
            <text:p>167.34</text:p>
          </table:table-cell>
          <table:table-cell office:value-type="float" office:value="592.64" calcext:value-type="float">
            <text:p>592.64</text:p>
          </table:table-cell>
          <table:table-cell office:value-type="float" office:value="76.18" calcext:value-type="float">
            <text:p>76.18</text:p>
          </table:table-cell>
          <table:table-cell/>
          <table:table-cell table:formula="of:=[.B211]/[.B210]" office:value-type="float" office:value="0.999578393928872" calcext:value-type="float">
            <text:p>0.9995783939</text:p>
          </table:table-cell>
          <table:table-cell table:formula="of:=[.C211]/[.C210]" office:value-type="float" office:value="0.986558188892819" calcext:value-type="float">
            <text:p>0.9865581889</text:p>
          </table:table-cell>
          <table:table-cell table:formula="of:=[.D211]/[.D210]" office:value-type="float" office:value="0.98750291598627" calcext:value-type="float">
            <text:p>0.987502916</text:p>
          </table:table-cell>
          <table:table-cell table:formula="of:=[.E211]/[.E210]" office:value-type="float" office:value="0.958359542080765" calcext:value-type="float">
            <text:p>0.9583595421</text:p>
          </table:table-cell>
          <table:table-cell/>
          <table:table-cell table:formula="of:=[.L210]*[.G211]" office:value-type="float" office:value="0.491284739151633" calcext:value-type="float">
            <text:p>0.4912847392</text:p>
          </table:table-cell>
          <table:table-cell table:formula="of:=[.M210]*[.H211]" office:value-type="float" office:value="0.485043478260869" calcext:value-type="float">
            <text:p>0.4850434783</text:p>
          </table:table-cell>
          <table:table-cell table:formula="of:=[.N210]*[.I211]" office:value-type="float" office:value="0" calcext:value-type="float">
            <text:p>0</text:p>
          </table:table-cell>
          <table:table-cell table:formula="of:=[.O210]*[.J211]" office:value-type="float" office:value="0.213180355393871" calcext:value-type="float">
            <text:p>0.2131803554</text:p>
          </table:table-cell>
          <table:table-cell table:formula="of:=SUM([.L211:.O211])" office:value-type="float" office:value="1.18950857280637" calcext:value-type="float">
            <text:p>1.1895085728</text:p>
          </table:table-cell>
          <table:table-cell table:formula="of:=([.P211]/[.P210])" office:value-type="float" office:value="0.986663311876354" calcext:value-type="float">
            <text:p>0.9866633119</text:p>
          </table:table-cell>
          <table:table-cell table:formula="of:=[.Q211]-1" office:value-type="float" office:value="-0.013336688123646" calcext:value-type="float">
            <text:p>-0.0133366881</text:p>
          </table:table-cell>
          <table:table-cell table:number-columns-repeated="2"/>
          <table:table-cell office:value-type="float" office:value="0.986126541545" calcext:value-type="float">
            <text:p>0.9861265415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394.81" calcext:value-type="float">
            <text:p>394.81</text:p>
          </table:table-cell>
          <table:table-cell office:value-type="float" office:value="167.38" calcext:value-type="float">
            <text:p>167.38</text:p>
          </table:table-cell>
          <table:table-cell office:value-type="float" office:value="578.65" calcext:value-type="float">
            <text:p>578.65</text:p>
          </table:table-cell>
          <table:table-cell office:value-type="float" office:value="74.08" calcext:value-type="float">
            <text:p>74.08</text:p>
          </table:table-cell>
          <table:table-cell/>
          <table:table-cell table:formula="of:=[.B212]/[.B211]" office:value-type="float" office:value="0.979555886366456" calcext:value-type="float">
            <text:p>0.9795558864</text:p>
          </table:table-cell>
          <table:table-cell table:formula="of:=[.C212]/[.C211]" office:value-type="float" office:value="1.00023903430142" calcext:value-type="float">
            <text:p>1.0002390343</text:p>
          </table:table-cell>
          <table:table-cell table:formula="of:=[.D212]/[.D211]" office:value-type="float" office:value="0.97639376349892" calcext:value-type="float">
            <text:p>0.9763937635</text:p>
          </table:table-cell>
          <table:table-cell table:formula="of:=[.E212]/[.E211]" office:value-type="float" office:value="0.972433709635075" calcext:value-type="float">
            <text:p>0.9724337096</text:p>
          </table:table-cell>
          <table:table-cell/>
          <table:table-cell table:formula="of:=[.L211]*[.G212]" office:value-type="float" office:value="0.481240858117991" calcext:value-type="float">
            <text:p>0.4812408581</text:p>
          </table:table-cell>
          <table:table-cell table:formula="of:=[.M211]*[.H212]" office:value-type="float" office:value="0.485159420289855" calcext:value-type="float">
            <text:p>0.4851594203</text:p>
          </table:table-cell>
          <table:table-cell table:formula="of:=[.N211]*[.I212]" office:value-type="float" office:value="0" calcext:value-type="float">
            <text:p>0</text:p>
          </table:table-cell>
          <table:table-cell table:formula="of:=[.O211]*[.J212]" office:value-type="float" office:value="0.207303763816986" calcext:value-type="float">
            <text:p>0.2073037638</text:p>
          </table:table-cell>
          <table:table-cell table:formula="of:=SUM([.L212:.O212])" office:value-type="float" office:value="1.17370404222483" calcext:value-type="float">
            <text:p>1.1737040422</text:p>
          </table:table-cell>
          <table:table-cell table:formula="of:=([.P212]/[.P211])" office:value-type="float" office:value="0.986713394974317" calcext:value-type="float">
            <text:p>0.986713395</text:p>
          </table:table-cell>
          <table:table-cell table:formula="of:=[.Q212]-1" office:value-type="float" office:value="-0.013286605025683" calcext:value-type="float">
            <text:p>-0.013286605</text:p>
          </table:table-cell>
          <table:table-cell table:number-columns-repeated="2"/>
          <table:table-cell office:value-type="float" office:value="0.986404710194" calcext:value-type="float">
            <text:p>0.9864047102</text:p>
          </table:table-cell>
        </table:table-row>
        <table:table-row table:style-name="ro1">
          <table:table-cell office:value-type="string" calcext:value-type="string">
            <text:p>2011-11-02</text:p>
          </table:table-cell>
          <table:table-cell office:value-type="float" office:value="395.71" calcext:value-type="float">
            <text:p>395.71</text:p>
          </table:table-cell>
          <table:table-cell office:value-type="float" office:value="169.06" calcext:value-type="float">
            <text:p>169.06</text:p>
          </table:table-cell>
          <table:table-cell office:value-type="float" office:value="584.82" calcext:value-type="float">
            <text:p>584.82</text:p>
          </table:table-cell>
          <table:table-cell office:value-type="float" office:value="75.48" calcext:value-type="float">
            <text:p>75.48</text:p>
          </table:table-cell>
          <table:table-cell/>
          <table:table-cell table:formula="of:=[.B213]/[.B212]" office:value-type="float" office:value="1.0022795775183" calcext:value-type="float">
            <text:p>1.0022795775</text:p>
          </table:table-cell>
          <table:table-cell table:formula="of:=[.C213]/[.C212]" office:value-type="float" office:value="1.01003704146254" calcext:value-type="float">
            <text:p>1.0100370415</text:p>
          </table:table-cell>
          <table:table-cell table:formula="of:=[.D213]/[.D212]" office:value-type="float" office:value="1.01066274950315" calcext:value-type="float">
            <text:p>1.0106627495</text:p>
          </table:table-cell>
          <table:table-cell table:formula="of:=[.E213]/[.E212]" office:value-type="float" office:value="1.01889848812095" calcext:value-type="float">
            <text:p>1.0188984881</text:p>
          </table:table-cell>
          <table:table-cell/>
          <table:table-cell table:formula="of:=[.L212]*[.G213]" office:value-type="float" office:value="0.482337883959044" calcext:value-type="float">
            <text:p>0.482337884</text:p>
          </table:table-cell>
          <table:table-cell table:formula="of:=[.M212]*[.H213]" office:value-type="float" office:value="0.490028985507246" calcext:value-type="float">
            <text:p>0.4900289855</text:p>
          </table:table-cell>
          <table:table-cell table:formula="of:=[.N212]*[.I213]" office:value-type="float" office:value="0" calcext:value-type="float">
            <text:p>0</text:p>
          </table:table-cell>
          <table:table-cell table:formula="of:=[.O212]*[.J213]" office:value-type="float" office:value="0.211221491534909" calcext:value-type="float">
            <text:p>0.2112214915</text:p>
          </table:table-cell>
          <table:table-cell table:formula="of:=SUM([.L213:.O213])" office:value-type="float" office:value="1.1835883610012" calcext:value-type="float">
            <text:p>1.183588361</text:p>
          </table:table-cell>
          <table:table-cell table:formula="of:=([.P213]/[.P212])" office:value-type="float" office:value="1.00842147459732" calcext:value-type="float">
            <text:p>1.0084214746</text:p>
          </table:table-cell>
          <table:table-cell table:formula="of:=[.Q213]-1" office:value-type="float" office:value="0.0084214745973199" calcext:value-type="float">
            <text:p>0.0084214746</text:p>
          </table:table-cell>
          <table:table-cell table:number-columns-repeated="2"/>
          <table:table-cell office:value-type="float" office:value="1.00870634522" calcext:value-type="float">
            <text:p>1.0087063452</text:p>
          </table:table-cell>
        </table:table-row>
        <table:table-row table:style-name="ro1">
          <table:table-cell office:value-type="string" calcext:value-type="string">
            <text:p>2011-11-03</text:p>
          </table:table-cell>
          <table:table-cell office:value-type="float" office:value="401.35" calcext:value-type="float">
            <text:p>401.35</text:p>
          </table:table-cell>
          <table:table-cell office:value-type="float" office:value="171.72" calcext:value-type="float">
            <text:p>171.72</text:p>
          </table:table-cell>
          <table:table-cell office:value-type="float" office:value="597.5" calcext:value-type="float">
            <text:p>597.5</text:p>
          </table:table-cell>
          <table:table-cell office:value-type="float" office:value="76.93" calcext:value-type="float">
            <text:p>76.93</text:p>
          </table:table-cell>
          <table:table-cell/>
          <table:table-cell table:formula="of:=[.B214]/[.B213]" office:value-type="float" office:value="1.01425286194435" calcext:value-type="float">
            <text:p>1.0142528619</text:p>
          </table:table-cell>
          <table:table-cell table:formula="of:=[.C214]/[.C213]" office:value-type="float" office:value="1.015734058914" calcext:value-type="float">
            <text:p>1.0157340589</text:p>
          </table:table-cell>
          <table:table-cell table:formula="of:=[.D214]/[.D213]" office:value-type="float" office:value="1.02168188502445" calcext:value-type="float">
            <text:p>1.021681885</text:p>
          </table:table-cell>
          <table:table-cell table:formula="of:=[.E214]/[.E213]" office:value-type="float" office:value="1.01921038685745" calcext:value-type="float">
            <text:p>1.0192103869</text:p>
          </table:table-cell>
          <table:table-cell/>
          <table:table-cell table:formula="of:=[.L213]*[.G214]" office:value-type="float" office:value="0.489212579229644" calcext:value-type="float">
            <text:p>0.4892125792</text:p>
          </table:table-cell>
          <table:table-cell table:formula="of:=[.M213]*[.H214]" office:value-type="float" office:value="0.497739130434782" calcext:value-type="float">
            <text:p>0.4977391304</text:p>
          </table:table-cell>
          <table:table-cell table:formula="of:=[.N213]*[.I214]" office:value-type="float" office:value="0" calcext:value-type="float">
            <text:p>0</text:p>
          </table:table-cell>
          <table:table-cell table:formula="of:=[.O213]*[.J214]" office:value-type="float" office:value="0.215279138099902" calcext:value-type="float">
            <text:p>0.2152791381</text:p>
          </table:table-cell>
          <table:table-cell table:formula="of:=SUM([.L214:.O214])" office:value-type="float" office:value="1.20223084776433" calcext:value-type="float">
            <text:p>1.2022308478</text:p>
          </table:table-cell>
          <table:table-cell table:formula="of:=([.P214]/[.P213])" office:value-type="float" office:value="1.01575081960705" calcext:value-type="float">
            <text:p>1.0157508196</text:p>
          </table:table-cell>
          <table:table-cell table:formula="of:=[.Q214]-1" office:value-type="float" office:value="0.0157508196070453" calcext:value-type="float">
            <text:p>0.0157508196</text:p>
          </table:table-cell>
          <table:table-cell table:number-columns-repeated="2"/>
          <table:table-cell office:value-type="float" office:value="1.01583684571" calcext:value-type="float">
            <text:p>1.0158368457</text:p>
          </table:table-cell>
        </table:table-row>
        <table:table-row table:style-name="ro1">
          <table:table-cell office:value-type="string" calcext:value-type="string">
            <text:p>2011-11-04</text:p>
          </table:table-cell>
          <table:table-cell office:value-type="float" office:value="398.53" calcext:value-type="float">
            <text:p>398.53</text:p>
          </table:table-cell>
          <table:table-cell office:value-type="float" office:value="170.85" calcext:value-type="float">
            <text:p>170.85</text:p>
          </table:table-cell>
          <table:table-cell office:value-type="float" office:value="596.14" calcext:value-type="float">
            <text:p>596.14</text:p>
          </table:table-cell>
          <table:table-cell office:value-type="float" office:value="76.6" calcext:value-type="float">
            <text:p>76.6</text:p>
          </table:table-cell>
          <table:table-cell/>
          <table:table-cell table:formula="of:=[.B215]/[.B214]" office:value-type="float" office:value="0.992973713716208" calcext:value-type="float">
            <text:p>0.9929737137</text:p>
          </table:table-cell>
          <table:table-cell table:formula="of:=[.C215]/[.C214]" office:value-type="float" office:value="0.994933612858141" calcext:value-type="float">
            <text:p>0.9949336129</text:p>
          </table:table-cell>
          <table:table-cell table:formula="of:=[.D215]/[.D214]" office:value-type="float" office:value="0.997723849372385" calcext:value-type="float">
            <text:p>0.9977238494</text:p>
          </table:table-cell>
          <table:table-cell table:formula="of:=[.E215]/[.E214]" office:value-type="float" office:value="0.995710386065254" calcext:value-type="float">
            <text:p>0.9957103861</text:p>
          </table:table-cell>
          <table:table-cell/>
          <table:table-cell table:formula="of:=[.L214]*[.G215]" office:value-type="float" office:value="0.485775231594344" calcext:value-type="float">
            <text:p>0.4857752316</text:p>
          </table:table-cell>
          <table:table-cell table:formula="of:=[.M214]*[.H215]" office:value-type="float" office:value="0.495217391304348" calcext:value-type="float">
            <text:p>0.4952173913</text:p>
          </table:table-cell>
          <table:table-cell table:formula="of:=[.N214]*[.I215]" office:value-type="float" office:value="0" calcext:value-type="float">
            <text:p>0</text:p>
          </table:table-cell>
          <table:table-cell table:formula="of:=[.O214]*[.J215]" office:value-type="float" office:value="0.214355673709248" calcext:value-type="float">
            <text:p>0.2143556737</text:p>
          </table:table-cell>
          <table:table-cell table:formula="of:=SUM([.L215:.O215])" office:value-type="float" office:value="1.19534829660794" calcext:value-type="float">
            <text:p>1.1953482966</text:p>
          </table:table-cell>
          <table:table-cell table:formula="of:=([.P215]/[.P214])" office:value-type="float" office:value="0.994275183365003" calcext:value-type="float">
            <text:p>0.9942751834</text:p>
          </table:table-cell>
          <table:table-cell table:formula="of:=[.Q215]-1" office:value-type="float" office:value="-0.00572481663499735" calcext:value-type="float">
            <text:p>-0.0057248166</text:p>
          </table:table-cell>
          <table:table-cell table:number-columns-repeated="2"/>
          <table:table-cell office:value-type="float" office:value="0.994305007843" calcext:value-type="float">
            <text:p>0.9943050078</text:p>
          </table:table-cell>
        </table:table-row>
        <table:table-row table:style-name="ro1">
          <table:table-cell office:value-type="string" calcext:value-type="string">
            <text:p>2011-11-07</text:p>
          </table:table-cell>
          <table:table-cell office:value-type="float" office:value="398.02" calcext:value-type="float">
            <text:p>398.02</text:p>
          </table:table-cell>
          <table:table-cell office:value-type="float" office:value="174.98" calcext:value-type="float">
            <text:p>174.98</text:p>
          </table:table-cell>
          <table:table-cell office:value-type="float" office:value="608.33" calcext:value-type="float">
            <text:p>608.33</text:p>
          </table:table-cell>
          <table:table-cell office:value-type="float" office:value="77.41" calcext:value-type="float">
            <text:p>77.41</text:p>
          </table:table-cell>
          <table:table-cell/>
          <table:table-cell table:formula="of:=[.B216]/[.B215]" office:value-type="float" office:value="0.998720297091812" calcext:value-type="float">
            <text:p>0.9987202971</text:p>
          </table:table-cell>
          <table:table-cell table:formula="of:=[.C216]/[.C215]" office:value-type="float" office:value="1.02417325139011" calcext:value-type="float">
            <text:p>1.0241732514</text:p>
          </table:table-cell>
          <table:table-cell table:formula="of:=[.D216]/[.D215]" office:value-type="float" office:value="1.02044821686181" calcext:value-type="float">
            <text:p>1.0204482169</text:p>
          </table:table-cell>
          <table:table-cell table:formula="of:=[.E216]/[.E215]" office:value-type="float" office:value="1.01057441253264" calcext:value-type="float">
            <text:p>1.0105744125</text:p>
          </table:table-cell>
          <table:table-cell/>
          <table:table-cell table:formula="of:=[.L215]*[.G216]" office:value-type="float" office:value="0.485153583617747" calcext:value-type="float">
            <text:p>0.4851535836</text:p>
          </table:table-cell>
          <table:table-cell table:formula="of:=[.M215]*[.H216]" office:value-type="float" office:value="0.507188405797101" calcext:value-type="float">
            <text:p>0.5071884058</text:p>
          </table:table-cell>
          <table:table-cell table:formula="of:=[.N215]*[.I216]" office:value-type="float" office:value="0" calcext:value-type="float">
            <text:p>0</text:p>
          </table:table-cell>
          <table:table-cell table:formula="of:=[.O215]*[.J216]" office:value-type="float" office:value="0.216622359031761" calcext:value-type="float">
            <text:p>0.216622359</text:p>
          </table:table-cell>
          <table:table-cell table:formula="of:=SUM([.L216:.O216])" office:value-type="float" office:value="1.20896434844661" calcext:value-type="float">
            <text:p>1.2089643484</text:p>
          </table:table-cell>
          <table:table-cell table:formula="of:=([.P216]/[.P215])" office:value-type="float" office:value="1.01139086563917" calcext:value-type="float">
            <text:p>1.0113908656</text:p>
          </table:table-cell>
          <table:table-cell table:formula="of:=[.Q216]-1" office:value-type="float" office:value="0.0113908656391684" calcext:value-type="float">
            <text:p>0.0113908656</text:p>
          </table:table-cell>
          <table:table-cell table:number-columns-repeated="2"/>
          <table:table-cell office:value-type="float" office:value="1.0112723019" calcext:value-type="float">
            <text:p>1.0112723019</text:p>
          </table:table-cell>
        </table:table-row>
        <table:table-row table:style-name="ro1">
          <table:table-cell office:value-type="string" calcext:value-type="string">
            <text:p>2011-11-08</text:p>
          </table:table-cell>
          <table:table-cell office:value-type="float" office:value="404.49" calcext:value-type="float">
            <text:p>404.49</text:p>
          </table:table-cell>
          <table:table-cell office:value-type="float" office:value="173.53" calcext:value-type="float">
            <text:p>173.53</text:p>
          </table:table-cell>
          <table:table-cell office:value-type="float" office:value="612.34" calcext:value-type="float">
            <text:p>612.34</text:p>
          </table:table-cell>
          <table:table-cell office:value-type="float" office:value="78.27" calcext:value-type="float">
            <text:p>78.27</text:p>
          </table:table-cell>
          <table:table-cell/>
          <table:table-cell table:formula="of:=[.B217]/[.B216]" office:value-type="float" office:value="1.01625546454952" calcext:value-type="float">
            <text:p>1.0162554645</text:p>
          </table:table-cell>
          <table:table-cell table:formula="of:=[.C217]/[.C216]" office:value-type="float" office:value="0.991713338667276" calcext:value-type="float">
            <text:p>0.9917133387</text:p>
          </table:table-cell>
          <table:table-cell table:formula="of:=[.D217]/[.D216]" office:value-type="float" office:value="1.00659181694146" calcext:value-type="float">
            <text:p>1.0065918169</text:p>
          </table:table-cell>
          <table:table-cell table:formula="of:=[.E217]/[.E216]" office:value-type="float" office:value="1.01110967575249" calcext:value-type="float">
            <text:p>1.0111096758</text:p>
          </table:table-cell>
          <table:table-cell/>
          <table:table-cell table:formula="of:=[.L216]*[.G217]" office:value-type="float" office:value="0.493039980497318" calcext:value-type="float">
            <text:p>0.4930399805</text:p>
          </table:table-cell>
          <table:table-cell table:formula="of:=[.M216]*[.H217]" office:value-type="float" office:value="0.502985507246377" calcext:value-type="float">
            <text:p>0.5029855072</text:p>
          </table:table-cell>
          <table:table-cell table:formula="of:=[.N216]*[.I217]" office:value-type="float" office:value="0" calcext:value-type="float">
            <text:p>0</text:p>
          </table:table-cell>
          <table:table-cell table:formula="of:=[.O216]*[.J217]" office:value-type="float" office:value="0.219028963201343" calcext:value-type="float">
            <text:p>0.2190289632</text:p>
          </table:table-cell>
          <table:table-cell table:formula="of:=SUM([.L217:.O217])" office:value-type="float" office:value="1.21505445094504" calcext:value-type="float">
            <text:p>1.2150544509</text:p>
          </table:table-cell>
          <table:table-cell table:formula="of:=([.P217]/[.P216])" office:value-type="float" office:value="1.00503745416997" calcext:value-type="float">
            <text:p>1.0050374542</text:p>
          </table:table-cell>
          <table:table-cell table:formula="of:=[.Q217]-1" office:value-type="float" office:value="0.00503745416997048" calcext:value-type="float">
            <text:p>0.0050374542</text:p>
          </table:table-cell>
          <table:table-cell table:number-columns-repeated="2"/>
          <table:table-cell office:value-type="float" office:value="1.00540945644" calcext:value-type="float">
            <text:p>1.0054094564</text:p>
          </table:table-cell>
        </table:table-row>
        <table:table-row table:style-name="ro1">
          <table:table-cell office:value-type="string" calcext:value-type="string">
            <text:p>2011-11-09</text:p>
          </table:table-cell>
          <table:table-cell office:value-type="float" office:value="393.59" calcext:value-type="float">
            <text:p>393.59</text:p>
          </table:table-cell>
          <table:table-cell office:value-type="float" office:value="172.07" calcext:value-type="float">
            <text:p>172.07</text:p>
          </table:table-cell>
          <table:table-cell office:value-type="float" office:value="600.95" calcext:value-type="float">
            <text:p>600.95</text:p>
          </table:table-cell>
          <table:table-cell office:value-type="float" office:value="75.95" calcext:value-type="float">
            <text:p>75.95</text:p>
          </table:table-cell>
          <table:table-cell/>
          <table:table-cell table:formula="of:=[.B218]/[.B217]" office:value-type="float" office:value="0.973052485846374" calcext:value-type="float">
            <text:p>0.9730524858</text:p>
          </table:table-cell>
          <table:table-cell table:formula="of:=[.C218]/[.C217]" office:value-type="float" office:value="0.991586469198409" calcext:value-type="float">
            <text:p>0.9915864692</text:p>
          </table:table-cell>
          <table:table-cell table:formula="of:=[.D218]/[.D217]" office:value-type="float" office:value="0.981399222654081" calcext:value-type="float">
            <text:p>0.9813992227</text:p>
          </table:table-cell>
          <table:table-cell table:formula="of:=[.E218]/[.E217]" office:value-type="float" office:value="0.970359013670627" calcext:value-type="float">
            <text:p>0.9703590137</text:p>
          </table:table-cell>
          <table:table-cell/>
          <table:table-cell table:formula="of:=[.L217]*[.G218]" office:value-type="float" office:value="0.479753778644563" calcext:value-type="float">
            <text:p>0.4797537786</text:p>
          </table:table-cell>
          <table:table-cell table:formula="of:=[.M217]*[.H218]" office:value-type="float" office:value="0.498753623188406" calcext:value-type="float">
            <text:p>0.4987536232</text:p>
          </table:table-cell>
          <table:table-cell table:formula="of:=[.N217]*[.I218]" office:value-type="float" office:value="0" calcext:value-type="float">
            <text:p>0</text:p>
          </table:table-cell>
          <table:table-cell table:formula="of:=[.O217]*[.J218]" office:value-type="float" office:value="0.212536728697355" calcext:value-type="float">
            <text:p>0.2125367287</text:p>
          </table:table-cell>
          <table:table-cell table:formula="of:=SUM([.L218:.O218])" office:value-type="float" office:value="1.19104413053032" calcext:value-type="float">
            <text:p>1.1910441305</text:p>
          </table:table-cell>
          <table:table-cell table:formula="of:=([.P218]/[.P217])" office:value-type="float" office:value="0.980239304999015" calcext:value-type="float">
            <text:p>0.980239305</text:p>
          </table:table-cell>
          <table:table-cell table:formula="of:=[.Q218]-1" office:value-type="float" office:value="-0.0197606950009844" calcext:value-type="float">
            <text:p>-0.019760695</text:p>
          </table:table-cell>
          <table:table-cell table:number-columns-repeated="2"/>
          <table:table-cell office:value-type="float" office:value="0.979927384752" calcext:value-type="float">
            <text:p>0.9799273848</text:p>
          </table:table-cell>
        </table:table-row>
        <table:table-row table:style-name="ro1">
          <table:table-cell office:value-type="string" calcext:value-type="string">
            <text:p>2011-11-10</text:p>
          </table:table-cell>
          <table:table-cell office:value-type="float" office:value="383.57" calcext:value-type="float">
            <text:p>383.57</text:p>
          </table:table-cell>
          <table:table-cell office:value-type="float" office:value="171.14" calcext:value-type="float">
            <text:p>171.14</text:p>
          </table:table-cell>
          <table:table-cell office:value-type="float" office:value="595.08" calcext:value-type="float">
            <text:p>595.08</text:p>
          </table:table-cell>
          <table:table-cell office:value-type="float" office:value="77.23" calcext:value-type="float">
            <text:p>77.23</text:p>
          </table:table-cell>
          <table:table-cell/>
          <table:table-cell table:formula="of:=[.B219]/[.B218]" office:value-type="float" office:value="0.974542036128967" calcext:value-type="float">
            <text:p>0.9745420361</text:p>
          </table:table-cell>
          <table:table-cell table:formula="of:=[.C219]/[.C218]" office:value-type="float" office:value="0.994595222874411" calcext:value-type="float">
            <text:p>0.9945952229</text:p>
          </table:table-cell>
          <table:table-cell table:formula="of:=[.D219]/[.D218]" office:value-type="float" office:value="0.990232132456943" calcext:value-type="float">
            <text:p>0.9902321325</text:p>
          </table:table-cell>
          <table:table-cell table:formula="of:=[.E219]/[.E218]" office:value-type="float" office:value="1.01685319289006" calcext:value-type="float">
            <text:p>1.0168531929</text:p>
          </table:table-cell>
          <table:table-cell/>
          <table:table-cell table:formula="of:=[.L218]*[.G219]" office:value-type="float" office:value="0.467540224280838" calcext:value-type="float">
            <text:p>0.4675402243</text:p>
          </table:table-cell>
          <table:table-cell table:formula="of:=[.M218]*[.H219]" office:value-type="float" office:value="0.496057971014492" calcext:value-type="float">
            <text:p>0.496057971</text:p>
          </table:table-cell>
          <table:table-cell table:formula="of:=[.N218]*[.I219]" office:value-type="float" office:value="0" calcext:value-type="float">
            <text:p>0</text:p>
          </table:table-cell>
          <table:table-cell table:formula="of:=[.O218]*[.J219]" office:value-type="float" office:value="0.216118651182314" calcext:value-type="float">
            <text:p>0.2161186512</text:p>
          </table:table-cell>
          <table:table-cell table:formula="of:=SUM([.L219:.O219])" office:value-type="float" office:value="1.17971684647764" calcext:value-type="float">
            <text:p>1.1797168465</text:p>
          </table:table-cell>
          <table:table-cell table:formula="of:=([.P219]/[.P218])" office:value-type="float" office:value="0.990489618510075" calcext:value-type="float">
            <text:p>0.9904896185</text:p>
          </table:table-cell>
          <table:table-cell table:formula="of:=[.Q219]-1" office:value-type="float" office:value="-0.009510381489925" calcext:value-type="float">
            <text:p>-0.0095103815</text:p>
          </table:table-cell>
          <table:table-cell table:number-columns-repeated="2"/>
          <table:table-cell office:value-type="float" office:value="0.991025542179" calcext:value-type="float">
            <text:p>0.9910255422</text:p>
          </table:table-cell>
        </table:table-row>
        <table:table-row table:style-name="ro1">
          <table:table-cell office:value-type="string" calcext:value-type="string">
            <text:p>2011-11-11</text:p>
          </table:table-cell>
          <table:table-cell office:value-type="float" office:value="382.98" calcext:value-type="float">
            <text:p>382.98</text:p>
          </table:table-cell>
          <table:table-cell office:value-type="float" office:value="173.96" calcext:value-type="float">
            <text:p>173.96</text:p>
          </table:table-cell>
          <table:table-cell office:value-type="float" office:value="608.35" calcext:value-type="float">
            <text:p>608.35</text:p>
          </table:table-cell>
          <table:table-cell office:value-type="float" office:value="78.24" calcext:value-type="float">
            <text:p>78.24</text:p>
          </table:table-cell>
          <table:table-cell/>
          <table:table-cell table:formula="of:=[.B220]/[.B219]" office:value-type="float" office:value="0.998461819224653" calcext:value-type="float">
            <text:p>0.9984618192</text:p>
          </table:table-cell>
          <table:table-cell table:formula="of:=[.C220]/[.C219]" office:value-type="float" office:value="1.01647773752483" calcext:value-type="float">
            <text:p>1.0164777375</text:p>
          </table:table-cell>
          <table:table-cell table:formula="of:=[.D220]/[.D219]" office:value-type="float" office:value="1.02229952275324" calcext:value-type="float">
            <text:p>1.0222995228</text:p>
          </table:table-cell>
          <table:table-cell table:formula="of:=[.E220]/[.E219]" office:value-type="float" office:value="1.01307781950019" calcext:value-type="float">
            <text:p>1.0130778195</text:p>
          </table:table-cell>
          <table:table-cell/>
          <table:table-cell table:formula="of:=[.L219]*[.G220]" office:value-type="float" office:value="0.466821062896148" calcext:value-type="float">
            <text:p>0.4668210629</text:p>
          </table:table-cell>
          <table:table-cell table:formula="of:=[.M219]*[.H220]" office:value-type="float" office:value="0.504231884057971" calcext:value-type="float">
            <text:p>0.5042318841</text:p>
          </table:table-cell>
          <table:table-cell table:formula="of:=[.N219]*[.I220]" office:value-type="float" office:value="0" calcext:value-type="float">
            <text:p>0</text:p>
          </table:table-cell>
          <table:table-cell table:formula="of:=[.O219]*[.J220]" office:value-type="float" office:value="0.218945011893102" calcext:value-type="float">
            <text:p>0.2189450119</text:p>
          </table:table-cell>
          <table:table-cell table:formula="of:=SUM([.L220:.O220])" office:value-type="float" office:value="1.18999795884722" calcext:value-type="float">
            <text:p>1.1899979588</text:p>
          </table:table-cell>
          <table:table-cell table:formula="of:=([.P220]/[.P219])" office:value-type="float" office:value="1.0087148983252" calcext:value-type="float">
            <text:p>1.0087148983</text:p>
          </table:table-cell>
          <table:table-cell table:formula="of:=[.Q220]-1" office:value-type="float" office:value="0.00871489832519767" calcext:value-type="float">
            <text:p>0.0087148983</text:p>
          </table:table-cell>
          <table:table-cell table:number-columns-repeated="2"/>
          <table:table-cell office:value-type="float" office:value="1.0085913866" calcext:value-type="float">
            <text:p>1.0085913866</text:p>
          </table:table-cell>
        </table:table-row>
        <table:table-row table:style-name="ro1">
          <table:table-cell office:value-type="string" calcext:value-type="string">
            <text:p>2011-11-14</text:p>
          </table:table-cell>
          <table:table-cell office:value-type="float" office:value="377.64" calcext:value-type="float">
            <text:p>377.64</text:p>
          </table:table-cell>
          <table:table-cell office:value-type="float" office:value="173.2" calcext:value-type="float">
            <text:p>173.2</text:p>
          </table:table-cell>
          <table:table-cell office:value-type="float" office:value="613" calcext:value-type="float">
            <text:p>613</text:p>
          </table:table-cell>
          <table:table-cell office:value-type="float" office:value="77.49" calcext:value-type="float">
            <text:p>77.49</text:p>
          </table:table-cell>
          <table:table-cell/>
          <table:table-cell table:formula="of:=[.B221]/[.B220]" office:value-type="float" office:value="0.986056713144289" calcext:value-type="float">
            <text:p>0.9860567131</text:p>
          </table:table-cell>
          <table:table-cell table:formula="of:=[.C221]/[.C220]" office:value-type="float" office:value="0.995631179581513" calcext:value-type="float">
            <text:p>0.9956311796</text:p>
          </table:table-cell>
          <table:table-cell table:formula="of:=[.D221]/[.D220]" office:value-type="float" office:value="1.00764362620202" calcext:value-type="float">
            <text:p>1.0076436262</text:p>
          </table:table-cell>
          <table:table-cell table:formula="of:=[.E221]/[.E220]" office:value-type="float" office:value="0.990414110429448" calcext:value-type="float">
            <text:p>0.9904141104</text:p>
          </table:table-cell>
          <table:table-cell/>
          <table:table-cell table:formula="of:=[.L220]*[.G221]" office:value-type="float" office:value="0.460312042905899" calcext:value-type="float">
            <text:p>0.4603120429</text:p>
          </table:table-cell>
          <table:table-cell table:formula="of:=[.M220]*[.H221]" office:value-type="float" office:value="0.502028985507246" calcext:value-type="float">
            <text:p>0.5020289855</text:p>
          </table:table-cell>
          <table:table-cell table:formula="of:=[.N220]*[.I221]" office:value-type="float" office:value="0" calcext:value-type="float">
            <text:p>0</text:p>
          </table:table-cell>
          <table:table-cell table:formula="of:=[.O220]*[.J221]" office:value-type="float" office:value="0.216846229187071" calcext:value-type="float">
            <text:p>0.2168462292</text:p>
          </table:table-cell>
          <table:table-cell table:formula="of:=SUM([.L221:.O221])" office:value-type="float" office:value="1.17918725760022" calcext:value-type="float">
            <text:p>1.1791872576</text:p>
          </table:table-cell>
          <table:table-cell table:formula="of:=([.P221]/[.P220])" office:value-type="float" office:value="0.990915361520892" calcext:value-type="float">
            <text:p>0.9909153615</text:p>
          </table:table-cell>
          <table:table-cell table:formula="of:=[.Q221]-1" office:value-type="float" office:value="-0.00908463847910834" calcext:value-type="float">
            <text:p>-0.0090846385</text:p>
          </table:table-cell>
          <table:table-cell table:number-columns-repeated="2"/>
          <table:table-cell office:value-type="float" office:value="0.990757979176" calcext:value-type="float">
            <text:p>0.9907579792</text:p>
          </table:table-cell>
        </table:table-row>
        <table:table-row table:style-name="ro1">
          <table:table-cell office:value-type="string" calcext:value-type="string">
            <text:p>2011-11-15</text:p>
          </table:table-cell>
          <table:table-cell office:value-type="float" office:value="387.17" calcext:value-type="float">
            <text:p>387.17</text:p>
          </table:table-cell>
          <table:table-cell office:value-type="float" office:value="173.36" calcext:value-type="float">
            <text:p>173.36</text:p>
          </table:table-cell>
          <table:table-cell office:value-type="float" office:value="616.56" calcext:value-type="float">
            <text:p>616.56</text:p>
          </table:table-cell>
          <table:table-cell office:value-type="float" office:value="77.62" calcext:value-type="float">
            <text:p>77.62</text:p>
          </table:table-cell>
          <table:table-cell/>
          <table:table-cell table:formula="of:=[.B222]/[.B221]" office:value-type="float" office:value="1.02523567418706" calcext:value-type="float">
            <text:p>1.0252356742</text:p>
          </table:table-cell>
          <table:table-cell table:formula="of:=[.C222]/[.C221]" office:value-type="float" office:value="1.00092378752887" calcext:value-type="float">
            <text:p>1.0009237875</text:p>
          </table:table-cell>
          <table:table-cell table:formula="of:=[.D222]/[.D221]" office:value-type="float" office:value="1.0058075040783" calcext:value-type="float">
            <text:p>1.0058075041</text:p>
          </table:table-cell>
          <table:table-cell table:formula="of:=[.E222]/[.E221]" office:value-type="float" office:value="1.00167763582398" calcext:value-type="float">
            <text:p>1.0016776358</text:p>
          </table:table-cell>
          <table:table-cell/>
          <table:table-cell table:formula="of:=[.L221]*[.G222]" office:value-type="float" office:value="0.471928327645051" calcext:value-type="float">
            <text:p>0.4719283276</text:p>
          </table:table-cell>
          <table:table-cell table:formula="of:=[.M221]*[.H222]" office:value-type="float" office:value="0.502492753623188" calcext:value-type="float">
            <text:p>0.5024927536</text:p>
          </table:table-cell>
          <table:table-cell table:formula="of:=[.N221]*[.I222]" office:value-type="float" office:value="0" calcext:value-type="float">
            <text:p>0</text:p>
          </table:table-cell>
          <table:table-cell table:formula="of:=[.O221]*[.J222]" office:value-type="float" office:value="0.21721001818945" calcext:value-type="float">
            <text:p>0.2172100182</text:p>
          </table:table-cell>
          <table:table-cell table:formula="of:=SUM([.L222:.O222])" office:value-type="float" office:value="1.19163109945769" calcext:value-type="float">
            <text:p>1.1916310995</text:p>
          </table:table-cell>
          <table:table-cell table:formula="of:=([.P222]/[.P221])" office:value-type="float" office:value="1.0105528971563" calcext:value-type="float">
            <text:p>1.0105528972</text:p>
          </table:table-cell>
          <table:table-cell table:formula="of:=[.Q222]-1" office:value-type="float" office:value="0.0105528971562983" calcext:value-type="float">
            <text:p>0.0105528972</text:p>
          </table:table-cell>
          <table:table-cell table:number-columns-repeated="2"/>
          <table:table-cell office:value-type="float" office:value="1.01079931185" calcext:value-type="float">
            <text:p>1.0107993119</text:p>
          </table:table-cell>
        </table:table-row>
        <table:table-row table:style-name="ro1">
          <table:table-cell office:value-type="string" calcext:value-type="string">
            <text:p>2011-11-16</text:p>
          </table:table-cell>
          <table:table-cell office:value-type="float" office:value="383.13" calcext:value-type="float">
            <text:p>383.13</text:p>
          </table:table-cell>
          <table:table-cell office:value-type="float" office:value="171.51" calcext:value-type="float">
            <text:p>171.51</text:p>
          </table:table-cell>
          <table:table-cell office:value-type="float" office:value="611.47" calcext:value-type="float">
            <text:p>611.47</text:p>
          </table:table-cell>
          <table:table-cell office:value-type="float" office:value="76.79" calcext:value-type="float">
            <text:p>76.79</text:p>
          </table:table-cell>
          <table:table-cell/>
          <table:table-cell table:formula="of:=[.B223]/[.B222]" office:value-type="float" office:value="0.989565307229382" calcext:value-type="float">
            <text:p>0.9895653072</text:p>
          </table:table-cell>
          <table:table-cell table:formula="of:=[.C223]/[.C222]" office:value-type="float" office:value="0.989328564836179" calcext:value-type="float">
            <text:p>0.9893285648</text:p>
          </table:table-cell>
          <table:table-cell table:formula="of:=[.D223]/[.D222]" office:value-type="float" office:value="0.991744517970676" calcext:value-type="float">
            <text:p>0.991744518</text:p>
          </table:table-cell>
          <table:table-cell table:formula="of:=[.E223]/[.E222]" office:value-type="float" office:value="0.989306879670188" calcext:value-type="float">
            <text:p>0.9893068797</text:p>
          </table:table-cell>
          <table:table-cell/>
          <table:table-cell table:formula="of:=[.L222]*[.G223]" office:value-type="float" office:value="0.467003900536324" calcext:value-type="float">
            <text:p>0.4670039005</text:p>
          </table:table-cell>
          <table:table-cell table:formula="of:=[.M222]*[.H223]" office:value-type="float" office:value="0.497130434782608" calcext:value-type="float">
            <text:p>0.4971304348</text:p>
          </table:table-cell>
          <table:table-cell table:formula="of:=[.N222]*[.I223]" office:value-type="float" office:value="0" calcext:value-type="float">
            <text:p>0</text:p>
          </table:table-cell>
          <table:table-cell table:formula="of:=[.O222]*[.J223]" office:value-type="float" office:value="0.214887365328109" calcext:value-type="float">
            <text:p>0.2148873653</text:p>
          </table:table-cell>
          <table:table-cell table:formula="of:=SUM([.L223:.O223])" office:value-type="float" office:value="1.17902170064704" calcext:value-type="float">
            <text:p>1.1790217006</text:p>
          </table:table-cell>
          <table:table-cell table:formula="of:=([.P223]/[.P222])" office:value-type="float" office:value="0.989418370486985" calcext:value-type="float">
            <text:p>0.9894183705</text:p>
          </table:table-cell>
          <table:table-cell table:formula="of:=[.Q223]-1" office:value-type="float" office:value="-0.0105816295130146" calcext:value-type="float">
            <text:p>-0.0105816295</text:p>
          </table:table-cell>
          <table:table-cell table:number-columns-repeated="2"/>
          <table:table-cell office:value-type="float" office:value="0.98941892476" calcext:value-type="float">
            <text:p>0.9894189248</text:p>
          </table:table-cell>
        </table:table-row>
        <table:table-row table:style-name="ro1">
          <table:table-cell office:value-type="string" calcext:value-type="string">
            <text:p>2011-11-17</text:p>
          </table:table-cell>
          <table:table-cell office:value-type="float" office:value="375.8" calcext:value-type="float">
            <text:p>375.8</text:p>
          </table:table-cell>
          <table:table-cell office:value-type="float" office:value="167.1" calcext:value-type="float">
            <text:p>167.1</text:p>
          </table:table-cell>
          <table:table-cell office:value-type="float" office:value="600.87" calcext:value-type="float">
            <text:p>600.87</text:p>
          </table:table-cell>
          <table:table-cell office:value-type="float" office:value="76.41" calcext:value-type="float">
            <text:p>76.41</text:p>
          </table:table-cell>
          <table:table-cell/>
          <table:table-cell table:formula="of:=[.B224]/[.B223]" office:value-type="float" office:value="0.980868112651058" calcext:value-type="float">
            <text:p>0.9808681127</text:p>
          </table:table-cell>
          <table:table-cell table:formula="of:=[.C224]/[.C223]" office:value-type="float" office:value="0.974287213573553" calcext:value-type="float">
            <text:p>0.9742872136</text:p>
          </table:table-cell>
          <table:table-cell table:formula="of:=[.D224]/[.D223]" office:value-type="float" office:value="0.982664725988192" calcext:value-type="float">
            <text:p>0.982664726</text:p>
          </table:table-cell>
          <table:table-cell table:formula="of:=[.E224]/[.E223]" office:value-type="float" office:value="0.995051438989452" calcext:value-type="float">
            <text:p>0.995051439</text:p>
          </table:table-cell>
          <table:table-cell/>
          <table:table-cell table:formula="of:=[.L223]*[.G224]" office:value-type="float" office:value="0.458069234519746" calcext:value-type="float">
            <text:p>0.4580692345</text:p>
          </table:table-cell>
          <table:table-cell table:formula="of:=[.M223]*[.H224]" office:value-type="float" office:value="0.484347826086956" calcext:value-type="float">
            <text:p>0.4843478261</text:p>
          </table:table-cell>
          <table:table-cell table:formula="of:=[.N223]*[.I224]" office:value-type="float" office:value="0" calcext:value-type="float">
            <text:p>0</text:p>
          </table:table-cell>
          <table:table-cell table:formula="of:=[.O223]*[.J224]" office:value-type="float" office:value="0.213823982090387" calcext:value-type="float">
            <text:p>0.2138239821</text:p>
          </table:table-cell>
          <table:table-cell table:formula="of:=SUM([.L224:.O224])" office:value-type="float" office:value="1.15624104269709" calcext:value-type="float">
            <text:p>1.1562410427</text:p>
          </table:table-cell>
          <table:table-cell table:formula="of:=([.P224]/[.P223])" office:value-type="float" office:value="0.980678338712977" calcext:value-type="float">
            <text:p>0.9806783387</text:p>
          </table:table-cell>
          <table:table-cell table:formula="of:=[.Q224]-1" office:value-type="float" office:value="-0.0193216612870227" calcext:value-type="float">
            <text:p>-0.0193216613</text:p>
          </table:table-cell>
          <table:table-cell table:number-columns-repeated="2"/>
          <table:table-cell office:value-type="float" office:value="0.981072418288" calcext:value-type="float">
            <text:p>0.9810724183</text:p>
          </table:table-cell>
        </table:table-row>
        <table:table-row table:style-name="ro1">
          <table:table-cell office:value-type="string" calcext:value-type="string">
            <text:p>2011-11-18</text:p>
          </table:table-cell>
          <table:table-cell office:value-type="float" office:value="373.34" calcext:value-type="float">
            <text:p>373.34</text:p>
          </table:table-cell>
          <table:table-cell office:value-type="float" office:value="167.62" calcext:value-type="float">
            <text:p>167.62</text:p>
          </table:table-cell>
          <table:table-cell office:value-type="float" office:value="594.88" calcext:value-type="float">
            <text:p>594.88</text:p>
          </table:table-cell>
          <table:table-cell office:value-type="float" office:value="76.45" calcext:value-type="float">
            <text:p>76.45</text:p>
          </table:table-cell>
          <table:table-cell/>
          <table:table-cell table:formula="of:=[.B225]/[.B224]" office:value-type="float" office:value="0.993453964874933" calcext:value-type="float">
            <text:p>0.9934539649</text:p>
          </table:table-cell>
          <table:table-cell table:formula="of:=[.C225]/[.C224]" office:value-type="float" office:value="1.00311190903651" calcext:value-type="float">
            <text:p>1.003111909</text:p>
          </table:table-cell>
          <table:table-cell table:formula="of:=[.D225]/[.D224]" office:value-type="float" office:value="0.990031121540433" calcext:value-type="float">
            <text:p>0.9900311215</text:p>
          </table:table-cell>
          <table:table-cell table:formula="of:=[.E225]/[.E224]" office:value-type="float" office:value="1.00052349168957" calcext:value-type="float">
            <text:p>1.0005234917</text:p>
          </table:table-cell>
          <table:table-cell/>
          <table:table-cell table:formula="of:=[.L224]*[.G225]" office:value-type="float" office:value="0.455070697220868" calcext:value-type="float">
            <text:p>0.4550706972</text:p>
          </table:table-cell>
          <table:table-cell table:formula="of:=[.M224]*[.H225]" office:value-type="float" office:value="0.485855072463768" calcext:value-type="float">
            <text:p>0.4858550725</text:p>
          </table:table-cell>
          <table:table-cell table:formula="of:=[.N224]*[.I225]" office:value-type="float" office:value="0" calcext:value-type="float">
            <text:p>0</text:p>
          </table:table-cell>
          <table:table-cell table:formula="of:=[.O224]*[.J225]" office:value-type="float" office:value="0.213935917168042" calcext:value-type="float">
            <text:p>0.2139359172</text:p>
          </table:table-cell>
          <table:table-cell table:formula="of:=SUM([.L225:.O225])" office:value-type="float" office:value="1.15486168685268" calcext:value-type="float">
            <text:p>1.1548616869</text:p>
          </table:table-cell>
          <table:table-cell table:formula="of:=([.P225]/[.P224])" office:value-type="float" office:value="0.998807034352288" calcext:value-type="float">
            <text:p>0.9988070344</text:p>
          </table:table-cell>
          <table:table-cell table:formula="of:=[.Q225]-1" office:value-type="float" office:value="-0.00119296564771165" calcext:value-type="float">
            <text:p>-0.0011929656</text:p>
          </table:table-cell>
          <table:table-cell table:number-columns-repeated="2"/>
          <table:table-cell office:value-type="float" office:value="0.998731047902" calcext:value-type="float">
            <text:p>0.9987310479</text:p>
          </table:table-cell>
        </table:table-row>
        <table:table-row table:style-name="ro1">
          <table:table-cell office:value-type="string" calcext:value-type="string">
            <text:p>2011-11-21</text:p>
          </table:table-cell>
          <table:table-cell office:value-type="float" office:value="367.43" calcext:value-type="float">
            <text:p>367.43</text:p>
          </table:table-cell>
          <table:table-cell office:value-type="float" office:value="163.5" calcext:value-type="float">
            <text:p>163.5</text:p>
          </table:table-cell>
          <table:table-cell office:value-type="float" office:value="580.94" calcext:value-type="float">
            <text:p>580.94</text:p>
          </table:table-cell>
          <table:table-cell office:value-type="float" office:value="75.48" calcext:value-type="float">
            <text:p>75.48</text:p>
          </table:table-cell>
          <table:table-cell/>
          <table:table-cell table:formula="of:=[.B226]/[.B225]" office:value-type="float" office:value="0.984169925537044" calcext:value-type="float">
            <text:p>0.9841699255</text:p>
          </table:table-cell>
          <table:table-cell table:formula="of:=[.C226]/[.C225]" office:value-type="float" office:value="0.975420594201169" calcext:value-type="float">
            <text:p>0.9754205942</text:p>
          </table:table-cell>
          <table:table-cell table:formula="of:=[.D226]/[.D225]" office:value-type="float" office:value="0.976566702528241" calcext:value-type="float">
            <text:p>0.9765667025</text:p>
          </table:table-cell>
          <table:table-cell table:formula="of:=[.E226]/[.E225]" office:value-type="float" office:value="0.987311968606933" calcext:value-type="float">
            <text:p>0.9873119686</text:p>
          </table:table-cell>
          <table:table-cell/>
          <table:table-cell table:formula="of:=[.L225]*[.G226]" office:value-type="float" office:value="0.447866894197952" calcext:value-type="float">
            <text:p>0.4478668942</text:p>
          </table:table-cell>
          <table:table-cell table:formula="of:=[.M225]*[.H226]" office:value-type="float" office:value="0.473913043478261" calcext:value-type="float">
            <text:p>0.4739130435</text:p>
          </table:table-cell>
          <table:table-cell table:formula="of:=[.N225]*[.I226]" office:value-type="float" office:value="0" calcext:value-type="float">
            <text:p>0</text:p>
          </table:table-cell>
          <table:table-cell table:formula="of:=[.O225]*[.J226]" office:value-type="float" office:value="0.211221491534909" calcext:value-type="float">
            <text:p>0.2112214915</text:p>
          </table:table-cell>
          <table:table-cell table:formula="of:=SUM([.L226:.O226])" office:value-type="float" office:value="1.13300142921112" calcext:value-type="float">
            <text:p>1.1330014292</text:p>
          </table:table-cell>
          <table:table-cell table:formula="of:=([.P226]/[.P225])" office:value-type="float" office:value="0.98107110324083" calcext:value-type="float">
            <text:p>0.9810711032</text:p>
          </table:table-cell>
          <table:table-cell table:formula="of:=[.Q226]-1" office:value-type="float" office:value="-0.0189288967591703" calcext:value-type="float">
            <text:p>-0.0189288968</text:p>
          </table:table-cell>
          <table:table-cell table:number-columns-repeated="2"/>
          <table:table-cell office:value-type="float" office:value="0.981298601617" calcext:value-type="float">
            <text:p>0.9812986016</text:p>
          </table:table-cell>
        </table:table-row>
        <table:table-row table:style-name="ro1">
          <table:table-cell office:value-type="string" calcext:value-type="string">
            <text:p>2011-11-22</text:p>
          </table:table-cell>
          <table:table-cell office:value-type="float" office:value="374.9" calcext:value-type="float">
            <text:p>374.9</text:p>
          </table:table-cell>
          <table:table-cell office:value-type="float" office:value="165.31" calcext:value-type="float">
            <text:p>165.31</text:p>
          </table:table-cell>
          <table:table-cell office:value-type="float" office:value="580" calcext:value-type="float">
            <text:p>580</text:p>
          </table:table-cell>
          <table:table-cell office:value-type="float" office:value="74.61" calcext:value-type="float">
            <text:p>74.61</text:p>
          </table:table-cell>
          <table:table-cell/>
          <table:table-cell table:formula="of:=[.B227]/[.B226]" office:value-type="float" office:value="1.02033040306997" calcext:value-type="float">
            <text:p>1.0203304031</text:p>
          </table:table-cell>
          <table:table-cell table:formula="of:=[.C227]/[.C226]" office:value-type="float" office:value="1.01107033639144" calcext:value-type="float">
            <text:p>1.0110703364</text:p>
          </table:table-cell>
          <table:table-cell table:formula="of:=[.D227]/[.D226]" office:value-type="float" office:value="0.998381932729714" calcext:value-type="float">
            <text:p>0.9983819327</text:p>
          </table:table-cell>
          <table:table-cell table:formula="of:=[.E227]/[.E226]" office:value-type="float" office:value="0.988473767885533" calcext:value-type="float">
            <text:p>0.9884737679</text:p>
          </table:table-cell>
          <table:table-cell/>
          <table:table-cell table:formula="of:=[.L226]*[.G227]" office:value-type="float" office:value="0.456972208678693" calcext:value-type="float">
            <text:p>0.4569722087</text:p>
          </table:table-cell>
          <table:table-cell table:formula="of:=[.M226]*[.H227]" office:value-type="float" office:value="0.479159420289855" calcext:value-type="float">
            <text:p>0.4791594203</text:p>
          </table:table-cell>
          <table:table-cell table:formula="of:=[.N226]*[.I227]" office:value-type="float" office:value="0" calcext:value-type="float">
            <text:p>0</text:p>
          </table:table-cell>
          <table:table-cell table:formula="of:=[.O226]*[.J227]" office:value-type="float" office:value="0.208786903595914" calcext:value-type="float">
            <text:p>0.2087869036</text:p>
          </table:table-cell>
          <table:table-cell table:formula="of:=SUM([.L227:.O227])" office:value-type="float" office:value="1.14491853256446" calcext:value-type="float">
            <text:p>1.1449185326</text:p>
          </table:table-cell>
          <table:table-cell table:formula="of:=([.P227]/[.P226])" office:value-type="float" office:value="1.01051817150984" calcext:value-type="float">
            <text:p>1.0105181715</text:p>
          </table:table-cell>
          <table:table-cell table:formula="of:=[.Q227]-1" office:value-type="float" office:value="0.010518171509843" calcext:value-type="float">
            <text:p>0.0105181715</text:p>
          </table:table-cell>
          <table:table-cell table:number-columns-repeated="2"/>
          <table:table-cell office:value-type="float" office:value="1.01025504936" calcext:value-type="float">
            <text:p>1.0102550494</text:p>
          </table:table-cell>
        </table:table-row>
        <table:table-row table:style-name="ro1">
          <table:table-cell office:value-type="string" calcext:value-type="string">
            <text:p>2011-11-23</text:p>
          </table:table-cell>
          <table:table-cell office:value-type="float" office:value="365.42" calcext:value-type="float">
            <text:p>365.42</text:p>
          </table:table-cell>
          <table:table-cell office:value-type="float" office:value="164.83" calcext:value-type="float">
            <text:p>164.83</text:p>
          </table:table-cell>
          <table:table-cell office:value-type="float" office:value="570.11" calcext:value-type="float">
            <text:p>570.11</text:p>
          </table:table-cell>
          <table:table-cell office:value-type="float" office:value="73.19" calcext:value-type="float">
            <text:p>73.19</text:p>
          </table:table-cell>
          <table:table-cell/>
          <table:table-cell table:formula="of:=[.B228]/[.B227]" office:value-type="float" office:value="0.974713256868498" calcext:value-type="float">
            <text:p>0.9747132569</text:p>
          </table:table-cell>
          <table:table-cell table:formula="of:=[.C228]/[.C227]" office:value-type="float" office:value="0.997096364406267" calcext:value-type="float">
            <text:p>0.9970963644</text:p>
          </table:table-cell>
          <table:table-cell table:formula="of:=[.D228]/[.D227]" office:value-type="float" office:value="0.982948275862069" calcext:value-type="float">
            <text:p>0.9829482759</text:p>
          </table:table-cell>
          <table:table-cell table:formula="of:=[.E228]/[.E227]" office:value-type="float" office:value="0.980967698699906" calcext:value-type="float">
            <text:p>0.9809676987</text:p>
          </table:table-cell>
          <table:table-cell/>
          <table:table-cell table:formula="of:=[.L227]*[.G228]" office:value-type="float" office:value="0.4454168698196" calcext:value-type="float">
            <text:p>0.4454168698</text:p>
          </table:table-cell>
          <table:table-cell table:formula="of:=[.M227]*[.H228]" office:value-type="float" office:value="0.477768115942029" calcext:value-type="float">
            <text:p>0.4777681159</text:p>
          </table:table-cell>
          <table:table-cell table:formula="of:=[.N227]*[.I228]" office:value-type="float" office:value="0" calcext:value-type="float">
            <text:p>0</text:p>
          </table:table-cell>
          <table:table-cell table:formula="of:=[.O227]*[.J228]" office:value-type="float" office:value="0.204813208339163" calcext:value-type="float">
            <text:p>0.2048132083</text:p>
          </table:table-cell>
          <table:table-cell table:formula="of:=SUM([.L228:.O228])" office:value-type="float" office:value="1.12799819410079" calcext:value-type="float">
            <text:p>1.1279981941</text:p>
          </table:table-cell>
          <table:table-cell table:formula="of:=([.P228]/[.P227])" office:value-type="float" office:value="0.98522136031306" calcext:value-type="float">
            <text:p>0.9852213603</text:p>
          </table:table-cell>
          <table:table-cell table:formula="of:=[.Q228]-1" office:value-type="float" office:value="-0.0147786396869398" calcext:value-type="float">
            <text:p>-0.0147786397</text:p>
          </table:table-cell>
          <table:table-cell table:number-columns-repeated="2"/>
          <table:table-cell office:value-type="float" office:value="0.98491738825" calcext:value-type="float">
            <text:p>0.9849173883</text:p>
          </table:table-cell>
        </table:table-row>
        <table:table-row table:style-name="ro1">
          <table:table-cell office:value-type="string" calcext:value-type="string">
            <text:p>2011-11-25</text:p>
          </table:table-cell>
          <table:table-cell office:value-type="float" office:value="362.02" calcext:value-type="float">
            <text:p>362.02</text:p>
          </table:table-cell>
          <table:table-cell office:value-type="float" office:value="163.4" calcext:value-type="float">
            <text:p>163.4</text:p>
          </table:table-cell>
          <table:table-cell office:value-type="float" office:value="563" calcext:value-type="float">
            <text:p>563</text:p>
          </table:table-cell>
          <table:table-cell office:value-type="float" office:value="72.52" calcext:value-type="float">
            <text:p>72.52</text:p>
          </table:table-cell>
          <table:table-cell/>
          <table:table-cell table:formula="of:=[.B229]/[.B228]" office:value-type="float" office:value="0.990695637896119" calcext:value-type="float">
            <text:p>0.9906956379</text:p>
          </table:table-cell>
          <table:table-cell table:formula="of:=[.C229]/[.C228]" office:value-type="float" office:value="0.991324394831038" calcext:value-type="float">
            <text:p>0.9913243948</text:p>
          </table:table-cell>
          <table:table-cell table:formula="of:=[.D229]/[.D228]" office:value-type="float" office:value="0.987528722527232" calcext:value-type="float">
            <text:p>0.9875287225</text:p>
          </table:table-cell>
          <table:table-cell table:formula="of:=[.E229]/[.E228]" office:value-type="float" office:value="0.990845743954092" calcext:value-type="float">
            <text:p>0.990845744</text:p>
          </table:table-cell>
          <table:table-cell/>
          <table:table-cell table:formula="of:=[.L228]*[.G229]" office:value-type="float" office:value="0.441272549975622" calcext:value-type="float">
            <text:p>0.44127255</text:p>
          </table:table-cell>
          <table:table-cell table:formula="of:=[.M228]*[.H229]" office:value-type="float" office:value="0.473623188405797" calcext:value-type="float">
            <text:p>0.4736231884</text:p>
          </table:table-cell>
          <table:table-cell table:formula="of:=[.N228]*[.I229]" office:value-type="float" office:value="0" calcext:value-type="float">
            <text:p>0</text:p>
          </table:table-cell>
          <table:table-cell table:formula="of:=[.O228]*[.J229]" office:value-type="float" office:value="0.202938295788442" calcext:value-type="float">
            <text:p>0.2029382958</text:p>
          </table:table-cell>
          <table:table-cell table:formula="of:=SUM([.L229:.O229])" office:value-type="float" office:value="1.11783403416986" calcext:value-type="float">
            <text:p>1.1178340342</text:p>
          </table:table-cell>
          <table:table-cell table:formula="of:=([.P229]/[.P228])" office:value-type="float" office:value="0.990989205493335" calcext:value-type="float">
            <text:p>0.9909892055</text:p>
          </table:table-cell>
          <table:table-cell table:formula="of:=[.Q229]-1" office:value-type="float" office:value="-0.00901079450666475" calcext:value-type="float">
            <text:p>-0.0090107945</text:p>
          </table:table-cell>
          <table:table-cell table:number-columns-repeated="2"/>
          <table:table-cell office:value-type="float" office:value="0.990977161882" calcext:value-type="float">
            <text:p>0.9909771619</text:p>
          </table:table-cell>
        </table:table-row>
        <table:table-row table:style-name="ro1">
          <table:table-cell office:value-type="string" calcext:value-type="string">
            <text:p>2011-11-28</text:p>
          </table:table-cell>
          <table:table-cell office:value-type="float" office:value="374.51" calcext:value-type="float">
            <text:p>374.51</text:p>
          </table:table-cell>
          <table:table-cell office:value-type="float" office:value="166.63" calcext:value-type="float">
            <text:p>166.63</text:p>
          </table:table-cell>
          <table:table-cell office:value-type="float" office:value="588.19" calcext:value-type="float">
            <text:p>588.19</text:p>
          </table:table-cell>
          <table:table-cell office:value-type="float" office:value="74.43" calcext:value-type="float">
            <text:p>74.43</text:p>
          </table:table-cell>
          <table:table-cell/>
          <table:table-cell table:formula="of:=[.B230]/[.B229]" office:value-type="float" office:value="1.03450085630628" calcext:value-type="float">
            <text:p>1.0345008563</text:p>
          </table:table-cell>
          <table:table-cell table:formula="of:=[.C230]/[.C229]" office:value-type="float" office:value="1.01976744186047" calcext:value-type="float">
            <text:p>1.0197674419</text:p>
          </table:table-cell>
          <table:table-cell table:formula="of:=[.D230]/[.D229]" office:value-type="float" office:value="1.04474245115453" calcext:value-type="float">
            <text:p>1.0447424512</text:p>
          </table:table-cell>
          <table:table-cell table:formula="of:=[.E230]/[.E229]" office:value-type="float" office:value="1.02633756205185" calcext:value-type="float">
            <text:p>1.0263375621</text:p>
          </table:table-cell>
          <table:table-cell/>
          <table:table-cell table:formula="of:=[.L229]*[.G230]" office:value-type="float" office:value="0.456496830814237" calcext:value-type="float">
            <text:p>0.4564968308</text:p>
          </table:table-cell>
          <table:table-cell table:formula="of:=[.M229]*[.H230]" office:value-type="float" office:value="0.482985507246377" calcext:value-type="float">
            <text:p>0.4829855072</text:p>
          </table:table-cell>
          <table:table-cell table:formula="of:=[.N229]*[.I230]" office:value-type="float" office:value="0" calcext:value-type="float">
            <text:p>0</text:p>
          </table:table-cell>
          <table:table-cell table:formula="of:=[.O229]*[.J230]" office:value-type="float" office:value="0.208283195746467" calcext:value-type="float">
            <text:p>0.2082831957</text:p>
          </table:table-cell>
          <table:table-cell table:formula="of:=SUM([.L230:.O230])" office:value-type="float" office:value="1.14776553380708" calcext:value-type="float">
            <text:p>1.1477655338</text:p>
          </table:table-cell>
          <table:table-cell table:formula="of:=([.P230]/[.P229])" office:value-type="float" office:value="1.02677633595174" calcext:value-type="float">
            <text:p>1.026776336</text:p>
          </table:table-cell>
          <table:table-cell table:formula="of:=[.Q230]-1" office:value-type="float" office:value="0.0267763359517388" calcext:value-type="float">
            <text:p>0.026776336</text:p>
          </table:table-cell>
          <table:table-cell table:number-columns-repeated="2"/>
          <table:table-cell office:value-type="float" office:value="1.02697483168" calcext:value-type="float">
            <text:p>1.0269748317</text:p>
          </table:table-cell>
        </table:table-row>
        <table:table-row table:style-name="ro1">
          <table:table-cell office:value-type="string" calcext:value-type="string">
            <text:p>2011-11-29</text:p>
          </table:table-cell>
          <table:table-cell office:value-type="float" office:value="371.6" calcext:value-type="float">
            <text:p>371.6</text:p>
          </table:table-cell>
          <table:table-cell office:value-type="float" office:value="166.88" calcext:value-type="float">
            <text:p>166.88</text:p>
          </table:table-cell>
          <table:table-cell office:value-type="float" office:value="582.93" calcext:value-type="float">
            <text:p>582.93</text:p>
          </table:table-cell>
          <table:table-cell office:value-type="float" office:value="75.5" calcext:value-type="float">
            <text:p>75.5</text:p>
          </table:table-cell>
          <table:table-cell/>
          <table:table-cell table:formula="of:=[.B231]/[.B230]" office:value-type="float" office:value="0.99222984700008" calcext:value-type="float">
            <text:p>0.992229847</text:p>
          </table:table-cell>
          <table:table-cell table:formula="of:=[.C231]/[.C230]" office:value-type="float" office:value="1.00150033007262" calcext:value-type="float">
            <text:p>1.0015003301</text:p>
          </table:table-cell>
          <table:table-cell table:formula="of:=[.D231]/[.D230]" office:value-type="float" office:value="0.991057311412979" calcext:value-type="float">
            <text:p>0.9910573114</text:p>
          </table:table-cell>
          <table:table-cell table:formula="of:=[.E231]/[.E230]" office:value-type="float" office:value="1.01437592368669" calcext:value-type="float">
            <text:p>1.0143759237</text:p>
          </table:table-cell>
          <table:table-cell/>
          <table:table-cell table:formula="of:=[.L230]*[.G231]" office:value-type="float" office:value="0.452949780594832" calcext:value-type="float">
            <text:p>0.4529497806</text:p>
          </table:table-cell>
          <table:table-cell table:formula="of:=[.M230]*[.H231]" office:value-type="float" office:value="0.483710144927536" calcext:value-type="float">
            <text:p>0.4837101449</text:p>
          </table:table-cell>
          <table:table-cell table:formula="of:=[.N230]*[.I231]" office:value-type="float" office:value="0" calcext:value-type="float">
            <text:p>0</text:p>
          </table:table-cell>
          <table:table-cell table:formula="of:=[.O230]*[.J231]" office:value-type="float" office:value="0.211277459073737" calcext:value-type="float">
            <text:p>0.2112774591</text:p>
          </table:table-cell>
          <table:table-cell table:formula="of:=SUM([.L231:.O231])" office:value-type="float" office:value="1.1479373845961" calcext:value-type="float">
            <text:p>1.1479373846</text:p>
          </table:table-cell>
          <table:table-cell table:formula="of:=([.P231]/[.P230])" office:value-type="float" office:value="1.0001497263892" calcext:value-type="float">
            <text:p>1.0001497264</text:p>
          </table:table-cell>
          <table:table-cell table:formula="of:=[.Q231]-1" office:value-type="float" office:value="0.000149726389199412" calcext:value-type="float">
            <text:p>0.0001497264</text:p>
          </table:table-cell>
          <table:table-cell table:number-columns-repeated="2"/>
          <table:table-cell office:value-type="float" office:value="1.00036725557" calcext:value-type="float">
            <text:p>1.0003672556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380.57" calcext:value-type="float">
            <text:p>380.57</text:p>
          </table:table-cell>
          <table:table-cell office:value-type="float" office:value="170.13" calcext:value-type="float">
            <text:p>170.13</text:p>
          </table:table-cell>
          <table:table-cell office:value-type="float" office:value="599.39" calcext:value-type="float">
            <text:p>599.39</text:p>
          </table:table-cell>
          <table:table-cell office:value-type="float" office:value="78.94" calcext:value-type="float">
            <text:p>78.94</text:p>
          </table:table-cell>
          <table:table-cell/>
          <table:table-cell table:formula="of:=[.B232]/[.B231]" office:value-type="float" office:value="1.02413885898816" calcext:value-type="float">
            <text:p>1.024138859</text:p>
          </table:table-cell>
          <table:table-cell table:formula="of:=[.C232]/[.C231]" office:value-type="float" office:value="1.01947507190796" calcext:value-type="float">
            <text:p>1.0194750719</text:p>
          </table:table-cell>
          <table:table-cell table:formula="of:=[.D232]/[.D231]" office:value-type="float" office:value="1.02823666649512" calcext:value-type="float">
            <text:p>1.0282366665</text:p>
          </table:table-cell>
          <table:table-cell table:formula="of:=[.E232]/[.E231]" office:value-type="float" office:value="1.04556291390728" calcext:value-type="float">
            <text:p>1.0455629139</text:p>
          </table:table-cell>
          <table:table-cell/>
          <table:table-cell table:formula="of:=[.L231]*[.G232]" office:value-type="float" office:value="0.463883471477328" calcext:value-type="float">
            <text:p>0.4638834715</text:p>
          </table:table-cell>
          <table:table-cell table:formula="of:=[.M231]*[.H232]" office:value-type="float" office:value="0.493130434782608" calcext:value-type="float">
            <text:p>0.4931304348</text:p>
          </table:table-cell>
          <table:table-cell table:formula="of:=[.N231]*[.I232]" office:value-type="float" office:value="0" calcext:value-type="float">
            <text:p>0</text:p>
          </table:table-cell>
          <table:table-cell table:formula="of:=[.O231]*[.J232]" office:value-type="float" office:value="0.220903875752063" calcext:value-type="float">
            <text:p>0.2209038758</text:p>
          </table:table-cell>
          <table:table-cell table:formula="of:=SUM([.L232:.O232])" office:value-type="float" office:value="1.177917782012" calcext:value-type="float">
            <text:p>1.177917782</text:p>
          </table:table-cell>
          <table:table-cell table:formula="of:=([.P232]/[.P231])" office:value-type="float" office:value="1.02611675324647" calcext:value-type="float">
            <text:p>1.0261167532</text:p>
          </table:table-cell>
          <table:table-cell table:formula="of:=[.Q232]-1" office:value-type="float" office:value="0.0261167532464706" calcext:value-type="float">
            <text:p>0.0261167532</text:p>
          </table:table-cell>
          <table:table-cell table:number-columns-repeated="2"/>
          <table:table-cell office:value-type="float" office:value="1.02655815514" calcext:value-type="float">
            <text:p>1.0265581551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386.27" calcext:value-type="float">
            <text:p>386.27</text:p>
          </table:table-cell>
          <table:table-cell office:value-type="float" office:value="169.63" calcext:value-type="float">
            <text:p>169.63</text:p>
          </table:table-cell>
          <table:table-cell office:value-type="float" office:value="613.77" calcext:value-type="float">
            <text:p>613.77</text:p>
          </table:table-cell>
          <table:table-cell office:value-type="float" office:value="78.3" calcext:value-type="float">
            <text:p>78.3</text:p>
          </table:table-cell>
          <table:table-cell/>
          <table:table-cell table:formula="of:=[.B233]/[.B232]" office:value-type="float" office:value="1.01497753369945" calcext:value-type="float">
            <text:p>1.0149775337</text:p>
          </table:table-cell>
          <table:table-cell table:formula="of:=[.C233]/[.C232]" office:value-type="float" office:value="0.997061070945747" calcext:value-type="float">
            <text:p>0.9970610709</text:p>
          </table:table-cell>
          <table:table-cell table:formula="of:=[.D233]/[.D232]" office:value-type="float" office:value="1.0239910575752" calcext:value-type="float">
            <text:p>1.0239910576</text:p>
          </table:table-cell>
          <table:table-cell table:formula="of:=[.E233]/[.E232]" office:value-type="float" office:value="0.991892576640487" calcext:value-type="float">
            <text:p>0.9918925766</text:p>
          </table:table-cell>
          <table:table-cell/>
          <table:table-cell table:formula="of:=[.L232]*[.G233]" office:value-type="float" office:value="0.470831301803998" calcext:value-type="float">
            <text:p>0.4708313018</text:p>
          </table:table-cell>
          <table:table-cell table:formula="of:=[.M232]*[.H233]" office:value-type="float" office:value="0.49168115942029" calcext:value-type="float">
            <text:p>0.4916811594</text:p>
          </table:table-cell>
          <table:table-cell table:formula="of:=[.N232]*[.I233]" office:value-type="float" office:value="0" calcext:value-type="float">
            <text:p>0</text:p>
          </table:table-cell>
          <table:table-cell table:formula="of:=[.O232]*[.J233]" office:value-type="float" office:value="0.219112914509584" calcext:value-type="float">
            <text:p>0.2191129145</text:p>
          </table:table-cell>
          <table:table-cell table:formula="of:=SUM([.L233:.O233])" office:value-type="float" office:value="1.18162537573387" calcext:value-type="float">
            <text:p>1.1816253757</text:p>
          </table:table-cell>
          <table:table-cell table:formula="of:=([.P233]/[.P232])" office:value-type="float" office:value="1.00314758277572" calcext:value-type="float">
            <text:p>1.0031475828</text:p>
          </table:table-cell>
          <table:table-cell table:formula="of:=[.Q233]-1" office:value-type="float" office:value="0.00314758277571703" calcext:value-type="float">
            <text:p>0.0031475828</text:p>
          </table:table-cell>
          <table:table-cell table:number-columns-repeated="2"/>
          <table:table-cell office:value-type="float" office:value="1.00319395719" calcext:value-type="float">
            <text:p>1.0031939572</text:p>
          </table:table-cell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388.03" calcext:value-type="float">
            <text:p>388.03</text:p>
          </table:table-cell>
          <table:table-cell office:value-type="float" office:value="169.82" calcext:value-type="float">
            <text:p>169.82</text:p>
          </table:table-cell>
          <table:table-cell office:value-type="float" office:value="620.36" calcext:value-type="float">
            <text:p>620.36</text:p>
          </table:table-cell>
          <table:table-cell office:value-type="float" office:value="78.3" calcext:value-type="float">
            <text:p>78.3</text:p>
          </table:table-cell>
          <table:table-cell/>
          <table:table-cell table:formula="of:=[.B234]/[.B233]" office:value-type="float" office:value="1.00455639837419" calcext:value-type="float">
            <text:p>1.0045563984</text:p>
          </table:table-cell>
          <table:table-cell table:formula="of:=[.C234]/[.C233]" office:value-type="float" office:value="1.00112008489064" calcext:value-type="float">
            <text:p>1.0011200849</text:p>
          </table:table-cell>
          <table:table-cell table:formula="of:=[.D234]/[.D233]" office:value-type="float" office:value="1.01073692099646" calcext:value-type="float">
            <text:p>1.010736921</text:p>
          </table:table-cell>
          <table:table-cell table:formula="of:=[.E234]/[.E233]" office:value-type="float" office:value="1" calcext:value-type="float">
            <text:p>1</text:p>
          </table:table-cell>
          <table:table-cell/>
          <table:table-cell table:formula="of:=[.L233]*[.G234]" office:value-type="float" office:value="0.472976596782058" calcext:value-type="float">
            <text:p>0.4729765968</text:p>
          </table:table-cell>
          <table:table-cell table:formula="of:=[.M233]*[.H234]" office:value-type="float" office:value="0.492231884057971" calcext:value-type="float">
            <text:p>0.4922318841</text:p>
          </table:table-cell>
          <table:table-cell table:formula="of:=[.N233]*[.I234]" office:value-type="float" office:value="0" calcext:value-type="float">
            <text:p>0</text:p>
          </table:table-cell>
          <table:table-cell table:formula="of:=[.O233]*[.J234]" office:value-type="float" office:value="0.219112914509584" calcext:value-type="float">
            <text:p>0.2191129145</text:p>
          </table:table-cell>
          <table:table-cell table:formula="of:=SUM([.L234:.O234])" office:value-type="float" office:value="1.18432139534961" calcext:value-type="float">
            <text:p>1.1843213953</text:p>
          </table:table-cell>
          <table:table-cell table:formula="of:=([.P234]/[.P233])" office:value-type="float" office:value="1.00228161959882" calcext:value-type="float">
            <text:p>1.0022816196</text:p>
          </table:table-cell>
          <table:table-cell table:formula="of:=[.Q234]-1" office:value-type="float" office:value="0.00228161959882267" calcext:value-type="float">
            <text:p>0.0022816196</text:p>
          </table:table-cell>
          <table:table-cell table:number-columns-repeated="2"/>
          <table:table-cell office:value-type="float" office:value="1.00227059331" calcext:value-type="float">
            <text:p>1.0022705933</text:p>
          </table:table-cell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391.33" calcext:value-type="float">
            <text:p>391.33</text:p>
          </table:table-cell>
          <table:table-cell office:value-type="float" office:value="167.32" calcext:value-type="float">
            <text:p>167.32</text:p>
          </table:table-cell>
          <table:table-cell office:value-type="float" office:value="625.65" calcext:value-type="float">
            <text:p>625.65</text:p>
          </table:table-cell>
          <table:table-cell office:value-type="float" office:value="78.95" calcext:value-type="float">
            <text:p>78.95</text:p>
          </table:table-cell>
          <table:table-cell/>
          <table:table-cell table:formula="of:=[.B235]/[.B234]" office:value-type="float" office:value="1.00850449707497" calcext:value-type="float">
            <text:p>1.0085044971</text:p>
          </table:table-cell>
          <table:table-cell table:formula="of:=[.C235]/[.C234]" office:value-type="float" office:value="0.985278530208456" calcext:value-type="float">
            <text:p>0.9852785302</text:p>
          </table:table-cell>
          <table:table-cell table:formula="of:=[.D235]/[.D234]" office:value-type="float" office:value="1.00852730672513" calcext:value-type="float">
            <text:p>1.0085273067</text:p>
          </table:table-cell>
          <table:table-cell table:formula="of:=[.E235]/[.E234]" office:value-type="float" office:value="1.00830140485313" calcext:value-type="float">
            <text:p>1.0083014049</text:p>
          </table:table-cell>
          <table:table-cell/>
          <table:table-cell table:formula="of:=[.L234]*[.G235]" office:value-type="float" office:value="0.476999024865919" calcext:value-type="float">
            <text:p>0.4769990249</text:p>
          </table:table-cell>
          <table:table-cell table:formula="of:=[.M234]*[.H235]" office:value-type="float" office:value="0.484985507246376" calcext:value-type="float">
            <text:p>0.4849855072</text:p>
          </table:table-cell>
          <table:table-cell table:formula="of:=[.N234]*[.I235]" office:value-type="float" office:value="0" calcext:value-type="float">
            <text:p>0</text:p>
          </table:table-cell>
          <table:table-cell table:formula="of:=[.O234]*[.J235]" office:value-type="float" office:value="0.220931859521477" calcext:value-type="float">
            <text:p>0.2209318595</text:p>
          </table:table-cell>
          <table:table-cell table:formula="of:=SUM([.L235:.O235])" office:value-type="float" office:value="1.18291639163377" calcext:value-type="float">
            <text:p>1.1829163916</text:p>
          </table:table-cell>
          <table:table-cell table:formula="of:=([.P235]/[.P234])" office:value-type="float" office:value="0.99881366348581" calcext:value-type="float">
            <text:p>0.9988136635</text:p>
          </table:table-cell>
          <table:table-cell table:formula="of:=[.Q235]-1" office:value-type="float" office:value="-0.00118633651418987" calcext:value-type="float">
            <text:p>-0.0011863365</text:p>
          </table:table-cell>
          <table:table-cell table:number-columns-repeated="2"/>
          <table:table-cell office:value-type="float" office:value="0.999173491884" calcext:value-type="float">
            <text:p>0.9991734919</text:p>
          </table:table-cell>
        </table:table-row>
        <table:table-row table:style-name="ro1">
          <table:table-cell office:value-type="string" calcext:value-type="string">
            <text:p>2011-12-06</text:p>
          </table:table-cell>
          <table:table-cell office:value-type="float" office:value="389.28" calcext:value-type="float">
            <text:p>389.28</text:p>
          </table:table-cell>
          <table:table-cell office:value-type="float" office:value="168.18" calcext:value-type="float">
            <text:p>168.18</text:p>
          </table:table-cell>
          <table:table-cell office:value-type="float" office:value="623.77" calcext:value-type="float">
            <text:p>623.77</text:p>
          </table:table-cell>
          <table:table-cell office:value-type="float" office:value="79.31" calcext:value-type="float">
            <text:p>79.31</text:p>
          </table:table-cell>
          <table:table-cell/>
          <table:table-cell table:formula="of:=[.B236]/[.B235]" office:value-type="float" office:value="0.99476145452687" calcext:value-type="float">
            <text:p>0.9947614545</text:p>
          </table:table-cell>
          <table:table-cell table:formula="of:=[.C236]/[.C235]" office:value-type="float" office:value="1.00513985178102" calcext:value-type="float">
            <text:p>1.0051398518</text:p>
          </table:table-cell>
          <table:table-cell table:formula="of:=[.D236]/[.D235]" office:value-type="float" office:value="0.996995125069927" calcext:value-type="float">
            <text:p>0.9969951251</text:p>
          </table:table-cell>
          <table:table-cell table:formula="of:=[.E236]/[.E235]" office:value-type="float" office:value="1.00455984800507" calcext:value-type="float">
            <text:p>1.004559848</text:p>
          </table:table-cell>
          <table:table-cell/>
          <table:table-cell table:formula="of:=[.L235]*[.G236]" office:value-type="float" office:value="0.47450024378352" calcext:value-type="float">
            <text:p>0.4745002438</text:p>
          </table:table-cell>
          <table:table-cell table:formula="of:=[.M235]*[.H236]" office:value-type="float" office:value="0.487478260869565" calcext:value-type="float">
            <text:p>0.4874782609</text:p>
          </table:table-cell>
          <table:table-cell table:formula="of:=[.N235]*[.I236]" office:value-type="float" office:value="0" calcext:value-type="float">
            <text:p>0</text:p>
          </table:table-cell>
          <table:table-cell table:formula="of:=[.O235]*[.J236]" office:value-type="float" office:value="0.221939275220372" calcext:value-type="float">
            <text:p>0.2219392752</text:p>
          </table:table-cell>
          <table:table-cell table:formula="of:=SUM([.L236:.O236])" office:value-type="float" office:value="1.18391777987346" calcext:value-type="float">
            <text:p>1.1839177799</text:p>
          </table:table-cell>
          <table:table-cell table:formula="of:=([.P236]/[.P235])" office:value-type="float" office:value="1.00084654185771" calcext:value-type="float">
            <text:p>1.0008465419</text:p>
          </table:table-cell>
          <table:table-cell table:formula="of:=[.Q236]-1" office:value-type="float" office:value="0.000846541857705718" calcext:value-type="float">
            <text:p>0.0008465419</text:p>
          </table:table-cell>
          <table:table-cell table:number-columns-repeated="2"/>
          <table:table-cell office:value-type="float" office:value="1.00087249212" calcext:value-type="float">
            <text:p>1.0008724921</text:p>
          </table:table-cell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387.43" calcext:value-type="float">
            <text:p>387.43</text:p>
          </table:table-cell>
          <table:table-cell office:value-type="float" office:value="169.4" calcext:value-type="float">
            <text:p>169.4</text:p>
          </table:table-cell>
          <table:table-cell office:value-type="float" office:value="623.39" calcext:value-type="float">
            <text:p>623.39</text:p>
          </table:table-cell>
          <table:table-cell office:value-type="float" office:value="79.57" calcext:value-type="float">
            <text:p>79.57</text:p>
          </table:table-cell>
          <table:table-cell/>
          <table:table-cell table:formula="of:=[.B237]/[.B236]" office:value-type="float" office:value="0.995247636662556" calcext:value-type="float">
            <text:p>0.9952476367</text:p>
          </table:table-cell>
          <table:table-cell table:formula="of:=[.C237]/[.C236]" office:value-type="float" office:value="1.00725413247711" calcext:value-type="float">
            <text:p>1.0072541325</text:p>
          </table:table-cell>
          <table:table-cell table:formula="of:=[.D237]/[.D236]" office:value-type="float" office:value="0.999390801096558" calcext:value-type="float">
            <text:p>0.9993908011</text:p>
          </table:table-cell>
          <table:table-cell table:formula="of:=[.E237]/[.E236]" office:value-type="float" office:value="1.00327827512294" calcext:value-type="float">
            <text:p>1.0032782751</text:p>
          </table:table-cell>
          <table:table-cell/>
          <table:table-cell table:formula="of:=[.L236]*[.G237]" office:value-type="float" office:value="0.472245246221355" calcext:value-type="float">
            <text:p>0.4722452462</text:p>
          </table:table-cell>
          <table:table-cell table:formula="of:=[.M236]*[.H237]" office:value-type="float" office:value="0.491014492753623" calcext:value-type="float">
            <text:p>0.4910144928</text:p>
          </table:table-cell>
          <table:table-cell table:formula="of:=[.N236]*[.I237]" office:value-type="float" office:value="0" calcext:value-type="float">
            <text:p>0</text:p>
          </table:table-cell>
          <table:table-cell table:formula="of:=[.O236]*[.J237]" office:value-type="float" office:value="0.222666853225129" calcext:value-type="float">
            <text:p>0.2226668532</text:p>
          </table:table-cell>
          <table:table-cell table:formula="of:=SUM([.L237:.O237])" office:value-type="float" office:value="1.18592659220011" calcext:value-type="float">
            <text:p>1.1859265922</text:p>
          </table:table-cell>
          <table:table-cell table:formula="of:=([.P237]/[.P236])" office:value-type="float" office:value="1.00169674985949" calcext:value-type="float">
            <text:p>1.0016967499</text:p>
          </table:table-cell>
          <table:table-cell table:formula="of:=[.Q237]-1" office:value-type="float" office:value="0.00169674985949198" calcext:value-type="float">
            <text:p>0.0016967499</text:p>
          </table:table-cell>
          <table:table-cell table:number-columns-repeated="2"/>
          <table:table-cell office:value-type="float" office:value="1.00165636268" calcext:value-type="float">
            <text:p>1.0016563627</text:p>
          </table:table-cell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388.99" calcext:value-type="float">
            <text:p>388.99</text:p>
          </table:table-cell>
          <table:table-cell office:value-type="float" office:value="165.98" calcext:value-type="float">
            <text:p>165.98</text:p>
          </table:table-cell>
          <table:table-cell office:value-type="float" office:value="616.05" calcext:value-type="float">
            <text:p>616.05</text:p>
          </table:table-cell>
          <table:table-cell office:value-type="float" office:value="78.38" calcext:value-type="float">
            <text:p>78.38</text:p>
          </table:table-cell>
          <table:table-cell/>
          <table:table-cell table:formula="of:=[.B238]/[.B237]" office:value-type="float" office:value="1.00402653382547" calcext:value-type="float">
            <text:p>1.0040265338</text:p>
          </table:table-cell>
          <table:table-cell table:formula="of:=[.C238]/[.C237]" office:value-type="float" office:value="0.979811097992916" calcext:value-type="float">
            <text:p>0.979811098</text:p>
          </table:table-cell>
          <table:table-cell table:formula="of:=[.D238]/[.D237]" office:value-type="float" office:value="0.988225669324179" calcext:value-type="float">
            <text:p>0.9882256693</text:p>
          </table:table-cell>
          <table:table-cell table:formula="of:=[.E238]/[.E237]" office:value-type="float" office:value="0.985044614804575" calcext:value-type="float">
            <text:p>0.9850446148</text:p>
          </table:table-cell>
          <table:table-cell/>
          <table:table-cell table:formula="of:=[.L237]*[.G238]" office:value-type="float" office:value="0.474146757679181" calcext:value-type="float">
            <text:p>0.4741467577</text:p>
          </table:table-cell>
          <table:table-cell table:formula="of:=[.M237]*[.H238]" office:value-type="float" office:value="0.481101449275362" calcext:value-type="float">
            <text:p>0.4811014493</text:p>
          </table:table-cell>
          <table:table-cell table:formula="of:=[.N237]*[.I238]" office:value-type="float" office:value="0" calcext:value-type="float">
            <text:p>0</text:p>
          </table:table-cell>
          <table:table-cell table:formula="of:=[.O237]*[.J238]" office:value-type="float" office:value="0.219336784664894" calcext:value-type="float">
            <text:p>0.2193367847</text:p>
          </table:table-cell>
          <table:table-cell table:formula="of:=SUM([.L238:.O238])" office:value-type="float" office:value="1.17458499161944" calcext:value-type="float">
            <text:p>1.1745849916</text:p>
          </table:table-cell>
          <table:table-cell table:formula="of:=([.P238]/[.P237])" office:value-type="float" office:value="0.990436507069439" calcext:value-type="float">
            <text:p>0.9904365071</text:p>
          </table:table-cell>
          <table:table-cell table:formula="of:=[.Q238]-1" office:value-type="float" office:value="-0.00956349293056125" calcext:value-type="float">
            <text:p>-0.0095634929</text:p>
          </table:table-cell>
          <table:table-cell table:number-columns-repeated="2"/>
          <table:table-cell office:value-type="float" office:value="0.990543975688" calcext:value-type="float">
            <text:p>0.9905439757</text:p>
          </table:table-cell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391.94" calcext:value-type="float">
            <text:p>391.94</text:p>
          </table:table-cell>
          <table:table-cell office:value-type="float" office:value="166.4" calcext:value-type="float">
            <text:p>166.4</text:p>
          </table:table-cell>
          <table:table-cell office:value-type="float" office:value="627.42" calcext:value-type="float">
            <text:p>627.42</text:p>
          </table:table-cell>
          <table:table-cell office:value-type="float" office:value="79.82" calcext:value-type="float">
            <text:p>79.82</text:p>
          </table:table-cell>
          <table:table-cell/>
          <table:table-cell table:formula="of:=[.B239]/[.B238]" office:value-type="float" office:value="1.00758374251266" calcext:value-type="float">
            <text:p>1.0075837425</text:p>
          </table:table-cell>
          <table:table-cell table:formula="of:=[.C239]/[.C238]" office:value-type="float" office:value="1.00253042535245" calcext:value-type="float">
            <text:p>1.0025304254</text:p>
          </table:table-cell>
          <table:table-cell table:formula="of:=[.D239]/[.D238]" office:value-type="float" office:value="1.01845629413197" calcext:value-type="float">
            <text:p>1.0184562941</text:p>
          </table:table-cell>
          <table:table-cell table:formula="of:=[.E239]/[.E238]" office:value-type="float" office:value="1.01837203368206" calcext:value-type="float">
            <text:p>1.0183720337</text:p>
          </table:table-cell>
          <table:table-cell/>
          <table:table-cell table:formula="of:=[.L238]*[.G239]" office:value-type="float" office:value="0.477742564602633" calcext:value-type="float">
            <text:p>0.4777425646</text:p>
          </table:table-cell>
          <table:table-cell table:formula="of:=[.M238]*[.H239]" office:value-type="float" office:value="0.48231884057971" calcext:value-type="float">
            <text:p>0.4823188406</text:p>
          </table:table-cell>
          <table:table-cell table:formula="of:=[.N238]*[.I239]" office:value-type="float" office:value="0" calcext:value-type="float">
            <text:p>0</text:p>
          </table:table-cell>
          <table:table-cell table:formula="of:=[.O238]*[.J239]" office:value-type="float" office:value="0.223366447460473" calcext:value-type="float">
            <text:p>0.2233664475</text:p>
          </table:table-cell>
          <table:table-cell table:formula="of:=SUM([.L239:.O239])" office:value-type="float" office:value="1.18342785264282" calcext:value-type="float">
            <text:p>1.1834278526</text:p>
          </table:table-cell>
          <table:table-cell table:formula="of:=([.P239]/[.P238])" office:value-type="float" office:value="1.00752849822403" calcext:value-type="float">
            <text:p>1.0075284982</text:p>
          </table:table-cell>
          <table:table-cell table:formula="of:=[.Q239]-1" office:value-type="float" office:value="0.00752849822402935" calcext:value-type="float">
            <text:p>0.0075284982</text:p>
          </table:table-cell>
          <table:table-cell table:number-columns-repeated="2"/>
          <table:table-cell office:value-type="float" office:value="1.00772007388" calcext:value-type="float">
            <text:p>1.0077200739</text:p>
          </table:table-cell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390.16" calcext:value-type="float">
            <text:p>390.16</text:p>
          </table:table-cell>
          <table:table-cell office:value-type="float" office:value="161.99" calcext:value-type="float">
            <text:p>161.99</text:p>
          </table:table-cell>
          <table:table-cell office:value-type="float" office:value="625.39" calcext:value-type="float">
            <text:p>625.39</text:p>
          </table:table-cell>
          <table:table-cell office:value-type="float" office:value="78.56" calcext:value-type="float">
            <text:p>78.56</text:p>
          </table:table-cell>
          <table:table-cell/>
          <table:table-cell table:formula="of:=[.B240]/[.B239]" office:value-type="float" office:value="0.995458488544165" calcext:value-type="float">
            <text:p>0.9954584885</text:p>
          </table:table-cell>
          <table:table-cell table:formula="of:=[.C240]/[.C239]" office:value-type="float" office:value="0.973497596153846" calcext:value-type="float">
            <text:p>0.9734975962</text:p>
          </table:table-cell>
          <table:table-cell table:formula="of:=[.D240]/[.D239]" office:value-type="float" office:value="0.996764527748558" calcext:value-type="float">
            <text:p>0.9967645277</text:p>
          </table:table-cell>
          <table:table-cell table:formula="of:=[.E240]/[.E239]" office:value-type="float" office:value="0.984214482585818" calcext:value-type="float">
            <text:p>0.9842144826</text:p>
          </table:table-cell>
          <table:table-cell/>
          <table:table-cell table:formula="of:=[.L239]*[.G240]" office:value-type="float" office:value="0.47557289127255" calcext:value-type="float">
            <text:p>0.4755728913</text:p>
          </table:table-cell>
          <table:table-cell table:formula="of:=[.M239]*[.H240]" office:value-type="float" office:value="0.469536231884058" calcext:value-type="float">
            <text:p>0.4695362319</text:p>
          </table:table-cell>
          <table:table-cell table:formula="of:=[.N239]*[.I240]" office:value-type="float" office:value="0" calcext:value-type="float">
            <text:p>0</text:p>
          </table:table-cell>
          <table:table-cell table:formula="of:=[.O239]*[.J240]" office:value-type="float" office:value="0.219840492514341" calcext:value-type="float">
            <text:p>0.2198404925</text:p>
          </table:table-cell>
          <table:table-cell table:formula="of:=SUM([.L240:.O240])" office:value-type="float" office:value="1.16494961567095" calcext:value-type="float">
            <text:p>1.1649496157</text:p>
          </table:table-cell>
          <table:table-cell table:formula="of:=([.P240]/[.P239])" office:value-type="float" office:value="0.984385835663238" calcext:value-type="float">
            <text:p>0.9843858357</text:p>
          </table:table-cell>
          <table:table-cell table:formula="of:=[.Q240]-1" office:value-type="float" office:value="-0.0156141643367621" calcext:value-type="float">
            <text:p>-0.0156141643</text:p>
          </table:table-cell>
          <table:table-cell table:number-columns-repeated="2"/>
          <table:table-cell office:value-type="float" office:value="0.984425330396" calcext:value-type="float">
            <text:p>0.9844253304</text:p>
          </table:table-cell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387.15" calcext:value-type="float">
            <text:p>387.15</text:p>
          </table:table-cell>
          <table:table-cell office:value-type="float" office:value="158.45" calcext:value-type="float">
            <text:p>158.45</text:p>
          </table:table-cell>
          <table:table-cell office:value-type="float" office:value="625.63" calcext:value-type="float">
            <text:p>625.63</text:p>
          </table:table-cell>
          <table:table-cell office:value-type="float" office:value="79.03" calcext:value-type="float">
            <text:p>79.03</text:p>
          </table:table-cell>
          <table:table-cell/>
          <table:table-cell table:formula="of:=[.B241]/[.B240]" office:value-type="float" office:value="0.992285216321509" calcext:value-type="float">
            <text:p>0.9922852163</text:p>
          </table:table-cell>
          <table:table-cell table:formula="of:=[.C241]/[.C240]" office:value-type="float" office:value="0.978146799185135" calcext:value-type="float">
            <text:p>0.9781467992</text:p>
          </table:table-cell>
          <table:table-cell table:formula="of:=[.D241]/[.D240]" office:value-type="float" office:value="1.00038376053343" calcext:value-type="float">
            <text:p>1.0003837605</text:p>
          </table:table-cell>
          <table:table-cell table:formula="of:=[.E241]/[.E240]" office:value-type="float" office:value="1.00598268839104" calcext:value-type="float">
            <text:p>1.0059826884</text:p>
          </table:table-cell>
          <table:table-cell/>
          <table:table-cell table:formula="of:=[.L240]*[.G241]" office:value-type="float" office:value="0.471903949293028" calcext:value-type="float">
            <text:p>0.4719039493</text:p>
          </table:table-cell>
          <table:table-cell table:formula="of:=[.M240]*[.H241]" office:value-type="float" office:value="0.45927536231884" calcext:value-type="float">
            <text:p>0.4592753623</text:p>
          </table:table-cell>
          <table:table-cell table:formula="of:=[.N240]*[.I241]" office:value-type="float" office:value="0" calcext:value-type="float">
            <text:p>0</text:p>
          </table:table-cell>
          <table:table-cell table:formula="of:=[.O240]*[.J241]" office:value-type="float" office:value="0.221155729676787" calcext:value-type="float">
            <text:p>0.2211557297</text:p>
          </table:table-cell>
          <table:table-cell table:formula="of:=SUM([.L241:.O241])" office:value-type="float" office:value="1.15233504128866" calcext:value-type="float">
            <text:p>1.1523350413</text:p>
          </table:table-cell>
          <table:table-cell table:formula="of:=([.P241]/[.P240])" office:value-type="float" office:value="0.989171570845123" calcext:value-type="float">
            <text:p>0.9891715708</text:p>
          </table:table-cell>
          <table:table-cell table:formula="of:=[.Q241]-1" office:value-type="float" office:value="-0.0108284291548768" calcext:value-type="float">
            <text:p>-0.0108284292</text:p>
          </table:table-cell>
          <table:table-cell table:number-columns-repeated="2"/>
          <table:table-cell office:value-type="float" office:value="0.989369343881" calcext:value-type="float">
            <text:p>0.9893693439</text:p>
          </table:table-cell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378.56" calcext:value-type="float">
            <text:p>378.56</text:p>
          </table:table-cell>
          <table:table-cell office:value-type="float" office:value="152.89" calcext:value-type="float">
            <text:p>152.89</text:p>
          </table:table-cell>
          <table:table-cell office:value-type="float" office:value="618.07" calcext:value-type="float">
            <text:p>618.07</text:p>
          </table:table-cell>
          <table:table-cell office:value-type="float" office:value="77.96" calcext:value-type="float">
            <text:p>77.96</text:p>
          </table:table-cell>
          <table:table-cell/>
          <table:table-cell table:formula="of:=[.B242]/[.B241]" office:value-type="float" office:value="0.977812217486762" calcext:value-type="float">
            <text:p>0.9778122175</text:p>
          </table:table-cell>
          <table:table-cell table:formula="of:=[.C242]/[.C241]" office:value-type="float" office:value="0.964910066266961" calcext:value-type="float">
            <text:p>0.9649100663</text:p>
          </table:table-cell>
          <table:table-cell table:formula="of:=[.D242]/[.D241]" office:value-type="float" office:value="0.987916180490066" calcext:value-type="float">
            <text:p>0.9879161805</text:p>
          </table:table-cell>
          <table:table-cell table:formula="of:=[.E242]/[.E241]" office:value-type="float" office:value="0.986460837656586" calcext:value-type="float">
            <text:p>0.9864608377</text:p>
          </table:table-cell>
          <table:table-cell/>
          <table:table-cell table:formula="of:=[.L241]*[.G242]" office:value-type="float" office:value="0.461433447098976" calcext:value-type="float">
            <text:p>0.4614334471</text:p>
          </table:table-cell>
          <table:table-cell table:formula="of:=[.M241]*[.H242]" office:value-type="float" office:value="0.443159420289855" calcext:value-type="float">
            <text:p>0.4431594203</text:p>
          </table:table-cell>
          <table:table-cell table:formula="of:=[.N241]*[.I242]" office:value-type="float" office:value="0" calcext:value-type="float">
            <text:p>0</text:p>
          </table:table-cell>
          <table:table-cell table:formula="of:=[.O241]*[.J242]" office:value-type="float" office:value="0.218161466349517" calcext:value-type="float">
            <text:p>0.2181614663</text:p>
          </table:table-cell>
          <table:table-cell table:formula="of:=SUM([.L242:.O242])" office:value-type="float" office:value="1.12275433373835" calcext:value-type="float">
            <text:p>1.1227543337</text:p>
          </table:table-cell>
          <table:table-cell table:formula="of:=([.P242]/[.P241])" office:value-type="float" office:value="0.974329768261471" calcext:value-type="float">
            <text:p>0.9743297683</text:p>
          </table:table-cell>
          <table:table-cell table:formula="of:=[.Q242]-1" office:value-type="float" office:value="-0.0256702317385292" calcext:value-type="float">
            <text:p>-0.0256702317</text:p>
          </table:table-cell>
          <table:table-cell table:number-columns-repeated="2"/>
          <table:table-cell office:value-type="float" office:value="0.974381081033" calcext:value-type="float">
            <text:p>0.974381081</text:p>
          </table:table-cell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377.32" calcext:value-type="float">
            <text:p>377.32</text:p>
          </table:table-cell>
          <table:table-cell office:value-type="float" office:value="152.33" calcext:value-type="float">
            <text:p>152.33</text:p>
          </table:table-cell>
          <table:table-cell office:value-type="float" office:value="619.54" calcext:value-type="float">
            <text:p>619.54</text:p>
          </table:table-cell>
          <table:table-cell office:value-type="float" office:value="78.54" calcext:value-type="float">
            <text:p>78.54</text:p>
          </table:table-cell>
          <table:table-cell/>
          <table:table-cell table:formula="of:=[.B243]/[.B242]" office:value-type="float" office:value="0.996724429416737" calcext:value-type="float">
            <text:p>0.9967244294</text:p>
          </table:table-cell>
          <table:table-cell table:formula="of:=[.C243]/[.C242]" office:value-type="float" office:value="0.996337235921251" calcext:value-type="float">
            <text:p>0.9963372359</text:p>
          </table:table-cell>
          <table:table-cell table:formula="of:=[.D243]/[.D242]" office:value-type="float" office:value="1.00237837138188" calcext:value-type="float">
            <text:p>1.0023783714</text:p>
          </table:table-cell>
          <table:table-cell table:formula="of:=[.E243]/[.E242]" office:value-type="float" office:value="1.00743971267317" calcext:value-type="float">
            <text:p>1.0074397127</text:p>
          </table:table-cell>
          <table:table-cell/>
          <table:table-cell table:formula="of:=[.L242]*[.G243]" office:value-type="float" office:value="0.459921989273525" calcext:value-type="float">
            <text:p>0.4599219893</text:p>
          </table:table-cell>
          <table:table-cell table:formula="of:=[.M242]*[.H243]" office:value-type="float" office:value="0.441536231884058" calcext:value-type="float">
            <text:p>0.4415362319</text:p>
          </table:table-cell>
          <table:table-cell table:formula="of:=[.N242]*[.I243]" office:value-type="float" office:value="0" calcext:value-type="float">
            <text:p>0</text:p>
          </table:table-cell>
          <table:table-cell table:formula="of:=[.O242]*[.J243]" office:value-type="float" office:value="0.219784524975514" calcext:value-type="float">
            <text:p>0.219784525</text:p>
          </table:table-cell>
          <table:table-cell table:formula="of:=SUM([.L243:.O243])" office:value-type="float" office:value="1.1212427461331" calcext:value-type="float">
            <text:p>1.1212427461</text:p>
          </table:table-cell>
          <table:table-cell table:formula="of:=([.P243]/[.P242])" office:value-type="float" office:value="0.998653679117659" calcext:value-type="float">
            <text:p>0.9986536791</text:p>
          </table:table-cell>
          <table:table-cell table:formula="of:=[.Q243]-1" office:value-type="float" office:value="-0.0013463208823411" calcext:value-type="float">
            <text:p>-0.0013463209</text:p>
          </table:table-cell>
          <table:table-cell table:number-columns-repeated="2"/>
          <table:table-cell office:value-type="float" office:value="0.99871260867" calcext:value-type="float">
            <text:p>0.9987126087</text:p>
          </table:table-cell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379.39" calcext:value-type="float">
            <text:p>379.39</text:p>
          </table:table-cell>
          <table:table-cell office:value-type="float" office:value="155.23" calcext:value-type="float">
            <text:p>155.23</text:p>
          </table:table-cell>
          <table:table-cell office:value-type="float" office:value="625.96" calcext:value-type="float">
            <text:p>625.96</text:p>
          </table:table-cell>
          <table:table-cell office:value-type="float" office:value="78.67" calcext:value-type="float">
            <text:p>78.67</text:p>
          </table:table-cell>
          <table:table-cell/>
          <table:table-cell table:formula="of:=[.B244]/[.B243]" office:value-type="float" office:value="1.00548605957808" calcext:value-type="float">
            <text:p>1.0054860596</text:p>
          </table:table-cell>
          <table:table-cell table:formula="of:=[.C244]/[.C243]" office:value-type="float" office:value="1.01903761570275" calcext:value-type="float">
            <text:p>1.0190376157</text:p>
          </table:table-cell>
          <table:table-cell table:formula="of:=[.D244]/[.D243]" office:value-type="float" office:value="1.01036252703619" calcext:value-type="float">
            <text:p>1.010362527</text:p>
          </table:table-cell>
          <table:table-cell table:formula="of:=[.E244]/[.E243]" office:value-type="float" office:value="1.00165520753756" calcext:value-type="float">
            <text:p>1.0016552075</text:p>
          </table:table-cell>
          <table:table-cell/>
          <table:table-cell table:formula="of:=[.L243]*[.G244]" office:value-type="float" office:value="0.462445148707947" calcext:value-type="float">
            <text:p>0.4624451487</text:p>
          </table:table-cell>
          <table:table-cell table:formula="of:=[.M243]*[.H244]" office:value-type="float" office:value="0.449942028985507" calcext:value-type="float">
            <text:p>0.449942029</text:p>
          </table:table-cell>
          <table:table-cell table:formula="of:=[.N243]*[.I244]" office:value-type="float" office:value="0" calcext:value-type="float">
            <text:p>0</text:p>
          </table:table-cell>
          <table:table-cell table:formula="of:=[.O243]*[.J244]" office:value-type="float" office:value="0.220148313977892" calcext:value-type="float">
            <text:p>0.220148314</text:p>
          </table:table-cell>
          <table:table-cell table:formula="of:=SUM([.L244:.O244])" office:value-type="float" office:value="1.13253549167135" calcext:value-type="float">
            <text:p>1.1325354917</text:p>
          </table:table-cell>
          <table:table-cell table:formula="of:=([.P244]/[.P243])" office:value-type="float" office:value="1.01007163308498" calcext:value-type="float">
            <text:p>1.0100716331</text:p>
          </table:table-cell>
          <table:table-cell table:formula="of:=[.Q244]-1" office:value-type="float" office:value="0.0100716330849819" calcext:value-type="float">
            <text:p>0.0100716331</text:p>
          </table:table-cell>
          <table:table-cell table:number-columns-repeated="2"/>
          <table:table-cell office:value-type="float" office:value="1.01014051162" calcext:value-type="float">
            <text:p>1.0101405116</text:p>
          </table:table-cell>
        </table:table-row>
        <table:table-row table:style-name="ro1">
          <table:table-cell office:value-type="string" calcext:value-type="string">
            <text:p>2011-12-19</text:p>
          </table:table-cell>
          <table:table-cell office:value-type="float" office:value="380.58" calcext:value-type="float">
            <text:p>380.58</text:p>
          </table:table-cell>
          <table:table-cell office:value-type="float" office:value="154.87" calcext:value-type="float">
            <text:p>154.87</text:p>
          </table:table-cell>
          <table:table-cell office:value-type="float" office:value="621.83" calcext:value-type="float">
            <text:p>621.83</text:p>
          </table:table-cell>
          <table:table-cell office:value-type="float" office:value="78.05" calcext:value-type="float">
            <text:p>78.05</text:p>
          </table:table-cell>
          <table:table-cell/>
          <table:table-cell table:formula="of:=[.B245]/[.B244]" office:value-type="float" office:value="1.00313661403832" calcext:value-type="float">
            <text:p>1.003136614</text:p>
          </table:table-cell>
          <table:table-cell table:formula="of:=[.C245]/[.C244]" office:value-type="float" office:value="0.997680860658378" calcext:value-type="float">
            <text:p>0.9976808607</text:p>
          </table:table-cell>
          <table:table-cell table:formula="of:=[.D245]/[.D244]" office:value-type="float" office:value="0.993402134321682" calcext:value-type="float">
            <text:p>0.9934021343</text:p>
          </table:table-cell>
          <table:table-cell table:formula="of:=[.E245]/[.E244]" office:value-type="float" office:value="0.992118978009406" calcext:value-type="float">
            <text:p>0.992118978</text:p>
          </table:table-cell>
          <table:table-cell/>
          <table:table-cell table:formula="of:=[.L244]*[.G245]" office:value-type="float" office:value="0.46389566065334" calcext:value-type="float">
            <text:p>0.4638956607</text:p>
          </table:table-cell>
          <table:table-cell table:formula="of:=[.M244]*[.H245]" office:value-type="float" office:value="0.448898550724638" calcext:value-type="float">
            <text:p>0.4488985507</text:p>
          </table:table-cell>
          <table:table-cell table:formula="of:=[.N244]*[.I245]" office:value-type="float" office:value="0" calcext:value-type="float">
            <text:p>0</text:p>
          </table:table-cell>
          <table:table-cell table:formula="of:=[.O244]*[.J245]" office:value-type="float" office:value="0.218413320274241" calcext:value-type="float">
            <text:p>0.2184133203</text:p>
          </table:table-cell>
          <table:table-cell table:formula="of:=SUM([.L245:.O245])" office:value-type="float" office:value="1.13120753165222" calcext:value-type="float">
            <text:p>1.1312075317</text:p>
          </table:table-cell>
          <table:table-cell table:formula="of:=([.P245]/[.P244])" office:value-type="float" office:value="0.99882744511859" calcext:value-type="float">
            <text:p>0.9988274451</text:p>
          </table:table-cell>
          <table:table-cell table:formula="of:=[.Q245]-1" office:value-type="float" office:value="-0.00117255488140966" calcext:value-type="float">
            <text:p>-0.0011725549</text:p>
          </table:table-cell>
          <table:table-cell table:number-columns-repeated="2"/>
          <table:table-cell office:value-type="float" office:value="0.998750785481" calcext:value-type="float">
            <text:p>0.9987507855</text:p>
          </table:table-cell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394.26" calcext:value-type="float">
            <text:p>394.26</text:p>
          </table:table-cell>
          <table:table-cell office:value-type="float" office:value="156.98" calcext:value-type="float">
            <text:p>156.98</text:p>
          </table:table-cell>
          <table:table-cell office:value-type="float" office:value="630.37" calcext:value-type="float">
            <text:p>630.37</text:p>
          </table:table-cell>
          <table:table-cell office:value-type="float" office:value="80.47" calcext:value-type="float">
            <text:p>80.47</text:p>
          </table:table-cell>
          <table:table-cell/>
          <table:table-cell table:formula="of:=[.B246]/[.B245]" office:value-type="float" office:value="1.0359451363708" calcext:value-type="float">
            <text:p>1.0359451364</text:p>
          </table:table-cell>
          <table:table-cell table:formula="of:=[.C246]/[.C245]" office:value-type="float" office:value="1.0136243300833" calcext:value-type="float">
            <text:p>1.0136243301</text:p>
          </table:table-cell>
          <table:table-cell table:formula="of:=[.D246]/[.D245]" office:value-type="float" office:value="1.01373365710886" calcext:value-type="float">
            <text:p>1.0137336571</text:p>
          </table:table-cell>
          <table:table-cell table:formula="of:=[.E246]/[.E245]" office:value-type="float" office:value="1.03100576553491" calcext:value-type="float">
            <text:p>1.0310057655</text:p>
          </table:table-cell>
          <table:table-cell/>
          <table:table-cell table:formula="of:=[.L245]*[.G246]" office:value-type="float" office:value="0.480570453437348" calcext:value-type="float">
            <text:p>0.4805704534</text:p>
          </table:table-cell>
          <table:table-cell table:formula="of:=[.M245]*[.H246]" office:value-type="float" office:value="0.455014492753623" calcext:value-type="float">
            <text:p>0.4550144928</text:p>
          </table:table-cell>
          <table:table-cell table:formula="of:=[.N245]*[.I246]" office:value-type="float" office:value="0" calcext:value-type="float">
            <text:p>0</text:p>
          </table:table-cell>
          <table:table-cell table:formula="of:=[.O245]*[.J246]" office:value-type="float" office:value="0.225185392472366" calcext:value-type="float">
            <text:p>0.2251853925</text:p>
          </table:table-cell>
          <table:table-cell table:formula="of:=SUM([.L246:.O246])" office:value-type="float" office:value="1.16077033866334" calcext:value-type="float">
            <text:p>1.1607703387</text:p>
          </table:table-cell>
          <table:table-cell table:formula="of:=([.P246]/[.P245])" office:value-type="float" office:value="1.02613384916907" calcext:value-type="float">
            <text:p>1.0261338492</text:p>
          </table:table-cell>
          <table:table-cell table:formula="of:=[.Q246]-1" office:value-type="float" office:value="0.026133849169073" calcext:value-type="float">
            <text:p>0.0261338492</text:p>
          </table:table-cell>
          <table:table-cell table:number-columns-repeated="2"/>
          <table:table-cell office:value-type="float" office:value="1.02602893969" calcext:value-type="float">
            <text:p>1.0260289397</text:p>
          </table:table-cell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394.76" calcext:value-type="float">
            <text:p>394.76</text:p>
          </table:table-cell>
          <table:table-cell office:value-type="float" office:value="157.16" calcext:value-type="float">
            <text:p>157.16</text:p>
          </table:table-cell>
          <table:table-cell office:value-type="float" office:value="625.82" calcext:value-type="float">
            <text:p>625.82</text:p>
          </table:table-cell>
          <table:table-cell office:value-type="float" office:value="81.57" calcext:value-type="float">
            <text:p>81.57</text:p>
          </table:table-cell>
          <table:table-cell/>
          <table:table-cell table:formula="of:=[.B247]/[.B246]" office:value-type="float" office:value="1.00126819865064" calcext:value-type="float">
            <text:p>1.0012681987</text:p>
          </table:table-cell>
          <table:table-cell table:formula="of:=[.C247]/[.C246]" office:value-type="float" office:value="1.00114664288444" calcext:value-type="float">
            <text:p>1.0011466429</text:p>
          </table:table-cell>
          <table:table-cell table:formula="of:=[.D247]/[.D246]" office:value-type="float" office:value="0.992782016910703" calcext:value-type="float">
            <text:p>0.9927820169</text:p>
          </table:table-cell>
          <table:table-cell table:formula="of:=[.E247]/[.E246]" office:value-type="float" office:value="1.01366969056791" calcext:value-type="float">
            <text:p>1.0136696906</text:p>
          </table:table-cell>
          <table:table-cell/>
          <table:table-cell table:formula="of:=[.L246]*[.G247]" office:value-type="float" office:value="0.481179912237933" calcext:value-type="float">
            <text:p>0.4811799122</text:p>
          </table:table-cell>
          <table:table-cell table:formula="of:=[.M246]*[.H247]" office:value-type="float" office:value="0.455536231884058" calcext:value-type="float">
            <text:p>0.4555362319</text:p>
          </table:table-cell>
          <table:table-cell table:formula="of:=[.N246]*[.I247]" office:value-type="float" office:value="0" calcext:value-type="float">
            <text:p>0</text:p>
          </table:table-cell>
          <table:table-cell table:formula="of:=[.O246]*[.J247]" office:value-type="float" office:value="0.228263607107877" calcext:value-type="float">
            <text:p>0.2282636071</text:p>
          </table:table-cell>
          <table:table-cell table:formula="of:=SUM([.L247:.O247])" office:value-type="float" office:value="1.16497975122987" calcext:value-type="float">
            <text:p>1.1649797512</text:p>
          </table:table-cell>
          <table:table-cell table:formula="of:=([.P247]/[.P246])" office:value-type="float" office:value="1.00362639570148" calcext:value-type="float">
            <text:p>1.0036263957</text:p>
          </table:table-cell>
          <table:table-cell table:formula="of:=[.Q247]-1" office:value-type="float" office:value="0.00362639570147749" calcext:value-type="float">
            <text:p>0.0036263957</text:p>
          </table:table-cell>
          <table:table-cell table:number-columns-repeated="2"/>
          <table:table-cell office:value-type="float" office:value="1.00369987473" calcext:value-type="float">
            <text:p>1.0036998747</text:p>
          </table:table-cell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396.85" calcext:value-type="float">
            <text:p>396.85</text:p>
          </table:table-cell>
          <table:table-cell office:value-type="float" office:value="156.04" calcext:value-type="float">
            <text:p>156.04</text:p>
          </table:table-cell>
          <table:table-cell office:value-type="float" office:value="629.7" calcext:value-type="float">
            <text:p>629.7</text:p>
          </table:table-cell>
          <table:table-cell office:value-type="float" office:value="82.72" calcext:value-type="float">
            <text:p>82.72</text:p>
          </table:table-cell>
          <table:table-cell/>
          <table:table-cell table:formula="of:=[.B248]/[.B247]" office:value-type="float" office:value="1.00529435606444" calcext:value-type="float">
            <text:p>1.0052943561</text:p>
          </table:table-cell>
          <table:table-cell table:formula="of:=[.C248]/[.C247]" office:value-type="float" office:value="0.992873504708577" calcext:value-type="float">
            <text:p>0.9928735047</text:p>
          </table:table-cell>
          <table:table-cell table:formula="of:=[.D248]/[.D247]" office:value-type="float" office:value="1.0061998657761" calcext:value-type="float">
            <text:p>1.0061998658</text:p>
          </table:table-cell>
          <table:table-cell table:formula="of:=[.E248]/[.E247]" office:value-type="float" office:value="1.01409832046095" calcext:value-type="float">
            <text:p>1.0140983205</text:p>
          </table:table-cell>
          <table:table-cell/>
          <table:table-cell table:formula="of:=[.L247]*[.G248]" office:value-type="float" office:value="0.483727450024379" calcext:value-type="float">
            <text:p>0.48372745</text:p>
          </table:table-cell>
          <table:table-cell table:formula="of:=[.M247]*[.H248]" office:value-type="float" office:value="0.452289855072464" calcext:value-type="float">
            <text:p>0.4522898551</text:p>
          </table:table-cell>
          <table:table-cell table:formula="of:=[.N247]*[.I248]" office:value-type="float" office:value="0" calcext:value-type="float">
            <text:p>0</text:p>
          </table:table-cell>
          <table:table-cell table:formula="of:=[.O247]*[.J248]" office:value-type="float" office:value="0.231481740590457" calcext:value-type="float">
            <text:p>0.2314817406</text:p>
          </table:table-cell>
          <table:table-cell table:formula="of:=SUM([.L248:.O248])" office:value-type="float" office:value="1.1674990456873" calcext:value-type="float">
            <text:p>1.1674990457</text:p>
          </table:table-cell>
          <table:table-cell table:formula="of:=([.P248]/[.P247])" office:value-type="float" office:value="1.00216252209944" calcext:value-type="float">
            <text:p>1.0021625221</text:p>
          </table:table-cell>
          <table:table-cell table:formula="of:=[.Q248]-1" office:value-type="float" office:value="0.00216252209943746" calcext:value-type="float">
            <text:p>0.0021625221</text:p>
          </table:table-cell>
          <table:table-cell table:number-columns-repeated="2"/>
          <table:table-cell office:value-type="float" office:value="1.0020868084" calcext:value-type="float">
            <text:p>1.0020868084</text:p>
          </table:table-cell>
        </table:table-row>
        <table:table-row table:style-name="ro1">
          <table:table-cell office:value-type="string" calcext:value-type="string">
            <text:p>2011-12-23</text:p>
          </table:table-cell>
          <table:table-cell office:value-type="float" office:value="401.61" calcext:value-type="float">
            <text:p>401.61</text:p>
          </table:table-cell>
          <table:table-cell office:value-type="float" office:value="156.31" calcext:value-type="float">
            <text:p>156.31</text:p>
          </table:table-cell>
          <table:table-cell office:value-type="float" office:value="633.14" calcext:value-type="float">
            <text:p>633.14</text:p>
          </table:table-cell>
          <table:table-cell office:value-type="float" office:value="83.63" calcext:value-type="float">
            <text:p>83.63</text:p>
          </table:table-cell>
          <table:table-cell/>
          <table:table-cell table:formula="of:=[.B249]/[.B248]" office:value-type="float" office:value="1.01199445634371" calcext:value-type="float">
            <text:p>1.0119944563</text:p>
          </table:table-cell>
          <table:table-cell table:formula="of:=[.C249]/[.C248]" office:value-type="float" office:value="1.00173032555755" calcext:value-type="float">
            <text:p>1.0017303256</text:p>
          </table:table-cell>
          <table:table-cell table:formula="of:=[.D249]/[.D248]" office:value-type="float" office:value="1.00546291885025" calcext:value-type="float">
            <text:p>1.0054629189</text:p>
          </table:table-cell>
          <table:table-cell table:formula="of:=[.E249]/[.E248]" office:value-type="float" office:value="1.01100096711799" calcext:value-type="float">
            <text:p>1.0110009671</text:p>
          </table:table-cell>
          <table:table-cell/>
          <table:table-cell table:formula="of:=[.L248]*[.G249]" office:value-type="float" office:value="0.489529497805949" calcext:value-type="float">
            <text:p>0.4895294978</text:p>
          </table:table-cell>
          <table:table-cell table:formula="of:=[.M248]*[.H249]" office:value-type="float" office:value="0.453072463768116" calcext:value-type="float">
            <text:p>0.4530724638</text:p>
          </table:table-cell>
          <table:table-cell table:formula="of:=[.N248]*[.I249]" office:value-type="float" office:value="0" calcext:value-type="float">
            <text:p>0</text:p>
          </table:table-cell>
          <table:table-cell table:formula="of:=[.O248]*[.J249]" office:value-type="float" office:value="0.234028263607108" calcext:value-type="float">
            <text:p>0.2340282636</text:p>
          </table:table-cell>
          <table:table-cell table:formula="of:=SUM([.L249:.O249])" office:value-type="float" office:value="1.17663022518117" calcext:value-type="float">
            <text:p>1.1766302252</text:p>
          </table:table-cell>
          <table:table-cell table:formula="of:=([.P249]/[.P248])" office:value-type="float" office:value="1.00782114514577" calcext:value-type="float">
            <text:p>1.0078211451</text:p>
          </table:table-cell>
          <table:table-cell table:formula="of:=[.Q249]-1" office:value-type="float" office:value="0.00782114514577348" calcext:value-type="float">
            <text:p>0.0078211451</text:p>
          </table:table-cell>
          <table:table-cell table:number-columns-repeated="2"/>
          <table:table-cell office:value-type="float" office:value="1.00769010618" calcext:value-type="float">
            <text:p>1.0076901062</text:p>
          </table:table-cell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404.79" calcext:value-type="float">
            <text:p>404.79</text:p>
          </table:table-cell>
          <table:table-cell office:value-type="float" office:value="154.91" calcext:value-type="float">
            <text:p>154.91</text:p>
          </table:table-cell>
          <table:table-cell office:value-type="float" office:value="640.25" calcext:value-type="float">
            <text:p>640.25</text:p>
          </table:table-cell>
          <table:table-cell office:value-type="float" office:value="83.69" calcext:value-type="float">
            <text:p>83.69</text:p>
          </table:table-cell>
          <table:table-cell/>
          <table:table-cell table:formula="of:=[.B250]/[.B249]" office:value-type="float" office:value="1.00791812952865" calcext:value-type="float">
            <text:p>1.0079181295</text:p>
          </table:table-cell>
          <table:table-cell table:formula="of:=[.C250]/[.C249]" office:value-type="float" office:value="0.991043439319301" calcext:value-type="float">
            <text:p>0.9910434393</text:p>
          </table:table-cell>
          <table:table-cell table:formula="of:=[.D250]/[.D249]" office:value-type="float" office:value="1.01122974381653" calcext:value-type="float">
            <text:p>1.0112297438</text:p>
          </table:table-cell>
          <table:table-cell table:formula="of:=[.E250]/[.E249]" office:value-type="float" office:value="1.00071744589262" calcext:value-type="float">
            <text:p>1.0007174459</text:p>
          </table:table-cell>
          <table:table-cell/>
          <table:table-cell table:formula="of:=[.L249]*[.G250]" office:value-type="float" office:value="0.49340565577767" calcext:value-type="float">
            <text:p>0.4934056558</text:p>
          </table:table-cell>
          <table:table-cell table:formula="of:=[.M249]*[.H250]" office:value-type="float" office:value="0.449014492753623" calcext:value-type="float">
            <text:p>0.4490144928</text:p>
          </table:table-cell>
          <table:table-cell table:formula="of:=[.N249]*[.I250]" office:value-type="float" office:value="0" calcext:value-type="float">
            <text:p>0</text:p>
          </table:table-cell>
          <table:table-cell table:formula="of:=[.O249]*[.J250]" office:value-type="float" office:value="0.23419616622359" calcext:value-type="float">
            <text:p>0.2341961662</text:p>
          </table:table-cell>
          <table:table-cell table:formula="of:=SUM([.L250:.O250])" office:value-type="float" office:value="1.17661631475488" calcext:value-type="float">
            <text:p>1.1766163148</text:p>
          </table:table-cell>
          <table:table-cell table:formula="of:=([.P250]/[.P249])" office:value-type="float" office:value="0.999988177741833" calcext:value-type="float">
            <text:p>0.9999881777</text:p>
          </table:table-cell>
          <table:table-cell table:formula="of:=[.Q250]-1" office:value-type="float" office:value="-0.0000118222581668714" calcext:value-type="float">
            <text:p>-1.18222581668714E-005</text:p>
          </table:table-cell>
          <table:table-cell table:number-columns-repeated="2"/>
          <table:table-cell office:value-type="float" office:value="0.999728116718" calcext:value-type="float">
            <text:p>0.9997281167</text:p>
          </table:table-cell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400.92" calcext:value-type="float">
            <text:p>400.92</text:p>
          </table:table-cell>
          <table:table-cell office:value-type="float" office:value="151.03" calcext:value-type="float">
            <text:p>151.03</text:p>
          </table:table-cell>
          <table:table-cell office:value-type="float" office:value="639.7" calcext:value-type="float">
            <text:p>639.7</text:p>
          </table:table-cell>
          <table:table-cell office:value-type="float" office:value="82.61" calcext:value-type="float">
            <text:p>82.61</text:p>
          </table:table-cell>
          <table:table-cell/>
          <table:table-cell table:formula="of:=[.B251]/[.B250]" office:value-type="float" office:value="0.990439487141481" calcext:value-type="float">
            <text:p>0.9904394871</text:p>
          </table:table-cell>
          <table:table-cell table:formula="of:=[.C251]/[.C250]" office:value-type="float" office:value="0.974953198631463" calcext:value-type="float">
            <text:p>0.9749531986</text:p>
          </table:table-cell>
          <table:table-cell table:formula="of:=[.D251]/[.D250]" office:value-type="float" office:value="0.99914096056228" calcext:value-type="float">
            <text:p>0.9991409606</text:p>
          </table:table-cell>
          <table:table-cell table:formula="of:=[.E251]/[.E250]" office:value-type="float" office:value="0.987095232405305" calcext:value-type="float">
            <text:p>0.9870952324</text:p>
          </table:table-cell>
          <table:table-cell/>
          <table:table-cell table:formula="of:=[.L250]*[.G251]" office:value-type="float" office:value="0.488688444661141" calcext:value-type="float">
            <text:p>0.4886884447</text:p>
          </table:table-cell>
          <table:table-cell table:formula="of:=[.M250]*[.H251]" office:value-type="float" office:value="0.437768115942029" calcext:value-type="float">
            <text:p>0.4377681159</text:p>
          </table:table-cell>
          <table:table-cell table:formula="of:=[.N250]*[.I251]" office:value-type="float" office:value="0" calcext:value-type="float">
            <text:p>0</text:p>
          </table:table-cell>
          <table:table-cell table:formula="of:=[.O250]*[.J251]" office:value-type="float" office:value="0.231173919126906" calcext:value-type="float">
            <text:p>0.2311739191</text:p>
          </table:table-cell>
          <table:table-cell table:formula="of:=SUM([.L251:.O251])" office:value-type="float" office:value="1.15763047973008" calcext:value-type="float">
            <text:p>1.1576304797</text:p>
          </table:table-cell>
          <table:table-cell table:formula="of:=([.P251]/[.P250])" office:value-type="float" office:value="0.983864038950741" calcext:value-type="float">
            <text:p>0.983864039</text:p>
          </table:table-cell>
          <table:table-cell table:formula="of:=[.Q251]-1" office:value-type="float" office:value="-0.0161359610492585" calcext:value-type="float">
            <text:p>-0.016135961</text:p>
          </table:table-cell>
          <table:table-cell table:number-columns-repeated="2"/>
          <table:table-cell office:value-type="float" office:value="0.98357612079" calcext:value-type="float">
            <text:p>0.9835761208</text:p>
          </table:table-cell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403.39" calcext:value-type="float">
            <text:p>403.39</text:p>
          </table:table-cell>
          <table:table-cell office:value-type="float" office:value="150.34" calcext:value-type="float">
            <text:p>150.34</text:p>
          </table:table-cell>
          <table:table-cell office:value-type="float" office:value="642.4" calcext:value-type="float">
            <text:p>642.4</text:p>
          </table:table-cell>
          <table:table-cell office:value-type="float" office:value="83.68" calcext:value-type="float">
            <text:p>83.68</text:p>
          </table:table-cell>
          <table:table-cell/>
          <table:table-cell table:formula="of:=[.B252]/[.B251]" office:value-type="float" office:value="1.00616083009079" calcext:value-type="float">
            <text:p>1.0061608301</text:p>
          </table:table-cell>
          <table:table-cell table:formula="of:=[.C252]/[.C251]" office:value-type="float" office:value="0.995431371250745" calcext:value-type="float">
            <text:p>0.9954313713</text:p>
          </table:table-cell>
          <table:table-cell table:formula="of:=[.D252]/[.D251]" office:value-type="float" office:value="1.00422072846647" calcext:value-type="float">
            <text:p>1.0042207285</text:p>
          </table:table-cell>
          <table:table-cell table:formula="of:=[.E252]/[.E251]" office:value-type="float" office:value="1.01295242706694" calcext:value-type="float">
            <text:p>1.0129524271</text:p>
          </table:table-cell>
          <table:table-cell/>
          <table:table-cell table:formula="of:=[.L251]*[.G252]" office:value-type="float" office:value="0.491699171136031" calcext:value-type="float">
            <text:p>0.4916991711</text:p>
          </table:table-cell>
          <table:table-cell table:formula="of:=[.M251]*[.H252]" office:value-type="float" office:value="0.435768115942029" calcext:value-type="float">
            <text:p>0.4357681159</text:p>
          </table:table-cell>
          <table:table-cell table:formula="of:=[.N251]*[.I252]" office:value-type="float" office:value="0" calcext:value-type="float">
            <text:p>0</text:p>
          </table:table-cell>
          <table:table-cell table:formula="of:=[.O251]*[.J252]" office:value-type="float" office:value="0.234168182454176" calcext:value-type="float">
            <text:p>0.2341681825</text:p>
          </table:table-cell>
          <table:table-cell table:formula="of:=SUM([.L252:.O252])" office:value-type="float" office:value="1.16163546953224" calcext:value-type="float">
            <text:p>1.1616354695</text:p>
          </table:table-cell>
          <table:table-cell table:formula="of:=([.P252]/[.P251])" office:value-type="float" office:value="1.00345964439628" calcext:value-type="float">
            <text:p>1.0034596444</text:p>
          </table:table-cell>
          <table:table-cell table:formula="of:=[.Q252]-1" office:value-type="float" office:value="0.00345964439627977" calcext:value-type="float">
            <text:p>0.0034596444</text:p>
          </table:table-cell>
          <table:table-cell table:number-columns-repeated="2"/>
          <table:table-cell office:value-type="float" office:value="1.00322736595" calcext:value-type="float">
            <text:p>1.003227366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403.27" calcext:value-type="float">
            <text:p>403.27</text:p>
          </table:table-cell>
          <table:table-cell office:value-type="float" office:value="151.99" calcext:value-type="float">
            <text:p>151.99</text:p>
          </table:table-cell>
          <table:table-cell office:value-type="float" office:value="645.9" calcext:value-type="float">
            <text:p>645.9</text:p>
          </table:table-cell>
          <table:table-cell office:value-type="float" office:value="83.18" calcext:value-type="float">
            <text:p>83.18</text:p>
          </table:table-cell>
          <table:table-cell/>
          <table:table-cell table:formula="of:=[.B253]/[.B252]" office:value-type="float" office:value="0.999702521133394" calcext:value-type="float">
            <text:p>0.9997025211</text:p>
          </table:table-cell>
          <table:table-cell table:formula="of:=[.C253]/[.C252]" office:value-type="float" office:value="1.01097512305441" calcext:value-type="float">
            <text:p>1.0109751231</text:p>
          </table:table-cell>
          <table:table-cell table:formula="of:=[.D253]/[.D252]" office:value-type="float" office:value="1.00544831880448" calcext:value-type="float">
            <text:p>1.0054483188</text:p>
          </table:table-cell>
          <table:table-cell table:formula="of:=[.E253]/[.E252]" office:value-type="float" office:value="0.994024856596558" calcext:value-type="float">
            <text:p>0.9940248566</text:p>
          </table:table-cell>
          <table:table-cell/>
          <table:table-cell table:formula="of:=[.L252]*[.G253]" office:value-type="float" office:value="0.491552901023891" calcext:value-type="float">
            <text:p>0.491552901</text:p>
          </table:table-cell>
          <table:table-cell table:formula="of:=[.M252]*[.H253]" office:value-type="float" office:value="0.440550724637681" calcext:value-type="float">
            <text:p>0.4405507246</text:p>
          </table:table-cell>
          <table:table-cell table:formula="of:=[.N252]*[.I253]" office:value-type="float" office:value="0" calcext:value-type="float">
            <text:p>0</text:p>
          </table:table-cell>
          <table:table-cell table:formula="of:=[.O252]*[.J253]" office:value-type="float" office:value="0.232768993983489" calcext:value-type="float">
            <text:p>0.232768994</text:p>
          </table:table-cell>
          <table:table-cell table:formula="of:=SUM([.L253:.O253])" office:value-type="float" office:value="1.16487261964506" calcext:value-type="float">
            <text:p>1.1648726196</text:p>
          </table:table-cell>
          <table:table-cell table:formula="of:=([.P253]/[.P252])" office:value-type="float" office:value="1.00278671769047" calcext:value-type="float">
            <text:p>1.0027867177</text:p>
          </table:table-cell>
          <table:table-cell table:formula="of:=[.Q253]-1" office:value-type="float" office:value="0.00278671769047145" calcext:value-type="float">
            <text:p>0.0027867177</text:p>
          </table:table-cell>
          <table:table-cell table:number-columns-repeated="2"/>
          <table:table-cell office:value-type="float" office:value="1.00307602899" calcext:value-type="float">
            <text:p>1.003076029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4" table:number-columns-repeated="4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5" table:number-columns-repeated="4"/>
          <table:table-cell table:number-columns-repeated="11"/>
        </table:table-row>
      </table:table>
      <table:table table:name="Sheet3" table:style-name="ta1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NZ</text:p>
          </table:table-cell>
          <table:table-cell office:value-type="string" calcext:value-type="string">
            <text:p>DailyRet</text:p>
          </table:table-cell>
          <table:table-cell/>
        </table:table-row>
        <table:table-row table:style-name="ro1">
          <table:table-cell office:value-type="string" calcext:value-type="string">
            <text:p>2010-01-04</text:p>
          </table:table-cell>
          <table:table-cell office:value-type="float" office:value="39.07" calcext:value-type="float">
            <text:p>39.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1-05</text:p>
          </table:table-cell>
          <table:table-cell office:value-type="float" office:value="38.87" calcext:value-type="float">
            <text:p>38.87</text:p>
          </table:table-cell>
          <table:table-cell table:formula="of:=([.B3]/[.B2])-1" office:value-type="float" office:value="-0.00511901714870755" calcext:value-type="float">
            <text:p>-0.0051190171</text:p>
          </table:table-cell>
          <table:table-cell/>
        </table:table-row>
        <table:table-row table:style-name="ro1">
          <table:table-cell office:value-type="string" calcext:value-type="string">
            <text:p>2010-01-06</text:p>
          </table:table-cell>
          <table:table-cell office:value-type="float" office:value="38.88" calcext:value-type="float">
            <text:p>38.88</text:p>
          </table:table-cell>
          <table:table-cell table:formula="of:=([.B4]/[.B3])-1" office:value-type="float" office:value="0.00025726781579638" calcext:value-type="float">
            <text:p>0.0002572678</text:p>
          </table:table-cell>
          <table:table-cell/>
        </table:table-row>
        <table:table-row table:style-name="ro1">
          <table:table-cell office:value-type="string" calcext:value-type="string">
            <text:p>2010-01-07</text:p>
          </table:table-cell>
          <table:table-cell office:value-type="float" office:value="38.82" calcext:value-type="float">
            <text:p>38.82</text:p>
          </table:table-cell>
          <table:table-cell table:formula="of:=([.B5]/[.B4])-1" office:value-type="float" office:value="-0.00154320987654322" calcext:value-type="float">
            <text:p>-0.0015432099</text:p>
          </table:table-cell>
          <table:table-cell/>
        </table:table-row>
        <table:table-row table:style-name="ro1">
          <table:table-cell office:value-type="string" calcext:value-type="string">
            <text:p>2010-01-08</text:p>
          </table:table-cell>
          <table:table-cell office:value-type="float" office:value="38.67" calcext:value-type="float">
            <text:p>38.67</text:p>
          </table:table-cell>
          <table:table-cell table:formula="of:=([.B6]/[.B5])-1" office:value-type="float" office:value="-0.00386398763523954" calcext:value-type="float">
            <text:p>-0.0038639876</text:p>
          </table:table-cell>
          <table:table-cell/>
        </table:table-row>
        <table:table-row table:style-name="ro1">
          <table:table-cell office:value-type="string" calcext:value-type="string">
            <text:p>2010-01-11</text:p>
          </table:table-cell>
          <table:table-cell office:value-type="float" office:value="38.67" calcext:value-type="float">
            <text:p>38.67</text:p>
          </table:table-cell>
          <table:table-cell table:formula="of:=([.B7]/[.B6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1-12</text:p>
          </table:table-cell>
          <table:table-cell office:value-type="float" office:value="38.72" calcext:value-type="float">
            <text:p>38.72</text:p>
          </table:table-cell>
          <table:table-cell table:formula="of:=([.B8]/[.B7])-1" office:value-type="float" office:value="0.00129299198344968" calcext:value-type="float">
            <text:p>0.001292992</text:p>
          </table:table-cell>
          <table:table-cell/>
        </table:table-row>
        <table:table-row table:style-name="ro1">
          <table:table-cell office:value-type="string" calcext:value-type="string">
            <text:p>2010-01-13</text:p>
          </table:table-cell>
          <table:table-cell office:value-type="float" office:value="39.19" calcext:value-type="float">
            <text:p>39.19</text:p>
          </table:table-cell>
          <table:table-cell table:formula="of:=([.B9]/[.B8])-1" office:value-type="float" office:value="0.0121384297520661" calcext:value-type="float">
            <text:p>0.0121384298</text:p>
          </table:table-cell>
          <table:table-cell/>
        </table:table-row>
        <table:table-row table:style-name="ro1">
          <table:table-cell office:value-type="string" calcext:value-type="string">
            <text:p>2010-01-14</text:p>
          </table:table-cell>
          <table:table-cell office:value-type="float" office:value="39.22" calcext:value-type="float">
            <text:p>39.22</text:p>
          </table:table-cell>
          <table:table-cell table:formula="of:=([.B10]/[.B9])-1" office:value-type="float" office:value="0.000765501403419355" calcext:value-type="float">
            <text:p>0.0007655014</text:p>
          </table:table-cell>
          <table:table-cell/>
        </table:table-row>
        <table:table-row table:style-name="ro1">
          <table:table-cell office:value-type="string" calcext:value-type="string">
            <text:p>2010-01-15</text:p>
          </table:table-cell>
          <table:table-cell office:value-type="float" office:value="38.88" calcext:value-type="float">
            <text:p>38.88</text:p>
          </table:table-cell>
          <table:table-cell table:formula="of:=([.B11]/[.B10])-1" office:value-type="float" office:value="-0.00866904640489541" calcext:value-type="float">
            <text:p>-0.0086690464</text:p>
          </table:table-cell>
          <table:table-cell/>
        </table:table-row>
        <table:table-row table:style-name="ro1">
          <table:table-cell office:value-type="string" calcext:value-type="string">
            <text:p>2010-01-19</text:p>
          </table:table-cell>
          <table:table-cell office:value-type="float" office:value="39.3" calcext:value-type="float">
            <text:p>39.3</text:p>
          </table:table-cell>
          <table:table-cell table:formula="of:=([.B12]/[.B11])-1" office:value-type="float" office:value="0.0108024691358024" calcext:value-type="float">
            <text:p>0.0108024691</text:p>
          </table:table-cell>
          <table:table-cell/>
        </table:table-row>
        <table:table-row table:style-name="ro1">
          <table:table-cell office:value-type="string" calcext:value-type="string">
            <text:p>2010-01-20</text:p>
          </table:table-cell>
          <table:table-cell office:value-type="float" office:value="38.79" calcext:value-type="float">
            <text:p>38.79</text:p>
          </table:table-cell>
          <table:table-cell table:formula="of:=([.B13]/[.B12])-1" office:value-type="float" office:value="-0.0129770992366411" calcext:value-type="float">
            <text:p>-0.0129770992</text:p>
          </table:table-cell>
          <table:table-cell/>
        </table:table-row>
        <table:table-row table:style-name="ro1">
          <table:table-cell office:value-type="string" calcext:value-type="string">
            <text:p>2010-01-21</text:p>
          </table:table-cell>
          <table:table-cell office:value-type="float" office:value="38.37" calcext:value-type="float">
            <text:p>38.37</text:p>
          </table:table-cell>
          <table:table-cell table:formula="of:=([.B14]/[.B13])-1" office:value-type="float" office:value="-0.0108275328692963" calcext:value-type="float">
            <text:p>-0.0108275329</text:p>
          </table:table-cell>
          <table:table-cell/>
        </table:table-row>
        <table:table-row table:style-name="ro1">
          <table:table-cell office:value-type="string" calcext:value-type="string">
            <text:p>2010-01-22</text:p>
          </table:table-cell>
          <table:table-cell office:value-type="float" office:value="38.25" calcext:value-type="float">
            <text:p>38.25</text:p>
          </table:table-cell>
          <table:table-cell table:formula="of:=([.B15]/[.B14])-1" office:value-type="float" office:value="-0.00312744331508985" calcext:value-type="float">
            <text:p>-0.0031274433</text:p>
          </table:table-cell>
          <table:table-cell/>
        </table:table-row>
        <table:table-row table:style-name="ro1">
          <table:table-cell office:value-type="string" calcext:value-type="string">
            <text:p>2010-01-25</text:p>
          </table:table-cell>
          <table:table-cell office:value-type="float" office:value="38.77" calcext:value-type="float">
            <text:p>38.77</text:p>
          </table:table-cell>
          <table:table-cell table:formula="of:=([.B16]/[.B15])-1" office:value-type="float" office:value="0.0135947712418301" calcext:value-type="float">
            <text:p>0.0135947712</text:p>
          </table:table-cell>
          <table:table-cell/>
        </table:table-row>
        <table:table-row table:style-name="ro1">
          <table:table-cell office:value-type="string" calcext:value-type="string">
            <text:p>2010-01-26</text:p>
          </table:table-cell>
          <table:table-cell office:value-type="float" office:value="39.06" calcext:value-type="float">
            <text:p>39.06</text:p>
          </table:table-cell>
          <table:table-cell table:formula="of:=([.B17]/[.B16])-1" office:value-type="float" office:value="0.00748001031725565" calcext:value-type="float">
            <text:p>0.0074800103</text:p>
          </table:table-cell>
          <table:table-cell/>
        </table:table-row>
        <table:table-row table:style-name="ro1">
          <table:table-cell office:value-type="string" calcext:value-type="string">
            <text:p>2010-01-27</text:p>
          </table:table-cell>
          <table:table-cell office:value-type="float" office:value="39.7" calcext:value-type="float">
            <text:p>39.7</text:p>
          </table:table-cell>
          <table:table-cell table:formula="of:=([.B18]/[.B17])-1" office:value-type="float" office:value="0.0163850486431132" calcext:value-type="float">
            <text:p>0.0163850486</text:p>
          </table:table-cell>
          <table:table-cell/>
        </table:table-row>
        <table:table-row table:style-name="ro1">
          <table:table-cell office:value-type="string" calcext:value-type="string">
            <text:p>2010-01-28</text:p>
          </table:table-cell>
          <table:table-cell office:value-type="float" office:value="40.4" calcext:value-type="float">
            <text:p>40.4</text:p>
          </table:table-cell>
          <table:table-cell table:formula="of:=([.B19]/[.B18])-1" office:value-type="float" office:value="0.0176322418136019" calcext:value-type="float">
            <text:p>0.0176322418</text:p>
          </table:table-cell>
          <table:table-cell/>
        </table:table-row>
        <table:table-row table:style-name="ro1">
          <table:table-cell office:value-type="string" calcext:value-type="string">
            <text:p>2010-01-29</text:p>
          </table:table-cell>
          <table:table-cell office:value-type="float" office:value="39.79" calcext:value-type="float">
            <text:p>39.79</text:p>
          </table:table-cell>
          <table:table-cell table:formula="of:=([.B20]/[.B19])-1" office:value-type="float" office:value="-0.0150990099009901" calcext:value-type="float">
            <text:p>-0.0150990099</text:p>
          </table:table-cell>
          <table:table-cell/>
        </table:table-row>
        <table:table-row table:style-name="ro1">
          <table:table-cell office:value-type="string" calcext:value-type="string">
            <text:p>2010-02-01</text:p>
          </table:table-cell>
          <table:table-cell office:value-type="float" office:value="40.06" calcext:value-type="float">
            <text:p>40.06</text:p>
          </table:table-cell>
          <table:table-cell table:formula="of:=([.B21]/[.B20])-1" office:value-type="float" office:value="0.00678562452877607" calcext:value-type="float">
            <text:p>0.0067856245</text:p>
          </table:table-cell>
          <table:table-cell/>
        </table:table-row>
        <table:table-row table:style-name="ro1">
          <table:table-cell office:value-type="string" calcext:value-type="string">
            <text:p>2010-02-02</text:p>
          </table:table-cell>
          <table:table-cell office:value-type="float" office:value="40.49" calcext:value-type="float">
            <text:p>40.49</text:p>
          </table:table-cell>
          <table:table-cell table:formula="of:=([.B22]/[.B21])-1" office:value-type="float" office:value="0.0107338991512731" calcext:value-type="float">
            <text:p>0.0107338992</text:p>
          </table:table-cell>
          <table:table-cell/>
        </table:table-row>
        <table:table-row table:style-name="ro1">
          <table:table-cell office:value-type="string" calcext:value-type="string">
            <text:p>2010-02-03</text:p>
          </table:table-cell>
          <table:table-cell office:value-type="float" office:value="40.14" calcext:value-type="float">
            <text:p>40.14</text:p>
          </table:table-cell>
          <table:table-cell table:formula="of:=([.B23]/[.B22])-1" office:value-type="float" office:value="-0.00864410965670537" calcext:value-type="float">
            <text:p>-0.0086441097</text:p>
          </table:table-cell>
          <table:table-cell/>
        </table:table-row>
        <table:table-row table:style-name="ro1">
          <table:table-cell office:value-type="string" calcext:value-type="string">
            <text:p>2010-02-04</text:p>
          </table:table-cell>
          <table:table-cell office:value-type="float" office:value="39.08" calcext:value-type="float">
            <text:p>39.08</text:p>
          </table:table-cell>
          <table:table-cell table:formula="of:=([.B24]/[.B23])-1" office:value-type="float" office:value="-0.0264075734927753" calcext:value-type="float">
            <text:p>-0.0264075735</text:p>
          </table:table-cell>
          <table:table-cell/>
        </table:table-row>
        <table:table-row table:style-name="ro1">
          <table:table-cell office:value-type="string" calcext:value-type="string">
            <text:p>2010-02-05</text:p>
          </table:table-cell>
          <table:table-cell office:value-type="float" office:value="39.43" calcext:value-type="float">
            <text:p>39.43</text:p>
          </table:table-cell>
          <table:table-cell table:formula="of:=([.B25]/[.B24])-1" office:value-type="float" office:value="0.0089559877175025" calcext:value-type="float">
            <text:p>0.0089559877</text:p>
          </table:table-cell>
          <table:table-cell/>
        </table:table-row>
        <table:table-row table:style-name="ro1">
          <table:table-cell office:value-type="string" calcext:value-type="string">
            <text:p>2010-02-08</text:p>
          </table:table-cell>
          <table:table-cell office:value-type="float" office:value="39.36" calcext:value-type="float">
            <text:p>39.36</text:p>
          </table:table-cell>
          <table:table-cell table:formula="of:=([.B26]/[.B25])-1" office:value-type="float" office:value="-0.00177529799644938" calcext:value-type="float">
            <text:p>-0.001775298</text:p>
          </table:table-cell>
          <table:table-cell/>
        </table:table-row>
        <table:table-row table:style-name="ro1">
          <table:table-cell office:value-type="string" calcext:value-type="string">
            <text:p>2010-02-09</text:p>
          </table:table-cell>
          <table:table-cell office:value-type="float" office:value="39.82" calcext:value-type="float">
            <text:p>39.82</text:p>
          </table:table-cell>
          <table:table-cell table:formula="of:=([.B27]/[.B26])-1" office:value-type="float" office:value="0.0116869918699187" calcext:value-type="float">
            <text:p>0.0116869919</text:p>
          </table:table-cell>
          <table:table-cell/>
        </table:table-row>
        <table:table-row table:style-name="ro1">
          <table:table-cell office:value-type="string" calcext:value-type="string">
            <text:p>2010-02-10</text:p>
          </table:table-cell>
          <table:table-cell office:value-type="float" office:value="39.85" calcext:value-type="float">
            <text:p>39.85</text:p>
          </table:table-cell>
          <table:table-cell table:formula="of:=([.B28]/[.B27])-1" office:value-type="float" office:value="0.000753390256152731" calcext:value-type="float">
            <text:p>0.0007533903</text:p>
          </table:table-cell>
          <table:table-cell/>
        </table:table-row>
        <table:table-row table:style-name="ro1">
          <table:table-cell office:value-type="string" calcext:value-type="string">
            <text:p>2010-02-11</text:p>
          </table:table-cell>
          <table:table-cell office:value-type="float" office:value="40.07" calcext:value-type="float">
            <text:p>40.07</text:p>
          </table:table-cell>
          <table:table-cell table:formula="of:=([.B29]/[.B28])-1" office:value-type="float" office:value="0.00552070263488069" calcext:value-type="float">
            <text:p>0.0055207026</text:p>
          </table:table-cell>
          <table:table-cell/>
        </table:table-row>
        <table:table-row table:style-name="ro1">
          <table:table-cell office:value-type="string" calcext:value-type="string">
            <text:p>2010-02-12</text:p>
          </table:table-cell>
          <table:table-cell office:value-type="float" office:value="39.89" calcext:value-type="float">
            <text:p>39.89</text:p>
          </table:table-cell>
          <table:table-cell table:formula="of:=([.B30]/[.B29])-1" office:value-type="float" office:value="-0.00449213875717491" calcext:value-type="float">
            <text:p>-0.0044921388</text:p>
          </table:table-cell>
          <table:table-cell/>
        </table:table-row>
        <table:table-row table:style-name="ro1">
          <table:table-cell office:value-type="string" calcext:value-type="string">
            <text:p>2010-02-16</text:p>
          </table:table-cell>
          <table:table-cell office:value-type="float" office:value="40.6" calcext:value-type="float">
            <text:p>40.6</text:p>
          </table:table-cell>
          <table:table-cell table:formula="of:=([.B31]/[.B30])-1" office:value-type="float" office:value="0.0177989471045374" calcext:value-type="float">
            <text:p>0.0177989471</text:p>
          </table:table-cell>
          <table:table-cell/>
        </table:table-row>
        <table:table-row table:style-name="ro1">
          <table:table-cell office:value-type="string" calcext:value-type="string">
            <text:p>2010-02-17</text:p>
          </table:table-cell>
          <table:table-cell office:value-type="float" office:value="41.05" calcext:value-type="float">
            <text:p>41.05</text:p>
          </table:table-cell>
          <table:table-cell table:formula="of:=([.B32]/[.B31])-1" office:value-type="float" office:value="0.0110837438423643" calcext:value-type="float">
            <text:p>0.0110837438</text:p>
          </table:table-cell>
          <table:table-cell/>
        </table:table-row>
        <table:table-row table:style-name="ro1">
          <table:table-cell office:value-type="string" calcext:value-type="string">
            <text:p>2010-02-18</text:p>
          </table:table-cell>
          <table:table-cell office:value-type="float" office:value="41.69" calcext:value-type="float">
            <text:p>41.69</text:p>
          </table:table-cell>
          <table:table-cell table:formula="of:=([.B33]/[.B32])-1" office:value-type="float" office:value="0.015590742996346" calcext:value-type="float">
            <text:p>0.015590743</text:p>
          </table:table-cell>
          <table:table-cell/>
        </table:table-row>
        <table:table-row table:style-name="ro1">
          <table:table-cell office:value-type="string" calcext:value-type="string">
            <text:p>2010-02-19</text:p>
          </table:table-cell>
          <table:table-cell office:value-type="float" office:value="41.94" calcext:value-type="float">
            <text:p>41.94</text:p>
          </table:table-cell>
          <table:table-cell table:formula="of:=([.B34]/[.B33])-1" office:value-type="float" office:value="0.00599664188054683" calcext:value-type="float">
            <text:p>0.0059966419</text:p>
          </table:table-cell>
          <table:table-cell/>
        </table:table-row>
        <table:table-row table:style-name="ro1">
          <table:table-cell office:value-type="string" calcext:value-type="string">
            <text:p>2010-02-22</text:p>
          </table:table-cell>
          <table:table-cell office:value-type="float" office:value="41.88" calcext:value-type="float">
            <text:p>41.88</text:p>
          </table:table-cell>
          <table:table-cell table:formula="of:=([.B35]/[.B34])-1" office:value-type="float" office:value="-0.00143061516452059" calcext:value-type="float">
            <text:p>-0.0014306152</text:p>
          </table:table-cell>
          <table:table-cell/>
        </table:table-row>
        <table:table-row table:style-name="ro1">
          <table:table-cell office:value-type="string" calcext:value-type="string">
            <text:p>2010-02-23</text:p>
          </table:table-cell>
          <table:table-cell office:value-type="float" office:value="41.61" calcext:value-type="float">
            <text:p>41.61</text:p>
          </table:table-cell>
          <table:table-cell table:formula="of:=([.B36]/[.B35])-1" office:value-type="float" office:value="-0.0064469914040115" calcext:value-type="float">
            <text:p>-0.0064469914</text:p>
          </table:table-cell>
          <table:table-cell/>
        </table:table-row>
        <table:table-row table:style-name="ro1">
          <table:table-cell office:value-type="string" calcext:value-type="string">
            <text:p>2010-02-24</text:p>
          </table:table-cell>
          <table:table-cell office:value-type="float" office:value="41.88" calcext:value-type="float">
            <text:p>41.88</text:p>
          </table:table-cell>
          <table:table-cell table:formula="of:=([.B37]/[.B36])-1" office:value-type="float" office:value="0.00648882480173052" calcext:value-type="float">
            <text:p>0.0064888248</text:p>
          </table:table-cell>
          <table:table-cell/>
        </table:table-row>
        <table:table-row table:style-name="ro1">
          <table:table-cell office:value-type="string" calcext:value-type="string">
            <text:p>2010-02-25</text:p>
          </table:table-cell>
          <table:table-cell office:value-type="float" office:value="41.64" calcext:value-type="float">
            <text:p>41.64</text:p>
          </table:table-cell>
          <table:table-cell table:formula="of:=([.B38]/[.B37])-1" office:value-type="float" office:value="-0.00573065902578807" calcext:value-type="float">
            <text:p>-0.005730659</text:p>
          </table:table-cell>
          <table:table-cell/>
        </table:table-row>
        <table:table-row table:style-name="ro1">
          <table:table-cell office:value-type="string" calcext:value-type="string">
            <text:p>2010-02-26</text:p>
          </table:table-cell>
          <table:table-cell office:value-type="float" office:value="41.86" calcext:value-type="float">
            <text:p>41.86</text:p>
          </table:table-cell>
          <table:table-cell table:formula="of:=([.B39]/[.B38])-1" office:value-type="float" office:value="0.00528338136407291" calcext:value-type="float">
            <text:p>0.0052833814</text:p>
          </table:table-cell>
          <table:table-cell/>
        </table:table-row>
        <table:table-row table:style-name="ro1">
          <table:table-cell office:value-type="string" calcext:value-type="string">
            <text:p>2010-03-01</text:p>
          </table:table-cell>
          <table:table-cell office:value-type="float" office:value="41.93" calcext:value-type="float">
            <text:p>41.93</text:p>
          </table:table-cell>
          <table:table-cell table:formula="of:=([.B40]/[.B39])-1" office:value-type="float" office:value="0.0016722408026757" calcext:value-type="float">
            <text:p>0.0016722408</text:p>
          </table:table-cell>
          <table:table-cell/>
        </table:table-row>
        <table:table-row table:style-name="ro1">
          <table:table-cell office:value-type="string" calcext:value-type="string">
            <text:p>2010-03-02</text:p>
          </table:table-cell>
          <table:table-cell office:value-type="float" office:value="42.19" calcext:value-type="float">
            <text:p>42.19</text:p>
          </table:table-cell>
          <table:table-cell table:formula="of:=([.B41]/[.B40])-1" office:value-type="float" office:value="0.00620081087526825" calcext:value-type="float">
            <text:p>0.0062008109</text:p>
          </table:table-cell>
          <table:table-cell/>
        </table:table-row>
        <table:table-row table:style-name="ro1">
          <table:table-cell office:value-type="string" calcext:value-type="string">
            <text:p>2010-03-03</text:p>
          </table:table-cell>
          <table:table-cell office:value-type="float" office:value="42.11" calcext:value-type="float">
            <text:p>42.11</text:p>
          </table:table-cell>
          <table:table-cell table:formula="of:=([.B42]/[.B41])-1" office:value-type="float" office:value="-0.00189618392984114" calcext:value-type="float">
            <text:p>-0.0018961839</text:p>
          </table:table-cell>
          <table:table-cell/>
        </table:table-row>
        <table:table-row table:style-name="ro1">
          <table:table-cell office:value-type="string" calcext:value-type="string">
            <text:p>2010-03-04</text:p>
          </table:table-cell>
          <table:table-cell office:value-type="float" office:value="42.09" calcext:value-type="float">
            <text:p>42.09</text:p>
          </table:table-cell>
          <table:table-cell table:formula="of:=([.B43]/[.B42])-1" office:value-type="float" office:value="-0.000474946568510992" calcext:value-type="float">
            <text:p>-0.0004749466</text:p>
          </table:table-cell>
          <table:table-cell/>
        </table:table-row>
        <table:table-row table:style-name="ro1">
          <table:table-cell office:value-type="string" calcext:value-type="string">
            <text:p>2010-03-05</text:p>
          </table:table-cell>
          <table:table-cell office:value-type="float" office:value="42.31" calcext:value-type="float">
            <text:p>42.31</text:p>
          </table:table-cell>
          <table:table-cell table:formula="of:=([.B44]/[.B43])-1" office:value-type="float" office:value="0.00522689474934657" calcext:value-type="float">
            <text:p>0.0052268947</text:p>
          </table:table-cell>
          <table:table-cell/>
        </table:table-row>
        <table:table-row table:style-name="ro1">
          <table:table-cell office:value-type="string" calcext:value-type="string">
            <text:p>2010-03-08</text:p>
          </table:table-cell>
          <table:table-cell office:value-type="float" office:value="42.13" calcext:value-type="float">
            <text:p>42.13</text:p>
          </table:table-cell>
          <table:table-cell table:formula="of:=([.B45]/[.B44])-1" office:value-type="float" office:value="-0.00425431340108717" calcext:value-type="float">
            <text:p>-0.0042543134</text:p>
          </table:table-cell>
          <table:table-cell/>
        </table:table-row>
        <table:table-row table:style-name="ro1">
          <table:table-cell office:value-type="string" calcext:value-type="string">
            <text:p>2010-03-09</text:p>
          </table:table-cell>
          <table:table-cell office:value-type="float" office:value="42.2" calcext:value-type="float">
            <text:p>42.2</text:p>
          </table:table-cell>
          <table:table-cell table:formula="of:=([.B46]/[.B45])-1" office:value-type="float" office:value="0.00166152385473528" calcext:value-type="float">
            <text:p>0.0016615239</text:p>
          </table:table-cell>
          <table:table-cell/>
        </table:table-row>
        <table:table-row table:style-name="ro1">
          <table:table-cell office:value-type="string" calcext:value-type="string">
            <text:p>2010-03-10</text:p>
          </table:table-cell>
          <table:table-cell office:value-type="float" office:value="42.28" calcext:value-type="float">
            <text:p>42.28</text:p>
          </table:table-cell>
          <table:table-cell table:formula="of:=([.B47]/[.B46])-1" office:value-type="float" office:value="0.00189573459715642" calcext:value-type="float">
            <text:p>0.0018957346</text:p>
          </table:table-cell>
          <table:table-cell/>
        </table:table-row>
        <table:table-row table:style-name="ro1">
          <table:table-cell office:value-type="string" calcext:value-type="string">
            <text:p>2010-03-11</text:p>
          </table:table-cell>
          <table:table-cell office:value-type="float" office:value="42.29" calcext:value-type="float">
            <text:p>42.29</text:p>
          </table:table-cell>
          <table:table-cell table:formula="of:=([.B48]/[.B47])-1" office:value-type="float" office:value="0.000236518448438972" calcext:value-type="float">
            <text:p>0.0002365184</text:p>
          </table:table-cell>
          <table:table-cell/>
        </table:table-row>
        <table:table-row table:style-name="ro1">
          <table:table-cell office:value-type="string" calcext:value-type="string">
            <text:p>2010-03-12</text:p>
          </table:table-cell>
          <table:table-cell office:value-type="float" office:value="42.32" calcext:value-type="float">
            <text:p>42.32</text:p>
          </table:table-cell>
          <table:table-cell table:formula="of:=([.B49]/[.B48])-1" office:value-type="float" office:value="0.000709387562071395" calcext:value-type="float">
            <text:p>0.0007093876</text:p>
          </table:table-cell>
          <table:table-cell/>
        </table:table-row>
        <table:table-row table:style-name="ro1">
          <table:table-cell office:value-type="string" calcext:value-type="string">
            <text:p>2010-03-15</text:p>
          </table:table-cell>
          <table:table-cell office:value-type="float" office:value="42.63" calcext:value-type="float">
            <text:p>42.63</text:p>
          </table:table-cell>
          <table:table-cell table:formula="of:=([.B50]/[.B49])-1" office:value-type="float" office:value="0.00732514177693777" calcext:value-type="float">
            <text:p>0.0073251418</text:p>
          </table:table-cell>
          <table:table-cell/>
        </table:table-row>
        <table:table-row table:style-name="ro1">
          <table:table-cell office:value-type="string" calcext:value-type="string">
            <text:p>2010-03-16</text:p>
          </table:table-cell>
          <table:table-cell office:value-type="float" office:value="43.15" calcext:value-type="float">
            <text:p>43.15</text:p>
          </table:table-cell>
          <table:table-cell table:formula="of:=([.B51]/[.B50])-1" office:value-type="float" office:value="0.0121979826413323" calcext:value-type="float">
            <text:p>0.0121979826</text:p>
          </table:table-cell>
          <table:table-cell/>
        </table:table-row>
        <table:table-row table:style-name="ro1">
          <table:table-cell office:value-type="string" calcext:value-type="string">
            <text:p>2010-03-17</text:p>
          </table:table-cell>
          <table:table-cell office:value-type="float" office:value="43.38" calcext:value-type="float">
            <text:p>43.38</text:p>
          </table:table-cell>
          <table:table-cell table:formula="of:=([.B52]/[.B51])-1" office:value-type="float" office:value="0.00533024333719601" calcext:value-type="float">
            <text:p>0.0053302433</text:p>
          </table:table-cell>
          <table:table-cell/>
        </table:table-row>
        <table:table-row table:style-name="ro1">
          <table:table-cell office:value-type="string" calcext:value-type="string">
            <text:p>2010-03-18</text:p>
          </table:table-cell>
          <table:table-cell office:value-type="float" office:value="43.32" calcext:value-type="float">
            <text:p>43.32</text:p>
          </table:table-cell>
          <table:table-cell table:formula="of:=([.B53]/[.B52])-1" office:value-type="float" office:value="-0.00138312586445377" calcext:value-type="float">
            <text:p>-0.0013831259</text:p>
          </table:table-cell>
          <table:table-cell/>
        </table:table-row>
        <table:table-row table:style-name="ro1">
          <table:table-cell office:value-type="string" calcext:value-type="string">
            <text:p>2010-03-19</text:p>
          </table:table-cell>
          <table:table-cell office:value-type="float" office:value="43.19" calcext:value-type="float">
            <text:p>43.19</text:p>
          </table:table-cell>
          <table:table-cell table:formula="of:=([.B54]/[.B53])-1" office:value-type="float" office:value="-0.00300092336103419" calcext:value-type="float">
            <text:p>-0.0030009234</text:p>
          </table:table-cell>
          <table:table-cell/>
        </table:table-row>
        <table:table-row table:style-name="ro1">
          <table:table-cell office:value-type="string" calcext:value-type="string">
            <text:p>2010-03-22</text:p>
          </table:table-cell>
          <table:table-cell office:value-type="float" office:value="43.13" calcext:value-type="float">
            <text:p>43.13</text:p>
          </table:table-cell>
          <table:table-cell table:formula="of:=([.B55]/[.B54])-1" office:value-type="float" office:value="-0.00138921046538543" calcext:value-type="float">
            <text:p>-0.0013892105</text:p>
          </table:table-cell>
          <table:table-cell/>
        </table:table-row>
        <table:table-row table:style-name="ro1">
          <table:table-cell office:value-type="string" calcext:value-type="string">
            <text:p>2010-03-23</text:p>
          </table:table-cell>
          <table:table-cell office:value-type="float" office:value="43.11" calcext:value-type="float">
            <text:p>43.11</text:p>
          </table:table-cell>
          <table:table-cell table:formula="of:=([.B56]/[.B55])-1" office:value-type="float" office:value="-0.000463714351959244" calcext:value-type="float">
            <text:p>-0.0004637144</text:p>
          </table:table-cell>
          <table:table-cell/>
        </table:table-row>
        <table:table-row table:style-name="ro1">
          <table:table-cell office:value-type="string" calcext:value-type="string">
            <text:p>2010-03-24</text:p>
          </table:table-cell>
          <table:table-cell office:value-type="float" office:value="43.44" calcext:value-type="float">
            <text:p>43.44</text:p>
          </table:table-cell>
          <table:table-cell table:formula="of:=([.B57]/[.B56])-1" office:value-type="float" office:value="0.00765483646485721" calcext:value-type="float">
            <text:p>0.0076548365</text:p>
          </table:table-cell>
          <table:table-cell/>
        </table:table-row>
        <table:table-row table:style-name="ro1">
          <table:table-cell office:value-type="string" calcext:value-type="string">
            <text:p>2010-03-25</text:p>
          </table:table-cell>
          <table:table-cell office:value-type="float" office:value="42.73" calcext:value-type="float">
            <text:p>42.73</text:p>
          </table:table-cell>
          <table:table-cell table:formula="of:=([.B58]/[.B57])-1" office:value-type="float" office:value="-0.0163443830570903" calcext:value-type="float">
            <text:p>-0.0163443831</text:p>
          </table:table-cell>
          <table:table-cell/>
        </table:table-row>
        <table:table-row table:style-name="ro1">
          <table:table-cell office:value-type="string" calcext:value-type="string">
            <text:p>2010-03-26</text:p>
          </table:table-cell>
          <table:table-cell office:value-type="float" office:value="41.93" calcext:value-type="float">
            <text:p>41.93</text:p>
          </table:table-cell>
          <table:table-cell table:formula="of:=([.B59]/[.B58])-1" office:value-type="float" office:value="-0.018722209220688" calcext:value-type="float">
            <text:p>-0.0187222092</text:p>
          </table:table-cell>
          <table:table-cell/>
        </table:table-row>
        <table:table-row table:style-name="ro1">
          <table:table-cell office:value-type="string" calcext:value-type="string">
            <text:p>2010-03-29</text:p>
          </table:table-cell>
          <table:table-cell office:value-type="float" office:value="41.99" calcext:value-type="float">
            <text:p>41.99</text:p>
          </table:table-cell>
          <table:table-cell table:formula="of:=([.B60]/[.B59])-1" office:value-type="float" office:value="0.00143095635583124" calcext:value-type="float">
            <text:p>0.0014309564</text:p>
          </table:table-cell>
          <table:table-cell/>
        </table:table-row>
        <table:table-row table:style-name="ro1">
          <table:table-cell office:value-type="string" calcext:value-type="string">
            <text:p>2010-03-30</text:p>
          </table:table-cell>
          <table:table-cell office:value-type="float" office:value="42.09" calcext:value-type="float">
            <text:p>42.09</text:p>
          </table:table-cell>
          <table:table-cell table:formula="of:=([.B61]/[.B60])-1" office:value-type="float" office:value="0.00238151940938325" calcext:value-type="float">
            <text:p>0.0023815194</text:p>
          </table:table-cell>
          <table:table-cell/>
        </table:table-row>
        <table:table-row table:style-name="ro1">
          <table:table-cell office:value-type="string" calcext:value-type="string">
            <text:p>2010-03-31</text:p>
          </table:table-cell>
          <table:table-cell office:value-type="float" office:value="41.96" calcext:value-type="float">
            <text:p>41.96</text:p>
          </table:table-cell>
          <table:table-cell table:formula="of:=([.B62]/[.B61])-1" office:value-type="float" office:value="-0.00308861962461393" calcext:value-type="float">
            <text:p>-0.0030886196</text:p>
          </table:table-cell>
          <table:table-cell/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42.19" calcext:value-type="float">
            <text:p>42.19</text:p>
          </table:table-cell>
          <table:table-cell table:formula="of:=([.B63]/[.B62])-1" office:value-type="float" office:value="0.00548141086749276" calcext:value-type="float">
            <text:p>0.0054814109</text:p>
          </table:table-cell>
          <table:table-cell/>
        </table:table-row>
        <table:table-row table:style-name="ro1">
          <table:table-cell office:value-type="string" calcext:value-type="string">
            <text:p>2010-04-05</text:p>
          </table:table-cell>
          <table:table-cell office:value-type="float" office:value="42.09" calcext:value-type="float">
            <text:p>42.09</text:p>
          </table:table-cell>
          <table:table-cell table:formula="of:=([.B64]/[.B63])-1" office:value-type="float" office:value="-0.0023702299123014" calcext:value-type="float">
            <text:p>-0.0023702299</text:p>
          </table:table-cell>
          <table:table-cell/>
        </table:table-row>
        <table:table-row table:style-name="ro1">
          <table:table-cell office:value-type="string" calcext:value-type="string">
            <text:p>2010-04-06</text:p>
          </table:table-cell>
          <table:table-cell office:value-type="float" office:value="42.19" calcext:value-type="float">
            <text:p>42.19</text:p>
          </table:table-cell>
          <table:table-cell table:formula="of:=([.B65]/[.B64])-1" office:value-type="float" office:value="0.0023758612497029" calcext:value-type="float">
            <text:p>0.0023758612</text:p>
          </table:table-cell>
          <table:table-cell/>
        </table:table-row>
        <table:table-row table:style-name="ro1">
          <table:table-cell office:value-type="string" calcext:value-type="string">
            <text:p>2010-04-07</text:p>
          </table:table-cell>
          <table:table-cell office:value-type="float" office:value="42.18" calcext:value-type="float">
            <text:p>42.18</text:p>
          </table:table-cell>
          <table:table-cell table:formula="of:=([.B66]/[.B65])-1" office:value-type="float" office:value="-0.000237022991230074" calcext:value-type="float">
            <text:p>-0.000237023</text:p>
          </table:table-cell>
          <table:table-cell/>
        </table:table-row>
        <table:table-row table:style-name="ro1">
          <table:table-cell office:value-type="string" calcext:value-type="string">
            <text:p>2010-04-08</text:p>
          </table:table-cell>
          <table:table-cell office:value-type="float" office:value="41.94" calcext:value-type="float">
            <text:p>41.94</text:p>
          </table:table-cell>
          <table:table-cell table:formula="of:=([.B67]/[.B66])-1" office:value-type="float" office:value="-0.00568990042674256" calcext:value-type="float">
            <text:p>-0.0056899004</text:p>
          </table:table-cell>
          <table:table-cell/>
        </table:table-row>
        <table:table-row table:style-name="ro1">
          <table:table-cell office:value-type="string" calcext:value-type="string">
            <text:p>2010-04-09</text:p>
          </table:table-cell>
          <table:table-cell office:value-type="float" office:value="42.2" calcext:value-type="float">
            <text:p>42.2</text:p>
          </table:table-cell>
          <table:table-cell table:formula="of:=([.B68]/[.B67])-1" office:value-type="float" office:value="0.00619933237958992" calcext:value-type="float">
            <text:p>0.0061993324</text:p>
          </table:table-cell>
          <table:table-cell/>
        </table:table-row>
        <table:table-row table:style-name="ro1">
          <table:table-cell office:value-type="string" calcext:value-type="string">
            <text:p>2010-04-12</text:p>
          </table:table-cell>
          <table:table-cell office:value-type="float" office:value="42.31" calcext:value-type="float">
            <text:p>42.31</text:p>
          </table:table-cell>
          <table:table-cell table:formula="of:=([.B69]/[.B68])-1" office:value-type="float" office:value="0.00260663507109005" calcext:value-type="float">
            <text:p>0.0026066351</text:p>
          </table:table-cell>
          <table:table-cell/>
        </table:table-row>
        <table:table-row table:style-name="ro1">
          <table:table-cell office:value-type="string" calcext:value-type="string">
            <text:p>2010-04-13</text:p>
          </table:table-cell>
          <table:table-cell office:value-type="float" office:value="42.34" calcext:value-type="float">
            <text:p>42.34</text:p>
          </table:table-cell>
          <table:table-cell table:formula="of:=([.B70]/[.B69])-1" office:value-type="float" office:value="0.000709052233514473" calcext:value-type="float">
            <text:p>0.0007090522</text:p>
          </table:table-cell>
          <table:table-cell/>
        </table:table-row>
        <table:table-row table:style-name="ro1">
          <table:table-cell office:value-type="string" calcext:value-type="string">
            <text:p>2010-04-14</text:p>
          </table:table-cell>
          <table:table-cell office:value-type="float" office:value="42.53" calcext:value-type="float">
            <text:p>42.53</text:p>
          </table:table-cell>
          <table:table-cell table:formula="of:=([.B71]/[.B70])-1" office:value-type="float" office:value="0.00448748228625417" calcext:value-type="float">
            <text:p>0.0044874823</text:p>
          </table:table-cell>
          <table:table-cell/>
        </table:table-row>
        <table:table-row table:style-name="ro1">
          <table:table-cell office:value-type="string" calcext:value-type="string">
            <text:p>2010-04-15</text:p>
          </table:table-cell>
          <table:table-cell office:value-type="float" office:value="42.37" calcext:value-type="float">
            <text:p>42.37</text:p>
          </table:table-cell>
          <table:table-cell table:formula="of:=([.B72]/[.B71])-1" office:value-type="float" office:value="-0.00376205031742305" calcext:value-type="float">
            <text:p>-0.0037620503</text:p>
          </table:table-cell>
          <table:table-cell/>
        </table:table-row>
        <table:table-row table:style-name="ro1">
          <table:table-cell office:value-type="string" calcext:value-type="string">
            <text:p>2010-04-16</text:p>
          </table:table-cell>
          <table:table-cell office:value-type="float" office:value="42.46" calcext:value-type="float">
            <text:p>42.46</text:p>
          </table:table-cell>
          <table:table-cell table:formula="of:=([.B73]/[.B72])-1" office:value-type="float" office:value="0.00212414444182207" calcext:value-type="float">
            <text:p>0.0021241444</text:p>
          </table:table-cell>
          <table:table-cell/>
        </table:table-row>
        <table:table-row table:style-name="ro1">
          <table:table-cell office:value-type="string" calcext:value-type="string">
            <text:p>2010-04-19</text:p>
          </table:table-cell>
          <table:table-cell office:value-type="float" office:value="42.61" calcext:value-type="float">
            <text:p>42.61</text:p>
          </table:table-cell>
          <table:table-cell table:formula="of:=([.B74]/[.B73])-1" office:value-type="float" office:value="0.00353273669335841" calcext:value-type="float">
            <text:p>0.0035327367</text:p>
          </table:table-cell>
          <table:table-cell/>
        </table:table-row>
        <table:table-row table:style-name="ro1">
          <table:table-cell office:value-type="string" calcext:value-type="string">
            <text:p>2010-04-20</text:p>
          </table:table-cell>
          <table:table-cell office:value-type="float" office:value="42.78" calcext:value-type="float">
            <text:p>42.78</text:p>
          </table:table-cell>
          <table:table-cell table:formula="of:=([.B75]/[.B74])-1" office:value-type="float" office:value="0.00398967378549631" calcext:value-type="float">
            <text:p>0.0039896738</text:p>
          </table:table-cell>
          <table:table-cell/>
        </table:table-row>
        <table:table-row table:style-name="ro1">
          <table:table-cell office:value-type="string" calcext:value-type="string">
            <text:p>2010-04-21</text:p>
          </table:table-cell>
          <table:table-cell office:value-type="float" office:value="42.95" calcext:value-type="float">
            <text:p>42.95</text:p>
          </table:table-cell>
          <table:table-cell table:formula="of:=([.B76]/[.B75])-1" office:value-type="float" office:value="0.00397381954184195" calcext:value-type="float">
            <text:p>0.0039738195</text:p>
          </table:table-cell>
          <table:table-cell/>
        </table:table-row>
        <table:table-row table:style-name="ro1">
          <table:table-cell office:value-type="string" calcext:value-type="string">
            <text:p>2010-04-22</text:p>
          </table:table-cell>
          <table:table-cell office:value-type="float" office:value="42.9" calcext:value-type="float">
            <text:p>42.9</text:p>
          </table:table-cell>
          <table:table-cell table:formula="of:=([.B77]/[.B76])-1" office:value-type="float" office:value="-0.0011641443539" calcext:value-type="float">
            <text:p>-0.0011641444</text:p>
          </table:table-cell>
          <table:table-cell/>
        </table:table-row>
        <table:table-row table:style-name="ro1">
          <table:table-cell office:value-type="string" calcext:value-type="string">
            <text:p>2010-04-23</text:p>
          </table:table-cell>
          <table:table-cell office:value-type="float" office:value="42.74" calcext:value-type="float">
            <text:p>42.74</text:p>
          </table:table-cell>
          <table:table-cell table:formula="of:=([.B78]/[.B77])-1" office:value-type="float" office:value="-0.00372960372960363" calcext:value-type="float">
            <text:p>-0.0037296037</text:p>
          </table:table-cell>
          <table:table-cell/>
        </table:table-row>
        <table:table-row table:style-name="ro1">
          <table:table-cell office:value-type="string" calcext:value-type="string">
            <text:p>2010-04-26</text:p>
          </table:table-cell>
          <table:table-cell office:value-type="float" office:value="42.68" calcext:value-type="float">
            <text:p>42.68</text:p>
          </table:table-cell>
          <table:table-cell table:formula="of:=([.B79]/[.B78])-1" office:value-type="float" office:value="-0.00140383715489012" calcext:value-type="float">
            <text:p>-0.0014038372</text:p>
          </table:table-cell>
          <table:table-cell/>
        </table:table-row>
        <table:table-row table:style-name="ro1">
          <table:table-cell office:value-type="string" calcext:value-type="string">
            <text:p>2010-04-27</text:p>
          </table:table-cell>
          <table:table-cell office:value-type="float" office:value="41.83" calcext:value-type="float">
            <text:p>41.83</text:p>
          </table:table-cell>
          <table:table-cell table:formula="of:=([.B80]/[.B79])-1" office:value-type="float" office:value="-0.0199156513589503" calcext:value-type="float">
            <text:p>-0.0199156514</text:p>
          </table:table-cell>
          <table:table-cell/>
        </table:table-row>
        <table:table-row table:style-name="ro1">
          <table:table-cell office:value-type="string" calcext:value-type="string">
            <text:p>2010-04-28</text:p>
          </table:table-cell>
          <table:table-cell office:value-type="float" office:value="42.1" calcext:value-type="float">
            <text:p>42.1</text:p>
          </table:table-cell>
          <table:table-cell table:formula="of:=([.B81]/[.B80])-1" office:value-type="float" office:value="0.00645469758546513" calcext:value-type="float">
            <text:p>0.0064546976</text:p>
          </table:table-cell>
          <table:table-cell/>
        </table:table-row>
        <table:table-row table:style-name="ro1">
          <table:table-cell office:value-type="string" calcext:value-type="string">
            <text:p>2010-04-29</text:p>
          </table:table-cell>
          <table:table-cell office:value-type="float" office:value="43.19" calcext:value-type="float">
            <text:p>43.19</text:p>
          </table:table-cell>
          <table:table-cell table:formula="of:=([.B82]/[.B81])-1" office:value-type="float" office:value="0.0258907363420426" calcext:value-type="float">
            <text:p>0.0258907363</text:p>
          </table:table-cell>
          <table:table-cell/>
        </table:table-row>
        <table:table-row table:style-name="ro1">
          <table:table-cell office:value-type="string" calcext:value-type="string">
            <text:p>2010-04-30</text:p>
          </table:table-cell>
          <table:table-cell office:value-type="float" office:value="43.12" calcext:value-type="float">
            <text:p>43.12</text:p>
          </table:table-cell>
          <table:table-cell table:formula="of:=([.B83]/[.B82])-1" office:value-type="float" office:value="-0.00162074554294978" calcext:value-type="float">
            <text:p>-0.0016207455</text:p>
          </table:table-cell>
          <table:table-cell/>
        </table:table-row>
        <table:table-row table:style-name="ro1">
          <table:table-cell office:value-type="string" calcext:value-type="string">
            <text:p>2010-05-03</text:p>
          </table:table-cell>
          <table:table-cell office:value-type="float" office:value="43.19" calcext:value-type="float">
            <text:p>43.19</text:p>
          </table:table-cell>
          <table:table-cell table:formula="of:=([.B84]/[.B83])-1" office:value-type="float" office:value="0.00162337662337664" calcext:value-type="float">
            <text:p>0.0016233766</text:p>
          </table:table-cell>
          <table:table-cell/>
        </table:table-row>
        <table:table-row table:style-name="ro1">
          <table:table-cell office:value-type="string" calcext:value-type="string">
            <text:p>2010-05-04</text:p>
          </table:table-cell>
          <table:table-cell office:value-type="float" office:value="42.81" calcext:value-type="float">
            <text:p>42.81</text:p>
          </table:table-cell>
          <table:table-cell table:formula="of:=([.B85]/[.B84])-1" office:value-type="float" office:value="-0.00879833294744148" calcext:value-type="float">
            <text:p>-0.0087983329</text:p>
          </table:table-cell>
          <table:table-cell/>
        </table:table-row>
        <table:table-row table:style-name="ro1">
          <table:table-cell office:value-type="string" calcext:value-type="string">
            <text:p>2010-05-05</text:p>
          </table:table-cell>
          <table:table-cell office:value-type="float" office:value="43.06" calcext:value-type="float">
            <text:p>43.06</text:p>
          </table:table-cell>
          <table:table-cell table:formula="of:=([.B86]/[.B85])-1" office:value-type="float" office:value="0.00583975706610596" calcext:value-type="float">
            <text:p>0.0058397571</text:p>
          </table:table-cell>
          <table:table-cell/>
        </table:table-row>
        <table:table-row table:style-name="ro1">
          <table:table-cell office:value-type="string" calcext:value-type="string">
            <text:p>2010-05-06</text:p>
          </table:table-cell>
          <table:table-cell office:value-type="float" office:value="41.62" calcext:value-type="float">
            <text:p>41.62</text:p>
          </table:table-cell>
          <table:table-cell table:formula="of:=([.B87]/[.B86])-1" office:value-type="float" office:value="-0.033441709242917" calcext:value-type="float">
            <text:p>-0.0334417092</text:p>
          </table:table-cell>
          <table:table-cell/>
        </table:table-row>
        <table:table-row table:style-name="ro1">
          <table:table-cell office:value-type="string" calcext:value-type="string">
            <text:p>2010-05-07</text:p>
          </table:table-cell>
          <table:table-cell office:value-type="float" office:value="41.36" calcext:value-type="float">
            <text:p>41.36</text:p>
          </table:table-cell>
          <table:table-cell table:formula="of:=([.B88]/[.B87])-1" office:value-type="float" office:value="-0.00624699663623252" calcext:value-type="float">
            <text:p>-0.0062469966</text:p>
          </table:table-cell>
          <table:table-cell/>
        </table:table-row>
        <table:table-row table:style-name="ro1">
          <table:table-cell office:value-type="string" calcext:value-type="string">
            <text:p>2010-05-10</text:p>
          </table:table-cell>
          <table:table-cell office:value-type="float" office:value="42.68" calcext:value-type="float">
            <text:p>42.68</text:p>
          </table:table-cell>
          <table:table-cell table:formula="of:=([.B89]/[.B88])-1" office:value-type="float" office:value="0.0319148936170213" calcext:value-type="float">
            <text:p>0.0319148936</text:p>
          </table:table-cell>
          <table:table-cell/>
        </table:table-row>
        <table:table-row table:style-name="ro1">
          <table:table-cell office:value-type="string" calcext:value-type="string">
            <text:p>2010-05-11</text:p>
          </table:table-cell>
          <table:table-cell office:value-type="float" office:value="42.81" calcext:value-type="float">
            <text:p>42.81</text:p>
          </table:table-cell>
          <table:table-cell table:formula="of:=([.B90]/[.B89])-1" office:value-type="float" office:value="0.00304592314901608" calcext:value-type="float">
            <text:p>0.0030459231</text:p>
          </table:table-cell>
          <table:table-cell/>
        </table:table-row>
        <table:table-row table:style-name="ro1">
          <table:table-cell office:value-type="string" calcext:value-type="string">
            <text:p>2010-05-12</text:p>
          </table:table-cell>
          <table:table-cell office:value-type="float" office:value="43.31" calcext:value-type="float">
            <text:p>43.31</text:p>
          </table:table-cell>
          <table:table-cell table:formula="of:=([.B91]/[.B90])-1" office:value-type="float" office:value="0.0116795141322121" calcext:value-type="float">
            <text:p>0.0116795141</text:p>
          </table:table-cell>
          <table:table-cell/>
        </table:table-row>
        <table:table-row table:style-name="ro1">
          <table:table-cell office:value-type="string" calcext:value-type="string">
            <text:p>2010-05-13</text:p>
          </table:table-cell>
          <table:table-cell office:value-type="float" office:value="43.23" calcext:value-type="float">
            <text:p>43.23</text:p>
          </table:table-cell>
          <table:table-cell table:formula="of:=([.B92]/[.B91])-1" office:value-type="float" office:value="-0.00184714846455791" calcext:value-type="float">
            <text:p>-0.0018471485</text:p>
          </table:table-cell>
          <table:table-cell/>
        </table:table-row>
        <table:table-row table:style-name="ro1">
          <table:table-cell office:value-type="string" calcext:value-type="string">
            <text:p>2010-05-14</text:p>
          </table:table-cell>
          <table:table-cell office:value-type="float" office:value="42.42" calcext:value-type="float">
            <text:p>42.42</text:p>
          </table:table-cell>
          <table:table-cell table:formula="of:=([.B93]/[.B92])-1" office:value-type="float" office:value="-0.0187369882026369" calcext:value-type="float">
            <text:p>-0.0187369882</text:p>
          </table:table-cell>
          <table:table-cell/>
        </table:table-row>
        <table:table-row table:style-name="ro1">
          <table:table-cell office:value-type="string" calcext:value-type="string">
            <text:p>2010-05-17</text:p>
          </table:table-cell>
          <table:table-cell office:value-type="float" office:value="42.98" calcext:value-type="float">
            <text:p>42.98</text:p>
          </table:table-cell>
          <table:table-cell table:formula="of:=([.B94]/[.B93])-1" office:value-type="float" office:value="0.0132013201320131" calcext:value-type="float">
            <text:p>0.0132013201</text:p>
          </table:table-cell>
          <table:table-cell/>
        </table:table-row>
        <table:table-row table:style-name="ro1">
          <table:table-cell office:value-type="string" calcext:value-type="string">
            <text:p>2010-05-18</text:p>
          </table:table-cell>
          <table:table-cell office:value-type="float" office:value="42.86" calcext:value-type="float">
            <text:p>42.86</text:p>
          </table:table-cell>
          <table:table-cell table:formula="of:=([.B95]/[.B94])-1" office:value-type="float" office:value="-0.00279199627733828" calcext:value-type="float">
            <text:p>-0.0027919963</text:p>
          </table:table-cell>
          <table:table-cell/>
        </table:table-row>
        <table:table-row table:style-name="ro1">
          <table:table-cell office:value-type="string" calcext:value-type="string">
            <text:p>2010-05-19</text:p>
          </table:table-cell>
          <table:table-cell office:value-type="float" office:value="42.99" calcext:value-type="float">
            <text:p>42.99</text:p>
          </table:table-cell>
          <table:table-cell table:formula="of:=([.B96]/[.B95])-1" office:value-type="float" office:value="0.00303313112459169" calcext:value-type="float">
            <text:p>0.0030331311</text:p>
          </table:table-cell>
          <table:table-cell/>
        </table:table-row>
        <table:table-row table:style-name="ro1">
          <table:table-cell office:value-type="string" calcext:value-type="string">
            <text:p>2010-05-20</text:p>
          </table:table-cell>
          <table:table-cell office:value-type="float" office:value="42.17" calcext:value-type="float">
            <text:p>42.17</text:p>
          </table:table-cell>
          <table:table-cell table:formula="of:=([.B97]/[.B96])-1" office:value-type="float" office:value="-0.0190742033030937" calcext:value-type="float">
            <text:p>-0.0190742033</text:p>
          </table:table-cell>
          <table:table-cell/>
        </table:table-row>
        <table:table-row table:style-name="ro1">
          <table:table-cell office:value-type="string" calcext:value-type="string">
            <text:p>2010-05-21</text:p>
          </table:table-cell>
          <table:table-cell office:value-type="float" office:value="42.17" calcext:value-type="float">
            <text:p>42.17</text:p>
          </table:table-cell>
          <table:table-cell table:formula="of:=([.B98]/[.B97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5-24</text:p>
          </table:table-cell>
          <table:table-cell office:value-type="float" office:value="42.18" calcext:value-type="float">
            <text:p>42.18</text:p>
          </table:table-cell>
          <table:table-cell table:formula="of:=([.B99]/[.B98])-1" office:value-type="float" office:value="0.000237135404315802" calcext:value-type="float">
            <text:p>0.0002371354</text:p>
          </table:table-cell>
          <table:table-cell/>
        </table:table-row>
        <table:table-row table:style-name="ro1">
          <table:table-cell office:value-type="string" calcext:value-type="string">
            <text:p>2010-05-25</text:p>
          </table:table-cell>
          <table:table-cell office:value-type="float" office:value="41.04" calcext:value-type="float">
            <text:p>41.04</text:p>
          </table:table-cell>
          <table:table-cell table:formula="of:=([.B100]/[.B99])-1" office:value-type="float" office:value="-0.0270270270270271" calcext:value-type="float">
            <text:p>-0.027027027</text:p>
          </table:table-cell>
          <table:table-cell/>
        </table:table-row>
        <table:table-row table:style-name="ro1">
          <table:table-cell office:value-type="string" calcext:value-type="string">
            <text:p>2010-05-26</text:p>
          </table:table-cell>
          <table:table-cell office:value-type="float" office:value="40.72" calcext:value-type="float">
            <text:p>40.72</text:p>
          </table:table-cell>
          <table:table-cell table:formula="of:=([.B101]/[.B100])-1" office:value-type="float" office:value="-0.00779727095516569" calcext:value-type="float">
            <text:p>-0.007797271</text:p>
          </table:table-cell>
          <table:table-cell/>
        </table:table-row>
        <table:table-row table:style-name="ro1">
          <table:table-cell office:value-type="string" calcext:value-type="string">
            <text:p>2010-05-27</text:p>
          </table:table-cell>
          <table:table-cell office:value-type="float" office:value="41.22" calcext:value-type="float">
            <text:p>41.22</text:p>
          </table:table-cell>
          <table:table-cell table:formula="of:=([.B102]/[.B101])-1" office:value-type="float" office:value="0.0122789783889981" calcext:value-type="float">
            <text:p>0.0122789784</text:p>
          </table:table-cell>
          <table:table-cell/>
        </table:table-row>
        <table:table-row table:style-name="ro1">
          <table:table-cell office:value-type="string" calcext:value-type="string">
            <text:p>2010-05-28</text:p>
          </table:table-cell>
          <table:table-cell office:value-type="float" office:value="40.65" calcext:value-type="float">
            <text:p>40.65</text:p>
          </table:table-cell>
          <table:table-cell table:formula="of:=([.B103]/[.B102])-1" office:value-type="float" office:value="-0.0138282387190685" calcext:value-type="float">
            <text:p>-0.0138282387</text:p>
          </table:table-cell>
          <table:table-cell/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40.57" calcext:value-type="float">
            <text:p>40.57</text:p>
          </table:table-cell>
          <table:table-cell table:formula="of:=([.B104]/[.B103])-1" office:value-type="float" office:value="-0.00196801968019678" calcext:value-type="float">
            <text:p>-0.0019680197</text:p>
          </table:table-cell>
          <table:table-cell/>
        </table:table-row>
        <table:table-row table:style-name="ro1">
          <table:table-cell office:value-type="string" calcext:value-type="string">
            <text:p>2010-06-02</text:p>
          </table:table-cell>
          <table:table-cell office:value-type="float" office:value="41.34" calcext:value-type="float">
            <text:p>41.34</text:p>
          </table:table-cell>
          <table:table-cell table:formula="of:=([.B105]/[.B104])-1" office:value-type="float" office:value="0.0189795415331526" calcext:value-type="float">
            <text:p>0.0189795415</text:p>
          </table:table-cell>
          <table:table-cell/>
        </table:table-row>
        <table:table-row table:style-name="ro1">
          <table:table-cell office:value-type="string" calcext:value-type="string">
            <text:p>2010-06-03</text:p>
          </table:table-cell>
          <table:table-cell office:value-type="float" office:value="41.36" calcext:value-type="float">
            <text:p>41.36</text:p>
          </table:table-cell>
          <table:table-cell table:formula="of:=([.B106]/[.B105])-1" office:value-type="float" office:value="0.00048379293662304" calcext:value-type="float">
            <text:p>0.0004837929</text:p>
          </table:table-cell>
          <table:table-cell/>
        </table:table-row>
        <table:table-row table:style-name="ro1">
          <table:table-cell office:value-type="string" calcext:value-type="string">
            <text:p>2010-06-04</text:p>
          </table:table-cell>
          <table:table-cell office:value-type="float" office:value="40.35" calcext:value-type="float">
            <text:p>40.35</text:p>
          </table:table-cell>
          <table:table-cell table:formula="of:=([.B107]/[.B106])-1" office:value-type="float" office:value="-0.0244197292069632" calcext:value-type="float">
            <text:p>-0.0244197292</text:p>
          </table:table-cell>
          <table:table-cell/>
        </table:table-row>
        <table:table-row table:style-name="ro1">
          <table:table-cell office:value-type="string" calcext:value-type="string">
            <text:p>2010-06-07</text:p>
          </table:table-cell>
          <table:table-cell office:value-type="float" office:value="40.49" calcext:value-type="float">
            <text:p>40.49</text:p>
          </table:table-cell>
          <table:table-cell table:formula="of:=([.B108]/[.B107])-1" office:value-type="float" office:value="0.00346964064436195" calcext:value-type="float">
            <text:p>0.0034696406</text:p>
          </table:table-cell>
          <table:table-cell/>
        </table:table-row>
        <table:table-row table:style-name="ro1">
          <table:table-cell office:value-type="string" calcext:value-type="string">
            <text:p>2010-06-08</text:p>
          </table:table-cell>
          <table:table-cell office:value-type="float" office:value="41.23" calcext:value-type="float">
            <text:p>41.23</text:p>
          </table:table-cell>
          <table:table-cell table:formula="of:=([.B109]/[.B108])-1" office:value-type="float" office:value="0.0182761175598911" calcext:value-type="float">
            <text:p>0.0182761176</text:p>
          </table:table-cell>
          <table:table-cell/>
        </table:table-row>
        <table:table-row table:style-name="ro1">
          <table:table-cell office:value-type="string" calcext:value-type="string">
            <text:p>2010-06-09</text:p>
          </table:table-cell>
          <table:table-cell office:value-type="float" office:value="41.22" calcext:value-type="float">
            <text:p>41.22</text:p>
          </table:table-cell>
          <table:table-cell table:formula="of:=([.B110]/[.B109])-1" office:value-type="float" office:value="-0.000242541838467059" calcext:value-type="float">
            <text:p>-0.0002425418</text:p>
          </table:table-cell>
          <table:table-cell/>
        </table:table-row>
        <table:table-row table:style-name="ro1">
          <table:table-cell office:value-type="string" calcext:value-type="string">
            <text:p>2010-06-10</text:p>
          </table:table-cell>
          <table:table-cell office:value-type="float" office:value="41.91" calcext:value-type="float">
            <text:p>41.91</text:p>
          </table:table-cell>
          <table:table-cell table:formula="of:=([.B111]/[.B110])-1" office:value-type="float" office:value="0.0167394468704511" calcext:value-type="float">
            <text:p>0.0167394469</text:p>
          </table:table-cell>
          <table:table-cell/>
        </table:table-row>
        <table:table-row table:style-name="ro1">
          <table:table-cell office:value-type="string" calcext:value-type="string">
            <text:p>2010-06-11</text:p>
          </table:table-cell>
          <table:table-cell office:value-type="float" office:value="41.44" calcext:value-type="float">
            <text:p>41.44</text:p>
          </table:table-cell>
          <table:table-cell table:formula="of:=([.B112]/[.B111])-1" office:value-type="float" office:value="-0.0112145072774994" calcext:value-type="float">
            <text:p>-0.0112145073</text:p>
          </table:table-cell>
          <table:table-cell/>
        </table:table-row>
        <table:table-row table:style-name="ro1">
          <table:table-cell office:value-type="string" calcext:value-type="string">
            <text:p>2010-06-14</text:p>
          </table:table-cell>
          <table:table-cell office:value-type="float" office:value="41.83" calcext:value-type="float">
            <text:p>41.83</text:p>
          </table:table-cell>
          <table:table-cell table:formula="of:=([.B113]/[.B112])-1" office:value-type="float" office:value="0.00941119691119696" calcext:value-type="float">
            <text:p>0.0094111969</text:p>
          </table:table-cell>
          <table:table-cell/>
        </table:table-row>
        <table:table-row table:style-name="ro1">
          <table:table-cell office:value-type="string" calcext:value-type="string">
            <text:p>2010-06-15</text:p>
          </table:table-cell>
          <table:table-cell office:value-type="float" office:value="42.5" calcext:value-type="float">
            <text:p>42.5</text:p>
          </table:table-cell>
          <table:table-cell table:formula="of:=([.B114]/[.B113])-1" office:value-type="float" office:value="0.0160172125268947" calcext:value-type="float">
            <text:p>0.0160172125</text:p>
          </table:table-cell>
          <table:table-cell/>
        </table:table-row>
        <table:table-row table:style-name="ro1">
          <table:table-cell office:value-type="string" calcext:value-type="string">
            <text:p>2010-06-16</text:p>
          </table:table-cell>
          <table:table-cell office:value-type="float" office:value="42.55" calcext:value-type="float">
            <text:p>42.55</text:p>
          </table:table-cell>
          <table:table-cell table:formula="of:=([.B115]/[.B114])-1" office:value-type="float" office:value="0.00117647058823533" calcext:value-type="float">
            <text:p>0.0011764706</text:p>
          </table:table-cell>
          <table:table-cell/>
        </table:table-row>
        <table:table-row table:style-name="ro1">
          <table:table-cell office:value-type="string" calcext:value-type="string">
            <text:p>2010-06-17</text:p>
          </table:table-cell>
          <table:table-cell office:value-type="float" office:value="42.88" calcext:value-type="float">
            <text:p>42.88</text:p>
          </table:table-cell>
          <table:table-cell table:formula="of:=([.B116]/[.B115])-1" office:value-type="float" office:value="0.00775558166862522" calcext:value-type="float">
            <text:p>0.0077555817</text:p>
          </table:table-cell>
          <table:table-cell/>
        </table:table-row>
        <table:table-row table:style-name="ro1">
          <table:table-cell office:value-type="string" calcext:value-type="string">
            <text:p>2010-06-18</text:p>
          </table:table-cell>
          <table:table-cell office:value-type="float" office:value="42.55" calcext:value-type="float">
            <text:p>42.55</text:p>
          </table:table-cell>
          <table:table-cell table:formula="of:=([.B117]/[.B116])-1" office:value-type="float" office:value="-0.00769589552238814" calcext:value-type="float">
            <text:p>-0.0076958955</text:p>
          </table:table-cell>
          <table:table-cell/>
        </table:table-row>
        <table:table-row table:style-name="ro1">
          <table:table-cell office:value-type="string" calcext:value-type="string">
            <text:p>2010-06-21</text:p>
          </table:table-cell>
          <table:table-cell office:value-type="float" office:value="42.33" calcext:value-type="float">
            <text:p>42.33</text:p>
          </table:table-cell>
          <table:table-cell table:formula="of:=([.B118]/[.B117])-1" office:value-type="float" office:value="-0.00517038777908341" calcext:value-type="float">
            <text:p>-0.0051703878</text:p>
          </table:table-cell>
          <table:table-cell/>
        </table:table-row>
        <table:table-row table:style-name="ro1">
          <table:table-cell office:value-type="string" calcext:value-type="string">
            <text:p>2010-06-22</text:p>
          </table:table-cell>
          <table:table-cell office:value-type="float" office:value="41.97" calcext:value-type="float">
            <text:p>41.97</text:p>
          </table:table-cell>
          <table:table-cell table:formula="of:=([.B119]/[.B118])-1" office:value-type="float" office:value="-0.00850460666194186" calcext:value-type="float">
            <text:p>-0.0085046067</text:p>
          </table:table-cell>
          <table:table-cell/>
        </table:table-row>
        <table:table-row table:style-name="ro1">
          <table:table-cell office:value-type="string" calcext:value-type="string">
            <text:p>2010-06-23</text:p>
          </table:table-cell>
          <table:table-cell office:value-type="float" office:value="41.87" calcext:value-type="float">
            <text:p>41.87</text:p>
          </table:table-cell>
          <table:table-cell table:formula="of:=([.B120]/[.B119])-1" office:value-type="float" office:value="-0.00238265427686446" calcext:value-type="float">
            <text:p>-0.0023826543</text:p>
          </table:table-cell>
          <table:table-cell/>
        </table:table-row>
        <table:table-row table:style-name="ro1">
          <table:table-cell office:value-type="string" calcext:value-type="string">
            <text:p>2010-06-24</text:p>
          </table:table-cell>
          <table:table-cell office:value-type="float" office:value="41.62" calcext:value-type="float">
            <text:p>41.62</text:p>
          </table:table-cell>
          <table:table-cell table:formula="of:=([.B121]/[.B120])-1" office:value-type="float" office:value="-0.00597086219250065" calcext:value-type="float">
            <text:p>-0.0059708622</text:p>
          </table:table-cell>
          <table:table-cell/>
        </table:table-row>
        <table:table-row table:style-name="ro1">
          <table:table-cell office:value-type="string" calcext:value-type="string">
            <text:p>2010-06-25</text:p>
          </table:table-cell>
          <table:table-cell office:value-type="float" office:value="41.01" calcext:value-type="float">
            <text:p>41.01</text:p>
          </table:table-cell>
          <table:table-cell table:formula="of:=([.B122]/[.B121])-1" office:value-type="float" office:value="-0.0146564151850072" calcext:value-type="float">
            <text:p>-0.0146564152</text:p>
          </table:table-cell>
          <table:table-cell/>
        </table:table-row>
        <table:table-row table:style-name="ro1">
          <table:table-cell office:value-type="string" calcext:value-type="string">
            <text:p>2010-06-28</text:p>
          </table:table-cell>
          <table:table-cell office:value-type="float" office:value="41.41" calcext:value-type="float">
            <text:p>41.41</text:p>
          </table:table-cell>
          <table:table-cell table:formula="of:=([.B123]/[.B122])-1" office:value-type="float" office:value="0.00975371860521812" calcext:value-type="float">
            <text:p>0.0097537186</text:p>
          </table:table-cell>
          <table:table-cell/>
        </table:table-row>
        <table:table-row table:style-name="ro1">
          <table:table-cell office:value-type="string" calcext:value-type="string">
            <text:p>2010-06-29</text:p>
          </table:table-cell>
          <table:table-cell office:value-type="float" office:value="40.74" calcext:value-type="float">
            <text:p>40.74</text:p>
          </table:table-cell>
          <table:table-cell table:formula="of:=([.B124]/[.B123])-1" office:value-type="float" office:value="-0.0161796667471624" calcext:value-type="float">
            <text:p>-0.0161796667</text:p>
          </table:table-cell>
          <table:table-cell/>
        </table:table-row>
        <table:table-row table:style-name="ro1">
          <table:table-cell office:value-type="string" calcext:value-type="string">
            <text:p>2010-06-30</text:p>
          </table:table-cell>
          <table:table-cell office:value-type="float" office:value="40.16" calcext:value-type="float">
            <text:p>40.16</text:p>
          </table:table-cell>
          <table:table-cell table:formula="of:=([.B125]/[.B124])-1" office:value-type="float" office:value="-0.0142366224840453" calcext:value-type="float">
            <text:p>-0.0142366225</text:p>
          </table:table-cell>
          <table:table-cell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40.2" calcext:value-type="float">
            <text:p>40.2</text:p>
          </table:table-cell>
          <table:table-cell table:formula="of:=([.B126]/[.B125])-1" office:value-type="float" office:value="0.000996015936255201" calcext:value-type="float">
            <text:p>0.0009960159</text:p>
          </table:table-cell>
          <table:table-cell/>
        </table:table-row>
        <table:table-row table:style-name="ro1">
          <table:table-cell office:value-type="string" calcext:value-type="string">
            <text:p>2010-07-02</text:p>
          </table:table-cell>
          <table:table-cell office:value-type="float" office:value="40.1" calcext:value-type="float">
            <text:p>40.1</text:p>
          </table:table-cell>
          <table:table-cell table:formula="of:=([.B127]/[.B126])-1" office:value-type="float" office:value="-0.00248756218905477" calcext:value-type="float">
            <text:p>-0.0024875622</text:p>
          </table:table-cell>
          <table:table-cell/>
        </table:table-row>
        <table:table-row table:style-name="ro1">
          <table:table-cell office:value-type="string" calcext:value-type="string">
            <text:p>2010-07-06</text:p>
          </table:table-cell>
          <table:table-cell office:value-type="float" office:value="40.42" calcext:value-type="float">
            <text:p>40.42</text:p>
          </table:table-cell>
          <table:table-cell table:formula="of:=([.B128]/[.B127])-1" office:value-type="float" office:value="0.00798004987531176" calcext:value-type="float">
            <text:p>0.0079800499</text:p>
          </table:table-cell>
          <table:table-cell/>
        </table:table-row>
        <table:table-row table:style-name="ro1">
          <table:table-cell office:value-type="string" calcext:value-type="string">
            <text:p>2010-07-07</text:p>
          </table:table-cell>
          <table:table-cell office:value-type="float" office:value="41.28" calcext:value-type="float">
            <text:p>41.28</text:p>
          </table:table-cell>
          <table:table-cell table:formula="of:=([.B129]/[.B128])-1" office:value-type="float" office:value="0.0212765957446808" calcext:value-type="float">
            <text:p>0.0212765957</text:p>
          </table:table-cell>
          <table:table-cell/>
        </table:table-row>
        <table:table-row table:style-name="ro1">
          <table:table-cell office:value-type="string" calcext:value-type="string">
            <text:p>2010-07-08</text:p>
          </table:table-cell>
          <table:table-cell office:value-type="float" office:value="41.79" calcext:value-type="float">
            <text:p>41.79</text:p>
          </table:table-cell>
          <table:table-cell table:formula="of:=([.B130]/[.B129])-1" office:value-type="float" office:value="0.0123546511627906" calcext:value-type="float">
            <text:p>0.0123546512</text:p>
          </table:table-cell>
          <table:table-cell/>
        </table:table-row>
        <table:table-row table:style-name="ro1">
          <table:table-cell office:value-type="string" calcext:value-type="string">
            <text:p>2010-07-09</text:p>
          </table:table-cell>
          <table:table-cell office:value-type="float" office:value="41.73" calcext:value-type="float">
            <text:p>41.73</text:p>
          </table:table-cell>
          <table:table-cell table:formula="of:=([.B131]/[.B130])-1" office:value-type="float" office:value="-0.00143575017946884" calcext:value-type="float">
            <text:p>-0.0014357502</text:p>
          </table:table-cell>
          <table:table-cell/>
        </table:table-row>
        <table:table-row table:style-name="ro1">
          <table:table-cell office:value-type="string" calcext:value-type="string">
            <text:p>2010-07-12</text:p>
          </table:table-cell>
          <table:table-cell office:value-type="float" office:value="41.6" calcext:value-type="float">
            <text:p>41.6</text:p>
          </table:table-cell>
          <table:table-cell table:formula="of:=([.B132]/[.B131])-1" office:value-type="float" office:value="-0.00311526479750768" calcext:value-type="float">
            <text:p>-0.0031152648</text:p>
          </table:table-cell>
          <table:table-cell/>
        </table:table-row>
        <table:table-row table:style-name="ro1">
          <table:table-cell office:value-type="string" calcext:value-type="string">
            <text:p>2010-07-13</text:p>
          </table:table-cell>
          <table:table-cell office:value-type="float" office:value="42" calcext:value-type="float">
            <text:p>42</text:p>
          </table:table-cell>
          <table:table-cell table:formula="of:=([.B133]/[.B132])-1" office:value-type="float" office:value="0.00961538461538458" calcext:value-type="float">
            <text:p>0.0096153846</text:p>
          </table:table-cell>
          <table:table-cell/>
        </table:table-row>
        <table:table-row table:style-name="ro1">
          <table:table-cell office:value-type="string" calcext:value-type="string">
            <text:p>2010-07-14</text:p>
          </table:table-cell>
          <table:table-cell office:value-type="float" office:value="42.09" calcext:value-type="float">
            <text:p>42.09</text:p>
          </table:table-cell>
          <table:table-cell table:formula="of:=([.B134]/[.B133])-1" office:value-type="float" office:value="0.00214285714285722" calcext:value-type="float">
            <text:p>0.0021428571</text:p>
          </table:table-cell>
          <table:table-cell/>
        </table:table-row>
        <table:table-row table:style-name="ro1">
          <table:table-cell office:value-type="string" calcext:value-type="string">
            <text:p>2010-07-15</text:p>
          </table:table-cell>
          <table:table-cell office:value-type="float" office:value="42.01" calcext:value-type="float">
            <text:p>42.01</text:p>
          </table:table-cell>
          <table:table-cell table:formula="of:=([.B135]/[.B134])-1" office:value-type="float" office:value="-0.00190068899976259" calcext:value-type="float">
            <text:p>-0.001900689</text:p>
          </table:table-cell>
          <table:table-cell/>
        </table:table-row>
        <table:table-row table:style-name="ro1">
          <table:table-cell office:value-type="string" calcext:value-type="string">
            <text:p>2010-07-16</text:p>
          </table:table-cell>
          <table:table-cell office:value-type="float" office:value="41.63" calcext:value-type="float">
            <text:p>41.63</text:p>
          </table:table-cell>
          <table:table-cell table:formula="of:=([.B136]/[.B135])-1" office:value-type="float" office:value="-0.00904546536538908" calcext:value-type="float">
            <text:p>-0.0090454654</text:p>
          </table:table-cell>
          <table:table-cell/>
        </table:table-row>
        <table:table-row table:style-name="ro1">
          <table:table-cell office:value-type="string" calcext:value-type="string">
            <text:p>2010-07-19</text:p>
          </table:table-cell>
          <table:table-cell office:value-type="float" office:value="41.65" calcext:value-type="float">
            <text:p>41.65</text:p>
          </table:table-cell>
          <table:table-cell table:formula="of:=([.B137]/[.B136])-1" office:value-type="float" office:value="0.000480422772039191" calcext:value-type="float">
            <text:p>0.0004804228</text:p>
          </table:table-cell>
          <table:table-cell/>
        </table:table-row>
        <table:table-row table:style-name="ro1">
          <table:table-cell office:value-type="string" calcext:value-type="string">
            <text:p>2010-07-20</text:p>
          </table:table-cell>
          <table:table-cell office:value-type="float" office:value="42.31" calcext:value-type="float">
            <text:p>42.31</text:p>
          </table:table-cell>
          <table:table-cell table:formula="of:=([.B138]/[.B137])-1" office:value-type="float" office:value="0.0158463385354142" calcext:value-type="float">
            <text:p>0.0158463385</text:p>
          </table:table-cell>
          <table:table-cell/>
        </table:table-row>
        <table:table-row table:style-name="ro1">
          <table:table-cell office:value-type="string" calcext:value-type="string">
            <text:p>2010-07-21</text:p>
          </table:table-cell>
          <table:table-cell office:value-type="float" office:value="41.83" calcext:value-type="float">
            <text:p>41.83</text:p>
          </table:table-cell>
          <table:table-cell table:formula="of:=([.B139]/[.B138])-1" office:value-type="float" office:value="-0.0113448357362327" calcext:value-type="float">
            <text:p>-0.0113448357</text:p>
          </table:table-cell>
          <table:table-cell/>
        </table:table-row>
        <table:table-row table:style-name="ro1">
          <table:table-cell office:value-type="string" calcext:value-type="string">
            <text:p>2010-07-22</text:p>
          </table:table-cell>
          <table:table-cell office:value-type="float" office:value="42.22" calcext:value-type="float">
            <text:p>42.22</text:p>
          </table:table-cell>
          <table:table-cell table:formula="of:=([.B140]/[.B139])-1" office:value-type="float" office:value="0.00932345206789398" calcext:value-type="float">
            <text:p>0.0093234521</text:p>
          </table:table-cell>
          <table:table-cell/>
        </table:table-row>
        <table:table-row table:style-name="ro1">
          <table:table-cell office:value-type="string" calcext:value-type="string">
            <text:p>2010-07-23</text:p>
          </table:table-cell>
          <table:table-cell office:value-type="float" office:value="42.52" calcext:value-type="float">
            <text:p>42.52</text:p>
          </table:table-cell>
          <table:table-cell table:formula="of:=([.B141]/[.B140])-1" office:value-type="float" office:value="0.00710563713879697" calcext:value-type="float">
            <text:p>0.0071056371</text:p>
          </table:table-cell>
          <table:table-cell/>
        </table:table-row>
        <table:table-row table:style-name="ro1">
          <table:table-cell office:value-type="string" calcext:value-type="string">
            <text:p>2010-07-26</text:p>
          </table:table-cell>
          <table:table-cell office:value-type="float" office:value="42.7" calcext:value-type="float">
            <text:p>42.7</text:p>
          </table:table-cell>
          <table:table-cell table:formula="of:=([.B142]/[.B141])-1" office:value-type="float" office:value="0.00423330197554095" calcext:value-type="float">
            <text:p>0.004233302</text:p>
          </table:table-cell>
          <table:table-cell/>
        </table:table-row>
        <table:table-row table:style-name="ro1">
          <table:table-cell office:value-type="string" calcext:value-type="string">
            <text:p>2010-07-27</text:p>
          </table:table-cell>
          <table:table-cell office:value-type="float" office:value="42.75" calcext:value-type="float">
            <text:p>42.75</text:p>
          </table:table-cell>
          <table:table-cell table:formula="of:=([.B143]/[.B142])-1" office:value-type="float" office:value="0.00117096018735352" calcext:value-type="float">
            <text:p>0.0011709602</text:p>
          </table:table-cell>
          <table:table-cell/>
        </table:table-row>
        <table:table-row table:style-name="ro1">
          <table:table-cell office:value-type="string" calcext:value-type="string">
            <text:p>2010-07-28</text:p>
          </table:table-cell>
          <table:table-cell office:value-type="float" office:value="42.27" calcext:value-type="float">
            <text:p>42.27</text:p>
          </table:table-cell>
          <table:table-cell table:formula="of:=([.B144]/[.B143])-1" office:value-type="float" office:value="-0.0112280701754385" calcext:value-type="float">
            <text:p>-0.0112280702</text:p>
          </table:table-cell>
          <table:table-cell/>
        </table:table-row>
        <table:table-row table:style-name="ro1">
          <table:table-cell office:value-type="string" calcext:value-type="string">
            <text:p>2010-07-29</text:p>
          </table:table-cell>
          <table:table-cell office:value-type="float" office:value="41.52" calcext:value-type="float">
            <text:p>41.52</text:p>
          </table:table-cell>
          <table:table-cell table:formula="of:=([.B145]/[.B144])-1" office:value-type="float" office:value="-0.0177430801987225" calcext:value-type="float">
            <text:p>-0.0177430802</text:p>
          </table:table-cell>
          <table:table-cell/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41.33" calcext:value-type="float">
            <text:p>41.33</text:p>
          </table:table-cell>
          <table:table-cell table:formula="of:=([.B146]/[.B145])-1" office:value-type="float" office:value="-0.00457610789980745" calcext:value-type="float">
            <text:p>-0.0045761079</text:p>
          </table:table-cell>
          <table:table-cell/>
        </table:table-row>
        <table:table-row table:style-name="ro1">
          <table:table-cell office:value-type="string" calcext:value-type="string">
            <text:p>2010-08-02</text:p>
          </table:table-cell>
          <table:table-cell office:value-type="float" office:value="41.77" calcext:value-type="float">
            <text:p>41.77</text:p>
          </table:table-cell>
          <table:table-cell table:formula="of:=([.B147]/[.B146])-1" office:value-type="float" office:value="0.0106460198403098" calcext:value-type="float">
            <text:p>0.0106460198</text:p>
          </table:table-cell>
          <table:table-cell/>
        </table:table-row>
        <table:table-row table:style-name="ro1">
          <table:table-cell office:value-type="string" calcext:value-type="string">
            <text:p>2010-08-03</text:p>
          </table:table-cell>
          <table:table-cell office:value-type="float" office:value="42.09" calcext:value-type="float">
            <text:p>42.09</text:p>
          </table:table-cell>
          <table:table-cell table:formula="of:=([.B148]/[.B147])-1" office:value-type="float" office:value="0.00766100071821874" calcext:value-type="float">
            <text:p>0.0076610007</text:p>
          </table:table-cell>
          <table:table-cell/>
        </table:table-row>
        <table:table-row table:style-name="ro1">
          <table:table-cell office:value-type="string" calcext:value-type="string">
            <text:p>2010-08-04</text:p>
          </table:table-cell>
          <table:table-cell office:value-type="float" office:value="42.63" calcext:value-type="float">
            <text:p>42.63</text:p>
          </table:table-cell>
          <table:table-cell table:formula="of:=([.B149]/[.B148])-1" office:value-type="float" office:value="0.0128296507483963" calcext:value-type="float">
            <text:p>0.0128296507</text:p>
          </table:table-cell>
          <table:table-cell/>
        </table:table-row>
        <table:table-row table:style-name="ro1">
          <table:table-cell office:value-type="string" calcext:value-type="string">
            <text:p>2010-08-05</text:p>
          </table:table-cell>
          <table:table-cell office:value-type="float" office:value="42.21" calcext:value-type="float">
            <text:p>42.21</text:p>
          </table:table-cell>
          <table:table-cell table:formula="of:=([.B150]/[.B149])-1" office:value-type="float" office:value="-0.00985221674876846" calcext:value-type="float">
            <text:p>-0.0098522167</text:p>
          </table:table-cell>
          <table:table-cell/>
        </table:table-row>
        <table:table-row table:style-name="ro1">
          <table:table-cell office:value-type="string" calcext:value-type="string">
            <text:p>2010-08-06</text:p>
          </table:table-cell>
          <table:table-cell office:value-type="float" office:value="42.13" calcext:value-type="float">
            <text:p>42.13</text:p>
          </table:table-cell>
          <table:table-cell table:formula="of:=([.B151]/[.B150])-1" office:value-type="float" office:value="-0.00189528547737494" calcext:value-type="float">
            <text:p>-0.0018952855</text:p>
          </table:table-cell>
          <table:table-cell/>
        </table:table-row>
        <table:table-row table:style-name="ro1">
          <table:table-cell office:value-type="string" calcext:value-type="string">
            <text:p>2010-08-09</text:p>
          </table:table-cell>
          <table:table-cell office:value-type="float" office:value="42.42" calcext:value-type="float">
            <text:p>42.42</text:p>
          </table:table-cell>
          <table:table-cell table:formula="of:=([.B152]/[.B151])-1" office:value-type="float" office:value="0.00688345596961781" calcext:value-type="float">
            <text:p>0.006883456</text:p>
          </table:table-cell>
          <table:table-cell/>
        </table:table-row>
        <table:table-row table:style-name="ro1">
          <table:table-cell office:value-type="string" calcext:value-type="string">
            <text:p>2010-08-10</text:p>
          </table:table-cell>
          <table:table-cell office:value-type="float" office:value="42.46" calcext:value-type="float">
            <text:p>42.46</text:p>
          </table:table-cell>
          <table:table-cell table:formula="of:=([.B153]/[.B152])-1" office:value-type="float" office:value="0.000942951438000828" calcext:value-type="float">
            <text:p>0.0009429514</text:p>
          </table:table-cell>
          <table:table-cell/>
        </table:table-row>
        <table:table-row table:style-name="ro1">
          <table:table-cell office:value-type="string" calcext:value-type="string">
            <text:p>2010-08-11</text:p>
          </table:table-cell>
          <table:table-cell office:value-type="float" office:value="42.09" calcext:value-type="float">
            <text:p>42.09</text:p>
          </table:table-cell>
          <table:table-cell table:formula="of:=([.B154]/[.B153])-1" office:value-type="float" office:value="-0.00871408384361749" calcext:value-type="float">
            <text:p>-0.0087140838</text:p>
          </table:table-cell>
          <table:table-cell/>
        </table:table-row>
        <table:table-row table:style-name="ro1">
          <table:table-cell office:value-type="string" calcext:value-type="string">
            <text:p>2010-08-12</text:p>
          </table:table-cell>
          <table:table-cell office:value-type="float" office:value="42.09" calcext:value-type="float">
            <text:p>42.09</text:p>
          </table:table-cell>
          <table:table-cell table:formula="of:=([.B155]/[.B154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8-13</text:p>
          </table:table-cell>
          <table:table-cell office:value-type="float" office:value="42.41" calcext:value-type="float">
            <text:p>42.41</text:p>
          </table:table-cell>
          <table:table-cell table:formula="of:=([.B156]/[.B155])-1" office:value-type="float" office:value="0.00760275599904947" calcext:value-type="float">
            <text:p>0.007602756</text:p>
          </table:table-cell>
          <table:table-cell/>
        </table:table-row>
        <table:table-row table:style-name="ro1">
          <table:table-cell office:value-type="string" calcext:value-type="string">
            <text:p>2010-08-16</text:p>
          </table:table-cell>
          <table:table-cell office:value-type="float" office:value="42.4" calcext:value-type="float">
            <text:p>42.4</text:p>
          </table:table-cell>
          <table:table-cell table:formula="of:=([.B157]/[.B156])-1" office:value-type="float" office:value="-0.000235793444942178" calcext:value-type="float">
            <text:p>-0.0002357934</text:p>
          </table:table-cell>
          <table:table-cell/>
        </table:table-row>
        <table:table-row table:style-name="ro1">
          <table:table-cell office:value-type="string" calcext:value-type="string">
            <text:p>2010-08-17</text:p>
          </table:table-cell>
          <table:table-cell office:value-type="float" office:value="43.19" calcext:value-type="float">
            <text:p>43.19</text:p>
          </table:table-cell>
          <table:table-cell table:formula="of:=([.B158]/[.B157])-1" office:value-type="float" office:value="0.018632075471698" calcext:value-type="float">
            <text:p>0.0186320755</text:p>
          </table:table-cell>
          <table:table-cell/>
        </table:table-row>
        <table:table-row table:style-name="ro1">
          <table:table-cell office:value-type="string" calcext:value-type="string">
            <text:p>2010-08-18</text:p>
          </table:table-cell>
          <table:table-cell office:value-type="float" office:value="43.67" calcext:value-type="float">
            <text:p>43.67</text:p>
          </table:table-cell>
          <table:table-cell table:formula="of:=([.B159]/[.B158])-1" office:value-type="float" office:value="0.0111136837230841" calcext:value-type="float">
            <text:p>0.0111136837</text:p>
          </table:table-cell>
          <table:table-cell/>
        </table:table-row>
        <table:table-row table:style-name="ro1">
          <table:table-cell office:value-type="string" calcext:value-type="string">
            <text:p>2010-08-19</text:p>
          </table:table-cell>
          <table:table-cell office:value-type="float" office:value="43.26" calcext:value-type="float">
            <text:p>43.26</text:p>
          </table:table-cell>
          <table:table-cell table:formula="of:=([.B160]/[.B159])-1" office:value-type="float" office:value="-0.0093885962903596" calcext:value-type="float">
            <text:p>-0.0093885963</text:p>
          </table:table-cell>
          <table:table-cell/>
        </table:table-row>
        <table:table-row table:style-name="ro1">
          <table:table-cell office:value-type="string" calcext:value-type="string">
            <text:p>2010-08-20</text:p>
          </table:table-cell>
          <table:table-cell office:value-type="float" office:value="43.76" calcext:value-type="float">
            <text:p>43.76</text:p>
          </table:table-cell>
          <table:table-cell table:formula="of:=([.B161]/[.B160])-1" office:value-type="float" office:value="0.0115580212667592" calcext:value-type="float">
            <text:p>0.0115580213</text:p>
          </table:table-cell>
          <table:table-cell/>
        </table:table-row>
        <table:table-row table:style-name="ro1">
          <table:table-cell office:value-type="string" calcext:value-type="string">
            <text:p>2010-08-23</text:p>
          </table:table-cell>
          <table:table-cell office:value-type="float" office:value="43.56" calcext:value-type="float">
            <text:p>43.56</text:p>
          </table:table-cell>
          <table:table-cell table:formula="of:=([.B162]/[.B161])-1" office:value-type="float" office:value="-0.00457038391224851" calcext:value-type="float">
            <text:p>-0.0045703839</text:p>
          </table:table-cell>
          <table:table-cell/>
        </table:table-row>
        <table:table-row table:style-name="ro1">
          <table:table-cell office:value-type="string" calcext:value-type="string">
            <text:p>2010-08-24</text:p>
          </table:table-cell>
          <table:table-cell office:value-type="float" office:value="43.09" calcext:value-type="float">
            <text:p>43.09</text:p>
          </table:table-cell>
          <table:table-cell table:formula="of:=([.B163]/[.B162])-1" office:value-type="float" office:value="-0.0107897153351698" calcext:value-type="float">
            <text:p>-0.0107897153</text:p>
          </table:table-cell>
          <table:table-cell/>
        </table:table-row>
        <table:table-row table:style-name="ro1">
          <table:table-cell office:value-type="string" calcext:value-type="string">
            <text:p>2010-08-25</text:p>
          </table:table-cell>
          <table:table-cell office:value-type="float" office:value="43.1" calcext:value-type="float">
            <text:p>43.1</text:p>
          </table:table-cell>
          <table:table-cell table:formula="of:=([.B164]/[.B163])-1" office:value-type="float" office:value="0.000232072406590733" calcext:value-type="float">
            <text:p>0.0002320724</text:p>
          </table:table-cell>
          <table:table-cell/>
        </table:table-row>
        <table:table-row table:style-name="ro1">
          <table:table-cell office:value-type="string" calcext:value-type="string">
            <text:p>2010-08-26</text:p>
          </table:table-cell>
          <table:table-cell office:value-type="float" office:value="42.93" calcext:value-type="float">
            <text:p>42.93</text:p>
          </table:table-cell>
          <table:table-cell table:formula="of:=([.B165]/[.B164])-1" office:value-type="float" office:value="-0.00394431554524366" calcext:value-type="float">
            <text:p>-0.0039443155</text:p>
          </table:table-cell>
          <table:table-cell/>
        </table:table-row>
        <table:table-row table:style-name="ro1">
          <table:table-cell office:value-type="string" calcext:value-type="string">
            <text:p>2010-08-27</text:p>
          </table:table-cell>
          <table:table-cell office:value-type="float" office:value="43.53" calcext:value-type="float">
            <text:p>43.53</text:p>
          </table:table-cell>
          <table:table-cell table:formula="of:=([.B166]/[.B165])-1" office:value-type="float" office:value="0.0139762403913348" calcext:value-type="float">
            <text:p>0.0139762404</text:p>
          </table:table-cell>
          <table:table-cell/>
        </table:table-row>
        <table:table-row table:style-name="ro1">
          <table:table-cell office:value-type="string" calcext:value-type="string">
            <text:p>2010-08-30</text:p>
          </table:table-cell>
          <table:table-cell office:value-type="float" office:value="42.83" calcext:value-type="float">
            <text:p>42.83</text:p>
          </table:table-cell>
          <table:table-cell table:formula="of:=([.B167]/[.B166])-1" office:value-type="float" office:value="-0.0160808637721113" calcext:value-type="float">
            <text:p>-0.0160808638</text:p>
          </table:table-cell>
          <table:table-cell/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42.96" calcext:value-type="float">
            <text:p>42.96</text:p>
          </table:table-cell>
          <table:table-cell table:formula="of:=([.B168]/[.B167])-1" office:value-type="float" office:value="0.00303525566191931" calcext:value-type="float">
            <text:p>0.0030352557</text:p>
          </table:table-cell>
          <table:table-cell/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42.99" calcext:value-type="float">
            <text:p>42.99</text:p>
          </table:table-cell>
          <table:table-cell table:formula="of:=([.B169]/[.B168])-1" office:value-type="float" office:value="0.000698324022346375" calcext:value-type="float">
            <text:p>0.000698324</text:p>
          </table:table-cell>
          <table:table-cell/>
        </table:table-row>
        <table:table-row table:style-name="ro1">
          <table:table-cell office:value-type="string" calcext:value-type="string">
            <text:p>2010-09-02</text:p>
          </table:table-cell>
          <table:table-cell office:value-type="float" office:value="43.39" calcext:value-type="float">
            <text:p>43.39</text:p>
          </table:table-cell>
          <table:table-cell table:formula="of:=([.B170]/[.B169])-1" office:value-type="float" office:value="0.00930448941614315" calcext:value-type="float">
            <text:p>0.0093044894</text:p>
          </table:table-cell>
          <table:table-cell/>
        </table:table-row>
        <table:table-row table:style-name="ro1">
          <table:table-cell office:value-type="string" calcext:value-type="string">
            <text:p>2010-09-03</text:p>
          </table:table-cell>
          <table:table-cell office:value-type="float" office:value="43.13" calcext:value-type="float">
            <text:p>43.13</text:p>
          </table:table-cell>
          <table:table-cell table:formula="of:=([.B171]/[.B170])-1" office:value-type="float" office:value="-0.00599216409310899" calcext:value-type="float">
            <text:p>-0.0059921641</text:p>
          </table:table-cell>
          <table:table-cell/>
        </table:table-row>
        <table:table-row table:style-name="ro1">
          <table:table-cell office:value-type="string" calcext:value-type="string">
            <text:p>2010-09-07</text:p>
          </table:table-cell>
          <table:table-cell office:value-type="float" office:value="43.09" calcext:value-type="float">
            <text:p>43.09</text:p>
          </table:table-cell>
          <table:table-cell table:formula="of:=([.B172]/[.B171])-1" office:value-type="float" office:value="-0.000927428703918376" calcext:value-type="float">
            <text:p>-0.0009274287</text:p>
          </table:table-cell>
          <table:table-cell/>
        </table:table-row>
        <table:table-row table:style-name="ro1">
          <table:table-cell office:value-type="string" calcext:value-type="string">
            <text:p>2010-09-08</text:p>
          </table:table-cell>
          <table:table-cell office:value-type="float" office:value="43.13" calcext:value-type="float">
            <text:p>43.13</text:p>
          </table:table-cell>
          <table:table-cell table:formula="of:=([.B173]/[.B172])-1" office:value-type="float" office:value="0.000928289626363377" calcext:value-type="float">
            <text:p>0.0009282896</text:p>
          </table:table-cell>
          <table:table-cell/>
        </table:table-row>
        <table:table-row table:style-name="ro1">
          <table:table-cell office:value-type="string" calcext:value-type="string">
            <text:p>2010-09-09</text:p>
          </table:table-cell>
          <table:table-cell office:value-type="float" office:value="43.58" calcext:value-type="float">
            <text:p>43.58</text:p>
          </table:table-cell>
          <table:table-cell table:formula="of:=([.B174]/[.B173])-1" office:value-type="float" office:value="0.0104335729190816" calcext:value-type="float">
            <text:p>0.0104335729</text:p>
          </table:table-cell>
          <table:table-cell/>
        </table:table-row>
        <table:table-row table:style-name="ro1">
          <table:table-cell office:value-type="string" calcext:value-type="string">
            <text:p>2010-09-10</text:p>
          </table:table-cell>
          <table:table-cell office:value-type="float" office:value="43.58" calcext:value-type="float">
            <text:p>43.58</text:p>
          </table:table-cell>
          <table:table-cell table:formula="of:=([.B175]/[.B174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09-13</text:p>
          </table:table-cell>
          <table:table-cell office:value-type="float" office:value="43.45" calcext:value-type="float">
            <text:p>43.45</text:p>
          </table:table-cell>
          <table:table-cell table:formula="of:=([.B176]/[.B175])-1" office:value-type="float" office:value="-0.00298301973382276" calcext:value-type="float">
            <text:p>-0.0029830197</text:p>
          </table:table-cell>
          <table:table-cell/>
        </table:table-row>
        <table:table-row table:style-name="ro1">
          <table:table-cell office:value-type="string" calcext:value-type="string">
            <text:p>2010-09-14</text:p>
          </table:table-cell>
          <table:table-cell office:value-type="float" office:value="43.42" calcext:value-type="float">
            <text:p>43.42</text:p>
          </table:table-cell>
          <table:table-cell table:formula="of:=([.B177]/[.B176])-1" office:value-type="float" office:value="-0.000690448791714648" calcext:value-type="float">
            <text:p>-0.0006904488</text:p>
          </table:table-cell>
          <table:table-cell/>
        </table:table-row>
        <table:table-row table:style-name="ro1">
          <table:table-cell office:value-type="string" calcext:value-type="string">
            <text:p>2010-09-15</text:p>
          </table:table-cell>
          <table:table-cell office:value-type="float" office:value="43.97" calcext:value-type="float">
            <text:p>43.97</text:p>
          </table:table-cell>
          <table:table-cell table:formula="of:=([.B178]/[.B177])-1" office:value-type="float" office:value="0.012666973744818" calcext:value-type="float">
            <text:p>0.0126669737</text:p>
          </table:table-cell>
          <table:table-cell/>
        </table:table-row>
        <table:table-row table:style-name="ro1">
          <table:table-cell office:value-type="string" calcext:value-type="string">
            <text:p>2010-09-16</text:p>
          </table:table-cell>
          <table:table-cell office:value-type="float" office:value="44.14" calcext:value-type="float">
            <text:p>44.14</text:p>
          </table:table-cell>
          <table:table-cell table:formula="of:=([.B179]/[.B178])-1" office:value-type="float" office:value="0.00386627245849436" calcext:value-type="float">
            <text:p>0.0038662725</text:p>
          </table:table-cell>
          <table:table-cell/>
        </table:table-row>
        <table:table-row table:style-name="ro1">
          <table:table-cell office:value-type="string" calcext:value-type="string">
            <text:p>2010-09-17</text:p>
          </table:table-cell>
          <table:table-cell office:value-type="float" office:value="44.54" calcext:value-type="float">
            <text:p>44.54</text:p>
          </table:table-cell>
          <table:table-cell table:formula="of:=([.B180]/[.B179])-1" office:value-type="float" office:value="0.00906207521522417" calcext:value-type="float">
            <text:p>0.0090620752</text:p>
          </table:table-cell>
          <table:table-cell/>
        </table:table-row>
        <table:table-row table:style-name="ro1">
          <table:table-cell office:value-type="string" calcext:value-type="string">
            <text:p>2010-09-20</text:p>
          </table:table-cell>
          <table:table-cell office:value-type="float" office:value="45.03" calcext:value-type="float">
            <text:p>45.03</text:p>
          </table:table-cell>
          <table:table-cell table:formula="of:=([.B181]/[.B180])-1" office:value-type="float" office:value="0.0110013471037271" calcext:value-type="float">
            <text:p>0.0110013471</text:p>
          </table:table-cell>
          <table:table-cell/>
        </table:table-row>
        <table:table-row table:style-name="ro1">
          <table:table-cell office:value-type="string" calcext:value-type="string">
            <text:p>2010-09-21</text:p>
          </table:table-cell>
          <table:table-cell office:value-type="float" office:value="44.39" calcext:value-type="float">
            <text:p>44.39</text:p>
          </table:table-cell>
          <table:table-cell table:formula="of:=([.B182]/[.B181])-1" office:value-type="float" office:value="-0.0142127470575172" calcext:value-type="float">
            <text:p>-0.0142127471</text:p>
          </table:table-cell>
          <table:table-cell/>
        </table:table-row>
        <table:table-row table:style-name="ro1">
          <table:table-cell office:value-type="string" calcext:value-type="string">
            <text:p>2010-09-22</text:p>
          </table:table-cell>
          <table:table-cell office:value-type="float" office:value="44.54" calcext:value-type="float">
            <text:p>44.54</text:p>
          </table:table-cell>
          <table:table-cell table:formula="of:=([.B183]/[.B182])-1" office:value-type="float" office:value="0.00337913944582113" calcext:value-type="float">
            <text:p>0.0033791394</text:p>
          </table:table-cell>
          <table:table-cell/>
        </table:table-row>
        <table:table-row table:style-name="ro1">
          <table:table-cell office:value-type="string" calcext:value-type="string">
            <text:p>2010-09-23</text:p>
          </table:table-cell>
          <table:table-cell office:value-type="float" office:value="44.1" calcext:value-type="float">
            <text:p>44.1</text:p>
          </table:table-cell>
          <table:table-cell table:formula="of:=([.B184]/[.B183])-1" office:value-type="float" office:value="-0.00987876066457116" calcext:value-type="float">
            <text:p>-0.0098787607</text:p>
          </table:table-cell>
          <table:table-cell/>
        </table:table-row>
        <table:table-row table:style-name="ro1">
          <table:table-cell office:value-type="string" calcext:value-type="string">
            <text:p>2010-09-24</text:p>
          </table:table-cell>
          <table:table-cell office:value-type="float" office:value="44.82" calcext:value-type="float">
            <text:p>44.82</text:p>
          </table:table-cell>
          <table:table-cell table:formula="of:=([.B185]/[.B184])-1" office:value-type="float" office:value="0.0163265306122449" calcext:value-type="float">
            <text:p>0.0163265306</text:p>
          </table:table-cell>
          <table:table-cell/>
        </table:table-row>
        <table:table-row table:style-name="ro1">
          <table:table-cell office:value-type="string" calcext:value-type="string">
            <text:p>2010-09-27</text:p>
          </table:table-cell>
          <table:table-cell office:value-type="float" office:value="45.02" calcext:value-type="float">
            <text:p>45.02</text:p>
          </table:table-cell>
          <table:table-cell table:formula="of:=([.B186]/[.B185])-1" office:value-type="float" office:value="0.00446229361892025" calcext:value-type="float">
            <text:p>0.0044622936</text:p>
          </table:table-cell>
          <table:table-cell/>
        </table:table-row>
        <table:table-row table:style-name="ro1">
          <table:table-cell office:value-type="string" calcext:value-type="string">
            <text:p>2010-09-28</text:p>
          </table:table-cell>
          <table:table-cell office:value-type="float" office:value="44.97" calcext:value-type="float">
            <text:p>44.97</text:p>
          </table:table-cell>
          <table:table-cell table:formula="of:=([.B187]/[.B186])-1" office:value-type="float" office:value="-0.00111061750333197" calcext:value-type="float">
            <text:p>-0.0011106175</text:p>
          </table:table-cell>
          <table:table-cell/>
        </table:table-row>
        <table:table-row table:style-name="ro1">
          <table:table-cell office:value-type="string" calcext:value-type="string">
            <text:p>2010-09-29</text:p>
          </table:table-cell>
          <table:table-cell office:value-type="float" office:value="44.86" calcext:value-type="float">
            <text:p>44.86</text:p>
          </table:table-cell>
          <table:table-cell table:formula="of:=([.B188]/[.B187])-1" office:value-type="float" office:value="-0.00244607516121853" calcext:value-type="float">
            <text:p>-0.0024460752</text:p>
          </table:table-cell>
          <table:table-cell/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44.43" calcext:value-type="float">
            <text:p>44.43</text:p>
          </table:table-cell>
          <table:table-cell table:formula="of:=([.B189]/[.B188])-1" office:value-type="float" office:value="-0.00958537672759696" calcext:value-type="float">
            <text:p>-0.0095853767</text:p>
          </table:table-cell>
          <table:table-cell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44.56" calcext:value-type="float">
            <text:p>44.56</text:p>
          </table:table-cell>
          <table:table-cell table:formula="of:=([.B190]/[.B189])-1" office:value-type="float" office:value="0.00292595093405357" calcext:value-type="float">
            <text:p>0.0029259509</text:p>
          </table:table-cell>
          <table:table-cell/>
        </table:table-row>
        <table:table-row table:style-name="ro1">
          <table:table-cell office:value-type="string" calcext:value-type="string">
            <text:p>2010-10-04</text:p>
          </table:table-cell>
          <table:table-cell office:value-type="float" office:value="44.42" calcext:value-type="float">
            <text:p>44.42</text:p>
          </table:table-cell>
          <table:table-cell table:formula="of:=([.B191]/[.B190])-1" office:value-type="float" office:value="-0.0031418312387792" calcext:value-type="float">
            <text:p>-0.0031418312</text:p>
          </table:table-cell>
          <table:table-cell/>
        </table:table-row>
        <table:table-row table:style-name="ro1">
          <table:table-cell office:value-type="string" calcext:value-type="string">
            <text:p>2010-10-05</text:p>
          </table:table-cell>
          <table:table-cell office:value-type="float" office:value="44.8" calcext:value-type="float">
            <text:p>44.8</text:p>
          </table:table-cell>
          <table:table-cell table:formula="of:=([.B192]/[.B191])-1" office:value-type="float" office:value="0.0085547050877981" calcext:value-type="float">
            <text:p>0.0085547051</text:p>
          </table:table-cell>
          <table:table-cell/>
        </table:table-row>
        <table:table-row table:style-name="ro1">
          <table:table-cell office:value-type="string" calcext:value-type="string">
            <text:p>2010-10-06</text:p>
          </table:table-cell>
          <table:table-cell office:value-type="float" office:value="45.18" calcext:value-type="float">
            <text:p>45.18</text:p>
          </table:table-cell>
          <table:table-cell table:formula="of:=([.B193]/[.B192])-1" office:value-type="float" office:value="0.00848214285714288" calcext:value-type="float">
            <text:p>0.0084821429</text:p>
          </table:table-cell>
          <table:table-cell/>
        </table:table-row>
        <table:table-row table:style-name="ro1">
          <table:table-cell office:value-type="string" calcext:value-type="string">
            <text:p>2010-10-07</text:p>
          </table:table-cell>
          <table:table-cell office:value-type="float" office:value="44.94" calcext:value-type="float">
            <text:p>44.94</text:p>
          </table:table-cell>
          <table:table-cell table:formula="of:=([.B194]/[.B193])-1" office:value-type="float" office:value="-0.00531208499335989" calcext:value-type="float">
            <text:p>-0.005312085</text:p>
          </table:table-cell>
          <table:table-cell/>
        </table:table-row>
        <table:table-row table:style-name="ro1">
          <table:table-cell office:value-type="string" calcext:value-type="string">
            <text:p>2010-10-08</text:p>
          </table:table-cell>
          <table:table-cell office:value-type="float" office:value="44.81" calcext:value-type="float">
            <text:p>44.81</text:p>
          </table:table-cell>
          <table:table-cell table:formula="of:=([.B195]/[.B194])-1" office:value-type="float" office:value="-0.00289274588339994" calcext:value-type="float">
            <text:p>-0.0028927459</text:p>
          </table:table-cell>
          <table:table-cell/>
        </table:table-row>
        <table:table-row table:style-name="ro1">
          <table:table-cell office:value-type="string" calcext:value-type="string">
            <text:p>2010-10-11</text:p>
          </table:table-cell>
          <table:table-cell office:value-type="float" office:value="45.01" calcext:value-type="float">
            <text:p>45.01</text:p>
          </table:table-cell>
          <table:table-cell table:formula="of:=([.B196]/[.B195])-1" office:value-type="float" office:value="0.0044632894443204" calcext:value-type="float">
            <text:p>0.0044632894</text:p>
          </table:table-cell>
          <table:table-cell/>
        </table:table-row>
        <table:table-row table:style-name="ro1">
          <table:table-cell office:value-type="string" calcext:value-type="string">
            <text:p>2010-10-12</text:p>
          </table:table-cell>
          <table:table-cell office:value-type="float" office:value="45.21" calcext:value-type="float">
            <text:p>45.21</text:p>
          </table:table-cell>
          <table:table-cell table:formula="of:=([.B197]/[.B196])-1" office:value-type="float" office:value="0.00444345700955351" calcext:value-type="float">
            <text:p>0.004443457</text:p>
          </table:table-cell>
          <table:table-cell/>
        </table:table-row>
        <table:table-row table:style-name="ro1">
          <table:table-cell office:value-type="string" calcext:value-type="string">
            <text:p>2010-10-13</text:p>
          </table:table-cell>
          <table:table-cell office:value-type="float" office:value="46.04" calcext:value-type="float">
            <text:p>46.04</text:p>
          </table:table-cell>
          <table:table-cell table:formula="of:=([.B198]/[.B197])-1" office:value-type="float" office:value="0.0183587701835877" calcext:value-type="float">
            <text:p>0.0183587702</text:p>
          </table:table-cell>
          <table:table-cell/>
        </table:table-row>
        <table:table-row table:style-name="ro1">
          <table:table-cell office:value-type="string" calcext:value-type="string">
            <text:p>2010-10-14</text:p>
          </table:table-cell>
          <table:table-cell office:value-type="float" office:value="46.04" calcext:value-type="float">
            <text:p>46.04</text:p>
          </table:table-cell>
          <table:table-cell table:formula="of:=([.B199]/[.B198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10-15</text:p>
          </table:table-cell>
          <table:table-cell office:value-type="float" office:value="46.04" calcext:value-type="float">
            <text:p>46.04</text:p>
          </table:table-cell>
          <table:table-cell table:formula="of:=([.B200]/[.B199])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0-10-18</text:p>
          </table:table-cell>
          <table:table-cell office:value-type="float" office:value="46.24" calcext:value-type="float">
            <text:p>46.24</text:p>
          </table:table-cell>
          <table:table-cell table:formula="of:=([.B201]/[.B200])-1" office:value-type="float" office:value="0.00434404865334503" calcext:value-type="float">
            <text:p>0.0043440487</text:p>
          </table:table-cell>
          <table:table-cell/>
        </table:table-row>
        <table:table-row table:style-name="ro1">
          <table:table-cell office:value-type="string" calcext:value-type="string">
            <text:p>2010-10-19</text:p>
          </table:table-cell>
          <table:table-cell office:value-type="float" office:value="45.58" calcext:value-type="float">
            <text:p>45.58</text:p>
          </table:table-cell>
          <table:table-cell table:formula="of:=([.B202]/[.B201])-1" office:value-type="float" office:value="-0.0142733564013842" calcext:value-type="float">
            <text:p>-0.0142733564</text:p>
          </table:table-cell>
          <table:table-cell/>
        </table:table-row>
        <table:table-row table:style-name="ro1">
          <table:table-cell office:value-type="string" calcext:value-type="string">
            <text:p>2010-10-20</text:p>
          </table:table-cell>
          <table:table-cell office:value-type="float" office:value="46.19" calcext:value-type="float">
            <text:p>46.19</text:p>
          </table:table-cell>
          <table:table-cell table:formula="of:=([.B203]/[.B202])-1" office:value-type="float" office:value="0.0133830627468188" calcext:value-type="float">
            <text:p>0.0133830627</text:p>
          </table:table-cell>
          <table:table-cell/>
        </table:table-row>
        <table:table-row table:style-name="ro1">
          <table:table-cell office:value-type="string" calcext:value-type="string">
            <text:p>2010-10-21</text:p>
          </table:table-cell>
          <table:table-cell office:value-type="float" office:value="46.34" calcext:value-type="float">
            <text:p>46.34</text:p>
          </table:table-cell>
          <table:table-cell table:formula="of:=([.B204]/[.B203])-1" office:value-type="float" office:value="0.00324745615934208" calcext:value-type="float">
            <text:p>0.0032474562</text:p>
          </table:table-cell>
          <table:table-cell/>
        </table:table-row>
        <table:table-row table:style-name="ro1">
          <table:table-cell office:value-type="string" calcext:value-type="string">
            <text:p>2010-10-22</text:p>
          </table:table-cell>
          <table:table-cell office:value-type="float" office:value="46.48" calcext:value-type="float">
            <text:p>46.48</text:p>
          </table:table-cell>
          <table:table-cell table:formula="of:=([.B205]/[.B204])-1" office:value-type="float" office:value="0.00302114803625364" calcext:value-type="float">
            <text:p>0.003021148</text:p>
          </table:table-cell>
          <table:table-cell/>
        </table:table-row>
        <table:table-row table:style-name="ro1">
          <table:table-cell office:value-type="string" calcext:value-type="string">
            <text:p>2010-10-25</text:p>
          </table:table-cell>
          <table:table-cell office:value-type="float" office:value="46.64" calcext:value-type="float">
            <text:p>46.64</text:p>
          </table:table-cell>
          <table:table-cell table:formula="of:=([.B206]/[.B205])-1" office:value-type="float" office:value="0.00344234079173855" calcext:value-type="float">
            <text:p>0.0034423408</text:p>
          </table:table-cell>
          <table:table-cell/>
        </table:table-row>
        <table:table-row table:style-name="ro1">
          <table:table-cell office:value-type="string" calcext:value-type="string">
            <text:p>2010-10-26</text:p>
          </table:table-cell>
          <table:table-cell office:value-type="float" office:value="46.06" calcext:value-type="float">
            <text:p>46.06</text:p>
          </table:table-cell>
          <table:table-cell table:formula="of:=([.B207]/[.B206])-1" office:value-type="float" office:value="-0.0124356775300171" calcext:value-type="float">
            <text:p>-0.0124356775</text:p>
          </table:table-cell>
          <table:table-cell/>
        </table:table-row>
        <table:table-row table:style-name="ro1">
          <table:table-cell office:value-type="string" calcext:value-type="string">
            <text:p>2010-10-27</text:p>
          </table:table-cell>
          <table:table-cell office:value-type="float" office:value="45.87" calcext:value-type="float">
            <text:p>45.87</text:p>
          </table:table-cell>
          <table:table-cell table:formula="of:=([.B208]/[.B207])-1" office:value-type="float" office:value="-0.00412505427703003" calcext:value-type="float">
            <text:p>-0.0041250543</text:p>
          </table:table-cell>
          <table:table-cell/>
        </table:table-row>
        <table:table-row table:style-name="ro1">
          <table:table-cell office:value-type="string" calcext:value-type="string">
            <text:p>2010-10-28</text:p>
          </table:table-cell>
          <table:table-cell office:value-type="float" office:value="46.32" calcext:value-type="float">
            <text:p>46.32</text:p>
          </table:table-cell>
          <table:table-cell table:formula="of:=([.B209]/[.B208])-1" office:value-type="float" office:value="0.00981033355134087" calcext:value-type="float">
            <text:p>0.0098103336</text:p>
          </table:table-cell>
          <table:table-cell/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46.06" calcext:value-type="float">
            <text:p>46.06</text:p>
          </table:table-cell>
          <table:table-cell table:formula="of:=([.B210]/[.B209])-1" office:value-type="float" office:value="-0.00561312607944731" calcext:value-type="float">
            <text:p>-0.0056131261</text:p>
          </table:table-cell>
          <table:table-cell/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46.07" calcext:value-type="float">
            <text:p>46.07</text:p>
          </table:table-cell>
          <table:table-cell table:formula="of:=([.B211]/[.B210])-1" office:value-type="float" office:value="0.000217108119843656" calcext:value-type="float">
            <text:p>0.0002171081</text:p>
          </table:table-cell>
          <table:table-cell/>
        </table:table-row>
        <table:table-row table:style-name="ro1">
          <table:table-cell office:value-type="string" calcext:value-type="string">
            <text:p>2010-11-02</text:p>
          </table:table-cell>
          <table:table-cell office:value-type="float" office:value="46.36" calcext:value-type="float">
            <text:p>46.36</text:p>
          </table:table-cell>
          <table:table-cell table:formula="of:=([.B212]/[.B211])-1" office:value-type="float" office:value="0.00629476883004121" calcext:value-type="float">
            <text:p>0.0062947688</text:p>
          </table:table-cell>
          <table:table-cell/>
        </table:table-row>
        <table:table-row table:style-name="ro1">
          <table:table-cell office:value-type="string" calcext:value-type="string">
            <text:p>2010-11-03</text:p>
          </table:table-cell>
          <table:table-cell office:value-type="float" office:value="46.42" calcext:value-type="float">
            <text:p>46.42</text:p>
          </table:table-cell>
          <table:table-cell table:formula="of:=([.B213]/[.B212])-1" office:value-type="float" office:value="0.00129421915444361" calcext:value-type="float">
            <text:p>0.0012942192</text:p>
          </table:table-cell>
          <table:table-cell/>
        </table:table-row>
        <table:table-row table:style-name="ro1">
          <table:table-cell office:value-type="string" calcext:value-type="string">
            <text:p>2010-11-04</text:p>
          </table:table-cell>
          <table:table-cell office:value-type="float" office:value="46.65" calcext:value-type="float">
            <text:p>46.65</text:p>
          </table:table-cell>
          <table:table-cell table:formula="of:=([.B214]/[.B213])-1" office:value-type="float" office:value="0.00495476087893132" calcext:value-type="float">
            <text:p>0.0049547609</text:p>
          </table:table-cell>
          <table:table-cell/>
        </table:table-row>
        <table:table-row table:style-name="ro1">
          <table:table-cell office:value-type="string" calcext:value-type="string">
            <text:p>2010-11-05</text:p>
          </table:table-cell>
          <table:table-cell office:value-type="float" office:value="46.19" calcext:value-type="float">
            <text:p>46.19</text:p>
          </table:table-cell>
          <table:table-cell table:formula="of:=([.B215]/[.B214])-1" office:value-type="float" office:value="-0.00986066452304402" calcext:value-type="float">
            <text:p>-0.0098606645</text:p>
          </table:table-cell>
          <table:table-cell/>
        </table:table-row>
        <table:table-row table:style-name="ro1">
          <table:table-cell office:value-type="string" calcext:value-type="string">
            <text:p>2010-11-08</text:p>
          </table:table-cell>
          <table:table-cell office:value-type="float" office:value="45.8" calcext:value-type="float">
            <text:p>45.8</text:p>
          </table:table-cell>
          <table:table-cell table:formula="of:=([.B216]/[.B215])-1" office:value-type="float" office:value="-0.00844338601428884" calcext:value-type="float">
            <text:p>-0.008443386</text:p>
          </table:table-cell>
          <table:table-cell/>
        </table:table-row>
        <table:table-row table:style-name="ro1">
          <table:table-cell office:value-type="string" calcext:value-type="string">
            <text:p>2010-11-09</text:p>
          </table:table-cell>
          <table:table-cell office:value-type="float" office:value="45.55" calcext:value-type="float">
            <text:p>45.55</text:p>
          </table:table-cell>
          <table:table-cell table:formula="of:=([.B217]/[.B216])-1" office:value-type="float" office:value="-0.00545851528384278" calcext:value-type="float">
            <text:p>-0.0054585153</text:p>
          </table:table-cell>
          <table:table-cell/>
        </table:table-row>
        <table:table-row table:style-name="ro1">
          <table:table-cell office:value-type="string" calcext:value-type="string">
            <text:p>2010-11-10</text:p>
          </table:table-cell>
          <table:table-cell office:value-type="float" office:value="45.58" calcext:value-type="float">
            <text:p>45.58</text:p>
          </table:table-cell>
          <table:table-cell table:formula="of:=([.B218]/[.B217])-1" office:value-type="float" office:value="0.000658616904500642" calcext:value-type="float">
            <text:p>0.0006586169</text:p>
          </table:table-cell>
          <table:table-cell/>
        </table:table-row>
        <table:table-row table:style-name="ro1">
          <table:table-cell office:value-type="string" calcext:value-type="string">
            <text:p>2010-11-11</text:p>
          </table:table-cell>
          <table:table-cell office:value-type="float" office:value="45.31" calcext:value-type="float">
            <text:p>45.31</text:p>
          </table:table-cell>
          <table:table-cell table:formula="of:=([.B219]/[.B218])-1" office:value-type="float" office:value="-0.00592365072400169" calcext:value-type="float">
            <text:p>-0.0059236507</text:p>
          </table:table-cell>
          <table:table-cell/>
        </table:table-row>
        <table:table-row table:style-name="ro1">
          <table:table-cell office:value-type="string" calcext:value-type="string">
            <text:p>2010-11-12</text:p>
          </table:table-cell>
          <table:table-cell office:value-type="float" office:value="45.12" calcext:value-type="float">
            <text:p>45.12</text:p>
          </table:table-cell>
          <table:table-cell table:formula="of:=([.B220]/[.B219])-1" office:value-type="float" office:value="-0.00419333480467898" calcext:value-type="float">
            <text:p>-0.0041933348</text:p>
          </table:table-cell>
          <table:table-cell/>
        </table:table-row>
        <table:table-row table:style-name="ro1">
          <table:table-cell office:value-type="string" calcext:value-type="string">
            <text:p>2010-11-15</text:p>
          </table:table-cell>
          <table:table-cell office:value-type="float" office:value="45.18" calcext:value-type="float">
            <text:p>45.18</text:p>
          </table:table-cell>
          <table:table-cell table:formula="of:=([.B221]/[.B220])-1" office:value-type="float" office:value="0.00132978723404253" calcext:value-type="float">
            <text:p>0.0013297872</text:p>
          </table:table-cell>
          <table:table-cell/>
        </table:table-row>
        <table:table-row table:style-name="ro1">
          <table:table-cell office:value-type="string" calcext:value-type="string">
            <text:p>2010-11-16</text:p>
          </table:table-cell>
          <table:table-cell office:value-type="float" office:value="44.76" calcext:value-type="float">
            <text:p>44.76</text:p>
          </table:table-cell>
          <table:table-cell table:formula="of:=([.B222]/[.B221])-1" office:value-type="float" office:value="-0.00929614873837981" calcext:value-type="float">
            <text:p>-0.0092961487</text:p>
          </table:table-cell>
          <table:table-cell/>
        </table:table-row>
        <table:table-row table:style-name="ro1">
          <table:table-cell office:value-type="string" calcext:value-type="string">
            <text:p>2010-11-17</text:p>
          </table:table-cell>
          <table:table-cell office:value-type="float" office:value="44.79" calcext:value-type="float">
            <text:p>44.79</text:p>
          </table:table-cell>
          <table:table-cell table:formula="of:=([.B223]/[.B222])-1" office:value-type="float" office:value="0.000670241286863327" calcext:value-type="float">
            <text:p>0.0006702413</text:p>
          </table:table-cell>
          <table:table-cell/>
        </table:table-row>
        <table:table-row table:style-name="ro1">
          <table:table-cell office:value-type="string" calcext:value-type="string">
            <text:p>2010-11-18</text:p>
          </table:table-cell>
          <table:table-cell office:value-type="float" office:value="45.2" calcext:value-type="float">
            <text:p>45.2</text:p>
          </table:table-cell>
          <table:table-cell table:formula="of:=([.B224]/[.B223])-1" office:value-type="float" office:value="0.00915382897968309" calcext:value-type="float">
            <text:p>0.009153829</text:p>
          </table:table-cell>
          <table:table-cell/>
        </table:table-row>
        <table:table-row table:style-name="ro1">
          <table:table-cell office:value-type="string" calcext:value-type="string">
            <text:p>2010-11-19</text:p>
          </table:table-cell>
          <table:table-cell office:value-type="float" office:value="45.02" calcext:value-type="float">
            <text:p>45.02</text:p>
          </table:table-cell>
          <table:table-cell table:formula="of:=([.B225]/[.B224])-1" office:value-type="float" office:value="-0.00398230088495577" calcext:value-type="float">
            <text:p>-0.0039823009</text:p>
          </table:table-cell>
          <table:table-cell/>
        </table:table-row>
        <table:table-row table:style-name="ro1">
          <table:table-cell office:value-type="string" calcext:value-type="string">
            <text:p>2010-11-22</text:p>
          </table:table-cell>
          <table:table-cell office:value-type="float" office:value="45.65" calcext:value-type="float">
            <text:p>45.65</text:p>
          </table:table-cell>
          <table:table-cell table:formula="of:=([.B226]/[.B225])-1" office:value-type="float" office:value="0.0139937805419812" calcext:value-type="float">
            <text:p>0.0139937805</text:p>
          </table:table-cell>
          <table:table-cell/>
        </table:table-row>
        <table:table-row table:style-name="ro1">
          <table:table-cell office:value-type="string" calcext:value-type="string">
            <text:p>2010-11-23</text:p>
          </table:table-cell>
          <table:table-cell office:value-type="float" office:value="45.14" calcext:value-type="float">
            <text:p>45.14</text:p>
          </table:table-cell>
          <table:table-cell table:formula="of:=([.B227]/[.B226])-1" office:value-type="float" office:value="-0.0111719605695509" calcext:value-type="float">
            <text:p>-0.0111719606</text:p>
          </table:table-cell>
          <table:table-cell/>
        </table:table-row>
        <table:table-row table:style-name="ro1">
          <table:table-cell office:value-type="string" calcext:value-type="string">
            <text:p>2010-11-24</text:p>
          </table:table-cell>
          <table:table-cell office:value-type="float" office:value="45.54" calcext:value-type="float">
            <text:p>45.54</text:p>
          </table:table-cell>
          <table:table-cell table:formula="of:=([.B228]/[.B227])-1" office:value-type="float" office:value="0.00886132033673004" calcext:value-type="float">
            <text:p>0.0088613203</text:p>
          </table:table-cell>
          <table:table-cell/>
        </table:table-row>
        <table:table-row table:style-name="ro1">
          <table:table-cell office:value-type="string" calcext:value-type="string">
            <text:p>2010-11-26</text:p>
          </table:table-cell>
          <table:table-cell office:value-type="float" office:value="45.47" calcext:value-type="float">
            <text:p>45.47</text:p>
          </table:table-cell>
          <table:table-cell table:formula="of:=([.B229]/[.B228])-1" office:value-type="float" office:value="-0.00153711023276237" calcext:value-type="float">
            <text:p>-0.0015371102</text:p>
          </table:table-cell>
          <table:table-cell/>
        </table:table-row>
        <table:table-row table:style-name="ro1">
          <table:table-cell office:value-type="string" calcext:value-type="string">
            <text:p>2010-11-29</text:p>
          </table:table-cell>
          <table:table-cell office:value-type="float" office:value="45.41" calcext:value-type="float">
            <text:p>45.41</text:p>
          </table:table-cell>
          <table:table-cell table:formula="of:=([.B230]/[.B229])-1" office:value-type="float" office:value="-0.00131955135254014" calcext:value-type="float">
            <text:p>-0.0013195514</text:p>
          </table:table-cell>
          <table:table-cell/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45.28" calcext:value-type="float">
            <text:p>45.28</text:p>
          </table:table-cell>
          <table:table-cell table:formula="of:=([.B231]/[.B230])-1" office:value-type="float" office:value="-0.0028628055494383" calcext:value-type="float">
            <text:p>-0.0028628055</text:p>
          </table:table-cell>
          <table:table-cell/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45.65" calcext:value-type="float">
            <text:p>45.65</text:p>
          </table:table-cell>
          <table:table-cell table:formula="of:=([.B232]/[.B231])-1" office:value-type="float" office:value="0.00817137809187263" calcext:value-type="float">
            <text:p>0.0081713781</text:p>
          </table:table-cell>
          <table:table-cell/>
        </table:table-row>
        <table:table-row table:style-name="ro1">
          <table:table-cell office:value-type="string" calcext:value-type="string">
            <text:p>2010-12-02</text:p>
          </table:table-cell>
          <table:table-cell office:value-type="float" office:value="45.74" calcext:value-type="float">
            <text:p>45.74</text:p>
          </table:table-cell>
          <table:table-cell table:formula="of:=([.B233]/[.B232])-1" office:value-type="float" office:value="0.00197152245345023" calcext:value-type="float">
            <text:p>0.0019715225</text:p>
          </table:table-cell>
          <table:table-cell/>
        </table:table-row>
        <table:table-row table:style-name="ro1">
          <table:table-cell office:value-type="string" calcext:value-type="string">
            <text:p>2010-12-03</text:p>
          </table:table-cell>
          <table:table-cell office:value-type="float" office:value="45.78" calcext:value-type="float">
            <text:p>45.78</text:p>
          </table:table-cell>
          <table:table-cell table:formula="of:=([.B234]/[.B233])-1" office:value-type="float" office:value="0.000874508089199866" calcext:value-type="float">
            <text:p>0.0008745081</text:p>
          </table:table-cell>
          <table:table-cell/>
        </table:table-row>
        <table:table-row table:style-name="ro1">
          <table:table-cell office:value-type="string" calcext:value-type="string">
            <text:p>2010-12-06</text:p>
          </table:table-cell>
          <table:table-cell office:value-type="float" office:value="45.75" calcext:value-type="float">
            <text:p>45.75</text:p>
          </table:table-cell>
          <table:table-cell table:formula="of:=([.B235]/[.B234])-1" office:value-type="float" office:value="-0.000655307994757548" calcext:value-type="float">
            <text:p>-0.000655308</text:p>
          </table:table-cell>
          <table:table-cell/>
        </table:table-row>
        <table:table-row table:style-name="ro1">
          <table:table-cell office:value-type="string" calcext:value-type="string">
            <text:p>2010-12-07</text:p>
          </table:table-cell>
          <table:table-cell office:value-type="float" office:value="45.95" calcext:value-type="float">
            <text:p>45.95</text:p>
          </table:table-cell>
          <table:table-cell table:formula="of:=([.B236]/[.B235])-1" office:value-type="float" office:value="0.00437158469945365" calcext:value-type="float">
            <text:p>0.0043715847</text:p>
          </table:table-cell>
          <table:table-cell/>
        </table:table-row>
        <table:table-row table:style-name="ro1">
          <table:table-cell office:value-type="string" calcext:value-type="string">
            <text:p>2010-12-08</text:p>
          </table:table-cell>
          <table:table-cell office:value-type="float" office:value="46.18" calcext:value-type="float">
            <text:p>46.18</text:p>
          </table:table-cell>
          <table:table-cell table:formula="of:=([.B237]/[.B236])-1" office:value-type="float" office:value="0.00500544069640907" calcext:value-type="float">
            <text:p>0.0050054407</text:p>
          </table:table-cell>
          <table:table-cell/>
        </table:table-row>
        <table:table-row table:style-name="ro1">
          <table:table-cell office:value-type="string" calcext:value-type="string">
            <text:p>2010-12-09</text:p>
          </table:table-cell>
          <table:table-cell office:value-type="float" office:value="46.32" calcext:value-type="float">
            <text:p>46.32</text:p>
          </table:table-cell>
          <table:table-cell table:formula="of:=([.B238]/[.B237])-1" office:value-type="float" office:value="0.00303161541792996" calcext:value-type="float">
            <text:p>0.0030316154</text:p>
          </table:table-cell>
          <table:table-cell/>
        </table:table-row>
        <table:table-row table:style-name="ro1">
          <table:table-cell office:value-type="string" calcext:value-type="string">
            <text:p>2010-12-10</text:p>
          </table:table-cell>
          <table:table-cell office:value-type="float" office:value="46.77" calcext:value-type="float">
            <text:p>46.77</text:p>
          </table:table-cell>
          <table:table-cell table:formula="of:=([.B239]/[.B238])-1" office:value-type="float" office:value="0.00971502590673579" calcext:value-type="float">
            <text:p>0.0097150259</text:p>
          </table:table-cell>
          <table:table-cell/>
        </table:table-row>
        <table:table-row table:style-name="ro1">
          <table:table-cell office:value-type="string" calcext:value-type="string">
            <text:p>2010-12-13</text:p>
          </table:table-cell>
          <table:table-cell office:value-type="float" office:value="46.76" calcext:value-type="float">
            <text:p>46.76</text:p>
          </table:table-cell>
          <table:table-cell table:formula="of:=([.B240]/[.B239])-1" office:value-type="float" office:value="-0.000213812272824576" calcext:value-type="float">
            <text:p>-0.0002138123</text:p>
          </table:table-cell>
          <table:table-cell/>
        </table:table-row>
        <table:table-row table:style-name="ro1">
          <table:table-cell office:value-type="string" calcext:value-type="string">
            <text:p>2010-12-14</text:p>
          </table:table-cell>
          <table:table-cell office:value-type="float" office:value="47.18" calcext:value-type="float">
            <text:p>47.18</text:p>
          </table:table-cell>
          <table:table-cell table:formula="of:=([.B241]/[.B240])-1" office:value-type="float" office:value="0.00898203592814384" calcext:value-type="float">
            <text:p>0.0089820359</text:p>
          </table:table-cell>
          <table:table-cell/>
        </table:table-row>
        <table:table-row table:style-name="ro1">
          <table:table-cell office:value-type="string" calcext:value-type="string">
            <text:p>2010-12-15</text:p>
          </table:table-cell>
          <table:table-cell office:value-type="float" office:value="47.1" calcext:value-type="float">
            <text:p>47.1</text:p>
          </table:table-cell>
          <table:table-cell table:formula="of:=([.B242]/[.B241])-1" office:value-type="float" office:value="-0.00169563374311144" calcext:value-type="float">
            <text:p>-0.0016956337</text:p>
          </table:table-cell>
          <table:table-cell/>
        </table:table-row>
        <table:table-row table:style-name="ro1">
          <table:table-cell office:value-type="string" calcext:value-type="string">
            <text:p>2010-12-16</text:p>
          </table:table-cell>
          <table:table-cell office:value-type="float" office:value="47.5" calcext:value-type="float">
            <text:p>47.5</text:p>
          </table:table-cell>
          <table:table-cell table:formula="of:=([.B243]/[.B242])-1" office:value-type="float" office:value="0.00849256900212314" calcext:value-type="float">
            <text:p>0.008492569</text:p>
          </table:table-cell>
          <table:table-cell/>
        </table:table-row>
        <table:table-row table:style-name="ro1">
          <table:table-cell office:value-type="string" calcext:value-type="string">
            <text:p>2010-12-17</text:p>
          </table:table-cell>
          <table:table-cell office:value-type="float" office:value="47.6" calcext:value-type="float">
            <text:p>47.6</text:p>
          </table:table-cell>
          <table:table-cell table:formula="of:=([.B244]/[.B243])-1" office:value-type="float" office:value="0.00210526315789483" calcext:value-type="float">
            <text:p>0.0021052632</text:p>
          </table:table-cell>
          <table:table-cell/>
        </table:table-row>
        <table:table-row table:style-name="ro1">
          <table:table-cell office:value-type="string" calcext:value-type="string">
            <text:p>2010-12-20</text:p>
          </table:table-cell>
          <table:table-cell office:value-type="float" office:value="47.18" calcext:value-type="float">
            <text:p>47.18</text:p>
          </table:table-cell>
          <table:table-cell table:formula="of:=([.B245]/[.B244])-1" office:value-type="float" office:value="-0.00882352941176478" calcext:value-type="float">
            <text:p>-0.0088235294</text:p>
          </table:table-cell>
          <table:table-cell/>
        </table:table-row>
        <table:table-row table:style-name="ro1">
          <table:table-cell office:value-type="string" calcext:value-type="string">
            <text:p>2010-12-21</text:p>
          </table:table-cell>
          <table:table-cell office:value-type="float" office:value="46.97" calcext:value-type="float">
            <text:p>46.97</text:p>
          </table:table-cell>
          <table:table-cell table:formula="of:=([.B246]/[.B245])-1" office:value-type="float" office:value="-0.00445103857566764" calcext:value-type="float">
            <text:p>-0.0044510386</text:p>
          </table:table-cell>
          <table:table-cell/>
        </table:table-row>
        <table:table-row table:style-name="ro1">
          <table:table-cell office:value-type="string" calcext:value-type="string">
            <text:p>2010-12-22</text:p>
          </table:table-cell>
          <table:table-cell office:value-type="float" office:value="47.06" calcext:value-type="float">
            <text:p>47.06</text:p>
          </table:table-cell>
          <table:table-cell table:formula="of:=([.B247]/[.B246])-1" office:value-type="float" office:value="0.00191611667021507" calcext:value-type="float">
            <text:p>0.0019161167</text:p>
          </table:table-cell>
          <table:table-cell/>
        </table:table-row>
        <table:table-row table:style-name="ro1">
          <table:table-cell office:value-type="string" calcext:value-type="string">
            <text:p>2010-12-23</text:p>
          </table:table-cell>
          <table:table-cell office:value-type="float" office:value="47.04" calcext:value-type="float">
            <text:p>47.04</text:p>
          </table:table-cell>
          <table:table-cell table:formula="of:=([.B248]/[.B247])-1" office:value-type="float" office:value="-0.000424989375265694" calcext:value-type="float">
            <text:p>-0.0004249894</text:p>
          </table:table-cell>
          <table:table-cell/>
        </table:table-row>
        <table:table-row table:style-name="ro1">
          <table:table-cell office:value-type="string" calcext:value-type="string">
            <text:p>2010-12-27</text:p>
          </table:table-cell>
          <table:table-cell office:value-type="float" office:value="46.85" calcext:value-type="float">
            <text:p>46.85</text:p>
          </table:table-cell>
          <table:table-cell table:formula="of:=([.B249]/[.B248])-1" office:value-type="float" office:value="-0.00403911564625847" calcext:value-type="float">
            <text:p>-0.0040391156</text:p>
          </table:table-cell>
          <table:table-cell/>
        </table:table-row>
        <table:table-row table:style-name="ro1">
          <table:table-cell office:value-type="string" calcext:value-type="string">
            <text:p>2010-12-28</text:p>
          </table:table-cell>
          <table:table-cell office:value-type="float" office:value="46.88" calcext:value-type="float">
            <text:p>46.88</text:p>
          </table:table-cell>
          <table:table-cell table:formula="of:=([.B250]/[.B249])-1" office:value-type="float" office:value="0.000640341515474985" calcext:value-type="float">
            <text:p>0.0006403415</text:p>
          </table:table-cell>
          <table:table-cell/>
        </table:table-row>
        <table:table-row table:style-name="ro1">
          <table:table-cell office:value-type="string" calcext:value-type="string">
            <text:p>2010-12-29</text:p>
          </table:table-cell>
          <table:table-cell office:value-type="float" office:value="46.89" calcext:value-type="float">
            <text:p>46.89</text:p>
          </table:table-cell>
          <table:table-cell table:formula="of:=([.B251]/[.B250])-1" office:value-type="float" office:value="0.000213310580204684" calcext:value-type="float">
            <text:p>0.0002133106</text:p>
          </table:table-cell>
          <table:table-cell/>
        </table:table-row>
        <table:table-row table:style-name="ro1">
          <table:table-cell office:value-type="string" calcext:value-type="string">
            <text:p>2010-12-30</text:p>
          </table:table-cell>
          <table:table-cell office:value-type="float" office:value="46.73" calcext:value-type="float">
            <text:p>46.73</text:p>
          </table:table-cell>
          <table:table-cell table:formula="of:=([.B252]/[.B251])-1" office:value-type="float" office:value="-0.00341224141608032" calcext:value-type="float">
            <text:p>-0.0034122414</text:p>
          </table:table-cell>
          <table:table-cell/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46.81" calcext:value-type="float">
            <text:p>46.81</text:p>
          </table:table-cell>
          <table:table-cell table:formula="of:=([.B253]/[.B252])-1" office:value-type="float" office:value="0.00171196233682869" calcext:value-type="float">
            <text:p>0.0017119623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Av Daily Ret </text:p>
          </table:table-cell>
          <table:table-cell table:formula="of:=AVERAGE([.C2:.C253])" office:value-type="float" office:value="0.000760077953653486" calcext:value-type="float">
            <text:p>0.000760078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Cumm Ret</text:p>
          </table:table-cell>
          <table:table-cell table:formula="of:=([.B253]/[.B2])" office:value-type="float" office:value="1.19810596365498" calcext:value-type="float">
            <text:p>1.1981059637</text:p>
          </table:table-cell>
        </table:table-row>
      </table:table>
      <table:table table:name="Sheet4" table:style-name="ta1">
        <table:table-column table:style-name="co5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358752" calcext:value-type="float">
            <text:p>0.99358752</text:p>
          </table:table-cell>
          <table:table-cell office:value-type="float" office:value="1.00161675" calcext:value-type="float">
            <text:p>1.00161675</text:p>
          </table:table-cell>
          <table:table-cell office:value-type="float" office:value="0.99935249" calcext:value-type="float">
            <text:p>0.99935249</text:p>
          </table:table-cell>
          <table:table-cell office:value-type="float" office:value="1.00319995" calcext:value-type="float">
            <text:p>1.00319995</text:p>
          </table:table-cell>
          <table:table-cell office:value-type="float" office:value="1.00794408" calcext:value-type="float">
            <text:p>1.00794408</text:p>
          </table:table-cell>
        </table:table-row>
        <table:table-row table:style-name="ro1">
          <table:table-cell office:value-type="float" office:value="1.00290551" calcext:value-type="float">
            <text:p>1.00290551</text:p>
          </table:table-cell>
          <table:table-cell office:value-type="float" office:value="1.0072307" calcext:value-type="float">
            <text:p>1.0072307</text:p>
          </table:table-cell>
          <table:table-cell office:value-type="float" office:value="0.99764852" calcext:value-type="float">
            <text:p>0.99764852</text:p>
          </table:table-cell>
          <table:table-cell office:value-type="float" office:value="1.00212129" calcext:value-type="float">
            <text:p>1.00212129</text:p>
          </table:table-cell>
          <table:table-cell office:value-type="float" office:value="0.99546375" calcext:value-type="float">
            <text:p>0.99546375</text:p>
          </table:table-cell>
          <table:table-cell office:value-type="float" office:value="0.99755382" calcext:value-type="float">
            <text:p>0.99755382</text:p>
          </table:table-cell>
        </table:table-row>
        <table:table-row table:style-name="ro1">
          <table:table-cell office:value-type="float" office:value="0.98394097" calcext:value-type="float">
            <text:p>0.98394097</text:p>
          </table:table-cell>
          <table:table-cell office:value-type="float" office:value="0.9954756" calcext:value-type="float">
            <text:p>0.9954756</text:p>
          </table:table-cell>
          <table:table-cell office:value-type="float" office:value="1.01012123" calcext:value-type="float">
            <text:p>1.01012123</text:p>
          </table:table-cell>
          <table:table-cell office:value-type="float" office:value="1.00411956" calcext:value-type="float">
            <text:p>1.00411956</text:p>
          </table:table-cell>
          <table:table-cell office:value-type="float" office:value="1.0086225" calcext:value-type="float">
            <text:p>1.0086225</text:p>
          </table:table-cell>
          <table:table-cell office:value-type="float" office:value="0.98995168" calcext:value-type="float">
            <text:p>0.98995168</text:p>
          </table:table-cell>
        </table:table-row>
        <table:table-row table:style-name="ro1">
          <table:table-cell office:value-type="float" office:value="0.99681475" calcext:value-type="float">
            <text:p>0.99681475</text:p>
          </table:table-cell>
          <table:table-cell office:value-type="float" office:value="1.00685683" calcext:value-type="float">
            <text:p>1.00685683</text:p>
          </table:table-cell>
          <table:table-cell office:value-type="float" office:value="1.01760543" calcext:value-type="float">
            <text:p>1.01760543</text:p>
          </table:table-cell>
          <table:table-cell office:value-type="float" office:value="0.99692121" calcext:value-type="float">
            <text:p>0.99692121</text:p>
          </table:table-cell>
          <table:table-cell office:value-type="float" office:value="1.00441439" calcext:value-type="float">
            <text:p>1.00441439</text:p>
          </table:table-cell>
          <table:table-cell office:value-type="float" office:value="1.00155863" calcext:value-type="float">
            <text:p>1.00155863</text:p>
          </table:table-cell>
        </table:table-row>
        <table:table-row table:style-name="ro1">
          <table:table-cell office:value-type="float" office:value="1.007828" calcext:value-type="float">
            <text:p>1.007828</text:p>
          </table:table-cell>
          <table:table-cell office:value-type="float" office:value="1.00698434" calcext:value-type="float">
            <text:p>1.00698434</text:p>
          </table:table-cell>
          <table:table-cell office:value-type="float" office:value="1.00207565" calcext:value-type="float">
            <text:p>1.00207565</text:p>
          </table:table-cell>
          <table:table-cell office:value-type="float" office:value="0.99687359" calcext:value-type="float">
            <text:p>0.99687359</text:p>
          </table:table-cell>
          <table:table-cell office:value-type="float" office:value="1.00008738" calcext:value-type="float">
            <text:p>1.00008738</text:p>
          </table:table-cell>
          <table:table-cell office:value-type="float" office:value="1.00957823" calcext:value-type="float">
            <text:p>1.00957823</text:p>
          </table:table-cell>
        </table:table-row>
        <table:table-row table:style-name="ro1">
          <table:table-cell office:value-type="float" office:value="0.99930365" calcext:value-type="float">
            <text:p>0.99930365</text:p>
          </table:table-cell>
          <table:table-cell office:value-type="float" office:value="1.00570816" calcext:value-type="float">
            <text:p>1.00570816</text:p>
          </table:table-cell>
          <table:table-cell office:value-type="float" office:value="0.99792916" calcext:value-type="float">
            <text:p>0.99792916</text:p>
          </table:table-cell>
          <table:table-cell office:value-type="float" office:value="0.99393634" calcext:value-type="float">
            <text:p>0.99393634</text:p>
          </table:table-cell>
          <table:table-cell office:value-type="float" office:value="0.99119794" calcext:value-type="float">
            <text:p>0.99119794</text:p>
          </table:table-cell>
          <table:table-cell office:value-type="float" office:value="1.01213958" calcext:value-type="float">
            <text:p>1.01213958</text:p>
          </table:table-cell>
        </table:table-row>
        <table:table-row table:style-name="ro1">
          <table:table-cell office:value-type="float" office:value="0.99477046" calcext:value-type="float">
            <text:p>0.99477046</text:p>
          </table:table-cell>
          <table:table-cell office:value-type="float" office:value="1.00732789" calcext:value-type="float">
            <text:p>1.00732789</text:p>
          </table:table-cell>
          <table:table-cell office:value-type="float" office:value="1.00705679" calcext:value-type="float">
            <text:p>1.00705679</text:p>
          </table:table-cell>
          <table:table-cell office:value-type="float" office:value="1.00077506" calcext:value-type="float">
            <text:p>1.00077506</text:p>
          </table:table-cell>
          <table:table-cell office:value-type="float" office:value="1.00355513" calcext:value-type="float">
            <text:p>1.00355513</text:p>
          </table:table-cell>
          <table:table-cell office:value-type="float" office:value="1.0049542" calcext:value-type="float">
            <text:p>1.0049542</text:p>
          </table:table-cell>
        </table:table-row>
        <table:table-row table:style-name="ro1">
          <table:table-cell office:value-type="float" office:value="1.00242434" calcext:value-type="float">
            <text:p>1.00242434</text:p>
          </table:table-cell>
          <table:table-cell office:value-type="float" office:value="0.99505292" calcext:value-type="float">
            <text:p>0.99505292</text:p>
          </table:table-cell>
          <table:table-cell office:value-type="float" office:value="0.99915207" calcext:value-type="float">
            <text:p>0.99915207</text:p>
          </table:table-cell>
          <table:table-cell office:value-type="float" office:value="0.99592466" calcext:value-type="float">
            <text:p>0.99592466</text:p>
          </table:table-cell>
          <table:table-cell office:value-type="float" office:value="0.98161048" calcext:value-type="float">
            <text:p>0.98161048</text:p>
          </table:table-cell>
          <table:table-cell office:value-type="float" office:value="1.0092586" calcext:value-type="float">
            <text:p>1.0092586</text:p>
          </table:table-cell>
        </table:table-row>
        <table:table-row table:style-name="ro1">
          <table:table-cell office:value-type="float" office:value="1.00426428" calcext:value-type="float">
            <text:p>1.00426428</text:p>
          </table:table-cell>
          <table:table-cell office:value-type="float" office:value="0.98094276" calcext:value-type="float">
            <text:p>0.98094276</text:p>
          </table:table-cell>
          <table:table-cell office:value-type="float" office:value="0.97693557" calcext:value-type="float">
            <text:p>0.97693557</text:p>
          </table:table-cell>
          <table:table-cell office:value-type="float" office:value="1.01241282" calcext:value-type="float">
            <text:p>1.01241282</text:p>
          </table:table-cell>
          <table:table-cell office:value-type="float" office:value="0.99857957" calcext:value-type="float">
            <text:p>0.99857957</text:p>
          </table:table-cell>
          <table:table-cell office:value-type="float" office:value="1.0175902" calcext:value-type="float">
            <text:p>1.0175902</text:p>
          </table:table-cell>
        </table:table-row>
        <table:table-row table:style-name="ro1">
          <table:table-cell office:value-type="float" office:value="1.00130251" calcext:value-type="float">
            <text:p>1.00130251</text:p>
          </table:table-cell>
          <table:table-cell office:value-type="float" office:value="1.00145671" calcext:value-type="float">
            <text:p>1.00145671</text:p>
          </table:table-cell>
          <table:table-cell office:value-type="float" office:value="1.0039562" calcext:value-type="float">
            <text:p>1.0039562</text:p>
          </table:table-cell>
          <table:table-cell office:value-type="float" office:value="1.00986284" calcext:value-type="float">
            <text:p>1.00986284</text:p>
          </table:table-cell>
          <table:table-cell office:value-type="float" office:value="0.99632745" calcext:value-type="float">
            <text:p>0.99632745</text:p>
          </table:table-cell>
          <table:table-cell office:value-type="float" office:value="0.99912117" calcext:value-type="float">
            <text:p>0.99912117</text:p>
          </table:table-cell>
        </table:table-row>
        <table:table-row table:style-name="ro1">
          <table:table-cell office:value-type="float" office:value="1.00164225" calcext:value-type="float">
            <text:p>1.00164225</text:p>
          </table:table-cell>
          <table:table-cell office:value-type="float" office:value="1.00245916" calcext:value-type="float">
            <text:p>1.00245916</text:p>
          </table:table-cell>
          <table:table-cell office:value-type="float" office:value="0.99488975" calcext:value-type="float">
            <text:p>0.99488975</text:p>
          </table:table-cell>
          <table:table-cell office:value-type="float" office:value="0.99836286" calcext:value-type="float">
            <text:p>0.99836286</text:p>
          </table:table-cell>
          <table:table-cell office:value-type="float" office:value="1.00492125" calcext:value-type="float">
            <text:p>1.00492125</text:p>
          </table:table-cell>
          <table:table-cell office:value-type="float" office:value="0.99936287" calcext:value-type="float">
            <text:p>0.99936287</text:p>
          </table:table-cell>
        </table:table-row>
        <table:table-row table:style-name="ro1">
          <table:table-cell office:value-type="float" office:value="1.00177711" calcext:value-type="float">
            <text:p>1.00177711</text:p>
          </table:table-cell>
          <table:table-cell office:value-type="float" office:value="1.00009867" calcext:value-type="float">
            <text:p>1.00009867</text:p>
          </table:table-cell>
          <table:table-cell office:value-type="float" office:value="0.9902414" calcext:value-type="float">
            <text:p>0.9902414</text:p>
          </table:table-cell>
          <table:table-cell office:value-type="float" office:value="0.99438789" calcext:value-type="float">
            <text:p>0.99438789</text:p>
          </table:table-cell>
          <table:table-cell office:value-type="float" office:value="1.00525291" calcext:value-type="float">
            <text:p>1.00525291</text:p>
          </table:table-cell>
          <table:table-cell office:value-type="float" office:value="1.00164784" calcext:value-type="float">
            <text:p>1.00164784</text:p>
          </table:table-cell>
        </table:table-row>
        <table:table-row table:style-name="ro1">
          <table:table-cell office:value-type="float" office:value="0.99951875" calcext:value-type="float">
            <text:p>0.99951875</text:p>
          </table:table-cell>
          <table:table-cell office:value-type="float" office:value="1.00495626" calcext:value-type="float">
            <text:p>1.00495626</text:p>
          </table:table-cell>
          <table:table-cell office:value-type="float" office:value="1.00894946" calcext:value-type="float">
            <text:p>1.00894946</text:p>
          </table:table-cell>
          <table:table-cell office:value-type="float" office:value="1.01135664" calcext:value-type="float">
            <text:p>1.01135664</text:p>
          </table:table-cell>
          <table:table-cell office:value-type="float" office:value="1.01198181" calcext:value-type="float">
            <text:p>1.01198181</text:p>
          </table:table-cell>
          <table:table-cell office:value-type="float" office:value="1.00267654" calcext:value-type="float">
            <text:p>1.00267654</text:p>
          </table:table-cell>
        </table:table-row>
        <table:table-row table:style-name="ro1">
          <table:table-cell office:value-type="float" office:value="0.99852165" calcext:value-type="float">
            <text:p>0.99852165</text:p>
          </table:table-cell>
          <table:table-cell office:value-type="float" office:value="1.00820357" calcext:value-type="float">
            <text:p>1.00820357</text:p>
          </table:table-cell>
          <table:table-cell office:value-type="float" office:value="0.99679136" calcext:value-type="float">
            <text:p>0.99679136</text:p>
          </table:table-cell>
          <table:table-cell office:value-type="float" office:value="1.01217398" calcext:value-type="float">
            <text:p>1.01217398</text:p>
          </table:table-cell>
          <table:table-cell office:value-type="float" office:value="0.98814869" calcext:value-type="float">
            <text:p>0.98814869</text:p>
          </table:table-cell>
          <table:table-cell office:value-type="float" office:value="0.99770404" calcext:value-type="float">
            <text:p>0.99770404</text:p>
          </table:table-cell>
        </table:table-row>
        <table:table-row table:style-name="ro1">
          <table:table-cell office:value-type="float" office:value="0.99395197" calcext:value-type="float">
            <text:p>0.99395197</text:p>
          </table:table-cell>
          <table:table-cell office:value-type="float" office:value="0.98007296" calcext:value-type="float">
            <text:p>0.98007296</text:p>
          </table:table-cell>
          <table:table-cell office:value-type="float" office:value="1.00517368" calcext:value-type="float">
            <text:p>1.00517368</text:p>
          </table:table-cell>
          <table:table-cell office:value-type="float" office:value="1.00798335" calcext:value-type="float">
            <text:p>1.00798335</text:p>
          </table:table-cell>
          <table:table-cell office:value-type="float" office:value="1.00392362" calcext:value-type="float">
            <text:p>1.00392362</text:p>
          </table:table-cell>
          <table:table-cell office:value-type="float" office:value="0.98957263" calcext:value-type="float">
            <text:p>0.98957263</text:p>
          </table:table-cell>
        </table:table-row>
        <table:table-row table:style-name="ro1">
          <table:table-cell office:value-type="float" office:value="0.99919485" calcext:value-type="float">
            <text:p>0.99919485</text:p>
          </table:table-cell>
          <table:table-cell office:value-type="float" office:value="0.98993494" calcext:value-type="float">
            <text:p>0.98993494</text:p>
          </table:table-cell>
          <table:table-cell office:value-type="float" office:value="0.98928196" calcext:value-type="float">
            <text:p>0.98928196</text:p>
          </table:table-cell>
          <table:table-cell office:value-type="float" office:value="1.00207678" calcext:value-type="float">
            <text:p>1.00207678</text:p>
          </table:table-cell>
          <table:table-cell office:value-type="float" office:value="1.01013311" calcext:value-type="float">
            <text:p>1.01013311</text:p>
          </table:table-cell>
          <table:table-cell office:value-type="float" office:value="1.00234467" calcext:value-type="float">
            <text:p>1.00234467</text:p>
          </table:table-cell>
        </table:table-row>
        <table:table-row table:style-name="ro1">
          <table:table-cell office:value-type="float" office:value="0.99696954" calcext:value-type="float">
            <text:p>0.99696954</text:p>
          </table:table-cell>
          <table:table-cell office:value-type="float" office:value="0.9977383" calcext:value-type="float">
            <text:p>0.9977383</text:p>
          </table:table-cell>
          <table:table-cell office:value-type="float" office:value="1.00094845" calcext:value-type="float">
            <text:p>1.00094845</text:p>
          </table:table-cell>
          <table:table-cell office:value-type="float" office:value="1.00714974" calcext:value-type="float">
            <text:p>1.00714974</text:p>
          </table:table-cell>
          <table:table-cell office:value-type="float" office:value="0.99797707" calcext:value-type="float">
            <text:p>0.99797707</text:p>
          </table:table-cell>
          <table:table-cell office:value-type="float" office:value="1.0074481" calcext:value-type="float">
            <text:p>1.0074481</text:p>
          </table:table-cell>
        </table:table-row>
        <table:table-row table:style-name="ro1">
          <table:table-cell office:value-type="float" office:value="1.01423397" calcext:value-type="float">
            <text:p>1.01423397</text:p>
          </table:table-cell>
          <table:table-cell office:value-type="float" office:value="0.99459277" calcext:value-type="float">
            <text:p>0.99459277</text:p>
          </table:table-cell>
          <table:table-cell office:value-type="float" office:value="0.99788131" calcext:value-type="float">
            <text:p>0.99788131</text:p>
          </table:table-cell>
          <table:table-cell office:value-type="float" office:value="0.99849533" calcext:value-type="float">
            <text:p>0.99849533</text:p>
          </table:table-cell>
          <table:table-cell office:value-type="float" office:value="0.99218788" calcext:value-type="float">
            <text:p>0.99218788</text:p>
          </table:table-cell>
          <table:table-cell office:value-type="float" office:value="0.99202612" calcext:value-type="float">
            <text:p>0.99202612</text:p>
          </table:table-cell>
        </table:table-row>
        <table:table-row table:style-name="ro1">
          <table:table-cell office:value-type="float" office:value="1.00052878" calcext:value-type="float">
            <text:p>1.00052878</text:p>
          </table:table-cell>
          <table:table-cell office:value-type="float" office:value="1.00214335" calcext:value-type="float">
            <text:p>1.00214335</text:p>
          </table:table-cell>
          <table:table-cell office:value-type="float" office:value="0.98629809" calcext:value-type="float">
            <text:p>0.98629809</text:p>
          </table:table-cell>
          <table:table-cell office:value-type="float" office:value="0.99553962" calcext:value-type="float">
            <text:p>0.99553962</text:p>
          </table:table-cell>
          <table:table-cell office:value-type="float" office:value="1.01248589" calcext:value-type="float">
            <text:p>1.01248589</text:p>
          </table:table-cell>
          <table:table-cell office:value-type="float" office:value="0.99007164" calcext:value-type="float">
            <text:p>0.99007164</text:p>
          </table:table-cell>
        </table:table-row>
        <table:table-row table:style-name="ro1">
          <table:table-cell office:value-type="float" office:value="0.99909812" calcext:value-type="float">
            <text:p>0.99909812</text:p>
          </table:table-cell>
          <table:table-cell office:value-type="float" office:value="0.99605461" calcext:value-type="float">
            <text:p>0.99605461</text:p>
          </table:table-cell>
          <table:table-cell office:value-type="float" office:value="0.99581849" calcext:value-type="float">
            <text:p>0.99581849</text:p>
          </table:table-cell>
          <table:table-cell office:value-type="float" office:value="1.01678466" calcext:value-type="float">
            <text:p>1.01678466</text:p>
          </table:table-cell>
          <table:table-cell office:value-type="float" office:value="0.99543104" calcext:value-type="float">
            <text:p>0.99543104</text:p>
          </table:table-cell>
          <table:table-cell office:value-type="float" office:value="1.00019928" calcext:value-type="float">
            <text:p>1.00019928</text:p>
          </table:table-cell>
        </table:table-row>
        <table:table-row table:style-name="ro1">
          <table:table-cell office:value-type="float" office:value="0.98426123" calcext:value-type="float">
            <text:p>0.98426123</text:p>
          </table:table-cell>
          <table:table-cell office:value-type="float" office:value="1.00851353" calcext:value-type="float">
            <text:p>1.00851353</text:p>
          </table:table-cell>
          <table:table-cell office:value-type="float" office:value="1.00965317" calcext:value-type="float">
            <text:p>1.00965317</text:p>
          </table:table-cell>
          <table:table-cell office:value-type="float" office:value="1.00269022" calcext:value-type="float">
            <text:p>1.00269022</text:p>
          </table:table-cell>
          <table:table-cell office:value-type="float" office:value="1.00154405" calcext:value-type="float">
            <text:p>1.00154405</text:p>
          </table:table-cell>
          <table:table-cell office:value-type="float" office:value="1.007663" calcext:value-type="float">
            <text:p>1.007663</text:p>
          </table:table-cell>
        </table:table-row>
        <table:table-row table:style-name="ro1">
          <table:table-cell office:value-type="float" office:value="1.01364273" calcext:value-type="float">
            <text:p>1.01364273</text:p>
          </table:table-cell>
          <table:table-cell office:value-type="float" office:value="1.00605938" calcext:value-type="float">
            <text:p>1.00605938</text:p>
          </table:table-cell>
          <table:table-cell office:value-type="float" office:value="1.00877109" calcext:value-type="float">
            <text:p>1.00877109</text:p>
          </table:table-cell>
          <table:table-cell office:value-type="float" office:value="1.00591198" calcext:value-type="float">
            <text:p>1.00591198</text:p>
          </table:table-cell>
          <table:table-cell office:value-type="float" office:value="0.99594712" calcext:value-type="float">
            <text:p>0.99594712</text:p>
          </table:table-cell>
          <table:table-cell office:value-type="float" office:value="1.00280477" calcext:value-type="float">
            <text:p>1.00280477</text:p>
          </table:table-cell>
        </table:table-row>
        <table:table-row table:style-name="ro1">
          <table:table-cell office:value-type="float" office:value="1.00987504" calcext:value-type="float">
            <text:p>1.00987504</text:p>
          </table:table-cell>
          <table:table-cell office:value-type="float" office:value="1.00015705" calcext:value-type="float">
            <text:p>1.00015705</text:p>
          </table:table-cell>
          <table:table-cell office:value-type="float" office:value="1.01155987" calcext:value-type="float">
            <text:p>1.01155987</text:p>
          </table:table-cell>
          <table:table-cell office:value-type="float" office:value="1.01241697" calcext:value-type="float">
            <text:p>1.01241697</text:p>
          </table:table-cell>
          <table:table-cell office:value-type="float" office:value="1.00075949" calcext:value-type="float">
            <text:p>1.00075949</text:p>
          </table:table-cell>
          <table:table-cell office:value-type="float" office:value="1.01339826" calcext:value-type="float">
            <text:p>1.01339826</text:p>
          </table:table-cell>
        </table:table-row>
        <table:table-row table:style-name="ro1">
          <table:table-cell office:value-type="float" office:value="1.00148091" calcext:value-type="float">
            <text:p>1.00148091</text:p>
          </table:table-cell>
          <table:table-cell office:value-type="float" office:value="1.01000706" calcext:value-type="float">
            <text:p>1.01000706</text:p>
          </table:table-cell>
          <table:table-cell office:value-type="float" office:value="1.00689104" calcext:value-type="float">
            <text:p>1.00689104</text:p>
          </table:table-cell>
          <table:table-cell office:value-type="float" office:value="1.00555897" calcext:value-type="float">
            <text:p>1.00555897</text:p>
          </table:table-cell>
          <table:table-cell office:value-type="float" office:value="0.9852756" calcext:value-type="float">
            <text:p>0.9852756</text:p>
          </table:table-cell>
          <table:table-cell office:value-type="float" office:value="0.99510892" calcext:value-type="float">
            <text:p>0.99510892</text:p>
          </table:table-cell>
        </table:table-row>
        <table:table-row table:style-name="ro1">
          <table:table-cell office:value-type="float" office:value="0.99699883" calcext:value-type="float">
            <text:p>0.99699883</text:p>
          </table:table-cell>
          <table:table-cell office:value-type="float" office:value="1.00451366" calcext:value-type="float">
            <text:p>1.00451366</text:p>
          </table:table-cell>
          <table:table-cell office:value-type="float" office:value="0.99730667" calcext:value-type="float">
            <text:p>0.99730667</text:p>
          </table:table-cell>
          <table:table-cell office:value-type="float" office:value="1.00336742" calcext:value-type="float">
            <text:p>1.00336742</text:p>
          </table:table-cell>
          <table:table-cell office:value-type="float" office:value="0.97242792" calcext:value-type="float">
            <text:p>0.97242792</text:p>
          </table:table-cell>
          <table:table-cell office:value-type="float" office:value="1.00143779" calcext:value-type="float">
            <text:p>1.00143779</text:p>
          </table:table-cell>
        </table:table-row>
        <table:table-row table:style-name="ro1">
          <table:table-cell office:value-type="float" office:value="0.97907455" calcext:value-type="float">
            <text:p>0.97907455</text:p>
          </table:table-cell>
          <table:table-cell office:value-type="float" office:value="1.0312363" calcext:value-type="float">
            <text:p>1.0312363</text:p>
          </table:table-cell>
          <table:table-cell office:value-type="float" office:value="0.99431737" calcext:value-type="float">
            <text:p>0.99431737</text:p>
          </table:table-cell>
          <table:table-cell office:value-type="float" office:value="1.01265232" calcext:value-type="float">
            <text:p>1.01265232</text:p>
          </table:table-cell>
          <table:table-cell office:value-type="float" office:value="1.00287298" calcext:value-type="float">
            <text:p>1.00287298</text:p>
          </table:table-cell>
          <table:table-cell office:value-type="float" office:value="1.0174654" calcext:value-type="float">
            <text:p>1.0174654</text:p>
          </table:table-cell>
        </table:table-row>
        <table:table-row table:style-name="ro1">
          <table:table-cell office:value-type="float" office:value="0.99975152" calcext:value-type="float">
            <text:p>0.99975152</text:p>
          </table:table-cell>
          <table:table-cell office:value-type="float" office:value="1.00292083" calcext:value-type="float">
            <text:p>1.00292083</text:p>
          </table:table-cell>
          <table:table-cell office:value-type="float" office:value="0.98376687" calcext:value-type="float">
            <text:p>0.98376687</text:p>
          </table:table-cell>
          <table:table-cell office:value-type="float" office:value="0.99083032" calcext:value-type="float">
            <text:p>0.99083032</text:p>
          </table:table-cell>
          <table:table-cell office:value-type="float" office:value="1.01186338" calcext:value-type="float">
            <text:p>1.01186338</text:p>
          </table:table-cell>
          <table:table-cell office:value-type="float" office:value="1.01418682" calcext:value-type="float">
            <text:p>1.01418682</text:p>
          </table:table-cell>
        </table:table-row>
        <table:table-row table:style-name="ro1">
          <table:table-cell office:value-type="float" office:value="0.98887624" calcext:value-type="float">
            <text:p>0.98887624</text:p>
          </table:table-cell>
          <table:table-cell office:value-type="float" office:value="0.9942431" calcext:value-type="float">
            <text:p>0.9942431</text:p>
          </table:table-cell>
          <table:table-cell office:value-type="float" office:value="1.02481395" calcext:value-type="float">
            <text:p>1.02481395</text:p>
          </table:table-cell>
          <table:table-cell office:value-type="float" office:value="1.00268434" calcext:value-type="float">
            <text:p>1.00268434</text:p>
          </table:table-cell>
          <table:table-cell office:value-type="float" office:value="1.01142436" calcext:value-type="float">
            <text:p>1.01142436</text:p>
          </table:table-cell>
          <table:table-cell office:value-type="float" office:value="0.99192845" calcext:value-type="float">
            <text:p>0.99192845</text:p>
          </table:table-cell>
        </table:table-row>
        <table:table-row table:style-name="ro1">
          <table:table-cell office:value-type="float" office:value="0.99495144" calcext:value-type="float">
            <text:p>0.99495144</text:p>
          </table:table-cell>
          <table:table-cell office:value-type="float" office:value="1.00109425" calcext:value-type="float">
            <text:p>1.00109425</text:p>
          </table:table-cell>
          <table:table-cell office:value-type="float" office:value="1.00259075" calcext:value-type="float">
            <text:p>1.00259075</text:p>
          </table:table-cell>
          <table:table-cell office:value-type="float" office:value="0.99871372" calcext:value-type="float">
            <text:p>0.99871372</text:p>
          </table:table-cell>
          <table:table-cell office:value-type="float" office:value="1.00864947" calcext:value-type="float">
            <text:p>1.00864947</text:p>
          </table:table-cell>
          <table:table-cell office:value-type="float" office:value="0.98564145" calcext:value-type="float">
            <text:p>0.98564145</text:p>
          </table:table-cell>
        </table:table-row>
        <table:table-row table:style-name="ro1">
          <table:table-cell office:value-type="float" office:value="0.9960251" calcext:value-type="float">
            <text:p>0.9960251</text:p>
          </table:table-cell>
          <table:table-cell office:value-type="float" office:value="1.00864723" calcext:value-type="float">
            <text:p>1.00864723</text:p>
          </table:table-cell>
          <table:table-cell office:value-type="float" office:value="1.00463415" calcext:value-type="float">
            <text:p>1.00463415</text:p>
          </table:table-cell>
          <table:table-cell office:value-type="float" office:value="1.00119541" calcext:value-type="float">
            <text:p>1.00119541</text:p>
          </table:table-cell>
          <table:table-cell office:value-type="float" office:value="1.01288404" calcext:value-type="float">
            <text:p>1.01288404</text:p>
          </table:table-cell>
          <table:table-cell office:value-type="float" office:value="1.00265044" calcext:value-type="float">
            <text:p>1.00265044</text:p>
          </table:table-cell>
        </table:table-row>
        <table:table-row table:style-name="ro1">
          <table:table-cell office:value-type="float" office:value="1.00830167" calcext:value-type="float">
            <text:p>1.00830167</text:p>
          </table:table-cell>
          <table:table-cell office:value-type="float" office:value="0.98824092" calcext:value-type="float">
            <text:p>0.98824092</text:p>
          </table:table-cell>
          <table:table-cell office:value-type="float" office:value="0.97194132" calcext:value-type="float">
            <text:p>0.97194132</text:p>
          </table:table-cell>
          <table:table-cell office:value-type="float" office:value="0.98078962" calcext:value-type="float">
            <text:p>0.98078962</text:p>
          </table:table-cell>
          <table:table-cell office:value-type="float" office:value="1.00028081" calcext:value-type="float">
            <text:p>1.00028081</text:p>
          </table:table-cell>
          <table:table-cell office:value-type="float" office:value="1.00717189" calcext:value-type="float">
            <text:p>1.00717189</text:p>
          </table:table-cell>
        </table:table-row>
        <table:table-row table:style-name="ro1">
          <table:table-cell office:value-type="float" office:value="0.9844588" calcext:value-type="float">
            <text:p>0.9844588</text:p>
          </table:table-cell>
          <table:table-cell office:value-type="float" office:value="1.00230988" calcext:value-type="float">
            <text:p>1.00230988</text:p>
          </table:table-cell>
          <table:table-cell office:value-type="float" office:value="0.98808241" calcext:value-type="float">
            <text:p>0.98808241</text:p>
          </table:table-cell>
          <table:table-cell office:value-type="float" office:value="0.99619855" calcext:value-type="float">
            <text:p>0.99619855</text:p>
          </table:table-cell>
          <table:table-cell office:value-type="float" office:value="0.99423376" calcext:value-type="float">
            <text:p>0.99423376</text:p>
          </table:table-cell>
          <table:table-cell office:value-type="float" office:value="1.01385499" calcext:value-type="float">
            <text:p>1.01385499</text:p>
          </table:table-cell>
        </table:table-row>
        <table:table-row table:style-name="ro1">
          <table:table-cell office:value-type="float" office:value="1.00149339" calcext:value-type="float">
            <text:p>1.00149339</text:p>
          </table:table-cell>
          <table:table-cell office:value-type="float" office:value="0.9878207" calcext:value-type="float">
            <text:p>0.9878207</text:p>
          </table:table-cell>
          <table:table-cell office:value-type="float" office:value="1.03825507" calcext:value-type="float">
            <text:p>1.03825507</text:p>
          </table:table-cell>
          <table:table-cell office:value-type="float" office:value="1.00891608" calcext:value-type="float">
            <text:p>1.00891608</text:p>
          </table:table-cell>
          <table:table-cell office:value-type="float" office:value="1.00707068" calcext:value-type="float">
            <text:p>1.00707068</text:p>
          </table:table-cell>
          <table:table-cell office:value-type="float" office:value="1.00180467" calcext:value-type="float">
            <text:p>1.00180467</text:p>
          </table:table-cell>
        </table:table-row>
        <table:table-row table:style-name="ro1">
          <table:table-cell office:value-type="float" office:value="1.02057271" calcext:value-type="float">
            <text:p>1.02057271</text:p>
          </table:table-cell>
          <table:table-cell office:value-type="float" office:value="0.9945499" calcext:value-type="float">
            <text:p>0.9945499</text:p>
          </table:table-cell>
          <table:table-cell office:value-type="float" office:value="1.00387574" calcext:value-type="float">
            <text:p>1.00387574</text:p>
          </table:table-cell>
          <table:table-cell office:value-type="float" office:value="0.97159398" calcext:value-type="float">
            <text:p>0.97159398</text:p>
          </table:table-cell>
          <table:table-cell office:value-type="float" office:value="0.99215205" calcext:value-type="float">
            <text:p>0.99215205</text:p>
          </table:table-cell>
          <table:table-cell office:value-type="float" office:value="1.00556167" calcext:value-type="float">
            <text:p>1.00556167</text:p>
          </table:table-cell>
        </table:table-row>
        <table:table-row table:style-name="ro1">
          <table:table-cell office:value-type="float" office:value="1.01700302" calcext:value-type="float">
            <text:p>1.01700302</text:p>
          </table:table-cell>
          <table:table-cell office:value-type="float" office:value="1.00164669" calcext:value-type="float">
            <text:p>1.00164669</text:p>
          </table:table-cell>
          <table:table-cell office:value-type="float" office:value="1.01132345" calcext:value-type="float">
            <text:p>1.01132345</text:p>
          </table:table-cell>
          <table:table-cell office:value-type="float" office:value="1.01121645" calcext:value-type="float">
            <text:p>1.01121645</text:p>
          </table:table-cell>
          <table:table-cell office:value-type="float" office:value="0.99944677" calcext:value-type="float">
            <text:p>0.99944677</text:p>
          </table:table-cell>
          <table:table-cell office:value-type="float" office:value="0.98612654" calcext:value-type="float">
            <text:p>0.98612654</text:p>
          </table:table-cell>
        </table:table-row>
        <table:table-row table:style-name="ro1">
          <table:table-cell office:value-type="float" office:value="0.98640471" calcext:value-type="float">
            <text:p>0.98640471</text:p>
          </table:table-cell>
          <table:table-cell office:value-type="float" office:value="1.00870635" calcext:value-type="float">
            <text:p>1.00870635</text:p>
          </table:table-cell>
          <table:table-cell office:value-type="float" office:value="1.01583685" calcext:value-type="float">
            <text:p>1.01583685</text:p>
          </table:table-cell>
          <table:table-cell office:value-type="float" office:value="0.99430501" calcext:value-type="float">
            <text:p>0.99430501</text:p>
          </table:table-cell>
          <table:table-cell office:value-type="float" office:value="1.0112723" calcext:value-type="float">
            <text:p>1.0112723</text:p>
          </table:table-cell>
          <table:table-cell office:value-type="float" office:value="1.00540946" calcext:value-type="float">
            <text:p>1.00540946</text:p>
          </table:table-cell>
        </table:table-row>
        <table:table-row table:style-name="ro1">
          <table:table-cell office:value-type="float" office:value="0.97992738" calcext:value-type="float">
            <text:p>0.97992738</text:p>
          </table:table-cell>
          <table:table-cell office:value-type="float" office:value="0.99102554" calcext:value-type="float">
            <text:p>0.99102554</text:p>
          </table:table-cell>
          <table:table-cell office:value-type="float" office:value="1.00859139" calcext:value-type="float">
            <text:p>1.00859139</text:p>
          </table:table-cell>
          <table:table-cell office:value-type="float" office:value="0.99075798" calcext:value-type="float">
            <text:p>0.99075798</text:p>
          </table:table-cell>
          <table:table-cell office:value-type="float" office:value="1.01079931" calcext:value-type="float">
            <text:p>1.01079931</text:p>
          </table:table-cell>
          <table:table-cell office:value-type="float" office:value="0.98941892" calcext:value-type="float">
            <text:p>0.98941892</text:p>
          </table:table-cell>
        </table:table-row>
        <table:table-row table:style-name="ro1">
          <table:table-cell office:value-type="float" office:value="0.98107242" calcext:value-type="float">
            <text:p>0.98107242</text:p>
          </table:table-cell>
          <table:table-cell office:value-type="float" office:value="0.99873105" calcext:value-type="float">
            <text:p>0.99873105</text:p>
          </table:table-cell>
          <table:table-cell office:value-type="float" office:value="0.9812986" calcext:value-type="float">
            <text:p>0.9812986</text:p>
          </table:table-cell>
          <table:table-cell office:value-type="float" office:value="1.01025505" calcext:value-type="float">
            <text:p>1.01025505</text:p>
          </table:table-cell>
          <table:table-cell office:value-type="float" office:value="0.98491739" calcext:value-type="float">
            <text:p>0.98491739</text:p>
          </table:table-cell>
          <table:table-cell office:value-type="float" office:value="0.99097716" calcext:value-type="float">
            <text:p>0.99097716</text:p>
          </table:table-cell>
        </table:table-row>
        <table:table-row table:style-name="ro1">
          <table:table-cell office:value-type="float" office:value="1.02697483" calcext:value-type="float">
            <text:p>1.02697483</text:p>
          </table:table-cell>
          <table:table-cell office:value-type="float" office:value="1.00036726" calcext:value-type="float">
            <text:p>1.00036726</text:p>
          </table:table-cell>
          <table:table-cell office:value-type="float" office:value="1.02655816" calcext:value-type="float">
            <text:p>1.02655816</text:p>
          </table:table-cell>
          <table:table-cell office:value-type="float" office:value="1.00319396" calcext:value-type="float">
            <text:p>1.00319396</text:p>
          </table:table-cell>
          <table:table-cell office:value-type="float" office:value="1.00227059" calcext:value-type="float">
            <text:p>1.00227059</text:p>
          </table:table-cell>
          <table:table-cell office:value-type="float" office:value="0.99917349" calcext:value-type="float">
            <text:p>0.99917349</text:p>
          </table:table-cell>
        </table:table-row>
        <table:table-row table:style-name="ro1">
          <table:table-cell office:value-type="float" office:value="1.00087249" calcext:value-type="float">
            <text:p>1.00087249</text:p>
          </table:table-cell>
          <table:table-cell office:value-type="float" office:value="1.00165636" calcext:value-type="float">
            <text:p>1.00165636</text:p>
          </table:table-cell>
          <table:table-cell office:value-type="float" office:value="0.99054398" calcext:value-type="float">
            <text:p>0.99054398</text:p>
          </table:table-cell>
          <table:table-cell office:value-type="float" office:value="1.00772007" calcext:value-type="float">
            <text:p>1.00772007</text:p>
          </table:table-cell>
          <table:table-cell office:value-type="float" office:value="0.98442533" calcext:value-type="float">
            <text:p>0.98442533</text:p>
          </table:table-cell>
          <table:table-cell office:value-type="float" office:value="0.98936934" calcext:value-type="float">
            <text:p>0.98936934</text:p>
          </table:table-cell>
        </table:table-row>
        <table:table-row table:style-name="ro1">
          <table:table-cell office:value-type="float" office:value="0.97438108" calcext:value-type="float">
            <text:p>0.97438108</text:p>
          </table:table-cell>
          <table:table-cell office:value-type="float" office:value="0.99871261" calcext:value-type="float">
            <text:p>0.99871261</text:p>
          </table:table-cell>
          <table:table-cell office:value-type="float" office:value="1.01014051" calcext:value-type="float">
            <text:p>1.01014051</text:p>
          </table:table-cell>
          <table:table-cell office:value-type="float" office:value="0.99875079" calcext:value-type="float">
            <text:p>0.99875079</text:p>
          </table:table-cell>
          <table:table-cell office:value-type="float" office:value="1.02602894" calcext:value-type="float">
            <text:p>1.02602894</text:p>
          </table:table-cell>
          <table:table-cell office:value-type="float" office:value="1.00369987" calcext:value-type="float">
            <text:p>1.00369987</text:p>
          </table:table-cell>
        </table:table-row>
        <table:table-row table:style-name="ro1">
          <table:table-cell office:value-type="float" office:value="1.00208681" calcext:value-type="float">
            <text:p>1.00208681</text:p>
          </table:table-cell>
          <table:table-cell office:value-type="float" office:value="1.00769011" calcext:value-type="float">
            <text:p>1.00769011</text:p>
          </table:table-cell>
          <table:table-cell office:value-type="float" office:value="0.99972812" calcext:value-type="float">
            <text:p>0.99972812</text:p>
          </table:table-cell>
          <table:table-cell office:value-type="float" office:value="0.98357612" calcext:value-type="float">
            <text:p>0.98357612</text:p>
          </table:table-cell>
          <table:table-cell office:value-type="float" office:value="1.00322737" calcext:value-type="float">
            <text:p>1.00322737</text:p>
          </table:table-cell>
          <table:table-cell office:value-type="float" office:value="1.00307603" calcext:value-type="float">
            <text:p>1.00307603</text:p>
          </table:table-cell>
        </table:table-row>
      </table:table>
      <table:named-expressions/>
      <table:database-ranges>
        <table:database-range table:name="__Anonymous_Sheet_DB__1" table:target-range-address="Sheet2.A2:Sheet2.E25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2:Sheet3.B2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9:27:49.045802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6T20:19:46.405599377</dc:date>
    <meta:generator>LibreOffice/4.2.6.3$Linux_X86_64 LibreOffice_project/420m0$Build-3</meta:generator>
    <meta:editing-duration>P0D</meta:editing-duration>
    <meta:editing-cycles>1</meta:editing-cycles>
    <meta:document-statistic meta:table-count="4" meta:cell-count="5416" meta:object-count="0"/>
  </office:meta>
</office:document-meta>
</file>